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1409in" svg:height="9.8992in" svg:x="4.4236in" svg:y="0.0445in">
            <draw:object draw:notify-on-update-of-ranges="Sheet1.D2:Sheet1.D1809 Sheet1.E2:Sheet1.E18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7360.07313" calcext:value-type="float">
            <text:p>1456447360.07313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7360.0871" calcext:value-type="float">
            <text:p>1456447360.0871</text:p>
          </table:table-cell>
          <table:table-cell office:value-type="float" office:value="1120" calcext:value-type="float">
            <text:p>1120</text:p>
          </table:table-cell>
          <table:table-cell table:formula="of:=[.B3]-[.B$2]" office:value-type="float" office:value="0.0139689445495605" calcext:value-type="float">
            <text:p>0.0139689445</text:p>
          </table:table-cell>
          <table:table-cell table:formula="of:=[.C3]/([.D3]-[.D2])" office:value-type="float" office:value="80177.8542413381" calcext:value-type="float">
            <text:p>80177.8542413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7360.10126" calcext:value-type="float">
            <text:p>1456447360.10126</text:p>
          </table:table-cell>
          <table:table-cell office:value-type="float" office:value="1120" calcext:value-type="float">
            <text:p>1120</text:p>
          </table:table-cell>
          <table:table-cell table:formula="of:=[.B4]-[.B$2]" office:value-type="float" office:value="0.0281305313110352" calcext:value-type="float">
            <text:p>0.0281305313</text:p>
          </table:table-cell>
          <table:table-cell table:formula="of:=[.C4]/([.D4]-[.D3])" office:value-type="float" office:value="79087.1827334254" calcext:value-type="float">
            <text:p>79087.1827334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7360.11858" calcext:value-type="float">
            <text:p>1456447360.11858</text:p>
          </table:table-cell>
          <table:table-cell office:value-type="float" office:value="1120" calcext:value-type="float">
            <text:p>1120</text:p>
          </table:table-cell>
          <table:table-cell table:formula="of:=[.B5]-[.B$2]" office:value-type="float" office:value="0.0454428195953369" calcext:value-type="float">
            <text:p>0.0454428196</text:p>
          </table:table-cell>
          <table:table-cell table:formula="of:=[.C5]/([.D5]-[.D4])" office:value-type="float" office:value="64693.9319405616" calcext:value-type="float">
            <text:p>64693.9319405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7360.12974" calcext:value-type="float">
            <text:p>1456447360.12974</text:p>
          </table:table-cell>
          <table:table-cell office:value-type="float" office:value="1120" calcext:value-type="float">
            <text:p>1120</text:p>
          </table:table-cell>
          <table:table-cell table:formula="of:=[.B6]-[.B$2]" office:value-type="float" office:value="0.0566034317016602" calcext:value-type="float">
            <text:p>0.0566034317</text:p>
          </table:table-cell>
          <table:table-cell table:formula="of:=[.C6]/([.D6]-[.D5])" office:value-type="float" office:value="100352.918758411" calcext:value-type="float">
            <text:p>100352.918758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7360.14372" calcext:value-type="float">
            <text:p>1456447360.14372</text:p>
          </table:table-cell>
          <table:table-cell office:value-type="float" office:value="1120" calcext:value-type="float">
            <text:p>1120</text:p>
          </table:table-cell>
          <table:table-cell table:formula="of:=[.B7]-[.B$2]" office:value-type="float" office:value="0.0705845355987549" calcext:value-type="float">
            <text:p>0.0705845356</text:p>
          </table:table-cell>
          <table:table-cell table:formula="of:=[.C7]/([.D7]-[.D6])" office:value-type="float" office:value="80108.123667741" calcext:value-type="float">
            <text:p>80108.123667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7360.15775" calcext:value-type="float">
            <text:p>1456447360.15775</text:p>
          </table:table-cell>
          <table:table-cell office:value-type="float" office:value="1120" calcext:value-type="float">
            <text:p>1120</text:p>
          </table:table-cell>
          <table:table-cell table:formula="of:=[.B8]-[.B$2]" office:value-type="float" office:value="0.0846133232116699" calcext:value-type="float">
            <text:p>0.0846133232</text:p>
          </table:table-cell>
          <table:table-cell table:formula="of:=[.C8]/([.D8]-[.D7])" office:value-type="float" office:value="79835.8369164358" calcext:value-type="float">
            <text:p>79835.8369164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7360.17179" calcext:value-type="float">
            <text:p>1456447360.17179</text:p>
          </table:table-cell>
          <table:table-cell office:value-type="float" office:value="1120" calcext:value-type="float">
            <text:p>1120</text:p>
          </table:table-cell>
          <table:table-cell table:formula="of:=[.B9]-[.B$2]" office:value-type="float" office:value="0.0986568927764893" calcext:value-type="float">
            <text:p>0.0986568928</text:p>
          </table:table-cell>
          <table:table-cell table:formula="of:=[.C9]/([.D9]-[.D8])" office:value-type="float" office:value="79751.8034735073" calcext:value-type="float">
            <text:p>79751.8034735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7360.18606" calcext:value-type="float">
            <text:p>1456447360.18606</text:p>
          </table:table-cell>
          <table:table-cell office:value-type="float" office:value="1120" calcext:value-type="float">
            <text:p>1120</text:p>
          </table:table-cell>
          <table:table-cell table:formula="of:=[.B10]-[.B$2]" office:value-type="float" office:value="0.112929582595825" calcext:value-type="float">
            <text:p>0.1129295826</text:p>
          </table:table-cell>
          <table:table-cell table:formula="of:=[.C10]/([.D10]-[.D9])" office:value-type="float" office:value="78471.5434985968" calcext:value-type="float">
            <text:p>78471.5434985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7360.20001" calcext:value-type="float">
            <text:p>1456447360.20001</text:p>
          </table:table-cell>
          <table:table-cell office:value-type="float" office:value="1120" calcext:value-type="float">
            <text:p>1120</text:p>
          </table:table-cell>
          <table:table-cell table:formula="of:=[.B11]-[.B$2]" office:value-type="float" office:value="0.126878976821899" calcext:value-type="float">
            <text:p>0.1268789768</text:p>
          </table:table-cell>
          <table:table-cell table:formula="of:=[.C11]/([.D11]-[.D10])" office:value-type="float" office:value="80290.2249265058" calcext:value-type="float">
            <text:p>80290.22492650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7360.21422" calcext:value-type="float">
            <text:p>1456447360.21422</text:p>
          </table:table-cell>
          <table:table-cell office:value-type="float" office:value="1120" calcext:value-type="float">
            <text:p>1120</text:p>
          </table:table-cell>
          <table:table-cell table:formula="of:=[.B12]-[.B$2]" office:value-type="float" office:value="0.1410813331604" calcext:value-type="float">
            <text:p>0.1410813332</text:p>
          </table:table-cell>
          <table:table-cell table:formula="of:=[.C12]/([.D12]-[.D11])" office:value-type="float" office:value="78860.1534355118" calcext:value-type="float">
            <text:p>78860.1534355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7360.22852" calcext:value-type="float">
            <text:p>1456447360.22852</text:p>
          </table:table-cell>
          <table:table-cell office:value-type="float" office:value="1120" calcext:value-type="float">
            <text:p>1120</text:p>
          </table:table-cell>
          <table:table-cell table:formula="of:=[.B13]-[.B$2]" office:value-type="float" office:value="0.155386686325073" calcext:value-type="float">
            <text:p>0.1553866863</text:p>
          </table:table-cell>
          <table:table-cell table:formula="of:=[.C13]/([.D13]-[.D12])" office:value-type="float" office:value="78292.3697938368" calcext:value-type="float">
            <text:p>78292.3697938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7360.24259" calcext:value-type="float">
            <text:p>1456447360.24259</text:p>
          </table:table-cell>
          <table:table-cell office:value-type="float" office:value="1120" calcext:value-type="float">
            <text:p>1120</text:p>
          </table:table-cell>
          <table:table-cell table:formula="of:=[.B14]-[.B$2]" office:value-type="float" office:value="0.16945743560791" calcext:value-type="float">
            <text:p>0.1694574356</text:p>
          </table:table-cell>
          <table:table-cell table:formula="of:=[.C14]/([.D14]-[.D13])" office:value-type="float" office:value="79597.7511564465" calcext:value-type="float">
            <text:p>79597.75115644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7360.25668" calcext:value-type="float">
            <text:p>1456447360.25668</text:p>
          </table:table-cell>
          <table:table-cell office:value-type="float" office:value="1120" calcext:value-type="float">
            <text:p>1120</text:p>
          </table:table-cell>
          <table:table-cell table:formula="of:=[.B15]-[.B$2]" office:value-type="float" office:value="0.18354344367981" calcext:value-type="float">
            <text:p>0.1835434437</text:p>
          </table:table-cell>
          <table:table-cell table:formula="of:=[.C15]/([.D15]-[.D14])" office:value-type="float" office:value="79511.5262097798" calcext:value-type="float">
            <text:p>79511.5262097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7360.27085" calcext:value-type="float">
            <text:p>1456447360.27085</text:p>
          </table:table-cell>
          <table:table-cell office:value-type="float" office:value="1120" calcext:value-type="float">
            <text:p>1120</text:p>
          </table:table-cell>
          <table:table-cell table:formula="of:=[.B16]-[.B$2]" office:value-type="float" office:value="0.197711944580078" calcext:value-type="float">
            <text:p>0.1977119446</text:p>
          </table:table-cell>
          <table:table-cell table:formula="of:=[.C16]/([.D16]-[.D15])" office:value-type="float" office:value="79048.5886886432" calcext:value-type="float">
            <text:p>79048.5886886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7360.285" calcext:value-type="float">
            <text:p>1456447360.285</text:p>
          </table:table-cell>
          <table:table-cell office:value-type="float" office:value="1120" calcext:value-type="float">
            <text:p>1120</text:p>
          </table:table-cell>
          <table:table-cell table:formula="of:=[.B17]-[.B$2]" office:value-type="float" office:value="0.21186637878418" calcext:value-type="float">
            <text:p>0.2118663788</text:p>
          </table:table-cell>
          <table:table-cell table:formula="of:=[.C17]/([.D17]-[.D16])" office:value-type="float" office:value="79127.1472847325" calcext:value-type="float">
            <text:p>79127.1472847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7360.29903" calcext:value-type="float">
            <text:p>1456447360.29903</text:p>
          </table:table-cell>
          <table:table-cell office:value-type="float" office:value="1120" calcext:value-type="float">
            <text:p>1120</text:p>
          </table:table-cell>
          <table:table-cell table:formula="of:=[.B18]-[.B$2]" office:value-type="float" office:value="0.225892543792725" calcext:value-type="float">
            <text:p>0.2258925438</text:p>
          </table:table-cell>
          <table:table-cell table:formula="of:=[.C18]/([.D18]-[.D17])" office:value-type="float" office:value="79850.7645758967" calcext:value-type="float">
            <text:p>79850.76457589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7360.3131" calcext:value-type="float">
            <text:p>1456447360.3131</text:p>
          </table:table-cell>
          <table:table-cell office:value-type="float" office:value="1120" calcext:value-type="float">
            <text:p>1120</text:p>
          </table:table-cell>
          <table:table-cell table:formula="of:=[.B19]-[.B$2]" office:value-type="float" office:value="0.239967823028564" calcext:value-type="float">
            <text:p>0.239967823</text:p>
          </table:table-cell>
          <table:table-cell table:formula="of:=[.C19]/([.D19]-[.D18])" office:value-type="float" office:value="79572.1336133884" calcext:value-type="float">
            <text:p>79572.13361338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7360.33065" calcext:value-type="float">
            <text:p>1456447360.33065</text:p>
          </table:table-cell>
          <table:table-cell office:value-type="float" office:value="1120" calcext:value-type="float">
            <text:p>1120</text:p>
          </table:table-cell>
          <table:table-cell table:formula="of:=[.B20]-[.B$2]" office:value-type="float" office:value="0.257516145706177" calcext:value-type="float">
            <text:p>0.2575161457</text:p>
          </table:table-cell>
          <table:table-cell table:formula="of:=[.C20]/([.D20]-[.D19])" office:value-type="float" office:value="63823.7637052838" calcext:value-type="float">
            <text:p>63823.76370528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7360.34162" calcext:value-type="float">
            <text:p>1456447360.34162</text:p>
          </table:table-cell>
          <table:table-cell office:value-type="float" office:value="1120" calcext:value-type="float">
            <text:p>1120</text:p>
          </table:table-cell>
          <table:table-cell table:formula="of:=[.B21]-[.B$2]" office:value-type="float" office:value="0.268483400344849" calcext:value-type="float">
            <text:p>0.2684834003</text:p>
          </table:table-cell>
          <table:table-cell table:formula="of:=[.C21]/([.D21]-[.D20])" office:value-type="float" office:value="102122.184347826" calcext:value-type="float">
            <text:p>102122.184347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7360.3559" calcext:value-type="float">
            <text:p>1456447360.3559</text:p>
          </table:table-cell>
          <table:table-cell office:value-type="float" office:value="1120" calcext:value-type="float">
            <text:p>1120</text:p>
          </table:table-cell>
          <table:table-cell table:formula="of:=[.B22]-[.B$2]" office:value-type="float" office:value="0.282762289047241" calcext:value-type="float">
            <text:p>0.282762289</text:p>
          </table:table-cell>
          <table:table-cell table:formula="of:=[.C22]/([.D22]-[.D21])" office:value-type="float" office:value="78437.4767072967" calcext:value-type="float">
            <text:p>78437.4767072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7360.36974" calcext:value-type="float">
            <text:p>1456447360.36974</text:p>
          </table:table-cell>
          <table:table-cell office:value-type="float" office:value="1120" calcext:value-type="float">
            <text:p>1120</text:p>
          </table:table-cell>
          <table:table-cell table:formula="of:=[.B23]-[.B$2]" office:value-type="float" office:value="0.296607971191406" calcext:value-type="float">
            <text:p>0.2966079712</text:p>
          </table:table-cell>
          <table:table-cell table:formula="of:=[.C23]/([.D23]-[.D22])" office:value-type="float" office:value="80891.6446541422" calcext:value-type="float">
            <text:p>80891.64465414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7360.38388" calcext:value-type="float">
            <text:p>1456447360.38388</text:p>
          </table:table-cell>
          <table:table-cell office:value-type="float" office:value="1120" calcext:value-type="float">
            <text:p>1120</text:p>
          </table:table-cell>
          <table:table-cell table:formula="of:=[.B24]-[.B$2]" office:value-type="float" office:value="0.310746192932129" calcext:value-type="float">
            <text:p>0.3107461929</text:p>
          </table:table-cell>
          <table:table-cell table:formula="of:=[.C24]/([.D24]-[.D23])" office:value-type="float" office:value="79217.8833052277" calcext:value-type="float">
            <text:p>79217.8833052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7360.39812" calcext:value-type="float">
            <text:p>1456447360.39812</text:p>
          </table:table-cell>
          <table:table-cell office:value-type="float" office:value="1120" calcext:value-type="float">
            <text:p>1120</text:p>
          </table:table-cell>
          <table:table-cell table:formula="of:=[.B25]-[.B$2]" office:value-type="float" office:value="0.3249831199646" calcext:value-type="float">
            <text:p>0.32498312</text:p>
          </table:table-cell>
          <table:table-cell table:formula="of:=[.C25]/([.D25]-[.D24])" office:value-type="float" office:value="78668.6619553204" calcext:value-type="float">
            <text:p>78668.66195532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7360.41226" calcext:value-type="float">
            <text:p>1456447360.41226</text:p>
          </table:table-cell>
          <table:table-cell office:value-type="float" office:value="1120" calcext:value-type="float">
            <text:p>1120</text:p>
          </table:table-cell>
          <table:table-cell table:formula="of:=[.B26]-[.B$2]" office:value-type="float" office:value="0.339124202728271" calcext:value-type="float">
            <text:p>0.3391242027</text:p>
          </table:table-cell>
          <table:table-cell table:formula="of:=[.C26]/([.D26]-[.D25])" office:value-type="float" office:value="79201.8559482061" calcext:value-type="float">
            <text:p>79201.85594820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7360.42635" calcext:value-type="float">
            <text:p>1456447360.42635</text:p>
          </table:table-cell>
          <table:table-cell office:value-type="float" office:value="1120" calcext:value-type="float">
            <text:p>1120</text:p>
          </table:table-cell>
          <table:table-cell table:formula="of:=[.B27]-[.B$2]" office:value-type="float" office:value="0.353219032287598" calcext:value-type="float">
            <text:p>0.3532190323</text:p>
          </table:table-cell>
          <table:table-cell table:formula="of:=[.C27]/([.D27]-[.D26])" office:value-type="float" office:value="79461.7625765418" calcext:value-type="float">
            <text:p>79461.76257654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7360.44384" calcext:value-type="float">
            <text:p>1456447360.44384</text:p>
          </table:table-cell>
          <table:table-cell office:value-type="float" office:value="1120" calcext:value-type="float">
            <text:p>1120</text:p>
          </table:table-cell>
          <table:table-cell table:formula="of:=[.B28]-[.B$2]" office:value-type="float" office:value="0.370707750320435" calcext:value-type="float">
            <text:p>0.3707077503</text:p>
          </table:table-cell>
          <table:table-cell table:formula="of:=[.C28]/([.D28]-[.D27])" office:value-type="float" office:value="64041.2863822884" calcext:value-type="float">
            <text:p>64041.28638228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7360.45456" calcext:value-type="float">
            <text:p>1456447360.45456</text:p>
          </table:table-cell>
          <table:table-cell office:value-type="float" office:value="1120" calcext:value-type="float">
            <text:p>1120</text:p>
          </table:table-cell>
          <table:table-cell table:formula="of:=[.B29]-[.B$2]" office:value-type="float" office:value="0.381426095962524" calcext:value-type="float">
            <text:p>0.381426096</text:p>
          </table:table-cell>
          <table:table-cell table:formula="of:=[.C29]/([.D29]-[.D28])" office:value-type="float" office:value="104493.737877035" calcext:value-type="float">
            <text:p>104493.7378770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7360.46878" calcext:value-type="float">
            <text:p>1456447360.46878</text:p>
          </table:table-cell>
          <table:table-cell office:value-type="float" office:value="1120" calcext:value-type="float">
            <text:p>1120</text:p>
          </table:table-cell>
          <table:table-cell table:formula="of:=[.B30]-[.B$2]" office:value-type="float" office:value="0.395644426345825" calcext:value-type="float">
            <text:p>0.3956444263</text:p>
          </table:table-cell>
          <table:table-cell table:formula="of:=[.C30]/([.D30]-[.D29])" office:value-type="float" office:value="78771.5554363136" calcext:value-type="float">
            <text:p>78771.5554363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7360.48297" calcext:value-type="float">
            <text:p>1456447360.48297</text:p>
          </table:table-cell>
          <table:table-cell office:value-type="float" office:value="1120" calcext:value-type="float">
            <text:p>1120</text:p>
          </table:table-cell>
          <table:table-cell table:formula="of:=[.B31]-[.B$2]" office:value-type="float" office:value="0.409840822219849" calcext:value-type="float">
            <text:p>0.4098408222</text:p>
          </table:table-cell>
          <table:table-cell table:formula="of:=[.C31]/([.D31]-[.D30])" office:value-type="float" office:value="78893.2634690313" calcext:value-type="float">
            <text:p>78893.2634690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7360.4971" calcext:value-type="float">
            <text:p>1456447360.4971</text:p>
          </table:table-cell>
          <table:table-cell office:value-type="float" office:value="1120" calcext:value-type="float">
            <text:p>1120</text:p>
          </table:table-cell>
          <table:table-cell table:formula="of:=[.B32]-[.B$2]" office:value-type="float" office:value="0.423962593078613" calcext:value-type="float">
            <text:p>0.4239625931</text:p>
          </table:table-cell>
          <table:table-cell table:formula="of:=[.C32]/([.D32]-[.D31])" office:value-type="float" office:value="79310.1666357144" calcext:value-type="float">
            <text:p>79310.1666357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7360.51112" calcext:value-type="float">
            <text:p>1456447360.51112</text:p>
          </table:table-cell>
          <table:table-cell office:value-type="float" office:value="1120" calcext:value-type="float">
            <text:p>1120</text:p>
          </table:table-cell>
          <table:table-cell table:formula="of:=[.B33]-[.B$2]" office:value-type="float" office:value="0.437989234924316" calcext:value-type="float">
            <text:p>0.4379892349</text:p>
          </table:table-cell>
          <table:table-cell table:formula="of:=[.C33]/([.D33]-[.D32])" office:value-type="float" office:value="79848.0500407941" calcext:value-type="float">
            <text:p>79848.05004079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7360.52522" calcext:value-type="float">
            <text:p>1456447360.52522</text:p>
          </table:table-cell>
          <table:table-cell office:value-type="float" office:value="1120" calcext:value-type="float">
            <text:p>1120</text:p>
          </table:table-cell>
          <table:table-cell table:formula="of:=[.B34]-[.B$2]" office:value-type="float" office:value="0.452088594436646" calcext:value-type="float">
            <text:p>0.4520885944</text:p>
          </table:table-cell>
          <table:table-cell table:formula="of:=[.C34]/([.D34]-[.D33])" office:value-type="float" office:value="79436.2324771294" calcext:value-type="float">
            <text:p>79436.23247712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7360.53951" calcext:value-type="float">
            <text:p>1456447360.53951</text:p>
          </table:table-cell>
          <table:table-cell office:value-type="float" office:value="1120" calcext:value-type="float">
            <text:p>1120</text:p>
          </table:table-cell>
          <table:table-cell table:formula="of:=[.B35]-[.B$2]" office:value-type="float" office:value="0.466375589370728" calcext:value-type="float">
            <text:p>0.4663755894</text:p>
          </table:table-cell>
          <table:table-cell table:formula="of:=[.C35]/([.D35]-[.D34])" office:value-type="float" office:value="78392.9724317469" calcext:value-type="float">
            <text:p>78392.9724317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7360.55715" calcext:value-type="float">
            <text:p>1456447360.55715</text:p>
          </table:table-cell>
          <table:table-cell office:value-type="float" office:value="1120" calcext:value-type="float">
            <text:p>1120</text:p>
          </table:table-cell>
          <table:table-cell table:formula="of:=[.B36]-[.B$2]" office:value-type="float" office:value="0.484017848968506" calcext:value-type="float">
            <text:p>0.484017849</text:p>
          </table:table-cell>
          <table:table-cell table:formula="of:=[.C36]/([.D36]-[.D35])" office:value-type="float" office:value="63483.9315107369" calcext:value-type="float">
            <text:p>63483.93151073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7360.56768" calcext:value-type="float">
            <text:p>1456447360.56768</text:p>
          </table:table-cell>
          <table:table-cell office:value-type="float" office:value="1120" calcext:value-type="float">
            <text:p>1120</text:p>
          </table:table-cell>
          <table:table-cell table:formula="of:=[.B37]-[.B$2]" office:value-type="float" office:value="0.494550466537476" calcext:value-type="float">
            <text:p>0.4945504665</text:p>
          </table:table-cell>
          <table:table-cell table:formula="of:=[.C37]/([.D37]-[.D36])" office:value-type="float" office:value="106336.339724291" calcext:value-type="float">
            <text:p>106336.3397242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7360.58179" calcext:value-type="float">
            <text:p>1456447360.58179</text:p>
          </table:table-cell>
          <table:table-cell office:value-type="float" office:value="1120" calcext:value-type="float">
            <text:p>1120</text:p>
          </table:table-cell>
          <table:table-cell table:formula="of:=[.B38]-[.B$2]" office:value-type="float" office:value="0.508657455444336" calcext:value-type="float">
            <text:p>0.5086574554</text:p>
          </table:table-cell>
          <table:table-cell table:formula="of:=[.C38]/([.D38]-[.D37])" office:value-type="float" office:value="79393.2714766178" calcext:value-type="float">
            <text:p>79393.2714766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7360.59608" calcext:value-type="float">
            <text:p>1456447360.59608</text:p>
          </table:table-cell>
          <table:table-cell office:value-type="float" office:value="1120" calcext:value-type="float">
            <text:p>1120</text:p>
          </table:table-cell>
          <table:table-cell table:formula="of:=[.B39]-[.B$2]" office:value-type="float" office:value="0.522943735122681" calcext:value-type="float">
            <text:p>0.5229437351</text:p>
          </table:table-cell>
          <table:table-cell table:formula="of:=[.C39]/([.D39]-[.D38])" office:value-type="float" office:value="78396.8972480433" calcext:value-type="float">
            <text:p>78396.89724804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7360.61018" calcext:value-type="float">
            <text:p>1456447360.61018</text:p>
          </table:table-cell>
          <table:table-cell office:value-type="float" office:value="1120" calcext:value-type="float">
            <text:p>1120</text:p>
          </table:table-cell>
          <table:table-cell table:formula="of:=[.B40]-[.B$2]" office:value-type="float" office:value="0.537048816680908" calcext:value-type="float">
            <text:p>0.5370488167</text:p>
          </table:table-cell>
          <table:table-cell table:formula="of:=[.C40]/([.D40]-[.D39])" office:value-type="float" office:value="79404.0073697199" calcext:value-type="float">
            <text:p>79404.00736971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7360.62432" calcext:value-type="float">
            <text:p>1456447360.62432</text:p>
          </table:table-cell>
          <table:table-cell office:value-type="float" office:value="1120" calcext:value-type="float">
            <text:p>1120</text:p>
          </table:table-cell>
          <table:table-cell table:formula="of:=[.B41]-[.B$2]" office:value-type="float" office:value="0.551187038421631" calcext:value-type="float">
            <text:p>0.5511870384</text:p>
          </table:table-cell>
          <table:table-cell table:formula="of:=[.C41]/([.D41]-[.D40])" office:value-type="float" office:value="79217.8833052277" calcext:value-type="float">
            <text:p>79217.88330522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7360.63836" calcext:value-type="float">
            <text:p>1456447360.63836</text:p>
          </table:table-cell>
          <table:table-cell office:value-type="float" office:value="1120" calcext:value-type="float">
            <text:p>1120</text:p>
          </table:table-cell>
          <table:table-cell table:formula="of:=[.B42]-[.B$2]" office:value-type="float" office:value="0.565231084823608" calcext:value-type="float">
            <text:p>0.5652310848</text:p>
          </table:table-cell>
          <table:table-cell table:formula="of:=[.C42]/([.D42]-[.D41])" office:value-type="float" office:value="79749.0956625074" calcext:value-type="float">
            <text:p>79749.09566250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7360.65249" calcext:value-type="float">
            <text:p>1456447360.65249</text:p>
          </table:table-cell>
          <table:table-cell office:value-type="float" office:value="1120" calcext:value-type="float">
            <text:p>1120</text:p>
          </table:table-cell>
          <table:table-cell table:formula="of:=[.B43]-[.B$2]" office:value-type="float" office:value="0.57935905456543" calcext:value-type="float">
            <text:p>0.5793590546</text:p>
          </table:table-cell>
          <table:table-cell table:formula="of:=[.C43]/([.D43]-[.D42])" office:value-type="float" office:value="79275.367973404" calcext:value-type="float">
            <text:p>79275.3679734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7360.67065" calcext:value-type="float">
            <text:p>1456447360.67065</text:p>
          </table:table-cell>
          <table:table-cell office:value-type="float" office:value="1120" calcext:value-type="float">
            <text:p>1120</text:p>
          </table:table-cell>
          <table:table-cell table:formula="of:=[.B44]-[.B$2]" office:value-type="float" office:value="0.597513437271118" calcext:value-type="float">
            <text:p>0.5975134373</text:p>
          </table:table-cell>
          <table:table-cell table:formula="of:=[.C44]/([.D44]-[.D43])" office:value-type="float" office:value="61693.0918642065" calcext:value-type="float">
            <text:p>61693.09186420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7360.68095" calcext:value-type="float">
            <text:p>1456447360.68095</text:p>
          </table:table-cell>
          <table:table-cell office:value-type="float" office:value="1120" calcext:value-type="float">
            <text:p>1120</text:p>
          </table:table-cell>
          <table:table-cell table:formula="of:=[.B45]-[.B$2]" office:value-type="float" office:value="0.6078200340271" calcext:value-type="float">
            <text:p>0.607820034</text:p>
          </table:table-cell>
          <table:table-cell table:formula="of:=[.C45]/([.D45]-[.D44])" office:value-type="float" office:value="108668.266210183" calcext:value-type="float">
            <text:p>108668.266210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7360.69513" calcext:value-type="float">
            <text:p>1456447360.69513</text:p>
          </table:table-cell>
          <table:table-cell office:value-type="float" office:value="1120" calcext:value-type="float">
            <text:p>1120</text:p>
          </table:table-cell>
          <table:table-cell table:formula="of:=[.B46]-[.B$2]" office:value-type="float" office:value="0.621994733810425" calcext:value-type="float">
            <text:p>0.6219947338</text:p>
          </table:table-cell>
          <table:table-cell table:formula="of:=[.C46]/([.D46]-[.D45])" office:value-type="float" office:value="79014.0191411703" calcext:value-type="float">
            <text:p>79014.01914117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7360.70911" calcext:value-type="float">
            <text:p>1456447360.70911</text:p>
          </table:table-cell>
          <table:table-cell office:value-type="float" office:value="1120" calcext:value-type="float">
            <text:p>1120</text:p>
          </table:table-cell>
          <table:table-cell table:formula="of:=[.B47]-[.B$2]" office:value-type="float" office:value="0.635979652404785" calcext:value-type="float">
            <text:p>0.6359796524</text:p>
          </table:table-cell>
          <table:table-cell table:formula="of:=[.C47]/([.D47]-[.D46])" office:value-type="float" office:value="80086.2723971563" calcext:value-type="float">
            <text:p>80086.27239715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7360.72335" calcext:value-type="float">
            <text:p>1456447360.72335</text:p>
          </table:table-cell>
          <table:table-cell office:value-type="float" office:value="1120" calcext:value-type="float">
            <text:p>1120</text:p>
          </table:table-cell>
          <table:table-cell table:formula="of:=[.B48]-[.B$2]" office:value-type="float" office:value="0.650212049484253" calcext:value-type="float">
            <text:p>0.6502120495</text:p>
          </table:table-cell>
          <table:table-cell table:formula="of:=[.C48]/([.D48]-[.D47])" office:value-type="float" office:value="78693.7009799816" calcext:value-type="float">
            <text:p>78693.70097998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7360.73769" calcext:value-type="float">
            <text:p>1456447360.73769</text:p>
          </table:table-cell>
          <table:table-cell office:value-type="float" office:value="1120" calcext:value-type="float">
            <text:p>1120</text:p>
          </table:table-cell>
          <table:table-cell table:formula="of:=[.B49]-[.B$2]" office:value-type="float" office:value="0.664551734924316" calcext:value-type="float">
            <text:p>0.6645517349</text:p>
          </table:table-cell>
          <table:table-cell table:formula="of:=[.C49]/([.D49]-[.D48])" office:value-type="float" office:value="78104.921107324" calcext:value-type="float">
            <text:p>78104.9211073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7360.75151" calcext:value-type="float">
            <text:p>1456447360.75151</text:p>
          </table:table-cell>
          <table:table-cell office:value-type="float" office:value="1120" calcext:value-type="float">
            <text:p>1120</text:p>
          </table:table-cell>
          <table:table-cell table:formula="of:=[.B50]-[.B$2]" office:value-type="float" office:value="0.678378105163574" calcext:value-type="float">
            <text:p>0.6783781052</text:p>
          </table:table-cell>
          <table:table-cell table:formula="of:=[.C50]/([.D50]-[.D49])" office:value-type="float" office:value="81004.6296040833" calcext:value-type="float">
            <text:p>81004.62960408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7360.76579" calcext:value-type="float">
            <text:p>1456447360.76579</text:p>
          </table:table-cell>
          <table:table-cell office:value-type="float" office:value="1120" calcext:value-type="float">
            <text:p>1120</text:p>
          </table:table-cell>
          <table:table-cell table:formula="of:=[.B51]-[.B$2]" office:value-type="float" office:value="0.692657470703125" calcext:value-type="float">
            <text:p>0.6926574707</text:p>
          </table:table-cell>
          <table:table-cell table:formula="of:=[.C51]/([.D51]-[.D50])" office:value-type="float" office:value="78434.8574100047" calcext:value-type="float">
            <text:p>78434.8574100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7360.78385" calcext:value-type="float">
            <text:p>1456447360.78385</text:p>
          </table:table-cell>
          <table:table-cell office:value-type="float" office:value="1120" calcext:value-type="float">
            <text:p>1120</text:p>
          </table:table-cell>
          <table:table-cell table:formula="of:=[.B52]-[.B$2]" office:value-type="float" office:value="0.710713624954224" calcext:value-type="float">
            <text:p>0.710713625</text:p>
          </table:table-cell>
          <table:table-cell table:formula="of:=[.C52]/([.D52]-[.D51])" office:value-type="float" office:value="62028.7124503189" calcext:value-type="float">
            <text:p>62028.7124503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7360.79804" calcext:value-type="float">
            <text:p>1456447360.79804</text:p>
          </table:table-cell>
          <table:table-cell office:value-type="float" office:value="1120" calcext:value-type="float">
            <text:p>1120</text:p>
          </table:table-cell>
          <table:table-cell table:formula="of:=[.B53]-[.B$2]" office:value-type="float" office:value="0.724910974502564" calcext:value-type="float">
            <text:p>0.7249109745</text:p>
          </table:table-cell>
          <table:table-cell table:formula="of:=[.C53]/([.D53]-[.D52])" office:value-type="float" office:value="78887.9639954323" calcext:value-type="float">
            <text:p>78887.96399543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7360.80805" calcext:value-type="float">
            <text:p>1456447360.80805</text:p>
          </table:table-cell>
          <table:table-cell office:value-type="float" office:value="1120" calcext:value-type="float">
            <text:p>1120</text:p>
          </table:table-cell>
          <table:table-cell table:formula="of:=[.B54]-[.B$2]" office:value-type="float" office:value="0.734919786453247" calcext:value-type="float">
            <text:p>0.7349197865</text:p>
          </table:table-cell>
          <table:table-cell table:formula="of:=[.C54]/([.D54]-[.D53])" office:value-type="float" office:value="111901.393044307" calcext:value-type="float">
            <text:p>111901.3930443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7360.82227" calcext:value-type="float">
            <text:p>1456447360.82227</text:p>
          </table:table-cell>
          <table:table-cell office:value-type="float" office:value="1120" calcext:value-type="float">
            <text:p>1120</text:p>
          </table:table-cell>
          <table:table-cell table:formula="of:=[.B55]-[.B$2]" office:value-type="float" office:value="0.749138116836548" calcext:value-type="float">
            <text:p>0.7491381168</text:p>
          </table:table-cell>
          <table:table-cell table:formula="of:=[.C55]/([.D55]-[.D54])" office:value-type="float" office:value="78771.5554363136" calcext:value-type="float">
            <text:p>78771.55543631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7360.83647" calcext:value-type="float">
            <text:p>1456447360.83647</text:p>
          </table:table-cell>
          <table:table-cell office:value-type="float" office:value="1120" calcext:value-type="float">
            <text:p>1120</text:p>
          </table:table-cell>
          <table:table-cell table:formula="of:=[.B56]-[.B$2]" office:value-type="float" office:value="0.763333559036255" calcext:value-type="float">
            <text:p>0.763333559</text:p>
          </table:table-cell>
          <table:table-cell table:formula="of:=[.C56]/([.D56]-[.D55])" office:value-type="float" office:value="78898.5636546859" calcext:value-type="float">
            <text:p>78898.56365468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7360.85066" calcext:value-type="float">
            <text:p>1456447360.85066</text:p>
          </table:table-cell>
          <table:table-cell office:value-type="float" office:value="1120" calcext:value-type="float">
            <text:p>1120</text:p>
          </table:table-cell>
          <table:table-cell table:formula="of:=[.B57]-[.B$2]" office:value-type="float" office:value="0.777524948120117" calcext:value-type="float">
            <text:p>0.7775249481</text:p>
          </table:table-cell>
          <table:table-cell table:formula="of:=[.C57]/([.D57]-[.D56])" office:value-type="float" office:value="78921.0973909245" calcext:value-type="float">
            <text:p>78921.09739092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7360.86465" calcext:value-type="float">
            <text:p>1456447360.86465</text:p>
          </table:table-cell>
          <table:table-cell office:value-type="float" office:value="1120" calcext:value-type="float">
            <text:p>1120</text:p>
          </table:table-cell>
          <table:table-cell table:formula="of:=[.B58]-[.B$2]" office:value-type="float" office:value="0.791512250900269" calcext:value-type="float">
            <text:p>0.7915122509</text:p>
          </table:table-cell>
          <table:table-cell table:formula="of:=[.C58]/([.D58]-[.D57])" office:value-type="float" office:value="80072.6214055602" calcext:value-type="float">
            <text:p>80072.62140556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7360.8788" calcext:value-type="float">
            <text:p>1456447360.8788</text:p>
          </table:table-cell>
          <table:table-cell office:value-type="float" office:value="1120" calcext:value-type="float">
            <text:p>1120</text:p>
          </table:table-cell>
          <table:table-cell table:formula="of:=[.B59]-[.B$2]" office:value-type="float" office:value="0.805661678314209" calcext:value-type="float">
            <text:p>0.8056616783</text:p>
          </table:table-cell>
          <table:table-cell table:formula="of:=[.C59]/([.D59]-[.D58])" office:value-type="float" office:value="79155.1465111969" calcext:value-type="float">
            <text:p>79155.14651119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7360.89731" calcext:value-type="float">
            <text:p>1456447360.89731</text:p>
          </table:table-cell>
          <table:table-cell office:value-type="float" office:value="1120" calcext:value-type="float">
            <text:p>1120</text:p>
          </table:table-cell>
          <table:table-cell table:formula="of:=[.B60]-[.B$2]" office:value-type="float" office:value="0.824181079864502" calcext:value-type="float">
            <text:p>0.8241810799</text:p>
          </table:table-cell>
          <table:table-cell table:formula="of:=[.C60]/([.D60]-[.D59])" office:value-type="float" office:value="60477.1162263762" calcext:value-type="float">
            <text:p>60477.11622637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7360.91142" calcext:value-type="float">
            <text:p>1456447360.91142</text:p>
          </table:table-cell>
          <table:table-cell office:value-type="float" office:value="1120" calcext:value-type="float">
            <text:p>1120</text:p>
          </table:table-cell>
          <table:table-cell table:formula="of:=[.B61]-[.B$2]" office:value-type="float" office:value="0.838287353515625" calcext:value-type="float">
            <text:p>0.8382873535</text:p>
          </table:table-cell>
          <table:table-cell table:formula="of:=[.C61]/([.D61]-[.D60])" office:value-type="float" office:value="79397.2970963053" calcext:value-type="float">
            <text:p>79397.29709630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7360.92104" calcext:value-type="float">
            <text:p>1456447360.92104</text:p>
          </table:table-cell>
          <table:table-cell office:value-type="float" office:value="1120" calcext:value-type="float">
            <text:p>1120</text:p>
          </table:table-cell>
          <table:table-cell table:formula="of:=[.B62]-[.B$2]" office:value-type="float" office:value="0.847905158996582" calcext:value-type="float">
            <text:p>0.847905159</text:p>
          </table:table-cell>
          <table:table-cell table:formula="of:=[.C62]/([.D62]-[.D61])" office:value-type="float" office:value="116450.681209717" calcext:value-type="float">
            <text:p>116450.6812097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7360.93516" calcext:value-type="float">
            <text:p>1456447360.93516</text:p>
          </table:table-cell>
          <table:table-cell office:value-type="float" office:value="1120" calcext:value-type="float">
            <text:p>1120</text:p>
          </table:table-cell>
          <table:table-cell table:formula="of:=[.B63]-[.B$2]" office:value-type="float" office:value="0.862025499343872" calcext:value-type="float">
            <text:p>0.8620254993</text:p>
          </table:table-cell>
          <table:table-cell table:formula="of:=[.C63]/([.D63]-[.D62])" office:value-type="float" office:value="79318.2014352047" calcext:value-type="float">
            <text:p>79318.20143520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7360.94944" calcext:value-type="float">
            <text:p>1456447360.94944</text:p>
          </table:table-cell>
          <table:table-cell office:value-type="float" office:value="1120" calcext:value-type="float">
            <text:p>1120</text:p>
          </table:table-cell>
          <table:table-cell table:formula="of:=[.B64]-[.B$2]" office:value-type="float" office:value="0.876303911209106" calcext:value-type="float">
            <text:p>0.8763039112</text:p>
          </table:table-cell>
          <table:table-cell table:formula="of:=[.C64]/([.D64]-[.D63])" office:value-type="float" office:value="78440.0961795351" calcext:value-type="float">
            <text:p>78440.09617953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7360.96367" calcext:value-type="float">
            <text:p>1456447360.96367</text:p>
          </table:table-cell>
          <table:table-cell office:value-type="float" office:value="1120" calcext:value-type="float">
            <text:p>1120</text:p>
          </table:table-cell>
          <table:table-cell table:formula="of:=[.B65]-[.B$2]" office:value-type="float" office:value="0.890535831451416" calcext:value-type="float">
            <text:p>0.8905358315</text:p>
          </table:table-cell>
          <table:table-cell table:formula="of:=[.C65]/([.D65]-[.D64])" office:value-type="float" office:value="78696.3375940228" calcext:value-type="float">
            <text:p>78696.3375940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7360.97789" calcext:value-type="float">
            <text:p>1456447360.97789</text:p>
          </table:table-cell>
          <table:table-cell office:value-type="float" office:value="1120" calcext:value-type="float">
            <text:p>1120</text:p>
          </table:table-cell>
          <table:table-cell table:formula="of:=[.B66]-[.B$2]" office:value-type="float" office:value="0.9047532081604" calcext:value-type="float">
            <text:p>0.9047532082</text:p>
          </table:table-cell>
          <table:table-cell table:formula="of:=[.C66]/([.D66]-[.D65])" office:value-type="float" office:value="78776.839280923" calcext:value-type="float">
            <text:p>78776.8392809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7360.9919" calcext:value-type="float">
            <text:p>1456447360.9919</text:p>
          </table:table-cell>
          <table:table-cell office:value-type="float" office:value="1120" calcext:value-type="float">
            <text:p>1120</text:p>
          </table:table-cell>
          <table:table-cell table:formula="of:=[.B67]-[.B$2]" office:value-type="float" office:value="0.918763160705566" calcext:value-type="float">
            <text:p>0.9187631607</text:p>
          </table:table-cell>
          <table:table-cell table:formula="of:=[.C67]/([.D67]-[.D66])" office:value-type="float" office:value="79943.1687144753" calcext:value-type="float">
            <text:p>79943.16871447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7361.01078" calcext:value-type="float">
            <text:p>1456447361.01078</text:p>
          </table:table-cell>
          <table:table-cell office:value-type="float" office:value="1120" calcext:value-type="float">
            <text:p>1120</text:p>
          </table:table-cell>
          <table:table-cell table:formula="of:=[.B68]-[.B$2]" office:value-type="float" office:value="0.937647581100464" calcext:value-type="float">
            <text:p>0.9376475811</text:p>
          </table:table-cell>
          <table:table-cell table:formula="of:=[.C68]/([.D68]-[.D67])" office:value-type="float" office:value="59308.1480172207" calcext:value-type="float">
            <text:p>59308.14801722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7361.02494" calcext:value-type="float">
            <text:p>1456447361.02494</text:p>
          </table:table-cell>
          <table:table-cell office:value-type="float" office:value="1120" calcext:value-type="float">
            <text:p>1120</text:p>
          </table:table-cell>
          <table:table-cell table:formula="of:=[.B69]-[.B$2]" office:value-type="float" office:value="0.951806545257568" calcext:value-type="float">
            <text:p>0.9518065453</text:p>
          </table:table-cell>
          <table:table-cell table:formula="of:=[.C69]/([.D69]-[.D68])" office:value-type="float" office:value="79101.8317140115" calcext:value-type="float">
            <text:p>79101.83171401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7361.0343" calcext:value-type="float">
            <text:p>1456447361.0343</text:p>
          </table:table-cell>
          <table:table-cell office:value-type="float" office:value="1120" calcext:value-type="float">
            <text:p>1120</text:p>
          </table:table-cell>
          <table:table-cell table:formula="of:=[.B70]-[.B$2]" office:value-type="float" office:value="0.961167812347412" calcext:value-type="float">
            <text:p>0.9611678123</text:p>
          </table:table-cell>
          <table:table-cell table:formula="of:=[.C70]/([.D70]-[.D69])" office:value-type="float" office:value="119641.923390383" calcext:value-type="float">
            <text:p>119641.9233903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7361.05309" calcext:value-type="float">
            <text:p>1456447361.05309</text:p>
          </table:table-cell>
          <table:table-cell office:value-type="float" office:value="1120" calcext:value-type="float">
            <text:p>1120</text:p>
          </table:table-cell>
          <table:table-cell table:formula="of:=[.B71]-[.B$2]" office:value-type="float" office:value="0.979959964752197" calcext:value-type="float">
            <text:p>0.9799599648</text:p>
          </table:table-cell>
          <table:table-cell table:formula="of:=[.C71]/([.D71]-[.D70])" office:value-type="float" office:value="59599.3463587922" calcext:value-type="float">
            <text:p>59599.34635879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7361.06236" calcext:value-type="float">
            <text:p>1456447361.06236</text:p>
          </table:table-cell>
          <table:table-cell office:value-type="float" office:value="1120" calcext:value-type="float">
            <text:p>1120</text:p>
          </table:table-cell>
          <table:table-cell table:formula="of:=[.B72]-[.B$2]" office:value-type="float" office:value="0.989225387573242" calcext:value-type="float">
            <text:p>0.9892253876</text:p>
          </table:table-cell>
          <table:table-cell table:formula="of:=[.C72]/([.D72]-[.D71])" office:value-type="float" office:value="120879.534764037" calcext:value-type="float">
            <text:p>120879.534764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7361.07643" calcext:value-type="float">
            <text:p>1456447361.07643</text:p>
          </table:table-cell>
          <table:table-cell office:value-type="float" office:value="1120" calcext:value-type="float">
            <text:p>1120</text:p>
          </table:table-cell>
          <table:table-cell table:formula="of:=[.B73]-[.B$2]" office:value-type="float" office:value="1.00329542160034" calcext:value-type="float">
            <text:p>1.0032954216</text:p>
          </table:table-cell>
          <table:table-cell table:formula="of:=[.C73]/([.D73]-[.D72])" office:value-type="float" office:value="79601.7975395669" calcext:value-type="float">
            <text:p>79601.79753956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7361.09005" calcext:value-type="float">
            <text:p>1456447361.09005</text:p>
          </table:table-cell>
          <table:table-cell office:value-type="float" office:value="1120" calcext:value-type="float">
            <text:p>1120</text:p>
          </table:table-cell>
          <table:table-cell table:formula="of:=[.B74]-[.B$2]" office:value-type="float" office:value="1.01691675186157" calcext:value-type="float">
            <text:p>1.0169167519</text:p>
          </table:table-cell>
          <table:table-cell table:formula="of:=[.C74]/([.D74]-[.D73])" office:value-type="float" office:value="82223.9809563817" calcext:value-type="float">
            <text:p>82223.98095638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7361.10347" calcext:value-type="float">
            <text:p>1456447361.10347</text:p>
          </table:table-cell>
          <table:table-cell office:value-type="float" office:value="1120" calcext:value-type="float">
            <text:p>1120</text:p>
          </table:table-cell>
          <table:table-cell table:formula="of:=[.B75]-[.B$2]" office:value-type="float" office:value="1.03034019470215" calcext:value-type="float">
            <text:p>1.0303401947</text:p>
          </table:table-cell>
          <table:table-cell table:formula="of:=[.C75]/([.D75]-[.D74])" office:value-type="float" office:value="83436.1209193279" calcext:value-type="float">
            <text:p>83436.12091932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7361.11664" calcext:value-type="float">
            <text:p>1456447361.11664</text:p>
          </table:table-cell>
          <table:table-cell office:value-type="float" office:value="1120" calcext:value-type="float">
            <text:p>1120</text:p>
          </table:table-cell>
          <table:table-cell table:formula="of:=[.B76]-[.B$2]" office:value-type="float" office:value="1.04350900650024" calcext:value-type="float">
            <text:p>1.0435090065</text:p>
          </table:table-cell>
          <table:table-cell table:formula="of:=[.C76]/([.D76]-[.D75])" office:value-type="float" office:value="85049.4347684397" calcext:value-type="float">
            <text:p>85049.43476843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7361.1299" calcext:value-type="float">
            <text:p>1456447361.1299</text:p>
          </table:table-cell>
          <table:table-cell office:value-type="float" office:value="1120" calcext:value-type="float">
            <text:p>1120</text:p>
          </table:table-cell>
          <table:table-cell table:formula="of:=[.B77]-[.B$2]" office:value-type="float" office:value="1.05676674842834" calcext:value-type="float">
            <text:p>1.0567667484</text:p>
          </table:table-cell>
          <table:table-cell table:formula="of:=[.C77]/([.D77]-[.D76])" office:value-type="float" office:value="84478.9411405039" calcext:value-type="float">
            <text:p>84478.94114050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7361.14321" calcext:value-type="float">
            <text:p>1456447361.14321</text:p>
          </table:table-cell>
          <table:table-cell office:value-type="float" office:value="1120" calcext:value-type="float">
            <text:p>1120</text:p>
          </table:table-cell>
          <table:table-cell table:formula="of:=[.B78]-[.B$2]" office:value-type="float" office:value="1.07007145881653" calcext:value-type="float">
            <text:p>1.0700714588</text:p>
          </table:table-cell>
          <table:table-cell table:formula="of:=[.C78]/([.D78]-[.D77])" office:value-type="float" office:value="84180.712493728" calcext:value-type="float">
            <text:p>84180.7124937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7361.1564" calcext:value-type="float">
            <text:p>1456447361.1564</text:p>
          </table:table-cell>
          <table:table-cell office:value-type="float" office:value="1120" calcext:value-type="float">
            <text:p>1120</text:p>
          </table:table-cell>
          <table:table-cell table:formula="of:=[.B79]-[.B$2]" office:value-type="float" office:value="1.08326268196106" calcext:value-type="float">
            <text:p>1.083262682</text:p>
          </table:table-cell>
          <table:table-cell table:formula="of:=[.C79]/([.D79]-[.D78])" office:value-type="float" office:value="84904.9392712551" calcext:value-type="float">
            <text:p>84904.93927125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7361.16967" calcext:value-type="float">
            <text:p>1456447361.16967</text:p>
          </table:table-cell>
          <table:table-cell office:value-type="float" office:value="1120" calcext:value-type="float">
            <text:p>1120</text:p>
          </table:table-cell>
          <table:table-cell table:formula="of:=[.B80]-[.B$2]" office:value-type="float" office:value="1.09653925895691" calcext:value-type="float">
            <text:p>1.096539259</text:p>
          </table:table-cell>
          <table:table-cell table:formula="of:=[.C80]/([.D80]-[.D79])" office:value-type="float" office:value="84359.093488489" calcext:value-type="float">
            <text:p>84359.0934884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7361.18301" calcext:value-type="float">
            <text:p>1456447361.18301</text:p>
          </table:table-cell>
          <table:table-cell office:value-type="float" office:value="1120" calcext:value-type="float">
            <text:p>1120</text:p>
          </table:table-cell>
          <table:table-cell table:formula="of:=[.B81]-[.B$2]" office:value-type="float" office:value="1.10987520217896" calcext:value-type="float">
            <text:p>1.1098752022</text:p>
          </table:table-cell>
          <table:table-cell table:formula="of:=[.C81]/([.D81]-[.D80])" office:value-type="float" office:value="83983.5609189237" calcext:value-type="float">
            <text:p>83983.5609189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7361.19625" calcext:value-type="float">
            <text:p>1456447361.19625</text:p>
          </table:table-cell>
          <table:table-cell office:value-type="float" office:value="1120" calcext:value-type="float">
            <text:p>1120</text:p>
          </table:table-cell>
          <table:table-cell table:formula="of:=[.B82]-[.B$2]" office:value-type="float" office:value="1.12311816215515" calcext:value-type="float">
            <text:p>1.1231181622</text:p>
          </table:table-cell>
          <table:table-cell table:formula="of:=[.C82]/([.D82]-[.D81])" office:value-type="float" office:value="84573.2375551355" calcext:value-type="float">
            <text:p>84573.23755513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7361.20959" calcext:value-type="float">
            <text:p>1456447361.20959</text:p>
          </table:table-cell>
          <table:table-cell office:value-type="float" office:value="1120" calcext:value-type="float">
            <text:p>1120</text:p>
          </table:table-cell>
          <table:table-cell table:formula="of:=[.B83]-[.B$2]" office:value-type="float" office:value="1.13646006584167" calcext:value-type="float">
            <text:p>1.1364600658</text:p>
          </table:table-cell>
          <table:table-cell table:formula="of:=[.C83]/([.D83]-[.D82])" office:value-type="float" office:value="83946.0414581844" calcext:value-type="float">
            <text:p>83946.04145818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7361.22391" calcext:value-type="float">
            <text:p>1456447361.22391</text:p>
          </table:table-cell>
          <table:table-cell office:value-type="float" office:value="1120" calcext:value-type="float">
            <text:p>1120</text:p>
          </table:table-cell>
          <table:table-cell table:formula="of:=[.B84]-[.B$2]" office:value-type="float" office:value="1.15077567100525" calcext:value-type="float">
            <text:p>1.150775671</text:p>
          </table:table-cell>
          <table:table-cell table:formula="of:=[.C84]/([.D84]-[.D83])" office:value-type="float" office:value="78236.3013789888" calcext:value-type="float">
            <text:p>78236.30137898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7361.23626" calcext:value-type="float">
            <text:p>1456447361.23626</text:p>
          </table:table-cell>
          <table:table-cell office:value-type="float" office:value="1120" calcext:value-type="float">
            <text:p>1120</text:p>
          </table:table-cell>
          <table:table-cell table:formula="of:=[.B85]-[.B$2]" office:value-type="float" office:value="1.16312146186829" calcext:value-type="float">
            <text:p>1.1631214619</text:p>
          </table:table-cell>
          <table:table-cell table:formula="of:=[.C85]/([.D85]-[.D84])" office:value-type="float" office:value="90719.1780927736" calcext:value-type="float">
            <text:p>90719.17809277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7361.24974" calcext:value-type="float">
            <text:p>1456447361.24974</text:p>
          </table:table-cell>
          <table:table-cell office:value-type="float" office:value="1120" calcext:value-type="float">
            <text:p>1120</text:p>
          </table:table-cell>
          <table:table-cell table:formula="of:=[.B86]-[.B$2]" office:value-type="float" office:value="1.17660689353943" calcext:value-type="float">
            <text:p>1.1766068935</text:p>
          </table:table-cell>
          <table:table-cell table:formula="of:=[.C86]/([.D86]-[.D85])" office:value-type="float" office:value="83052.5879565786" calcext:value-type="float">
            <text:p>83052.58795657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7361.26303" calcext:value-type="float">
            <text:p>1456447361.26303</text:p>
          </table:table-cell>
          <table:table-cell office:value-type="float" office:value="1120" calcext:value-type="float">
            <text:p>1120</text:p>
          </table:table-cell>
          <table:table-cell table:formula="of:=[.B87]-[.B$2]" office:value-type="float" office:value="1.18989682197571" calcext:value-type="float">
            <text:p>1.189896822</text:p>
          </table:table-cell>
          <table:table-cell table:formula="of:=[.C87]/([.D87]-[.D86])" office:value-type="float" office:value="84274.3439417315" calcext:value-type="float">
            <text:p>84274.34394173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7361.27623" calcext:value-type="float">
            <text:p>1456447361.27623</text:p>
          </table:table-cell>
          <table:table-cell office:value-type="float" office:value="1120" calcext:value-type="float">
            <text:p>1120</text:p>
          </table:table-cell>
          <table:table-cell table:formula="of:=[.B88]-[.B$2]" office:value-type="float" office:value="1.20310044288635" calcext:value-type="float">
            <text:p>1.2031004429</text:p>
          </table:table-cell>
          <table:table-cell table:formula="of:=[.C88]/([.D88]-[.D87])" office:value-type="float" office:value="84825.2163235825" calcext:value-type="float">
            <text:p>84825.2163235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7361.28947" calcext:value-type="float">
            <text:p>1456447361.28947</text:p>
          </table:table-cell>
          <table:table-cell office:value-type="float" office:value="1120" calcext:value-type="float">
            <text:p>1120</text:p>
          </table:table-cell>
          <table:table-cell table:formula="of:=[.B89]-[.B$2]" office:value-type="float" office:value="1.21633410453796" calcext:value-type="float">
            <text:p>1.2163341045</text:p>
          </table:table-cell>
          <table:table-cell table:formula="of:=[.C89]/([.D89]-[.D88])" office:value-type="float" office:value="84632.6609735884" calcext:value-type="float">
            <text:p>84632.66097358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7361.30277" calcext:value-type="float">
            <text:p>1456447361.30277</text:p>
          </table:table-cell>
          <table:table-cell office:value-type="float" office:value="1120" calcext:value-type="float">
            <text:p>1120</text:p>
          </table:table-cell>
          <table:table-cell table:formula="of:=[.B90]-[.B$2]" office:value-type="float" office:value="1.22963166236877" calcext:value-type="float">
            <text:p>1.2296316624</text:p>
          </table:table-cell>
          <table:table-cell table:formula="of:=[.C90]/([.D90]-[.D89])" office:value-type="float" office:value="84225.9920393015" calcext:value-type="float">
            <text:p>84225.99203930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7361.31609" calcext:value-type="float">
            <text:p>1456447361.31609</text:p>
          </table:table-cell>
          <table:table-cell office:value-type="float" office:value="1120" calcext:value-type="float">
            <text:p>1120</text:p>
          </table:table-cell>
          <table:table-cell table:formula="of:=[.B91]-[.B$2]" office:value-type="float" office:value="1.2429575920105" calcext:value-type="float">
            <text:p>1.242957592</text:p>
          </table:table-cell>
          <table:table-cell table:formula="of:=[.C91]/([.D91]-[.D90])" office:value-type="float" office:value="84046.6691714526" calcext:value-type="float">
            <text:p>84046.6691714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7361.32958" calcext:value-type="float">
            <text:p>1456447361.32958</text:p>
          </table:table-cell>
          <table:table-cell office:value-type="float" office:value="1120" calcext:value-type="float">
            <text:p>1120</text:p>
          </table:table-cell>
          <table:table-cell table:formula="of:=[.B92]-[.B$2]" office:value-type="float" office:value="1.25644779205322" calcext:value-type="float">
            <text:p>1.2564477921</text:p>
          </table:table-cell>
          <table:table-cell table:formula="of:=[.C92]/([.D92]-[.D91])" office:value-type="float" office:value="83023.2314163515" calcext:value-type="float">
            <text:p>83023.23141635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7361.34284" calcext:value-type="float">
            <text:p>1456447361.34284</text:p>
          </table:table-cell>
          <table:table-cell office:value-type="float" office:value="1120" calcext:value-type="float">
            <text:p>1120</text:p>
          </table:table-cell>
          <table:table-cell table:formula="of:=[.B93]-[.B$2]" office:value-type="float" office:value="1.26970410346985" calcext:value-type="float">
            <text:p>1.2697041035</text:p>
          </table:table-cell>
          <table:table-cell table:formula="of:=[.C93]/([.D93]-[.D92])" office:value-type="float" office:value="84488.0574090394" calcext:value-type="float">
            <text:p>84488.05740903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7361.35611" calcext:value-type="float">
            <text:p>1456447361.35611</text:p>
          </table:table-cell>
          <table:table-cell office:value-type="float" office:value="1120" calcext:value-type="float">
            <text:p>1120</text:p>
          </table:table-cell>
          <table:table-cell table:formula="of:=[.B94]-[.B$2]" office:value-type="float" office:value="1.28297162055969" calcext:value-type="float">
            <text:p>1.2829716206</text:p>
          </table:table-cell>
          <table:table-cell table:formula="of:=[.C94]/([.D94]-[.D93])" office:value-type="float" office:value="84416.6992524439" calcext:value-type="float">
            <text:p>84416.69925244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7361.3695" calcext:value-type="float">
            <text:p>1456447361.3695</text:p>
          </table:table-cell>
          <table:table-cell office:value-type="float" office:value="1120" calcext:value-type="float">
            <text:p>1120</text:p>
          </table:table-cell>
          <table:table-cell table:formula="of:=[.B95]-[.B$2]" office:value-type="float" office:value="1.29636597633362" calcext:value-type="float">
            <text:p>1.2963659763</text:p>
          </table:table-cell>
          <table:table-cell table:formula="of:=[.C95]/([.D95]-[.D94])" office:value-type="float" office:value="83617.3100747597" calcext:value-type="float">
            <text:p>83617.31007475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7361.38304" calcext:value-type="float">
            <text:p>1456447361.38304</text:p>
          </table:table-cell>
          <table:table-cell office:value-type="float" office:value="1120" calcext:value-type="float">
            <text:p>1120</text:p>
          </table:table-cell>
          <table:table-cell table:formula="of:=[.B96]-[.B$2]" office:value-type="float" office:value="1.30990767478943" calcext:value-type="float">
            <text:p>1.3099076748</text:p>
          </table:table-cell>
          <table:table-cell table:formula="of:=[.C96]/([.D96]-[.D95])" office:value-type="float" office:value="82707.4981513434" calcext:value-type="float">
            <text:p>82707.49815134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7361.39622" calcext:value-type="float">
            <text:p>1456447361.39622</text:p>
          </table:table-cell>
          <table:table-cell office:value-type="float" office:value="1120" calcext:value-type="float">
            <text:p>1120</text:p>
          </table:table-cell>
          <table:table-cell table:formula="of:=[.B97]-[.B$2]" office:value-type="float" office:value="1.32308840751648" calcext:value-type="float">
            <text:p>1.3230884075</text:p>
          </table:table-cell>
          <table:table-cell table:formula="of:=[.C97]/([.D97]-[.D96])" office:value-type="float" office:value="84972.5142898488" calcext:value-type="float">
            <text:p>84972.51428984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7361.40942" calcext:value-type="float">
            <text:p>1456447361.40942</text:p>
          </table:table-cell>
          <table:table-cell office:value-type="float" office:value="1120" calcext:value-type="float">
            <text:p>1120</text:p>
          </table:table-cell>
          <table:table-cell table:formula="of:=[.B98]-[.B$2]" office:value-type="float" office:value="1.33628916740417" calcext:value-type="float">
            <text:p>1.3362891674</text:p>
          </table:table-cell>
          <table:table-cell table:formula="of:=[.C98]/([.D98]-[.D97])" office:value-type="float" office:value="84843.6006357463" calcext:value-type="float">
            <text:p>84843.60063574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7361.42266" calcext:value-type="float">
            <text:p>1456447361.42266</text:p>
          </table:table-cell>
          <table:table-cell office:value-type="float" office:value="1120" calcext:value-type="float">
            <text:p>1120</text:p>
          </table:table-cell>
          <table:table-cell table:formula="of:=[.B99]-[.B$2]" office:value-type="float" office:value="1.34952688217163" calcext:value-type="float">
            <text:p>1.3495268822</text:p>
          </table:table-cell>
          <table:table-cell table:formula="of:=[.C99]/([.D99]-[.D98])" office:value-type="float" office:value="84606.7481944419" calcext:value-type="float">
            <text:p>84606.74819444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7361.44168" calcext:value-type="float">
            <text:p>1456447361.44168</text:p>
          </table:table-cell>
          <table:table-cell office:value-type="float" office:value="1120" calcext:value-type="float">
            <text:p>1120</text:p>
          </table:table-cell>
          <table:table-cell table:formula="of:=[.B100]-[.B$2]" office:value-type="float" office:value="1.36854147911072" calcext:value-type="float">
            <text:p>1.3685414791</text:p>
          </table:table-cell>
          <table:table-cell table:formula="of:=[.C100]/([.D100]-[.D99])" office:value-type="float" office:value="58902.1162840269" calcext:value-type="float">
            <text:p>58902.11628402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7361.45513" calcext:value-type="float">
            <text:p>1456447361.45513</text:p>
          </table:table-cell>
          <table:table-cell office:value-type="float" office:value="1120" calcext:value-type="float">
            <text:p>1120</text:p>
          </table:table-cell>
          <table:table-cell table:formula="of:=[.B101]-[.B$2]" office:value-type="float" office:value="1.38199830055237" calcext:value-type="float">
            <text:p>1.3819983006</text:p>
          </table:table-cell>
          <table:table-cell table:formula="of:=[.C101]/([.D101]-[.D100])" office:value-type="float" office:value="83229.1640976578" calcext:value-type="float">
            <text:p>83229.1640976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7361.4685" calcext:value-type="float">
            <text:p>1456447361.4685</text:p>
          </table:table-cell>
          <table:table-cell office:value-type="float" office:value="1120" calcext:value-type="float">
            <text:p>1120</text:p>
          </table:table-cell>
          <table:table-cell table:formula="of:=[.B102]-[.B$2]" office:value-type="float" office:value="1.39537048339844" calcext:value-type="float">
            <text:p>1.3953704834</text:p>
          </table:table-cell>
          <table:table-cell table:formula="of:=[.C102]/([.D102]-[.D101])" office:value-type="float" office:value="83755.9591349154" calcext:value-type="float">
            <text:p>83755.9591349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7361.48179" calcext:value-type="float">
            <text:p>1456447361.48179</text:p>
          </table:table-cell>
          <table:table-cell office:value-type="float" office:value="1120" calcext:value-type="float">
            <text:p>1120</text:p>
          </table:table-cell>
          <table:table-cell table:formula="of:=[.B103]-[.B$2]" office:value-type="float" office:value="1.40865707397461" calcext:value-type="float">
            <text:p>1.408657074</text:p>
          </table:table-cell>
          <table:table-cell table:formula="of:=[.C103]/([.D103]-[.D102])" office:value-type="float" office:value="84295.5153603216" calcext:value-type="float">
            <text:p>84295.51536032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7361.49515" calcext:value-type="float">
            <text:p>1456447361.49515</text:p>
          </table:table-cell>
          <table:table-cell office:value-type="float" office:value="1120" calcext:value-type="float">
            <text:p>1120</text:p>
          </table:table-cell>
          <table:table-cell table:formula="of:=[.B104]-[.B$2]" office:value-type="float" office:value="1.4220142364502" calcext:value-type="float">
            <text:p>1.4220142365</text:p>
          </table:table-cell>
          <table:table-cell table:formula="of:=[.C104]/([.D104]-[.D103])" office:value-type="float" office:value="83850.1442239041" calcext:value-type="float">
            <text:p>83850.14422390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7361.50864" calcext:value-type="float">
            <text:p>1456447361.50864</text:p>
          </table:table-cell>
          <table:table-cell office:value-type="float" office:value="1120" calcext:value-type="float">
            <text:p>1120</text:p>
          </table:table-cell>
          <table:table-cell table:formula="of:=[.B105]-[.B$2]" office:value-type="float" office:value="1.43550515174866" calcext:value-type="float">
            <text:p>1.4355051517</text:p>
          </table:table-cell>
          <table:table-cell table:formula="of:=[.C105]/([.D105]-[.D104])" office:value-type="float" office:value="83018.8297251922" calcext:value-type="float">
            <text:p>83018.82972519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7361.52206" calcext:value-type="float">
            <text:p>1456447361.52206</text:p>
          </table:table-cell>
          <table:table-cell office:value-type="float" office:value="1120" calcext:value-type="float">
            <text:p>1120</text:p>
          </table:table-cell>
          <table:table-cell table:formula="of:=[.B106]-[.B$2]" office:value-type="float" office:value="1.44892740249634" calcext:value-type="float">
            <text:p>1.4489274025</text:p>
          </table:table-cell>
          <table:table-cell table:formula="of:=[.C106]/([.D106]-[.D105])" office:value-type="float" office:value="83443.5312716486" calcext:value-type="float">
            <text:p>83443.53127164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7361.53528" calcext:value-type="float">
            <text:p>1456447361.53528</text:p>
          </table:table-cell>
          <table:table-cell office:value-type="float" office:value="1120" calcext:value-type="float">
            <text:p>1120</text:p>
          </table:table-cell>
          <table:table-cell table:formula="of:=[.B107]-[.B$2]" office:value-type="float" office:value="1.46214556694031" calcext:value-type="float">
            <text:p>1.4621455669</text:p>
          </table:table-cell>
          <table:table-cell table:formula="of:=[.C107]/([.D107]-[.D106])" office:value-type="float" office:value="84731.8857884959" calcext:value-type="float">
            <text:p>84731.88578849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7361.5484" calcext:value-type="float">
            <text:p>1456447361.5484</text:p>
          </table:table-cell>
          <table:table-cell office:value-type="float" office:value="1120" calcext:value-type="float">
            <text:p>1120</text:p>
          </table:table-cell>
          <table:table-cell table:formula="of:=[.B108]-[.B$2]" office:value-type="float" office:value="1.47526717185974" calcext:value-type="float">
            <text:p>1.4752671719</text:p>
          </table:table-cell>
          <table:table-cell table:formula="of:=[.C108]/([.D108]-[.D107])" office:value-type="float" office:value="85355.4124573007" calcext:value-type="float">
            <text:p>85355.4124573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7361.56181" calcext:value-type="float">
            <text:p>1456447361.56181</text:p>
          </table:table-cell>
          <table:table-cell office:value-type="float" office:value="1120" calcext:value-type="float">
            <text:p>1120</text:p>
          </table:table-cell>
          <table:table-cell table:formula="of:=[.B109]-[.B$2]" office:value-type="float" office:value="1.48867607116699" calcext:value-type="float">
            <text:p>1.4886760712</text:p>
          </table:table-cell>
          <table:table-cell table:formula="of:=[.C109]/([.D109]-[.D108])" office:value-type="float" office:value="83526.6172365356" calcext:value-type="float">
            <text:p>83526.61723653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7361.57536" calcext:value-type="float">
            <text:p>1456447361.57536</text:p>
          </table:table-cell>
          <table:table-cell office:value-type="float" office:value="1120" calcext:value-type="float">
            <text:p>1120</text:p>
          </table:table-cell>
          <table:table-cell table:formula="of:=[.B110]-[.B$2]" office:value-type="float" office:value="1.50222420692444" calcext:value-type="float">
            <text:p>1.5022242069</text:p>
          </table:table-cell>
          <table:table-cell table:formula="of:=[.C110]/([.D110]-[.D109])" office:value-type="float" office:value="82668.2002639683" calcext:value-type="float">
            <text:p>82668.20026396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7361.58866" calcext:value-type="float">
            <text:p>1456447361.58866</text:p>
          </table:table-cell>
          <table:table-cell office:value-type="float" office:value="1120" calcext:value-type="float">
            <text:p>1120</text:p>
          </table:table-cell>
          <table:table-cell table:formula="of:=[.B111]-[.B$2]" office:value-type="float" office:value="1.51553082466126" calcext:value-type="float">
            <text:p>1.5155308247</text:p>
          </table:table-cell>
          <table:table-cell table:formula="of:=[.C111]/([.D111]-[.D110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7361.60202" calcext:value-type="float">
            <text:p>1456447361.60202</text:p>
          </table:table-cell>
          <table:table-cell office:value-type="float" office:value="1120" calcext:value-type="float">
            <text:p>1120</text:p>
          </table:table-cell>
          <table:table-cell table:formula="of:=[.B112]-[.B$2]" office:value-type="float" office:value="1.52888655662537" calcext:value-type="float">
            <text:p>1.5288865566</text:p>
          </table:table-cell>
          <table:table-cell table:formula="of:=[.C112]/([.D112]-[.D111])" office:value-type="float" office:value="83859.1252811596" calcext:value-type="float">
            <text:p>83859.12528115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7361.61528" calcext:value-type="float">
            <text:p>1456447361.61528</text:p>
          </table:table-cell>
          <table:table-cell office:value-type="float" office:value="1120" calcext:value-type="float">
            <text:p>1120</text:p>
          </table:table-cell>
          <table:table-cell table:formula="of:=[.B113]-[.B$2]" office:value-type="float" office:value="1.54214525222778" calcext:value-type="float">
            <text:p>1.5421452522</text:p>
          </table:table-cell>
          <table:table-cell table:formula="of:=[.C113]/([.D113]-[.D112])" office:value-type="float" office:value="84472.8647210084" calcext:value-type="float">
            <text:p>84472.86472100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7361.62973" calcext:value-type="float">
            <text:p>1456447361.62973</text:p>
          </table:table-cell>
          <table:table-cell office:value-type="float" office:value="1120" calcext:value-type="float">
            <text:p>1120</text:p>
          </table:table-cell>
          <table:table-cell table:formula="of:=[.B114]-[.B$2]" office:value-type="float" office:value="1.55659365653992" calcext:value-type="float">
            <text:p>1.5565936565</text:p>
          </table:table-cell>
          <table:table-cell table:formula="of:=[.C114]/([.D114]-[.D113])" office:value-type="float" office:value="77517.2106070857" calcext:value-type="float">
            <text:p>77517.21060708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7361.64209" calcext:value-type="float">
            <text:p>1456447361.64209</text:p>
          </table:table-cell>
          <table:table-cell office:value-type="float" office:value="1120" calcext:value-type="float">
            <text:p>1120</text:p>
          </table:table-cell>
          <table:table-cell table:formula="of:=[.B115]-[.B$2]" office:value-type="float" office:value="1.56895327568054" calcext:value-type="float">
            <text:p>1.5689532757</text:p>
          </table:table-cell>
          <table:table-cell table:formula="of:=[.C115]/([.D115]-[.D114])" office:value-type="float" office:value="90617.6790123457" calcext:value-type="float">
            <text:p>90617.67901234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7361.65592" calcext:value-type="float">
            <text:p>1456447361.65592</text:p>
          </table:table-cell>
          <table:table-cell office:value-type="float" office:value="1120" calcext:value-type="float">
            <text:p>1120</text:p>
          </table:table-cell>
          <table:table-cell table:formula="of:=[.B116]-[.B$2]" office:value-type="float" office:value="1.5827853679657" calcext:value-type="float">
            <text:p>1.582785368</text:p>
          </table:table-cell>
          <table:table-cell table:formula="of:=[.C116]/([.D116]-[.D115])" office:value-type="float" office:value="80971.1196911197" calcext:value-type="float">
            <text:p>80971.11969111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7361.66887" calcext:value-type="float">
            <text:p>1456447361.66887</text:p>
          </table:table-cell>
          <table:table-cell office:value-type="float" office:value="1120" calcext:value-type="float">
            <text:p>1120</text:p>
          </table:table-cell>
          <table:table-cell table:formula="of:=[.B117]-[.B$2]" office:value-type="float" office:value="1.59573435783386" calcext:value-type="float">
            <text:p>1.5957343578</text:p>
          </table:table-cell>
          <table:table-cell table:formula="of:=[.C117]/([.D117]-[.D116])" office:value-type="float" office:value="86493.2331713065" calcext:value-type="float">
            <text:p>86493.23317130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7361.68219" calcext:value-type="float">
            <text:p>1456447361.68219</text:p>
          </table:table-cell>
          <table:table-cell office:value-type="float" office:value="1120" calcext:value-type="float">
            <text:p>1120</text:p>
          </table:table-cell>
          <table:table-cell table:formula="of:=[.B118]-[.B$2]" office:value-type="float" office:value="1.6090567111969" calcext:value-type="float">
            <text:p>1.6090567112</text:p>
          </table:table-cell>
          <table:table-cell table:formula="of:=[.C118]/([.D118]-[.D117])" office:value-type="float" office:value="84069.2308242958" calcext:value-type="float">
            <text:p>84069.23082429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7361.69585" calcext:value-type="float">
            <text:p>1456447361.69585</text:p>
          </table:table-cell>
          <table:table-cell office:value-type="float" office:value="1120" calcext:value-type="float">
            <text:p>1120</text:p>
          </table:table-cell>
          <table:table-cell table:formula="of:=[.B119]-[.B$2]" office:value-type="float" office:value="1.62271666526794" calcext:value-type="float">
            <text:p>1.6227166653</text:p>
          </table:table-cell>
          <table:table-cell table:formula="of:=[.C119]/([.D119]-[.D118])" office:value-type="float" office:value="81991.4909065522" calcext:value-type="float">
            <text:p>81991.49090655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7361.70226" calcext:value-type="float">
            <text:p>1456447361.70226</text:p>
          </table:table-cell>
          <table:table-cell office:value-type="float" office:value="1120" calcext:value-type="float">
            <text:p>1120</text:p>
          </table:table-cell>
          <table:table-cell table:formula="of:=[.B120]-[.B$2]" office:value-type="float" office:value="1.62912321090698" calcext:value-type="float">
            <text:p>1.6291232109</text:p>
          </table:table-cell>
          <table:table-cell table:formula="of:=[.C120]/([.D120]-[.D119])" office:value-type="float" office:value="174821.20055078" calcext:value-type="float">
            <text:p>174821.200550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7361.71526" calcext:value-type="float">
            <text:p>1456447361.71526</text:p>
          </table:table-cell>
          <table:table-cell office:value-type="float" office:value="1120" calcext:value-type="float">
            <text:p>1120</text:p>
          </table:table-cell>
          <table:table-cell table:formula="of:=[.B121]-[.B$2]" office:value-type="float" office:value="1.64212965965271" calcext:value-type="float">
            <text:p>1.6421296597</text:p>
          </table:table-cell>
          <table:table-cell table:formula="of:=[.C121]/([.D121]-[.D120])" office:value-type="float" office:value="86111.1300936704" calcext:value-type="float">
            <text:p>86111.13009367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7361.72867" calcext:value-type="float">
            <text:p>1456447361.72867</text:p>
          </table:table-cell>
          <table:table-cell office:value-type="float" office:value="1120" calcext:value-type="float">
            <text:p>1120</text:p>
          </table:table-cell>
          <table:table-cell table:formula="of:=[.B122]-[.B$2]" office:value-type="float" office:value="1.65553569793701" calcext:value-type="float">
            <text:p>1.6555356979</text:p>
          </table:table-cell>
          <table:table-cell table:formula="of:=[.C122]/([.D122]-[.D121])" office:value-type="float" office:value="83544.4429031283" calcext:value-type="float">
            <text:p>83544.44290312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7361.74192" calcext:value-type="float">
            <text:p>1456447361.74192</text:p>
          </table:table-cell>
          <table:table-cell office:value-type="float" office:value="1120" calcext:value-type="float">
            <text:p>1120</text:p>
          </table:table-cell>
          <table:table-cell table:formula="of:=[.B123]-[.B$2]" office:value-type="float" office:value="1.66878271102905" calcext:value-type="float">
            <text:p>1.668782711</text:p>
          </table:table-cell>
          <table:table-cell table:formula="of:=[.C123]/([.D123]-[.D122])" office:value-type="float" office:value="84547.3611461071" calcext:value-type="float">
            <text:p>84547.36114610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7361.75538" calcext:value-type="float">
            <text:p>1456447361.75538</text:p>
          </table:table-cell>
          <table:table-cell office:value-type="float" office:value="1120" calcext:value-type="float">
            <text:p>1120</text:p>
          </table:table-cell>
          <table:table-cell table:formula="of:=[.B124]-[.B$2]" office:value-type="float" office:value="1.68225073814392" calcext:value-type="float">
            <text:p>1.6822507381</text:p>
          </table:table-cell>
          <table:table-cell table:formula="of:=[.C124]/([.D124]-[.D123])" office:value-type="float" office:value="83159.915735807" calcext:value-type="float">
            <text:p>83159.9157358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7361.76875" calcext:value-type="float">
            <text:p>1456447361.76875</text:p>
          </table:table-cell>
          <table:table-cell office:value-type="float" office:value="1120" calcext:value-type="float">
            <text:p>1120</text:p>
          </table:table-cell>
          <table:table-cell table:formula="of:=[.B125]-[.B$2]" office:value-type="float" office:value="1.69561529159546" calcext:value-type="float">
            <text:p>1.6956152916</text:p>
          </table:table-cell>
          <table:table-cell table:formula="of:=[.C125]/([.D125]-[.D124])" office:value-type="float" office:value="83803.7727232183" calcext:value-type="float">
            <text:p>83803.7727232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7361.78207" calcext:value-type="float">
            <text:p>1456447361.78207</text:p>
          </table:table-cell>
          <table:table-cell office:value-type="float" office:value="1120" calcext:value-type="float">
            <text:p>1120</text:p>
          </table:table-cell>
          <table:table-cell table:formula="of:=[.B126]-[.B$2]" office:value-type="float" office:value="1.7089376449585" calcext:value-type="float">
            <text:p>1.708937645</text:p>
          </table:table-cell>
          <table:table-cell table:formula="of:=[.C126]/([.D126]-[.D125])" office:value-type="float" office:value="84069.2308242958" calcext:value-type="float">
            <text:p>84069.23082429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7361.79542" calcext:value-type="float">
            <text:p>1456447361.79542</text:p>
          </table:table-cell>
          <table:table-cell office:value-type="float" office:value="1120" calcext:value-type="float">
            <text:p>1120</text:p>
          </table:table-cell>
          <table:table-cell table:formula="of:=[.B127]-[.B$2]" office:value-type="float" office:value="1.7222888469696" calcext:value-type="float">
            <text:p>1.722288847</text:p>
          </table:table-cell>
          <table:table-cell table:formula="of:=[.C127]/([.D127]-[.D126])" office:value-type="float" office:value="83887.5779924642" calcext:value-type="float">
            <text:p>83887.57799246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7361.80871" calcext:value-type="float">
            <text:p>1456447361.80871</text:p>
          </table:table-cell>
          <table:table-cell office:value-type="float" office:value="1120" calcext:value-type="float">
            <text:p>1120</text:p>
          </table:table-cell>
          <table:table-cell table:formula="of:=[.B128]-[.B$2]" office:value-type="float" office:value="1.73557162284851" calcext:value-type="float">
            <text:p>1.7355716228</text:p>
          </table:table-cell>
          <table:table-cell table:formula="of:=[.C128]/([.D128]-[.D127])" office:value-type="float" office:value="84319.7242963814" calcext:value-type="float">
            <text:p>84319.72429638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7361.8219" calcext:value-type="float">
            <text:p>1456447361.8219</text:p>
          </table:table-cell>
          <table:table-cell office:value-type="float" office:value="1120" calcext:value-type="float">
            <text:p>1120</text:p>
          </table:table-cell>
          <table:table-cell table:formula="of:=[.B129]-[.B$2]" office:value-type="float" office:value="1.74877023696899" calcext:value-type="float">
            <text:p>1.748770237</text:p>
          </table:table-cell>
          <table:table-cell table:formula="of:=[.C129]/([.D129]-[.D128])" office:value-type="float" office:value="84857.394100327" calcext:value-type="float">
            <text:p>84857.3941003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7361.83519" calcext:value-type="float">
            <text:p>1456447361.83519</text:p>
          </table:table-cell>
          <table:table-cell office:value-type="float" office:value="1120" calcext:value-type="float">
            <text:p>1120</text:p>
          </table:table-cell>
          <table:table-cell table:formula="of:=[.B130]-[.B$2]" office:value-type="float" office:value="1.76205730438232" calcext:value-type="float">
            <text:p>1.7620573044</text:p>
          </table:table-cell>
          <table:table-cell table:formula="of:=[.C130]/([.D130]-[.D129])" office:value-type="float" office:value="84292.490220707" calcext:value-type="float">
            <text:p>84292.4902207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7361.84853" calcext:value-type="float">
            <text:p>1456447361.84853</text:p>
          </table:table-cell>
          <table:table-cell office:value-type="float" office:value="1120" calcext:value-type="float">
            <text:p>1120</text:p>
          </table:table-cell>
          <table:table-cell table:formula="of:=[.B131]-[.B$2]" office:value-type="float" office:value="1.77539825439453" calcext:value-type="float">
            <text:p>1.7753982544</text:p>
          </table:table-cell>
          <table:table-cell table:formula="of:=[.C131]/([.D131]-[.D130])" office:value-type="float" office:value="83952.0423189649" calcext:value-type="float">
            <text:p>83952.04231896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7361.8618" calcext:value-type="float">
            <text:p>1456447361.8618</text:p>
          </table:table-cell>
          <table:table-cell office:value-type="float" office:value="1120" calcext:value-type="float">
            <text:p>1120</text:p>
          </table:table-cell>
          <table:table-cell table:formula="of:=[.B132]-[.B$2]" office:value-type="float" office:value="1.78866648674011" calcext:value-type="float">
            <text:p>1.7886664867</text:p>
          </table:table-cell>
          <table:table-cell table:formula="of:=[.C132]/([.D132]-[.D131])" office:value-type="float" office:value="84412.1485687589" calcext:value-type="float">
            <text:p>84412.14856875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7361.87509" calcext:value-type="float">
            <text:p>1456447361.87509</text:p>
          </table:table-cell>
          <table:table-cell office:value-type="float" office:value="1120" calcext:value-type="float">
            <text:p>1120</text:p>
          </table:table-cell>
          <table:table-cell table:formula="of:=[.B133]-[.B$2]" office:value-type="float" office:value="1.80196094512939" calcext:value-type="float">
            <text:p>1.8019609451</text:p>
          </table:table-cell>
          <table:table-cell table:formula="of:=[.C133]/([.D133]-[.D132])" office:value-type="float" office:value="84245.6283065225" calcext:value-type="float">
            <text:p>84245.62830652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7361.88852" calcext:value-type="float">
            <text:p>1456447361.88852</text:p>
          </table:table-cell>
          <table:table-cell office:value-type="float" office:value="1120" calcext:value-type="float">
            <text:p>1120</text:p>
          </table:table-cell>
          <table:table-cell table:formula="of:=[.B134]-[.B$2]" office:value-type="float" office:value="1.81538200378418" calcext:value-type="float">
            <text:p>1.8153820038</text:p>
          </table:table-cell>
          <table:table-cell table:formula="of:=[.C134]/([.D134]-[.D133])" office:value-type="float" office:value="83450.9429403823" calcext:value-type="float">
            <text:p>83450.94294038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7361.90191" calcext:value-type="float">
            <text:p>1456447361.90191</text:p>
          </table:table-cell>
          <table:table-cell office:value-type="float" office:value="1120" calcext:value-type="float">
            <text:p>1120</text:p>
          </table:table-cell>
          <table:table-cell table:formula="of:=[.B135]-[.B$2]" office:value-type="float" office:value="1.82877349853516" calcext:value-type="float">
            <text:p>1.8287734985</text:p>
          </table:table-cell>
          <table:table-cell table:formula="of:=[.C135]/([.D135]-[.D134])" office:value-type="float" office:value="83635.1744765703" calcext:value-type="float">
            <text:p>83635.17447657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7361.91526" calcext:value-type="float">
            <text:p>1456447361.91526</text:p>
          </table:table-cell>
          <table:table-cell office:value-type="float" office:value="1120" calcext:value-type="float">
            <text:p>1120</text:p>
          </table:table-cell>
          <table:table-cell table:formula="of:=[.B136]-[.B$2]" office:value-type="float" office:value="1.84212422370911" calcext:value-type="float">
            <text:p>1.8421242237</text:p>
          </table:table-cell>
          <table:table-cell table:formula="of:=[.C136]/([.D136]-[.D135])" office:value-type="float" office:value="83890.5741379002" calcext:value-type="float">
            <text:p>83890.57413790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7361.92854" calcext:value-type="float">
            <text:p>1456447361.92854</text:p>
          </table:table-cell>
          <table:table-cell office:value-type="float" office:value="1120" calcext:value-type="float">
            <text:p>1120</text:p>
          </table:table-cell>
          <table:table-cell table:formula="of:=[.B137]-[.B$2]" office:value-type="float" office:value="1.85540437698364" calcext:value-type="float">
            <text:p>1.855404377</text:p>
          </table:table-cell>
          <table:table-cell table:formula="of:=[.C137]/([.D137]-[.D136])" office:value-type="float" office:value="84336.3760076121" calcext:value-type="float">
            <text:p>84336.37600761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7361.9418" calcext:value-type="float">
            <text:p>1456447361.9418</text:p>
          </table:table-cell>
          <table:table-cell office:value-type="float" office:value="1120" calcext:value-type="float">
            <text:p>1120</text:p>
          </table:table-cell>
          <table:table-cell table:formula="of:=[.B138]-[.B$2]" office:value-type="float" office:value="1.86866879463196" calcext:value-type="float">
            <text:p>1.8686687946</text:p>
          </table:table-cell>
          <table:table-cell table:formula="of:=[.C138]/([.D138]-[.D137])" office:value-type="float" office:value="84436.4245528894" calcext:value-type="float">
            <text:p>84436.42455288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7361.95506" calcext:value-type="float">
            <text:p>1456447361.95506</text:p>
          </table:table-cell>
          <table:table-cell office:value-type="float" office:value="1120" calcext:value-type="float">
            <text:p>1120</text:p>
          </table:table-cell>
          <table:table-cell table:formula="of:=[.B139]-[.B$2]" office:value-type="float" office:value="1.88192892074585" calcext:value-type="float">
            <text:p>1.8819289207</text:p>
          </table:table-cell>
          <table:table-cell table:formula="of:=[.C139]/([.D139]-[.D138])" office:value-type="float" office:value="84463.751730586" calcext:value-type="float">
            <text:p>84463.7517305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7361.96831" calcext:value-type="float">
            <text:p>1456447361.96831</text:p>
          </table:table-cell>
          <table:table-cell office:value-type="float" office:value="1120" calcext:value-type="float">
            <text:p>1120</text:p>
          </table:table-cell>
          <table:table-cell table:formula="of:=[.B140]-[.B$2]" office:value-type="float" office:value="1.895179271698" calcext:value-type="float">
            <text:p>1.8951792717</text:p>
          </table:table-cell>
          <table:table-cell table:formula="of:=[.C140]/([.D140]-[.D139])" office:value-type="float" office:value="84526.063048798" calcext:value-type="float">
            <text:p>84526.0630487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7361.98162" calcext:value-type="float">
            <text:p>1456447361.98162</text:p>
          </table:table-cell>
          <table:table-cell office:value-type="float" office:value="1120" calcext:value-type="float">
            <text:p>1120</text:p>
          </table:table-cell>
          <table:table-cell table:formula="of:=[.B141]-[.B$2]" office:value-type="float" office:value="1.90848970413208" calcext:value-type="float">
            <text:p>1.9084897041</text:p>
          </table:table-cell>
          <table:table-cell table:formula="of:=[.C141]/([.D141]-[.D140])" office:value-type="float" office:value="84144.5238948198" calcext:value-type="float">
            <text:p>84144.52389481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7361.99495" calcext:value-type="float">
            <text:p>1456447361.99495</text:p>
          </table:table-cell>
          <table:table-cell office:value-type="float" office:value="1120" calcext:value-type="float">
            <text:p>1120</text:p>
          </table:table-cell>
          <table:table-cell table:formula="of:=[.B142]-[.B$2]" office:value-type="float" office:value="1.92182111740112" calcext:value-type="float">
            <text:p>1.9218211174</text:p>
          </table:table-cell>
          <table:table-cell table:formula="of:=[.C142]/([.D142]-[.D141])" office:value-type="float" office:value="84012.0981472208" calcext:value-type="float">
            <text:p>84012.09814722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7362.01628" calcext:value-type="float">
            <text:p>1456447362.01628</text:p>
          </table:table-cell>
          <table:table-cell office:value-type="float" office:value="1120" calcext:value-type="float">
            <text:p>1120</text:p>
          </table:table-cell>
          <table:table-cell table:formula="of:=[.B143]-[.B$2]" office:value-type="float" office:value="1.94314217567444" calcext:value-type="float">
            <text:p>1.9431421757</text:p>
          </table:table-cell>
          <table:table-cell table:formula="of:=[.C143]/([.D143]-[.D142])" office:value-type="float" office:value="52530.2255470943" calcext:value-type="float">
            <text:p>52530.22554709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7362.02173" calcext:value-type="float">
            <text:p>1456447362.02173</text:p>
          </table:table-cell>
          <table:table-cell office:value-type="float" office:value="1120" calcext:value-type="float">
            <text:p>1120</text:p>
          </table:table-cell>
          <table:table-cell table:formula="of:=[.B144]-[.B$2]" office:value-type="float" office:value="1.94860029220581" calcext:value-type="float">
            <text:p>1.9486002922</text:p>
          </table:table-cell>
          <table:table-cell table:formula="of:=[.C144]/([.D144]-[.D143])" office:value-type="float" office:value="205198.990084305" calcext:value-type="float">
            <text:p>205198.9900843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7362.03501" calcext:value-type="float">
            <text:p>1456447362.03501</text:p>
          </table:table-cell>
          <table:table-cell office:value-type="float" office:value="1120" calcext:value-type="float">
            <text:p>1120</text:p>
          </table:table-cell>
          <table:table-cell table:formula="of:=[.B145]-[.B$2]" office:value-type="float" office:value="1.96187901496887" calcext:value-type="float">
            <text:p>1.961879015</text:p>
          </table:table-cell>
          <table:table-cell table:formula="of:=[.C145]/([.D145]-[.D144])" office:value-type="float" office:value="84345.4615315558" calcext:value-type="float">
            <text:p>84345.46153155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7362.05631" calcext:value-type="float">
            <text:p>1456447362.05631</text:p>
          </table:table-cell>
          <table:table-cell office:value-type="float" office:value="1120" calcext:value-type="float">
            <text:p>1120</text:p>
          </table:table-cell>
          <table:table-cell table:formula="of:=[.B146]-[.B$2]" office:value-type="float" office:value="1.98317384719849" calcext:value-type="float">
            <text:p>1.9831738472</text:p>
          </table:table-cell>
          <table:table-cell table:formula="of:=[.C146]/([.D146]-[.D145])" office:value-type="float" office:value="52594.9201159914" calcext:value-type="float">
            <text:p>52594.92011599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7362.06956" calcext:value-type="float">
            <text:p>1456447362.06956</text:p>
          </table:table-cell>
          <table:table-cell office:value-type="float" office:value="1120" calcext:value-type="float">
            <text:p>1120</text:p>
          </table:table-cell>
          <table:table-cell table:formula="of:=[.B147]-[.B$2]" office:value-type="float" office:value="1.99642562866211" calcext:value-type="float">
            <text:p>1.9964256287</text:p>
          </table:table-cell>
          <table:table-cell table:formula="of:=[.C147]/([.D147]-[.D146])" office:value-type="float" office:value="84516.9385772372" calcext:value-type="float">
            <text:p>84516.93857723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7362.08173" calcext:value-type="float">
            <text:p>1456447362.08173</text:p>
          </table:table-cell>
          <table:table-cell office:value-type="float" office:value="1120" calcext:value-type="float">
            <text:p>1120</text:p>
          </table:table-cell>
          <table:table-cell table:formula="of:=[.B148]-[.B$2]" office:value-type="float" office:value="2.0085916519165" calcext:value-type="float">
            <text:p>2.0085916519</text:p>
          </table:table-cell>
          <table:table-cell table:formula="of:=[.C148]/([.D148]-[.D147])" office:value-type="float" office:value="92059.662930156" calcext:value-type="float">
            <text:p>92059.6629301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7362.09317" calcext:value-type="float">
            <text:p>1456447362.09317</text:p>
          </table:table-cell>
          <table:table-cell office:value-type="float" office:value="1120" calcext:value-type="float">
            <text:p>1120</text:p>
          </table:table-cell>
          <table:table-cell table:formula="of:=[.B149]-[.B$2]" office:value-type="float" office:value="2.02003407478333" calcext:value-type="float">
            <text:p>2.0200340748</text:p>
          </table:table-cell>
          <table:table-cell table:formula="of:=[.C149]/([.D149]-[.D148])" office:value-type="float" office:value="97881.3676994562" calcext:value-type="float">
            <text:p>97881.36769945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7362.10424" calcext:value-type="float">
            <text:p>1456447362.10424</text:p>
          </table:table-cell>
          <table:table-cell office:value-type="float" office:value="1120" calcext:value-type="float">
            <text:p>1120</text:p>
          </table:table-cell>
          <table:table-cell table:formula="of:=[.B150]-[.B$2]" office:value-type="float" office:value="2.03110575675964" calcext:value-type="float">
            <text:p>2.0311057568</text:p>
          </table:table-cell>
          <table:table-cell table:formula="of:=[.C150]/([.D150]-[.D149])" office:value-type="float" office:value="101158.974977389" calcext:value-type="float">
            <text:p>101158.9749773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7362.1153" calcext:value-type="float">
            <text:p>1456447362.1153</text:p>
          </table:table-cell>
          <table:table-cell office:value-type="float" office:value="1120" calcext:value-type="float">
            <text:p>1120</text:p>
          </table:table-cell>
          <table:table-cell table:formula="of:=[.B151]-[.B$2]" office:value-type="float" office:value="2.0421667098999" calcext:value-type="float">
            <text:p>2.0421667099</text:p>
          </table:table-cell>
          <table:table-cell table:formula="of:=[.C151]/([.D151]-[.D150])" office:value-type="float" office:value="101257.096544737" calcext:value-type="float">
            <text:p>101257.096544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7362.1301" calcext:value-type="float">
            <text:p>1456447362.1301</text:p>
          </table:table-cell>
          <table:table-cell office:value-type="float" office:value="1120" calcext:value-type="float">
            <text:p>1120</text:p>
          </table:table-cell>
          <table:table-cell table:formula="of:=[.B152]-[.B$2]" office:value-type="float" office:value="2.05696558952332" calcext:value-type="float">
            <text:p>2.0569655895</text:p>
          </table:table-cell>
          <table:table-cell table:formula="of:=[.C152]/([.D152]-[.D151])" office:value-type="float" office:value="75681.4048428413" calcext:value-type="float">
            <text:p>75681.40484284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7362.14119" calcext:value-type="float">
            <text:p>1456447362.14119</text:p>
          </table:table-cell>
          <table:table-cell office:value-type="float" office:value="1120" calcext:value-type="float">
            <text:p>1120</text:p>
          </table:table-cell>
          <table:table-cell table:formula="of:=[.B153]-[.B$2]" office:value-type="float" office:value="2.06805229187012" calcext:value-type="float">
            <text:p>2.0680522919</text:p>
          </table:table-cell>
          <table:table-cell table:formula="of:=[.C153]/([.D153]-[.D152])" office:value-type="float" office:value="101021.923829595" calcext:value-type="float">
            <text:p>101021.9238295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7362.15219" calcext:value-type="float">
            <text:p>1456447362.15219</text:p>
          </table:table-cell>
          <table:table-cell office:value-type="float" office:value="1120" calcext:value-type="float">
            <text:p>1120</text:p>
          </table:table-cell>
          <table:table-cell table:formula="of:=[.B154]-[.B$2]" office:value-type="float" office:value="2.07905626296997" calcext:value-type="float">
            <text:p>2.079056263</text:p>
          </table:table-cell>
          <table:table-cell table:formula="of:=[.C154]/([.D154]-[.D153])" office:value-type="float" office:value="101781.437795207" calcext:value-type="float">
            <text:p>101781.4377952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7362.16321" calcext:value-type="float">
            <text:p>1456447362.16321</text:p>
          </table:table-cell>
          <table:table-cell office:value-type="float" office:value="1120" calcext:value-type="float">
            <text:p>1120</text:p>
          </table:table-cell>
          <table:table-cell table:formula="of:=[.B155]-[.B$2]" office:value-type="float" office:value="2.09007239341736" calcext:value-type="float">
            <text:p>2.0900723934</text:p>
          </table:table-cell>
          <table:table-cell table:formula="of:=[.C155]/([.D155]-[.D154])" office:value-type="float" office:value="101669.093821015" calcext:value-type="float">
            <text:p>101669.093821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7362.18365" calcext:value-type="float">
            <text:p>1456447362.18365</text:p>
          </table:table-cell>
          <table:table-cell office:value-type="float" office:value="1120" calcext:value-type="float">
            <text:p>1120</text:p>
          </table:table-cell>
          <table:table-cell table:formula="of:=[.B156]-[.B$2]" office:value-type="float" office:value="2.11051487922668" calcext:value-type="float">
            <text:p>2.1105148792</text:p>
          </table:table-cell>
          <table:table-cell table:formula="of:=[.C156]/([.D156]-[.D155])" office:value-type="float" office:value="54787.8575260666" calcext:value-type="float">
            <text:p>54787.85752606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7362.19315" calcext:value-type="float">
            <text:p>1456447362.19315</text:p>
          </table:table-cell>
          <table:table-cell office:value-type="float" office:value="1120" calcext:value-type="float">
            <text:p>1120</text:p>
          </table:table-cell>
          <table:table-cell table:formula="of:=[.B157]-[.B$2]" office:value-type="float" office:value="2.12001180648804" calcext:value-type="float">
            <text:p>2.1200118065</text:p>
          </table:table-cell>
          <table:table-cell table:formula="of:=[.C157]/([.D157]-[.D156])" office:value-type="float" office:value="117932.881781438" calcext:value-type="float">
            <text:p>117932.8817814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7362.20433" calcext:value-type="float">
            <text:p>1456447362.20433</text:p>
          </table:table-cell>
          <table:table-cell office:value-type="float" office:value="1120" calcext:value-type="float">
            <text:p>1120</text:p>
          </table:table-cell>
          <table:table-cell table:formula="of:=[.B158]-[.B$2]" office:value-type="float" office:value="2.13120007514954" calcext:value-type="float">
            <text:p>2.1312000751</text:p>
          </table:table-cell>
          <table:table-cell table:formula="of:=[.C158]/([.D158]-[.D157])" office:value-type="float" office:value="100104.853922049" calcext:value-type="float">
            <text:p>100104.8539220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7362.21546" calcext:value-type="float">
            <text:p>1456447362.21546</text:p>
          </table:table-cell>
          <table:table-cell office:value-type="float" office:value="1120" calcext:value-type="float">
            <text:p>1120</text:p>
          </table:table-cell>
          <table:table-cell table:formula="of:=[.B159]-[.B$2]" office:value-type="float" office:value="2.14232540130615" calcext:value-type="float">
            <text:p>2.1423254013</text:p>
          </table:table-cell>
          <table:table-cell table:formula="of:=[.C159]/([.D159]-[.D158])" office:value-type="float" office:value="100671.205880462" calcext:value-type="float">
            <text:p>100671.2058804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7362.22652" calcext:value-type="float">
            <text:p>1456447362.22652</text:p>
          </table:table-cell>
          <table:table-cell office:value-type="float" office:value="1120" calcext:value-type="float">
            <text:p>1120</text:p>
          </table:table-cell>
          <table:table-cell table:formula="of:=[.B160]-[.B$2]" office:value-type="float" office:value="2.15338349342346" calcext:value-type="float">
            <text:p>2.1533834934</text:p>
          </table:table-cell>
          <table:table-cell table:formula="of:=[.C160]/([.D160]-[.D159])" office:value-type="float" office:value="101283.29445247" calcext:value-type="float">
            <text:p>101283.294452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7362.23766" calcext:value-type="float">
            <text:p>1456447362.23766</text:p>
          </table:table-cell>
          <table:table-cell office:value-type="float" office:value="1120" calcext:value-type="float">
            <text:p>1120</text:p>
          </table:table-cell>
          <table:table-cell table:formula="of:=[.B161]-[.B$2]" office:value-type="float" office:value="2.16453099250793" calcext:value-type="float">
            <text:p>2.1645309925</text:p>
          </table:table-cell>
          <table:table-cell table:formula="of:=[.C161]/([.D161]-[.D160])" office:value-type="float" office:value="100470.965865344" calcext:value-type="float">
            <text:p>100470.965865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7362.2486" calcext:value-type="float">
            <text:p>1456447362.2486</text:p>
          </table:table-cell>
          <table:table-cell office:value-type="float" office:value="1120" calcext:value-type="float">
            <text:p>1120</text:p>
          </table:table-cell>
          <table:table-cell table:formula="of:=[.B162]-[.B$2]" office:value-type="float" office:value="2.17546582221985" calcext:value-type="float">
            <text:p>2.1754658222</text:p>
          </table:table-cell>
          <table:table-cell table:formula="of:=[.C162]/([.D162]-[.D161])" office:value-type="float" office:value="102425.006105006" calcext:value-type="float">
            <text:p>102425.0061050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7362.25975" calcext:value-type="float">
            <text:p>1456447362.25975</text:p>
          </table:table-cell>
          <table:table-cell office:value-type="float" office:value="1120" calcext:value-type="float">
            <text:p>1120</text:p>
          </table:table-cell>
          <table:table-cell table:formula="of:=[.B163]-[.B$2]" office:value-type="float" office:value="2.18661904335022" calcext:value-type="float">
            <text:p>2.1866190434</text:p>
          </table:table-cell>
          <table:table-cell table:formula="of:=[.C163]/([.D163]-[.D162])" office:value-type="float" office:value="100419.420265071" calcext:value-type="float">
            <text:p>100419.4202650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7362.27397" calcext:value-type="float">
            <text:p>1456447362.27397</text:p>
          </table:table-cell>
          <table:table-cell office:value-type="float" office:value="1120" calcext:value-type="float">
            <text:p>1120</text:p>
          </table:table-cell>
          <table:table-cell table:formula="of:=[.B164]-[.B$2]" office:value-type="float" office:value="2.20083665847778" calcext:value-type="float">
            <text:p>2.2008366585</text:p>
          </table:table-cell>
          <table:table-cell table:formula="of:=[.C164]/([.D164]-[.D163])" office:value-type="float" office:value="78775.5182533161" calcext:value-type="float">
            <text:p>78775.5182533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7362.2851" calcext:value-type="float">
            <text:p>1456447362.2851</text:p>
          </table:table-cell>
          <table:table-cell office:value-type="float" office:value="1120" calcext:value-type="float">
            <text:p>1120</text:p>
          </table:table-cell>
          <table:table-cell table:formula="of:=[.B165]-[.B$2]" office:value-type="float" office:value="2.21196603775024" calcext:value-type="float">
            <text:p>2.2119660378</text:p>
          </table:table-cell>
          <table:table-cell table:formula="of:=[.C165]/([.D165]-[.D164])" office:value-type="float" office:value="100634.54327335" calcext:value-type="float">
            <text:p>100634.543273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7362.29609" calcext:value-type="float">
            <text:p>1456447362.29609</text:p>
          </table:table-cell>
          <table:table-cell office:value-type="float" office:value="1120" calcext:value-type="float">
            <text:p>1120</text:p>
          </table:table-cell>
          <table:table-cell table:formula="of:=[.B166]-[.B$2]" office:value-type="float" office:value="2.22295355796814" calcext:value-type="float">
            <text:p>2.222953558</text:p>
          </table:table-cell>
          <table:table-cell table:formula="of:=[.C166]/([.D166]-[.D165])" office:value-type="float" office:value="101933.828360638" calcext:value-type="float">
            <text:p>101933.8283606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7362.31528" calcext:value-type="float">
            <text:p>1456447362.31528</text:p>
          </table:table-cell>
          <table:table-cell office:value-type="float" office:value="1120" calcext:value-type="float">
            <text:p>1120</text:p>
          </table:table-cell>
          <table:table-cell table:formula="of:=[.B167]-[.B$2]" office:value-type="float" office:value="2.24214243888855" calcext:value-type="float">
            <text:p>2.2421424389</text:p>
          </table:table-cell>
          <table:table-cell table:formula="of:=[.C167]/([.D167]-[.D166])" office:value-type="float" office:value="58367.1348342528" calcext:value-type="float">
            <text:p>58367.13483425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7362.32931" calcext:value-type="float">
            <text:p>1456447362.32931</text:p>
          </table:table-cell>
          <table:table-cell office:value-type="float" office:value="1120" calcext:value-type="float">
            <text:p>1120</text:p>
          </table:table-cell>
          <table:table-cell table:formula="of:=[.B168]-[.B$2]" office:value-type="float" office:value="2.25617241859436" calcext:value-type="float">
            <text:p>2.2561724186</text:p>
          </table:table-cell>
          <table:table-cell table:formula="of:=[.C168]/([.D168]-[.D167])" office:value-type="float" office:value="79829.0534615777" calcext:value-type="float">
            <text:p>79829.05346157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7362.33768" calcext:value-type="float">
            <text:p>1456447362.33768</text:p>
          </table:table-cell>
          <table:table-cell office:value-type="float" office:value="1120" calcext:value-type="float">
            <text:p>1120</text:p>
          </table:table-cell>
          <table:table-cell table:formula="of:=[.B169]-[.B$2]" office:value-type="float" office:value="2.26455092430115" calcext:value-type="float">
            <text:p>2.2645509243</text:p>
          </table:table-cell>
          <table:table-cell table:formula="of:=[.C169]/([.D169]-[.D168])" office:value-type="float" office:value="133675.387854988" calcext:value-type="float">
            <text:p>133675.387854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7362.34869" calcext:value-type="float">
            <text:p>1456447362.34869</text:p>
          </table:table-cell>
          <table:table-cell office:value-type="float" office:value="1120" calcext:value-type="float">
            <text:p>1120</text:p>
          </table:table-cell>
          <table:table-cell table:formula="of:=[.B170]-[.B$2]" office:value-type="float" office:value="2.27555322647095" calcext:value-type="float">
            <text:p>2.2755532265</text:p>
          </table:table-cell>
          <table:table-cell table:formula="of:=[.C170]/([.D170]-[.D169])" office:value-type="float" office:value="101796.876936746" calcext:value-type="float">
            <text:p>101796.8769367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7362.35976" calcext:value-type="float">
            <text:p>1456447362.35976</text:p>
          </table:table-cell>
          <table:table-cell office:value-type="float" office:value="1120" calcext:value-type="float">
            <text:p>1120</text:p>
          </table:table-cell>
          <table:table-cell table:formula="of:=[.B171]-[.B$2]" office:value-type="float" office:value="2.28663063049316" calcext:value-type="float">
            <text:p>2.2866306305</text:p>
          </table:table-cell>
          <table:table-cell table:formula="of:=[.C171]/([.D171]-[.D170])" office:value-type="float" office:value="101106.721191511" calcext:value-type="float">
            <text:p>101106.7211915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7362.37086" calcext:value-type="float">
            <text:p>1456447362.37086</text:p>
          </table:table-cell>
          <table:table-cell office:value-type="float" office:value="1120" calcext:value-type="float">
            <text:p>1120</text:p>
          </table:table-cell>
          <table:table-cell table:formula="of:=[.B172]-[.B$2]" office:value-type="float" office:value="2.2977306842804" calcext:value-type="float">
            <text:p>2.2977306843</text:p>
          </table:table-cell>
          <table:table-cell table:formula="of:=[.C172]/([.D172]-[.D171])" office:value-type="float" office:value="100900.411968125" calcext:value-type="float">
            <text:p>100900.411968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7362.38189" calcext:value-type="float">
            <text:p>1456447362.38189</text:p>
          </table:table-cell>
          <table:table-cell office:value-type="float" office:value="1120" calcext:value-type="float">
            <text:p>1120</text:p>
          </table:table-cell>
          <table:table-cell table:formula="of:=[.B173]-[.B$2]" office:value-type="float" office:value="2.30875372886658" calcext:value-type="float">
            <text:p>2.3087537289</text:p>
          </table:table-cell>
          <table:table-cell table:formula="of:=[.C173]/([.D173]-[.D172])" office:value-type="float" office:value="101605.322489942" calcext:value-type="float">
            <text:p>101605.3224899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7362.39297" calcext:value-type="float">
            <text:p>1456447362.39297</text:p>
          </table:table-cell>
          <table:table-cell office:value-type="float" office:value="1120" calcext:value-type="float">
            <text:p>1120</text:p>
          </table:table-cell>
          <table:table-cell table:formula="of:=[.B174]-[.B$2]" office:value-type="float" office:value="2.31983494758606" calcext:value-type="float">
            <text:p>2.3198349476</text:p>
          </table:table-cell>
          <table:table-cell table:formula="of:=[.C174]/([.D174]-[.D173])" office:value-type="float" office:value="101071.915314773" calcext:value-type="float">
            <text:p>101071.9153147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7362.407" calcext:value-type="float">
            <text:p>1456447362.407</text:p>
          </table:table-cell>
          <table:table-cell office:value-type="float" office:value="1120" calcext:value-type="float">
            <text:p>1120</text:p>
          </table:table-cell>
          <table:table-cell table:formula="of:=[.B175]-[.B$2]" office:value-type="float" office:value="2.33387017250061" calcext:value-type="float">
            <text:p>2.3338701725</text:p>
          </table:table-cell>
          <table:table-cell table:formula="of:=[.C175]/([.D175]-[.D174])" office:value-type="float" office:value="79799.219949718" calcext:value-type="float">
            <text:p>79799.2199497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7362.41791" calcext:value-type="float">
            <text:p>1456447362.41791</text:p>
          </table:table-cell>
          <table:table-cell office:value-type="float" office:value="1120" calcext:value-type="float">
            <text:p>1120</text:p>
          </table:table-cell>
          <table:table-cell table:formula="of:=[.B176]-[.B$2]" office:value-type="float" office:value="2.34477138519287" calcext:value-type="float">
            <text:p>2.3447713852</text:p>
          </table:table-cell>
          <table:table-cell table:formula="of:=[.C176]/([.D176]-[.D175])" office:value-type="float" office:value="102740.863022986" calcext:value-type="float">
            <text:p>102740.8630229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7362.42893" calcext:value-type="float">
            <text:p>1456447362.42893</text:p>
          </table:table-cell>
          <table:table-cell office:value-type="float" office:value="1120" calcext:value-type="float">
            <text:p>1120</text:p>
          </table:table-cell>
          <table:table-cell table:formula="of:=[.B177]-[.B$2]" office:value-type="float" office:value="2.35579490661621" calcext:value-type="float">
            <text:p>2.3557949066</text:p>
          </table:table-cell>
          <table:table-cell table:formula="of:=[.C177]/([.D177]-[.D176])" office:value-type="float" office:value="101600.927415866" calcext:value-type="float">
            <text:p>101600.9274158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7362.44841" calcext:value-type="float">
            <text:p>1456447362.44841</text:p>
          </table:table-cell>
          <table:table-cell office:value-type="float" office:value="1120" calcext:value-type="float">
            <text:p>1120</text:p>
          </table:table-cell>
          <table:table-cell table:formula="of:=[.B178]-[.B$2]" office:value-type="float" office:value="2.37527346611023" calcext:value-type="float">
            <text:p>2.3752734661</text:p>
          </table:table-cell>
          <table:table-cell table:formula="of:=[.C178]/([.D178]-[.D177])" office:value-type="float" office:value="57499.1184714623" calcext:value-type="float">
            <text:p>57499.11847146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7362.45958" calcext:value-type="float">
            <text:p>1456447362.45958</text:p>
          </table:table-cell>
          <table:table-cell office:value-type="float" office:value="1120" calcext:value-type="float">
            <text:p>1120</text:p>
          </table:table-cell>
          <table:table-cell table:formula="of:=[.B179]-[.B$2]" office:value-type="float" office:value="2.38644504547119" calcext:value-type="float">
            <text:p>2.3864450455</text:p>
          </table:table-cell>
          <table:table-cell table:formula="of:=[.C179]/([.D179]-[.D178])" office:value-type="float" office:value="100254.401263419" calcext:value-type="float">
            <text:p>100254.4012634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7362.47082" calcext:value-type="float">
            <text:p>1456447362.47082</text:p>
          </table:table-cell>
          <table:table-cell office:value-type="float" office:value="1120" calcext:value-type="float">
            <text:p>1120</text:p>
          </table:table-cell>
          <table:table-cell table:formula="of:=[.B180]-[.B$2]" office:value-type="float" office:value="2.39768171310425" calcext:value-type="float">
            <text:p>2.3976817131</text:p>
          </table:table-cell>
          <table:table-cell table:formula="of:=[.C180]/([.D180]-[.D179])" office:value-type="float" office:value="99673.6787608742" calcext:value-type="float">
            <text:p>99673.67876087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7362.48189" calcext:value-type="float">
            <text:p>1456447362.48189</text:p>
          </table:table-cell>
          <table:table-cell office:value-type="float" office:value="1120" calcext:value-type="float">
            <text:p>1120</text:p>
          </table:table-cell>
          <table:table-cell table:formula="of:=[.B181]-[.B$2]" office:value-type="float" office:value="2.40875315666199" calcext:value-type="float">
            <text:p>2.4087531567</text:p>
          </table:table-cell>
          <table:table-cell table:formula="of:=[.C181]/([.D181]-[.D180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7362.49298" calcext:value-type="float">
            <text:p>1456447362.49298</text:p>
          </table:table-cell>
          <table:table-cell office:value-type="float" office:value="1120" calcext:value-type="float">
            <text:p>1120</text:p>
          </table:table-cell>
          <table:table-cell table:formula="of:=[.B182]-[.B$2]" office:value-type="float" office:value="2.41984915733337" calcext:value-type="float">
            <text:p>2.4198491573</text:p>
          </table:table-cell>
          <table:table-cell table:formula="of:=[.C182]/([.D182]-[.D181])" office:value-type="float" office:value="100937.268586162" calcext:value-type="float">
            <text:p>100937.2685861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7362.5041" calcext:value-type="float">
            <text:p>1456447362.5041</text:p>
          </table:table-cell>
          <table:table-cell office:value-type="float" office:value="1120" calcext:value-type="float">
            <text:p>1120</text:p>
          </table:table-cell>
          <table:table-cell table:formula="of:=[.B183]-[.B$2]" office:value-type="float" office:value="2.43096351623535" calcext:value-type="float">
            <text:p>2.4309635162</text:p>
          </table:table-cell>
          <table:table-cell table:formula="of:=[.C183]/([.D183]-[.D182])" office:value-type="float" office:value="100770.544651093" calcext:value-type="float">
            <text:p>100770.5446510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7362.51512" calcext:value-type="float">
            <text:p>1456447362.51512</text:p>
          </table:table-cell>
          <table:table-cell office:value-type="float" office:value="1120" calcext:value-type="float">
            <text:p>1120</text:p>
          </table:table-cell>
          <table:table-cell table:formula="of:=[.B184]-[.B$2]" office:value-type="float" office:value="2.44198679924011" calcext:value-type="float">
            <text:p>2.4419867992</text:p>
          </table:table-cell>
          <table:table-cell table:formula="of:=[.C184]/([.D184]-[.D183])" office:value-type="float" office:value="101603.124905375" calcext:value-type="float">
            <text:p>101603.1249053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7362.52618" calcext:value-type="float">
            <text:p>1456447362.52618</text:p>
          </table:table-cell>
          <table:table-cell office:value-type="float" office:value="1120" calcext:value-type="float">
            <text:p>1120</text:p>
          </table:table-cell>
          <table:table-cell table:formula="of:=[.B185]-[.B$2]" office:value-type="float" office:value="2.45304131507874" calcext:value-type="float">
            <text:p>2.4530413151</text:p>
          </table:table-cell>
          <table:table-cell table:formula="of:=[.C185]/([.D185]-[.D184])" office:value-type="float" office:value="101316.060906699" calcext:value-type="float">
            <text:p>101316.0609066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7362.53968" calcext:value-type="float">
            <text:p>1456447362.53968</text:p>
          </table:table-cell>
          <table:table-cell office:value-type="float" office:value="1120" calcext:value-type="float">
            <text:p>1120</text:p>
          </table:table-cell>
          <table:table-cell table:formula="of:=[.B186]-[.B$2]" office:value-type="float" office:value="2.4665470123291" calcext:value-type="float">
            <text:p>2.4665470123</text:p>
          </table:table-cell>
          <table:table-cell table:formula="of:=[.C186]/([.D186]-[.D185])" office:value-type="float" office:value="82927.9658234328" calcext:value-type="float">
            <text:p>82927.96582343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7362.55068" calcext:value-type="float">
            <text:p>1456447362.55068</text:p>
          </table:table-cell>
          <table:table-cell office:value-type="float" office:value="1120" calcext:value-type="float">
            <text:p>1120</text:p>
          </table:table-cell>
          <table:table-cell table:formula="of:=[.B187]-[.B$2]" office:value-type="float" office:value="2.47754955291748" calcext:value-type="float">
            <text:p>2.4775495529</text:p>
          </table:table-cell>
          <table:table-cell table:formula="of:=[.C187]/([.D187]-[.D186])" office:value-type="float" office:value="101794.671058334" calcext:value-type="float">
            <text:p>101794.6710583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7362.5618" calcext:value-type="float">
            <text:p>1456447362.5618</text:p>
          </table:table-cell>
          <table:table-cell office:value-type="float" office:value="1120" calcext:value-type="float">
            <text:p>1120</text:p>
          </table:table-cell>
          <table:table-cell table:formula="of:=[.B188]-[.B$2]" office:value-type="float" office:value="2.48866200447083" calcext:value-type="float">
            <text:p>2.4886620045</text:p>
          </table:table-cell>
          <table:table-cell table:formula="of:=[.C188]/([.D188]-[.D187])" office:value-type="float" office:value="100787.840974919" calcext:value-type="float">
            <text:p>100787.8409749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7362.58176" calcext:value-type="float">
            <text:p>1456447362.58176</text:p>
          </table:table-cell>
          <table:table-cell office:value-type="float" office:value="1120" calcext:value-type="float">
            <text:p>1120</text:p>
          </table:table-cell>
          <table:table-cell table:formula="of:=[.B189]-[.B$2]" office:value-type="float" office:value="2.50862193107605" calcext:value-type="float">
            <text:p>2.5086219311</text:p>
          </table:table-cell>
          <table:table-cell table:formula="of:=[.C189]/([.D189]-[.D188])" office:value-type="float" office:value="56112.4307795217" calcext:value-type="float">
            <text:p>56112.43077952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7362.59278" calcext:value-type="float">
            <text:p>1456447362.59278</text:p>
          </table:table-cell>
          <table:table-cell office:value-type="float" office:value="1120" calcext:value-type="float">
            <text:p>1120</text:p>
          </table:table-cell>
          <table:table-cell table:formula="of:=[.B190]-[.B$2]" office:value-type="float" office:value="2.51965045928955" calcext:value-type="float">
            <text:p>2.5196504593</text:p>
          </table:table-cell>
          <table:table-cell table:formula="of:=[.C190]/([.D190]-[.D189])" office:value-type="float" office:value="101554.802084009" calcext:value-type="float">
            <text:p>101554.8020840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7362.60384" calcext:value-type="float">
            <text:p>1456447362.60384</text:p>
          </table:table-cell>
          <table:table-cell office:value-type="float" office:value="1120" calcext:value-type="float">
            <text:p>1120</text:p>
          </table:table-cell>
          <table:table-cell table:formula="of:=[.B191]-[.B$2]" office:value-type="float" office:value="2.5307023525238" calcext:value-type="float">
            <text:p>2.5307023525</text:p>
          </table:table-cell>
          <table:table-cell table:formula="of:=[.C191]/([.D191]-[.D190])" office:value-type="float" office:value="101340.103117247" calcext:value-type="float">
            <text:p>101340.1031172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7362.615" calcext:value-type="float">
            <text:p>1456447362.615</text:p>
          </table:table-cell>
          <table:table-cell office:value-type="float" office:value="1120" calcext:value-type="float">
            <text:p>1120</text:p>
          </table:table-cell>
          <table:table-cell table:formula="of:=[.B192]-[.B$2]" office:value-type="float" office:value="2.54186964035034" calcext:value-type="float">
            <text:p>2.5418696404</text:p>
          </table:table-cell>
          <table:table-cell table:formula="of:=[.C192]/([.D192]-[.D191])" office:value-type="float" office:value="100292.928542454" calcext:value-type="float">
            <text:p>100292.9285424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7362.62622" calcext:value-type="float">
            <text:p>1456447362.62622</text:p>
          </table:table-cell>
          <table:table-cell office:value-type="float" office:value="1120" calcext:value-type="float">
            <text:p>1120</text:p>
          </table:table-cell>
          <table:table-cell table:formula="of:=[.B193]-[.B$2]" office:value-type="float" office:value="2.55308437347412" calcext:value-type="float">
            <text:p>2.5530843735</text:p>
          </table:table-cell>
          <table:table-cell table:formula="of:=[.C193]/([.D193]-[.D192])" office:value-type="float" office:value="99868.6270674774" calcext:value-type="float">
            <text:p>99868.62706747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7362.63729" calcext:value-type="float">
            <text:p>1456447362.63729</text:p>
          </table:table-cell>
          <table:table-cell office:value-type="float" office:value="1120" calcext:value-type="float">
            <text:p>1120</text:p>
          </table:table-cell>
          <table:table-cell table:formula="of:=[.B194]-[.B$2]" office:value-type="float" office:value="2.56415557861328" calcext:value-type="float">
            <text:p>2.5641555786</text:p>
          </table:table-cell>
          <table:table-cell table:formula="of:=[.C194]/([.D194]-[.D193])" office:value-type="float" office:value="101163.331897666" calcext:value-type="float">
            <text:p>101163.3318976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7362.64841" calcext:value-type="float">
            <text:p>1456447362.64841</text:p>
          </table:table-cell>
          <table:table-cell office:value-type="float" office:value="1120" calcext:value-type="float">
            <text:p>1120</text:p>
          </table:table-cell>
          <table:table-cell table:formula="of:=[.B195]-[.B$2]" office:value-type="float" office:value="2.57527947425842" calcext:value-type="float">
            <text:p>2.5752794743</text:p>
          </table:table-cell>
          <table:table-cell table:formula="of:=[.C195]/([.D195]-[.D194])" office:value-type="float" office:value="100684.152002915" calcext:value-type="float">
            <text:p>100684.1520029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7362.65933" calcext:value-type="float">
            <text:p>1456447362.65933</text:p>
          </table:table-cell>
          <table:table-cell office:value-type="float" office:value="1120" calcext:value-type="float">
            <text:p>1120</text:p>
          </table:table-cell>
          <table:table-cell table:formula="of:=[.B196]-[.B$2]" office:value-type="float" office:value="2.58619379997253" calcext:value-type="float">
            <text:p>2.5861938</text:p>
          </table:table-cell>
          <table:table-cell table:formula="of:=[.C196]/([.D196]-[.D195])" office:value-type="float" office:value="102617.424963956" calcext:value-type="float">
            <text:p>102617.4249639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7362.67252" calcext:value-type="float">
            <text:p>1456447362.67252</text:p>
          </table:table-cell>
          <table:table-cell office:value-type="float" office:value="1120" calcext:value-type="float">
            <text:p>1120</text:p>
          </table:table-cell>
          <table:table-cell table:formula="of:=[.B197]-[.B$2]" office:value-type="float" office:value="2.5993857383728" calcext:value-type="float">
            <text:p>2.5993857384</text:p>
          </table:table-cell>
          <table:table-cell table:formula="of:=[.C197]/([.D197]-[.D196])" office:value-type="float" office:value="84900.3357972927" calcext:value-type="float">
            <text:p>84900.33579729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7362.68361" calcext:value-type="float">
            <text:p>1456447362.68361</text:p>
          </table:table-cell>
          <table:table-cell office:value-type="float" office:value="1120" calcext:value-type="float">
            <text:p>1120</text:p>
          </table:table-cell>
          <table:table-cell table:formula="of:=[.B198]-[.B$2]" office:value-type="float" office:value="2.61047506332397" calcext:value-type="float">
            <text:p>2.6104750633</text:p>
          </table:table-cell>
          <table:table-cell table:formula="of:=[.C198]/([.D198]-[.D197])" office:value-type="float" office:value="100998.032335741" calcext:value-type="float">
            <text:p>100998.0323357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7362.70387" calcext:value-type="float">
            <text:p>1456447362.70387</text:p>
          </table:table-cell>
          <table:table-cell office:value-type="float" office:value="1120" calcext:value-type="float">
            <text:p>1120</text:p>
          </table:table-cell>
          <table:table-cell table:formula="of:=[.B199]-[.B$2]" office:value-type="float" office:value="2.63073372840881" calcext:value-type="float">
            <text:p>2.6307337284</text:p>
          </table:table-cell>
          <table:table-cell table:formula="of:=[.C199]/([.D199]-[.D198])" office:value-type="float" office:value="55284.985230255" calcext:value-type="float">
            <text:p>55284.9852302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7362.71487" calcext:value-type="float">
            <text:p>1456447362.71487</text:p>
          </table:table-cell>
          <table:table-cell office:value-type="float" office:value="1120" calcext:value-type="float">
            <text:p>1120</text:p>
          </table:table-cell>
          <table:table-cell table:formula="of:=[.B200]-[.B$2]" office:value-type="float" office:value="2.64173460006714" calcext:value-type="float">
            <text:p>2.6417346001</text:p>
          </table:table-cell>
          <table:table-cell table:formula="of:=[.C200]/([.D200]-[.D199])" office:value-type="float" office:value="101810.114215123" calcext:value-type="float">
            <text:p>101810.1142151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7362.72596" calcext:value-type="float">
            <text:p>1456447362.72596</text:p>
          </table:table-cell>
          <table:table-cell office:value-type="float" office:value="1120" calcext:value-type="float">
            <text:p>1120</text:p>
          </table:table-cell>
          <table:table-cell table:formula="of:=[.B201]-[.B$2]" office:value-type="float" office:value="2.65282917022705" calcext:value-type="float">
            <text:p>2.6528291702</text:p>
          </table:table-cell>
          <table:table-cell table:formula="of:=[.C201]/([.D201]-[.D200])" office:value-type="float" office:value="100950.283233765" calcext:value-type="float">
            <text:p>100950.2832337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7362.737" calcext:value-type="float">
            <text:p>1456447362.737</text:p>
          </table:table-cell>
          <table:table-cell office:value-type="float" office:value="1120" calcext:value-type="float">
            <text:p>1120</text:p>
          </table:table-cell>
          <table:table-cell table:formula="of:=[.B202]-[.B$2]" office:value-type="float" office:value="2.66386651992798" calcext:value-type="float">
            <text:p>2.6638665199</text:p>
          </table:table-cell>
          <table:table-cell table:formula="of:=[.C202]/([.D202]-[.D201])" office:value-type="float" office:value="101473.635460319" calcext:value-type="float">
            <text:p>101473.6354603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7362.74818" calcext:value-type="float">
            <text:p>1456447362.74818</text:p>
          </table:table-cell>
          <table:table-cell office:value-type="float" office:value="1120" calcext:value-type="float">
            <text:p>1120</text:p>
          </table:table-cell>
          <table:table-cell table:formula="of:=[.B203]-[.B$2]" office:value-type="float" office:value="2.67504620552063" calcext:value-type="float">
            <text:p>2.6750462055</text:p>
          </table:table-cell>
          <table:table-cell table:formula="of:=[.C203]/([.D203]-[.D202])" office:value-type="float" office:value="100181.708216929" calcext:value-type="float">
            <text:p>100181.7082169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7362.75939" calcext:value-type="float">
            <text:p>1456447362.75939</text:p>
          </table:table-cell>
          <table:table-cell office:value-type="float" office:value="1120" calcext:value-type="float">
            <text:p>1120</text:p>
          </table:table-cell>
          <table:table-cell table:formula="of:=[.B204]-[.B$2]" office:value-type="float" office:value="2.68625164031982" calcext:value-type="float">
            <text:p>2.6862516403</text:p>
          </table:table-cell>
          <table:table-cell table:formula="of:=[.C204]/([.D204]-[.D203])" office:value-type="float" office:value="99951.4985425222" calcext:value-type="float">
            <text:p>99951.49854252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7362.77063" calcext:value-type="float">
            <text:p>1456447362.77063</text:p>
          </table:table-cell>
          <table:table-cell office:value-type="float" office:value="1120" calcext:value-type="float">
            <text:p>1120</text:p>
          </table:table-cell>
          <table:table-cell table:formula="of:=[.B205]-[.B$2]" office:value-type="float" office:value="2.69749140739441" calcext:value-type="float">
            <text:p>2.6974914074</text:p>
          </table:table-cell>
          <table:table-cell table:formula="of:=[.C205]/([.D205]-[.D204])" office:value-type="float" office:value="99646.1930721422" calcext:value-type="float">
            <text:p>99646.19307214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7362.78168" calcext:value-type="float">
            <text:p>1456447362.78168</text:p>
          </table:table-cell>
          <table:table-cell office:value-type="float" office:value="1120" calcext:value-type="float">
            <text:p>1120</text:p>
          </table:table-cell>
          <table:table-cell table:formula="of:=[.B206]-[.B$2]" office:value-type="float" office:value="2.70854520797729" calcext:value-type="float">
            <text:p>2.708545208</text:p>
          </table:table-cell>
          <table:table-cell table:formula="of:=[.C206]/([.D206]-[.D205])" office:value-type="float" office:value="101322.616741798" calcext:value-type="float">
            <text:p>101322.6167417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7362.79244" calcext:value-type="float">
            <text:p>1456447362.79244</text:p>
          </table:table-cell>
          <table:table-cell office:value-type="float" office:value="1120" calcext:value-type="float">
            <text:p>1120</text:p>
          </table:table-cell>
          <table:table-cell table:formula="of:=[.B207]-[.B$2]" office:value-type="float" office:value="2.71930503845215" calcext:value-type="float">
            <text:p>2.7193050385</text:p>
          </table:table-cell>
          <table:table-cell table:formula="of:=[.C207]/([.D207]-[.D206])" office:value-type="float" office:value="104090.859295369" calcext:value-type="float">
            <text:p>104090.85929536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7362.80386" calcext:value-type="float">
            <text:p>1456447362.80386</text:p>
          </table:table-cell>
          <table:table-cell office:value-type="float" office:value="1120" calcext:value-type="float">
            <text:p>1120</text:p>
          </table:table-cell>
          <table:table-cell table:formula="of:=[.B208]-[.B$2]" office:value-type="float" office:value="2.73072218894958" calcext:value-type="float">
            <text:p>2.7307221889</text:p>
          </table:table-cell>
          <table:table-cell table:formula="of:=[.C208]/([.D208]-[.D207])" office:value-type="float" office:value="98098.032451396" calcext:value-type="float">
            <text:p>98098.03245139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7362.81637" calcext:value-type="float">
            <text:p>1456447362.81637</text:p>
          </table:table-cell>
          <table:table-cell office:value-type="float" office:value="1120" calcext:value-type="float">
            <text:p>1120</text:p>
          </table:table-cell>
          <table:table-cell table:formula="of:=[.B209]-[.B$2]" office:value-type="float" office:value="2.74323344230652" calcext:value-type="float">
            <text:p>2.7432334423</text:p>
          </table:table-cell>
          <table:table-cell table:formula="of:=[.C209]/([.D209]-[.D208])" office:value-type="float" office:value="89519.4084915009" calcext:value-type="float">
            <text:p>89519.40849150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7362.8372" calcext:value-type="float">
            <text:p>1456447362.8372</text:p>
          </table:table-cell>
          <table:table-cell office:value-type="float" office:value="1120" calcext:value-type="float">
            <text:p>1120</text:p>
          </table:table-cell>
          <table:table-cell table:formula="of:=[.B210]-[.B$2]" office:value-type="float" office:value="2.76406288146973" calcext:value-type="float">
            <text:p>2.7640628815</text:p>
          </table:table-cell>
          <table:table-cell table:formula="of:=[.C210]/([.D210]-[.D209])" office:value-type="float" office:value="53770.0507068048" calcext:value-type="float">
            <text:p>53770.05070680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7362.84832" calcext:value-type="float">
            <text:p>1456447362.84832</text:p>
          </table:table-cell>
          <table:table-cell office:value-type="float" office:value="1120" calcext:value-type="float">
            <text:p>1120</text:p>
          </table:table-cell>
          <table:table-cell table:formula="of:=[.B211]-[.B$2]" office:value-type="float" office:value="2.77518701553345" calcext:value-type="float">
            <text:p>2.7751870155</text:p>
          </table:table-cell>
          <table:table-cell table:formula="of:=[.C211]/([.D211]-[.D210])" office:value-type="float" office:value="100681.994084616" calcext:value-type="float">
            <text:p>100681.9940846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7362.85944" calcext:value-type="float">
            <text:p>1456447362.85944</text:p>
          </table:table-cell>
          <table:table-cell office:value-type="float" office:value="1120" calcext:value-type="float">
            <text:p>1120</text:p>
          </table:table-cell>
          <table:table-cell table:formula="of:=[.B212]-[.B$2]" office:value-type="float" office:value="2.78630495071411" calcext:value-type="float">
            <text:p>2.7863049507</text:p>
          </table:table-cell>
          <table:table-cell table:formula="of:=[.C212]/([.D212]-[.D211])" office:value-type="float" office:value="100738.130039458" calcext:value-type="float">
            <text:p>100738.1300394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7362.87052" calcext:value-type="float">
            <text:p>1456447362.87052</text:p>
          </table:table-cell>
          <table:table-cell office:value-type="float" office:value="1120" calcext:value-type="float">
            <text:p>1120</text:p>
          </table:table-cell>
          <table:table-cell table:formula="of:=[.B213]-[.B$2]" office:value-type="float" office:value="2.79738831520081" calcext:value-type="float">
            <text:p>2.7973883152</text:p>
          </table:table-cell>
          <table:table-cell table:formula="of:=[.C213]/([.D213]-[.D212])" office:value-type="float" office:value="101052.347538021" calcext:value-type="float">
            <text:p>101052.3475380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7362.88161" calcext:value-type="float">
            <text:p>1456447362.88161</text:p>
          </table:table-cell>
          <table:table-cell office:value-type="float" office:value="1120" calcext:value-type="float">
            <text:p>1120</text:p>
          </table:table-cell>
          <table:table-cell table:formula="of:=[.B214]-[.B$2]" office:value-type="float" office:value="2.80847144126892" calcext:value-type="float">
            <text:p>2.8084714413</text:p>
          </table:table-cell>
          <table:table-cell table:formula="of:=[.C214]/([.D214]-[.D213])" office:value-type="float" office:value="101054.52136127" calcext:value-type="float">
            <text:p>101054.521361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7362.89278" calcext:value-type="float">
            <text:p>1456447362.89278</text:p>
          </table:table-cell>
          <table:table-cell office:value-type="float" office:value="1120" calcext:value-type="float">
            <text:p>1120</text:p>
          </table:table-cell>
          <table:table-cell table:formula="of:=[.B215]-[.B$2]" office:value-type="float" office:value="2.81964302062988" calcext:value-type="float">
            <text:p>2.8196430206</text:p>
          </table:table-cell>
          <table:table-cell table:formula="of:=[.C215]/([.D215]-[.D214])" office:value-type="float" office:value="100254.401263419" calcext:value-type="float">
            <text:p>100254.4012634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7362.90398" calcext:value-type="float">
            <text:p>1456447362.90398</text:p>
          </table:table-cell>
          <table:table-cell office:value-type="float" office:value="1120" calcext:value-type="float">
            <text:p>1120</text:p>
          </table:table-cell>
          <table:table-cell table:formula="of:=[.B216]-[.B$2]" office:value-type="float" office:value="2.8308470249176" calcext:value-type="float">
            <text:p>2.8308470249</text:p>
          </table:table-cell>
          <table:table-cell table:formula="of:=[.C216]/([.D216]-[.D215])" office:value-type="float" office:value="99964.2602089673" calcext:value-type="float">
            <text:p>99964.26020896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7362.91513" calcext:value-type="float">
            <text:p>1456447362.91513</text:p>
          </table:table-cell>
          <table:table-cell office:value-type="float" office:value="1120" calcext:value-type="float">
            <text:p>1120</text:p>
          </table:table-cell>
          <table:table-cell table:formula="of:=[.B217]-[.B$2]" office:value-type="float" office:value="2.84200096130371" calcext:value-type="float">
            <text:p>2.8420009613</text:p>
          </table:table-cell>
          <table:table-cell table:formula="of:=[.C217]/([.D217]-[.D216])" office:value-type="float" office:value="100412.980783618" calcext:value-type="float">
            <text:p>100412.9807836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7362.92621" calcext:value-type="float">
            <text:p>1456447362.92621</text:p>
          </table:table-cell>
          <table:table-cell office:value-type="float" office:value="1120" calcext:value-type="float">
            <text:p>1120</text:p>
          </table:table-cell>
          <table:table-cell table:formula="of:=[.B218]-[.B$2]" office:value-type="float" office:value="2.85307598114014" calcext:value-type="float">
            <text:p>2.8530759811</text:p>
          </table:table-cell>
          <table:table-cell table:formula="of:=[.C218]/([.D218]-[.D217])" office:value-type="float" office:value="101128.487040386" calcext:value-type="float">
            <text:p>101128.4870403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7362.93711" calcext:value-type="float">
            <text:p>1456447362.93711</text:p>
          </table:table-cell>
          <table:table-cell office:value-type="float" office:value="1120" calcext:value-type="float">
            <text:p>1120</text:p>
          </table:table-cell>
          <table:table-cell table:formula="of:=[.B219]-[.B$2]" office:value-type="float" office:value="2.86397337913513" calcext:value-type="float">
            <text:p>2.8639733791</text:p>
          </table:table-cell>
          <table:table-cell table:formula="of:=[.C219]/([.D219]-[.D218])" office:value-type="float" office:value="102776.828056972" calcext:value-type="float">
            <text:p>102776.8280569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7362.94923" calcext:value-type="float">
            <text:p>1456447362.94923</text:p>
          </table:table-cell>
          <table:table-cell office:value-type="float" office:value="1120" calcext:value-type="float">
            <text:p>1120</text:p>
          </table:table-cell>
          <table:table-cell table:formula="of:=[.B220]-[.B$2]" office:value-type="float" office:value="2.87609887123108" calcext:value-type="float">
            <text:p>2.8760988712</text:p>
          </table:table-cell>
          <table:table-cell table:formula="of:=[.C220]/([.D220]-[.D219])" office:value-type="float" office:value="92367.3852687876" calcext:value-type="float">
            <text:p>92367.38526878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7362.97073" calcext:value-type="float">
            <text:p>1456447362.97073</text:p>
          </table:table-cell>
          <table:table-cell office:value-type="float" office:value="1120" calcext:value-type="float">
            <text:p>1120</text:p>
          </table:table-cell>
          <table:table-cell table:formula="of:=[.B221]-[.B$2]" office:value-type="float" office:value="2.89759492874146" calcext:value-type="float">
            <text:p>2.8975949287</text:p>
          </table:table-cell>
          <table:table-cell table:formula="of:=[.C221]/([.D221]-[.D220])" office:value-type="float" office:value="52102.5773893369" calcext:value-type="float">
            <text:p>52102.57738933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7362.98162" calcext:value-type="float">
            <text:p>1456447362.98162</text:p>
          </table:table-cell>
          <table:table-cell office:value-type="float" office:value="1120" calcext:value-type="float">
            <text:p>1120</text:p>
          </table:table-cell>
          <table:table-cell table:formula="of:=[.B222]-[.B$2]" office:value-type="float" office:value="2.90848350524902" calcext:value-type="float">
            <text:p>2.9084835052</text:p>
          </table:table-cell>
          <table:table-cell table:formula="of:=[.C222]/([.D222]-[.D221])" office:value-type="float" office:value="102860.093715787" calcext:value-type="float">
            <text:p>102860.0937157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7362.99263" calcext:value-type="float">
            <text:p>1456447362.99263</text:p>
          </table:table-cell>
          <table:table-cell office:value-type="float" office:value="1120" calcext:value-type="float">
            <text:p>1120</text:p>
          </table:table-cell>
          <table:table-cell table:formula="of:=[.B223]-[.B$2]" office:value-type="float" office:value="2.91949391365051" calcext:value-type="float">
            <text:p>2.9194939137</text:p>
          </table:table-cell>
          <table:table-cell table:formula="of:=[.C223]/([.D223]-[.D222])" office:value-type="float" office:value="101721.930664126" calcext:value-type="float">
            <text:p>101721.9306641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7363.0039" calcext:value-type="float">
            <text:p>1456447363.0039</text:p>
          </table:table-cell>
          <table:table-cell office:value-type="float" office:value="1120" calcext:value-type="float">
            <text:p>1120</text:p>
          </table:table-cell>
          <table:table-cell table:formula="of:=[.B224]-[.B$2]" office:value-type="float" office:value="2.93076276779175" calcext:value-type="float">
            <text:p>2.9307627678</text:p>
          </table:table-cell>
          <table:table-cell table:formula="of:=[.C224]/([.D224]-[.D223])" office:value-type="float" office:value="99388.9871998307" calcext:value-type="float">
            <text:p>99388.98719983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7363.01535" calcext:value-type="float">
            <text:p>1456447363.01535</text:p>
          </table:table-cell>
          <table:table-cell office:value-type="float" office:value="1120" calcext:value-type="float">
            <text:p>1120</text:p>
          </table:table-cell>
          <table:table-cell table:formula="of:=[.B225]-[.B$2]" office:value-type="float" office:value="2.94221138954163" calcext:value-type="float">
            <text:p>2.9422113895</text:p>
          </table:table-cell>
          <table:table-cell table:formula="of:=[.C225]/([.D225]-[.D224])" office:value-type="float" office:value="97828.3696036985" calcext:value-type="float">
            <text:p>97828.36960369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7363.01931" calcext:value-type="float">
            <text:p>1456447363.01931</text:p>
          </table:table-cell>
          <table:table-cell office:value-type="float" office:value="1120" calcext:value-type="float">
            <text:p>1120</text:p>
          </table:table-cell>
          <table:table-cell table:formula="of:=[.B226]-[.B$2]" office:value-type="float" office:value="2.94617366790771" calcext:value-type="float">
            <text:p>2.9461736679</text:p>
          </table:table-cell>
          <table:table-cell table:formula="of:=[.C226]/([.D226]-[.D225])" office:value-type="float" office:value="282665.65256634" calcext:value-type="float">
            <text:p>282665.6525663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7363.02327" calcext:value-type="float">
            <text:p>1456447363.02327</text:p>
          </table:table-cell>
          <table:table-cell office:value-type="float" office:value="1120" calcext:value-type="float">
            <text:p>1120</text:p>
          </table:table-cell>
          <table:table-cell table:formula="of:=[.B227]-[.B$2]" office:value-type="float" office:value="2.95013213157654" calcext:value-type="float">
            <text:p>2.9501321316</text:p>
          </table:table-cell>
          <table:table-cell table:formula="of:=[.C227]/([.D227]-[.D226])" office:value-type="float" office:value="282938.052159248" calcext:value-type="float">
            <text:p>282938.0521592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7363.03076" calcext:value-type="float">
            <text:p>1456447363.03076</text:p>
          </table:table-cell>
          <table:table-cell office:value-type="float" office:value="1120" calcext:value-type="float">
            <text:p>1120</text:p>
          </table:table-cell>
          <table:table-cell table:formula="of:=[.B228]-[.B$2]" office:value-type="float" office:value="2.95762515068054" calcext:value-type="float">
            <text:p>2.9576251507</text:p>
          </table:table-cell>
          <table:table-cell table:formula="of:=[.C228]/([.D228]-[.D227])" office:value-type="float" office:value="149472.46022655" calcext:value-type="float">
            <text:p>149472.460226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7363.0462" calcext:value-type="float">
            <text:p>1456447363.0462</text:p>
          </table:table-cell>
          <table:table-cell office:value-type="float" office:value="1120" calcext:value-type="float">
            <text:p>1120</text:p>
          </table:table-cell>
          <table:table-cell table:formula="of:=[.B229]-[.B$2]" office:value-type="float" office:value="2.97306704521179" calcext:value-type="float">
            <text:p>2.9730670452</text:p>
          </table:table-cell>
          <table:table-cell table:formula="of:=[.C229]/([.D229]-[.D228])" office:value-type="float" office:value="72529.9604743083" calcext:value-type="float">
            <text:p>72529.96047430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7363.05014" calcext:value-type="float">
            <text:p>1456447363.05014</text:p>
          </table:table-cell>
          <table:table-cell office:value-type="float" office:value="1120" calcext:value-type="float">
            <text:p>1120</text:p>
          </table:table-cell>
          <table:table-cell table:formula="of:=[.B230]-[.B$2]" office:value-type="float" office:value="2.97700762748718" calcext:value-type="float">
            <text:p>2.9770076275</text:p>
          </table:table-cell>
          <table:table-cell table:formula="of:=[.C230]/([.D230]-[.D229])" office:value-type="float" office:value="284221.955469506" calcext:value-type="float">
            <text:p>284221.9554695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7363.05411" calcext:value-type="float">
            <text:p>1456447363.05411</text:p>
          </table:table-cell>
          <table:table-cell office:value-type="float" office:value="1120" calcext:value-type="float">
            <text:p>1120</text:p>
          </table:table-cell>
          <table:table-cell table:formula="of:=[.B231]-[.B$2]" office:value-type="float" office:value="2.98097133636475" calcext:value-type="float">
            <text:p>2.9809713364</text:p>
          </table:table-cell>
          <table:table-cell table:formula="of:=[.C231]/([.D231]-[.D230])" office:value-type="float" office:value="282563.637894737" calcext:value-type="float">
            <text:p>282563.6378947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7363.05807" calcext:value-type="float">
            <text:p>1456447363.05807</text:p>
          </table:table-cell>
          <table:table-cell office:value-type="float" office:value="1120" calcext:value-type="float">
            <text:p>1120</text:p>
          </table:table-cell>
          <table:table-cell table:formula="of:=[.B232]-[.B$2]" office:value-type="float" office:value="2.98493313789368" calcext:value-type="float">
            <text:p>2.9849331379</text:p>
          </table:table-cell>
          <table:table-cell table:formula="of:=[.C232]/([.D232]-[.D231])" office:value-type="float" office:value="282699.673828007" calcext:value-type="float">
            <text:p>282699.6738280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7363.06199" calcext:value-type="float">
            <text:p>1456447363.06199</text:p>
          </table:table-cell>
          <table:table-cell office:value-type="float" office:value="1120" calcext:value-type="float">
            <text:p>1120</text:p>
          </table:table-cell>
          <table:table-cell table:formula="of:=[.B233]-[.B$2]" office:value-type="float" office:value="2.98885893821716" calcext:value-type="float">
            <text:p>2.9888589382</text:p>
          </table:table-cell>
          <table:table-cell table:formula="of:=[.C233]/([.D233]-[.D232])" office:value-type="float" office:value="285292.146240738" calcext:value-type="float">
            <text:p>285292.1462407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7363.06594" calcext:value-type="float">
            <text:p>1456447363.06594</text:p>
          </table:table-cell>
          <table:table-cell office:value-type="float" office:value="1120" calcext:value-type="float">
            <text:p>1120</text:p>
          </table:table-cell>
          <table:table-cell table:formula="of:=[.B234]-[.B$2]" office:value-type="float" office:value="2.99280858039856" calcext:value-type="float">
            <text:p>2.9928085804</text:p>
          </table:table-cell>
          <table:table-cell table:formula="of:=[.C234]/([.D234]-[.D233])" office:value-type="float" office:value="283569.991548956" calcext:value-type="float">
            <text:p>283569.9915489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7363.06989" calcext:value-type="float">
            <text:p>1456447363.06989</text:p>
          </table:table-cell>
          <table:table-cell office:value-type="float" office:value="1120" calcext:value-type="float">
            <text:p>1120</text:p>
          </table:table-cell>
          <table:table-cell table:formula="of:=[.B235]-[.B$2]" office:value-type="float" office:value="2.99675559997559" calcext:value-type="float">
            <text:p>2.9967556</text:p>
          </table:table-cell>
          <table:table-cell table:formula="of:=[.C235]/([.D235]-[.D234])" office:value-type="float" office:value="283758.410147992" calcext:value-type="float">
            <text:p>283758.4101479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7363.07384" calcext:value-type="float">
            <text:p>1456447363.07384</text:p>
          </table:table-cell>
          <table:table-cell office:value-type="float" office:value="1120" calcext:value-type="float">
            <text:p>1120</text:p>
          </table:table-cell>
          <table:table-cell table:formula="of:=[.B236]-[.B$2]" office:value-type="float" office:value="3.00070476531982" calcext:value-type="float">
            <text:p>3.0007047653</text:p>
          </table:table-cell>
          <table:table-cell table:formula="of:=[.C236]/([.D236]-[.D235])" office:value-type="float" office:value="283604.230862111" calcext:value-type="float">
            <text:p>283604.2308621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7363.0778" calcext:value-type="float">
            <text:p>1456447363.0778</text:p>
          </table:table-cell>
          <table:table-cell office:value-type="float" office:value="1120" calcext:value-type="float">
            <text:p>1120</text:p>
          </table:table-cell>
          <table:table-cell table:formula="of:=[.B237]-[.B$2]" office:value-type="float" office:value="3.00466227531433" calcext:value-type="float">
            <text:p>3.0046622753</text:p>
          </table:table-cell>
          <table:table-cell table:formula="of:=[.C237]/([.D237]-[.D236])" office:value-type="float" office:value="283006.234110489" calcext:value-type="float">
            <text:p>283006.2341104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7363.08196" calcext:value-type="float">
            <text:p>1456447363.08196</text:p>
          </table:table-cell>
          <table:table-cell office:value-type="float" office:value="1120" calcext:value-type="float">
            <text:p>1120</text:p>
          </table:table-cell>
          <table:table-cell table:formula="of:=[.B238]-[.B$2]" office:value-type="float" office:value="3.00882458686829" calcext:value-type="float">
            <text:p>3.0088245869</text:p>
          </table:table-cell>
          <table:table-cell table:formula="of:=[.C238]/([.D238]-[.D237])" office:value-type="float" office:value="269081.251002406" calcext:value-type="float">
            <text:p>269081.2510024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7363.09327" calcext:value-type="float">
            <text:p>1456447363.09327</text:p>
          </table:table-cell>
          <table:table-cell office:value-type="float" office:value="1120" calcext:value-type="float">
            <text:p>1120</text:p>
          </table:table-cell>
          <table:table-cell table:formula="of:=[.B239]-[.B$2]" office:value-type="float" office:value="3.02013421058655" calcext:value-type="float">
            <text:p>3.0201342106</text:p>
          </table:table-cell>
          <table:table-cell table:formula="of:=[.C239]/([.D239]-[.D238])" office:value-type="float" office:value="99030.7041065857" calcext:value-type="float">
            <text:p>99030.70410658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7363.10459" calcext:value-type="float">
            <text:p>1456447363.10459</text:p>
          </table:table-cell>
          <table:table-cell office:value-type="float" office:value="1120" calcext:value-type="float">
            <text:p>1120</text:p>
          </table:table-cell>
          <table:table-cell table:formula="of:=[.B240]-[.B$2]" office:value-type="float" office:value="3.03145670890808" calcext:value-type="float">
            <text:p>3.0314567089</text:p>
          </table:table-cell>
          <table:table-cell table:formula="of:=[.C240]/([.D240]-[.D239])" office:value-type="float" office:value="98918.0981259212" calcext:value-type="float">
            <text:p>98918.09812592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7363.11609" calcext:value-type="float">
            <text:p>1456447363.11609</text:p>
          </table:table-cell>
          <table:table-cell office:value-type="float" office:value="1120" calcext:value-type="float">
            <text:p>1120</text:p>
          </table:table-cell>
          <table:table-cell table:formula="of:=[.B241]-[.B$2]" office:value-type="float" office:value="3.04295682907104" calcext:value-type="float">
            <text:p>3.0429568291</text:p>
          </table:table-cell>
          <table:table-cell table:formula="of:=[.C241]/([.D241]-[.D240])" office:value-type="float" office:value="97390.2867212605" calcext:value-type="float">
            <text:p>97390.28672126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7363.12735" calcext:value-type="float">
            <text:p>1456447363.12735</text:p>
          </table:table-cell>
          <table:table-cell office:value-type="float" office:value="1120" calcext:value-type="float">
            <text:p>1120</text:p>
          </table:table-cell>
          <table:table-cell table:formula="of:=[.B242]-[.B$2]" office:value-type="float" office:value="3.05422067642212" calcext:value-type="float">
            <text:p>3.0542206764</text:p>
          </table:table-cell>
          <table:table-cell table:formula="of:=[.C242]/([.D242]-[.D241])" office:value-type="float" office:value="99433.1656929981" calcext:value-type="float">
            <text:p>99433.165692998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7363.13871" calcext:value-type="float">
            <text:p>1456447363.13871</text:p>
          </table:table-cell>
          <table:table-cell office:value-type="float" office:value="1120" calcext:value-type="float">
            <text:p>1120</text:p>
          </table:table-cell>
          <table:table-cell table:formula="of:=[.B243]-[.B$2]" office:value-type="float" office:value="3.06557726860046" calcext:value-type="float">
            <text:p>3.0655772686</text:p>
          </table:table-cell>
          <table:table-cell table:formula="of:=[.C243]/([.D243]-[.D242])" office:value-type="float" office:value="98621.1340877123" calcext:value-type="float">
            <text:p>98621.13408771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7363.15005" calcext:value-type="float">
            <text:p>1456447363.15005</text:p>
          </table:table-cell>
          <table:table-cell office:value-type="float" office:value="1120" calcext:value-type="float">
            <text:p>1120</text:p>
          </table:table-cell>
          <table:table-cell table:formula="of:=[.B244]-[.B$2]" office:value-type="float" office:value="3.07691669464111" calcext:value-type="float">
            <text:p>3.0769166946</text:p>
          </table:table-cell>
          <table:table-cell table:formula="of:=[.C244]/([.D244]-[.D243])" office:value-type="float" office:value="98770.4312356763" calcext:value-type="float">
            <text:p>98770.43123567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7363.16138" calcext:value-type="float">
            <text:p>1456447363.16138</text:p>
          </table:table-cell>
          <table:table-cell office:value-type="float" office:value="1120" calcext:value-type="float">
            <text:p>1120</text:p>
          </table:table-cell>
          <table:table-cell table:formula="of:=[.B245]-[.B$2]" office:value-type="float" office:value="3.0882511138916" calcext:value-type="float">
            <text:p>3.0882511139</text:p>
          </table:table-cell>
          <table:table-cell table:formula="of:=[.C245]/([.D245]-[.D244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7363.1727" calcext:value-type="float">
            <text:p>1456447363.1727</text:p>
          </table:table-cell>
          <table:table-cell office:value-type="float" office:value="1120" calcext:value-type="float">
            <text:p>1120</text:p>
          </table:table-cell>
          <table:table-cell table:formula="of:=[.B246]-[.B$2]" office:value-type="float" office:value="3.09956288337708" calcext:value-type="float">
            <text:p>3.0995628834</text:p>
          </table:table-cell>
          <table:table-cell table:formula="of:=[.C246]/([.D246]-[.D245])" office:value-type="float" office:value="99011.9186426388" calcext:value-type="float">
            <text:p>99011.91864263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7363.18658" calcext:value-type="float">
            <text:p>1456447363.18658</text:p>
          </table:table-cell>
          <table:table-cell office:value-type="float" office:value="1120" calcext:value-type="float">
            <text:p>1120</text:p>
          </table:table-cell>
          <table:table-cell table:formula="of:=[.B247]-[.B$2]" office:value-type="float" office:value="3.11344909667969" calcext:value-type="float">
            <text:p>3.1134490967</text:p>
          </table:table-cell>
          <table:table-cell table:formula="of:=[.C247]/([.D247]-[.D246])" office:value-type="float" office:value="80655.5376611782" calcext:value-type="float">
            <text:p>80655.53766117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7363.19605" calcext:value-type="float">
            <text:p>1456447363.19605</text:p>
          </table:table-cell>
          <table:table-cell office:value-type="float" office:value="1120" calcext:value-type="float">
            <text:p>1120</text:p>
          </table:table-cell>
          <table:table-cell table:formula="of:=[.B248]-[.B$2]" office:value-type="float" office:value="3.12291216850281" calcext:value-type="float">
            <text:p>3.1229121685</text:p>
          </table:table-cell>
          <table:table-cell table:formula="of:=[.C248]/([.D248]-[.D247])" office:value-type="float" office:value="118354.802852032" calcext:value-type="float">
            <text:p>118354.8028520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7363.20716" calcext:value-type="float">
            <text:p>1456447363.20716</text:p>
          </table:table-cell>
          <table:table-cell office:value-type="float" office:value="1120" calcext:value-type="float">
            <text:p>1120</text:p>
          </table:table-cell>
          <table:table-cell table:formula="of:=[.B249]-[.B$2]" office:value-type="float" office:value="3.13402986526489" calcext:value-type="float">
            <text:p>3.1340298653</text:p>
          </table:table-cell>
          <table:table-cell table:formula="of:=[.C249]/([.D249]-[.D248])" office:value-type="float" office:value="100740.290364779" calcext:value-type="float">
            <text:p>100740.2903647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7363.21846" calcext:value-type="float">
            <text:p>1456447363.21846</text:p>
          </table:table-cell>
          <table:table-cell office:value-type="float" office:value="1120" calcext:value-type="float">
            <text:p>1120</text:p>
          </table:table-cell>
          <table:table-cell table:formula="of:=[.B250]-[.B$2]" office:value-type="float" office:value="3.1453263759613" calcext:value-type="float">
            <text:p>3.145326376</text:p>
          </table:table-cell>
          <table:table-cell table:formula="of:=[.C250]/([.D250]-[.D249])" office:value-type="float" office:value="99145.6592304932" calcext:value-type="float">
            <text:p>99145.65923049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7363.22981" calcext:value-type="float">
            <text:p>1456447363.22981</text:p>
          </table:table-cell>
          <table:table-cell office:value-type="float" office:value="1120" calcext:value-type="float">
            <text:p>1120</text:p>
          </table:table-cell>
          <table:table-cell table:formula="of:=[.B251]-[.B$2]" office:value-type="float" office:value="3.15667128562927" calcext:value-type="float">
            <text:p>3.1566712856</text:p>
          </table:table-cell>
          <table:table-cell table:formula="of:=[.C251]/([.D251]-[.D250])" office:value-type="float" office:value="98722.6899798252" calcext:value-type="float">
            <text:p>98722.6899798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7363.24108" calcext:value-type="float">
            <text:p>1456447363.24108</text:p>
          </table:table-cell>
          <table:table-cell office:value-type="float" office:value="1120" calcext:value-type="float">
            <text:p>1120</text:p>
          </table:table-cell>
          <table:table-cell table:formula="of:=[.B252]-[.B$2]" office:value-type="float" office:value="3.16794228553772" calcext:value-type="float">
            <text:p>3.1679422855</text:p>
          </table:table-cell>
          <table:table-cell table:formula="of:=[.C252]/([.D252]-[.D251])" office:value-type="float" office:value="99370.0655751576" calcext:value-type="float">
            <text:p>99370.06557515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7363.25237" calcext:value-type="float">
            <text:p>1456447363.25237</text:p>
          </table:table-cell>
          <table:table-cell office:value-type="float" office:value="1120" calcext:value-type="float">
            <text:p>1120</text:p>
          </table:table-cell>
          <table:table-cell table:formula="of:=[.B253]-[.B$2]" office:value-type="float" office:value="3.17923212051392" calcext:value-type="float">
            <text:p>3.1792321205</text:p>
          </table:table-cell>
          <table:table-cell table:formula="of:=[.C253]/([.D253]-[.D252])" office:value-type="float" office:value="99204.284417038" calcext:value-type="float">
            <text:p>99204.2844170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7363.26382" calcext:value-type="float">
            <text:p>1456447363.26382</text:p>
          </table:table-cell>
          <table:table-cell office:value-type="float" office:value="1120" calcext:value-type="float">
            <text:p>1120</text:p>
          </table:table-cell>
          <table:table-cell table:formula="of:=[.B254]-[.B$2]" office:value-type="float" office:value="3.19068574905395" calcext:value-type="float">
            <text:p>3.1906857491</text:p>
          </table:table-cell>
          <table:table-cell table:formula="of:=[.C254]/([.D254]-[.D253])" office:value-type="float" office:value="97785.6053288926" calcext:value-type="float">
            <text:p>97785.60532889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7363.27515" calcext:value-type="float">
            <text:p>1456447363.27515</text:p>
          </table:table-cell>
          <table:table-cell office:value-type="float" office:value="1120" calcext:value-type="float">
            <text:p>1120</text:p>
          </table:table-cell>
          <table:table-cell table:formula="of:=[.B255]-[.B$2]" office:value-type="float" office:value="3.20201134681702" calcext:value-type="float">
            <text:p>3.2020113468</text:p>
          </table:table-cell>
          <table:table-cell table:formula="of:=[.C255]/([.D255]-[.D254])" office:value-type="float" office:value="98891.0275140517" calcext:value-type="float">
            <text:p>98891.02751405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7363.28649" calcext:value-type="float">
            <text:p>1456447363.28649</text:p>
          </table:table-cell>
          <table:table-cell office:value-type="float" office:value="1120" calcext:value-type="float">
            <text:p>1120</text:p>
          </table:table-cell>
          <table:table-cell table:formula="of:=[.B256]-[.B$2]" office:value-type="float" office:value="3.21335244178772" calcext:value-type="float">
            <text:p>3.2133524418</text:p>
          </table:table-cell>
          <table:table-cell table:formula="of:=[.C256]/([.D256]-[.D255])" office:value-type="float" office:value="98755.8964009418" calcext:value-type="float">
            <text:p>98755.8964009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7363.29776" calcext:value-type="float">
            <text:p>1456447363.29776</text:p>
          </table:table-cell>
          <table:table-cell office:value-type="float" office:value="1120" calcext:value-type="float">
            <text:p>1120</text:p>
          </table:table-cell>
          <table:table-cell table:formula="of:=[.B257]-[.B$2]" office:value-type="float" office:value="3.22462844848633" calcext:value-type="float">
            <text:p>3.2246284485</text:p>
          </table:table-cell>
          <table:table-cell table:formula="of:=[.C257]/([.D257]-[.D256])" office:value-type="float" office:value="99325.9431229517" calcext:value-type="float">
            <text:p>99325.94312295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7363.3092" calcext:value-type="float">
            <text:p>1456447363.3092</text:p>
          </table:table-cell>
          <table:table-cell office:value-type="float" office:value="1120" calcext:value-type="float">
            <text:p>1120</text:p>
          </table:table-cell>
          <table:table-cell table:formula="of:=[.B258]-[.B$2]" office:value-type="float" office:value="3.23606443405151" calcext:value-type="float">
            <text:p>3.2360644341</text:p>
          </table:table-cell>
          <table:table-cell table:formula="of:=[.C258]/([.D258]-[.D257])" office:value-type="float" office:value="97936.4649960389" calcext:value-type="float">
            <text:p>97936.46499603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7363.32068" calcext:value-type="float">
            <text:p>1456447363.32068</text:p>
          </table:table-cell>
          <table:table-cell office:value-type="float" office:value="1120" calcext:value-type="float">
            <text:p>1120</text:p>
          </table:table-cell>
          <table:table-cell table:formula="of:=[.B259]-[.B$2]" office:value-type="float" office:value="3.24754858016968" calcext:value-type="float">
            <text:p>3.2475485802</text:p>
          </table:table-cell>
          <table:table-cell table:formula="of:=[.C259]/([.D259]-[.D258])" office:value-type="float" office:value="97525.7531971433" calcext:value-type="float">
            <text:p>97525.75319714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7363.33205" calcext:value-type="float">
            <text:p>1456447363.33205</text:p>
          </table:table-cell>
          <table:table-cell office:value-type="float" office:value="1120" calcext:value-type="float">
            <text:p>1120</text:p>
          </table:table-cell>
          <table:table-cell table:formula="of:=[.B260]-[.B$2]" office:value-type="float" office:value="3.25891494750977" calcext:value-type="float">
            <text:p>3.2589149475</text:p>
          </table:table-cell>
          <table:table-cell table:formula="of:=[.C260]/([.D260]-[.D259])" office:value-type="float" office:value="98536.3191676805" calcext:value-type="float">
            <text:p>98536.31916768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7363.34346" calcext:value-type="float">
            <text:p>1456447363.34346</text:p>
          </table:table-cell>
          <table:table-cell office:value-type="float" office:value="1120" calcext:value-type="float">
            <text:p>1120</text:p>
          </table:table-cell>
          <table:table-cell table:formula="of:=[.B261]-[.B$2]" office:value-type="float" office:value="3.27032470703125" calcext:value-type="float">
            <text:p>3.270324707</text:p>
          </table:table-cell>
          <table:table-cell table:formula="of:=[.C261]/([.D261]-[.D260])" office:value-type="float" office:value="98161.5780675359" calcext:value-type="float">
            <text:p>98161.57806753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7363.35475" calcext:value-type="float">
            <text:p>1456447363.35475</text:p>
          </table:table-cell>
          <table:table-cell office:value-type="float" office:value="1120" calcext:value-type="float">
            <text:p>1120</text:p>
          </table:table-cell>
          <table:table-cell table:formula="of:=[.B262]-[.B$2]" office:value-type="float" office:value="3.2816174030304" calcext:value-type="float">
            <text:p>3.281617403</text:p>
          </table:table-cell>
          <table:table-cell table:formula="of:=[.C262]/([.D262]-[.D261])" office:value-type="float" office:value="99179.1508497836" calcext:value-type="float">
            <text:p>99179.15084978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7363.3662" calcext:value-type="float">
            <text:p>1456447363.3662</text:p>
          </table:table-cell>
          <table:table-cell office:value-type="float" office:value="1120" calcext:value-type="float">
            <text:p>1120</text:p>
          </table:table-cell>
          <table:table-cell table:formula="of:=[.B263]-[.B$2]" office:value-type="float" office:value="3.29306578636169" calcext:value-type="float">
            <text:p>3.2930657864</text:p>
          </table:table-cell>
          <table:table-cell table:formula="of:=[.C263]/([.D263]-[.D262])" office:value-type="float" office:value="97830.4069307343" calcext:value-type="float">
            <text:p>97830.40693073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7363.37737" calcext:value-type="float">
            <text:p>1456447363.37737</text:p>
          </table:table-cell>
          <table:table-cell office:value-type="float" office:value="1120" calcext:value-type="float">
            <text:p>1120</text:p>
          </table:table-cell>
          <table:table-cell table:formula="of:=[.B264]-[.B$2]" office:value-type="float" office:value="3.30423784255981" calcext:value-type="float">
            <text:p>3.3042378426</text:p>
          </table:table-cell>
          <table:table-cell table:formula="of:=[.C264]/([.D264]-[.D263])" office:value-type="float" office:value="100250.122281739" calcext:value-type="float">
            <text:p>100250.1222817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7363.38872" calcext:value-type="float">
            <text:p>1456447363.38872</text:p>
          </table:table-cell>
          <table:table-cell office:value-type="float" office:value="1120" calcext:value-type="float">
            <text:p>1120</text:p>
          </table:table-cell>
          <table:table-cell table:formula="of:=[.B265]-[.B$2]" office:value-type="float" office:value="3.31559062004089" calcext:value-type="float">
            <text:p>3.31559062</text:p>
          </table:table-cell>
          <table:table-cell table:formula="of:=[.C265]/([.D265]-[.D264])" office:value-type="float" office:value="98654.2722137052" calcext:value-type="float">
            <text:p>98654.27221370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7363.40004" calcext:value-type="float">
            <text:p>1456447363.40004</text:p>
          </table:table-cell>
          <table:table-cell office:value-type="float" office:value="1120" calcext:value-type="float">
            <text:p>1120</text:p>
          </table:table-cell>
          <table:table-cell table:formula="of:=[.B266]-[.B$2]" office:value-type="float" office:value="3.32691097259521" calcext:value-type="float">
            <text:p>3.3269109726</text:p>
          </table:table-cell>
          <table:table-cell table:formula="of:=[.C266]/([.D266]-[.D265])" office:value-type="float" office:value="98936.8480023588" calcext:value-type="float">
            <text:p>98936.84800235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7363.41143" calcext:value-type="float">
            <text:p>1456447363.41143</text:p>
          </table:table-cell>
          <table:table-cell office:value-type="float" office:value="1120" calcext:value-type="float">
            <text:p>1120</text:p>
          </table:table-cell>
          <table:table-cell table:formula="of:=[.B267]-[.B$2]" office:value-type="float" office:value="3.33829212188721" calcext:value-type="float">
            <text:p>3.3382921219</text:p>
          </table:table-cell>
          <table:table-cell table:formula="of:=[.C267]/([.D267]-[.D266])" office:value-type="float" office:value="98408.3391989274" calcext:value-type="float">
            <text:p>98408.33919892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7363.42272" calcext:value-type="float">
            <text:p>1456447363.42272</text:p>
          </table:table-cell>
          <table:table-cell office:value-type="float" office:value="1120" calcext:value-type="float">
            <text:p>1120</text:p>
          </table:table-cell>
          <table:table-cell table:formula="of:=[.B268]-[.B$2]" office:value-type="float" office:value="3.3495819568634" calcext:value-type="float">
            <text:p>3.3495819569</text:p>
          </table:table-cell>
          <table:table-cell table:formula="of:=[.C268]/([.D268]-[.D267])" office:value-type="float" office:value="99204.284417038" calcext:value-type="float">
            <text:p>99204.2844170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7363.43404" calcext:value-type="float">
            <text:p>1456447363.43404</text:p>
          </table:table-cell>
          <table:table-cell office:value-type="float" office:value="1120" calcext:value-type="float">
            <text:p>1120</text:p>
          </table:table-cell>
          <table:table-cell table:formula="of:=[.B269]-[.B$2]" office:value-type="float" office:value="3.36090517044067" calcext:value-type="float">
            <text:p>3.3609051704</text:p>
          </table:table-cell>
          <table:table-cell table:formula="of:=[.C269]/([.D269]-[.D268])" office:value-type="float" office:value="98911.8497462784" calcext:value-type="float">
            <text:p>98911.84974627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7363.44531" calcext:value-type="float">
            <text:p>1456447363.44531</text:p>
          </table:table-cell>
          <table:table-cell office:value-type="float" office:value="1120" calcext:value-type="float">
            <text:p>1120</text:p>
          </table:table-cell>
          <table:table-cell table:formula="of:=[.B270]-[.B$2]" office:value-type="float" office:value="3.3721764087677" calcext:value-type="float">
            <text:p>3.3721764088</text:p>
          </table:table-cell>
          <table:table-cell table:formula="of:=[.C270]/([.D270]-[.D269])" office:value-type="float" office:value="99367.9636171338" calcext:value-type="float">
            <text:p>99367.96361713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7363.45662" calcext:value-type="float">
            <text:p>1456447363.45662</text:p>
          </table:table-cell>
          <table:table-cell office:value-type="float" office:value="1120" calcext:value-type="float">
            <text:p>1120</text:p>
          </table:table-cell>
          <table:table-cell table:formula="of:=[.B271]-[.B$2]" office:value-type="float" office:value="3.38348531723022" calcext:value-type="float">
            <text:p>3.3834853172</text:p>
          </table:table-cell>
          <table:table-cell table:formula="of:=[.C271]/([.D271]-[.D270])" office:value-type="float" office:value="99036.9675120697" calcext:value-type="float">
            <text:p>99036.9675120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7363.46808" calcext:value-type="float">
            <text:p>1456447363.46808</text:p>
          </table:table-cell>
          <table:table-cell office:value-type="float" office:value="1120" calcext:value-type="float">
            <text:p>1120</text:p>
          </table:table-cell>
          <table:table-cell table:formula="of:=[.B272]-[.B$2]" office:value-type="float" office:value="3.39494442939758" calcext:value-type="float">
            <text:p>3.3949444294</text:p>
          </table:table-cell>
          <table:table-cell table:formula="of:=[.C272]/([.D272]-[.D271])" office:value-type="float" office:value="97738.8111437072" calcext:value-type="float">
            <text:p>97738.81114370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7363.47941" calcext:value-type="float">
            <text:p>1456447363.47941</text:p>
          </table:table-cell>
          <table:table-cell office:value-type="float" office:value="1120" calcext:value-type="float">
            <text:p>1120</text:p>
          </table:table-cell>
          <table:table-cell table:formula="of:=[.B273]-[.B$2]" office:value-type="float" office:value="3.40628123283386" calcext:value-type="float">
            <text:p>3.4062812328</text:p>
          </table:table-cell>
          <table:table-cell table:formula="of:=[.C273]/([.D273]-[.D272])" office:value-type="float" office:value="98793.2803364879" calcext:value-type="float">
            <text:p>98793.280336487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7363.49076" calcext:value-type="float">
            <text:p>1456447363.49076</text:p>
          </table:table-cell>
          <table:table-cell office:value-type="float" office:value="1120" calcext:value-type="float">
            <text:p>1120</text:p>
          </table:table-cell>
          <table:table-cell table:formula="of:=[.B274]-[.B$2]" office:value-type="float" office:value="3.41762900352478" calcext:value-type="float">
            <text:p>3.4176290035</text:p>
          </table:table-cell>
          <table:table-cell table:formula="of:=[.C274]/([.D274]-[.D273])" office:value-type="float" office:value="98697.7998151105" calcext:value-type="float">
            <text:p>98697.79981511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7363.50213" calcext:value-type="float">
            <text:p>1456447363.50213</text:p>
          </table:table-cell>
          <table:table-cell office:value-type="float" office:value="1120" calcext:value-type="float">
            <text:p>1120</text:p>
          </table:table-cell>
          <table:table-cell table:formula="of:=[.B275]-[.B$2]" office:value-type="float" office:value="3.42899298667908" calcext:value-type="float">
            <text:p>3.4289929867</text:p>
          </table:table-cell>
          <table:table-cell table:formula="of:=[.C275]/([.D275]-[.D274])" office:value-type="float" office:value="98556.9922792884" calcext:value-type="float">
            <text:p>98556.992279288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7363.51341" calcext:value-type="float">
            <text:p>1456447363.51341</text:p>
          </table:table-cell>
          <table:table-cell office:value-type="float" office:value="1120" calcext:value-type="float">
            <text:p>1120</text:p>
          </table:table-cell>
          <table:table-cell table:formula="of:=[.B276]-[.B$2]" office:value-type="float" office:value="3.44027471542358" calcext:value-type="float">
            <text:p>3.4402747154</text:p>
          </table:table-cell>
          <table:table-cell table:formula="of:=[.C276]/([.D276]-[.D275])" office:value-type="float" office:value="99275.5654176969" calcext:value-type="float">
            <text:p>99275.56541769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7363.52472" calcext:value-type="float">
            <text:p>1456447363.52472</text:p>
          </table:table-cell>
          <table:table-cell office:value-type="float" office:value="1120" calcext:value-type="float">
            <text:p>1120</text:p>
          </table:table-cell>
          <table:table-cell table:formula="of:=[.B277]-[.B$2]" office:value-type="float" office:value="3.45158386230469" calcext:value-type="float">
            <text:p>3.4515838623</text:p>
          </table:table-cell>
          <table:table-cell table:formula="of:=[.C277]/([.D277]-[.D276])" office:value-type="float" office:value="99034.8796222119" calcext:value-type="float">
            <text:p>99034.87962221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7363.53611" calcext:value-type="float">
            <text:p>1456447363.53611</text:p>
          </table:table-cell>
          <table:table-cell office:value-type="float" office:value="1120" calcext:value-type="float">
            <text:p>1120</text:p>
          </table:table-cell>
          <table:table-cell table:formula="of:=[.B278]-[.B$2]" office:value-type="float" office:value="3.4629807472229" calcext:value-type="float">
            <text:p>3.4629807472</text:p>
          </table:table-cell>
          <table:table-cell table:formula="of:=[.C278]/([.D278]-[.D277])" office:value-type="float" office:value="98272.4672607841" calcext:value-type="float">
            <text:p>98272.46726078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7363.54734" calcext:value-type="float">
            <text:p>1456447363.54734</text:p>
          </table:table-cell>
          <table:table-cell office:value-type="float" office:value="1120" calcext:value-type="float">
            <text:p>1120</text:p>
          </table:table-cell>
          <table:table-cell table:formula="of:=[.B279]-[.B$2]" office:value-type="float" office:value="3.47420191764832" calcext:value-type="float">
            <text:p>3.4742019176</text:p>
          </table:table-cell>
          <table:table-cell table:formula="of:=[.C279]/([.D279]-[.D278])" office:value-type="float" office:value="99811.3349622862" calcext:value-type="float">
            <text:p>99811.33496228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7363.55865" calcext:value-type="float">
            <text:p>1456447363.55865</text:p>
          </table:table-cell>
          <table:table-cell office:value-type="float" office:value="1120" calcext:value-type="float">
            <text:p>1120</text:p>
          </table:table-cell>
          <table:table-cell table:formula="of:=[.B280]-[.B$2]" office:value-type="float" office:value="3.485515832901" calcext:value-type="float">
            <text:p>3.4855158329</text:p>
          </table:table-cell>
          <table:table-cell table:formula="of:=[.C280]/([.D280]-[.D279])" office:value-type="float" office:value="98993.1403042947" calcext:value-type="float">
            <text:p>98993.140304294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7363.56995" calcext:value-type="float">
            <text:p>1456447363.56995</text:p>
          </table:table-cell>
          <table:table-cell office:value-type="float" office:value="1120" calcext:value-type="float">
            <text:p>1120</text:p>
          </table:table-cell>
          <table:table-cell table:formula="of:=[.B281]-[.B$2]" office:value-type="float" office:value="3.49681830406189" calcext:value-type="float">
            <text:p>3.4968183041</text:p>
          </table:table-cell>
          <table:table-cell table:formula="of:=[.C281]/([.D281]-[.D280])" office:value-type="float" office:value="99093.3738345357" calcext:value-type="float">
            <text:p>99093.37383453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7363.58125" calcext:value-type="float">
            <text:p>1456447363.58125</text:p>
          </table:table-cell>
          <table:table-cell office:value-type="float" office:value="1120" calcext:value-type="float">
            <text:p>1120</text:p>
          </table:table-cell>
          <table:table-cell table:formula="of:=[.B282]-[.B$2]" office:value-type="float" office:value="3.50812077522278" calcext:value-type="float">
            <text:p>3.5081207752</text:p>
          </table:table-cell>
          <table:table-cell table:formula="of:=[.C282]/([.D282]-[.D281])" office:value-type="float" office:value="99093.3738345357" calcext:value-type="float">
            <text:p>99093.37383453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7363.5926" calcext:value-type="float">
            <text:p>1456447363.5926</text:p>
          </table:table-cell>
          <table:table-cell office:value-type="float" office:value="1120" calcext:value-type="float">
            <text:p>1120</text:p>
          </table:table-cell>
          <table:table-cell table:formula="of:=[.B283]-[.B$2]" office:value-type="float" office:value="3.51946306228638" calcext:value-type="float">
            <text:p>3.5194630623</text:p>
          </table:table-cell>
          <table:table-cell table:formula="of:=[.C283]/([.D283]-[.D282])" office:value-type="float" office:value="98745.5169949341" calcext:value-type="float">
            <text:p>98745.51699493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7363.60392" calcext:value-type="float">
            <text:p>1456447363.60392</text:p>
          </table:table-cell>
          <table:table-cell office:value-type="float" office:value="1120" calcext:value-type="float">
            <text:p>1120</text:p>
          </table:table-cell>
          <table:table-cell table:formula="of:=[.B284]-[.B$2]" office:value-type="float" office:value="3.53078579902649" calcext:value-type="float">
            <text:p>3.530785799</text:p>
          </table:table-cell>
          <table:table-cell table:formula="of:=[.C284]/([.D284]-[.D283])" office:value-type="float" office:value="98916.0152449938" calcext:value-type="float">
            <text:p>98916.0152449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7363.61536" calcext:value-type="float">
            <text:p>1456447363.61536</text:p>
          </table:table-cell>
          <table:table-cell office:value-type="float" office:value="1120" calcext:value-type="float">
            <text:p>1120</text:p>
          </table:table-cell>
          <table:table-cell table:formula="of:=[.B285]-[.B$2]" office:value-type="float" office:value="3.5422215461731" calcext:value-type="float">
            <text:p>3.5422215462</text:p>
          </table:table-cell>
          <table:table-cell table:formula="of:=[.C285]/([.D285]-[.D284])" office:value-type="float" office:value="97938.5068278953" calcext:value-type="float">
            <text:p>97938.506827895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7363.62668" calcext:value-type="float">
            <text:p>1456447363.62668</text:p>
          </table:table-cell>
          <table:table-cell office:value-type="float" office:value="1120" calcext:value-type="float">
            <text:p>1120</text:p>
          </table:table-cell>
          <table:table-cell table:formula="of:=[.B286]-[.B$2]" office:value-type="float" office:value="3.55354714393616" calcext:value-type="float">
            <text:p>3.5535471439</text:p>
          </table:table-cell>
          <table:table-cell table:formula="of:=[.C286]/([.D286]-[.D285])" office:value-type="float" office:value="98891.0275140517" calcext:value-type="float">
            <text:p>98891.02751405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7363.63811" calcext:value-type="float">
            <text:p>1456447363.63811</text:p>
          </table:table-cell>
          <table:table-cell office:value-type="float" office:value="1120" calcext:value-type="float">
            <text:p>1120</text:p>
          </table:table-cell>
          <table:table-cell table:formula="of:=[.B287]-[.B$2]" office:value-type="float" office:value="3.5649745464325" calcext:value-type="float">
            <text:p>3.5649745464</text:p>
          </table:table-cell>
          <table:table-cell table:formula="of:=[.C287]/([.D287]-[.D286])" office:value-type="float" office:value="98010.0246192364" calcext:value-type="float">
            <text:p>98010.02461923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7363.6495" calcext:value-type="float">
            <text:p>1456447363.6495</text:p>
          </table:table-cell>
          <table:table-cell office:value-type="float" office:value="1120" calcext:value-type="float">
            <text:p>1120</text:p>
          </table:table-cell>
          <table:table-cell table:formula="of:=[.B288]-[.B$2]" office:value-type="float" office:value="3.57636141777039" calcext:value-type="float">
            <text:p>3.5763614178</text:p>
          </table:table-cell>
          <table:table-cell table:formula="of:=[.C288]/([.D288]-[.D287])" office:value-type="float" office:value="98358.8877721943" calcext:value-type="float">
            <text:p>98358.88777219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7363.66073" calcext:value-type="float">
            <text:p>1456447363.66073</text:p>
          </table:table-cell>
          <table:table-cell office:value-type="float" office:value="1120" calcext:value-type="float">
            <text:p>1120</text:p>
          </table:table-cell>
          <table:table-cell table:formula="of:=[.B289]-[.B$2]" office:value-type="float" office:value="3.5875928401947" calcext:value-type="float">
            <text:p>3.5875928402</text:p>
          </table:table-cell>
          <table:table-cell table:formula="of:=[.C289]/([.D289]-[.D288])" office:value-type="float" office:value="99720.2275621975" calcext:value-type="float">
            <text:p>99720.22756219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7363.67202" calcext:value-type="float">
            <text:p>1456447363.67202</text:p>
          </table:table-cell>
          <table:table-cell office:value-type="float" office:value="1120" calcext:value-type="float">
            <text:p>1120</text:p>
          </table:table-cell>
          <table:table-cell table:formula="of:=[.B290]-[.B$2]" office:value-type="float" office:value="3.59888982772827" calcext:value-type="float">
            <text:p>3.5988898277</text:p>
          </table:table-cell>
          <table:table-cell table:formula="of:=[.C290]/([.D290]-[.D289])" office:value-type="float" office:value="99141.4743684444" calcext:value-type="float">
            <text:p>99141.47436844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7363.68331" calcext:value-type="float">
            <text:p>1456447363.68331</text:p>
          </table:table-cell>
          <table:table-cell office:value-type="float" office:value="1120" calcext:value-type="float">
            <text:p>1120</text:p>
          </table:table-cell>
          <table:table-cell table:formula="of:=[.B291]-[.B$2]" office:value-type="float" office:value="3.61017870903015" calcext:value-type="float">
            <text:p>3.610178709</text:p>
          </table:table-cell>
          <table:table-cell table:formula="of:=[.C291]/([.D291]-[.D290])" office:value-type="float" office:value="99212.6651038037" calcext:value-type="float">
            <text:p>99212.66510380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7363.69459" calcext:value-type="float">
            <text:p>1456447363.69459</text:p>
          </table:table-cell>
          <table:table-cell office:value-type="float" office:value="1120" calcext:value-type="float">
            <text:p>1120</text:p>
          </table:table-cell>
          <table:table-cell table:formula="of:=[.B292]-[.B$2]" office:value-type="float" office:value="3.62145328521729" calcext:value-type="float">
            <text:p>3.6214532852</text:p>
          </table:table-cell>
          <table:table-cell table:formula="of:=[.C292]/([.D292]-[.D291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7363.70603" calcext:value-type="float">
            <text:p>1456447363.70603</text:p>
          </table:table-cell>
          <table:table-cell office:value-type="float" office:value="1120" calcext:value-type="float">
            <text:p>1120</text:p>
          </table:table-cell>
          <table:table-cell table:formula="of:=[.B293]-[.B$2]" office:value-type="float" office:value="3.63289570808411" calcext:value-type="float">
            <text:p>3.6328957081</text:p>
          </table:table-cell>
          <table:table-cell table:formula="of:=[.C293]/([.D293]-[.D292])" office:value-type="float" office:value="97881.3676994562" calcext:value-type="float">
            <text:p>97881.36769945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7363.71725" calcext:value-type="float">
            <text:p>1456447363.71725</text:p>
          </table:table-cell>
          <table:table-cell office:value-type="float" office:value="1120" calcext:value-type="float">
            <text:p>1120</text:p>
          </table:table-cell>
          <table:table-cell table:formula="of:=[.B294]-[.B$2]" office:value-type="float" office:value="3.64411950111389" calcext:value-type="float">
            <text:p>3.6441195011</text:p>
          </table:table-cell>
          <table:table-cell table:formula="of:=[.C294]/([.D294]-[.D293])" office:value-type="float" office:value="99788.01257541" calcext:value-type="float">
            <text:p>99788.012575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7363.72855" calcext:value-type="float">
            <text:p>1456447363.72855</text:p>
          </table:table-cell>
          <table:table-cell office:value-type="float" office:value="1120" calcext:value-type="float">
            <text:p>1120</text:p>
          </table:table-cell>
          <table:table-cell table:formula="of:=[.B295]-[.B$2]" office:value-type="float" office:value="3.65541315078735" calcext:value-type="float">
            <text:p>3.6554131508</text:p>
          </table:table-cell>
          <table:table-cell table:formula="of:=[.C295]/([.D295]-[.D294])" office:value-type="float" office:value="99170.775823851" calcext:value-type="float">
            <text:p>99170.7758238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7363.73987" calcext:value-type="float">
            <text:p>1456447363.73987</text:p>
          </table:table-cell>
          <table:table-cell office:value-type="float" office:value="1120" calcext:value-type="float">
            <text:p>1120</text:p>
          </table:table-cell>
          <table:table-cell table:formula="of:=[.B296]-[.B$2]" office:value-type="float" office:value="3.66673827171326" calcext:value-type="float">
            <text:p>3.6667382717</text:p>
          </table:table-cell>
          <table:table-cell table:formula="of:=[.C296]/([.D296]-[.D295])" office:value-type="float" office:value="98895.1912591314" calcext:value-type="float">
            <text:p>98895.19125913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7363.75136" calcext:value-type="float">
            <text:p>1456447363.75136</text:p>
          </table:table-cell>
          <table:table-cell office:value-type="float" office:value="1120" calcext:value-type="float">
            <text:p>1120</text:p>
          </table:table-cell>
          <table:table-cell table:formula="of:=[.B297]-[.B$2]" office:value-type="float" office:value="3.67822337150574" calcext:value-type="float">
            <text:p>3.6782233715</text:p>
          </table:table-cell>
          <table:table-cell table:formula="of:=[.C297]/([.D297]-[.D296])" office:value-type="float" office:value="97517.6550693349" calcext:value-type="float">
            <text:p>97517.65506933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7363.76278" calcext:value-type="float">
            <text:p>1456447363.76278</text:p>
          </table:table-cell>
          <table:table-cell office:value-type="float" office:value="1120" calcext:value-type="float">
            <text:p>1120</text:p>
          </table:table-cell>
          <table:table-cell table:formula="of:=[.B298]-[.B$2]" office:value-type="float" office:value="3.6896436214447" calcext:value-type="float">
            <text:p>3.6896436214</text:p>
          </table:table-cell>
          <table:table-cell table:formula="of:=[.C298]/([.D298]-[.D297])" office:value-type="float" office:value="98071.4087682672" calcext:value-type="float">
            <text:p>98071.40876826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7363.77417" calcext:value-type="float">
            <text:p>1456447363.77417</text:p>
          </table:table-cell>
          <table:table-cell office:value-type="float" office:value="1120" calcext:value-type="float">
            <text:p>1120</text:p>
          </table:table-cell>
          <table:table-cell table:formula="of:=[.B299]-[.B$2]" office:value-type="float" office:value="3.70104074478149" calcext:value-type="float">
            <text:p>3.7010407448</text:p>
          </table:table-cell>
          <table:table-cell table:formula="of:=[.C299]/([.D299]-[.D298])" office:value-type="float" office:value="98270.411480451" calcext:value-type="float">
            <text:p>98270.4114804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7363.78549" calcext:value-type="float">
            <text:p>1456447363.78549</text:p>
          </table:table-cell>
          <table:table-cell office:value-type="float" office:value="1120" calcext:value-type="float">
            <text:p>1120</text:p>
          </table:table-cell>
          <table:table-cell table:formula="of:=[.B300]-[.B$2]" office:value-type="float" office:value="3.71235394477844" calcext:value-type="float">
            <text:p>3.7123539448</text:p>
          </table:table-cell>
          <table:table-cell table:formula="of:=[.C300]/([.D300]-[.D299])" office:value-type="float" office:value="98999.398958926" calcext:value-type="float">
            <text:p>98999.3989589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7363.79669" calcext:value-type="float">
            <text:p>1456447363.79669</text:p>
          </table:table-cell>
          <table:table-cell office:value-type="float" office:value="1120" calcext:value-type="float">
            <text:p>1120</text:p>
          </table:table-cell>
          <table:table-cell table:formula="of:=[.B301]-[.B$2]" office:value-type="float" office:value="3.72355628013611" calcext:value-type="float">
            <text:p>3.7235562801</text:p>
          </table:table-cell>
          <table:table-cell table:formula="of:=[.C301]/([.D301]-[.D300])" office:value-type="float" office:value="99979.1529391734" calcext:value-type="float">
            <text:p>99979.15293917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7363.80797" calcext:value-type="float">
            <text:p>1456447363.80797</text:p>
          </table:table-cell>
          <table:table-cell office:value-type="float" office:value="1120" calcext:value-type="float">
            <text:p>1120</text:p>
          </table:table-cell>
          <table:table-cell table:formula="of:=[.B302]-[.B$2]" office:value-type="float" office:value="3.73483896255493" calcext:value-type="float">
            <text:p>3.7348389626</text:p>
          </table:table-cell>
          <table:table-cell table:formula="of:=[.C302]/([.D302]-[.D301])" office:value-type="float" office:value="99267.1741013883" calcext:value-type="float">
            <text:p>99267.174101388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7363.81934" calcext:value-type="float">
            <text:p>1456447363.81934</text:p>
          </table:table-cell>
          <table:table-cell office:value-type="float" office:value="1120" calcext:value-type="float">
            <text:p>1120</text:p>
          </table:table-cell>
          <table:table-cell table:formula="of:=[.B303]-[.B$2]" office:value-type="float" office:value="3.74620342254639" calcext:value-type="float">
            <text:p>3.7462034225</text:p>
          </table:table-cell>
          <table:table-cell table:formula="of:=[.C303]/([.D303]-[.D302])" office:value-type="float" office:value="98552.8569630344" calcext:value-type="float">
            <text:p>98552.856963034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7363.83061" calcext:value-type="float">
            <text:p>1456447363.83061</text:p>
          </table:table-cell>
          <table:table-cell office:value-type="float" office:value="1120" calcext:value-type="float">
            <text:p>1120</text:p>
          </table:table-cell>
          <table:table-cell table:formula="of:=[.B304]-[.B$2]" office:value-type="float" office:value="3.75747847557068" calcext:value-type="float">
            <text:p>3.7574784756</text:p>
          </table:table-cell>
          <table:table-cell table:formula="of:=[.C304]/([.D304]-[.D303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7363.84195" calcext:value-type="float">
            <text:p>1456447363.84195</text:p>
          </table:table-cell>
          <table:table-cell office:value-type="float" office:value="1120" calcext:value-type="float">
            <text:p>1120</text:p>
          </table:table-cell>
          <table:table-cell table:formula="of:=[.B305]-[.B$2]" office:value-type="float" office:value="3.76881265640259" calcext:value-type="float">
            <text:p>3.7688126564</text:p>
          </table:table-cell>
          <table:table-cell table:formula="of:=[.C305]/([.D305]-[.D304])" office:value-type="float" office:value="98816.1400113591" calcext:value-type="float">
            <text:p>98816.14001135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7363.85326" calcext:value-type="float">
            <text:p>1456447363.85326</text:p>
          </table:table-cell>
          <table:table-cell office:value-type="float" office:value="1120" calcext:value-type="float">
            <text:p>1120</text:p>
          </table:table-cell>
          <table:table-cell table:formula="of:=[.B306]-[.B$2]" office:value-type="float" office:value="3.78013014793396" calcext:value-type="float">
            <text:p>3.7801301479</text:p>
          </table:table-cell>
          <table:table-cell table:formula="of:=[.C306]/([.D306]-[.D305])" office:value-type="float" office:value="98961.8588973857" calcext:value-type="float">
            <text:p>98961.85889738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7363.8646" calcext:value-type="float">
            <text:p>1456447363.8646</text:p>
          </table:table-cell>
          <table:table-cell office:value-type="float" office:value="1120" calcext:value-type="float">
            <text:p>1120</text:p>
          </table:table-cell>
          <table:table-cell table:formula="of:=[.B307]-[.B$2]" office:value-type="float" office:value="3.7914617061615" calcext:value-type="float">
            <text:p>3.7914617062</text:p>
          </table:table-cell>
          <table:table-cell table:formula="of:=[.C307]/([.D307]-[.D306])" office:value-type="float" office:value="98839.0102676317" calcext:value-type="float">
            <text:p>98839.01026763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7363.87598" calcext:value-type="float">
            <text:p>1456447363.87598</text:p>
          </table:table-cell>
          <table:table-cell office:value-type="float" office:value="1120" calcext:value-type="float">
            <text:p>1120</text:p>
          </table:table-cell>
          <table:table-cell table:formula="of:=[.B308]-[.B$2]" office:value-type="float" office:value="3.8028461933136" calcext:value-type="float">
            <text:p>3.8028461933</text:p>
          </table:table-cell>
          <table:table-cell table:formula="of:=[.C308]/([.D308]-[.D307])" office:value-type="float" office:value="98379.4864921466" calcext:value-type="float">
            <text:p>98379.48649214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7363.88923" calcext:value-type="float">
            <text:p>1456447363.88923</text:p>
          </table:table-cell>
          <table:table-cell office:value-type="float" office:value="1120" calcext:value-type="float">
            <text:p>1120</text:p>
          </table:table-cell>
          <table:table-cell table:formula="of:=[.B309]-[.B$2]" office:value-type="float" office:value="3.8160936832428" calcext:value-type="float">
            <text:p>3.8160936832</text:p>
          </table:table-cell>
          <table:table-cell table:formula="of:=[.C309]/([.D309]-[.D308])" office:value-type="float" office:value="84544.3179036787" calcext:value-type="float">
            <text:p>84544.317903678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7363.89881" calcext:value-type="float">
            <text:p>1456447363.89881</text:p>
          </table:table-cell>
          <table:table-cell office:value-type="float" office:value="1120" calcext:value-type="float">
            <text:p>1120</text:p>
          </table:table-cell>
          <table:table-cell table:formula="of:=[.B310]-[.B$2]" office:value-type="float" office:value="3.82567191123962" calcext:value-type="float">
            <text:p>3.8256719112</text:p>
          </table:table-cell>
          <table:table-cell table:formula="of:=[.C310]/([.D310]-[.D309])" office:value-type="float" office:value="116931.858415891" calcext:value-type="float">
            <text:p>116931.8584158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7363.91018" calcext:value-type="float">
            <text:p>1456447363.91018</text:p>
          </table:table-cell>
          <table:table-cell office:value-type="float" office:value="1120" calcext:value-type="float">
            <text:p>1120</text:p>
          </table:table-cell>
          <table:table-cell table:formula="of:=[.B311]-[.B$2]" office:value-type="float" office:value="3.83704328536987" calcext:value-type="float">
            <text:p>3.8370432854</text:p>
          </table:table-cell>
          <table:table-cell table:formula="of:=[.C311]/([.D311]-[.D310])" office:value-type="float" office:value="98492.9338505084" calcext:value-type="float">
            <text:p>98492.93385050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7363.92159" calcext:value-type="float">
            <text:p>1456447363.92159</text:p>
          </table:table-cell>
          <table:table-cell office:value-type="float" office:value="1120" calcext:value-type="float">
            <text:p>1120</text:p>
          </table:table-cell>
          <table:table-cell table:formula="of:=[.B312]-[.B$2]" office:value-type="float" office:value="3.84845328330994" calcext:value-type="float">
            <text:p>3.8484532833</text:p>
          </table:table-cell>
          <table:table-cell table:formula="of:=[.C312]/([.D312]-[.D311])" office:value-type="float" office:value="98159.526923961" calcext:value-type="float">
            <text:p>98159.52692396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7363.93282" calcext:value-type="float">
            <text:p>1456447363.93282</text:p>
          </table:table-cell>
          <table:table-cell office:value-type="float" office:value="1120" calcext:value-type="float">
            <text:p>1120</text:p>
          </table:table-cell>
          <table:table-cell table:formula="of:=[.B313]-[.B$2]" office:value-type="float" office:value="3.85968828201294" calcext:value-type="float">
            <text:p>3.859688282</text:p>
          </table:table-cell>
          <table:table-cell table:formula="of:=[.C313]/([.D313]-[.D312])" office:value-type="float" office:value="99688.4850285423" calcext:value-type="float">
            <text:p>99688.48502854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7363.944" calcext:value-type="float">
            <text:p>1456447363.944</text:p>
          </table:table-cell>
          <table:table-cell office:value-type="float" office:value="1120" calcext:value-type="float">
            <text:p>1120</text:p>
          </table:table-cell>
          <table:table-cell table:formula="of:=[.B314]-[.B$2]" office:value-type="float" office:value="3.87086462974548" calcext:value-type="float">
            <text:p>3.8708646297</text:p>
          </table:table-cell>
          <table:table-cell table:formula="of:=[.C314]/([.D314]-[.D313])" office:value-type="float" office:value="100211.627877211" calcext:value-type="float">
            <text:p>100211.6278772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7363.95527" calcext:value-type="float">
            <text:p>1456447363.95527</text:p>
          </table:table-cell>
          <table:table-cell office:value-type="float" office:value="1120" calcext:value-type="float">
            <text:p>1120</text:p>
          </table:table-cell>
          <table:table-cell table:formula="of:=[.B315]-[.B$2]" office:value-type="float" office:value="3.88214087486267" calcext:value-type="float">
            <text:p>3.8821408749</text:p>
          </table:table-cell>
          <table:table-cell table:formula="of:=[.C315]/([.D315]-[.D314])" office:value-type="float" office:value="99323.8430311231" calcext:value-type="float">
            <text:p>99323.84303112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7363.9666" calcext:value-type="float">
            <text:p>1456447363.9666</text:p>
          </table:table-cell>
          <table:table-cell office:value-type="float" office:value="1120" calcext:value-type="float">
            <text:p>1120</text:p>
          </table:table-cell>
          <table:table-cell table:formula="of:=[.B316]-[.B$2]" office:value-type="float" office:value="3.89346480369568" calcext:value-type="float">
            <text:p>3.8934648037</text:p>
          </table:table-cell>
          <table:table-cell table:formula="of:=[.C316]/([.D316]-[.D315])" office:value-type="float" office:value="98905.602155971" calcext:value-type="float">
            <text:p>98905.6021559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7363.97787" calcext:value-type="float">
            <text:p>1456447363.97787</text:p>
          </table:table-cell>
          <table:table-cell office:value-type="float" office:value="1120" calcext:value-type="float">
            <text:p>1120</text:p>
          </table:table-cell>
          <table:table-cell table:formula="of:=[.B317]-[.B$2]" office:value-type="float" office:value="3.90473532676697" calcext:value-type="float">
            <text:p>3.9047353268</text:p>
          </table:table-cell>
          <table:table-cell table:formula="of:=[.C317]/([.D317]-[.D316])" office:value-type="float" office:value="99374.2697579963" calcext:value-type="float">
            <text:p>99374.269757996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7363.98933" calcext:value-type="float">
            <text:p>1456447363.98933</text:p>
          </table:table-cell>
          <table:table-cell office:value-type="float" office:value="1120" calcext:value-type="float">
            <text:p>1120</text:p>
          </table:table-cell>
          <table:table-cell table:formula="of:=[.B318]-[.B$2]" office:value-type="float" office:value="3.91619682312012" calcext:value-type="float">
            <text:p>3.9161968231</text:p>
          </table:table-cell>
          <table:table-cell table:formula="of:=[.C318]/([.D318]-[.D317])" office:value-type="float" office:value="97718.4798119527" calcext:value-type="float">
            <text:p>97718.479811952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7364.00294" calcext:value-type="float">
            <text:p>1456447364.00294</text:p>
          </table:table-cell>
          <table:table-cell office:value-type="float" office:value="1120" calcext:value-type="float">
            <text:p>1120</text:p>
          </table:table-cell>
          <table:table-cell table:formula="of:=[.B319]-[.B$2]" office:value-type="float" office:value="3.92980766296387" calcext:value-type="float">
            <text:p>3.929807663</text:p>
          </table:table-cell>
          <table:table-cell table:formula="of:=[.C319]/([.D319]-[.D318])" office:value-type="float" office:value="82287.3542600897" calcext:value-type="float">
            <text:p>82287.35426008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7364.01222" calcext:value-type="float">
            <text:p>1456447364.01222</text:p>
          </table:table-cell>
          <table:table-cell office:value-type="float" office:value="1120" calcext:value-type="float">
            <text:p>1120</text:p>
          </table:table-cell>
          <table:table-cell table:formula="of:=[.B320]-[.B$2]" office:value-type="float" office:value="3.93908166885376" calcext:value-type="float">
            <text:p>3.9390816689</text:p>
          </table:table-cell>
          <table:table-cell table:formula="of:=[.C320]/([.D320]-[.D319])" office:value-type="float" office:value="120767.661062265" calcext:value-type="float">
            <text:p>120767.6610622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7364.02356" calcext:value-type="float">
            <text:p>1456447364.02356</text:p>
          </table:table-cell>
          <table:table-cell office:value-type="float" office:value="1120" calcext:value-type="float">
            <text:p>1120</text:p>
          </table:table-cell>
          <table:table-cell table:formula="of:=[.B321]-[.B$2]" office:value-type="float" office:value="3.95042562484741" calcext:value-type="float">
            <text:p>3.9504256248</text:p>
          </table:table-cell>
          <table:table-cell table:formula="of:=[.C321]/([.D321]-[.D320])" office:value-type="float" office:value="98730.9894913829" calcext:value-type="float">
            <text:p>98730.989491382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7364.03091" calcext:value-type="float">
            <text:p>1456447364.03091</text:p>
          </table:table-cell>
          <table:table-cell office:value-type="float" office:value="1120" calcext:value-type="float">
            <text:p>1120</text:p>
          </table:table-cell>
          <table:table-cell table:formula="of:=[.B322]-[.B$2]" office:value-type="float" office:value="3.95777177810669" calcext:value-type="float">
            <text:p>3.9577717781</text:p>
          </table:table-cell>
          <table:table-cell table:formula="of:=[.C322]/([.D322]-[.D321])" office:value-type="float" office:value="152460.745164222" calcext:value-type="float">
            <text:p>152460.7451642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7364.04631" calcext:value-type="float">
            <text:p>1456447364.04631</text:p>
          </table:table-cell>
          <table:table-cell office:value-type="float" office:value="1120" calcext:value-type="float">
            <text:p>1120</text:p>
          </table:table-cell>
          <table:table-cell table:formula="of:=[.B323]-[.B$2]" office:value-type="float" office:value="3.97317790985107" calcext:value-type="float">
            <text:p>3.9731779099</text:p>
          </table:table-cell>
          <table:table-cell table:formula="of:=[.C323]/([.D323]-[.D322])" office:value-type="float" office:value="72698.3267820112" calcext:value-type="float">
            <text:p>72698.32678201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7364.05743" calcext:value-type="float">
            <text:p>1456447364.05743</text:p>
          </table:table-cell>
          <table:table-cell office:value-type="float" office:value="1120" calcext:value-type="float">
            <text:p>1120</text:p>
          </table:table-cell>
          <table:table-cell table:formula="of:=[.B324]-[.B$2]" office:value-type="float" office:value="3.98429465293884" calcext:value-type="float">
            <text:p>3.9842946529</text:p>
          </table:table-cell>
          <table:table-cell table:formula="of:=[.C324]/([.D324]-[.D323])" office:value-type="float" office:value="100748.932592704" calcext:value-type="float">
            <text:p>100748.9325927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7364.06874" calcext:value-type="float">
            <text:p>1456447364.06874</text:p>
          </table:table-cell>
          <table:table-cell office:value-type="float" office:value="1120" calcext:value-type="float">
            <text:p>1120</text:p>
          </table:table-cell>
          <table:table-cell table:formula="of:=[.B325]-[.B$2]" office:value-type="float" office:value="3.99560284614563" calcext:value-type="float">
            <text:p>3.9956028461</text:p>
          </table:table-cell>
          <table:table-cell table:formula="of:=[.C325]/([.D325]-[.D324])" office:value-type="float" office:value="99043.2317098883" calcext:value-type="float">
            <text:p>99043.23170988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7364.0802" calcext:value-type="float">
            <text:p>1456447364.0802</text:p>
          </table:table-cell>
          <table:table-cell office:value-type="float" office:value="1120" calcext:value-type="float">
            <text:p>1120</text:p>
          </table:table-cell>
          <table:table-cell table:formula="of:=[.B326]-[.B$2]" office:value-type="float" office:value="4.00706243515015" calcext:value-type="float">
            <text:p>4.0070624352</text:p>
          </table:table-cell>
          <table:table-cell table:formula="of:=[.C326]/([.D326]-[.D325])" office:value-type="float" office:value="97734.7442005617" calcext:value-type="float">
            <text:p>97734.74420056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7364.0916" calcext:value-type="float">
            <text:p>1456447364.0916</text:p>
          </table:table-cell>
          <table:table-cell office:value-type="float" office:value="1120" calcext:value-type="float">
            <text:p>1120</text:p>
          </table:table-cell>
          <table:table-cell table:formula="of:=[.B327]-[.B$2]" office:value-type="float" office:value="4.01846218109131" calcext:value-type="float">
            <text:p>4.0184621811</text:p>
          </table:table-cell>
          <table:table-cell table:formula="of:=[.C327]/([.D327]-[.D326])" office:value-type="float" office:value="98247.8035721755" calcext:value-type="float">
            <text:p>98247.80357217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7364.10289" calcext:value-type="float">
            <text:p>1456447364.10289</text:p>
          </table:table-cell>
          <table:table-cell office:value-type="float" office:value="1120" calcext:value-type="float">
            <text:p>1120</text:p>
          </table:table-cell>
          <table:table-cell table:formula="of:=[.B328]-[.B$2]" office:value-type="float" office:value="4.02975702285767" calcext:value-type="float">
            <text:p>4.0297570229</text:p>
          </table:table-cell>
          <table:table-cell table:formula="of:=[.C328]/([.D328]-[.D327])" office:value-type="float" office:value="99160.3090302698" calcext:value-type="float">
            <text:p>99160.309030269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7364.11413" calcext:value-type="float">
            <text:p>1456447364.11413</text:p>
          </table:table-cell>
          <table:table-cell office:value-type="float" office:value="1120" calcext:value-type="float">
            <text:p>1120</text:p>
          </table:table-cell>
          <table:table-cell table:formula="of:=[.B329]-[.B$2]" office:value-type="float" office:value="4.04099369049072" calcext:value-type="float">
            <text:p>4.0409936905</text:p>
          </table:table-cell>
          <table:table-cell table:formula="of:=[.C329]/([.D329]-[.D328])" office:value-type="float" office:value="99673.6787608742" calcext:value-type="float">
            <text:p>99673.67876087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7364.12863" calcext:value-type="float">
            <text:p>1456447364.12863</text:p>
          </table:table-cell>
          <table:table-cell office:value-type="float" office:value="1120" calcext:value-type="float">
            <text:p>1120</text:p>
          </table:table-cell>
          <table:table-cell table:formula="of:=[.B330]-[.B$2]" office:value-type="float" office:value="4.05549812316895" calcext:value-type="float">
            <text:p>4.0554981232</text:p>
          </table:table-cell>
          <table:table-cell table:formula="of:=[.C330]/([.D330]-[.D329])" office:value-type="float" office:value="77217.7736866329" calcext:value-type="float">
            <text:p>77217.77368663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7364.13996" calcext:value-type="float">
            <text:p>1456447364.13996</text:p>
          </table:table-cell>
          <table:table-cell office:value-type="float" office:value="1120" calcext:value-type="float">
            <text:p>1120</text:p>
          </table:table-cell>
          <table:table-cell table:formula="of:=[.B331]-[.B$2]" office:value-type="float" office:value="4.06682419776917" calcext:value-type="float">
            <text:p>4.0668241978</text:p>
          </table:table-cell>
          <table:table-cell table:formula="of:=[.C331]/([.D331]-[.D330])" office:value-type="float" office:value="98886.8641195664" calcext:value-type="float">
            <text:p>98886.86411956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7364.1592" calcext:value-type="float">
            <text:p>1456447364.1592</text:p>
          </table:table-cell>
          <table:table-cell office:value-type="float" office:value="1120" calcext:value-type="float">
            <text:p>1120</text:p>
          </table:table-cell>
          <table:table-cell table:formula="of:=[.B332]-[.B$2]" office:value-type="float" office:value="4.08606386184692" calcext:value-type="float">
            <text:p>4.0860638618</text:p>
          </table:table-cell>
          <table:table-cell table:formula="of:=[.C332]/([.D332]-[.D331])" office:value-type="float" office:value="58213.0745876551" calcext:value-type="float">
            <text:p>58213.07458765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7364.17095" calcext:value-type="float">
            <text:p>1456447364.17095</text:p>
          </table:table-cell>
          <table:table-cell office:value-type="float" office:value="1120" calcext:value-type="float">
            <text:p>1120</text:p>
          </table:table-cell>
          <table:table-cell table:formula="of:=[.B333]-[.B$2]" office:value-type="float" office:value="4.09782004356384" calcext:value-type="float">
            <text:p>4.0978200436</text:p>
          </table:table-cell>
          <table:table-cell table:formula="of:=[.C333]/([.D333]-[.D332])" office:value-type="float" office:value="95269.0275608915" calcext:value-type="float">
            <text:p>95269.02756089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7364.18195" calcext:value-type="float">
            <text:p>1456447364.18195</text:p>
          </table:table-cell>
          <table:table-cell office:value-type="float" office:value="1120" calcext:value-type="float">
            <text:p>1120</text:p>
          </table:table-cell>
          <table:table-cell table:formula="of:=[.B334]-[.B$2]" office:value-type="float" office:value="4.1088137626648" calcext:value-type="float">
            <text:p>4.1088137627</text:p>
          </table:table-cell>
          <table:table-cell table:formula="of:=[.C334]/([.D334]-[.D333])" office:value-type="float" office:value="101876.352280367" calcext:value-type="float">
            <text:p>101876.35228036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7364.19311" calcext:value-type="float">
            <text:p>1456447364.19311</text:p>
          </table:table-cell>
          <table:table-cell office:value-type="float" office:value="1120" calcext:value-type="float">
            <text:p>1120</text:p>
          </table:table-cell>
          <table:table-cell table:formula="of:=[.B335]-[.B$2]" office:value-type="float" office:value="4.11997866630554" calcext:value-type="float">
            <text:p>4.1199786663</text:p>
          </table:table-cell>
          <table:table-cell table:formula="of:=[.C335]/([.D335]-[.D334])" office:value-type="float" office:value="100314.34538427" calcext:value-type="float">
            <text:p>100314.345384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7364.20442" calcext:value-type="float">
            <text:p>1456447364.20442</text:p>
          </table:table-cell>
          <table:table-cell office:value-type="float" office:value="1120" calcext:value-type="float">
            <text:p>1120</text:p>
          </table:table-cell>
          <table:table-cell table:formula="of:=[.B336]-[.B$2]" office:value-type="float" office:value="4.13128924369812" calcext:value-type="float">
            <text:p>4.1312892437</text:p>
          </table:table-cell>
          <table:table-cell table:formula="of:=[.C336]/([.D336]-[.D335])" office:value-type="float" office:value="99022.3541315346" calcext:value-type="float">
            <text:p>99022.35413153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7364.2156" calcext:value-type="float">
            <text:p>1456447364.2156</text:p>
          </table:table-cell>
          <table:table-cell office:value-type="float" office:value="1120" calcext:value-type="float">
            <text:p>1120</text:p>
          </table:table-cell>
          <table:table-cell table:formula="of:=[.B337]-[.B$2]" office:value-type="float" office:value="4.14246296882629" calcext:value-type="float">
            <text:p>4.1424629688</text:p>
          </table:table-cell>
          <table:table-cell table:formula="of:=[.C337]/([.D337]-[.D336])" office:value-type="float" office:value="100235.148721888" calcext:value-type="float">
            <text:p>100235.14872188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7364.23049" calcext:value-type="float">
            <text:p>1456447364.23049</text:p>
          </table:table-cell>
          <table:table-cell office:value-type="float" office:value="1120" calcext:value-type="float">
            <text:p>1120</text:p>
          </table:table-cell>
          <table:table-cell table:formula="of:=[.B338]-[.B$2]" office:value-type="float" office:value="4.15735363960266" calcext:value-type="float">
            <text:p>4.1573536396</text:p>
          </table:table-cell>
          <table:table-cell table:formula="of:=[.C338]/([.D338]-[.D337])" office:value-type="float" office:value="75214.8789547842" calcext:value-type="float">
            <text:p>75214.87895478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7364.24172" calcext:value-type="float">
            <text:p>1456447364.24172</text:p>
          </table:table-cell>
          <table:table-cell office:value-type="float" office:value="1120" calcext:value-type="float">
            <text:p>1120</text:p>
          </table:table-cell>
          <table:table-cell table:formula="of:=[.B339]-[.B$2]" office:value-type="float" office:value="4.16858673095703" calcext:value-type="float">
            <text:p>4.168586731</text:p>
          </table:table-cell>
          <table:table-cell table:formula="of:=[.C339]/([.D339]-[.D338])" office:value-type="float" office:value="99705.4118645867" calcext:value-type="float">
            <text:p>99705.411864586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7364.25317" calcext:value-type="float">
            <text:p>1456447364.25317</text:p>
          </table:table-cell>
          <table:table-cell office:value-type="float" office:value="1120" calcext:value-type="float">
            <text:p>1120</text:p>
          </table:table-cell>
          <table:table-cell table:formula="of:=[.B340]-[.B$2]" office:value-type="float" office:value="4.18004107475281" calcext:value-type="float">
            <text:p>4.1800410748</text:p>
          </table:table-cell>
          <table:table-cell table:formula="of:=[.C340]/([.D340]-[.D339])" office:value-type="float" office:value="97779.4991986346" calcext:value-type="float">
            <text:p>97779.49919863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7364.27197" calcext:value-type="float">
            <text:p>1456447364.27197</text:p>
          </table:table-cell>
          <table:table-cell office:value-type="float" office:value="1120" calcext:value-type="float">
            <text:p>1120</text:p>
          </table:table-cell>
          <table:table-cell table:formula="of:=[.B341]-[.B$2]" office:value-type="float" office:value="4.19883227348328" calcext:value-type="float">
            <text:p>4.1988322735</text:p>
          </table:table-cell>
          <table:table-cell table:formula="of:=[.C341]/([.D341]-[.D340])" office:value-type="float" office:value="59602.371092164" calcext:value-type="float">
            <text:p>59602.3710921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7364.28328" calcext:value-type="float">
            <text:p>1456447364.28328</text:p>
          </table:table-cell>
          <table:table-cell office:value-type="float" office:value="1120" calcext:value-type="float">
            <text:p>1120</text:p>
          </table:table-cell>
          <table:table-cell table:formula="of:=[.B342]-[.B$2]" office:value-type="float" office:value="4.21014356613159" calcext:value-type="float">
            <text:p>4.2101435661</text:p>
          </table:table-cell>
          <table:table-cell table:formula="of:=[.C342]/([.D342]-[.D341])" office:value-type="float" office:value="99016.092574247" calcext:value-type="float">
            <text:p>99016.0925742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7364.29452" calcext:value-type="float">
            <text:p>1456447364.29452</text:p>
          </table:table-cell>
          <table:table-cell office:value-type="float" office:value="1120" calcext:value-type="float">
            <text:p>1120</text:p>
          </table:table-cell>
          <table:table-cell table:formula="of:=[.B343]-[.B$2]" office:value-type="float" office:value="4.22138214111328" calcext:value-type="float">
            <text:p>4.2213821411</text:p>
          </table:table-cell>
          <table:table-cell table:formula="of:=[.C343]/([.D343]-[.D342])" office:value-type="float" office:value="99656.7626967627" calcext:value-type="float">
            <text:p>99656.762696762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7364.30588" calcext:value-type="float">
            <text:p>1456447364.30588</text:p>
          </table:table-cell>
          <table:table-cell office:value-type="float" office:value="1120" calcext:value-type="float">
            <text:p>1120</text:p>
          </table:table-cell>
          <table:table-cell table:formula="of:=[.B344]-[.B$2]" office:value-type="float" office:value="4.23274779319763" calcext:value-type="float">
            <text:p>4.2327477932</text:p>
          </table:table-cell>
          <table:table-cell table:formula="of:=[.C344]/([.D344]-[.D343])" office:value-type="float" office:value="98542.5201904722" calcext:value-type="float">
            <text:p>98542.52019047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7364.31709" calcext:value-type="float">
            <text:p>1456447364.31709</text:p>
          </table:table-cell>
          <table:table-cell office:value-type="float" office:value="1120" calcext:value-type="float">
            <text:p>1120</text:p>
          </table:table-cell>
          <table:table-cell table:formula="of:=[.B345]-[.B$2]" office:value-type="float" office:value="4.24395990371704" calcext:value-type="float">
            <text:p>4.2439599037</text:p>
          </table:table-cell>
          <table:table-cell table:formula="of:=[.C345]/([.D345]-[.D344])" office:value-type="float" office:value="99891.9871563145" calcext:value-type="float">
            <text:p>99891.98715631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7364.32841" calcext:value-type="float">
            <text:p>1456447364.32841</text:p>
          </table:table-cell>
          <table:table-cell office:value-type="float" office:value="1120" calcext:value-type="float">
            <text:p>1120</text:p>
          </table:table-cell>
          <table:table-cell table:formula="of:=[.B346]-[.B$2]" office:value-type="float" office:value="4.25527286529541" calcext:value-type="float">
            <text:p>4.2552728653</text:p>
          </table:table-cell>
          <table:table-cell table:formula="of:=[.C346]/([.D346]-[.D345])" office:value-type="float" office:value="99001.4853530032" calcext:value-type="float">
            <text:p>99001.48535300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7364.34379" calcext:value-type="float">
            <text:p>1456447364.34379</text:p>
          </table:table-cell>
          <table:table-cell office:value-type="float" office:value="1120" calcext:value-type="float">
            <text:p>1120</text:p>
          </table:table-cell>
          <table:table-cell table:formula="of:=[.B347]-[.B$2]" office:value-type="float" office:value="4.27065181732178" calcext:value-type="float">
            <text:p>4.2706518173</text:p>
          </table:table-cell>
          <table:table-cell table:formula="of:=[.C347]/([.D347]-[.D346])" office:value-type="float" office:value="72826.8088800695" calcext:value-type="float">
            <text:p>72826.80888006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7364.35499" calcext:value-type="float">
            <text:p>1456447364.35499</text:p>
          </table:table-cell>
          <table:table-cell office:value-type="float" office:value="1120" calcext:value-type="float">
            <text:p>1120</text:p>
          </table:table-cell>
          <table:table-cell table:formula="of:=[.B348]-[.B$2]" office:value-type="float" office:value="4.2818558216095" calcext:value-type="float">
            <text:p>4.2818558216</text:p>
          </table:table-cell>
          <table:table-cell table:formula="of:=[.C348]/([.D348]-[.D347])" office:value-type="float" office:value="99964.2602089673" calcext:value-type="float">
            <text:p>99964.26020896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7364.37346" calcext:value-type="float">
            <text:p>1456447364.37346</text:p>
          </table:table-cell>
          <table:table-cell office:value-type="float" office:value="1120" calcext:value-type="float">
            <text:p>1120</text:p>
          </table:table-cell>
          <table:table-cell table:formula="of:=[.B349]-[.B$2]" office:value-type="float" office:value="4.30032324790955" calcext:value-type="float">
            <text:p>4.3003232479</text:p>
          </table:table-cell>
          <table:table-cell table:formula="of:=[.C349]/([.D349]-[.D348])" office:value-type="float" office:value="60647.3247437321" calcext:value-type="float">
            <text:p>60647.32474373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7364.38471" calcext:value-type="float">
            <text:p>1456447364.38471</text:p>
          </table:table-cell>
          <table:table-cell office:value-type="float" office:value="1120" calcext:value-type="float">
            <text:p>1120</text:p>
          </table:table-cell>
          <table:table-cell table:formula="of:=[.B350]-[.B$2]" office:value-type="float" office:value="4.31157517433167" calcext:value-type="float">
            <text:p>4.3115751743</text:p>
          </table:table-cell>
          <table:table-cell table:formula="of:=[.C350]/([.D350]-[.D349])" office:value-type="float" office:value="99538.5108276476" calcext:value-type="float">
            <text:p>99538.510827647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7364.39606" calcext:value-type="float">
            <text:p>1456447364.39606</text:p>
          </table:table-cell>
          <table:table-cell office:value-type="float" office:value="1120" calcext:value-type="float">
            <text:p>1120</text:p>
          </table:table-cell>
          <table:table-cell table:formula="of:=[.B351]-[.B$2]" office:value-type="float" office:value="4.3229238986969" calcext:value-type="float">
            <text:p>4.3229238987</text:p>
          </table:table-cell>
          <table:table-cell table:formula="of:=[.C351]/([.D351]-[.D350])" office:value-type="float" office:value="98689.5058823529" calcext:value-type="float">
            <text:p>98689.50588235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7364.40732" calcext:value-type="float">
            <text:p>1456447364.40732</text:p>
          </table:table-cell>
          <table:table-cell office:value-type="float" office:value="1120" calcext:value-type="float">
            <text:p>1120</text:p>
          </table:table-cell>
          <table:table-cell table:formula="of:=[.B352]-[.B$2]" office:value-type="float" office:value="4.33418393135071" calcext:value-type="float">
            <text:p>4.3341839314</text:p>
          </table:table-cell>
          <table:table-cell table:formula="of:=[.C352]/([.D352]-[.D351])" office:value-type="float" office:value="99466.8518675362" calcext:value-type="float">
            <text:p>99466.85186753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7364.41859" calcext:value-type="float">
            <text:p>1456447364.41859</text:p>
          </table:table-cell>
          <table:table-cell office:value-type="float" office:value="1120" calcext:value-type="float">
            <text:p>1120</text:p>
          </table:table-cell>
          <table:table-cell table:formula="of:=[.B353]-[.B$2]" office:value-type="float" office:value="4.34545683860779" calcext:value-type="float">
            <text:p>4.3454568386</text:p>
          </table:table-cell>
          <table:table-cell table:formula="of:=[.C353]/([.D353]-[.D352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7364.42975" calcext:value-type="float">
            <text:p>1456447364.42975</text:p>
          </table:table-cell>
          <table:table-cell office:value-type="float" office:value="1120" calcext:value-type="float">
            <text:p>1120</text:p>
          </table:table-cell>
          <table:table-cell table:formula="of:=[.B354]-[.B$2]" office:value-type="float" office:value="4.35661935806274" calcext:value-type="float">
            <text:p>4.3566193581</text:p>
          </table:table-cell>
          <table:table-cell table:formula="of:=[.C354]/([.D354]-[.D353])" office:value-type="float" office:value="100335.771374869" calcext:value-type="float">
            <text:p>100335.7713748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7364.44521" calcext:value-type="float">
            <text:p>1456447364.44521</text:p>
          </table:table-cell>
          <table:table-cell office:value-type="float" office:value="1120" calcext:value-type="float">
            <text:p>1120</text:p>
          </table:table-cell>
          <table:table-cell table:formula="of:=[.B355]-[.B$2]" office:value-type="float" office:value="4.3720715045929" calcext:value-type="float">
            <text:p>4.3720715046</text:p>
          </table:table-cell>
          <table:table-cell table:formula="of:=[.C355]/([.D355]-[.D354])" office:value-type="float" office:value="72481.839193964" calcext:value-type="float">
            <text:p>72481.83919396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7364.45664" calcext:value-type="float">
            <text:p>1456447364.45664</text:p>
          </table:table-cell>
          <table:table-cell office:value-type="float" office:value="1120" calcext:value-type="float">
            <text:p>1120</text:p>
          </table:table-cell>
          <table:table-cell table:formula="of:=[.B356]-[.B$2]" office:value-type="float" office:value="4.38350653648376" calcext:value-type="float">
            <text:p>4.3835065365</text:p>
          </table:table-cell>
          <table:table-cell table:formula="of:=[.C356]/([.D356]-[.D355])" office:value-type="float" office:value="97944.6328343272" calcext:value-type="float">
            <text:p>97944.63283432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7364.46798" calcext:value-type="float">
            <text:p>1456447364.46798</text:p>
          </table:table-cell>
          <table:table-cell office:value-type="float" office:value="1120" calcext:value-type="float">
            <text:p>1120</text:p>
          </table:table-cell>
          <table:table-cell table:formula="of:=[.B357]-[.B$2]" office:value-type="float" office:value="4.39484906196594" calcext:value-type="float">
            <text:p>4.394849062</text:p>
          </table:table-cell>
          <table:table-cell table:formula="of:=[.C357]/([.D357]-[.D356])" office:value-type="float" office:value="98743.4413755413" calcext:value-type="float">
            <text:p>98743.44137554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7364.48622" calcext:value-type="float">
            <text:p>1456447364.48622</text:p>
          </table:table-cell>
          <table:table-cell office:value-type="float" office:value="1120" calcext:value-type="float">
            <text:p>1120</text:p>
          </table:table-cell>
          <table:table-cell table:formula="of:=[.B358]-[.B$2]" office:value-type="float" office:value="4.41308403015137" calcext:value-type="float">
            <text:p>4.4130840302</text:p>
          </table:table-cell>
          <table:table-cell table:formula="of:=[.C358]/([.D358]-[.D357])" office:value-type="float" office:value="61420.4526496084" calcext:value-type="float">
            <text:p>61420.45264960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7364.49743" calcext:value-type="float">
            <text:p>1456447364.49743</text:p>
          </table:table-cell>
          <table:table-cell office:value-type="float" office:value="1120" calcext:value-type="float">
            <text:p>1120</text:p>
          </table:table-cell>
          <table:table-cell table:formula="of:=[.B359]-[.B$2]" office:value-type="float" office:value="4.4243004322052" calcext:value-type="float">
            <text:p>4.4243004322</text:p>
          </table:table-cell>
          <table:table-cell table:formula="of:=[.C359]/([.D359]-[.D358])" office:value-type="float" office:value="99853.767244128" calcext:value-type="float">
            <text:p>99853.7672441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7364.5087" calcext:value-type="float">
            <text:p>1456447364.5087</text:p>
          </table:table-cell>
          <table:table-cell office:value-type="float" office:value="1120" calcext:value-type="float">
            <text:p>1120</text:p>
          </table:table-cell>
          <table:table-cell table:formula="of:=[.B360]-[.B$2]" office:value-type="float" office:value="4.43556594848633" calcext:value-type="float">
            <text:p>4.4355659485</text:p>
          </table:table-cell>
          <table:table-cell table:formula="of:=[.C360]/([.D360]-[.D359])" office:value-type="float" office:value="99418.4351653933" calcext:value-type="float">
            <text:p>99418.43516539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7364.52007" calcext:value-type="float">
            <text:p>1456447364.52007</text:p>
          </table:table-cell>
          <table:table-cell office:value-type="float" office:value="1120" calcext:value-type="float">
            <text:p>1120</text:p>
          </table:table-cell>
          <table:table-cell table:formula="of:=[.B361]-[.B$2]" office:value-type="float" office:value="4.44693946838379" calcext:value-type="float">
            <text:p>4.4469394684</text:p>
          </table:table-cell>
          <table:table-cell table:formula="of:=[.C361]/([.D361]-[.D360])" office:value-type="float" office:value="98474.351836324" calcext:value-type="float">
            <text:p>98474.3518363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7364.53136" calcext:value-type="float">
            <text:p>1456447364.53136</text:p>
          </table:table-cell>
          <table:table-cell office:value-type="float" office:value="1120" calcext:value-type="float">
            <text:p>1120</text:p>
          </table:table-cell>
          <table:table-cell table:formula="of:=[.B362]-[.B$2]" office:value-type="float" office:value="4.45822739601135" calcext:value-type="float">
            <text:p>4.458227396</text:p>
          </table:table-cell>
          <table:table-cell table:formula="of:=[.C362]/([.D362]-[.D361])" office:value-type="float" office:value="99221.0472066744" calcext:value-type="float">
            <text:p>99221.047206674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7364.54686" calcext:value-type="float">
            <text:p>1456447364.54686</text:p>
          </table:table-cell>
          <table:table-cell office:value-type="float" office:value="1120" calcext:value-type="float">
            <text:p>1120</text:p>
          </table:table-cell>
          <table:table-cell table:formula="of:=[.B363]-[.B$2]" office:value-type="float" office:value="4.47373056411743" calcext:value-type="float">
            <text:p>4.4737305641</text:p>
          </table:table-cell>
          <table:table-cell table:formula="of:=[.C363]/([.D363]-[.D362])" office:value-type="float" office:value="72243.2984236832" calcext:value-type="float">
            <text:p>72243.29842368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7364.5583" calcext:value-type="float">
            <text:p>1456447364.5583</text:p>
          </table:table-cell>
          <table:table-cell office:value-type="float" office:value="1120" calcext:value-type="float">
            <text:p>1120</text:p>
          </table:table-cell>
          <table:table-cell table:formula="of:=[.B364]-[.B$2]" office:value-type="float" office:value="4.48516988754272" calcext:value-type="float">
            <text:p>4.4851698875</text:p>
          </table:table-cell>
          <table:table-cell table:formula="of:=[.C364]/([.D364]-[.D363])" office:value-type="float" office:value="97907.8882867861" calcext:value-type="float">
            <text:p>97907.88828678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7364.56964" calcext:value-type="float">
            <text:p>1456447364.56964</text:p>
          </table:table-cell>
          <table:table-cell office:value-type="float" office:value="1120" calcext:value-type="float">
            <text:p>1120</text:p>
          </table:table-cell>
          <table:table-cell table:formula="of:=[.B365]-[.B$2]" office:value-type="float" office:value="4.49650692939758" calcext:value-type="float">
            <text:p>4.4965069294</text:p>
          </table:table-cell>
          <table:table-cell table:formula="of:=[.C365]/([.D365]-[.D364])" office:value-type="float" office:value="98791.2027086707" calcext:value-type="float">
            <text:p>98791.20270867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7364.58098" calcext:value-type="float">
            <text:p>1456447364.58098</text:p>
          </table:table-cell>
          <table:table-cell office:value-type="float" office:value="1120" calcext:value-type="float">
            <text:p>1120</text:p>
          </table:table-cell>
          <table:table-cell table:formula="of:=[.B366]-[.B$2]" office:value-type="float" office:value="4.50784540176392" calcext:value-type="float">
            <text:p>4.5078454018</text:p>
          </table:table-cell>
          <table:table-cell table:formula="of:=[.C366]/([.D366]-[.D365])" office:value-type="float" office:value="98778.7387766259" calcext:value-type="float">
            <text:p>98778.73877662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7364.59903" calcext:value-type="float">
            <text:p>1456447364.59903</text:p>
          </table:table-cell>
          <table:table-cell office:value-type="float" office:value="1120" calcext:value-type="float">
            <text:p>1120</text:p>
          </table:table-cell>
          <table:table-cell table:formula="of:=[.B367]-[.B$2]" office:value-type="float" office:value="4.5258936882019" calcext:value-type="float">
            <text:p>4.5258936882</text:p>
          </table:table-cell>
          <table:table-cell table:formula="of:=[.C367]/([.D367]-[.D366])" office:value-type="float" office:value="62055.7527080581" calcext:value-type="float">
            <text:p>62055.752708058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7364.61033" calcext:value-type="float">
            <text:p>1456447364.61033</text:p>
          </table:table-cell>
          <table:table-cell office:value-type="float" office:value="1120" calcext:value-type="float">
            <text:p>1120</text:p>
          </table:table-cell>
          <table:table-cell table:formula="of:=[.B368]-[.B$2]" office:value-type="float" office:value="4.53719401359558" calcext:value-type="float">
            <text:p>4.5371940136</text:p>
          </table:table-cell>
          <table:table-cell table:formula="of:=[.C368]/([.D368]-[.D367])" office:value-type="float" office:value="99112.1902230099" calcext:value-type="float">
            <text:p>99112.190223009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7364.62162" calcext:value-type="float">
            <text:p>1456447364.62162</text:p>
          </table:table-cell>
          <table:table-cell office:value-type="float" office:value="1120" calcext:value-type="float">
            <text:p>1120</text:p>
          </table:table-cell>
          <table:table-cell table:formula="of:=[.B369]-[.B$2]" office:value-type="float" office:value="4.54848647117615" calcext:value-type="float">
            <text:p>4.5484864712</text:p>
          </table:table-cell>
          <table:table-cell table:formula="of:=[.C369]/([.D369]-[.D368])" office:value-type="float" office:value="99181.244827295" calcext:value-type="float">
            <text:p>99181.2448272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7364.63295" calcext:value-type="float">
            <text:p>1456447364.63295</text:p>
          </table:table-cell>
          <table:table-cell office:value-type="float" office:value="1120" calcext:value-type="float">
            <text:p>1120</text:p>
          </table:table-cell>
          <table:table-cell table:formula="of:=[.B370]-[.B$2]" office:value-type="float" office:value="4.55981397628784" calcext:value-type="float">
            <text:p>4.5598139763</text:p>
          </table:table-cell>
          <table:table-cell table:formula="of:=[.C370]/([.D370]-[.D369])" office:value-type="float" office:value="98874.376039233" calcext:value-type="float">
            <text:p>98874.3760392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7364.64412" calcext:value-type="float">
            <text:p>1456447364.64412</text:p>
          </table:table-cell>
          <table:table-cell office:value-type="float" office:value="1120" calcext:value-type="float">
            <text:p>1120</text:p>
          </table:table-cell>
          <table:table-cell table:formula="of:=[.B371]-[.B$2]" office:value-type="float" office:value="4.57098174095154" calcext:value-type="float">
            <text:p>4.570981741</text:p>
          </table:table-cell>
          <table:table-cell table:formula="of:=[.C371]/([.D371]-[.D370])" office:value-type="float" office:value="100288.646271429" calcext:value-type="float">
            <text:p>100288.6462714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7364.65999" calcext:value-type="float">
            <text:p>1456447364.65999</text:p>
          </table:table-cell>
          <table:table-cell office:value-type="float" office:value="1120" calcext:value-type="float">
            <text:p>1120</text:p>
          </table:table-cell>
          <table:table-cell table:formula="of:=[.B372]-[.B$2]" office:value-type="float" office:value="4.58686065673828" calcext:value-type="float">
            <text:p>4.5868606567</text:p>
          </table:table-cell>
          <table:table-cell table:formula="of:=[.C372]/([.D372]-[.D371])" office:value-type="float" office:value="70533.7829762316" calcext:value-type="float">
            <text:p>70533.782976231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7364.67132" calcext:value-type="float">
            <text:p>1456447364.67132</text:p>
          </table:table-cell>
          <table:table-cell office:value-type="float" office:value="1120" calcext:value-type="float">
            <text:p>1120</text:p>
          </table:table-cell>
          <table:table-cell table:formula="of:=[.B373]-[.B$2]" office:value-type="float" office:value="4.59818482398987" calcext:value-type="float">
            <text:p>4.598184824</text:p>
          </table:table-cell>
          <table:table-cell table:formula="of:=[.C373]/([.D373]-[.D372])" office:value-type="float" office:value="98903.5198012506" calcext:value-type="float">
            <text:p>98903.51980125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7364.68265" calcext:value-type="float">
            <text:p>1456447364.68265</text:p>
          </table:table-cell>
          <table:table-cell office:value-type="float" office:value="1120" calcext:value-type="float">
            <text:p>1120</text:p>
          </table:table-cell>
          <table:table-cell table:formula="of:=[.B374]-[.B$2]" office:value-type="float" office:value="4.60951495170593" calcext:value-type="float">
            <text:p>4.6095149517</text:p>
          </table:table-cell>
          <table:table-cell table:formula="of:=[.C374]/([.D374]-[.D373])" office:value-type="float" office:value="98851.4894154286" calcext:value-type="float">
            <text:p>98851.48941542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7364.70043" calcext:value-type="float">
            <text:p>1456447364.70043</text:p>
          </table:table-cell>
          <table:table-cell office:value-type="float" office:value="1120" calcext:value-type="float">
            <text:p>1120</text:p>
          </table:table-cell>
          <table:table-cell table:formula="of:=[.B375]-[.B$2]" office:value-type="float" office:value="4.62729811668396" calcext:value-type="float">
            <text:p>4.6272981167</text:p>
          </table:table-cell>
          <table:table-cell table:formula="of:=[.C375]/([.D375]-[.D374])" office:value-type="float" office:value="62980.914892476" calcext:value-type="float">
            <text:p>62980.9148924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7364.71172" calcext:value-type="float">
            <text:p>1456447364.71172</text:p>
          </table:table-cell>
          <table:table-cell office:value-type="float" office:value="1120" calcext:value-type="float">
            <text:p>1120</text:p>
          </table:table-cell>
          <table:table-cell table:formula="of:=[.B376]-[.B$2]" office:value-type="float" office:value="4.6385817527771" calcext:value-type="float">
            <text:p>4.6385817528</text:p>
          </table:table-cell>
          <table:table-cell table:formula="of:=[.C376]/([.D376]-[.D375])" office:value-type="float" office:value="99258.7842035202" calcext:value-type="float">
            <text:p>99258.78420352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7364.72298" calcext:value-type="float">
            <text:p>1456447364.72298</text:p>
          </table:table-cell>
          <table:table-cell office:value-type="float" office:value="1120" calcext:value-type="float">
            <text:p>1120</text:p>
          </table:table-cell>
          <table:table-cell table:formula="of:=[.B377]-[.B$2]" office:value-type="float" office:value="4.64984703063965" calcext:value-type="float">
            <text:p>4.6498470306</text:p>
          </table:table-cell>
          <table:table-cell table:formula="of:=[.C377]/([.D377]-[.D376])" office:value-type="float" office:value="99420.5392592593" calcext:value-type="float">
            <text:p>99420.539259259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7364.73437" calcext:value-type="float">
            <text:p>1456447364.73437</text:p>
          </table:table-cell>
          <table:table-cell office:value-type="float" office:value="1120" calcext:value-type="float">
            <text:p>1120</text:p>
          </table:table-cell>
          <table:table-cell table:formula="of:=[.B378]-[.B$2]" office:value-type="float" office:value="4.66123628616333" calcext:value-type="float">
            <text:p>4.6612362862</text:p>
          </table:table-cell>
          <table:table-cell table:formula="of:=[.C378]/([.D378]-[.D377])" office:value-type="float" office:value="98338.2976763659" calcext:value-type="float">
            <text:p>98338.29767636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7364.74592" calcext:value-type="float">
            <text:p>1456447364.74592</text:p>
          </table:table-cell>
          <table:table-cell office:value-type="float" office:value="1120" calcext:value-type="float">
            <text:p>1120</text:p>
          </table:table-cell>
          <table:table-cell table:formula="of:=[.B379]-[.B$2]" office:value-type="float" office:value="4.67278623580933" calcext:value-type="float">
            <text:p>4.6727862358</text:p>
          </table:table-cell>
          <table:table-cell table:formula="of:=[.C379]/([.D379]-[.D378])" office:value-type="float" office:value="96970.1197258691" calcext:value-type="float">
            <text:p>96970.119725869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7364.76196" calcext:value-type="float">
            <text:p>1456447364.76196</text:p>
          </table:table-cell>
          <table:table-cell office:value-type="float" office:value="1120" calcext:value-type="float">
            <text:p>1120</text:p>
          </table:table-cell>
          <table:table-cell table:formula="of:=[.B380]-[.B$2]" office:value-type="float" office:value="4.68882966041565" calcext:value-type="float">
            <text:p>4.6888296604</text:p>
          </table:table-cell>
          <table:table-cell table:formula="of:=[.C380]/([.D380]-[.D379])" office:value-type="float" office:value="69810.5315718298" calcext:value-type="float">
            <text:p>69810.531571829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7364.77323" calcext:value-type="float">
            <text:p>1456447364.77323</text:p>
          </table:table-cell>
          <table:table-cell office:value-type="float" office:value="1120" calcext:value-type="float">
            <text:p>1120</text:p>
          </table:table-cell>
          <table:table-cell table:formula="of:=[.B381]-[.B$2]" office:value-type="float" office:value="4.70009446144104" calcext:value-type="float">
            <text:p>4.7000944614</text:p>
          </table:table-cell>
          <table:table-cell table:formula="of:=[.C381]/([.D381]-[.D380])" office:value-type="float" office:value="99424.747714189" calcext:value-type="float">
            <text:p>99424.7477141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7364.78446" calcext:value-type="float">
            <text:p>1456447364.78446</text:p>
          </table:table-cell>
          <table:table-cell office:value-type="float" office:value="1120" calcext:value-type="float">
            <text:p>1120</text:p>
          </table:table-cell>
          <table:table-cell table:formula="of:=[.B382]-[.B$2]" office:value-type="float" office:value="4.71132254600525" calcext:value-type="float">
            <text:p>4.711322546</text:p>
          </table:table-cell>
          <table:table-cell table:formula="of:=[.C382]/([.D382]-[.D381])" office:value-type="float" office:value="99749.8721705525" calcext:value-type="float">
            <text:p>99749.87217055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7364.79581" calcext:value-type="float">
            <text:p>1456447364.79581</text:p>
          </table:table-cell>
          <table:table-cell office:value-type="float" office:value="1120" calcext:value-type="float">
            <text:p>1120</text:p>
          </table:table-cell>
          <table:table-cell table:formula="of:=[.B383]-[.B$2]" office:value-type="float" office:value="4.72267198562622" calcext:value-type="float">
            <text:p>4.7226719856</text:p>
          </table:table-cell>
          <table:table-cell table:formula="of:=[.C383]/([.D383]-[.D382])" office:value-type="float" office:value="98683.2863474991" calcext:value-type="float">
            <text:p>98683.286347499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7364.81336" calcext:value-type="float">
            <text:p>1456447364.81336</text:p>
          </table:table-cell>
          <table:table-cell office:value-type="float" office:value="1120" calcext:value-type="float">
            <text:p>1120</text:p>
          </table:table-cell>
          <table:table-cell table:formula="of:=[.B384]-[.B$2]" office:value-type="float" office:value="4.74022340774536" calcext:value-type="float">
            <text:p>4.7402234077</text:p>
          </table:table-cell>
          <table:table-cell table:formula="of:=[.C384]/([.D384]-[.D383])" office:value-type="float" office:value="63812.4929363182" calcext:value-type="float">
            <text:p>63812.49293631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7364.82455" calcext:value-type="float">
            <text:p>1456447364.82455</text:p>
          </table:table-cell>
          <table:table-cell office:value-type="float" office:value="1120" calcext:value-type="float">
            <text:p>1120</text:p>
          </table:table-cell>
          <table:table-cell table:formula="of:=[.B385]-[.B$2]" office:value-type="float" office:value="4.75141549110413" calcext:value-type="float">
            <text:p>4.7514154911</text:p>
          </table:table-cell>
          <table:table-cell table:formula="of:=[.C385]/([.D385]-[.D384])" office:value-type="float" office:value="100070.734294783" calcext:value-type="float">
            <text:p>100070.7342947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7364.83591" calcext:value-type="float">
            <text:p>1456447364.83591</text:p>
          </table:table-cell>
          <table:table-cell office:value-type="float" office:value="1120" calcext:value-type="float">
            <text:p>1120</text:p>
          </table:table-cell>
          <table:table-cell table:formula="of:=[.B386]-[.B$2]" office:value-type="float" office:value="4.76277709007263" calcext:value-type="float">
            <text:p>4.7627770901</text:p>
          </table:table-cell>
          <table:table-cell table:formula="of:=[.C386]/([.D386]-[.D385])" office:value-type="float" office:value="98577.6740672346" calcext:value-type="float">
            <text:p>98577.67406723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7364.84709" calcext:value-type="float">
            <text:p>1456447364.84709</text:p>
          </table:table-cell>
          <table:table-cell office:value-type="float" office:value="1120" calcext:value-type="float">
            <text:p>1120</text:p>
          </table:table-cell>
          <table:table-cell table:formula="of:=[.B387]-[.B$2]" office:value-type="float" office:value="4.7739589214325" calcext:value-type="float">
            <text:p>4.7739589214</text:p>
          </table:table-cell>
          <table:table-cell table:formula="of:=[.C387]/([.D387]-[.D386])" office:value-type="float" office:value="100162.48358209" calcext:value-type="float">
            <text:p>100162.483582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7364.86432" calcext:value-type="float">
            <text:p>1456447364.86432</text:p>
          </table:table-cell>
          <table:table-cell office:value-type="float" office:value="1120" calcext:value-type="float">
            <text:p>1120</text:p>
          </table:table-cell>
          <table:table-cell table:formula="of:=[.B388]-[.B$2]" office:value-type="float" office:value="4.79118776321411" calcext:value-type="float">
            <text:p>4.7911877632</text:p>
          </table:table-cell>
          <table:table-cell table:formula="of:=[.C388]/([.D388]-[.D387])" office:value-type="float" office:value="65007.2717711692" calcext:value-type="float">
            <text:p>65007.271771169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7364.87531" calcext:value-type="float">
            <text:p>1456447364.87531</text:p>
          </table:table-cell>
          <table:table-cell office:value-type="float" office:value="1120" calcext:value-type="float">
            <text:p>1120</text:p>
          </table:table-cell>
          <table:table-cell table:formula="of:=[.B389]-[.B$2]" office:value-type="float" office:value="4.80217480659485" calcext:value-type="float">
            <text:p>4.8021748066</text:p>
          </table:table-cell>
          <table:table-cell table:formula="of:=[.C389]/([.D389]-[.D388])" office:value-type="float" office:value="101938.252283922" calcext:value-type="float">
            <text:p>101938.2522839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7364.88648" calcext:value-type="float">
            <text:p>1456447364.88648</text:p>
          </table:table-cell>
          <table:table-cell office:value-type="float" office:value="1120" calcext:value-type="float">
            <text:p>1120</text:p>
          </table:table-cell>
          <table:table-cell table:formula="of:=[.B390]-[.B$2]" office:value-type="float" office:value="4.81334280967712" calcext:value-type="float">
            <text:p>4.8133428097</text:p>
          </table:table-cell>
          <table:table-cell table:formula="of:=[.C390]/([.D390]-[.D389])" office:value-type="float" office:value="100286.505273046" calcext:value-type="float">
            <text:p>100286.5052730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7364.89794" calcext:value-type="float">
            <text:p>1456447364.89794</text:p>
          </table:table-cell>
          <table:table-cell office:value-type="float" office:value="1120" calcext:value-type="float">
            <text:p>1120</text:p>
          </table:table-cell>
          <table:table-cell table:formula="of:=[.B391]-[.B$2]" office:value-type="float" office:value="4.82480216026306" calcext:value-type="float">
            <text:p>4.8248021603</text:p>
          </table:table-cell>
          <table:table-cell table:formula="of:=[.C391]/([.D391]-[.D390])" office:value-type="float" office:value="97736.7776298269" calcext:value-type="float">
            <text:p>97736.77762982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7364.90914" calcext:value-type="float">
            <text:p>1456447364.90914</text:p>
          </table:table-cell>
          <table:table-cell office:value-type="float" office:value="1120" calcext:value-type="float">
            <text:p>1120</text:p>
          </table:table-cell>
          <table:table-cell table:formula="of:=[.B392]-[.B$2]" office:value-type="float" office:value="4.83600735664368" calcext:value-type="float">
            <text:p>4.8360073566</text:p>
          </table:table-cell>
          <table:table-cell table:formula="of:=[.C392]/([.D392]-[.D391])" office:value-type="float" office:value="99953.6252606494" calcext:value-type="float">
            <text:p>99953.62526064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7364.92663" calcext:value-type="float">
            <text:p>1456447364.92663</text:p>
          </table:table-cell>
          <table:table-cell office:value-type="float" office:value="1120" calcext:value-type="float">
            <text:p>1120</text:p>
          </table:table-cell>
          <table:table-cell table:formula="of:=[.B393]-[.B$2]" office:value-type="float" office:value="4.85349297523499" calcext:value-type="float">
            <text:p>4.8534929752</text:p>
          </table:table-cell>
          <table:table-cell table:formula="of:=[.C393]/([.D393]-[.D392])" office:value-type="float" office:value="64052.6381238069" calcext:value-type="float">
            <text:p>64052.63812380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7364.93776" calcext:value-type="float">
            <text:p>1456447364.93776</text:p>
          </table:table-cell>
          <table:table-cell office:value-type="float" office:value="1120" calcext:value-type="float">
            <text:p>1120</text:p>
          </table:table-cell>
          <table:table-cell table:formula="of:=[.B394]-[.B$2]" office:value-type="float" office:value="4.86462688446045" calcext:value-type="float">
            <text:p>4.8646268845</text:p>
          </table:table-cell>
          <table:table-cell table:formula="of:=[.C394]/([.D394]-[.D393])" office:value-type="float" office:value="100593.599006403" calcext:value-type="float">
            <text:p>100593.59900640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7364.94905" calcext:value-type="float">
            <text:p>1456447364.94905</text:p>
          </table:table-cell>
          <table:table-cell office:value-type="float" office:value="1120" calcext:value-type="float">
            <text:p>1120</text:p>
          </table:table-cell>
          <table:table-cell table:formula="of:=[.B395]-[.B$2]" office:value-type="float" office:value="4.87591338157654" calcext:value-type="float">
            <text:p>4.8759133816</text:p>
          </table:table-cell>
          <table:table-cell table:formula="of:=[.C395]/([.D395]-[.D394])" office:value-type="float" office:value="99233.6230169628" calcext:value-type="float">
            <text:p>99233.62301696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7364.96031" calcext:value-type="float">
            <text:p>1456447364.96031</text:p>
          </table:table-cell>
          <table:table-cell office:value-type="float" office:value="1120" calcext:value-type="float">
            <text:p>1120</text:p>
          </table:table-cell>
          <table:table-cell table:formula="of:=[.B396]-[.B$2]" office:value-type="float" office:value="4.88717341423035" calcext:value-type="float">
            <text:p>4.8871734142</text:p>
          </table:table-cell>
          <table:table-cell table:formula="of:=[.C396]/([.D396]-[.D395])" office:value-type="float" office:value="99466.8518675362" calcext:value-type="float">
            <text:p>99466.851867536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7364.97696" calcext:value-type="float">
            <text:p>1456447364.97696</text:p>
          </table:table-cell>
          <table:table-cell office:value-type="float" office:value="1120" calcext:value-type="float">
            <text:p>1120</text:p>
          </table:table-cell>
          <table:table-cell table:formula="of:=[.B397]-[.B$2]" office:value-type="float" office:value="4.9038290977478" calcext:value-type="float">
            <text:p>4.9038290977</text:p>
          </table:table-cell>
          <table:table-cell table:formula="of:=[.C397]/([.D397]-[.D396])" office:value-type="float" office:value="67244.3132595657" calcext:value-type="float">
            <text:p>67244.313259565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7364.98824" calcext:value-type="float">
            <text:p>1456447364.98824</text:p>
          </table:table-cell>
          <table:table-cell office:value-type="float" office:value="1120" calcext:value-type="float">
            <text:p>1120</text:p>
          </table:table-cell>
          <table:table-cell table:formula="of:=[.B398]-[.B$2]" office:value-type="float" office:value="4.91510391235352" calcext:value-type="float">
            <text:p>4.9151039124</text:p>
          </table:table-cell>
          <table:table-cell table:formula="of:=[.C398]/([.D398]-[.D397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7364.99959" calcext:value-type="float">
            <text:p>1456447364.99959</text:p>
          </table:table-cell>
          <table:table-cell office:value-type="float" office:value="1120" calcext:value-type="float">
            <text:p>1120</text:p>
          </table:table-cell>
          <table:table-cell table:formula="of:=[.B399]-[.B$2]" office:value-type="float" office:value="4.92645835876465" calcext:value-type="float">
            <text:p>4.9264583588</text:p>
          </table:table-cell>
          <table:table-cell table:formula="of:=[.C399]/([.D399]-[.D398])" office:value-type="float" office:value="98639.7715437595" calcext:value-type="float">
            <text:p>98639.771543759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7365.01153" calcext:value-type="float">
            <text:p>1456447365.01153</text:p>
          </table:table-cell>
          <table:table-cell office:value-type="float" office:value="1120" calcext:value-type="float">
            <text:p>1120</text:p>
          </table:table-cell>
          <table:table-cell table:formula="of:=[.B400]-[.B$2]" office:value-type="float" office:value="4.9383978843689" calcext:value-type="float">
            <text:p>4.9383978844</text:p>
          </table:table-cell>
          <table:table-cell table:formula="of:=[.C400]/([.D400]-[.D399])" office:value-type="float" office:value="93806.0721274811" calcext:value-type="float">
            <text:p>93806.07212748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7365.02343" calcext:value-type="float">
            <text:p>1456447365.02343</text:p>
          </table:table-cell>
          <table:table-cell office:value-type="float" office:value="1120" calcext:value-type="float">
            <text:p>1120</text:p>
          </table:table-cell>
          <table:table-cell table:formula="of:=[.B401]-[.B$2]" office:value-type="float" office:value="4.95029759407043" calcext:value-type="float">
            <text:p>4.9502975941</text:p>
          </table:table-cell>
          <table:table-cell table:formula="of:=[.C401]/([.D401]-[.D400])" office:value-type="float" office:value="94119.9430987157" calcext:value-type="float">
            <text:p>94119.94309871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7365.03025" calcext:value-type="float">
            <text:p>1456447365.03025</text:p>
          </table:table-cell>
          <table:table-cell office:value-type="float" office:value="1120" calcext:value-type="float">
            <text:p>1120</text:p>
          </table:table-cell>
          <table:table-cell table:formula="of:=[.B402]-[.B$2]" office:value-type="float" office:value="4.95711970329285" calcext:value-type="float">
            <text:p>4.9571197033</text:p>
          </table:table-cell>
          <table:table-cell table:formula="of:=[.C402]/([.D402]-[.D401])" office:value-type="float" office:value="164172.100370448" calcext:value-type="float">
            <text:p>164172.1003704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7365.03387" calcext:value-type="float">
            <text:p>1456447365.03387</text:p>
          </table:table-cell>
          <table:table-cell office:value-type="float" office:value="1120" calcext:value-type="float">
            <text:p>1120</text:p>
          </table:table-cell>
          <table:table-cell table:formula="of:=[.B403]-[.B$2]" office:value-type="float" office:value="4.96073746681213" calcext:value-type="float">
            <text:p>4.9607374668</text:p>
          </table:table-cell>
          <table:table-cell table:formula="of:=[.C403]/([.D403]-[.D402])" office:value-type="float" office:value="309583.529721893" calcext:value-type="float">
            <text:p>309583.52972189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7365.0396" calcext:value-type="float">
            <text:p>1456447365.0396</text:p>
          </table:table-cell>
          <table:table-cell office:value-type="float" office:value="1120" calcext:value-type="float">
            <text:p>1120</text:p>
          </table:table-cell>
          <table:table-cell table:formula="of:=[.B404]-[.B$2]" office:value-type="float" office:value="4.96647071838379" calcext:value-type="float">
            <text:p>4.9664707184</text:p>
          </table:table-cell>
          <table:table-cell table:formula="of:=[.C404]/([.D404]-[.D403])" office:value-type="float" office:value="195351.623071485" calcext:value-type="float">
            <text:p>195351.6230714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7365.04596" calcext:value-type="float">
            <text:p>1456447365.04596</text:p>
          </table:table-cell>
          <table:table-cell office:value-type="float" office:value="1120" calcext:value-type="float">
            <text:p>1120</text:p>
          </table:table-cell>
          <table:table-cell table:formula="of:=[.B405]-[.B$2]" office:value-type="float" office:value="4.97283101081848" calcext:value-type="float">
            <text:p>4.9728310108</text:p>
          </table:table-cell>
          <table:table-cell table:formula="of:=[.C405]/([.D405]-[.D404])" office:value-type="float" office:value="176092.532143794" calcext:value-type="float">
            <text:p>176092.53214379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7365.05657" calcext:value-type="float">
            <text:p>1456447365.05657</text:p>
          </table:table-cell>
          <table:table-cell office:value-type="float" office:value="1120" calcext:value-type="float">
            <text:p>1120</text:p>
          </table:table-cell>
          <table:table-cell table:formula="of:=[.B406]-[.B$2]" office:value-type="float" office:value="4.98343682289124" calcext:value-type="float">
            <text:p>4.9834368229</text:p>
          </table:table-cell>
          <table:table-cell table:formula="of:=[.C406]/([.D406]-[.D405])" office:value-type="float" office:value="105602.474597608" calcext:value-type="float">
            <text:p>105602.4745976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7365.06194" calcext:value-type="float">
            <text:p>1456447365.06194</text:p>
          </table:table-cell>
          <table:table-cell office:value-type="float" office:value="1120" calcext:value-type="float">
            <text:p>1120</text:p>
          </table:table-cell>
          <table:table-cell table:formula="of:=[.B407]-[.B$2]" office:value-type="float" office:value="4.98880672454834" calcext:value-type="float">
            <text:p>4.9888067245</text:p>
          </table:table-cell>
          <table:table-cell table:formula="of:=[.C407]/([.D407]-[.D406])" office:value-type="float" office:value="208569.927629534" calcext:value-type="float">
            <text:p>208569.9276295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7365.07051" calcext:value-type="float">
            <text:p>1456447365.07051</text:p>
          </table:table-cell>
          <table:table-cell office:value-type="float" office:value="1120" calcext:value-type="float">
            <text:p>1120</text:p>
          </table:table-cell>
          <table:table-cell table:formula="of:=[.B408]-[.B$2]" office:value-type="float" office:value="4.99737858772278" calcext:value-type="float">
            <text:p>4.9973785877</text:p>
          </table:table-cell>
          <table:table-cell table:formula="of:=[.C408]/([.D408]-[.D407])" office:value-type="float" office:value="130660.041721136" calcext:value-type="float">
            <text:p>130660.0417211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7365.07719" calcext:value-type="float">
            <text:p>1456447365.07719</text:p>
          </table:table-cell>
          <table:table-cell office:value-type="float" office:value="1120" calcext:value-type="float">
            <text:p>1120</text:p>
          </table:table-cell>
          <table:table-cell table:formula="of:=[.B409]-[.B$2]" office:value-type="float" office:value="5.00405812263489" calcext:value-type="float">
            <text:p>5.0040581226</text:p>
          </table:table-cell>
          <table:table-cell table:formula="of:=[.C409]/([.D409]-[.D408])" office:value-type="float" office:value="167676.344945745" calcext:value-type="float">
            <text:p>167676.34494574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7365.08076" calcext:value-type="float">
            <text:p>1456447365.08076</text:p>
          </table:table-cell>
          <table:table-cell office:value-type="float" office:value="1120" calcext:value-type="float">
            <text:p>1120</text:p>
          </table:table-cell>
          <table:table-cell table:formula="of:=[.B410]-[.B$2]" office:value-type="float" office:value="5.00762867927551" calcext:value-type="float">
            <text:p>5.0076286793</text:p>
          </table:table-cell>
          <table:table-cell table:formula="of:=[.C410]/([.D410]-[.D409])" office:value-type="float" office:value="313676.581196581" calcext:value-type="float">
            <text:p>313676.5811965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7365.08435" calcext:value-type="float">
            <text:p>1456447365.08435</text:p>
          </table:table-cell>
          <table:table-cell office:value-type="float" office:value="1120" calcext:value-type="float">
            <text:p>1120</text:p>
          </table:table-cell>
          <table:table-cell table:formula="of:=[.B411]-[.B$2]" office:value-type="float" office:value="5.01121401786804" calcext:value-type="float">
            <text:p>5.0112140179</text:p>
          </table:table-cell>
          <table:table-cell table:formula="of:=[.C411]/([.D411]-[.D410])" office:value-type="float" office:value="312383.327570156" calcext:value-type="float">
            <text:p>312383.32757015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7365.08793" calcext:value-type="float">
            <text:p>1456447365.08793</text:p>
          </table:table-cell>
          <table:table-cell office:value-type="float" office:value="1120" calcext:value-type="float">
            <text:p>1120</text:p>
          </table:table-cell>
          <table:table-cell table:formula="of:=[.B412]-[.B$2]" office:value-type="float" office:value="5.0147967338562" calcext:value-type="float">
            <text:p>5.0147967339</text:p>
          </table:table-cell>
          <table:table-cell table:formula="of:=[.C412]/([.D412]-[.D411])" office:value-type="float" office:value="312611.997071937" calcext:value-type="float">
            <text:p>312611.9970719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7365.0915" calcext:value-type="float">
            <text:p>1456447365.0915</text:p>
          </table:table-cell>
          <table:table-cell office:value-type="float" office:value="1120" calcext:value-type="float">
            <text:p>1120</text:p>
          </table:table-cell>
          <table:table-cell table:formula="of:=[.B413]-[.B$2]" office:value-type="float" office:value="5.01836776733398" calcext:value-type="float">
            <text:p>5.0183677673</text:p>
          </table:table-cell>
          <table:table-cell table:formula="of:=[.C413]/([.D413]-[.D412])" office:value-type="float" office:value="313634.696221124" calcext:value-type="float">
            <text:p>313634.6962211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7365.09506" calcext:value-type="float">
            <text:p>1456447365.09506</text:p>
          </table:table-cell>
          <table:table-cell office:value-type="float" office:value="1120" calcext:value-type="float">
            <text:p>1120</text:p>
          </table:table-cell>
          <table:table-cell table:formula="of:=[.B414]-[.B$2]" office:value-type="float" office:value="5.02192306518555" calcext:value-type="float">
            <text:p>5.0219230652</text:p>
          </table:table-cell>
          <table:table-cell table:formula="of:=[.C414]/([.D414]-[.D413])" office:value-type="float" office:value="315022.832618026" calcext:value-type="float">
            <text:p>315022.8326180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7365.09862" calcext:value-type="float">
            <text:p>1456447365.09862</text:p>
          </table:table-cell>
          <table:table-cell office:value-type="float" office:value="1120" calcext:value-type="float">
            <text:p>1120</text:p>
          </table:table-cell>
          <table:table-cell table:formula="of:=[.B415]-[.B$2]" office:value-type="float" office:value="5.02548980712891" calcext:value-type="float">
            <text:p>5.0254898071</text:p>
          </table:table-cell>
          <table:table-cell table:formula="of:=[.C415]/([.D415]-[.D414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7365.10218" calcext:value-type="float">
            <text:p>1456447365.10218</text:p>
          </table:table-cell>
          <table:table-cell office:value-type="float" office:value="1120" calcext:value-type="float">
            <text:p>1120</text:p>
          </table:table-cell>
          <table:table-cell table:formula="of:=[.B416]-[.B$2]" office:value-type="float" office:value="5.02904796600342" calcext:value-type="float">
            <text:p>5.029047966</text:p>
          </table:table-cell>
          <table:table-cell table:formula="of:=[.C416]/([.D416]-[.D415])" office:value-type="float" office:value="314769.530956848" calcext:value-type="float">
            <text:p>314769.53095684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7365.10605" calcext:value-type="float">
            <text:p>1456447365.10605</text:p>
          </table:table-cell>
          <table:table-cell office:value-type="float" office:value="1120" calcext:value-type="float">
            <text:p>1120</text:p>
          </table:table-cell>
          <table:table-cell table:formula="of:=[.B417]-[.B$2]" office:value-type="float" office:value="5.03291988372803" calcext:value-type="float">
            <text:p>5.0329198837</text:p>
          </table:table-cell>
          <table:table-cell table:formula="of:=[.C417]/([.D417]-[.D416])" office:value-type="float" office:value="289262.344827586" calcext:value-type="float">
            <text:p>289262.34482758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7365.10962" calcext:value-type="float">
            <text:p>1456447365.10962</text:p>
          </table:table-cell>
          <table:table-cell office:value-type="float" office:value="1120" calcext:value-type="float">
            <text:p>1120</text:p>
          </table:table-cell>
          <table:table-cell table:formula="of:=[.B418]-[.B$2]" office:value-type="float" office:value="5.03648328781128" calcext:value-type="float">
            <text:p>5.0364832878</text:p>
          </table:table-cell>
          <table:table-cell table:formula="of:=[.C418]/([.D418]-[.D417])" office:value-type="float" office:value="314306.200990231" calcext:value-type="float">
            <text:p>314306.20099023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7365.11778" calcext:value-type="float">
            <text:p>1456447365.11778</text:p>
          </table:table-cell>
          <table:table-cell office:value-type="float" office:value="1120" calcext:value-type="float">
            <text:p>1120</text:p>
          </table:table-cell>
          <table:table-cell table:formula="of:=[.B419]-[.B$2]" office:value-type="float" office:value="5.04465103149414" calcext:value-type="float">
            <text:p>5.0446510315</text:p>
          </table:table-cell>
          <table:table-cell table:formula="of:=[.C419]/([.D419]-[.D418])" office:value-type="float" office:value="137124.773191663" calcext:value-type="float">
            <text:p>137124.77319166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7365.13266" calcext:value-type="float">
            <text:p>1456447365.13266</text:p>
          </table:table-cell>
          <table:table-cell office:value-type="float" office:value="1120" calcext:value-type="float">
            <text:p>1120</text:p>
          </table:table-cell>
          <table:table-cell table:formula="of:=[.B420]-[.B$2]" office:value-type="float" office:value="5.05952858924866" calcext:value-type="float">
            <text:p>5.0595285892</text:p>
          </table:table-cell>
          <table:table-cell table:formula="of:=[.C420]/([.D420]-[.D419])" office:value-type="float" office:value="75281.1730581241" calcext:value-type="float">
            <text:p>75281.173058124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7365.14348" calcext:value-type="float">
            <text:p>1456447365.14348</text:p>
          </table:table-cell>
          <table:table-cell office:value-type="float" office:value="1120" calcext:value-type="float">
            <text:p>1120</text:p>
          </table:table-cell>
          <table:table-cell table:formula="of:=[.B421]-[.B$2]" office:value-type="float" office:value="5.07034850120544" calcext:value-type="float">
            <text:p>5.0703485012</text:p>
          </table:table-cell>
          <table:table-cell table:formula="of:=[.C421]/([.D421]-[.D420])" office:value-type="float" office:value="103512.8570799" calcext:value-type="float">
            <text:p>103512.857079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7365.15432" calcext:value-type="float">
            <text:p>1456447365.15432</text:p>
          </table:table-cell>
          <table:table-cell office:value-type="float" office:value="1120" calcext:value-type="float">
            <text:p>1120</text:p>
          </table:table-cell>
          <table:table-cell table:formula="of:=[.B422]-[.B$2]" office:value-type="float" office:value="5.08118486404419" calcext:value-type="float">
            <text:p>5.081184864</text:p>
          </table:table-cell>
          <table:table-cell table:formula="of:=[.C422]/([.D422]-[.D421])" office:value-type="float" office:value="103355.71230556" calcext:value-type="float">
            <text:p>103355.712305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7365.16504" calcext:value-type="float">
            <text:p>1456447365.16504</text:p>
          </table:table-cell>
          <table:table-cell office:value-type="float" office:value="1120" calcext:value-type="float">
            <text:p>1120</text:p>
          </table:table-cell>
          <table:table-cell table:formula="of:=[.B423]-[.B$2]" office:value-type="float" office:value="5.09190201759338" calcext:value-type="float">
            <text:p>5.0919020176</text:p>
          </table:table-cell>
          <table:table-cell table:formula="of:=[.C423]/([.D423]-[.D422])" office:value-type="float" office:value="104505.360948588" calcext:value-type="float">
            <text:p>104505.36094858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7365.17663" calcext:value-type="float">
            <text:p>1456447365.17663</text:p>
          </table:table-cell>
          <table:table-cell office:value-type="float" office:value="1120" calcext:value-type="float">
            <text:p>1120</text:p>
          </table:table-cell>
          <table:table-cell table:formula="of:=[.B424]-[.B$2]" office:value-type="float" office:value="5.1035008430481" calcext:value-type="float">
            <text:p>5.103500843</text:p>
          </table:table-cell>
          <table:table-cell table:formula="of:=[.C424]/([.D424]-[.D423])" office:value-type="float" office:value="96561.5013669346" calcext:value-type="float">
            <text:p>96561.50136693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7365.18696" calcext:value-type="float">
            <text:p>1456447365.18696</text:p>
          </table:table-cell>
          <table:table-cell office:value-type="float" office:value="1120" calcext:value-type="float">
            <text:p>1120</text:p>
          </table:table-cell>
          <table:table-cell table:formula="of:=[.B425]-[.B$2]" office:value-type="float" office:value="5.11382746696472" calcext:value-type="float">
            <text:p>5.113827467</text:p>
          </table:table-cell>
          <table:table-cell table:formula="of:=[.C425]/([.D425]-[.D424])" office:value-type="float" office:value="108457.51806617" calcext:value-type="float">
            <text:p>108457.518066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7365.19779" calcext:value-type="float">
            <text:p>1456447365.19779</text:p>
          </table:table-cell>
          <table:table-cell office:value-type="float" office:value="1120" calcext:value-type="float">
            <text:p>1120</text:p>
          </table:table-cell>
          <table:table-cell table:formula="of:=[.B426]-[.B$2]" office:value-type="float" office:value="5.12465882301331" calcext:value-type="float">
            <text:p>5.124658823</text:p>
          </table:table-cell>
          <table:table-cell table:formula="of:=[.C426]/([.D426]-[.D425])" office:value-type="float" office:value="103403.48844376" calcext:value-type="float">
            <text:p>103403.4884437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7365.20872" calcext:value-type="float">
            <text:p>1456447365.20872</text:p>
          </table:table-cell>
          <table:table-cell office:value-type="float" office:value="1120" calcext:value-type="float">
            <text:p>1120</text:p>
          </table:table-cell>
          <table:table-cell table:formula="of:=[.B427]-[.B$2]" office:value-type="float" office:value="5.13558697700501" calcext:value-type="float">
            <text:p>5.135586977</text:p>
          </table:table-cell>
          <table:table-cell table:formula="of:=[.C427]/([.D427]-[.D426])" office:value-type="float" office:value="102487.57483201" calcext:value-type="float">
            <text:p>102487.574832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7365.21499" calcext:value-type="float">
            <text:p>1456447365.21499</text:p>
          </table:table-cell>
          <table:table-cell office:value-type="float" office:value="1120" calcext:value-type="float">
            <text:p>1120</text:p>
          </table:table-cell>
          <table:table-cell table:formula="of:=[.B428]-[.B$2]" office:value-type="float" office:value="5.14185309410095" calcext:value-type="float">
            <text:p>5.1418530941</text:p>
          </table:table-cell>
          <table:table-cell table:formula="of:=[.C428]/([.D428]-[.D427])" office:value-type="float" office:value="178739.079217716" calcext:value-type="float">
            <text:p>178739.0792177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7365.22593" calcext:value-type="float">
            <text:p>1456447365.22593</text:p>
          </table:table-cell>
          <table:table-cell office:value-type="float" office:value="1120" calcext:value-type="float">
            <text:p>1120</text:p>
          </table:table-cell>
          <table:table-cell table:formula="of:=[.B429]-[.B$2]" office:value-type="float" office:value="5.15279579162598" calcext:value-type="float">
            <text:p>5.1527957916</text:p>
          </table:table-cell>
          <table:table-cell table:formula="of:=[.C429]/([.D429]-[.D428])" office:value-type="float" office:value="102351.362398414" calcext:value-type="float">
            <text:p>102351.3623984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7365.23655" calcext:value-type="float">
            <text:p>1456447365.23655</text:p>
          </table:table-cell>
          <table:table-cell office:value-type="float" office:value="1120" calcext:value-type="float">
            <text:p>1120</text:p>
          </table:table-cell>
          <table:table-cell table:formula="of:=[.B430]-[.B$2]" office:value-type="float" office:value="5.163414478302" calcext:value-type="float">
            <text:p>5.1634144783</text:p>
          </table:table-cell>
          <table:table-cell table:formula="of:=[.C430]/([.D430]-[.D429])" office:value-type="float" office:value="105474.437109884" calcext:value-type="float">
            <text:p>105474.43710988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7365.24742" calcext:value-type="float">
            <text:p>1456447365.24742</text:p>
          </table:table-cell>
          <table:table-cell office:value-type="float" office:value="1120" calcext:value-type="float">
            <text:p>1120</text:p>
          </table:table-cell>
          <table:table-cell table:formula="of:=[.B431]-[.B$2]" office:value-type="float" office:value="5.17428159713745" calcext:value-type="float">
            <text:p>5.1742815971</text:p>
          </table:table-cell>
          <table:table-cell table:formula="of:=[.C431]/([.D431]-[.D430])" office:value-type="float" office:value="103063.196138657" calcext:value-type="float">
            <text:p>103063.1961386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7365.25815" calcext:value-type="float">
            <text:p>1456447365.25815</text:p>
          </table:table-cell>
          <table:table-cell office:value-type="float" office:value="1120" calcext:value-type="float">
            <text:p>1120</text:p>
          </table:table-cell>
          <table:table-cell table:formula="of:=[.B432]-[.B$2]" office:value-type="float" office:value="5.18501949310303" calcext:value-type="float">
            <text:p>5.1850194931</text:p>
          </table:table-cell>
          <table:table-cell table:formula="of:=[.C432]/([.D432]-[.D431])" office:value-type="float" office:value="104303.48772148" calcext:value-type="float">
            <text:p>104303.487721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7365.26904" calcext:value-type="float">
            <text:p>1456447365.26904</text:p>
          </table:table-cell>
          <table:table-cell office:value-type="float" office:value="1120" calcext:value-type="float">
            <text:p>1120</text:p>
          </table:table-cell>
          <table:table-cell table:formula="of:=[.B433]-[.B$2]" office:value-type="float" office:value="5.19590568542481" calcext:value-type="float">
            <text:p>5.1959056854</text:p>
          </table:table-cell>
          <table:table-cell table:formula="of:=[.C433]/([.D433]-[.D432])" office:value-type="float" office:value="102882.621112571" calcext:value-type="float">
            <text:p>102882.6211125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7365.27989" calcext:value-type="float">
            <text:p>1456447365.27989</text:p>
          </table:table-cell>
          <table:table-cell office:value-type="float" office:value="1120" calcext:value-type="float">
            <text:p>1120</text:p>
          </table:table-cell>
          <table:table-cell table:formula="of:=[.B434]-[.B$2]" office:value-type="float" office:value="5.20675849914551" calcext:value-type="float">
            <text:p>5.2067584991</text:p>
          </table:table-cell>
          <table:table-cell table:formula="of:=[.C434]/([.D434]-[.D433])" office:value-type="float" office:value="103199.043936731" calcext:value-type="float">
            <text:p>103199.0439367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7365.29072" calcext:value-type="float">
            <text:p>1456447365.29072</text:p>
          </table:table-cell>
          <table:table-cell office:value-type="float" office:value="1120" calcext:value-type="float">
            <text:p>1120</text:p>
          </table:table-cell>
          <table:table-cell table:formula="of:=[.B435]-[.B$2]" office:value-type="float" office:value="5.21759080886841" calcext:value-type="float">
            <text:p>5.2175908089</text:p>
          </table:table-cell>
          <table:table-cell table:formula="of:=[.C435]/([.D435]-[.D434])" office:value-type="float" office:value="103394.38482194" calcext:value-type="float">
            <text:p>103394.3848219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7365.30147" calcext:value-type="float">
            <text:p>1456447365.30147</text:p>
          </table:table-cell>
          <table:table-cell office:value-type="float" office:value="1120" calcext:value-type="float">
            <text:p>1120</text:p>
          </table:table-cell>
          <table:table-cell table:formula="of:=[.B436]-[.B$2]" office:value-type="float" office:value="5.22833156585693" calcext:value-type="float">
            <text:p>5.2283315659</text:p>
          </table:table-cell>
          <table:table-cell table:formula="of:=[.C436]/([.D436]-[.D435])" office:value-type="float" office:value="104275.704328524" calcext:value-type="float">
            <text:p>104275.7043285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7365.31237" calcext:value-type="float">
            <text:p>1456447365.31237</text:p>
          </table:table-cell>
          <table:table-cell office:value-type="float" office:value="1120" calcext:value-type="float">
            <text:p>1120</text:p>
          </table:table-cell>
          <table:table-cell table:formula="of:=[.B437]-[.B$2]" office:value-type="float" office:value="5.23923659324646" calcext:value-type="float">
            <text:p>5.2392365932</text:p>
          </table:table-cell>
          <table:table-cell table:formula="of:=[.C437]/([.D437]-[.D436])" office:value-type="float" office:value="102704.923150922" calcext:value-type="float">
            <text:p>102704.92315092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7365.32321" calcext:value-type="float">
            <text:p>1456447365.32321</text:p>
          </table:table-cell>
          <table:table-cell office:value-type="float" office:value="1120" calcext:value-type="float">
            <text:p>1120</text:p>
          </table:table-cell>
          <table:table-cell table:formula="of:=[.B438]-[.B$2]" office:value-type="float" office:value="5.25008106231689" calcext:value-type="float">
            <text:p>5.2500810623</text:p>
          </table:table-cell>
          <table:table-cell table:formula="of:=[.C438]/([.D438]-[.D437])" office:value-type="float" office:value="103278.453995823" calcext:value-type="float">
            <text:p>103278.4539958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7365.33403" calcext:value-type="float">
            <text:p>1456447365.33403</text:p>
          </table:table-cell>
          <table:table-cell office:value-type="float" office:value="1120" calcext:value-type="float">
            <text:p>1120</text:p>
          </table:table-cell>
          <table:table-cell table:formula="of:=[.B439]-[.B$2]" office:value-type="float" office:value="5.26089930534363" calcext:value-type="float">
            <text:p>5.2608993053</text:p>
          </table:table-cell>
          <table:table-cell table:formula="of:=[.C439]/([.D439]-[.D438])" office:value-type="float" office:value="103528.82600551" calcext:value-type="float">
            <text:p>103528.8260055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7365.34954" calcext:value-type="float">
            <text:p>1456447365.34954</text:p>
          </table:table-cell>
          <table:table-cell office:value-type="float" office:value="1120" calcext:value-type="float">
            <text:p>1120</text:p>
          </table:table-cell>
          <table:table-cell table:formula="of:=[.B440]-[.B$2]" office:value-type="float" office:value="5.27640604972839" calcext:value-type="float">
            <text:p>5.2764060497</text:p>
          </table:table-cell>
          <table:table-cell table:formula="of:=[.C440]/([.D440]-[.D439])" office:value-type="float" office:value="72226.6371463715" calcext:value-type="float">
            <text:p>72226.63714637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7365.36034" calcext:value-type="float">
            <text:p>1456447365.36034</text:p>
          </table:table-cell>
          <table:table-cell office:value-type="float" office:value="1120" calcext:value-type="float">
            <text:p>1120</text:p>
          </table:table-cell>
          <table:table-cell table:formula="of:=[.B441]-[.B$2]" office:value-type="float" office:value="5.28720307350159" calcext:value-type="float">
            <text:p>5.2872030735</text:p>
          </table:table-cell>
          <table:table-cell table:formula="of:=[.C441]/([.D441]-[.D440])" office:value-type="float" office:value="103732.289890916" calcext:value-type="float">
            <text:p>103732.2898909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7365.37101" calcext:value-type="float">
            <text:p>1456447365.37101</text:p>
          </table:table-cell>
          <table:table-cell office:value-type="float" office:value="1120" calcext:value-type="float">
            <text:p>1120</text:p>
          </table:table-cell>
          <table:table-cell table:formula="of:=[.B442]-[.B$2]" office:value-type="float" office:value="5.29787182807922" calcext:value-type="float">
            <text:p>5.2978718281</text:p>
          </table:table-cell>
          <table:table-cell table:formula="of:=[.C442]/([.D442]-[.D441])" office:value-type="float" office:value="104979.451148655" calcext:value-type="float">
            <text:p>104979.4511486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7365.38178" calcext:value-type="float">
            <text:p>1456447365.38178</text:p>
          </table:table-cell>
          <table:table-cell office:value-type="float" office:value="1120" calcext:value-type="float">
            <text:p>1120</text:p>
          </table:table-cell>
          <table:table-cell table:formula="of:=[.B443]-[.B$2]" office:value-type="float" office:value="5.30864524841309" calcext:value-type="float">
            <text:p>5.3086452484</text:p>
          </table:table-cell>
          <table:table-cell table:formula="of:=[.C443]/([.D443]-[.D442])" office:value-type="float" office:value="103959.556509616" calcext:value-type="float">
            <text:p>103959.5565096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7365.39265" calcext:value-type="float">
            <text:p>1456447365.39265</text:p>
          </table:table-cell>
          <table:table-cell office:value-type="float" office:value="1120" calcext:value-type="float">
            <text:p>1120</text:p>
          </table:table-cell>
          <table:table-cell table:formula="of:=[.B444]-[.B$2]" office:value-type="float" office:value="5.31951928138733" calcext:value-type="float">
            <text:p>5.3195192814</text:p>
          </table:table-cell>
          <table:table-cell table:formula="of:=[.C444]/([.D444]-[.D443])" office:value-type="float" office:value="102997.664496042" calcext:value-type="float">
            <text:p>102997.6644960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7365.40346" calcext:value-type="float">
            <text:p>1456447365.40346</text:p>
          </table:table-cell>
          <table:table-cell office:value-type="float" office:value="1120" calcext:value-type="float">
            <text:p>1120</text:p>
          </table:table-cell>
          <table:table-cell table:formula="of:=[.B445]-[.B$2]" office:value-type="float" office:value="5.33033013343811" calcext:value-type="float">
            <text:p>5.3303301334</text:p>
          </table:table-cell>
          <table:table-cell table:formula="of:=[.C445]/([.D445]-[.D444])" office:value-type="float" office:value="103599.604798871" calcext:value-type="float">
            <text:p>103599.6047988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7365.41432" calcext:value-type="float">
            <text:p>1456447365.41432</text:p>
          </table:table-cell>
          <table:table-cell office:value-type="float" office:value="1120" calcext:value-type="float">
            <text:p>1120</text:p>
          </table:table-cell>
          <table:table-cell table:formula="of:=[.B446]-[.B$2]" office:value-type="float" office:value="5.34118175506592" calcext:value-type="float">
            <text:p>5.3411817551</text:p>
          </table:table-cell>
          <table:table-cell table:formula="of:=[.C446]/([.D446]-[.D445])" office:value-type="float" office:value="103210.380753598" calcext:value-type="float">
            <text:p>103210.38075359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7365.42504" calcext:value-type="float">
            <text:p>1456447365.42504</text:p>
          </table:table-cell>
          <table:table-cell office:value-type="float" office:value="1120" calcext:value-type="float">
            <text:p>1120</text:p>
          </table:table-cell>
          <table:table-cell table:formula="of:=[.B447]-[.B$2]" office:value-type="float" office:value="5.35191059112549" calcext:value-type="float">
            <text:p>5.3519105911</text:p>
          </table:table-cell>
          <table:table-cell table:formula="of:=[.C447]/([.D447]-[.D446])" office:value-type="float" office:value="104391.566222222" calcext:value-type="float">
            <text:p>104391.56622222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7365.43594" calcext:value-type="float">
            <text:p>1456447365.43594</text:p>
          </table:table-cell>
          <table:table-cell office:value-type="float" office:value="1120" calcext:value-type="float">
            <text:p>1120</text:p>
          </table:table-cell>
          <table:table-cell table:formula="of:=[.B448]-[.B$2]" office:value-type="float" office:value="5.36281061172485" calcext:value-type="float">
            <text:p>5.3628106117</text:p>
          </table:table-cell>
          <table:table-cell table:formula="of:=[.C448]/([.D448]-[.D447])" office:value-type="float" office:value="102752.099391924" calcext:value-type="float">
            <text:p>102752.09939192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7365.4419" calcext:value-type="float">
            <text:p>1456447365.4419</text:p>
          </table:table-cell>
          <table:table-cell office:value-type="float" office:value="1120" calcext:value-type="float">
            <text:p>1120</text:p>
          </table:table-cell>
          <table:table-cell table:formula="of:=[.B449]-[.B$2]" office:value-type="float" office:value="5.36876344680786" calcext:value-type="float">
            <text:p>5.3687634468</text:p>
          </table:table-cell>
          <table:table-cell table:formula="of:=[.C449]/([.D449]-[.D448])" office:value-type="float" office:value="188145.645626402" calcext:value-type="float">
            <text:p>188145.64562640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7365.45283" calcext:value-type="float">
            <text:p>1456447365.45283</text:p>
          </table:table-cell>
          <table:table-cell office:value-type="float" office:value="1120" calcext:value-type="float">
            <text:p>1120</text:p>
          </table:table-cell>
          <table:table-cell table:formula="of:=[.B450]-[.B$2]" office:value-type="float" office:value="5.37969493865967" calcext:value-type="float">
            <text:p>5.3796949387</text:p>
          </table:table-cell>
          <table:table-cell table:formula="of:=[.C450]/([.D450]-[.D449])" office:value-type="float" office:value="102456.280916031" calcext:value-type="float">
            <text:p>102456.2809160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7365.46362" calcext:value-type="float">
            <text:p>1456447365.46362</text:p>
          </table:table-cell>
          <table:table-cell office:value-type="float" office:value="1120" calcext:value-type="float">
            <text:p>1120</text:p>
          </table:table-cell>
          <table:table-cell table:formula="of:=[.B451]-[.B$2]" office:value-type="float" office:value="5.39048600196838" calcext:value-type="float">
            <text:p>5.390486002</text:p>
          </table:table-cell>
          <table:table-cell table:formula="of:=[.C451]/([.D451]-[.D450])" office:value-type="float" office:value="103789.586619827" calcext:value-type="float">
            <text:p>103789.5866198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7365.47439" calcext:value-type="float">
            <text:p>1456447365.47439</text:p>
          </table:table-cell>
          <table:table-cell office:value-type="float" office:value="1120" calcext:value-type="float">
            <text:p>1120</text:p>
          </table:table-cell>
          <table:table-cell table:formula="of:=[.B452]-[.B$2]" office:value-type="float" office:value="5.40125894546509" calcext:value-type="float">
            <text:p>5.4012589455</text:p>
          </table:table-cell>
          <table:table-cell table:formula="of:=[.C452]/([.D452]-[.D451])" office:value-type="float" office:value="103964.158017041" calcext:value-type="float">
            <text:p>103964.1580170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7365.48525" calcext:value-type="float">
            <text:p>1456447365.48525</text:p>
          </table:table-cell>
          <table:table-cell office:value-type="float" office:value="1120" calcext:value-type="float">
            <text:p>1120</text:p>
          </table:table-cell>
          <table:table-cell table:formula="of:=[.B453]-[.B$2]" office:value-type="float" office:value="5.41211843490601" calcext:value-type="float">
            <text:p>5.4121184349</text:p>
          </table:table-cell>
          <table:table-cell table:formula="of:=[.C453]/([.D453]-[.D452])" office:value-type="float" office:value="103135.603758672" calcext:value-type="float">
            <text:p>103135.6037586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7365.49614" calcext:value-type="float">
            <text:p>1456447365.49614</text:p>
          </table:table-cell>
          <table:table-cell office:value-type="float" office:value="1120" calcext:value-type="float">
            <text:p>1120</text:p>
          </table:table-cell>
          <table:table-cell table:formula="of:=[.B454]-[.B$2]" office:value-type="float" office:value="5.42301058769226" calcext:value-type="float">
            <text:p>5.4230105877</text:p>
          </table:table-cell>
          <table:table-cell table:formula="of:=[.C454]/([.D454]-[.D453])" office:value-type="float" office:value="102826.321111962" calcext:value-type="float">
            <text:p>102826.32111196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7365.50668" calcext:value-type="float">
            <text:p>1456447365.50668</text:p>
          </table:table-cell>
          <table:table-cell office:value-type="float" office:value="1120" calcext:value-type="float">
            <text:p>1120</text:p>
          </table:table-cell>
          <table:table-cell table:formula="of:=[.B455]-[.B$2]" office:value-type="float" office:value="5.43354177474976" calcext:value-type="float">
            <text:p>5.4335417747</text:p>
          </table:table-cell>
          <table:table-cell table:formula="of:=[.C455]/([.D455]-[.D454])" office:value-type="float" office:value="106350.783998551" calcext:value-type="float">
            <text:p>106350.7839985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7365.51759" calcext:value-type="float">
            <text:p>1456447365.51759</text:p>
          </table:table-cell>
          <table:table-cell office:value-type="float" office:value="1120" calcext:value-type="float">
            <text:p>1120</text:p>
          </table:table-cell>
          <table:table-cell table:formula="of:=[.B456]-[.B$2]" office:value-type="float" office:value="5.44445133209229" calcext:value-type="float">
            <text:p>5.4444513321</text:p>
          </table:table-cell>
          <table:table-cell table:formula="of:=[.C456]/([.D456]-[.D455])" office:value-type="float" office:value="102662.27719743" calcext:value-type="float">
            <text:p>102662.277197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7365.52834" calcext:value-type="float">
            <text:p>1456447365.52834</text:p>
          </table:table-cell>
          <table:table-cell office:value-type="float" office:value="1120" calcext:value-type="float">
            <text:p>1120</text:p>
          </table:table-cell>
          <table:table-cell table:formula="of:=[.B457]-[.B$2]" office:value-type="float" office:value="5.45520949363709" calcext:value-type="float">
            <text:p>5.4552094936</text:p>
          </table:table-cell>
          <table:table-cell table:formula="of:=[.C457]/([.D457]-[.D456])" office:value-type="float" office:value="104107.007069565" calcext:value-type="float">
            <text:p>104107.0070695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7365.53919" calcext:value-type="float">
            <text:p>1456447365.53919</text:p>
          </table:table-cell>
          <table:table-cell office:value-type="float" office:value="1120" calcext:value-type="float">
            <text:p>1120</text:p>
          </table:table-cell>
          <table:table-cell table:formula="of:=[.B458]-[.B$2]" office:value-type="float" office:value="5.46605682373047" calcext:value-type="float">
            <text:p>5.4660568237</text:p>
          </table:table-cell>
          <table:table-cell table:formula="of:=[.C458]/([.D458]-[.D457])" office:value-type="float" office:value="103251.213926193" calcext:value-type="float">
            <text:p>103251.21392619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7365.54993" calcext:value-type="float">
            <text:p>1456447365.54993</text:p>
          </table:table-cell>
          <table:table-cell office:value-type="float" office:value="1120" calcext:value-type="float">
            <text:p>1120</text:p>
          </table:table-cell>
          <table:table-cell table:formula="of:=[.B459]-[.B$2]" office:value-type="float" office:value="5.4768009185791" calcext:value-type="float">
            <text:p>5.4768009186</text:p>
          </table:table-cell>
          <table:table-cell table:formula="of:=[.C459]/([.D459]-[.D458])" office:value-type="float" office:value="104243.309071543" calcext:value-type="float">
            <text:p>104243.30907154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7365.5607" calcext:value-type="float">
            <text:p>1456447365.5607</text:p>
          </table:table-cell>
          <table:table-cell office:value-type="float" office:value="1120" calcext:value-type="float">
            <text:p>1120</text:p>
          </table:table-cell>
          <table:table-cell table:formula="of:=[.B460]-[.B$2]" office:value-type="float" office:value="5.4875705242157" calcext:value-type="float">
            <text:p>5.4875705242</text:p>
          </table:table-cell>
          <table:table-cell table:formula="of:=[.C460]/([.D460]-[.D459])" office:value-type="float" office:value="103996.379978305" calcext:value-type="float">
            <text:p>103996.37997830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7365.57703" calcext:value-type="float">
            <text:p>1456447365.57703</text:p>
          </table:table-cell>
          <table:table-cell office:value-type="float" office:value="1120" calcext:value-type="float">
            <text:p>1120</text:p>
          </table:table-cell>
          <table:table-cell table:formula="of:=[.B461]-[.B$2]" office:value-type="float" office:value="5.50389432907105" calcext:value-type="float">
            <text:p>5.5038943291</text:p>
          </table:table-cell>
          <table:table-cell table:formula="of:=[.C461]/([.D461]-[.D460])" office:value-type="float" office:value="68611.4548614661" calcext:value-type="float">
            <text:p>68611.45486146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7365.58788" calcext:value-type="float">
            <text:p>1456447365.58788</text:p>
          </table:table-cell>
          <table:table-cell office:value-type="float" office:value="1120" calcext:value-type="float">
            <text:p>1120</text:p>
          </table:table-cell>
          <table:table-cell table:formula="of:=[.B462]-[.B$2]" office:value-type="float" office:value="5.5147442817688" calcext:value-type="float">
            <text:p>5.5147442818</text:p>
          </table:table-cell>
          <table:table-cell table:formula="of:=[.C462]/([.D462]-[.D461])" office:value-type="float" office:value="103226.256482377" calcext:value-type="float">
            <text:p>103226.25648237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7365.59915" calcext:value-type="float">
            <text:p>1456447365.59915</text:p>
          </table:table-cell>
          <table:table-cell office:value-type="float" office:value="1120" calcext:value-type="float">
            <text:p>1120</text:p>
          </table:table-cell>
          <table:table-cell table:formula="of:=[.B463]-[.B$2]" office:value-type="float" office:value="5.5260181427002" calcext:value-type="float">
            <text:p>5.5260181427</text:p>
          </table:table-cell>
          <table:table-cell table:formula="of:=[.C463]/([.D463]-[.D462])" office:value-type="float" office:value="99344.8479465381" calcext:value-type="float">
            <text:p>99344.84794653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7365.60957" calcext:value-type="float">
            <text:p>1456447365.60957</text:p>
          </table:table-cell>
          <table:table-cell office:value-type="float" office:value="1120" calcext:value-type="float">
            <text:p>1120</text:p>
          </table:table-cell>
          <table:table-cell table:formula="of:=[.B464]-[.B$2]" office:value-type="float" office:value="5.53643870353699" calcext:value-type="float">
            <text:p>5.5364387035</text:p>
          </table:table-cell>
          <table:table-cell table:formula="of:=[.C464]/([.D464]-[.D463])" office:value-type="float" office:value="107479.819708514" calcext:value-type="float">
            <text:p>107479.8197085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7365.62035" calcext:value-type="float">
            <text:p>1456447365.62035</text:p>
          </table:table-cell>
          <table:table-cell office:value-type="float" office:value="1120" calcext:value-type="float">
            <text:p>1120</text:p>
          </table:table-cell>
          <table:table-cell table:formula="of:=[.B465]-[.B$2]" office:value-type="float" office:value="5.54721212387085" calcext:value-type="float">
            <text:p>5.5472121239</text:p>
          </table:table-cell>
          <table:table-cell table:formula="of:=[.C465]/([.D465]-[.D464])" office:value-type="float" office:value="103959.556509616" calcext:value-type="float">
            <text:p>103959.5565096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7365.63118" calcext:value-type="float">
            <text:p>1456447365.63118</text:p>
          </table:table-cell>
          <table:table-cell office:value-type="float" office:value="1120" calcext:value-type="float">
            <text:p>1120</text:p>
          </table:table-cell>
          <table:table-cell table:formula="of:=[.B466]-[.B$2]" office:value-type="float" office:value="5.55804634094238" calcext:value-type="float">
            <text:p>5.5580463409</text:p>
          </table:table-cell>
          <table:table-cell table:formula="of:=[.C466]/([.D466]-[.D465])" office:value-type="float" office:value="103376.182386339" calcext:value-type="float">
            <text:p>103376.18238633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7365.64204" calcext:value-type="float">
            <text:p>1456447365.64204</text:p>
          </table:table-cell>
          <table:table-cell office:value-type="float" office:value="1120" calcext:value-type="float">
            <text:p>1120</text:p>
          </table:table-cell>
          <table:table-cell table:formula="of:=[.B467]-[.B$2]" office:value-type="float" office:value="5.5689103603363" calcext:value-type="float">
            <text:p>5.5689103603</text:p>
          </table:table-cell>
          <table:table-cell table:formula="of:=[.C467]/([.D467]-[.D466])" office:value-type="float" office:value="103092.599468914" calcext:value-type="float">
            <text:p>103092.5994689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7365.65278" calcext:value-type="float">
            <text:p>1456447365.65278</text:p>
          </table:table-cell>
          <table:table-cell office:value-type="float" office:value="1120" calcext:value-type="float">
            <text:p>1120</text:p>
          </table:table-cell>
          <table:table-cell table:formula="of:=[.B468]-[.B$2]" office:value-type="float" office:value="5.57964420318604" calcext:value-type="float">
            <text:p>5.5796442032</text:p>
          </table:table-cell>
          <table:table-cell table:formula="of:=[.C468]/([.D468]-[.D467])" office:value-type="float" office:value="104342.872881544" calcext:value-type="float">
            <text:p>104342.8728815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7365.66352" calcext:value-type="float">
            <text:p>1456447365.66352</text:p>
          </table:table-cell>
          <table:table-cell office:value-type="float" office:value="1120" calcext:value-type="float">
            <text:p>1120</text:p>
          </table:table-cell>
          <table:table-cell table:formula="of:=[.B469]-[.B$2]" office:value-type="float" office:value="5.59038877487183" calcext:value-type="float">
            <text:p>5.5903887749</text:p>
          </table:table-cell>
          <table:table-cell table:formula="of:=[.C469]/([.D469]-[.D468])" office:value-type="float" office:value="104238.682820752" calcext:value-type="float">
            <text:p>104238.6828207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7365.67439" calcext:value-type="float">
            <text:p>1456447365.67439</text:p>
          </table:table-cell>
          <table:table-cell office:value-type="float" office:value="1120" calcext:value-type="float">
            <text:p>1120</text:p>
          </table:table-cell>
          <table:table-cell table:formula="of:=[.B470]-[.B$2]" office:value-type="float" office:value="5.60125255584717" calcext:value-type="float">
            <text:p>5.6012525558</text:p>
          </table:table-cell>
          <table:table-cell table:formula="of:=[.C470]/([.D470]-[.D469])" office:value-type="float" office:value="103094.861958478" calcext:value-type="float">
            <text:p>103094.8619584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7365.67948" calcext:value-type="float">
            <text:p>1456447365.67948</text:p>
          </table:table-cell>
          <table:table-cell office:value-type="float" office:value="1120" calcext:value-type="float">
            <text:p>1120</text:p>
          </table:table-cell>
          <table:table-cell table:formula="of:=[.B471]-[.B$2]" office:value-type="float" office:value="5.60634303092957" calcext:value-type="float">
            <text:p>5.6063430309</text:p>
          </table:table-cell>
          <table:table-cell table:formula="of:=[.C471]/([.D471]-[.D470])" office:value-type="float" office:value="220018.756966887" calcext:value-type="float">
            <text:p>220018.7569668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7365.69026" calcext:value-type="float">
            <text:p>1456447365.69026</text:p>
          </table:table-cell>
          <table:table-cell office:value-type="float" office:value="1120" calcext:value-type="float">
            <text:p>1120</text:p>
          </table:table-cell>
          <table:table-cell table:formula="of:=[.B472]-[.B$2]" office:value-type="float" office:value="5.61712121963501" calcext:value-type="float">
            <text:p>5.6171212196</text:p>
          </table:table-cell>
          <table:table-cell table:formula="of:=[.C472]/([.D472]-[.D471])" office:value-type="float" office:value="103913.563828611" calcext:value-type="float">
            <text:p>103913.5638286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7365.70102" calcext:value-type="float">
            <text:p>1456447365.70102</text:p>
          </table:table-cell>
          <table:table-cell office:value-type="float" office:value="1120" calcext:value-type="float">
            <text:p>1120</text:p>
          </table:table-cell>
          <table:table-cell table:formula="of:=[.B473]-[.B$2]" office:value-type="float" office:value="5.62788772583008" calcext:value-type="float">
            <text:p>5.6278877258</text:p>
          </table:table-cell>
          <table:table-cell table:formula="of:=[.C473]/([.D473]-[.D472])" office:value-type="float" office:value="104026.31826033" calcext:value-type="float">
            <text:p>104026.318260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7365.71183" calcext:value-type="float">
            <text:p>1456447365.71183</text:p>
          </table:table-cell>
          <table:table-cell office:value-type="float" office:value="1120" calcext:value-type="float">
            <text:p>1120</text:p>
          </table:table-cell>
          <table:table-cell table:formula="of:=[.B474]-[.B$2]" office:value-type="float" office:value="5.63869881629944" calcext:value-type="float">
            <text:p>5.6386988163</text:p>
          </table:table-cell>
          <table:table-cell table:formula="of:=[.C474]/([.D474]-[.D473])" office:value-type="float" office:value="103597.320101444" calcext:value-type="float">
            <text:p>103597.32010144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7365.72261" calcext:value-type="float">
            <text:p>1456447365.72261</text:p>
          </table:table-cell>
          <table:table-cell office:value-type="float" office:value="1120" calcext:value-type="float">
            <text:p>1120</text:p>
          </table:table-cell>
          <table:table-cell table:formula="of:=[.B475]-[.B$2]" office:value-type="float" office:value="5.64947843551636" calcext:value-type="float">
            <text:p>5.6494784355</text:p>
          </table:table-cell>
          <table:table-cell table:formula="of:=[.C475]/([.D475]-[.D474])" office:value-type="float" office:value="103899.773958817" calcext:value-type="float">
            <text:p>103899.7739588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7365.7336" calcext:value-type="float">
            <text:p>1456447365.7336</text:p>
          </table:table-cell>
          <table:table-cell office:value-type="float" office:value="1120" calcext:value-type="float">
            <text:p>1120</text:p>
          </table:table-cell>
          <table:table-cell table:formula="of:=[.B476]-[.B$2]" office:value-type="float" office:value="5.66046595573425" calcext:value-type="float">
            <text:p>5.6604659557</text:p>
          </table:table-cell>
          <table:table-cell table:formula="of:=[.C476]/([.D476]-[.D475])" office:value-type="float" office:value="101933.828360638" calcext:value-type="float">
            <text:p>101933.8283606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7365.7444" calcext:value-type="float">
            <text:p>1456447365.7444</text:p>
          </table:table-cell>
          <table:table-cell office:value-type="float" office:value="1120" calcext:value-type="float">
            <text:p>1120</text:p>
          </table:table-cell>
          <table:table-cell table:formula="of:=[.B477]-[.B$2]" office:value-type="float" office:value="5.67126703262329" calcext:value-type="float">
            <text:p>5.6712670326</text:p>
          </table:table-cell>
          <table:table-cell table:formula="of:=[.C477]/([.D477]-[.D476])" office:value-type="float" office:value="103693.364236364" calcext:value-type="float">
            <text:p>103693.3642363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7365.75518" calcext:value-type="float">
            <text:p>1456447365.75518</text:p>
          </table:table-cell>
          <table:table-cell office:value-type="float" office:value="1120" calcext:value-type="float">
            <text:p>1120</text:p>
          </table:table-cell>
          <table:table-cell table:formula="of:=[.B478]-[.B$2]" office:value-type="float" office:value="5.68204641342163" calcext:value-type="float">
            <text:p>5.6820464134</text:p>
          </table:table-cell>
          <table:table-cell table:formula="of:=[.C478]/([.D478]-[.D477])" office:value-type="float" office:value="103902.072016279" calcext:value-type="float">
            <text:p>103902.07201627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7365.76631" calcext:value-type="float">
            <text:p>1456447365.76631</text:p>
          </table:table-cell>
          <table:table-cell office:value-type="float" office:value="1120" calcext:value-type="float">
            <text:p>1120</text:p>
          </table:table-cell>
          <table:table-cell table:formula="of:=[.B479]-[.B$2]" office:value-type="float" office:value="5.69317293167114" calcext:value-type="float">
            <text:p>5.6931729317</text:p>
          </table:table-cell>
          <table:table-cell table:formula="of:=[.C479]/([.D479]-[.D478])" office:value-type="float" office:value="100660.419988" calcext:value-type="float">
            <text:p>100660.41998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7365.77683" calcext:value-type="float">
            <text:p>1456447365.77683</text:p>
          </table:table-cell>
          <table:table-cell office:value-type="float" office:value="1120" calcext:value-type="float">
            <text:p>1120</text:p>
          </table:table-cell>
          <table:table-cell table:formula="of:=[.B480]-[.B$2]" office:value-type="float" office:value="5.70369839668274" calcext:value-type="float">
            <text:p>5.7036983967</text:p>
          </table:table-cell>
          <table:table-cell table:formula="of:=[.C480]/([.D480]-[.D479])" office:value-type="float" office:value="106408.600357895" calcext:value-type="float">
            <text:p>106408.6003578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7365.79371" calcext:value-type="float">
            <text:p>1456447365.79371</text:p>
          </table:table-cell>
          <table:table-cell office:value-type="float" office:value="1120" calcext:value-type="float">
            <text:p>1120</text:p>
          </table:table-cell>
          <table:table-cell table:formula="of:=[.B481]-[.B$2]" office:value-type="float" office:value="5.72057580947876" calcext:value-type="float">
            <text:p>5.7205758095</text:p>
          </table:table-cell>
          <table:table-cell table:formula="of:=[.C481]/([.D481]-[.D480])" office:value-type="float" office:value="66360.8820579469" calcext:value-type="float">
            <text:p>66360.88205794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7365.80446" calcext:value-type="float">
            <text:p>1456447365.80446</text:p>
          </table:table-cell>
          <table:table-cell office:value-type="float" office:value="1120" calcext:value-type="float">
            <text:p>1120</text:p>
          </table:table-cell>
          <table:table-cell table:formula="of:=[.B482]-[.B$2]" office:value-type="float" office:value="5.73132538795471" calcext:value-type="float">
            <text:p>5.731325388</text:p>
          </table:table-cell>
          <table:table-cell table:formula="of:=[.C482]/([.D482]-[.D481])" office:value-type="float" office:value="104190.131967086" calcext:value-type="float">
            <text:p>104190.13196708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7365.81546" calcext:value-type="float">
            <text:p>1456447365.81546</text:p>
          </table:table-cell>
          <table:table-cell office:value-type="float" office:value="1120" calcext:value-type="float">
            <text:p>1120</text:p>
          </table:table-cell>
          <table:table-cell table:formula="of:=[.B483]-[.B$2]" office:value-type="float" office:value="5.74232816696167" calcext:value-type="float">
            <text:p>5.742328167</text:p>
          </table:table-cell>
          <table:table-cell table:formula="of:=[.C483]/([.D483]-[.D482])" office:value-type="float" office:value="101792.465275521" calcext:value-type="float">
            <text:p>101792.4652755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7365.82629" calcext:value-type="float">
            <text:p>1456447365.82629</text:p>
          </table:table-cell>
          <table:table-cell office:value-type="float" office:value="1120" calcext:value-type="float">
            <text:p>1120</text:p>
          </table:table-cell>
          <table:table-cell table:formula="of:=[.B484]-[.B$2]" office:value-type="float" office:value="5.75316119194031" calcext:value-type="float">
            <text:p>5.7531611919</text:p>
          </table:table-cell>
          <table:table-cell table:formula="of:=[.C484]/([.D484]-[.D483])" office:value-type="float" office:value="103387.558157449" calcext:value-type="float">
            <text:p>103387.5581574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7365.83715" calcext:value-type="float">
            <text:p>1456447365.83715</text:p>
          </table:table-cell>
          <table:table-cell office:value-type="float" office:value="1120" calcext:value-type="float">
            <text:p>1120</text:p>
          </table:table-cell>
          <table:table-cell table:formula="of:=[.B485]-[.B$2]" office:value-type="float" office:value="5.76401686668396" calcext:value-type="float">
            <text:p>5.7640168667</text:p>
          </table:table-cell>
          <table:table-cell table:formula="of:=[.C485]/([.D485]-[.D484])" office:value-type="float" office:value="103171.845734868" calcext:value-type="float">
            <text:p>103171.84573486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7365.84799" calcext:value-type="float">
            <text:p>1456447365.84799</text:p>
          </table:table-cell>
          <table:table-cell office:value-type="float" office:value="1120" calcext:value-type="float">
            <text:p>1120</text:p>
          </table:table-cell>
          <table:table-cell table:formula="of:=[.B486]-[.B$2]" office:value-type="float" office:value="5.77485227584839" calcext:value-type="float">
            <text:p>5.7748522758</text:p>
          </table:table-cell>
          <table:table-cell table:formula="of:=[.C486]/([.D486]-[.D485])" office:value-type="float" office:value="103364.809118314" calcext:value-type="float">
            <text:p>103364.8091183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7365.85887" calcext:value-type="float">
            <text:p>1456447365.85887</text:p>
          </table:table-cell>
          <table:table-cell office:value-type="float" office:value="1120" calcext:value-type="float">
            <text:p>1120</text:p>
          </table:table-cell>
          <table:table-cell table:formula="of:=[.B487]-[.B$2]" office:value-type="float" office:value="5.78573656082153" calcext:value-type="float">
            <text:p>5.7857365608</text:p>
          </table:table-cell>
          <table:table-cell table:formula="of:=[.C487]/([.D487]-[.D486])" office:value-type="float" office:value="102900.65013581" calcext:value-type="float">
            <text:p>102900.6501358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7365.86974" calcext:value-type="float">
            <text:p>1456447365.86974</text:p>
          </table:table-cell>
          <table:table-cell office:value-type="float" office:value="1120" calcext:value-type="float">
            <text:p>1120</text:p>
          </table:table-cell>
          <table:table-cell table:formula="of:=[.B488]-[.B$2]" office:value-type="float" office:value="5.79660415649414" calcext:value-type="float">
            <text:p>5.7966041565</text:p>
          </table:table-cell>
          <table:table-cell table:formula="of:=[.C488]/([.D488]-[.D487])" office:value-type="float" office:value="103058.674037997" calcext:value-type="float">
            <text:p>103058.6740379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7365.88061" calcext:value-type="float">
            <text:p>1456447365.88061</text:p>
          </table:table-cell>
          <table:table-cell office:value-type="float" office:value="1120" calcext:value-type="float">
            <text:p>1120</text:p>
          </table:table-cell>
          <table:table-cell table:formula="of:=[.B489]-[.B$2]" office:value-type="float" office:value="5.80748009681702" calcext:value-type="float">
            <text:p>5.8074800968</text:p>
          </table:table-cell>
          <table:table-cell table:formula="of:=[.C489]/([.D489]-[.D488])" office:value-type="float" office:value="102979.601464366" calcext:value-type="float">
            <text:p>102979.60146436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7365.89148" calcext:value-type="float">
            <text:p>1456447365.89148</text:p>
          </table:table-cell>
          <table:table-cell office:value-type="float" office:value="1120" calcext:value-type="float">
            <text:p>1120</text:p>
          </table:table-cell>
          <table:table-cell table:formula="of:=[.B490]-[.B$2]" office:value-type="float" office:value="5.81834244728088" calcext:value-type="float">
            <text:p>5.8183424473</text:p>
          </table:table-cell>
          <table:table-cell table:formula="of:=[.C490]/([.D490]-[.D489])" office:value-type="float" office:value="103108.438981563" calcext:value-type="float">
            <text:p>103108.4389815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7365.90235" calcext:value-type="float">
            <text:p>1456447365.90235</text:p>
          </table:table-cell>
          <table:table-cell office:value-type="float" office:value="1120" calcext:value-type="float">
            <text:p>1120</text:p>
          </table:table-cell>
          <table:table-cell table:formula="of:=[.B491]-[.B$2]" office:value-type="float" office:value="5.82921862602234" calcext:value-type="float">
            <text:p>5.829218626</text:p>
          </table:table-cell>
          <table:table-cell table:formula="of:=[.C491]/([.D491]-[.D490])" office:value-type="float" office:value="102977.344030865" calcext:value-type="float">
            <text:p>102977.3440308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7365.91317" calcext:value-type="float">
            <text:p>1456447365.91317</text:p>
          </table:table-cell>
          <table:table-cell office:value-type="float" office:value="1120" calcext:value-type="float">
            <text:p>1120</text:p>
          </table:table-cell>
          <table:table-cell table:formula="of:=[.B492]-[.B$2]" office:value-type="float" office:value="5.84003710746765" calcext:value-type="float">
            <text:p>5.8400371075</text:p>
          </table:table-cell>
          <table:table-cell table:formula="of:=[.C492]/([.D492]-[.D491])" office:value-type="float" office:value="103526.544428773" calcext:value-type="float">
            <text:p>103526.5444287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7365.91711" calcext:value-type="float">
            <text:p>1456447365.91711</text:p>
          </table:table-cell>
          <table:table-cell office:value-type="float" office:value="1120" calcext:value-type="float">
            <text:p>1120</text:p>
          </table:table-cell>
          <table:table-cell table:formula="of:=[.B493]-[.B$2]" office:value-type="float" office:value="5.84397697448731" calcext:value-type="float">
            <text:p>5.8439769745</text:p>
          </table:table-cell>
          <table:table-cell table:formula="of:=[.C493]/([.D493]-[.D492])" office:value-type="float" office:value="284273.554009077" calcext:value-type="float">
            <text:p>284273.5540090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7365.92776" calcext:value-type="float">
            <text:p>1456447365.92776</text:p>
          </table:table-cell>
          <table:table-cell office:value-type="float" office:value="1120" calcext:value-type="float">
            <text:p>1120</text:p>
          </table:table-cell>
          <table:table-cell table:formula="of:=[.B494]-[.B$2]" office:value-type="float" office:value="5.85462689399719" calcext:value-type="float">
            <text:p>5.854626894</text:p>
          </table:table-cell>
          <table:table-cell table:formula="of:=[.C494]/([.D494]-[.D493])" office:value-type="float" office:value="105165.114061206" calcext:value-type="float">
            <text:p>105165.1140612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7365.93859" calcext:value-type="float">
            <text:p>1456447365.93859</text:p>
          </table:table-cell>
          <table:table-cell office:value-type="float" office:value="1120" calcext:value-type="float">
            <text:p>1120</text:p>
          </table:table-cell>
          <table:table-cell table:formula="of:=[.B495]-[.B$2]" office:value-type="float" office:value="5.86546063423157" calcext:value-type="float">
            <text:p>5.8654606342</text:p>
          </table:table-cell>
          <table:table-cell table:formula="of:=[.C495]/([.D495]-[.D494])" office:value-type="float" office:value="103380.732394366" calcext:value-type="float">
            <text:p>103380.7323943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7365.94934" calcext:value-type="float">
            <text:p>1456447365.94934</text:p>
          </table:table-cell>
          <table:table-cell office:value-type="float" office:value="1120" calcext:value-type="float">
            <text:p>1120</text:p>
          </table:table-cell>
          <table:table-cell table:formula="of:=[.B496]-[.B$2]" office:value-type="float" office:value="5.87621116638184" calcext:value-type="float">
            <text:p>5.8762111664</text:p>
          </table:table-cell>
          <table:table-cell table:formula="of:=[.C496]/([.D496]-[.D495])" office:value-type="float" office:value="104180.889312723" calcext:value-type="float">
            <text:p>104180.8893127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7365.96013" calcext:value-type="float">
            <text:p>1456447365.96013</text:p>
          </table:table-cell>
          <table:table-cell office:value-type="float" office:value="1120" calcext:value-type="float">
            <text:p>1120</text:p>
          </table:table-cell>
          <table:table-cell table:formula="of:=[.B497]-[.B$2]" office:value-type="float" office:value="5.8870005607605" calcext:value-type="float">
            <text:p>5.8870005608</text:p>
          </table:table-cell>
          <table:table-cell table:formula="of:=[.C497]/([.D497]-[.D496])" office:value-type="float" office:value="103805.641048305" calcext:value-type="float">
            <text:p>103805.64104830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7365.97093" calcext:value-type="float">
            <text:p>1456447365.97093</text:p>
          </table:table-cell>
          <table:table-cell office:value-type="float" office:value="1120" calcext:value-type="float">
            <text:p>1120</text:p>
          </table:table-cell>
          <table:table-cell table:formula="of:=[.B498]-[.B$2]" office:value-type="float" office:value="5.89779591560364" calcext:value-type="float">
            <text:p>5.8977959156</text:p>
          </table:table-cell>
          <table:table-cell table:formula="of:=[.C498]/([.D498]-[.D497])" office:value-type="float" office:value="103748.326597319" calcext:value-type="float">
            <text:p>103748.3265973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7365.98172" calcext:value-type="float">
            <text:p>1456447365.98172</text:p>
          </table:table-cell>
          <table:table-cell office:value-type="float" office:value="1120" calcext:value-type="float">
            <text:p>1120</text:p>
          </table:table-cell>
          <table:table-cell table:formula="of:=[.B499]-[.B$2]" office:value-type="float" office:value="5.90858578681946" calcext:value-type="float">
            <text:p>5.9085857868</text:p>
          </table:table-cell>
          <table:table-cell table:formula="of:=[.C499]/([.D499]-[.D498])" office:value-type="float" office:value="103801.053561959" calcext:value-type="float">
            <text:p>103801.0535619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7365.99263" calcext:value-type="float">
            <text:p>1456447365.99263</text:p>
          </table:table-cell>
          <table:table-cell office:value-type="float" office:value="1120" calcext:value-type="float">
            <text:p>1120</text:p>
          </table:table-cell>
          <table:table-cell table:formula="of:=[.B500]-[.B$2]" office:value-type="float" office:value="5.9194962978363" calcext:value-type="float">
            <text:p>5.9194962978</text:p>
          </table:table-cell>
          <table:table-cell table:formula="of:=[.C500]/([.D500]-[.D499])" office:value-type="float" office:value="102653.303614353" calcext:value-type="float">
            <text:p>102653.30361435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7366.01537" calcext:value-type="float">
            <text:p>1456447366.01537</text:p>
          </table:table-cell>
          <table:table-cell office:value-type="float" office:value="1120" calcext:value-type="float">
            <text:p>1120</text:p>
          </table:table-cell>
          <table:table-cell table:formula="of:=[.B501]-[.B$2]" office:value-type="float" office:value="5.94223308563232" calcext:value-type="float">
            <text:p>5.9422330856</text:p>
          </table:table-cell>
          <table:table-cell table:formula="of:=[.C501]/([.D501]-[.D500])" office:value-type="float" office:value="49259.3769202538" calcext:value-type="float">
            <text:p>49259.37692025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7366.02518" calcext:value-type="float">
            <text:p>1456447366.02518</text:p>
          </table:table-cell>
          <table:table-cell office:value-type="float" office:value="1120" calcext:value-type="float">
            <text:p>1120</text:p>
          </table:table-cell>
          <table:table-cell table:formula="of:=[.B502]-[.B$2]" office:value-type="float" office:value="5.95204758644104" calcext:value-type="float">
            <text:p>5.9520475864</text:p>
          </table:table-cell>
          <table:table-cell table:formula="of:=[.C502]/([.D502]-[.D501])" office:value-type="float" office:value="114116.858496295" calcext:value-type="float">
            <text:p>114116.8584962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7366.02854" calcext:value-type="float">
            <text:p>1456447366.02854</text:p>
          </table:table-cell>
          <table:table-cell office:value-type="float" office:value="1120" calcext:value-type="float">
            <text:p>1120</text:p>
          </table:table-cell>
          <table:table-cell table:formula="of:=[.B503]-[.B$2]" office:value-type="float" office:value="5.95540356636047" calcext:value-type="float">
            <text:p>5.9554035664</text:p>
          </table:table-cell>
          <table:table-cell table:formula="of:=[.C503]/([.D503]-[.D502])" office:value-type="float" office:value="333732.628587667" calcext:value-type="float">
            <text:p>333732.6285876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7366.05382" calcext:value-type="float">
            <text:p>1456447366.05382</text:p>
          </table:table-cell>
          <table:table-cell office:value-type="float" office:value="1120" calcext:value-type="float">
            <text:p>1120</text:p>
          </table:table-cell>
          <table:table-cell table:formula="of:=[.B504]-[.B$2]" office:value-type="float" office:value="5.98068809509277" calcext:value-type="float">
            <text:p>5.9806880951</text:p>
          </table:table-cell>
          <table:table-cell table:formula="of:=[.C504]/([.D504]-[.D503])" office:value-type="float" office:value="44295.8621795174" calcext:value-type="float">
            <text:p>44295.862179517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7366.05718" calcext:value-type="float">
            <text:p>1456447366.05718</text:p>
          </table:table-cell>
          <table:table-cell office:value-type="float" office:value="1120" calcext:value-type="float">
            <text:p>1120</text:p>
          </table:table-cell>
          <table:table-cell table:formula="of:=[.B505]-[.B$2]" office:value-type="float" office:value="5.98404860496521" calcext:value-type="float">
            <text:p>5.984048605</text:p>
          </table:table-cell>
          <table:table-cell table:formula="of:=[.C505]/([.D505]-[.D504])" office:value-type="float" office:value="333282.758424973" calcext:value-type="float">
            <text:p>333282.75842497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7366.06473" calcext:value-type="float">
            <text:p>1456447366.06473</text:p>
          </table:table-cell>
          <table:table-cell office:value-type="float" office:value="1120" calcext:value-type="float">
            <text:p>1120</text:p>
          </table:table-cell>
          <table:table-cell table:formula="of:=[.B506]-[.B$2]" office:value-type="float" office:value="5.99159288406372" calcext:value-type="float">
            <text:p>5.9915928841</text:p>
          </table:table-cell>
          <table:table-cell table:formula="of:=[.C506]/([.D506]-[.D505])" office:value-type="float" office:value="148456.861865183" calcext:value-type="float">
            <text:p>148456.86186518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7366.07601" calcext:value-type="float">
            <text:p>1456447366.07601</text:p>
          </table:table-cell>
          <table:table-cell office:value-type="float" office:value="1120" calcext:value-type="float">
            <text:p>1120</text:p>
          </table:table-cell>
          <table:table-cell table:formula="of:=[.B507]-[.B$2]" office:value-type="float" office:value="6.00287914276123" calcext:value-type="float">
            <text:p>6.0028791428</text:p>
          </table:table-cell>
          <table:table-cell table:formula="of:=[.C507]/([.D507]-[.D506])" office:value-type="float" office:value="99235.7192952808" calcext:value-type="float">
            <text:p>99235.71929528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7366.07929" calcext:value-type="float">
            <text:p>1456447366.07929</text:p>
          </table:table-cell>
          <table:table-cell office:value-type="float" office:value="1120" calcext:value-type="float">
            <text:p>1120</text:p>
          </table:table-cell>
          <table:table-cell table:formula="of:=[.B508]-[.B$2]" office:value-type="float" office:value="6.00615930557251" calcext:value-type="float">
            <text:p>6.0061593056</text:p>
          </table:table-cell>
          <table:table-cell table:formula="of:=[.C508]/([.D508]-[.D507])" office:value-type="float" office:value="341446.466056113" calcext:value-type="float">
            <text:p>341446.4660561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7366.0894" calcext:value-type="float">
            <text:p>1456447366.0894</text:p>
          </table:table-cell>
          <table:table-cell office:value-type="float" office:value="1120" calcext:value-type="float">
            <text:p>1120</text:p>
          </table:table-cell>
          <table:table-cell table:formula="of:=[.B509]-[.B$2]" office:value-type="float" office:value="6.01626348495483" calcext:value-type="float">
            <text:p>6.016263485</text:p>
          </table:table-cell>
          <table:table-cell table:formula="of:=[.C509]/([.D509]-[.D508])" office:value-type="float" office:value="110845.221330816" calcext:value-type="float">
            <text:p>110845.2213308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7366.09977" calcext:value-type="float">
            <text:p>1456447366.09977</text:p>
          </table:table-cell>
          <table:table-cell office:value-type="float" office:value="1120" calcext:value-type="float">
            <text:p>1120</text:p>
          </table:table-cell>
          <table:table-cell table:formula="of:=[.B510]-[.B$2]" office:value-type="float" office:value="6.02663493156433" calcext:value-type="float">
            <text:p>6.0266349316</text:p>
          </table:table-cell>
          <table:table-cell table:formula="of:=[.C510]/([.D510]-[.D509])" office:value-type="float" office:value="107988.792901313" calcext:value-type="float">
            <text:p>107988.7929013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7366.11715" calcext:value-type="float">
            <text:p>1456447366.11715</text:p>
          </table:table-cell>
          <table:table-cell office:value-type="float" office:value="1120" calcext:value-type="float">
            <text:p>1120</text:p>
          </table:table-cell>
          <table:table-cell table:formula="of:=[.B511]-[.B$2]" office:value-type="float" office:value="6.04401230812073" calcext:value-type="float">
            <text:p>6.0440123081</text:p>
          </table:table-cell>
          <table:table-cell table:formula="of:=[.C511]/([.D511]-[.D510])" office:value-type="float" office:value="64451.6159481931" calcext:value-type="float">
            <text:p>64451.61594819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7366.12738" calcext:value-type="float">
            <text:p>1456447366.12738</text:p>
          </table:table-cell>
          <table:table-cell office:value-type="float" office:value="1120" calcext:value-type="float">
            <text:p>1120</text:p>
          </table:table-cell>
          <table:table-cell table:formula="of:=[.B512]-[.B$2]" office:value-type="float" office:value="6.05424451828003" calcext:value-type="float">
            <text:p>6.0542445183</text:p>
          </table:table-cell>
          <table:table-cell table:formula="of:=[.C512]/([.D512]-[.D511])" office:value-type="float" office:value="109458.267819279" calcext:value-type="float">
            <text:p>109458.26781927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7366.13781" calcext:value-type="float">
            <text:p>1456447366.13781</text:p>
          </table:table-cell>
          <table:table-cell office:value-type="float" office:value="1120" calcext:value-type="float">
            <text:p>1120</text:p>
          </table:table-cell>
          <table:table-cell table:formula="of:=[.B513]-[.B$2]" office:value-type="float" office:value="6.06467938423157" calcext:value-type="float">
            <text:p>6.0646793842</text:p>
          </table:table-cell>
          <table:table-cell table:formula="of:=[.C513]/([.D513]-[.D512])" office:value-type="float" office:value="107332.476066443" calcext:value-type="float">
            <text:p>107332.4760664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7366.14806" calcext:value-type="float">
            <text:p>1456447366.14806</text:p>
          </table:table-cell>
          <table:table-cell office:value-type="float" office:value="1120" calcext:value-type="float">
            <text:p>1120</text:p>
          </table:table-cell>
          <table:table-cell table:formula="of:=[.B514]-[.B$2]" office:value-type="float" office:value="6.07492995262146" calcext:value-type="float">
            <text:p>6.0749299526</text:p>
          </table:table-cell>
          <table:table-cell table:formula="of:=[.C514]/([.D514]-[.D513])" office:value-type="float" office:value="109262.233800065" calcext:value-type="float">
            <text:p>109262.23380006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7366.15844" calcext:value-type="float">
            <text:p>1456447366.15844</text:p>
          </table:table-cell>
          <table:table-cell office:value-type="float" office:value="1120" calcext:value-type="float">
            <text:p>1120</text:p>
          </table:table-cell>
          <table:table-cell table:formula="of:=[.B515]-[.B$2]" office:value-type="float" office:value="6.08531093597412" calcext:value-type="float">
            <text:p>6.085310936</text:p>
          </table:table-cell>
          <table:table-cell table:formula="of:=[.C515]/([.D515]-[.D514])" office:value-type="float" office:value="107889.586366873" calcext:value-type="float">
            <text:p>107889.58636687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7366.16932" calcext:value-type="float">
            <text:p>1456447366.16932</text:p>
          </table:table-cell>
          <table:table-cell office:value-type="float" office:value="1120" calcext:value-type="float">
            <text:p>1120</text:p>
          </table:table-cell>
          <table:table-cell table:formula="of:=[.B516]-[.B$2]" office:value-type="float" office:value="6.09618496894836" calcext:value-type="float">
            <text:p>6.0961849689</text:p>
          </table:table-cell>
          <table:table-cell table:formula="of:=[.C516]/([.D516]-[.D515])" office:value-type="float" office:value="102997.664496042" calcext:value-type="float">
            <text:p>102997.66449604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7366.17929" calcext:value-type="float">
            <text:p>1456447366.17929</text:p>
          </table:table-cell>
          <table:table-cell office:value-type="float" office:value="1120" calcext:value-type="float">
            <text:p>1120</text:p>
          </table:table-cell>
          <table:table-cell table:formula="of:=[.B517]-[.B$2]" office:value-type="float" office:value="6.10616040229797" calcext:value-type="float">
            <text:p>6.1061604023</text:p>
          </table:table-cell>
          <table:table-cell table:formula="of:=[.C517]/([.D517]-[.D516])" office:value-type="float" office:value="112275.824091778" calcext:value-type="float">
            <text:p>112275.82409177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7366.18263" calcext:value-type="float">
            <text:p>1456447366.18263</text:p>
          </table:table-cell>
          <table:table-cell office:value-type="float" office:value="1120" calcext:value-type="float">
            <text:p>1120</text:p>
          </table:table-cell>
          <table:table-cell table:formula="of:=[.B518]-[.B$2]" office:value-type="float" office:value="6.10949182510376" calcext:value-type="float">
            <text:p>6.1094918251</text:p>
          </table:table-cell>
          <table:table-cell table:formula="of:=[.C518]/([.D518]-[.D517])" office:value-type="float" office:value="336192.691619552" calcext:value-type="float">
            <text:p>336192.69161955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7366.19265" calcext:value-type="float">
            <text:p>1456447366.19265</text:p>
          </table:table-cell>
          <table:table-cell office:value-type="float" office:value="1120" calcext:value-type="float">
            <text:p>1120</text:p>
          </table:table-cell>
          <table:table-cell table:formula="of:=[.B519]-[.B$2]" office:value-type="float" office:value="6.11952090263367" calcext:value-type="float">
            <text:p>6.1195209026</text:p>
          </table:table-cell>
          <table:table-cell table:formula="of:=[.C519]/([.D519]-[.D518])" office:value-type="float" office:value="111675.275882563" calcext:value-type="float">
            <text:p>111675.2758825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7366.20302" calcext:value-type="float">
            <text:p>1456447366.20302</text:p>
          </table:table-cell>
          <table:table-cell office:value-type="float" office:value="1120" calcext:value-type="float">
            <text:p>1120</text:p>
          </table:table-cell>
          <table:table-cell table:formula="of:=[.B520]-[.B$2]" office:value-type="float" office:value="6.12988901138306" calcext:value-type="float">
            <text:p>6.1298890114</text:p>
          </table:table-cell>
          <table:table-cell table:formula="of:=[.C520]/([.D520]-[.D519])" office:value-type="float" office:value="108023.558304781" calcext:value-type="float">
            <text:p>108023.55830478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7366.21328" calcext:value-type="float">
            <text:p>1456447366.21328</text:p>
          </table:table-cell>
          <table:table-cell office:value-type="float" office:value="1120" calcext:value-type="float">
            <text:p>1120</text:p>
          </table:table-cell>
          <table:table-cell table:formula="of:=[.B521]-[.B$2]" office:value-type="float" office:value="6.14014959335327" calcext:value-type="float">
            <text:p>6.1401495934</text:p>
          </table:table-cell>
          <table:table-cell table:formula="of:=[.C521]/([.D521]-[.D520])" office:value-type="float" office:value="109155.601821731" calcext:value-type="float">
            <text:p>109155.6018217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7366.23097" calcext:value-type="float">
            <text:p>1456447366.23097</text:p>
          </table:table-cell>
          <table:table-cell office:value-type="float" office:value="1120" calcext:value-type="float">
            <text:p>1120</text:p>
          </table:table-cell>
          <table:table-cell table:formula="of:=[.B522]-[.B$2]" office:value-type="float" office:value="6.15783977508545" calcext:value-type="float">
            <text:p>6.1578397751</text:p>
          </table:table-cell>
          <table:table-cell table:formula="of:=[.C522]/([.D522]-[.D521])" office:value-type="float" office:value="63311.9555783175" calcext:value-type="float">
            <text:p>63311.95557831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7366.24128" calcext:value-type="float">
            <text:p>1456447366.24128</text:p>
          </table:table-cell>
          <table:table-cell office:value-type="float" office:value="1120" calcext:value-type="float">
            <text:p>1120</text:p>
          </table:table-cell>
          <table:table-cell table:formula="of:=[.B523]-[.B$2]" office:value-type="float" office:value="6.16814231872559" calcext:value-type="float">
            <text:p>6.1681423187</text:p>
          </table:table-cell>
          <table:table-cell table:formula="of:=[.C523]/([.D523]-[.D522])" office:value-type="float" office:value="108711.017310006" calcext:value-type="float">
            <text:p>108711.01731000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7366.25153" calcext:value-type="float">
            <text:p>1456447366.25153</text:p>
          </table:table-cell>
          <table:table-cell office:value-type="float" office:value="1120" calcext:value-type="float">
            <text:p>1120</text:p>
          </table:table-cell>
          <table:table-cell table:formula="of:=[.B524]-[.B$2]" office:value-type="float" office:value="6.17839741706848" calcext:value-type="float">
            <text:p>6.1783974171</text:p>
          </table:table-cell>
          <table:table-cell table:formula="of:=[.C524]/([.D524]-[.D523])" office:value-type="float" office:value="109213.969730082" calcext:value-type="float">
            <text:p>109213.96973008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7366.26189" calcext:value-type="float">
            <text:p>1456447366.26189</text:p>
          </table:table-cell>
          <table:table-cell office:value-type="float" office:value="1120" calcext:value-type="float">
            <text:p>1120</text:p>
          </table:table-cell>
          <table:table-cell table:formula="of:=[.B525]-[.B$2]" office:value-type="float" office:value="6.18875646591187" calcext:value-type="float">
            <text:p>6.1887564659</text:p>
          </table:table-cell>
          <table:table-cell table:formula="of:=[.C525]/([.D525]-[.D524])" office:value-type="float" office:value="108118.034477203" calcext:value-type="float">
            <text:p>108118.03447720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7366.27227" calcext:value-type="float">
            <text:p>1456447366.27227</text:p>
          </table:table-cell>
          <table:table-cell office:value-type="float" office:value="1120" calcext:value-type="float">
            <text:p>1120</text:p>
          </table:table-cell>
          <table:table-cell table:formula="of:=[.B526]-[.B$2]" office:value-type="float" office:value="6.19913935661316" calcext:value-type="float">
            <text:p>6.1991393566</text:p>
          </table:table-cell>
          <table:table-cell table:formula="of:=[.C526]/([.D526]-[.D525])" office:value-type="float" office:value="107869.766929206" calcext:value-type="float">
            <text:p>107869.7669292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7366.28267" calcext:value-type="float">
            <text:p>1456447366.28267</text:p>
          </table:table-cell>
          <table:table-cell office:value-type="float" office:value="1120" calcext:value-type="float">
            <text:p>1120</text:p>
          </table:table-cell>
          <table:table-cell table:formula="of:=[.B527]-[.B$2]" office:value-type="float" office:value="6.20953679084778" calcext:value-type="float">
            <text:p>6.2095367908</text:p>
          </table:table-cell>
          <table:table-cell table:formula="of:=[.C527]/([.D527]-[.D526])" office:value-type="float" office:value="107718.88282504" calcext:value-type="float">
            <text:p>107718.8828250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7366.29304" calcext:value-type="float">
            <text:p>1456447366.29304</text:p>
          </table:table-cell>
          <table:table-cell office:value-type="float" office:value="1120" calcext:value-type="float">
            <text:p>1120</text:p>
          </table:table-cell>
          <table:table-cell table:formula="of:=[.B528]-[.B$2]" office:value-type="float" office:value="6.21990728378296" calcext:value-type="float">
            <text:p>6.2199072838</text:p>
          </table:table-cell>
          <table:table-cell table:formula="of:=[.C528]/([.D528]-[.D527])" office:value-type="float" office:value="107998.723590133" calcext:value-type="float">
            <text:p>107998.72359013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7366.29659" calcext:value-type="float">
            <text:p>1456447366.29659</text:p>
          </table:table-cell>
          <table:table-cell office:value-type="float" office:value="1120" calcext:value-type="float">
            <text:p>1120</text:p>
          </table:table-cell>
          <table:table-cell table:formula="of:=[.B529]-[.B$2]" office:value-type="float" office:value="6.22346067428589" calcext:value-type="float">
            <text:p>6.2234606743</text:p>
          </table:table-cell>
          <table:table-cell table:formula="of:=[.C529]/([.D529]-[.D528])" office:value-type="float" office:value="315191.926999463" calcext:value-type="float">
            <text:p>315191.92699946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7366.30697" calcext:value-type="float">
            <text:p>1456447366.30697</text:p>
          </table:table-cell>
          <table:table-cell office:value-type="float" office:value="1120" calcext:value-type="float">
            <text:p>1120</text:p>
          </table:table-cell>
          <table:table-cell table:formula="of:=[.B530]-[.B$2]" office:value-type="float" office:value="6.23383927345276" calcext:value-type="float">
            <text:p>6.2338392735</text:p>
          </table:table-cell>
          <table:table-cell table:formula="of:=[.C530]/([.D530]-[.D529])" office:value-type="float" office:value="107914.370908088" calcext:value-type="float">
            <text:p>107914.37090808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7366.31819" calcext:value-type="float">
            <text:p>1456447366.31819</text:p>
          </table:table-cell>
          <table:table-cell office:value-type="float" office:value="1120" calcext:value-type="float">
            <text:p>1120</text:p>
          </table:table-cell>
          <table:table-cell table:formula="of:=[.B531]-[.B$2]" office:value-type="float" office:value="6.24505639076233" calcext:value-type="float">
            <text:p>6.2450563908</text:p>
          </table:table-cell>
          <table:table-cell table:formula="of:=[.C531]/([.D531]-[.D530])" office:value-type="float" office:value="99847.4001020235" calcext:value-type="float">
            <text:p>99847.40010202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7366.32757" calcext:value-type="float">
            <text:p>1456447366.32757</text:p>
          </table:table-cell>
          <table:table-cell office:value-type="float" office:value="1120" calcext:value-type="float">
            <text:p>1120</text:p>
          </table:table-cell>
          <table:table-cell table:formula="of:=[.B532]-[.B$2]" office:value-type="float" office:value="6.25443315505981" calcext:value-type="float">
            <text:p>6.2544331551</text:p>
          </table:table-cell>
          <table:table-cell table:formula="of:=[.C532]/([.D532]-[.D531])" office:value-type="float" office:value="119444.188258028" calcext:value-type="float">
            <text:p>119444.18825802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7366.34515" calcext:value-type="float">
            <text:p>1456447366.34515</text:p>
          </table:table-cell>
          <table:table-cell office:value-type="float" office:value="1120" calcext:value-type="float">
            <text:p>1120</text:p>
          </table:table-cell>
          <table:table-cell table:formula="of:=[.B533]-[.B$2]" office:value-type="float" office:value="6.27201294898987" calcext:value-type="float">
            <text:p>6.272012949</text:p>
          </table:table-cell>
          <table:table-cell table:formula="of:=[.C533]/([.D533]-[.D532])" office:value-type="float" office:value="63709.506747135" calcext:value-type="float">
            <text:p>63709.50674713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7366.35531" calcext:value-type="float">
            <text:p>1456447366.35531</text:p>
          </table:table-cell>
          <table:table-cell office:value-type="float" office:value="1120" calcext:value-type="float">
            <text:p>1120</text:p>
          </table:table-cell>
          <table:table-cell table:formula="of:=[.B534]-[.B$2]" office:value-type="float" office:value="6.28217434883118" calcext:value-type="float">
            <text:p>6.2821743488</text:p>
          </table:table-cell>
          <table:table-cell table:formula="of:=[.C534]/([.D534]-[.D533])" office:value-type="float" office:value="110221.034256218" calcext:value-type="float">
            <text:p>110221.0342562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7366.36587" calcext:value-type="float">
            <text:p>1456447366.36587</text:p>
          </table:table-cell>
          <table:table-cell office:value-type="float" office:value="1120" calcext:value-type="float">
            <text:p>1120</text:p>
          </table:table-cell>
          <table:table-cell table:formula="of:=[.B535]-[.B$2]" office:value-type="float" office:value="6.29273891448975" calcext:value-type="float">
            <text:p>6.2927389145</text:p>
          </table:table-cell>
          <table:table-cell table:formula="of:=[.C535]/([.D535]-[.D534])" office:value-type="float" office:value="106014.770147367" calcext:value-type="float">
            <text:p>106014.77014736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7366.37613" calcext:value-type="float">
            <text:p>1456447366.37613</text:p>
          </table:table-cell>
          <table:table-cell office:value-type="float" office:value="1120" calcext:value-type="float">
            <text:p>1120</text:p>
          </table:table-cell>
          <table:table-cell table:formula="of:=[.B536]-[.B$2]" office:value-type="float" office:value="6.3029956817627" calcext:value-type="float">
            <text:p>6.3029956818</text:p>
          </table:table-cell>
          <table:table-cell table:formula="of:=[.C536]/([.D536]-[.D535])" office:value-type="float" office:value="109196.19897722" calcext:value-type="float">
            <text:p>109196.198977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7366.38617" calcext:value-type="float">
            <text:p>1456447366.38617</text:p>
          </table:table-cell>
          <table:table-cell office:value-type="float" office:value="1120" calcext:value-type="float">
            <text:p>1120</text:p>
          </table:table-cell>
          <table:table-cell table:formula="of:=[.B537]-[.B$2]" office:value-type="float" office:value="6.3130350112915" calcext:value-type="float">
            <text:p>6.3130350113</text:p>
          </table:table-cell>
          <table:table-cell table:formula="of:=[.C537]/([.D537]-[.D536])" office:value-type="float" office:value="111561.23491973" calcext:value-type="float">
            <text:p>111561.2349197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7366.39659" calcext:value-type="float">
            <text:p>1456447366.39659</text:p>
          </table:table-cell>
          <table:table-cell office:value-type="float" office:value="1120" calcext:value-type="float">
            <text:p>1120</text:p>
          </table:table-cell>
          <table:table-cell table:formula="of:=[.B538]-[.B$2]" office:value-type="float" office:value="6.32345700263977" calcext:value-type="float">
            <text:p>6.3234570026</text:p>
          </table:table-cell>
          <table:table-cell table:formula="of:=[.C538]/([.D538]-[.D537])" office:value-type="float" office:value="107465.067142498" calcext:value-type="float">
            <text:p>107465.06714249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7366.40695" calcext:value-type="float">
            <text:p>1456447366.40695</text:p>
          </table:table-cell>
          <table:table-cell office:value-type="float" office:value="1120" calcext:value-type="float">
            <text:p>1120</text:p>
          </table:table-cell>
          <table:table-cell table:formula="of:=[.B539]-[.B$2]" office:value-type="float" office:value="6.33381485939026" calcext:value-type="float">
            <text:p>6.3338148594</text:p>
          </table:table-cell>
          <table:table-cell table:formula="of:=[.C539]/([.D539]-[.D538])" office:value-type="float" office:value="108130.477856551" calcext:value-type="float">
            <text:p>108130.47785655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7366.4102" calcext:value-type="float">
            <text:p>1456447366.4102</text:p>
          </table:table-cell>
          <table:table-cell office:value-type="float" office:value="1120" calcext:value-type="float">
            <text:p>1120</text:p>
          </table:table-cell>
          <table:table-cell table:formula="of:=[.B540]-[.B$2]" office:value-type="float" office:value="6.33706617355347" calcext:value-type="float">
            <text:p>6.3370661736</text:p>
          </table:table-cell>
          <table:table-cell table:formula="of:=[.C540]/([.D540]-[.D539])" office:value-type="float" office:value="344476.092982327" calcext:value-type="float">
            <text:p>344476.09298232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7366.42029" calcext:value-type="float">
            <text:p>1456447366.42029</text:p>
          </table:table-cell>
          <table:table-cell office:value-type="float" office:value="1120" calcext:value-type="float">
            <text:p>1120</text:p>
          </table:table-cell>
          <table:table-cell table:formula="of:=[.B541]-[.B$2]" office:value-type="float" office:value="6.34715938568115" calcext:value-type="float">
            <text:p>6.3471593857</text:p>
          </table:table-cell>
          <table:table-cell table:formula="of:=[.C541]/([.D541]-[.D540])" office:value-type="float" office:value="110965.665422592" calcext:value-type="float">
            <text:p>110965.6654225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7366.43057" calcext:value-type="float">
            <text:p>1456447366.43057</text:p>
          </table:table-cell>
          <table:table-cell office:value-type="float" office:value="1120" calcext:value-type="float">
            <text:p>1120</text:p>
          </table:table-cell>
          <table:table-cell table:formula="of:=[.B542]-[.B$2]" office:value-type="float" office:value="6.3574378490448" calcext:value-type="float">
            <text:p>6.357437849</text:p>
          </table:table-cell>
          <table:table-cell table:formula="of:=[.C542]/([.D542]-[.D541])" office:value-type="float" office:value="108965.704344599" calcext:value-type="float">
            <text:p>108965.70434459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7366.44952" calcext:value-type="float">
            <text:p>1456447366.44952</text:p>
          </table:table-cell>
          <table:table-cell office:value-type="float" office:value="1120" calcext:value-type="float">
            <text:p>1120</text:p>
          </table:table-cell>
          <table:table-cell table:formula="of:=[.B543]-[.B$2]" office:value-type="float" office:value="6.37638521194458" calcext:value-type="float">
            <text:p>6.3763852119</text:p>
          </table:table-cell>
          <table:table-cell table:formula="of:=[.C543]/([.D543]-[.D542])" office:value-type="float" office:value="59111.1283361226" calcext:value-type="float">
            <text:p>59111.128336122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7366.45904" calcext:value-type="float">
            <text:p>1456447366.45904</text:p>
          </table:table-cell>
          <table:table-cell office:value-type="float" office:value="1120" calcext:value-type="float">
            <text:p>1120</text:p>
          </table:table-cell>
          <table:table-cell table:formula="of:=[.B544]-[.B$2]" office:value-type="float" office:value="6.38590788841248" calcext:value-type="float">
            <text:p>6.3859078884</text:p>
          </table:table-cell>
          <table:table-cell table:formula="of:=[.C544]/([.D544]-[.D543])" office:value-type="float" office:value="117613.992639143" calcext:value-type="float">
            <text:p>117613.99263914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7366.46943" calcext:value-type="float">
            <text:p>1456447366.46943</text:p>
          </table:table-cell>
          <table:table-cell office:value-type="float" office:value="1120" calcext:value-type="float">
            <text:p>1120</text:p>
          </table:table-cell>
          <table:table-cell table:formula="of:=[.B545]-[.B$2]" office:value-type="float" office:value="6.39629220962524" calcext:value-type="float">
            <text:p>6.3962922096</text:p>
          </table:table-cell>
          <table:table-cell table:formula="of:=[.C545]/([.D545]-[.D544])" office:value-type="float" office:value="107854.907128917" calcext:value-type="float">
            <text:p>107854.9071289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7366.4797" calcext:value-type="float">
            <text:p>1456447366.4797</text:p>
          </table:table-cell>
          <table:table-cell office:value-type="float" office:value="1120" calcext:value-type="float">
            <text:p>1120</text:p>
          </table:table-cell>
          <table:table-cell table:formula="of:=[.B546]-[.B$2]" office:value-type="float" office:value="6.40656137466431" calcext:value-type="float">
            <text:p>6.4065613747</text:p>
          </table:table-cell>
          <table:table-cell table:formula="of:=[.C546]/([.D546]-[.D545])" office:value-type="float" office:value="109064.368499257" calcext:value-type="float">
            <text:p>109064.3684992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7366.48994" calcext:value-type="float">
            <text:p>1456447366.48994</text:p>
          </table:table-cell>
          <table:table-cell office:value-type="float" office:value="1120" calcext:value-type="float">
            <text:p>1120</text:p>
          </table:table-cell>
          <table:table-cell table:formula="of:=[.B547]-[.B$2]" office:value-type="float" office:value="6.41680669784546" calcext:value-type="float">
            <text:p>6.4168066978</text:p>
          </table:table-cell>
          <table:table-cell table:formula="of:=[.C547]/([.D547]-[.D546])" office:value-type="float" office:value="109318.171832821" calcext:value-type="float">
            <text:p>109318.1718328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7366.50017" calcext:value-type="float">
            <text:p>1456447366.50017</text:p>
          </table:table-cell>
          <table:table-cell office:value-type="float" office:value="1120" calcext:value-type="float">
            <text:p>1120</text:p>
          </table:table-cell>
          <table:table-cell table:formula="of:=[.B548]-[.B$2]" office:value-type="float" office:value="6.42704057693481" calcext:value-type="float">
            <text:p>6.4270405769</text:p>
          </table:table-cell>
          <table:table-cell table:formula="of:=[.C548]/([.D548]-[.D547])" office:value-type="float" office:value="109440.417482061" calcext:value-type="float">
            <text:p>109440.41748206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7366.51052" calcext:value-type="float">
            <text:p>1456447366.51052</text:p>
          </table:table-cell>
          <table:table-cell office:value-type="float" office:value="1120" calcext:value-type="float">
            <text:p>1120</text:p>
          </table:table-cell>
          <table:table-cell table:formula="of:=[.B549]-[.B$2]" office:value-type="float" office:value="6.43738150596619" calcext:value-type="float">
            <text:p>6.437381506</text:p>
          </table:table-cell>
          <table:table-cell table:formula="of:=[.C549]/([.D549]-[.D548])" office:value-type="float" office:value="108307.483457451" calcext:value-type="float">
            <text:p>108307.48345745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7366.52086" calcext:value-type="float">
            <text:p>1456447366.52086</text:p>
          </table:table-cell>
          <table:table-cell office:value-type="float" office:value="1120" calcext:value-type="float">
            <text:p>1120</text:p>
          </table:table-cell>
          <table:table-cell table:formula="of:=[.B550]-[.B$2]" office:value-type="float" office:value="6.44772791862488" calcext:value-type="float">
            <text:p>6.4477279186</text:p>
          </table:table-cell>
          <table:table-cell table:formula="of:=[.C550]/([.D550]-[.D549])" office:value-type="float" office:value="108250.080191723" calcext:value-type="float">
            <text:p>108250.08019172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7366.52416" calcext:value-type="float">
            <text:p>1456447366.52416</text:p>
          </table:table-cell>
          <table:table-cell office:value-type="float" office:value="1120" calcext:value-type="float">
            <text:p>1120</text:p>
          </table:table-cell>
          <table:table-cell table:formula="of:=[.B551]-[.B$2]" office:value-type="float" office:value="6.45102739334106" calcext:value-type="float">
            <text:p>6.4510273933</text:p>
          </table:table-cell>
          <table:table-cell table:formula="of:=[.C551]/([.D551]-[.D550])" office:value-type="float" office:value="339447.971674254" calcext:value-type="float">
            <text:p>339447.9716742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7366.53378" calcext:value-type="float">
            <text:p>1456447366.53378</text:p>
          </table:table-cell>
          <table:table-cell office:value-type="float" office:value="1120" calcext:value-type="float">
            <text:p>1120</text:p>
          </table:table-cell>
          <table:table-cell table:formula="of:=[.B552]-[.B$2]" office:value-type="float" office:value="6.46064877510071" calcext:value-type="float">
            <text:p>6.4606487751</text:p>
          </table:table-cell>
          <table:table-cell table:formula="of:=[.C552]/([.D552]-[.D551])" office:value-type="float" office:value="116407.396357329" calcext:value-type="float">
            <text:p>116407.3963573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7366.54406" calcext:value-type="float">
            <text:p>1456447366.54406</text:p>
          </table:table-cell>
          <table:table-cell office:value-type="float" office:value="1120" calcext:value-type="float">
            <text:p>1120</text:p>
          </table:table-cell>
          <table:table-cell table:formula="of:=[.B553]-[.B$2]" office:value-type="float" office:value="6.47092866897583" calcext:value-type="float">
            <text:p>6.470928669</text:p>
          </table:table-cell>
          <table:table-cell table:formula="of:=[.C553]/([.D553]-[.D552])" office:value-type="float" office:value="108950.541085883" calcext:value-type="float">
            <text:p>108950.54108588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7366.56242" calcext:value-type="float">
            <text:p>1456447366.56242</text:p>
          </table:table-cell>
          <table:table-cell office:value-type="float" office:value="1120" calcext:value-type="float">
            <text:p>1120</text:p>
          </table:table-cell>
          <table:table-cell table:formula="of:=[.B554]-[.B$2]" office:value-type="float" office:value="6.48928475379944" calcext:value-type="float">
            <text:p>6.4892847538</text:p>
          </table:table-cell>
          <table:table-cell table:formula="of:=[.C554]/([.D554]-[.D553])" office:value-type="float" office:value="61015.1898273824" calcext:value-type="float">
            <text:p>61015.189827382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7366.57288" calcext:value-type="float">
            <text:p>1456447366.57288</text:p>
          </table:table-cell>
          <table:table-cell office:value-type="float" office:value="1120" calcext:value-type="float">
            <text:p>1120</text:p>
          </table:table-cell>
          <table:table-cell table:formula="of:=[.B555]-[.B$2]" office:value-type="float" office:value="6.49974393844605" calcext:value-type="float">
            <text:p>6.4997439384</text:p>
          </table:table-cell>
          <table:table-cell table:formula="of:=[.C555]/([.D555]-[.D554])" office:value-type="float" office:value="107082.916866124" calcext:value-type="float">
            <text:p>107082.9168661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7366.58329" calcext:value-type="float">
            <text:p>1456447366.58329</text:p>
          </table:table-cell>
          <table:table-cell office:value-type="float" office:value="1120" calcext:value-type="float">
            <text:p>1120</text:p>
          </table:table-cell>
          <table:table-cell table:formula="of:=[.B556]-[.B$2]" office:value-type="float" office:value="6.51015472412109" calcext:value-type="float">
            <text:p>6.5101547241</text:p>
          </table:table-cell>
          <table:table-cell table:formula="of:=[.C556]/([.D556]-[.D555])" office:value-type="float" office:value="107580.737415838" calcext:value-type="float">
            <text:p>107580.73741583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7366.59705" calcext:value-type="float">
            <text:p>1456447366.59705</text:p>
          </table:table-cell>
          <table:table-cell office:value-type="float" office:value="1120" calcext:value-type="float">
            <text:p>1120</text:p>
          </table:table-cell>
          <table:table-cell table:formula="of:=[.B557]-[.B$2]" office:value-type="float" office:value="6.52391147613525" calcext:value-type="float">
            <text:p>6.5239114761</text:p>
          </table:table-cell>
          <table:table-cell table:formula="of:=[.C557]/([.D557]-[.D556])" office:value-type="float" office:value="81414.5663778163" calcext:value-type="float">
            <text:p>81414.566377816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7366.60399" calcext:value-type="float">
            <text:p>1456447366.60399</text:p>
          </table:table-cell>
          <table:table-cell office:value-type="float" office:value="1120" calcext:value-type="float">
            <text:p>1120</text:p>
          </table:table-cell>
          <table:table-cell table:formula="of:=[.B558]-[.B$2]" office:value-type="float" office:value="6.53085732460022" calcext:value-type="float">
            <text:p>6.5308573246</text:p>
          </table:table-cell>
          <table:table-cell table:formula="of:=[.C558]/([.D558]-[.D557])" office:value-type="float" office:value="161247.399169327" calcext:value-type="float">
            <text:p>161247.3991693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7366.61434" calcext:value-type="float">
            <text:p>1456447366.61434</text:p>
          </table:table-cell>
          <table:table-cell office:value-type="float" office:value="1120" calcext:value-type="float">
            <text:p>1120</text:p>
          </table:table-cell>
          <table:table-cell table:formula="of:=[.B559]-[.B$2]" office:value-type="float" office:value="6.54120683670044" calcext:value-type="float">
            <text:p>6.5412068367</text:p>
          </table:table-cell>
          <table:table-cell table:formula="of:=[.C559]/([.D559]-[.D558])" office:value-type="float" office:value="108217.661775208" calcext:value-type="float">
            <text:p>108217.6617752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7366.62467" calcext:value-type="float">
            <text:p>1456447366.62467</text:p>
          </table:table-cell>
          <table:table-cell office:value-type="float" office:value="1120" calcext:value-type="float">
            <text:p>1120</text:p>
          </table:table-cell>
          <table:table-cell table:formula="of:=[.B560]-[.B$2]" office:value-type="float" office:value="6.55153727531433" calcext:value-type="float">
            <text:p>6.5515372753</text:p>
          </table:table-cell>
          <table:table-cell table:formula="of:=[.C560]/([.D560]-[.D559])" office:value-type="float" office:value="108417.468208359" calcext:value-type="float">
            <text:p>108417.4682083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7366.63505" calcext:value-type="float">
            <text:p>1456447366.63505</text:p>
          </table:table-cell>
          <table:table-cell office:value-type="float" office:value="1120" calcext:value-type="float">
            <text:p>1120</text:p>
          </table:table-cell>
          <table:table-cell table:formula="of:=[.B561]-[.B$2]" office:value-type="float" office:value="6.56191372871399" calcext:value-type="float">
            <text:p>6.5619137287</text:p>
          </table:table-cell>
          <table:table-cell table:formula="of:=[.C561]/([.D561]-[.D560])" office:value-type="float" office:value="107936.686733146" calcext:value-type="float">
            <text:p>107936.6867331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7366.63837" calcext:value-type="float">
            <text:p>1456447366.63837</text:p>
          </table:table-cell>
          <table:table-cell office:value-type="float" office:value="1120" calcext:value-type="float">
            <text:p>1120</text:p>
          </table:table-cell>
          <table:table-cell table:formula="of:=[.B562]-[.B$2]" office:value-type="float" office:value="6.56523609161377" calcext:value-type="float">
            <text:p>6.5652360916</text:p>
          </table:table-cell>
          <table:table-cell table:formula="of:=[.C562]/([.D562]-[.D561])" office:value-type="float" office:value="337109.471115895" calcext:value-type="float">
            <text:p>337109.47111589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7366.64721" calcext:value-type="float">
            <text:p>1456447366.64721</text:p>
          </table:table-cell>
          <table:table-cell office:value-type="float" office:value="1120" calcext:value-type="float">
            <text:p>1120</text:p>
          </table:table-cell>
          <table:table-cell table:formula="of:=[.B563]-[.B$2]" office:value-type="float" office:value="6.57407712936401" calcext:value-type="float">
            <text:p>6.5740771294</text:p>
          </table:table-cell>
          <table:table-cell table:formula="of:=[.C563]/([.D563]-[.D562])" office:value-type="float" office:value="126681.961059274" calcext:value-type="float">
            <text:p>126681.9610592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7366.66607" calcext:value-type="float">
            <text:p>1456447366.66607</text:p>
          </table:table-cell>
          <table:table-cell office:value-type="float" office:value="1120" calcext:value-type="float">
            <text:p>1120</text:p>
          </table:table-cell>
          <table:table-cell table:formula="of:=[.B564]-[.B$2]" office:value-type="float" office:value="6.59293150901794" calcext:value-type="float">
            <text:p>6.592931509</text:p>
          </table:table-cell>
          <table:table-cell table:formula="of:=[.C564]/([.D564]-[.D563])" office:value-type="float" office:value="59402.6438714736" calcext:value-type="float">
            <text:p>59402.64387147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7366.67609" calcext:value-type="float">
            <text:p>1456447366.67609</text:p>
          </table:table-cell>
          <table:table-cell office:value-type="float" office:value="1120" calcext:value-type="float">
            <text:p>1120</text:p>
          </table:table-cell>
          <table:table-cell table:formula="of:=[.B565]-[.B$2]" office:value-type="float" office:value="6.60295844078064" calcext:value-type="float">
            <text:p>6.6029584408</text:p>
          </table:table-cell>
          <table:table-cell table:formula="of:=[.C565]/([.D565]-[.D564])" office:value-type="float" office:value="111699.174434088" calcext:value-type="float">
            <text:p>111699.17443408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7366.68656" calcext:value-type="float">
            <text:p>1456447366.68656</text:p>
          </table:table-cell>
          <table:table-cell office:value-type="float" office:value="1120" calcext:value-type="float">
            <text:p>1120</text:p>
          </table:table-cell>
          <table:table-cell table:formula="of:=[.B566]-[.B$2]" office:value-type="float" office:value="6.61343002319336" calcext:value-type="float">
            <text:p>6.6134300232</text:p>
          </table:table-cell>
          <table:table-cell table:formula="of:=[.C566]/([.D566]-[.D565])" office:value-type="float" office:value="106956.136699984" calcext:value-type="float">
            <text:p>106956.1366999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7366.69781" calcext:value-type="float">
            <text:p>1456447366.69781</text:p>
          </table:table-cell>
          <table:table-cell office:value-type="float" office:value="1120" calcext:value-type="float">
            <text:p>1120</text:p>
          </table:table-cell>
          <table:table-cell table:formula="of:=[.B567]-[.B$2]" office:value-type="float" office:value="6.62467622756958" calcext:value-type="float">
            <text:p>6.6246762276</text:p>
          </table:table-cell>
          <table:table-cell table:formula="of:=[.C567]/([.D567]-[.D566])" office:value-type="float" office:value="99589.1558193767" calcext:value-type="float">
            <text:p>99589.15581937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7366.70733" calcext:value-type="float">
            <text:p>1456447366.70733</text:p>
          </table:table-cell>
          <table:table-cell office:value-type="float" office:value="1120" calcext:value-type="float">
            <text:p>1120</text:p>
          </table:table-cell>
          <table:table-cell table:formula="of:=[.B568]-[.B$2]" office:value-type="float" office:value="6.63419818878174" calcext:value-type="float">
            <text:p>6.6341981888</text:p>
          </table:table-cell>
          <table:table-cell table:formula="of:=[.C568]/([.D568]-[.D567])" office:value-type="float" office:value="117622.827382443" calcext:value-type="float">
            <text:p>117622.82738244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7366.7176" calcext:value-type="float">
            <text:p>1456447366.7176</text:p>
          </table:table-cell>
          <table:table-cell office:value-type="float" office:value="1120" calcext:value-type="float">
            <text:p>1120</text:p>
          </table:table-cell>
          <table:table-cell table:formula="of:=[.B569]-[.B$2]" office:value-type="float" office:value="6.64446306228638" calcext:value-type="float">
            <text:p>6.6444630623</text:p>
          </table:table-cell>
          <table:table-cell table:formula="of:=[.C569]/([.D569]-[.D568])" office:value-type="float" office:value="109109.966089097" calcext:value-type="float">
            <text:p>109109.96608909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7366.73098" calcext:value-type="float">
            <text:p>1456447366.73098</text:p>
          </table:table-cell>
          <table:table-cell office:value-type="float" office:value="1120" calcext:value-type="float">
            <text:p>1120</text:p>
          </table:table-cell>
          <table:table-cell table:formula="of:=[.B570]-[.B$2]" office:value-type="float" office:value="6.65784788131714" calcext:value-type="float">
            <text:p>6.6578478813</text:p>
          </table:table-cell>
          <table:table-cell table:formula="of:=[.C570]/([.D570]-[.D569])" office:value-type="float" office:value="83676.8877805486" calcext:value-type="float">
            <text:p>83676.887780548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7366.73827" calcext:value-type="float">
            <text:p>1456447366.73827</text:p>
          </table:table-cell>
          <table:table-cell office:value-type="float" office:value="1120" calcext:value-type="float">
            <text:p>1120</text:p>
          </table:table-cell>
          <table:table-cell table:formula="of:=[.B571]-[.B$2]" office:value-type="float" office:value="6.66513872146606" calcext:value-type="float">
            <text:p>6.6651387215</text:p>
          </table:table-cell>
          <table:table-cell table:formula="of:=[.C571]/([.D571]-[.D570])" office:value-type="float" office:value="153617.412688031" calcext:value-type="float">
            <text:p>153617.41268803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7366.74861" calcext:value-type="float">
            <text:p>1456447366.74861</text:p>
          </table:table-cell>
          <table:table-cell office:value-type="float" office:value="1120" calcext:value-type="float">
            <text:p>1120</text:p>
          </table:table-cell>
          <table:table-cell table:formula="of:=[.B572]-[.B$2]" office:value-type="float" office:value="6.67547345161438" calcext:value-type="float">
            <text:p>6.6754734516</text:p>
          </table:table-cell>
          <table:table-cell table:formula="of:=[.C572]/([.D572]-[.D571])" office:value-type="float" office:value="108372.447458878" calcext:value-type="float">
            <text:p>108372.44745887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7366.75194" calcext:value-type="float">
            <text:p>1456447366.75194</text:p>
          </table:table-cell>
          <table:table-cell office:value-type="float" office:value="1120" calcext:value-type="float">
            <text:p>1120</text:p>
          </table:table-cell>
          <table:table-cell table:formula="of:=[.B573]-[.B$2]" office:value-type="float" office:value="6.6788022518158" calcext:value-type="float">
            <text:p>6.6788022518</text:p>
          </table:table-cell>
          <table:table-cell table:formula="of:=[.C573]/([.D573]-[.D572])" office:value-type="float" office:value="336457.561953875" calcext:value-type="float">
            <text:p>336457.56195387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7366.76074" calcext:value-type="float">
            <text:p>1456447366.76074</text:p>
          </table:table-cell>
          <table:table-cell office:value-type="float" office:value="1120" calcext:value-type="float">
            <text:p>1120</text:p>
          </table:table-cell>
          <table:table-cell table:formula="of:=[.B574]-[.B$2]" office:value-type="float" office:value="6.68760824203491" calcext:value-type="float">
            <text:p>6.687608242</text:p>
          </table:table-cell>
          <table:table-cell table:formula="of:=[.C574]/([.D574]-[.D573])" office:value-type="float" office:value="127186.150805469" calcext:value-type="float">
            <text:p>127186.15080546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7366.77965" calcext:value-type="float">
            <text:p>1456447366.77965</text:p>
          </table:table-cell>
          <table:table-cell office:value-type="float" office:value="1120" calcext:value-type="float">
            <text:p>1120</text:p>
          </table:table-cell>
          <table:table-cell table:formula="of:=[.B575]-[.B$2]" office:value-type="float" office:value="6.70651197433472" calcext:value-type="float">
            <text:p>6.7065119743</text:p>
          </table:table-cell>
          <table:table-cell table:formula="of:=[.C575]/([.D575]-[.D574])" office:value-type="float" office:value="59247.5592775704" calcext:value-type="float">
            <text:p>59247.55927757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7366.7899" calcext:value-type="float">
            <text:p>1456447366.7899</text:p>
          </table:table-cell>
          <table:table-cell office:value-type="float" office:value="1120" calcext:value-type="float">
            <text:p>1120</text:p>
          </table:table-cell>
          <table:table-cell table:formula="of:=[.B576]-[.B$2]" office:value-type="float" office:value="6.71676421165466" calcext:value-type="float">
            <text:p>6.7167642117</text:p>
          </table:table-cell>
          <table:table-cell table:formula="of:=[.C576]/([.D576]-[.D575])" office:value-type="float" office:value="109244.447338434" calcext:value-type="float">
            <text:p>109244.44733843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7366.80027" calcext:value-type="float">
            <text:p>1456447366.80027</text:p>
          </table:table-cell>
          <table:table-cell office:value-type="float" office:value="1120" calcext:value-type="float">
            <text:p>1120</text:p>
          </table:table-cell>
          <table:table-cell table:formula="of:=[.B577]-[.B$2]" office:value-type="float" office:value="6.72713661193848" calcext:value-type="float">
            <text:p>6.7271366119</text:p>
          </table:table-cell>
          <table:table-cell table:formula="of:=[.C577]/([.D577]-[.D576])" office:value-type="float" office:value="107978.864038616" calcext:value-type="float">
            <text:p>107978.8640386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7366.81069" calcext:value-type="float">
            <text:p>1456447366.81069</text:p>
          </table:table-cell>
          <table:table-cell office:value-type="float" office:value="1120" calcext:value-type="float">
            <text:p>1120</text:p>
          </table:table-cell>
          <table:table-cell table:formula="of:=[.B578]-[.B$2]" office:value-type="float" office:value="6.73755788803101" calcext:value-type="float">
            <text:p>6.737557888</text:p>
          </table:table-cell>
          <table:table-cell table:formula="of:=[.C578]/([.D578]-[.D577])" office:value-type="float" office:value="107472.44291924" calcext:value-type="float">
            <text:p>107472.442919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7366.82114" calcext:value-type="float">
            <text:p>1456447366.82114</text:p>
          </table:table-cell>
          <table:table-cell office:value-type="float" office:value="1120" calcext:value-type="float">
            <text:p>1120</text:p>
          </table:table-cell>
          <table:table-cell table:formula="of:=[.B579]-[.B$2]" office:value-type="float" office:value="6.7480034828186" calcext:value-type="float">
            <text:p>6.7480034828</text:p>
          </table:table-cell>
          <table:table-cell table:formula="of:=[.C579]/([.D579]-[.D578])" office:value-type="float" office:value="107222.233178125" calcext:value-type="float">
            <text:p>107222.23317812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7366.83149" calcext:value-type="float">
            <text:p>1456447366.83149</text:p>
          </table:table-cell>
          <table:table-cell office:value-type="float" office:value="1120" calcext:value-type="float">
            <text:p>1120</text:p>
          </table:table-cell>
          <table:table-cell table:formula="of:=[.B580]-[.B$2]" office:value-type="float" office:value="6.75835990905762" calcext:value-type="float">
            <text:p>6.7583599091</text:p>
          </table:table-cell>
          <table:table-cell table:formula="of:=[.C580]/([.D580]-[.D579])" office:value-type="float" office:value="108145.41369308" calcext:value-type="float">
            <text:p>108145.4136930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7366.84183" calcext:value-type="float">
            <text:p>1456447366.84183</text:p>
          </table:table-cell>
          <table:table-cell office:value-type="float" office:value="1120" calcext:value-type="float">
            <text:p>1120</text:p>
          </table:table-cell>
          <table:table-cell table:formula="of:=[.B581]-[.B$2]" office:value-type="float" office:value="6.7686939239502" calcext:value-type="float">
            <text:p>6.768693924</text:p>
          </table:table-cell>
          <table:table-cell table:formula="of:=[.C581]/([.D581]-[.D580])" office:value-type="float" office:value="108379.948320413" calcext:value-type="float">
            <text:p>108379.9483204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7366.85229" calcext:value-type="float">
            <text:p>1456447366.85229</text:p>
          </table:table-cell>
          <table:table-cell office:value-type="float" office:value="1120" calcext:value-type="float">
            <text:p>1120</text:p>
          </table:table-cell>
          <table:table-cell table:formula="of:=[.B582]-[.B$2]" office:value-type="float" office:value="6.77915620803833" calcext:value-type="float">
            <text:p>6.779156208</text:p>
          </table:table-cell>
          <table:table-cell table:formula="of:=[.C582]/([.D582]-[.D581])" office:value-type="float" office:value="107051.193655713" calcext:value-type="float">
            <text:p>107051.1936557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7366.86256" calcext:value-type="float">
            <text:p>1456447366.86256</text:p>
          </table:table-cell>
          <table:table-cell office:value-type="float" office:value="1120" calcext:value-type="float">
            <text:p>1120</text:p>
          </table:table-cell>
          <table:table-cell table:formula="of:=[.B583]-[.B$2]" office:value-type="float" office:value="6.78942179679871" calcext:value-type="float">
            <text:p>6.7894217968</text:p>
          </table:table-cell>
          <table:table-cell table:formula="of:=[.C583]/([.D583]-[.D582])" office:value-type="float" office:value="109102.363843278" calcext:value-type="float">
            <text:p>109102.36384327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7366.873" calcext:value-type="float">
            <text:p>1456447366.873</text:p>
          </table:table-cell>
          <table:table-cell office:value-type="float" office:value="1120" calcext:value-type="float">
            <text:p>1120</text:p>
          </table:table-cell>
          <table:table-cell table:formula="of:=[.B584]-[.B$2]" office:value-type="float" office:value="6.79987049102783" calcext:value-type="float">
            <text:p>6.799870491</text:p>
          </table:table-cell>
          <table:table-cell table:formula="of:=[.C584]/([.D584]-[.D583])" office:value-type="float" office:value="107190.427381632" calcext:value-type="float">
            <text:p>107190.42738163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7366.87632" calcext:value-type="float">
            <text:p>1456447366.87632</text:p>
          </table:table-cell>
          <table:table-cell office:value-type="float" office:value="1120" calcext:value-type="float">
            <text:p>1120</text:p>
          </table:table-cell>
          <table:table-cell table:formula="of:=[.B585]-[.B$2]" office:value-type="float" office:value="6.80318260192871" calcext:value-type="float">
            <text:p>6.8031826019</text:p>
          </table:table-cell>
          <table:table-cell table:formula="of:=[.C585]/([.D585]-[.D584])" office:value-type="float" office:value="338152.92830406" calcext:value-type="float">
            <text:p>338152.928304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7366.89372" calcext:value-type="float">
            <text:p>1456447366.89372</text:p>
          </table:table-cell>
          <table:table-cell office:value-type="float" office:value="1120" calcext:value-type="float">
            <text:p>1120</text:p>
          </table:table-cell>
          <table:table-cell table:formula="of:=[.B586]-[.B$2]" office:value-type="float" office:value="6.82058191299439" calcext:value-type="float">
            <text:p>6.820581913</text:p>
          </table:table-cell>
          <table:table-cell table:formula="of:=[.C586]/([.D586]-[.D585])" office:value-type="float" office:value="64370.3647674642" calcext:value-type="float">
            <text:p>64370.364767464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7366.90409" calcext:value-type="float">
            <text:p>1456447366.90409</text:p>
          </table:table-cell>
          <table:table-cell office:value-type="float" office:value="1120" calcext:value-type="float">
            <text:p>1120</text:p>
          </table:table-cell>
          <table:table-cell table:formula="of:=[.B587]-[.B$2]" office:value-type="float" office:value="6.83095455169678" calcext:value-type="float">
            <text:p>6.8309545517</text:p>
          </table:table-cell>
          <table:table-cell table:formula="of:=[.C587]/([.D587]-[.D586])" office:value-type="float" office:value="107976.382108215" calcext:value-type="float">
            <text:p>107976.3821082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7366.91439" calcext:value-type="float">
            <text:p>1456447366.91439</text:p>
          </table:table-cell>
          <table:table-cell office:value-type="float" office:value="1120" calcext:value-type="float">
            <text:p>1120</text:p>
          </table:table-cell>
          <table:table-cell table:formula="of:=[.B588]-[.B$2]" office:value-type="float" office:value="6.84125423431397" calcext:value-type="float">
            <text:p>6.8412542343</text:p>
          </table:table-cell>
          <table:table-cell table:formula="of:=[.C588]/([.D588]-[.D587])" office:value-type="float" office:value="108741.214814815" calcext:value-type="float">
            <text:p>108741.2148148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7366.92453" calcext:value-type="float">
            <text:p>1456447366.92453</text:p>
          </table:table-cell>
          <table:table-cell office:value-type="float" office:value="1120" calcext:value-type="float">
            <text:p>1120</text:p>
          </table:table-cell>
          <table:table-cell table:formula="of:=[.B589]-[.B$2]" office:value-type="float" office:value="6.85139966011047" calcext:value-type="float">
            <text:p>6.8513996601</text:p>
          </table:table-cell>
          <table:table-cell table:formula="of:=[.C589]/([.D589]-[.D588])" office:value-type="float" office:value="110394.578055601" calcext:value-type="float">
            <text:p>110394.57805560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7366.93485" calcext:value-type="float">
            <text:p>1456447366.93485</text:p>
          </table:table-cell>
          <table:table-cell office:value-type="float" office:value="1120" calcext:value-type="float">
            <text:p>1120</text:p>
          </table:table-cell>
          <table:table-cell table:formula="of:=[.B590]-[.B$2]" office:value-type="float" office:value="6.86171793937683" calcext:value-type="float">
            <text:p>6.8617179394</text:p>
          </table:table-cell>
          <table:table-cell table:formula="of:=[.C590]/([.D590]-[.D589])" office:value-type="float" office:value="108545.230371089" calcext:value-type="float">
            <text:p>108545.23037108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7366.94528" calcext:value-type="float">
            <text:p>1456447366.94528</text:p>
          </table:table-cell>
          <table:table-cell office:value-type="float" office:value="1120" calcext:value-type="float">
            <text:p>1120</text:p>
          </table:table-cell>
          <table:table-cell table:formula="of:=[.B591]-[.B$2]" office:value-type="float" office:value="6.87214469909668" calcext:value-type="float">
            <text:p>6.8721446991</text:p>
          </table:table-cell>
          <table:table-cell table:formula="of:=[.C591]/([.D591]-[.D590])" office:value-type="float" office:value="107415.921157936" calcext:value-type="float">
            <text:p>107415.9211579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7366.95596" calcext:value-type="float">
            <text:p>1456447366.95596</text:p>
          </table:table-cell>
          <table:table-cell office:value-type="float" office:value="1120" calcext:value-type="float">
            <text:p>1120</text:p>
          </table:table-cell>
          <table:table-cell table:formula="of:=[.B592]-[.B$2]" office:value-type="float" office:value="6.88282775878906" calcext:value-type="float">
            <text:p>6.8828277588</text:p>
          </table:table-cell>
          <table:table-cell table:formula="of:=[.C592]/([.D592]-[.D591])" office:value-type="float" office:value="104838.878771648" calcext:value-type="float">
            <text:p>104838.87877164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7366.9662" calcext:value-type="float">
            <text:p>1456447366.9662</text:p>
          </table:table-cell>
          <table:table-cell office:value-type="float" office:value="1120" calcext:value-type="float">
            <text:p>1120</text:p>
          </table:table-cell>
          <table:table-cell table:formula="of:=[.B593]-[.B$2]" office:value-type="float" office:value="6.89307069778442" calcext:value-type="float">
            <text:p>6.8930706978</text:p>
          </table:table-cell>
          <table:table-cell table:formula="of:=[.C593]/([.D593]-[.D592])" office:value-type="float" office:value="109343.61715004" calcext:value-type="float">
            <text:p>109343.6171500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7366.97646" calcext:value-type="float">
            <text:p>1456447366.97646</text:p>
          </table:table-cell>
          <table:table-cell office:value-type="float" office:value="1120" calcext:value-type="float">
            <text:p>1120</text:p>
          </table:table-cell>
          <table:table-cell table:formula="of:=[.B594]-[.B$2]" office:value-type="float" office:value="6.90332365036011" calcext:value-type="float">
            <text:p>6.9033236504</text:p>
          </table:table-cell>
          <table:table-cell table:formula="of:=[.C594]/([.D594]-[.D593])" office:value-type="float" office:value="109236.826341736" calcext:value-type="float">
            <text:p>109236.8263417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7366.98676" calcext:value-type="float">
            <text:p>1456447366.98676</text:p>
          </table:table-cell>
          <table:table-cell office:value-type="float" office:value="1120" calcext:value-type="float">
            <text:p>1120</text:p>
          </table:table-cell>
          <table:table-cell table:formula="of:=[.B595]-[.B$2]" office:value-type="float" office:value="6.91362428665161" calcext:value-type="float">
            <text:p>6.9136242867</text:p>
          </table:table-cell>
          <table:table-cell table:formula="of:=[.C595]/([.D595]-[.D594])" office:value-type="float" office:value="108731.147116008" calcext:value-type="float">
            <text:p>108731.14711600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7366.99005" calcext:value-type="float">
            <text:p>1456447366.99005</text:p>
          </table:table-cell>
          <table:table-cell office:value-type="float" office:value="1120" calcext:value-type="float">
            <text:p>1120</text:p>
          </table:table-cell>
          <table:table-cell table:formula="of:=[.B596]-[.B$2]" office:value-type="float" office:value="6.91691374778748" calcext:value-type="float">
            <text:p>6.9169137478</text:p>
          </table:table-cell>
          <table:table-cell table:formula="of:=[.C596]/([.D596]-[.D595])" office:value-type="float" office:value="340481.29883308" calcext:value-type="float">
            <text:p>340481.298833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7367.01205" calcext:value-type="float">
            <text:p>1456447367.01205</text:p>
          </table:table-cell>
          <table:table-cell office:value-type="float" office:value="1120" calcext:value-type="float">
            <text:p>1120</text:p>
          </table:table-cell>
          <table:table-cell table:formula="of:=[.B597]-[.B$2]" office:value-type="float" office:value="6.93891143798828" calcext:value-type="float">
            <text:p>6.938911438</text:p>
          </table:table-cell>
          <table:table-cell table:formula="of:=[.C597]/([.D597]-[.D596])" office:value-type="float" office:value="50914.4364601962" calcext:value-type="float">
            <text:p>50914.436460196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7370.00657" calcext:value-type="float">
            <text:p>1456447370.00657</text:p>
          </table:table-cell>
          <table:table-cell office:value-type="float" office:value="1120" calcext:value-type="float">
            <text:p>1120</text:p>
          </table:table-cell>
          <table:table-cell table:formula="of:=[.B598]-[.B$2]" office:value-type="float" office:value="9.93343138694763" calcext:value-type="float">
            <text:p>9.9334313869</text:p>
          </table:table-cell>
          <table:table-cell table:formula="of:=[.C598]/([.D598]-[.D597])" office:value-type="float" office:value="374.016543249017" calcext:value-type="float">
            <text:p>374.01654324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7370.01155" calcext:value-type="float">
            <text:p>1456447370.01155</text:p>
          </table:table-cell>
          <table:table-cell office:value-type="float" office:value="1120" calcext:value-type="float">
            <text:p>1120</text:p>
          </table:table-cell>
          <table:table-cell table:formula="of:=[.B599]-[.B$2]" office:value-type="float" office:value="9.93841743469238" calcext:value-type="float">
            <text:p>9.9384174347</text:p>
          </table:table-cell>
          <table:table-cell table:formula="of:=[.C599]/([.D599]-[.D598])" office:value-type="float" office:value="224626.810118108" calcext:value-type="float">
            <text:p>224626.8101181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7370.01644" calcext:value-type="float">
            <text:p>1456447370.01644</text:p>
          </table:table-cell>
          <table:table-cell office:value-type="float" office:value="1120" calcext:value-type="float">
            <text:p>1120</text:p>
          </table:table-cell>
          <table:table-cell table:formula="of:=[.B600]-[.B$2]" office:value-type="float" office:value="9.94330215454102" calcext:value-type="float">
            <text:p>9.9433021545</text:p>
          </table:table-cell>
          <table:table-cell table:formula="of:=[.C600]/([.D600]-[.D599])" office:value-type="float" office:value="229286.434986333" calcext:value-type="float">
            <text:p>229286.43498633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7370.02137" calcext:value-type="float">
            <text:p>1456447370.02137</text:p>
          </table:table-cell>
          <table:table-cell office:value-type="float" office:value="1120" calcext:value-type="float">
            <text:p>1120</text:p>
          </table:table-cell>
          <table:table-cell table:formula="of:=[.B601]-[.B$2]" office:value-type="float" office:value="9.94823336601257" calcext:value-type="float">
            <text:p>9.948233366</text:p>
          </table:table-cell>
          <table:table-cell table:formula="of:=[.C601]/([.D601]-[.D600])" office:value-type="float" office:value="227124.71498332" calcext:value-type="float">
            <text:p>227124.714983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7370.60211" calcext:value-type="float">
            <text:p>1456447370.60211</text:p>
          </table:table-cell>
          <table:table-cell office:value-type="float" office:value="1120" calcext:value-type="float">
            <text:p>1120</text:p>
          </table:table-cell>
          <table:table-cell table:formula="of:=[.B602]-[.B$2]" office:value-type="float" office:value="10.528977394104" calcext:value-type="float">
            <text:p>10.5289773941</text:p>
          </table:table-cell>
          <table:table-cell table:formula="of:=[.C602]/([.D602]-[.D601])" office:value-type="float" office:value="1928.56051172974" calcext:value-type="float">
            <text:p>1928.560511729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7370.60697" calcext:value-type="float">
            <text:p>1456447370.60697</text:p>
          </table:table-cell>
          <table:table-cell office:value-type="float" office:value="1120" calcext:value-type="float">
            <text:p>1120</text:p>
          </table:table-cell>
          <table:table-cell table:formula="of:=[.B603]-[.B$2]" office:value-type="float" office:value="10.5338315963745" calcext:value-type="float">
            <text:p>10.5338315964</text:p>
          </table:table-cell>
          <table:table-cell table:formula="of:=[.C603]/([.D603]-[.D602])" office:value-type="float" office:value="230727.921414538" calcext:value-type="float">
            <text:p>230727.9214145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7370.61185" calcext:value-type="float">
            <text:p>1456447370.61185</text:p>
          </table:table-cell>
          <table:table-cell office:value-type="float" office:value="1120" calcext:value-type="float">
            <text:p>1120</text:p>
          </table:table-cell>
          <table:table-cell table:formula="of:=[.B604]-[.B$2]" office:value-type="float" office:value="10.5387120246887" calcext:value-type="float">
            <text:p>10.5387120247</text:p>
          </table:table-cell>
          <table:table-cell table:formula="of:=[.C604]/([.D604]-[.D603])" office:value-type="float" office:value="229488.054714216" calcext:value-type="float">
            <text:p>229488.0547142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7380.08365" calcext:value-type="float">
            <text:p>1456447380.08365</text:p>
          </table:table-cell>
          <table:table-cell office:value-type="float" office:value="1120" calcext:value-type="float">
            <text:p>1120</text:p>
          </table:table-cell>
          <table:table-cell table:formula="of:=[.B605]-[.B$2]" office:value-type="float" office:value="20.0105135440826" calcext:value-type="float">
            <text:p>20.0105135441</text:p>
          </table:table-cell>
          <table:table-cell table:formula="of:=[.C605]/([.D605]-[.D604])" office:value-type="float" office:value="118.245721017987" calcext:value-type="float">
            <text:p>118.245721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7380.09779" calcext:value-type="float">
            <text:p>1456447380.09779</text:p>
          </table:table-cell>
          <table:table-cell office:value-type="float" office:value="1120" calcext:value-type="float">
            <text:p>1120</text:p>
          </table:table-cell>
          <table:table-cell table:formula="of:=[.B606]-[.B$2]" office:value-type="float" office:value="20.0246527194977" calcext:value-type="float">
            <text:p>20.0246527195</text:p>
          </table:table-cell>
          <table:table-cell table:formula="of:=[.C606]/([.D606]-[.D605])" office:value-type="float" office:value="79212.5401322002" calcext:value-type="float">
            <text:p>79212.540132200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7380.11199" calcext:value-type="float">
            <text:p>1456447380.11199</text:p>
          </table:table-cell>
          <table:table-cell office:value-type="float" office:value="1120" calcext:value-type="float">
            <text:p>1120</text:p>
          </table:table-cell>
          <table:table-cell table:formula="of:=[.B607]-[.B$2]" office:value-type="float" office:value="20.0388555526733" calcext:value-type="float">
            <text:p>20.0388555527</text:p>
          </table:table-cell>
          <table:table-cell table:formula="of:=[.C607]/([.D607]-[.D606])" office:value-type="float" office:value="78857.5058333753" calcext:value-type="float">
            <text:p>78857.505833375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7380.12624" calcext:value-type="float">
            <text:p>1456447380.12624</text:p>
          </table:table-cell>
          <table:table-cell office:value-type="float" office:value="1120" calcext:value-type="float">
            <text:p>1120</text:p>
          </table:table-cell>
          <table:table-cell table:formula="of:=[.B608]-[.B$2]" office:value-type="float" office:value="20.0531058311462" calcext:value-type="float">
            <text:p>20.0531058311</text:p>
          </table:table-cell>
          <table:table-cell table:formula="of:=[.C608]/([.D608]-[.D607])" office:value-type="float" office:value="78594.9553287603" calcext:value-type="float">
            <text:p>78594.95532876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7380.1402" calcext:value-type="float">
            <text:p>1456447380.1402</text:p>
          </table:table-cell>
          <table:table-cell office:value-type="float" office:value="1120" calcext:value-type="float">
            <text:p>1120</text:p>
          </table:table-cell>
          <table:table-cell table:formula="of:=[.B609]-[.B$2]" office:value-type="float" office:value="20.06707072258" calcext:value-type="float">
            <text:p>20.0670707226</text:p>
          </table:table-cell>
          <table:table-cell table:formula="of:=[.C609]/([.D609]-[.D608])" office:value-type="float" office:value="80201.1247503116" calcext:value-type="float">
            <text:p>80201.12475031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7380.15419" calcext:value-type="float">
            <text:p>1456447380.15419</text:p>
          </table:table-cell>
          <table:table-cell office:value-type="float" office:value="1120" calcext:value-type="float">
            <text:p>1120</text:p>
          </table:table-cell>
          <table:table-cell table:formula="of:=[.B610]-[.B$2]" office:value-type="float" office:value="20.0810532569885" calcext:value-type="float">
            <text:p>20.081053257</text:p>
          </table:table-cell>
          <table:table-cell table:formula="of:=[.C610]/([.D610]-[.D609])" office:value-type="float" office:value="80099.9280440602" calcext:value-type="float">
            <text:p>80099.92804406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7380.16828" calcext:value-type="float">
            <text:p>1456447380.16828</text:p>
          </table:table-cell>
          <table:table-cell office:value-type="float" office:value="1120" calcext:value-type="float">
            <text:p>1120</text:p>
          </table:table-cell>
          <table:table-cell table:formula="of:=[.B611]-[.B$2]" office:value-type="float" office:value="20.0951499938965" calcext:value-type="float">
            <text:p>20.0951499939</text:p>
          </table:table-cell>
          <table:table-cell table:formula="of:=[.C611]/([.D611]-[.D610])" office:value-type="float" office:value="79451.0110611237" calcext:value-type="float">
            <text:p>79451.011061123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7380.1824" calcext:value-type="float">
            <text:p>1456447380.1824</text:p>
          </table:table-cell>
          <table:table-cell office:value-type="float" office:value="1120" calcext:value-type="float">
            <text:p>1120</text:p>
          </table:table-cell>
          <table:table-cell table:formula="of:=[.B612]-[.B$2]" office:value-type="float" office:value="20.1092615127563" calcext:value-type="float">
            <text:p>20.1092615128</text:p>
          </table:table-cell>
          <table:table-cell table:formula="of:=[.C612]/([.D612]-[.D611])" office:value-type="float" office:value="79367.7853618977" calcext:value-type="float">
            <text:p>79367.785361897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7380.19655" calcext:value-type="float">
            <text:p>1456447380.19655</text:p>
          </table:table-cell>
          <table:table-cell office:value-type="float" office:value="1120" calcext:value-type="float">
            <text:p>1120</text:p>
          </table:table-cell>
          <table:table-cell table:formula="of:=[.B613]-[.B$2]" office:value-type="float" office:value="20.1234138011932" calcext:value-type="float">
            <text:p>20.1234138012</text:p>
          </table:table-cell>
          <table:table-cell table:formula="of:=[.C613]/([.D613]-[.D612])" office:value-type="float" office:value="79139.1445273674" calcext:value-type="float">
            <text:p>79139.14452736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7380.21064" calcext:value-type="float">
            <text:p>1456447380.21064</text:p>
          </table:table-cell>
          <table:table-cell office:value-type="float" office:value="1120" calcext:value-type="float">
            <text:p>1120</text:p>
          </table:table-cell>
          <table:table-cell table:formula="of:=[.B614]-[.B$2]" office:value-type="float" office:value="20.1375017166138" calcext:value-type="float">
            <text:p>20.1375017166</text:p>
          </table:table-cell>
          <table:table-cell table:formula="of:=[.C614]/([.D614]-[.D613])" office:value-type="float" office:value="79500.7612245934" calcext:value-type="float">
            <text:p>79500.761224593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7380.22486" calcext:value-type="float">
            <text:p>1456447380.22486</text:p>
          </table:table-cell>
          <table:table-cell office:value-type="float" office:value="1120" calcext:value-type="float">
            <text:p>1120</text:p>
          </table:table-cell>
          <table:table-cell table:formula="of:=[.B615]-[.B$2]" office:value-type="float" office:value="20.1517250537872" calcext:value-type="float">
            <text:p>20.1517250538</text:p>
          </table:table-cell>
          <table:table-cell table:formula="of:=[.C615]/([.D615]-[.D614])" office:value-type="float" office:value="78743.8268769801" calcext:value-type="float">
            <text:p>78743.826876980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7380.25228" calcext:value-type="float">
            <text:p>1456447380.25228</text:p>
          </table:table-cell>
          <table:table-cell office:value-type="float" office:value="1120" calcext:value-type="float">
            <text:p>1120</text:p>
          </table:table-cell>
          <table:table-cell table:formula="of:=[.B616]-[.B$2]" office:value-type="float" office:value="20.1791470050812" calcext:value-type="float">
            <text:p>20.1791470051</text:p>
          </table:table-cell>
          <table:table-cell table:formula="of:=[.C616]/([.D616]-[.D615])" office:value-type="float" office:value="40843.1912081797" calcext:value-type="float">
            <text:p>40843.191208179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7380.26627" calcext:value-type="float">
            <text:p>1456447380.26627</text:p>
          </table:table-cell>
          <table:table-cell office:value-type="float" office:value="1120" calcext:value-type="float">
            <text:p>1120</text:p>
          </table:table-cell>
          <table:table-cell table:formula="of:=[.B617]-[.B$2]" office:value-type="float" office:value="20.1931343078613" calcext:value-type="float">
            <text:p>20.1931343079</text:p>
          </table:table-cell>
          <table:table-cell table:formula="of:=[.C617]/([.D617]-[.D616])" office:value-type="float" office:value="80072.6214055602" calcext:value-type="float">
            <text:p>80072.62140556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7380.28046" calcext:value-type="float">
            <text:p>1456447380.28046</text:p>
          </table:table-cell>
          <table:table-cell office:value-type="float" office:value="1120" calcext:value-type="float">
            <text:p>1120</text:p>
          </table:table-cell>
          <table:table-cell table:formula="of:=[.B618]-[.B$2]" office:value-type="float" office:value="20.2073287963867" calcext:value-type="float">
            <text:p>20.2073287964</text:p>
          </table:table-cell>
          <table:table-cell table:formula="of:=[.C618]/([.D618]-[.D617])" office:value-type="float" office:value="78903.8645525396" calcext:value-type="float">
            <text:p>78903.864552539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7380.29463" calcext:value-type="float">
            <text:p>1456447380.29463</text:p>
          </table:table-cell>
          <table:table-cell office:value-type="float" office:value="1120" calcext:value-type="float">
            <text:p>1120</text:p>
          </table:table-cell>
          <table:table-cell table:formula="of:=[.B619]-[.B$2]" office:value-type="float" office:value="20.2215003967285" calcext:value-type="float">
            <text:p>20.2215003967</text:p>
          </table:table-cell>
          <table:table-cell table:formula="of:=[.C619]/([.D619]-[.D618])" office:value-type="float" office:value="79031.3001345895" calcext:value-type="float">
            <text:p>79031.300134589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7380.30883" calcext:value-type="float">
            <text:p>1456447380.30883</text:p>
          </table:table-cell>
          <table:table-cell office:value-type="float" office:value="1120" calcext:value-type="float">
            <text:p>1120</text:p>
          </table:table-cell>
          <table:table-cell table:formula="of:=[.B620]-[.B$2]" office:value-type="float" office:value="20.2356925010681" calcext:value-type="float">
            <text:p>20.2356925011</text:p>
          </table:table-cell>
          <table:table-cell table:formula="of:=[.C620]/([.D620]-[.D619])" office:value-type="float" office:value="78917.1199139872" calcext:value-type="float">
            <text:p>78917.119913987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7380.32289" calcext:value-type="float">
            <text:p>1456447380.32289</text:p>
          </table:table-cell>
          <table:table-cell office:value-type="float" office:value="1120" calcext:value-type="float">
            <text:p>1120</text:p>
          </table:table-cell>
          <table:table-cell table:formula="of:=[.B621]-[.B$2]" office:value-type="float" office:value="20.249755859375" calcext:value-type="float">
            <text:p>20.2497558594</text:p>
          </table:table-cell>
          <table:table-cell table:formula="of:=[.C621]/([.D621]-[.D620])" office:value-type="float" office:value="79639.5836300139" calcext:value-type="float">
            <text:p>79639.583630013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7380.33733" calcext:value-type="float">
            <text:p>1456447380.33733</text:p>
          </table:table-cell>
          <table:table-cell office:value-type="float" office:value="1120" calcext:value-type="float">
            <text:p>1120</text:p>
          </table:table-cell>
          <table:table-cell table:formula="of:=[.B622]-[.B$2]" office:value-type="float" office:value="20.2641956806183" calcext:value-type="float">
            <text:p>20.2641956806</text:p>
          </table:table-cell>
          <table:table-cell table:formula="of:=[.C622]/([.D622]-[.D621])" office:value-type="float" office:value="77563.2870469743" calcext:value-type="float">
            <text:p>77563.28704697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7380.35142" calcext:value-type="float">
            <text:p>1456447380.35142</text:p>
          </table:table-cell>
          <table:table-cell office:value-type="float" office:value="1120" calcext:value-type="float">
            <text:p>1120</text:p>
          </table:table-cell>
          <table:table-cell table:formula="of:=[.B623]-[.B$2]" office:value-type="float" office:value="20.2782905101776" calcext:value-type="float">
            <text:p>20.2782905102</text:p>
          </table:table-cell>
          <table:table-cell table:formula="of:=[.C623]/([.D623]-[.D622])" office:value-type="float" office:value="79461.7625765418" calcext:value-type="float">
            <text:p>79461.76257654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7380.36558" calcext:value-type="float">
            <text:p>1456447380.36558</text:p>
          </table:table-cell>
          <table:table-cell office:value-type="float" office:value="1120" calcext:value-type="float">
            <text:p>1120</text:p>
          </table:table-cell>
          <table:table-cell table:formula="of:=[.B624]-[.B$2]" office:value-type="float" office:value="20.2924418449402" calcext:value-type="float">
            <text:p>20.2924418449</text:p>
          </table:table-cell>
          <table:table-cell table:formula="of:=[.C624]/([.D624]-[.D623])" office:value-type="float" office:value="79144.4778030495" calcext:value-type="float">
            <text:p>79144.477803049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7380.37971" calcext:value-type="float">
            <text:p>1456447380.37971</text:p>
          </table:table-cell>
          <table:table-cell office:value-type="float" office:value="1120" calcext:value-type="float">
            <text:p>1120</text:p>
          </table:table-cell>
          <table:table-cell table:formula="of:=[.B625]-[.B$2]" office:value-type="float" office:value="20.3065721988678" calcext:value-type="float">
            <text:p>20.3065721989</text:p>
          </table:table-cell>
          <table:table-cell table:formula="of:=[.C625]/([.D625]-[.D624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7380.39382" calcext:value-type="float">
            <text:p>1456447380.39382</text:p>
          </table:table-cell>
          <table:table-cell office:value-type="float" office:value="1120" calcext:value-type="float">
            <text:p>1120</text:p>
          </table:table-cell>
          <table:table-cell table:formula="of:=[.B626]-[.B$2]" office:value-type="float" office:value="20.3206813335419" calcext:value-type="float">
            <text:p>20.3206813335</text:p>
          </table:table-cell>
          <table:table-cell table:formula="of:=[.C626]/([.D626]-[.D625])" office:value-type="float" office:value="79381.1970664774" calcext:value-type="float">
            <text:p>79381.19706647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7380.40797" calcext:value-type="float">
            <text:p>1456447380.40797</text:p>
          </table:table-cell>
          <table:table-cell office:value-type="float" office:value="1120" calcext:value-type="float">
            <text:p>1120</text:p>
          </table:table-cell>
          <table:table-cell table:formula="of:=[.B627]-[.B$2]" office:value-type="float" office:value="20.3348400592804" calcext:value-type="float">
            <text:p>20.3348400593</text:p>
          </table:table-cell>
          <table:table-cell table:formula="of:=[.C627]/([.D627]-[.D626])" office:value-type="float" office:value="79103.1637086182" calcext:value-type="float">
            <text:p>79103.163708618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7380.42229" calcext:value-type="float">
            <text:p>1456447380.42229</text:p>
          </table:table-cell>
          <table:table-cell office:value-type="float" office:value="1120" calcext:value-type="float">
            <text:p>1120</text:p>
          </table:table-cell>
          <table:table-cell table:formula="of:=[.B628]-[.B$2]" office:value-type="float" office:value="20.3491516113281" calcext:value-type="float">
            <text:p>20.3491516113</text:p>
          </table:table-cell>
          <table:table-cell table:formula="of:=[.C628]/([.D628]-[.D627])" office:value-type="float" office:value="78258.4583604045" calcext:value-type="float">
            <text:p>78258.458360404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7380.43646" calcext:value-type="float">
            <text:p>1456447380.43646</text:p>
          </table:table-cell>
          <table:table-cell office:value-type="float" office:value="1120" calcext:value-type="float">
            <text:p>1120</text:p>
          </table:table-cell>
          <table:table-cell table:formula="of:=[.B629]-[.B$2]" office:value-type="float" office:value="20.3633296489716" calcext:value-type="float">
            <text:p>20.363329649</text:p>
          </table:table-cell>
          <table:table-cell table:formula="of:=[.C629]/([.D629]-[.D628])" office:value-type="float" office:value="78995.4172902618" calcext:value-type="float">
            <text:p>78995.41729026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7380.45051" calcext:value-type="float">
            <text:p>1456447380.45051</text:p>
          </table:table-cell>
          <table:table-cell office:value-type="float" office:value="1120" calcext:value-type="float">
            <text:p>1120</text:p>
          </table:table-cell>
          <table:table-cell table:formula="of:=[.B630]-[.B$2]" office:value-type="float" office:value="20.3773791790009" calcext:value-type="float">
            <text:p>20.377379179</text:p>
          </table:table-cell>
          <table:table-cell table:formula="of:=[.C630]/([.D630]-[.D629])" office:value-type="float" office:value="79717.9690469726" calcext:value-type="float">
            <text:p>79717.96904697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7380.4647" calcext:value-type="float">
            <text:p>1456447380.4647</text:p>
          </table:table-cell>
          <table:table-cell office:value-type="float" office:value="1120" calcext:value-type="float">
            <text:p>1120</text:p>
          </table:table-cell>
          <table:table-cell table:formula="of:=[.B631]-[.B$2]" office:value-type="float" office:value="20.3915662765503" calcext:value-type="float">
            <text:p>20.3915662766</text:p>
          </table:table-cell>
          <table:table-cell table:formula="of:=[.C631]/([.D631]-[.D630])" office:value-type="float" office:value="78944.9706747332" calcext:value-type="float">
            <text:p>78944.97067473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7380.47886" calcext:value-type="float">
            <text:p>1456447380.47886</text:p>
          </table:table-cell>
          <table:table-cell office:value-type="float" office:value="1120" calcext:value-type="float">
            <text:p>1120</text:p>
          </table:table-cell>
          <table:table-cell table:formula="of:=[.B632]-[.B$2]" office:value-type="float" office:value="20.4057278633118" calcext:value-type="float">
            <text:p>20.4057278633</text:p>
          </table:table-cell>
          <table:table-cell table:formula="of:=[.C632]/([.D632]-[.D631])" office:value-type="float" office:value="79087.1827334254" calcext:value-type="float">
            <text:p>79087.182733425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7380.49301" calcext:value-type="float">
            <text:p>1456447380.49301</text:p>
          </table:table-cell>
          <table:table-cell office:value-type="float" office:value="1120" calcext:value-type="float">
            <text:p>1120</text:p>
          </table:table-cell>
          <table:table-cell table:formula="of:=[.B633]-[.B$2]" office:value-type="float" office:value="20.4198713302612" calcext:value-type="float">
            <text:p>20.4198713303</text:p>
          </table:table-cell>
          <table:table-cell table:formula="of:=[.C633]/([.D633]-[.D632])" office:value-type="float" office:value="79188.5047705742" calcext:value-type="float">
            <text:p>79188.504770574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7380.50704" calcext:value-type="float">
            <text:p>1456447380.50704</text:p>
          </table:table-cell>
          <table:table-cell office:value-type="float" office:value="1120" calcext:value-type="float">
            <text:p>1120</text:p>
          </table:table-cell>
          <table:table-cell table:formula="of:=[.B634]-[.B$2]" office:value-type="float" office:value="20.4339060783386" calcext:value-type="float">
            <text:p>20.4339060783</text:p>
          </table:table-cell>
          <table:table-cell table:formula="of:=[.C634]/([.D634]-[.D633])" office:value-type="float" office:value="79801.9311656984" calcext:value-type="float">
            <text:p>79801.93116569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7380.52149" calcext:value-type="float">
            <text:p>1456447380.52149</text:p>
          </table:table-cell>
          <table:table-cell office:value-type="float" office:value="1120" calcext:value-type="float">
            <text:p>1120</text:p>
          </table:table-cell>
          <table:table-cell table:formula="of:=[.B635]-[.B$2]" office:value-type="float" office:value="20.4483518600464" calcext:value-type="float">
            <text:p>20.44835186</text:p>
          </table:table-cell>
          <table:table-cell table:formula="of:=[.C635]/([.D635]-[.D634])" office:value-type="float" office:value="77531.2837101832" calcext:value-type="float">
            <text:p>77531.28371018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7380.53556" calcext:value-type="float">
            <text:p>1456447380.53556</text:p>
          </table:table-cell>
          <table:table-cell office:value-type="float" office:value="1120" calcext:value-type="float">
            <text:p>1120</text:p>
          </table:table-cell>
          <table:table-cell table:formula="of:=[.B636]-[.B$2]" office:value-type="float" office:value="20.4624290466309" calcext:value-type="float">
            <text:p>20.4624290466</text:p>
          </table:table-cell>
          <table:table-cell table:formula="of:=[.C636]/([.D636]-[.D635])" office:value-type="float" office:value="79561.3522119098" calcext:value-type="float">
            <text:p>79561.352211909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7380.54988" calcext:value-type="float">
            <text:p>1456447380.54988</text:p>
          </table:table-cell>
          <table:table-cell office:value-type="float" office:value="1120" calcext:value-type="float">
            <text:p>1120</text:p>
          </table:table-cell>
          <table:table-cell table:formula="of:=[.B637]-[.B$2]" office:value-type="float" office:value="20.4767484664917" calcext:value-type="float">
            <text:p>20.4767484665</text:p>
          </table:table-cell>
          <table:table-cell table:formula="of:=[.C637]/([.D637]-[.D636])" office:value-type="float" office:value="78215.4592074592" calcext:value-type="float">
            <text:p>78215.459207459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7380.56399" calcext:value-type="float">
            <text:p>1456447380.56399</text:p>
          </table:table-cell>
          <table:table-cell office:value-type="float" office:value="1120" calcext:value-type="float">
            <text:p>1120</text:p>
          </table:table-cell>
          <table:table-cell table:formula="of:=[.B638]-[.B$2]" office:value-type="float" office:value="20.4908599853516" calcext:value-type="float">
            <text:p>20.4908599854</text:p>
          </table:table-cell>
          <table:table-cell table:formula="of:=[.C638]/([.D638]-[.D637])" office:value-type="float" office:value="79367.7853618977" calcext:value-type="float">
            <text:p>79367.785361897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7380.57808" calcext:value-type="float">
            <text:p>1456447380.57808</text:p>
          </table:table-cell>
          <table:table-cell office:value-type="float" office:value="1120" calcext:value-type="float">
            <text:p>1120</text:p>
          </table:table-cell>
          <table:table-cell table:formula="of:=[.B639]-[.B$2]" office:value-type="float" office:value="20.5049493312836" calcext:value-type="float">
            <text:p>20.5049493313</text:p>
          </table:table-cell>
          <table:table-cell table:formula="of:=[.C639]/([.D639]-[.D638])" office:value-type="float" office:value="79492.6893984263" calcext:value-type="float">
            <text:p>79492.689398426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7380.59225" calcext:value-type="float">
            <text:p>1456447380.59225</text:p>
          </table:table-cell>
          <table:table-cell office:value-type="float" office:value="1120" calcext:value-type="float">
            <text:p>1120</text:p>
          </table:table-cell>
          <table:table-cell table:formula="of:=[.B640]-[.B$2]" office:value-type="float" office:value="20.519118309021" calcext:value-type="float">
            <text:p>20.519118309</text:p>
          </table:table-cell>
          <table:table-cell table:formula="of:=[.C640]/([.D640]-[.D639])" office:value-type="float" office:value="79045.9284187854" calcext:value-type="float">
            <text:p>79045.92841878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7380.60642" calcext:value-type="float">
            <text:p>1456447380.60642</text:p>
          </table:table-cell>
          <table:table-cell office:value-type="float" office:value="1120" calcext:value-type="float">
            <text:p>1120</text:p>
          </table:table-cell>
          <table:table-cell table:formula="of:=[.B641]-[.B$2]" office:value-type="float" office:value="20.5332884788513" calcext:value-type="float">
            <text:p>20.5332884789</text:p>
          </table:table-cell>
          <table:table-cell table:formula="of:=[.C641]/([.D641]-[.D640])" office:value-type="float" office:value="79039.2785274422" calcext:value-type="float">
            <text:p>79039.27852744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7380.62055" calcext:value-type="float">
            <text:p>1456447380.62055</text:p>
          </table:table-cell>
          <table:table-cell office:value-type="float" office:value="1120" calcext:value-type="float">
            <text:p>1120</text:p>
          </table:table-cell>
          <table:table-cell table:formula="of:=[.B642]-[.B$2]" office:value-type="float" office:value="20.5474169254303" calcext:value-type="float">
            <text:p>20.5474169254</text:p>
          </table:table-cell>
          <table:table-cell table:formula="of:=[.C642]/([.D642]-[.D641])" office:value-type="float" office:value="79272.6924180293" calcext:value-type="float">
            <text:p>79272.69241802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7380.63462" calcext:value-type="float">
            <text:p>1456447380.63462</text:p>
          </table:table-cell>
          <table:table-cell office:value-type="float" office:value="1120" calcext:value-type="float">
            <text:p>1120</text:p>
          </table:table-cell>
          <table:table-cell table:formula="of:=[.B643]-[.B$2]" office:value-type="float" office:value="20.5614814758301" calcext:value-type="float">
            <text:p>20.5614814758</text:p>
          </table:table-cell>
          <table:table-cell table:formula="of:=[.C643]/([.D643]-[.D642])" office:value-type="float" office:value="79632.8334830737" calcext:value-type="float">
            <text:p>79632.83348307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7380.6488" calcext:value-type="float">
            <text:p>1456447380.6488</text:p>
          </table:table-cell>
          <table:table-cell office:value-type="float" office:value="1120" calcext:value-type="float">
            <text:p>1120</text:p>
          </table:table-cell>
          <table:table-cell table:formula="of:=[.B644]-[.B$2]" office:value-type="float" office:value="20.5756633281708" calcext:value-type="float">
            <text:p>20.5756633282</text:p>
          </table:table-cell>
          <table:table-cell table:formula="of:=[.C644]/([.D644]-[.D643])" office:value-type="float" office:value="78974.1687540978" calcext:value-type="float">
            <text:p>78974.168754097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7380.66313" calcext:value-type="float">
            <text:p>1456447380.66313</text:p>
          </table:table-cell>
          <table:table-cell office:value-type="float" office:value="1120" calcext:value-type="float">
            <text:p>1120</text:p>
          </table:table-cell>
          <table:table-cell table:formula="of:=[.B645]-[.B$2]" office:value-type="float" office:value="20.5899991989136" calcext:value-type="float">
            <text:p>20.5899991989</text:p>
          </table:table-cell>
          <table:table-cell table:formula="of:=[.C645]/([.D645]-[.D644])" office:value-type="float" office:value="78125.7044022019" calcext:value-type="float">
            <text:p>78125.70440220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7380.67734" calcext:value-type="float">
            <text:p>1456447380.67734</text:p>
          </table:table-cell>
          <table:table-cell office:value-type="float" office:value="1120" calcext:value-type="float">
            <text:p>1120</text:p>
          </table:table-cell>
          <table:table-cell table:formula="of:=[.B646]-[.B$2]" office:value-type="float" office:value="20.6042096614838" calcext:value-type="float">
            <text:p>20.6042096615</text:p>
          </table:table-cell>
          <table:table-cell table:formula="of:=[.C646]/([.D646]-[.D645])" office:value-type="float" office:value="78815.1683640085" calcext:value-type="float">
            <text:p>78815.16836400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7380.69153" calcext:value-type="float">
            <text:p>1456447380.69153</text:p>
          </table:table-cell>
          <table:table-cell office:value-type="float" office:value="1120" calcext:value-type="float">
            <text:p>1120</text:p>
          </table:table-cell>
          <table:table-cell table:formula="of:=[.B647]-[.B$2]" office:value-type="float" office:value="20.6183929443359" calcext:value-type="float">
            <text:p>20.6183929443</text:p>
          </table:table-cell>
          <table:table-cell table:formula="of:=[.C647]/([.D647]-[.D646])" office:value-type="float" office:value="78966.2034998067" calcext:value-type="float">
            <text:p>78966.203499806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7380.69639" calcext:value-type="float">
            <text:p>1456447380.69639</text:p>
          </table:table-cell>
          <table:table-cell office:value-type="float" office:value="1120" calcext:value-type="float">
            <text:p>1120</text:p>
          </table:table-cell>
          <table:table-cell table:formula="of:=[.B648]-[.B$2]" office:value-type="float" office:value="20.6232521533966" calcext:value-type="float">
            <text:p>20.6232521534</text:p>
          </table:table-cell>
          <table:table-cell table:formula="of:=[.C648]/([.D648]-[.D647])" office:value-type="float" office:value="230490.185957509" calcext:value-type="float">
            <text:p>230490.18595750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7380.7055" calcext:value-type="float">
            <text:p>1456447380.7055</text:p>
          </table:table-cell>
          <table:table-cell office:value-type="float" office:value="1120" calcext:value-type="float">
            <text:p>1120</text:p>
          </table:table-cell>
          <table:table-cell table:formula="of:=[.B649]-[.B$2]" office:value-type="float" office:value="20.6323680877686" calcext:value-type="float">
            <text:p>20.6323680878</text:p>
          </table:table-cell>
          <table:table-cell table:formula="of:=[.C649]/([.D649]-[.D648])" office:value-type="float" office:value="122861.788413757" calcext:value-type="float">
            <text:p>122861.78841375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7380.73399" calcext:value-type="float">
            <text:p>1456447380.73399</text:p>
          </table:table-cell>
          <table:table-cell office:value-type="float" office:value="1120" calcext:value-type="float">
            <text:p>1120</text:p>
          </table:table-cell>
          <table:table-cell table:formula="of:=[.B650]-[.B$2]" office:value-type="float" office:value="20.6608543395996" calcext:value-type="float">
            <text:p>20.6608543396</text:p>
          </table:table-cell>
          <table:table-cell table:formula="of:=[.C650]/([.D650]-[.D649])" office:value-type="float" office:value="39317.2119183127" calcext:value-type="float">
            <text:p>39317.211918312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7380.74787" calcext:value-type="float">
            <text:p>1456447380.74787</text:p>
          </table:table-cell>
          <table:table-cell office:value-type="float" office:value="1120" calcext:value-type="float">
            <text:p>1120</text:p>
          </table:table-cell>
          <table:table-cell table:formula="of:=[.B651]-[.B$2]" office:value-type="float" office:value="20.6747405529022" calcext:value-type="float">
            <text:p>20.6747405529</text:p>
          </table:table-cell>
          <table:table-cell table:formula="of:=[.C651]/([.D651]-[.D650])" office:value-type="float" office:value="80655.5376611782" calcext:value-type="float">
            <text:p>80655.537661178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7380.76205" calcext:value-type="float">
            <text:p>1456447380.76205</text:p>
          </table:table-cell>
          <table:table-cell office:value-type="float" office:value="1120" calcext:value-type="float">
            <text:p>1120</text:p>
          </table:table-cell>
          <table:table-cell table:formula="of:=[.B652]-[.B$2]" office:value-type="float" office:value="20.6889164447784" calcext:value-type="float">
            <text:p>20.6889164448</text:p>
          </table:table-cell>
          <table:table-cell table:formula="of:=[.C652]/([.D652]-[.D651])" office:value-type="float" office:value="79007.374617377" calcext:value-type="float">
            <text:p>79007.37461737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7380.77609" calcext:value-type="float">
            <text:p>1456447380.77609</text:p>
          </table:table-cell>
          <table:table-cell office:value-type="float" office:value="1120" calcext:value-type="float">
            <text:p>1120</text:p>
          </table:table-cell>
          <table:table-cell table:formula="of:=[.B653]-[.B$2]" office:value-type="float" office:value="20.7029554843903" calcext:value-type="float">
            <text:p>20.7029554844</text:p>
          </table:table-cell>
          <table:table-cell table:formula="of:=[.C653]/([.D653]-[.D652])" office:value-type="float" office:value="79777.536852116" calcext:value-type="float">
            <text:p>79777.5368521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7380.79046" calcext:value-type="float">
            <text:p>1456447380.79046</text:p>
          </table:table-cell>
          <table:table-cell office:value-type="float" office:value="1120" calcext:value-type="float">
            <text:p>1120</text:p>
          </table:table-cell>
          <table:table-cell table:formula="of:=[.B654]-[.B$2]" office:value-type="float" office:value="20.7173256874084" calcext:value-type="float">
            <text:p>20.7173256874</text:p>
          </table:table-cell>
          <table:table-cell table:formula="of:=[.C654]/([.D654]-[.D653])" office:value-type="float" office:value="77939.051980157" calcext:value-type="float">
            <text:p>77939.0519801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7380.80476" calcext:value-type="float">
            <text:p>1456447380.80476</text:p>
          </table:table-cell>
          <table:table-cell office:value-type="float" office:value="1120" calcext:value-type="float">
            <text:p>1120</text:p>
          </table:table-cell>
          <table:table-cell table:formula="of:=[.B655]-[.B$2]" office:value-type="float" office:value="20.73162150383" calcext:value-type="float">
            <text:p>20.7316215038</text:p>
          </table:table-cell>
          <table:table-cell table:formula="of:=[.C655]/([.D655]-[.D654])" office:value-type="float" office:value="78344.5986557929" calcext:value-type="float">
            <text:p>78344.59865579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7380.80969" calcext:value-type="float">
            <text:p>1456447380.80969</text:p>
          </table:table-cell>
          <table:table-cell office:value-type="float" office:value="1120" calcext:value-type="float">
            <text:p>1120</text:p>
          </table:table-cell>
          <table:table-cell table:formula="of:=[.B656]-[.B$2]" office:value-type="float" office:value="20.7365598678589" calcext:value-type="float">
            <text:p>20.7365598679</text:p>
          </table:table-cell>
          <table:table-cell table:formula="of:=[.C656]/([.D656]-[.D655])" office:value-type="float" office:value="226795.755322744" calcext:value-type="float">
            <text:p>226795.75532274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7380.81878" calcext:value-type="float">
            <text:p>1456447380.81878</text:p>
          </table:table-cell>
          <table:table-cell office:value-type="float" office:value="1120" calcext:value-type="float">
            <text:p>1120</text:p>
          </table:table-cell>
          <table:table-cell table:formula="of:=[.B657]-[.B$2]" office:value-type="float" office:value="20.7456505298614" calcext:value-type="float">
            <text:p>20.7456505299</text:p>
          </table:table-cell>
          <table:table-cell table:formula="of:=[.C657]/([.D657]-[.D656])" office:value-type="float" office:value="123203.348632275" calcext:value-type="float">
            <text:p>123203.3486322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7380.83299" calcext:value-type="float">
            <text:p>1456447380.83299</text:p>
          </table:table-cell>
          <table:table-cell office:value-type="float" office:value="1120" calcext:value-type="float">
            <text:p>1120</text:p>
          </table:table-cell>
          <table:table-cell table:formula="of:=[.B658]-[.B$2]" office:value-type="float" office:value="20.7598602771759" calcext:value-type="float">
            <text:p>20.7598602772</text:p>
          </table:table-cell>
          <table:table-cell table:formula="of:=[.C658]/([.D658]-[.D657])" office:value-type="float" office:value="78819.1355704698" calcext:value-type="float">
            <text:p>78819.135570469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7380.84709" calcext:value-type="float">
            <text:p>1456447380.84709</text:p>
          </table:table-cell>
          <table:table-cell office:value-type="float" office:value="1120" calcext:value-type="float">
            <text:p>1120</text:p>
          </table:table-cell>
          <table:table-cell table:formula="of:=[.B659]-[.B$2]" office:value-type="float" office:value="20.7739572525024" calcext:value-type="float">
            <text:p>20.7739572525</text:p>
          </table:table-cell>
          <table:table-cell table:formula="of:=[.C659]/([.D659]-[.D658])" office:value-type="float" office:value="79449.6673262638" calcext:value-type="float">
            <text:p>79449.66732626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7380.8612" calcext:value-type="float">
            <text:p>1456447380.8612</text:p>
          </table:table-cell>
          <table:table-cell office:value-type="float" office:value="1120" calcext:value-type="float">
            <text:p>1120</text:p>
          </table:table-cell>
          <table:table-cell table:formula="of:=[.B660]-[.B$2]" office:value-type="float" office:value="20.7880654335022" calcext:value-type="float">
            <text:p>20.7880654335</text:p>
          </table:table-cell>
          <table:table-cell table:formula="of:=[.C660]/([.D660]-[.D659])" office:value-type="float" office:value="79386.5630175415" calcext:value-type="float">
            <text:p>79386.56301754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7380.87526" calcext:value-type="float">
            <text:p>1456447380.87526</text:p>
          </table:table-cell>
          <table:table-cell office:value-type="float" office:value="1120" calcext:value-type="float">
            <text:p>1120</text:p>
          </table:table-cell>
          <table:table-cell table:formula="of:=[.B661]-[.B$2]" office:value-type="float" office:value="20.8021247386932" calcext:value-type="float">
            <text:p>20.8021247387</text:p>
          </table:table-cell>
          <table:table-cell table:formula="of:=[.C661]/([.D661]-[.D660])" office:value-type="float" office:value="79662.5426919229" calcext:value-type="float">
            <text:p>79662.542691922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7380.88938" calcext:value-type="float">
            <text:p>1456447380.88938</text:p>
          </table:table-cell>
          <table:table-cell office:value-type="float" office:value="1120" calcext:value-type="float">
            <text:p>1120</text:p>
          </table:table-cell>
          <table:table-cell table:formula="of:=[.B662]-[.B$2]" office:value-type="float" office:value="20.8162431716919" calcext:value-type="float">
            <text:p>20.8162431717</text:p>
          </table:table-cell>
          <table:table-cell table:formula="of:=[.C662]/([.D662]-[.D661])" office:value-type="float" office:value="79328.9170339599" calcext:value-type="float">
            <text:p>79328.917033959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7380.90346" calcext:value-type="float">
            <text:p>1456447380.90346</text:p>
          </table:table-cell>
          <table:table-cell office:value-type="float" office:value="1120" calcext:value-type="float">
            <text:p>1120</text:p>
          </table:table-cell>
          <table:table-cell table:formula="of:=[.B663]-[.B$2]" office:value-type="float" office:value="20.8303241729736" calcext:value-type="float">
            <text:p>20.830324173</text:p>
          </table:table-cell>
          <table:table-cell table:formula="of:=[.C663]/([.D663]-[.D662])" office:value-type="float" office:value="79539.7981713512" calcext:value-type="float">
            <text:p>79539.7981713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7380.91762" calcext:value-type="float">
            <text:p>1456447380.91762</text:p>
          </table:table-cell>
          <table:table-cell office:value-type="float" office:value="1120" calcext:value-type="float">
            <text:p>1120</text:p>
          </table:table-cell>
          <table:table-cell table:formula="of:=[.B664]-[.B$2]" office:value-type="float" office:value="20.8444838523865" calcext:value-type="float">
            <text:p>20.8444838524</text:p>
          </table:table-cell>
          <table:table-cell table:formula="of:=[.C664]/([.D664]-[.D663])" office:value-type="float" office:value="79097.8359993265" calcext:value-type="float">
            <text:p>79097.83599932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7380.93184" calcext:value-type="float">
            <text:p>1456447380.93184</text:p>
          </table:table-cell>
          <table:table-cell office:value-type="float" office:value="1120" calcext:value-type="float">
            <text:p>1120</text:p>
          </table:table-cell>
          <table:table-cell table:formula="of:=[.B665]-[.B$2]" office:value-type="float" office:value="20.85871052742" calcext:value-type="float">
            <text:p>20.8587105274</text:p>
          </table:table-cell>
          <table:table-cell table:formula="of:=[.C665]/([.D665]-[.D664])" office:value-type="float" office:value="78725.3520135409" calcext:value-type="float">
            <text:p>78725.352013540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7380.94617" calcext:value-type="float">
            <text:p>1456447380.94617</text:p>
          </table:table-cell>
          <table:table-cell office:value-type="float" office:value="1120" calcext:value-type="float">
            <text:p>1120</text:p>
          </table:table-cell>
          <table:table-cell table:formula="of:=[.B666]-[.B$2]" office:value-type="float" office:value="20.8730385303497" calcext:value-type="float">
            <text:p>20.8730385303</text:p>
          </table:table-cell>
          <table:table-cell table:formula="of:=[.C666]/([.D666]-[.D665])" office:value-type="float" office:value="78168.6048988285" calcext:value-type="float">
            <text:p>78168.604898828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7380.96019" calcext:value-type="float">
            <text:p>1456447380.96019</text:p>
          </table:table-cell>
          <table:table-cell office:value-type="float" office:value="1120" calcext:value-type="float">
            <text:p>1120</text:p>
          </table:table-cell>
          <table:table-cell table:formula="of:=[.B667]-[.B$2]" office:value-type="float" office:value="20.8870532512665" calcext:value-type="float">
            <text:p>20.8870532513</text:p>
          </table:table-cell>
          <table:table-cell table:formula="of:=[.C667]/([.D667]-[.D666])" office:value-type="float" office:value="79915.9688339968" calcext:value-type="float">
            <text:p>79915.968833996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7380.97445" calcext:value-type="float">
            <text:p>1456447380.97445</text:p>
          </table:table-cell>
          <table:table-cell office:value-type="float" office:value="1120" calcext:value-type="float">
            <text:p>1120</text:p>
          </table:table-cell>
          <table:table-cell table:formula="of:=[.B668]-[.B$2]" office:value-type="float" office:value="20.9013133049011" calcext:value-type="float">
            <text:p>20.9013133049</text:p>
          </table:table-cell>
          <table:table-cell table:formula="of:=[.C668]/([.D668]-[.D667])" office:value-type="float" office:value="78541.0790657237" calcext:value-type="float">
            <text:p>78541.079065723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7380.98846" calcext:value-type="float">
            <text:p>1456447380.98846</text:p>
          </table:table-cell>
          <table:table-cell office:value-type="float" office:value="1120" calcext:value-type="float">
            <text:p>1120</text:p>
          </table:table-cell>
          <table:table-cell table:formula="of:=[.B669]-[.B$2]" office:value-type="float" office:value="20.9153275489807" calcext:value-type="float">
            <text:p>20.915327549</text:p>
          </table:table-cell>
          <table:table-cell table:formula="of:=[.C669]/([.D669]-[.D668])" office:value-type="float" office:value="79918.6879891119" calcext:value-type="float">
            <text:p>79918.687989111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7381.00295" calcext:value-type="float">
            <text:p>1456447381.00295</text:p>
          </table:table-cell>
          <table:table-cell office:value-type="float" office:value="1120" calcext:value-type="float">
            <text:p>1120</text:p>
          </table:table-cell>
          <table:table-cell table:formula="of:=[.B670]-[.B$2]" office:value-type="float" office:value="20.9298207759857" calcext:value-type="float">
            <text:p>20.929820776</text:p>
          </table:table-cell>
          <table:table-cell table:formula="of:=[.C670]/([.D670]-[.D669])" office:value-type="float" office:value="77277.4758591193" calcext:value-type="float">
            <text:p>77277.475859119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7381.01667" calcext:value-type="float">
            <text:p>1456447381.01667</text:p>
          </table:table-cell>
          <table:table-cell office:value-type="float" office:value="1120" calcext:value-type="float">
            <text:p>1120</text:p>
          </table:table-cell>
          <table:table-cell table:formula="of:=[.B671]-[.B$2]" office:value-type="float" office:value="20.9435379505157" calcext:value-type="float">
            <text:p>20.9435379505</text:p>
          </table:table-cell>
          <table:table-cell table:formula="of:=[.C671]/([.D671]-[.D670])" office:value-type="float" office:value="81649.4677929572" calcext:value-type="float">
            <text:p>81649.46779295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7381.03084" calcext:value-type="float">
            <text:p>1456447381.03084</text:p>
          </table:table-cell>
          <table:table-cell office:value-type="float" office:value="1120" calcext:value-type="float">
            <text:p>1120</text:p>
          </table:table-cell>
          <table:table-cell table:formula="of:=[.B672]-[.B$2]" office:value-type="float" office:value="20.9577031135559" calcext:value-type="float">
            <text:p>20.9577031136</text:p>
          </table:table-cell>
          <table:table-cell table:formula="of:=[.C672]/([.D672]-[.D671])" office:value-type="float" office:value="79067.2155925471" calcext:value-type="float">
            <text:p>79067.21559254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7381.04487" calcext:value-type="float">
            <text:p>1456447381.04487</text:p>
          </table:table-cell>
          <table:table-cell office:value-type="float" office:value="1120" calcext:value-type="float">
            <text:p>1120</text:p>
          </table:table-cell>
          <table:table-cell table:formula="of:=[.B673]-[.B$2]" office:value-type="float" office:value="20.9717333316803" calcext:value-type="float">
            <text:p>20.9717333317</text:p>
          </table:table-cell>
          <table:table-cell table:formula="of:=[.C673]/([.D673]-[.D672])" office:value-type="float" office:value="79827.6969089333" calcext:value-type="float">
            <text:p>79827.696908933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7381.06354" calcext:value-type="float">
            <text:p>1456447381.06354</text:p>
          </table:table-cell>
          <table:table-cell office:value-type="float" office:value="1120" calcext:value-type="float">
            <text:p>1120</text:p>
          </table:table-cell>
          <table:table-cell table:formula="of:=[.B674]-[.B$2]" office:value-type="float" office:value="20.9904015064239" calcext:value-type="float">
            <text:p>20.9904015064</text:p>
          </table:table-cell>
          <table:table-cell table:formula="of:=[.C674]/([.D674]-[.D673])" office:value-type="float" office:value="59995.1530012771" calcext:value-type="float">
            <text:p>59995.15300127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7381.08775" calcext:value-type="float">
            <text:p>1456447381.08775</text:p>
          </table:table-cell>
          <table:table-cell office:value-type="float" office:value="1120" calcext:value-type="float">
            <text:p>1120</text:p>
          </table:table-cell>
          <table:table-cell table:formula="of:=[.B675]-[.B$2]" office:value-type="float" office:value="21.0146172046661" calcext:value-type="float">
            <text:p>21.0146172047</text:p>
          </table:table-cell>
          <table:table-cell table:formula="of:=[.C675]/([.D675]-[.D674])" office:value-type="float" office:value="46250.9892879647" calcext:value-type="float">
            <text:p>46250.989287964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7381.10119" calcext:value-type="float">
            <text:p>1456447381.10119</text:p>
          </table:table-cell>
          <table:table-cell office:value-type="float" office:value="1120" calcext:value-type="float">
            <text:p>1120</text:p>
          </table:table-cell>
          <table:table-cell table:formula="of:=[.B676]-[.B$2]" office:value-type="float" office:value="21.0280513763428" calcext:value-type="float">
            <text:p>21.0280513763</text:p>
          </table:table-cell>
          <table:table-cell table:formula="of:=[.C676]/([.D676]-[.D675])" office:value-type="float" office:value="83369.4869292065" calcext:value-type="float">
            <text:p>83369.486929206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7381.11442" calcext:value-type="float">
            <text:p>1456447381.11442</text:p>
          </table:table-cell>
          <table:table-cell office:value-type="float" office:value="1120" calcext:value-type="float">
            <text:p>1120</text:p>
          </table:table-cell>
          <table:table-cell table:formula="of:=[.B677]-[.B$2]" office:value-type="float" office:value="21.0412819385529" calcext:value-type="float">
            <text:p>21.0412819386</text:p>
          </table:table-cell>
          <table:table-cell table:formula="of:=[.C677]/([.D677]-[.D676])" office:value-type="float" office:value="84652.4873407457" calcext:value-type="float">
            <text:p>84652.487340745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7381.12777" calcext:value-type="float">
            <text:p>1456447381.12777</text:p>
          </table:table-cell>
          <table:table-cell office:value-type="float" office:value="1120" calcext:value-type="float">
            <text:p>1120</text:p>
          </table:table-cell>
          <table:table-cell table:formula="of:=[.B678]-[.B$2]" office:value-type="float" office:value="21.0546345710754" calcext:value-type="float">
            <text:p>21.0546345711</text:p>
          </table:table-cell>
          <table:table-cell table:formula="of:=[.C678]/([.D678]-[.D677])" office:value-type="float" office:value="83878.5908401036" calcext:value-type="float">
            <text:p>83878.59084010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7381.14111" calcext:value-type="float">
            <text:p>1456447381.14111</text:p>
          </table:table-cell>
          <table:table-cell office:value-type="float" office:value="1120" calcext:value-type="float">
            <text:p>1120</text:p>
          </table:table-cell>
          <table:table-cell table:formula="of:=[.B679]-[.B$2]" office:value-type="float" office:value="21.0679752826691" calcext:value-type="float">
            <text:p>21.0679752827</text:p>
          </table:table-cell>
          <table:table-cell table:formula="of:=[.C679]/([.D679]-[.D678])" office:value-type="float" office:value="83953.5426682155" calcext:value-type="float">
            <text:p>83953.542668215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7381.15431" calcext:value-type="float">
            <text:p>1456447381.15431</text:p>
          </table:table-cell>
          <table:table-cell office:value-type="float" office:value="1120" calcext:value-type="float">
            <text:p>1120</text:p>
          </table:table-cell>
          <table:table-cell table:formula="of:=[.B680]-[.B$2]" office:value-type="float" office:value="21.0811738967895" calcext:value-type="float">
            <text:p>21.0811738968</text:p>
          </table:table-cell>
          <table:table-cell table:formula="of:=[.C680]/([.D680]-[.D679])" office:value-type="float" office:value="84857.394100327" calcext:value-type="float">
            <text:p>84857.39410032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7381.1677" calcext:value-type="float">
            <text:p>1456447381.1677</text:p>
          </table:table-cell>
          <table:table-cell office:value-type="float" office:value="1120" calcext:value-type="float">
            <text:p>1120</text:p>
          </table:table-cell>
          <table:table-cell table:formula="of:=[.B681]-[.B$2]" office:value-type="float" office:value="21.0945651531219" calcext:value-type="float">
            <text:p>21.0945651531</text:p>
          </table:table-cell>
          <table:table-cell table:formula="of:=[.C681]/([.D681]-[.D680])" office:value-type="float" office:value="83636.6635212847" calcext:value-type="float">
            <text:p>83636.663521284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7381.18124" calcext:value-type="float">
            <text:p>1456447381.18124</text:p>
          </table:table-cell>
          <table:table-cell office:value-type="float" office:value="1120" calcext:value-type="float">
            <text:p>1120</text:p>
          </table:table-cell>
          <table:table-cell table:formula="of:=[.B682]-[.B$2]" office:value-type="float" office:value="21.1081013679504" calcext:value-type="float">
            <text:p>21.108101368</text:p>
          </table:table-cell>
          <table:table-cell table:formula="of:=[.C682]/([.D682]-[.D681])" office:value-type="float" office:value="82741.0036107442" calcext:value-type="float">
            <text:p>82741.00361074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7381.19444" calcext:value-type="float">
            <text:p>1456447381.19444</text:p>
          </table:table-cell>
          <table:table-cell office:value-type="float" office:value="1120" calcext:value-type="float">
            <text:p>1120</text:p>
          </table:table-cell>
          <table:table-cell table:formula="of:=[.B683]-[.B$2]" office:value-type="float" office:value="21.1213042736053" calcext:value-type="float">
            <text:p>21.1213042736</text:p>
          </table:table-cell>
          <table:table-cell table:formula="of:=[.C683]/([.D683]-[.D682])" office:value-type="float" office:value="84829.8116546581" calcext:value-type="float">
            <text:p>84829.81165465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7381.20827" calcext:value-type="float">
            <text:p>1456447381.20827</text:p>
          </table:table-cell>
          <table:table-cell office:value-type="float" office:value="1120" calcext:value-type="float">
            <text:p>1120</text:p>
          </table:table-cell>
          <table:table-cell table:formula="of:=[.B684]-[.B$2]" office:value-type="float" office:value="21.1351354122162" calcext:value-type="float">
            <text:p>21.1351354122</text:p>
          </table:table-cell>
          <table:table-cell table:formula="of:=[.C684]/([.D684]-[.D683])" office:value-type="float" office:value="80976.7027511549" calcext:value-type="float">
            <text:p>80976.702751154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7381.22114" calcext:value-type="float">
            <text:p>1456447381.22114</text:p>
          </table:table-cell>
          <table:table-cell office:value-type="float" office:value="1120" calcext:value-type="float">
            <text:p>1120</text:p>
          </table:table-cell>
          <table:table-cell table:formula="of:=[.B685]-[.B$2]" office:value-type="float" office:value="21.1480076313019" calcext:value-type="float">
            <text:p>21.1480076313</text:p>
          </table:table-cell>
          <table:table-cell table:formula="of:=[.C685]/([.D685]-[.D684])" office:value-type="float" office:value="87009.0846453047" calcext:value-type="float">
            <text:p>87009.08464530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7381.23455" calcext:value-type="float">
            <text:p>1456447381.23455</text:p>
          </table:table-cell>
          <table:table-cell office:value-type="float" office:value="1120" calcext:value-type="float">
            <text:p>1120</text:p>
          </table:table-cell>
          <table:table-cell table:formula="of:=[.B686]-[.B$2]" office:value-type="float" office:value="21.1614134311676" calcext:value-type="float">
            <text:p>21.1614134312</text:p>
          </table:table-cell>
          <table:table-cell table:formula="of:=[.C686]/([.D686]-[.D685])" office:value-type="float" office:value="83545.9287187878" calcext:value-type="float">
            <text:p>83545.928718787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7381.24792" calcext:value-type="float">
            <text:p>1456447381.24792</text:p>
          </table:table-cell>
          <table:table-cell office:value-type="float" office:value="1120" calcext:value-type="float">
            <text:p>1120</text:p>
          </table:table-cell>
          <table:table-cell table:formula="of:=[.B687]-[.B$2]" office:value-type="float" office:value="21.1747903823853" calcext:value-type="float">
            <text:p>21.1747903824</text:p>
          </table:table-cell>
          <table:table-cell table:formula="of:=[.C687]/([.D687]-[.D686])" office:value-type="float" office:value="83726.1033382644" calcext:value-type="float">
            <text:p>83726.103338264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7381.2611" calcext:value-type="float">
            <text:p>1456447381.2611</text:p>
          </table:table-cell>
          <table:table-cell office:value-type="float" office:value="1120" calcext:value-type="float">
            <text:p>1120</text:p>
          </table:table-cell>
          <table:table-cell table:formula="of:=[.B688]-[.B$2]" office:value-type="float" office:value="21.1879682540894" calcext:value-type="float">
            <text:p>21.1879682541</text:p>
          </table:table-cell>
          <table:table-cell table:formula="of:=[.C688]/([.D688]-[.D687])" office:value-type="float" office:value="84990.9625126646" calcext:value-type="float">
            <text:p>84990.962512664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7381.27435" calcext:value-type="float">
            <text:p>1456447381.27435</text:p>
          </table:table-cell>
          <table:table-cell office:value-type="float" office:value="1120" calcext:value-type="float">
            <text:p>1120</text:p>
          </table:table-cell>
          <table:table-cell table:formula="of:=[.B689]-[.B$2]" office:value-type="float" office:value="21.2012131214142" calcext:value-type="float">
            <text:p>21.2012131214</text:p>
          </table:table-cell>
          <table:table-cell table:formula="of:=[.C689]/([.D689]-[.D688])" office:value-type="float" office:value="84561.0584486886" calcext:value-type="float">
            <text:p>84561.058448688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7381.2878" calcext:value-type="float">
            <text:p>1456447381.2878</text:p>
          </table:table-cell>
          <table:table-cell office:value-type="float" office:value="1120" calcext:value-type="float">
            <text:p>1120</text:p>
          </table:table-cell>
          <table:table-cell table:formula="of:=[.B690]-[.B$2]" office:value-type="float" office:value="21.2146637439728" calcext:value-type="float">
            <text:p>21.214663744</text:p>
          </table:table-cell>
          <table:table-cell table:formula="of:=[.C690]/([.D690]-[.D689])" office:value-type="float" office:value="83267.5212705616" calcext:value-type="float">
            <text:p>83267.52127056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7381.30115" calcext:value-type="float">
            <text:p>1456447381.30115</text:p>
          </table:table-cell>
          <table:table-cell office:value-type="float" office:value="1120" calcext:value-type="float">
            <text:p>1120</text:p>
          </table:table-cell>
          <table:table-cell table:formula="of:=[.B691]-[.B$2]" office:value-type="float" office:value="21.2280168533325" calcext:value-type="float">
            <text:p>21.2280168533</text:p>
          </table:table-cell>
          <table:table-cell table:formula="of:=[.C691]/([.D691]-[.D690])" office:value-type="float" office:value="83875.5955505562" calcext:value-type="float">
            <text:p>83875.595550556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7381.31451" calcext:value-type="float">
            <text:p>1456447381.31451</text:p>
          </table:table-cell>
          <table:table-cell office:value-type="float" office:value="1120" calcext:value-type="float">
            <text:p>1120</text:p>
          </table:table-cell>
          <table:table-cell table:formula="of:=[.B692]-[.B$2]" office:value-type="float" office:value="21.2413713932037" calcext:value-type="float">
            <text:p>21.2413713932</text:p>
          </table:table-cell>
          <table:table-cell table:formula="of:=[.C692]/([.D692]-[.D691])" office:value-type="float" office:value="83866.6109653116" calcext:value-type="float">
            <text:p>83866.6109653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7381.32774" calcext:value-type="float">
            <text:p>1456447381.32774</text:p>
          </table:table-cell>
          <table:table-cell office:value-type="float" office:value="1120" calcext:value-type="float">
            <text:p>1120</text:p>
          </table:table-cell>
          <table:table-cell table:formula="of:=[.B693]-[.B$2]" office:value-type="float" office:value="21.2546110153198" calcext:value-type="float">
            <text:p>21.2546110153</text:p>
          </table:table-cell>
          <table:table-cell table:formula="of:=[.C693]/([.D693]-[.D692])" office:value-type="float" office:value="84594.5594352704" calcext:value-type="float">
            <text:p>84594.55943527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7381.34117" calcext:value-type="float">
            <text:p>1456447381.34117</text:p>
          </table:table-cell>
          <table:table-cell office:value-type="float" office:value="1120" calcext:value-type="float">
            <text:p>1120</text:p>
          </table:table-cell>
          <table:table-cell table:formula="of:=[.B694]-[.B$2]" office:value-type="float" office:value="21.2680323123932" calcext:value-type="float">
            <text:p>21.2680323124</text:p>
          </table:table-cell>
          <table:table-cell table:formula="of:=[.C694]/([.D694]-[.D693])" office:value-type="float" office:value="83449.4605013057" calcext:value-type="float">
            <text:p>83449.460501305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7381.35455" calcext:value-type="float">
            <text:p>1456447381.35455</text:p>
          </table:table-cell>
          <table:table-cell office:value-type="float" office:value="1120" calcext:value-type="float">
            <text:p>1120</text:p>
          </table:table-cell>
          <table:table-cell table:formula="of:=[.B695]-[.B$2]" office:value-type="float" office:value="21.281418800354" calcext:value-type="float">
            <text:p>21.2814188004</text:p>
          </table:table-cell>
          <table:table-cell table:formula="of:=[.C695]/([.D695]-[.D694])" office:value-type="float" office:value="83666.4555541703" calcext:value-type="float">
            <text:p>83666.45555417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7381.36797" calcext:value-type="float">
            <text:p>1456447381.36797</text:p>
          </table:table-cell>
          <table:table-cell office:value-type="float" office:value="1120" calcext:value-type="float">
            <text:p>1120</text:p>
          </table:table-cell>
          <table:table-cell table:formula="of:=[.B696]-[.B$2]" office:value-type="float" office:value="21.29483294487" calcext:value-type="float">
            <text:p>21.2948329449</text:p>
          </table:table-cell>
          <table:table-cell table:formula="of:=[.C696]/([.D696]-[.D695])" office:value-type="float" office:value="83493.9565966977" calcext:value-type="float">
            <text:p>83493.956596697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7381.38126" calcext:value-type="float">
            <text:p>1456447381.38126</text:p>
          </table:table-cell>
          <table:table-cell office:value-type="float" office:value="1120" calcext:value-type="float">
            <text:p>1120</text:p>
          </table:table-cell>
          <table:table-cell table:formula="of:=[.B697]-[.B$2]" office:value-type="float" office:value="21.308123588562" calcext:value-type="float">
            <text:p>21.3081235886</text:p>
          </table:table-cell>
          <table:table-cell table:formula="of:=[.C697]/([.D697]-[.D696])" office:value-type="float" office:value="84269.8085926989" calcext:value-type="float">
            <text:p>84269.808592698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7381.39453" calcext:value-type="float">
            <text:p>1456447381.39453</text:p>
          </table:table-cell>
          <table:table-cell office:value-type="float" office:value="1120" calcext:value-type="float">
            <text:p>1120</text:p>
          </table:table-cell>
          <table:table-cell table:formula="of:=[.B698]-[.B$2]" office:value-type="float" office:value="21.3213937282562" calcext:value-type="float">
            <text:p>21.3213937283</text:p>
          </table:table-cell>
          <table:table-cell table:formula="of:=[.C698]/([.D698]-[.D697])" office:value-type="float" office:value="84400.0158105608" calcext:value-type="float">
            <text:p>84400.015810560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7381.40779" calcext:value-type="float">
            <text:p>1456447381.40779</text:p>
          </table:table-cell>
          <table:table-cell office:value-type="float" office:value="1120" calcext:value-type="float">
            <text:p>1120</text:p>
          </table:table-cell>
          <table:table-cell table:formula="of:=[.B699]-[.B$2]" office:value-type="float" office:value="21.3346540927887" calcext:value-type="float">
            <text:p>21.3346540928</text:p>
          </table:table-cell>
          <table:table-cell table:formula="of:=[.C699]/([.D699]-[.D698])" office:value-type="float" office:value="84462.2330900068" calcext:value-type="float">
            <text:p>84462.233090006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7381.42121" calcext:value-type="float">
            <text:p>1456447381.42121</text:p>
          </table:table-cell>
          <table:table-cell office:value-type="float" office:value="1120" calcext:value-type="float">
            <text:p>1120</text:p>
          </table:table-cell>
          <table:table-cell table:formula="of:=[.B700]-[.B$2]" office:value-type="float" office:value="21.348081111908" calcext:value-type="float">
            <text:p>21.3480811119</text:p>
          </table:table-cell>
          <table:table-cell table:formula="of:=[.C700]/([.D700]-[.D699])" office:value-type="float" office:value="83413.8977573379" calcext:value-type="float">
            <text:p>83413.897757337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7381.43459" calcext:value-type="float">
            <text:p>1456447381.43459</text:p>
          </table:table-cell>
          <table:table-cell office:value-type="float" office:value="1120" calcext:value-type="float">
            <text:p>1120</text:p>
          </table:table-cell>
          <table:table-cell table:formula="of:=[.B701]-[.B$2]" office:value-type="float" office:value="21.3614559173584" calcext:value-type="float">
            <text:p>21.3614559174</text:p>
          </table:table-cell>
          <table:table-cell table:formula="of:=[.C701]/([.D701]-[.D700])" office:value-type="float" office:value="83739.5358123284" calcext:value-type="float">
            <text:p>83739.53581232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7381.44785" calcext:value-type="float">
            <text:p>1456447381.44785</text:p>
          </table:table-cell>
          <table:table-cell office:value-type="float" office:value="1120" calcext:value-type="float">
            <text:p>1120</text:p>
          </table:table-cell>
          <table:table-cell table:formula="of:=[.B702]-[.B$2]" office:value-type="float" office:value="21.3747134208679" calcext:value-type="float">
            <text:p>21.3747134209</text:p>
          </table:table-cell>
          <table:table-cell table:formula="of:=[.C702]/([.D702]-[.D701])" office:value-type="float" office:value="84480.4603819732" calcext:value-type="float">
            <text:p>84480.460381973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7381.46114" calcext:value-type="float">
            <text:p>1456447381.46114</text:p>
          </table:table-cell>
          <table:table-cell office:value-type="float" office:value="1120" calcext:value-type="float">
            <text:p>1120</text:p>
          </table:table-cell>
          <table:table-cell table:formula="of:=[.B703]-[.B$2]" office:value-type="float" office:value="21.3880085945129" calcext:value-type="float">
            <text:p>21.3880085945</text:p>
          </table:table-cell>
          <table:table-cell table:formula="of:=[.C703]/([.D703]-[.D702])" office:value-type="float" office:value="84241.0960476293" calcext:value-type="float">
            <text:p>84241.09604762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7381.47454" calcext:value-type="float">
            <text:p>1456447381.47454</text:p>
          </table:table-cell>
          <table:table-cell office:value-type="float" office:value="1120" calcext:value-type="float">
            <text:p>1120</text:p>
          </table:table-cell>
          <table:table-cell table:formula="of:=[.B704]-[.B$2]" office:value-type="float" office:value="21.4014058113098" calcext:value-type="float">
            <text:p>21.4014058113</text:p>
          </table:table-cell>
          <table:table-cell table:formula="of:=[.C704]/([.D704]-[.D703])" office:value-type="float" office:value="83599.4533029613" calcext:value-type="float">
            <text:p>83599.45330296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7381.4878" calcext:value-type="float">
            <text:p>1456447381.4878</text:p>
          </table:table-cell>
          <table:table-cell office:value-type="float" office:value="1120" calcext:value-type="float">
            <text:p>1120</text:p>
          </table:table-cell>
          <table:table-cell table:formula="of:=[.B705]-[.B$2]" office:value-type="float" office:value="21.4146699905395" calcext:value-type="float">
            <text:p>21.4146699905</text:p>
          </table:table-cell>
          <table:table-cell table:formula="of:=[.C705]/([.D705]-[.D704])" office:value-type="float" office:value="84437.9422655211" calcext:value-type="float">
            <text:p>84437.94226552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7381.50135" calcext:value-type="float">
            <text:p>1456447381.50135</text:p>
          </table:table-cell>
          <table:table-cell office:value-type="float" office:value="1120" calcext:value-type="float">
            <text:p>1120</text:p>
          </table:table-cell>
          <table:table-cell table:formula="of:=[.B706]-[.B$2]" office:value-type="float" office:value="21.4282207489014" calcext:value-type="float">
            <text:p>21.4282207489</text:p>
          </table:table-cell>
          <table:table-cell table:formula="of:=[.C706]/([.D706]-[.D705])" office:value-type="float" office:value="82652.2007178549" calcext:value-type="float">
            <text:p>82652.200717854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7381.51474" calcext:value-type="float">
            <text:p>1456447381.51474</text:p>
          </table:table-cell>
          <table:table-cell office:value-type="float" office:value="1120" calcext:value-type="float">
            <text:p>1120</text:p>
          </table:table-cell>
          <table:table-cell table:formula="of:=[.B707]-[.B$2]" office:value-type="float" office:value="21.4416012763977" calcext:value-type="float">
            <text:p>21.4416012764</text:p>
          </table:table-cell>
          <table:table-cell table:formula="of:=[.C707]/([.D707]-[.D706])" office:value-type="float" office:value="83703.7254552582" calcext:value-type="float">
            <text:p>83703.725455258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7381.52782" calcext:value-type="float">
            <text:p>1456447381.52782</text:p>
          </table:table-cell>
          <table:table-cell office:value-type="float" office:value="1120" calcext:value-type="float">
            <text:p>1120</text:p>
          </table:table-cell>
          <table:table-cell table:formula="of:=[.B708]-[.B$2]" office:value-type="float" office:value="21.4546844959259" calcext:value-type="float">
            <text:p>21.4546844959</text:p>
          </table:table-cell>
          <table:table-cell table:formula="of:=[.C708]/([.D708]-[.D707])" office:value-type="float" office:value="85605.8401822324" calcext:value-type="float">
            <text:p>85605.84018223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7381.54123" calcext:value-type="float">
            <text:p>1456447381.54123</text:p>
          </table:table-cell>
          <table:table-cell office:value-type="float" office:value="1120" calcext:value-type="float">
            <text:p>1120</text:p>
          </table:table-cell>
          <table:table-cell table:formula="of:=[.B709]-[.B$2]" office:value-type="float" office:value="21.4680943489075" calcext:value-type="float">
            <text:p>21.4680943489</text:p>
          </table:table-cell>
          <table:table-cell table:formula="of:=[.C709]/([.D709]-[.D708])" office:value-type="float" office:value="83520.6770379589" calcext:value-type="float">
            <text:p>83520.677037958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7381.5547" calcext:value-type="float">
            <text:p>1456447381.5547</text:p>
          </table:table-cell>
          <table:table-cell office:value-type="float" office:value="1120" calcext:value-type="float">
            <text:p>1120</text:p>
          </table:table-cell>
          <table:table-cell table:formula="of:=[.B710]-[.B$2]" office:value-type="float" office:value="21.481570482254" calcext:value-type="float">
            <text:p>21.4815704823</text:p>
          </table:table-cell>
          <table:table-cell table:formula="of:=[.C710]/([.D710]-[.D709])" office:value-type="float" office:value="83109.8929639262" calcext:value-type="float">
            <text:p>83109.892963926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7381.56797" calcext:value-type="float">
            <text:p>1456447381.56797</text:p>
          </table:table-cell>
          <table:table-cell office:value-type="float" office:value="1120" calcext:value-type="float">
            <text:p>1120</text:p>
          </table:table-cell>
          <table:table-cell table:formula="of:=[.B711]-[.B$2]" office:value-type="float" office:value="21.4948403835297" calcext:value-type="float">
            <text:p>21.4948403835</text:p>
          </table:table-cell>
          <table:table-cell table:formula="of:=[.C711]/([.D711]-[.D710])" office:value-type="float" office:value="84401.5322145963" calcext:value-type="float">
            <text:p>84401.532214596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7381.58131" calcext:value-type="float">
            <text:p>1456447381.58131</text:p>
          </table:table-cell>
          <table:table-cell office:value-type="float" office:value="1120" calcext:value-type="float">
            <text:p>1120</text:p>
          </table:table-cell>
          <table:table-cell table:formula="of:=[.B712]-[.B$2]" office:value-type="float" office:value="21.5081806182861" calcext:value-type="float">
            <text:p>21.5081806183</text:p>
          </table:table-cell>
          <table:table-cell table:formula="of:=[.C712]/([.D712]-[.D711])" office:value-type="float" office:value="83956.5435276035" calcext:value-type="float">
            <text:p>83956.543527603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7381.5946" calcext:value-type="float">
            <text:p>1456447381.5946</text:p>
          </table:table-cell>
          <table:table-cell office:value-type="float" office:value="1120" calcext:value-type="float">
            <text:p>1120</text:p>
          </table:table-cell>
          <table:table-cell table:formula="of:=[.B713]-[.B$2]" office:value-type="float" office:value="21.5214612483978" calcext:value-type="float">
            <text:p>21.5214612484</text:p>
          </table:table-cell>
          <table:table-cell table:formula="of:=[.C713]/([.D713]-[.D712])" office:value-type="float" office:value="84333.3479345816" calcext:value-type="float">
            <text:p>84333.34793458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7381.60786" calcext:value-type="float">
            <text:p>1456447381.60786</text:p>
          </table:table-cell>
          <table:table-cell office:value-type="float" office:value="1120" calcext:value-type="float">
            <text:p>1120</text:p>
          </table:table-cell>
          <table:table-cell table:formula="of:=[.B714]-[.B$2]" office:value-type="float" office:value="21.5347266197205" calcext:value-type="float">
            <text:p>21.5347266197</text:p>
          </table:table-cell>
          <table:table-cell table:formula="of:=[.C714]/([.D714]-[.D713])" office:value-type="float" office:value="84430.3542479196" calcext:value-type="float">
            <text:p>84430.354247919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7381.62152" calcext:value-type="float">
            <text:p>1456447381.62152</text:p>
          </table:table-cell>
          <table:table-cell office:value-type="float" office:value="1120" calcext:value-type="float">
            <text:p>1120</text:p>
          </table:table-cell>
          <table:table-cell table:formula="of:=[.B715]-[.B$2]" office:value-type="float" office:value="21.5483832359314" calcext:value-type="float">
            <text:p>21.5483832359</text:p>
          </table:table-cell>
          <table:table-cell table:formula="of:=[.C715]/([.D715]-[.D714])" office:value-type="float" office:value="82011.530726257" calcext:value-type="float">
            <text:p>82011.53072625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7381.62624" calcext:value-type="float">
            <text:p>1456447381.62624</text:p>
          </table:table-cell>
          <table:table-cell office:value-type="float" office:value="1120" calcext:value-type="float">
            <text:p>1120</text:p>
          </table:table-cell>
          <table:table-cell table:formula="of:=[.B716]-[.B$2]" office:value-type="float" office:value="21.553102016449" calcext:value-type="float">
            <text:p>21.5531020164</text:p>
          </table:table-cell>
          <table:table-cell table:formula="of:=[.C716]/([.D716]-[.D715])" office:value-type="float" office:value="237349.458367017" calcext:value-type="float">
            <text:p>237349.4583670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7381.6348" calcext:value-type="float">
            <text:p>1456447381.6348</text:p>
          </table:table-cell>
          <table:table-cell office:value-type="float" office:value="1120" calcext:value-type="float">
            <text:p>1120</text:p>
          </table:table-cell>
          <table:table-cell table:formula="of:=[.B717]-[.B$2]" office:value-type="float" office:value="21.5616614818573" calcext:value-type="float">
            <text:p>21.5616614819</text:p>
          </table:table-cell>
          <table:table-cell table:formula="of:=[.C717]/([.D717]-[.D716])" office:value-type="float" office:value="130849.293334448" calcext:value-type="float">
            <text:p>130849.29333444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7381.64794" calcext:value-type="float">
            <text:p>1456447381.64794</text:p>
          </table:table-cell>
          <table:table-cell office:value-type="float" office:value="1120" calcext:value-type="float">
            <text:p>1120</text:p>
          </table:table-cell>
          <table:table-cell table:formula="of:=[.B718]-[.B$2]" office:value-type="float" office:value="21.5748097896576" calcext:value-type="float">
            <text:p>21.5748097897</text:p>
          </table:table-cell>
          <table:table-cell table:formula="of:=[.C718]/([.D718]-[.D717])" office:value-type="float" office:value="85182.0642634366" calcext:value-type="float">
            <text:p>85182.06426343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7381.66124" calcext:value-type="float">
            <text:p>1456447381.66124</text:p>
          </table:table-cell>
          <table:table-cell office:value-type="float" office:value="1120" calcext:value-type="float">
            <text:p>1120</text:p>
          </table:table-cell>
          <table:table-cell table:formula="of:=[.B719]-[.B$2]" office:value-type="float" office:value="21.5881078243256" calcext:value-type="float">
            <text:p>21.5881078243</text:p>
          </table:table-cell>
          <table:table-cell table:formula="of:=[.C719]/([.D719]-[.D718])" office:value-type="float" office:value="84222.9718875502" calcext:value-type="float">
            <text:p>84222.97188755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7381.6745" calcext:value-type="float">
            <text:p>1456447381.6745</text:p>
          </table:table-cell>
          <table:table-cell office:value-type="float" office:value="1120" calcext:value-type="float">
            <text:p>1120</text:p>
          </table:table-cell>
          <table:table-cell table:formula="of:=[.B720]-[.B$2]" office:value-type="float" office:value="21.6013643741608" calcext:value-type="float">
            <text:p>21.6013643742</text:p>
          </table:table-cell>
          <table:table-cell table:formula="of:=[.C720]/([.D720]-[.D719])" office:value-type="float" office:value="84486.5378943203" calcext:value-type="float">
            <text:p>84486.537894320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7381.68772" calcext:value-type="float">
            <text:p>1456447381.68772</text:p>
          </table:table-cell>
          <table:table-cell office:value-type="float" office:value="1120" calcext:value-type="float">
            <text:p>1120</text:p>
          </table:table-cell>
          <table:table-cell table:formula="of:=[.B721]-[.B$2]" office:value-type="float" office:value="21.6145896911621" calcext:value-type="float">
            <text:p>21.6145896912</text:p>
          </table:table-cell>
          <table:table-cell table:formula="of:=[.C721]/([.D721]-[.D720])" office:value-type="float" office:value="84686.060824575" calcext:value-type="float">
            <text:p>84686.0608245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7381.70113" calcext:value-type="float">
            <text:p>1456447381.70113</text:p>
          </table:table-cell>
          <table:table-cell office:value-type="float" office:value="1120" calcext:value-type="float">
            <text:p>1120</text:p>
          </table:table-cell>
          <table:table-cell table:formula="of:=[.B722]-[.B$2]" office:value-type="float" office:value="21.627995967865" calcext:value-type="float">
            <text:p>21.6279959679</text:p>
          </table:table-cell>
          <table:table-cell table:formula="of:=[.C722]/([.D722]-[.D721])" office:value-type="float" office:value="83542.9571403166" calcext:value-type="float">
            <text:p>83542.957140316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7381.71439" calcext:value-type="float">
            <text:p>1456447381.71439</text:p>
          </table:table-cell>
          <table:table-cell office:value-type="float" office:value="1120" calcext:value-type="float">
            <text:p>1120</text:p>
          </table:table-cell>
          <table:table-cell table:formula="of:=[.B723]-[.B$2]" office:value-type="float" office:value="21.6412591934204" calcext:value-type="float">
            <text:p>21.6412591934</text:p>
          </table:table-cell>
          <table:table-cell table:formula="of:=[.C723]/([.D723]-[.D722])" office:value-type="float" office:value="84444.0136616933" calcext:value-type="float">
            <text:p>84444.013661693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7381.72774" calcext:value-type="float">
            <text:p>1456447381.72774</text:p>
          </table:table-cell>
          <table:table-cell office:value-type="float" office:value="1120" calcext:value-type="float">
            <text:p>1120</text:p>
          </table:table-cell>
          <table:table-cell table:formula="of:=[.B724]-[.B$2]" office:value-type="float" office:value="21.6546077728271" calcext:value-type="float">
            <text:p>21.6546077728</text:p>
          </table:table-cell>
          <table:table-cell table:formula="of:=[.C724]/([.D724]-[.D723])" office:value-type="float" office:value="83904.0594413089" calcext:value-type="float">
            <text:p>83904.05944130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7381.74111" calcext:value-type="float">
            <text:p>1456447381.74111</text:p>
          </table:table-cell>
          <table:table-cell office:value-type="float" office:value="1120" calcext:value-type="float">
            <text:p>1120</text:p>
          </table:table-cell>
          <table:table-cell table:formula="of:=[.B725]-[.B$2]" office:value-type="float" office:value="21.6679768562317" calcext:value-type="float">
            <text:p>21.6679768562</text:p>
          </table:table-cell>
          <table:table-cell table:formula="of:=[.C725]/([.D725]-[.D724])" office:value-type="float" office:value="83775.3768234833" calcext:value-type="float">
            <text:p>83775.37682348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7381.75459" calcext:value-type="float">
            <text:p>1456447381.75459</text:p>
          </table:table-cell>
          <table:table-cell office:value-type="float" office:value="1120" calcext:value-type="float">
            <text:p>1120</text:p>
          </table:table-cell>
          <table:table-cell table:formula="of:=[.B726]-[.B$2]" office:value-type="float" office:value="21.6814591884613" calcext:value-type="float">
            <text:p>21.6814591885</text:p>
          </table:table-cell>
          <table:table-cell table:formula="of:=[.C726]/([.D726]-[.D725])" office:value-type="float" office:value="83071.6808431626" calcext:value-type="float">
            <text:p>83071.68084316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7381.76784" calcext:value-type="float">
            <text:p>1456447381.76784</text:p>
          </table:table-cell>
          <table:table-cell office:value-type="float" office:value="1120" calcext:value-type="float">
            <text:p>1120</text:p>
          </table:table-cell>
          <table:table-cell table:formula="of:=[.B727]-[.B$2]" office:value-type="float" office:value="21.694703578949" calcext:value-type="float">
            <text:p>21.6947035789</text:p>
          </table:table-cell>
          <table:table-cell table:formula="of:=[.C727]/([.D727]-[.D726])" office:value-type="float" office:value="84564.1028964375" calcext:value-type="float">
            <text:p>84564.102896437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7381.78115" calcext:value-type="float">
            <text:p>1456447381.78115</text:p>
          </table:table-cell>
          <table:table-cell office:value-type="float" office:value="1120" calcext:value-type="float">
            <text:p>1120</text:p>
          </table:table-cell>
          <table:table-cell table:formula="of:=[.B728]-[.B$2]" office:value-type="float" office:value="21.7080132961273" calcext:value-type="float">
            <text:p>21.7080132961</text:p>
          </table:table-cell>
          <table:table-cell table:formula="of:=[.C728]/([.D728]-[.D727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7381.79434" calcext:value-type="float">
            <text:p>1456447381.79434</text:p>
          </table:table-cell>
          <table:table-cell office:value-type="float" office:value="1120" calcext:value-type="float">
            <text:p>1120</text:p>
          </table:table-cell>
          <table:table-cell table:formula="of:=[.B729]-[.B$2]" office:value-type="float" office:value="21.7212111949921" calcext:value-type="float">
            <text:p>21.721211195</text:p>
          </table:table-cell>
          <table:table-cell table:formula="of:=[.C729]/([.D729]-[.D728])" office:value-type="float" office:value="84861.9929185635" calcext:value-type="float">
            <text:p>84861.99291856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7381.80766" calcext:value-type="float">
            <text:p>1456447381.80766</text:p>
          </table:table-cell>
          <table:table-cell office:value-type="float" office:value="1120" calcext:value-type="float">
            <text:p>1120</text:p>
          </table:table-cell>
          <table:table-cell table:formula="of:=[.B730]-[.B$2]" office:value-type="float" office:value="21.7345304489136" calcext:value-type="float">
            <text:p>21.7345304489</text:p>
          </table:table-cell>
          <table:table-cell table:formula="of:=[.C730]/([.D730]-[.D729])" office:value-type="float" office:value="84088.794057102" calcext:value-type="float">
            <text:p>84088.79405710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7381.82096" calcext:value-type="float">
            <text:p>1456447381.82096</text:p>
          </table:table-cell>
          <table:table-cell office:value-type="float" office:value="1120" calcext:value-type="float">
            <text:p>1120</text:p>
          </table:table-cell>
          <table:table-cell table:formula="of:=[.B731]-[.B$2]" office:value-type="float" office:value="21.7478239536285" calcext:value-type="float">
            <text:p>21.7478239536</text:p>
          </table:table-cell>
          <table:table-cell table:formula="of:=[.C731]/([.D731]-[.D730])" office:value-type="float" office:value="84251.6720770486" calcext:value-type="float">
            <text:p>84251.672077048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7381.83427" calcext:value-type="float">
            <text:p>1456447381.83427</text:p>
          </table:table-cell>
          <table:table-cell office:value-type="float" office:value="1120" calcext:value-type="float">
            <text:p>1120</text:p>
          </table:table-cell>
          <table:table-cell table:formula="of:=[.B732]-[.B$2]" office:value-type="float" office:value="21.7611346244812" calcext:value-type="float">
            <text:p>21.7611346245</text:p>
          </table:table-cell>
          <table:table-cell table:formula="of:=[.C732]/([.D732]-[.D731])" office:value-type="float" office:value="84143.0167117448" calcext:value-type="float">
            <text:p>84143.016711744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7381.84755" calcext:value-type="float">
            <text:p>1456447381.84755</text:p>
          </table:table-cell>
          <table:table-cell office:value-type="float" office:value="1120" calcext:value-type="float">
            <text:p>1120</text:p>
          </table:table-cell>
          <table:table-cell table:formula="of:=[.B733]-[.B$2]" office:value-type="float" office:value="21.7744171619415" calcext:value-type="float">
            <text:p>21.7744171619</text:p>
          </table:table-cell>
          <table:table-cell table:formula="of:=[.C733]/([.D733]-[.D732])" office:value-type="float" office:value="84321.2378165892" calcext:value-type="float">
            <text:p>84321.237816589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7381.86094" calcext:value-type="float">
            <text:p>1456447381.86094</text:p>
          </table:table-cell>
          <table:table-cell office:value-type="float" office:value="1120" calcext:value-type="float">
            <text:p>1120</text:p>
          </table:table-cell>
          <table:table-cell table:formula="of:=[.B734]-[.B$2]" office:value-type="float" office:value="21.7878084182739" calcext:value-type="float">
            <text:p>21.7878084183</text:p>
          </table:table-cell>
          <table:table-cell table:formula="of:=[.C734]/([.D734]-[.D733])" office:value-type="float" office:value="83636.6635212847" calcext:value-type="float">
            <text:p>83636.66352128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7381.87428" calcext:value-type="float">
            <text:p>1456447381.87428</text:p>
          </table:table-cell>
          <table:table-cell office:value-type="float" office:value="1120" calcext:value-type="float">
            <text:p>1120</text:p>
          </table:table-cell>
          <table:table-cell table:formula="of:=[.B735]-[.B$2]" office:value-type="float" office:value="21.8011498451233" calcext:value-type="float">
            <text:p>21.8011498451</text:p>
          </table:table-cell>
          <table:table-cell table:formula="of:=[.C735]/([.D735]-[.D734])" office:value-type="float" office:value="83949.041781336" calcext:value-type="float">
            <text:p>83949.0417813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7381.88769" calcext:value-type="float">
            <text:p>1456447381.88769</text:p>
          </table:table-cell>
          <table:table-cell office:value-type="float" office:value="1120" calcext:value-type="float">
            <text:p>1120</text:p>
          </table:table-cell>
          <table:table-cell table:formula="of:=[.B736]-[.B$2]" office:value-type="float" office:value="21.8145592212677" calcext:value-type="float">
            <text:p>21.8145592213</text:p>
          </table:table-cell>
          <table:table-cell table:formula="of:=[.C736]/([.D736]-[.D735])" office:value-type="float" office:value="83523.6470316306" calcext:value-type="float">
            <text:p>83523.64703163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7381.901" calcext:value-type="float">
            <text:p>1456447381.901</text:p>
          </table:table-cell>
          <table:table-cell office:value-type="float" office:value="1120" calcext:value-type="float">
            <text:p>1120</text:p>
          </table:table-cell>
          <table:table-cell table:formula="of:=[.B737]-[.B$2]" office:value-type="float" office:value="21.8278658390045" calcext:value-type="float">
            <text:p>21.827865839</text:p>
          </table:table-cell>
          <table:table-cell table:formula="of:=[.C737]/([.D737]-[.D736])" office:value-type="float" office:value="84168.6461692826" calcext:value-type="float">
            <text:p>84168.64616928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7381.91437" calcext:value-type="float">
            <text:p>1456447381.91437</text:p>
          </table:table-cell>
          <table:table-cell office:value-type="float" office:value="1120" calcext:value-type="float">
            <text:p>1120</text:p>
          </table:table-cell>
          <table:table-cell table:formula="of:=[.B738]-[.B$2]" office:value-type="float" office:value="21.8412327766418" calcext:value-type="float">
            <text:p>21.8412327766</text:p>
          </table:table-cell>
          <table:table-cell table:formula="of:=[.C738]/([.D738]-[.D737])" office:value-type="float" office:value="83788.8251137073" calcext:value-type="float">
            <text:p>83788.825113707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7381.92754" calcext:value-type="float">
            <text:p>1456447381.92754</text:p>
          </table:table-cell>
          <table:table-cell office:value-type="float" office:value="1120" calcext:value-type="float">
            <text:p>1120</text:p>
          </table:table-cell>
          <table:table-cell table:formula="of:=[.B739]-[.B$2]" office:value-type="float" office:value="21.8544058799744" calcext:value-type="float">
            <text:p>21.85440588</text:p>
          </table:table-cell>
          <table:table-cell table:formula="of:=[.C739]/([.D739]-[.D738])" office:value-type="float" office:value="85021.7273582857" calcext:value-type="float">
            <text:p>85021.727358285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7381.94079" calcext:value-type="float">
            <text:p>1456447381.94079</text:p>
          </table:table-cell>
          <table:table-cell office:value-type="float" office:value="1120" calcext:value-type="float">
            <text:p>1120</text:p>
          </table:table-cell>
          <table:table-cell table:formula="of:=[.B740]-[.B$2]" office:value-type="float" office:value="21.8676571846008" calcext:value-type="float">
            <text:p>21.8676571846</text:p>
          </table:table-cell>
          <table:table-cell table:formula="of:=[.C740]/([.D740]-[.D739])" office:value-type="float" office:value="84519.9798488665" calcext:value-type="float">
            <text:p>84519.97984886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7381.95407" calcext:value-type="float">
            <text:p>1456447381.95407</text:p>
          </table:table-cell>
          <table:table-cell office:value-type="float" office:value="1120" calcext:value-type="float">
            <text:p>1120</text:p>
          </table:table-cell>
          <table:table-cell table:formula="of:=[.B741]-[.B$2]" office:value-type="float" office:value="21.8809340000153" calcext:value-type="float">
            <text:p>21.880934</text:p>
          </table:table-cell>
          <table:table-cell table:formula="of:=[.C741]/([.D741]-[.D740])" office:value-type="float" office:value="84357.5786090111" calcext:value-type="float">
            <text:p>84357.57860901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7381.96734" calcext:value-type="float">
            <text:p>1456447381.96734</text:p>
          </table:table-cell>
          <table:table-cell office:value-type="float" office:value="1120" calcext:value-type="float">
            <text:p>1120</text:p>
          </table:table-cell>
          <table:table-cell table:formula="of:=[.B742]-[.B$2]" office:value-type="float" office:value="21.8942060470581" calcext:value-type="float">
            <text:p>21.8942060471</text:p>
          </table:table-cell>
          <table:table-cell table:formula="of:=[.C742]/([.D742]-[.D741])" office:value-type="float" office:value="84387.8865396016" calcext:value-type="float">
            <text:p>84387.88653960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7381.98071" calcext:value-type="float">
            <text:p>1456447381.98071</text:p>
          </table:table-cell>
          <table:table-cell office:value-type="float" office:value="1120" calcext:value-type="float">
            <text:p>1120</text:p>
          </table:table-cell>
          <table:table-cell table:formula="of:=[.B743]-[.B$2]" office:value-type="float" office:value="21.9075736999512" calcext:value-type="float">
            <text:p>21.9075737</text:p>
          </table:table-cell>
          <table:table-cell table:formula="of:=[.C743]/([.D743]-[.D742])" office:value-type="float" office:value="83784.3418705857" calcext:value-type="float">
            <text:p>83784.341870585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7381.99409" calcext:value-type="float">
            <text:p>1456447381.99409</text:p>
          </table:table-cell>
          <table:table-cell office:value-type="float" office:value="1120" calcext:value-type="float">
            <text:p>1120</text:p>
          </table:table-cell>
          <table:table-cell table:formula="of:=[.B744]-[.B$2]" office:value-type="float" office:value="21.9209539890289" calcext:value-type="float">
            <text:p>21.920953989</text:p>
          </table:table-cell>
          <table:table-cell table:formula="of:=[.C744]/([.D744]-[.D743])" office:value-type="float" office:value="83705.2169419647" calcext:value-type="float">
            <text:p>83705.21694196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7382.00751" calcext:value-type="float">
            <text:p>1456447382.00751</text:p>
          </table:table-cell>
          <table:table-cell office:value-type="float" office:value="1120" calcext:value-type="float">
            <text:p>1120</text:p>
          </table:table-cell>
          <table:table-cell table:formula="of:=[.B745]-[.B$2]" office:value-type="float" office:value="21.9343793392181" calcext:value-type="float">
            <text:p>21.9343793392</text:p>
          </table:table-cell>
          <table:table-cell table:formula="of:=[.C745]/([.D745]-[.D744])" office:value-type="float" office:value="83424.2670928787" calcext:value-type="float">
            <text:p>83424.267092878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7382.02081" calcext:value-type="float">
            <text:p>1456447382.02081</text:p>
          </table:table-cell>
          <table:table-cell office:value-type="float" office:value="1120" calcext:value-type="float">
            <text:p>1120</text:p>
          </table:table-cell>
          <table:table-cell table:formula="of:=[.B746]-[.B$2]" office:value-type="float" office:value="21.9476778507233" calcext:value-type="float">
            <text:p>21.9476778507</text:p>
          </table:table-cell>
          <table:table-cell table:formula="of:=[.C746]/([.D746]-[.D745])" office:value-type="float" office:value="84219.9519523827" calcext:value-type="float">
            <text:p>84219.95195238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7382.04504" calcext:value-type="float">
            <text:p>1456447382.04504</text:p>
          </table:table-cell>
          <table:table-cell office:value-type="float" office:value="1120" calcext:value-type="float">
            <text:p>1120</text:p>
          </table:table-cell>
          <table:table-cell table:formula="of:=[.B747]-[.B$2]" office:value-type="float" office:value="21.9719085693359" calcext:value-type="float">
            <text:p>21.9719085693</text:p>
          </table:table-cell>
          <table:table-cell table:formula="of:=[.C747]/([.D747]-[.D746])" office:value-type="float" office:value="46222.318780687" calcext:value-type="float">
            <text:p>46222.3187806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7382.04931" calcext:value-type="float">
            <text:p>1456447382.04931</text:p>
          </table:table-cell>
          <table:table-cell office:value-type="float" office:value="1120" calcext:value-type="float">
            <text:p>1120</text:p>
          </table:table-cell>
          <table:table-cell table:formula="of:=[.B748]-[.B$2]" office:value-type="float" office:value="21.9761788845062" calcext:value-type="float">
            <text:p>21.9761788845</text:p>
          </table:table-cell>
          <table:table-cell table:formula="of:=[.C748]/([.D748]-[.D747])" office:value-type="float" office:value="262275.723298532" calcext:value-type="float">
            <text:p>262275.72329853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7382.06065" calcext:value-type="float">
            <text:p>1456447382.06065</text:p>
          </table:table-cell>
          <table:table-cell office:value-type="float" office:value="1120" calcext:value-type="float">
            <text:p>1120</text:p>
          </table:table-cell>
          <table:table-cell table:formula="of:=[.B749]-[.B$2]" office:value-type="float" office:value="21.9875206947327" calcext:value-type="float">
            <text:p>21.9875206947</text:p>
          </table:table-cell>
          <table:table-cell table:formula="of:=[.C749]/([.D749]-[.D748])" office:value-type="float" office:value="98749.668495512" calcext:value-type="float">
            <text:p>98749.66849551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7382.07447" calcext:value-type="float">
            <text:p>1456447382.07447</text:p>
          </table:table-cell>
          <table:table-cell office:value-type="float" office:value="1120" calcext:value-type="float">
            <text:p>1120</text:p>
          </table:table-cell>
          <table:table-cell table:formula="of:=[.B750]-[.B$2]" office:value-type="float" office:value="22.0013360977173" calcext:value-type="float">
            <text:p>22.0013360977</text:p>
          </table:table-cell>
          <table:table-cell table:formula="of:=[.C750]/([.D750]-[.D749])" office:value-type="float" office:value="81068.9345252477" calcext:value-type="float">
            <text:p>81068.934525247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7382.08609" calcext:value-type="float">
            <text:p>1456447382.08609</text:p>
          </table:table-cell>
          <table:table-cell office:value-type="float" office:value="1120" calcext:value-type="float">
            <text:p>1120</text:p>
          </table:table-cell>
          <table:table-cell table:formula="of:=[.B751]-[.B$2]" office:value-type="float" office:value="22.0129520893097" calcext:value-type="float">
            <text:p>22.0129520893</text:p>
          </table:table-cell>
          <table:table-cell table:formula="of:=[.C751]/([.D751]-[.D750])" office:value-type="float" office:value="96418.8025697338" calcext:value-type="float">
            <text:p>96418.80256973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7382.09684" calcext:value-type="float">
            <text:p>1456447382.09684</text:p>
          </table:table-cell>
          <table:table-cell office:value-type="float" office:value="1120" calcext:value-type="float">
            <text:p>1120</text:p>
          </table:table-cell>
          <table:table-cell table:formula="of:=[.B752]-[.B$2]" office:value-type="float" office:value="22.0237069129944" calcext:value-type="float">
            <text:p>22.023706913</text:p>
          </table:table-cell>
          <table:table-cell table:formula="of:=[.C752]/([.D752]-[.D751])" office:value-type="float" office:value="104139.317652797" calcext:value-type="float">
            <text:p>104139.31765279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7382.10844" calcext:value-type="float">
            <text:p>1456447382.10844</text:p>
          </table:table-cell>
          <table:table-cell office:value-type="float" office:value="1120" calcext:value-type="float">
            <text:p>1120</text:p>
          </table:table-cell>
          <table:table-cell table:formula="of:=[.B753]-[.B$2]" office:value-type="float" office:value="22.0353109836578" calcext:value-type="float">
            <text:p>22.0353109837</text:p>
          </table:table-cell>
          <table:table-cell table:formula="of:=[.C753]/([.D753]-[.D752])" office:value-type="float" office:value="96517.8541636704" calcext:value-type="float">
            <text:p>96517.85416367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7382.13001" calcext:value-type="float">
            <text:p>1456447382.13001</text:p>
          </table:table-cell>
          <table:table-cell office:value-type="float" office:value="1120" calcext:value-type="float">
            <text:p>1120</text:p>
          </table:table-cell>
          <table:table-cell table:formula="of:=[.B754]-[.B$2]" office:value-type="float" office:value="22.0568721294403" calcext:value-type="float">
            <text:p>22.0568721294</text:p>
          </table:table-cell>
          <table:table-cell table:formula="of:=[.C754]/([.D754]-[.D753])" office:value-type="float" office:value="51945.2913727138" calcext:value-type="float">
            <text:p>51945.29137271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7382.14111" calcext:value-type="float">
            <text:p>1456447382.14111</text:p>
          </table:table-cell>
          <table:table-cell office:value-type="float" office:value="1120" calcext:value-type="float">
            <text:p>1120</text:p>
          </table:table-cell>
          <table:table-cell table:formula="of:=[.B755]-[.B$2]" office:value-type="float" office:value="22.0679779052734" calcext:value-type="float">
            <text:p>22.0679779053</text:p>
          </table:table-cell>
          <table:table-cell table:formula="of:=[.C755]/([.D755]-[.D754])" office:value-type="float" office:value="100848.42489427" calcext:value-type="float">
            <text:p>100848.4248942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7382.1521" calcext:value-type="float">
            <text:p>1456447382.1521</text:p>
          </table:table-cell>
          <table:table-cell office:value-type="float" office:value="1120" calcext:value-type="float">
            <text:p>1120</text:p>
          </table:table-cell>
          <table:table-cell table:formula="of:=[.B756]-[.B$2]" office:value-type="float" office:value="22.0789620876312" calcext:value-type="float">
            <text:p>22.0789620876</text:p>
          </table:table-cell>
          <table:table-cell table:formula="of:=[.C756]/([.D756]-[.D755])" office:value-type="float" office:value="101964.803889649" calcext:value-type="float">
            <text:p>101964.80388964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7382.16314" calcext:value-type="float">
            <text:p>1456447382.16314</text:p>
          </table:table-cell>
          <table:table-cell office:value-type="float" office:value="1120" calcext:value-type="float">
            <text:p>1120</text:p>
          </table:table-cell>
          <table:table-cell table:formula="of:=[.B757]-[.B$2]" office:value-type="float" office:value="22.0900053977966" calcext:value-type="float">
            <text:p>22.0900053978</text:p>
          </table:table-cell>
          <table:table-cell table:formula="of:=[.C757]/([.D757]-[.D756])" office:value-type="float" office:value="101418.866555841" calcext:value-type="float">
            <text:p>101418.86655584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7382.17433" calcext:value-type="float">
            <text:p>1456447382.17433</text:p>
          </table:table-cell>
          <table:table-cell office:value-type="float" office:value="1120" calcext:value-type="float">
            <text:p>1120</text:p>
          </table:table-cell>
          <table:table-cell table:formula="of:=[.B758]-[.B$2]" office:value-type="float" office:value="22.1011965274811" calcext:value-type="float">
            <text:p>22.1011965275</text:p>
          </table:table-cell>
          <table:table-cell table:formula="of:=[.C758]/([.D758]-[.D757])" office:value-type="float" office:value="100079.262020921" calcext:value-type="float">
            <text:p>100079.2620209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7382.18587" calcext:value-type="float">
            <text:p>1456447382.18587</text:p>
          </table:table-cell>
          <table:table-cell office:value-type="float" office:value="1120" calcext:value-type="float">
            <text:p>1120</text:p>
          </table:table-cell>
          <table:table-cell table:formula="of:=[.B759]-[.B$2]" office:value-type="float" office:value="22.1127374172211" calcext:value-type="float">
            <text:p>22.1127374172</text:p>
          </table:table-cell>
          <table:table-cell table:formula="of:=[.C759]/([.D759]-[.D758])" office:value-type="float" office:value="97046.2438540677" calcext:value-type="float">
            <text:p>97046.243854067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7382.1964" calcext:value-type="float">
            <text:p>1456447382.1964</text:p>
          </table:table-cell>
          <table:table-cell office:value-type="float" office:value="1120" calcext:value-type="float">
            <text:p>1120</text:p>
          </table:table-cell>
          <table:table-cell table:formula="of:=[.B760]-[.B$2]" office:value-type="float" office:value="22.1232631206512" calcext:value-type="float">
            <text:p>22.1232631207</text:p>
          </table:table-cell>
          <table:table-cell table:formula="of:=[.C760]/([.D760]-[.D759])" office:value-type="float" office:value="106406.190087886" calcext:value-type="float">
            <text:p>106406.19008788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7382.20753" calcext:value-type="float">
            <text:p>1456447382.20753</text:p>
          </table:table-cell>
          <table:table-cell office:value-type="float" office:value="1120" calcext:value-type="float">
            <text:p>1120</text:p>
          </table:table-cell>
          <table:table-cell table:formula="of:=[.B761]-[.B$2]" office:value-type="float" office:value="22.1343975067139" calcext:value-type="float">
            <text:p>22.1343975067</text:p>
          </table:table-cell>
          <table:table-cell table:formula="of:=[.C761]/([.D761]-[.D760])" office:value-type="float" office:value="100589.291021606" calcext:value-type="float">
            <text:p>100589.2910216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7382.21853" calcext:value-type="float">
            <text:p>1456447382.21853</text:p>
          </table:table-cell>
          <table:table-cell office:value-type="float" office:value="1120" calcext:value-type="float">
            <text:p>1120</text:p>
          </table:table-cell>
          <table:table-cell table:formula="of:=[.B762]-[.B$2]" office:value-type="float" office:value="22.1453983783722" calcext:value-type="float">
            <text:p>22.1453983784</text:p>
          </table:table-cell>
          <table:table-cell table:formula="of:=[.C762]/([.D762]-[.D761])" office:value-type="float" office:value="101810.114215123" calcext:value-type="float">
            <text:p>101810.1142151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7382.22952" calcext:value-type="float">
            <text:p>1456447382.22952</text:p>
          </table:table-cell>
          <table:table-cell office:value-type="float" office:value="1120" calcext:value-type="float">
            <text:p>1120</text:p>
          </table:table-cell>
          <table:table-cell table:formula="of:=[.B763]-[.B$2]" office:value-type="float" office:value="22.1563858985901" calcext:value-type="float">
            <text:p>22.1563858986</text:p>
          </table:table-cell>
          <table:table-cell table:formula="of:=[.C763]/([.D763]-[.D762])" office:value-type="float" office:value="101933.828360638" calcext:value-type="float">
            <text:p>101933.82836063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7382.24174" calcext:value-type="float">
            <text:p>1456447382.24174</text:p>
          </table:table-cell>
          <table:table-cell office:value-type="float" office:value="1120" calcext:value-type="float">
            <text:p>1120</text:p>
          </table:table-cell>
          <table:table-cell table:formula="of:=[.B764]-[.B$2]" office:value-type="float" office:value="22.1686055660248" calcext:value-type="float">
            <text:p>22.168605566</text:p>
          </table:table-cell>
          <table:table-cell table:formula="of:=[.C764]/([.D764]-[.D763])" office:value-type="float" office:value="91655.5222133339" calcext:value-type="float">
            <text:p>91655.522213333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7382.26288" calcext:value-type="float">
            <text:p>1456447382.26288</text:p>
          </table:table-cell>
          <table:table-cell office:value-type="float" office:value="1120" calcext:value-type="float">
            <text:p>1120</text:p>
          </table:table-cell>
          <table:table-cell table:formula="of:=[.B765]-[.B$2]" office:value-type="float" office:value="22.1897485256195" calcext:value-type="float">
            <text:p>22.1897485256</text:p>
          </table:table-cell>
          <table:table-cell table:formula="of:=[.C765]/([.D765]-[.D764])" office:value-type="float" office:value="52972.7162832657" calcext:value-type="float">
            <text:p>52972.716283265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7382.27397" calcext:value-type="float">
            <text:p>1456447382.27397</text:p>
          </table:table-cell>
          <table:table-cell office:value-type="float" office:value="1120" calcext:value-type="float">
            <text:p>1120</text:p>
          </table:table-cell>
          <table:table-cell table:formula="of:=[.B766]-[.B$2]" office:value-type="float" office:value="22.2008373737335" calcext:value-type="float">
            <text:p>22.2008373737</text:p>
          </table:table-cell>
          <table:table-cell table:formula="of:=[.C766]/([.D766]-[.D765])" office:value-type="float" office:value="101002.375403139" calcext:value-type="float">
            <text:p>101002.37540313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7382.28493" calcext:value-type="float">
            <text:p>1456447382.28493</text:p>
          </table:table-cell>
          <table:table-cell office:value-type="float" office:value="1120" calcext:value-type="float">
            <text:p>1120</text:p>
          </table:table-cell>
          <table:table-cell table:formula="of:=[.B767]-[.B$2]" office:value-type="float" office:value="22.2117917537689" calcext:value-type="float">
            <text:p>22.2117917538</text:p>
          </table:table-cell>
          <table:table-cell table:formula="of:=[.C767]/([.D767]-[.D766])" office:value-type="float" office:value="102242.207809167" calcext:value-type="float">
            <text:p>102242.20780916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7382.29603" calcext:value-type="float">
            <text:p>1456447382.29603</text:p>
          </table:table-cell>
          <table:table-cell office:value-type="float" office:value="1120" calcext:value-type="float">
            <text:p>1120</text:p>
          </table:table-cell>
          <table:table-cell table:formula="of:=[.B768]-[.B$2]" office:value-type="float" office:value="22.2228949069977" calcext:value-type="float">
            <text:p>22.222894907</text:p>
          </table:table-cell>
          <table:table-cell table:formula="of:=[.C768]/([.D768]-[.D767])" office:value-type="float" office:value="100872.245651707" calcext:value-type="float">
            <text:p>100872.2456517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7382.30708" calcext:value-type="float">
            <text:p>1456447382.30708</text:p>
          </table:table-cell>
          <table:table-cell office:value-type="float" office:value="1120" calcext:value-type="float">
            <text:p>1120</text:p>
          </table:table-cell>
          <table:table-cell table:formula="of:=[.B769]-[.B$2]" office:value-type="float" office:value="22.2339427471161" calcext:value-type="float">
            <text:p>22.2339427471</text:p>
          </table:table-cell>
          <table:table-cell table:formula="of:=[.C769]/([.D769]-[.D768])" office:value-type="float" office:value="101377.281712633" calcext:value-type="float">
            <text:p>101377.2817126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7382.31877" calcext:value-type="float">
            <text:p>1456447382.31877</text:p>
          </table:table-cell>
          <table:table-cell office:value-type="float" office:value="1120" calcext:value-type="float">
            <text:p>1120</text:p>
          </table:table-cell>
          <table:table-cell table:formula="of:=[.B770]-[.B$2]" office:value-type="float" office:value="22.2456364631653" calcext:value-type="float">
            <text:p>22.2456364632</text:p>
          </table:table-cell>
          <table:table-cell table:formula="of:=[.C770]/([.D770]-[.D769])" office:value-type="float" office:value="95777.9370807593" calcext:value-type="float">
            <text:p>95777.937080759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7382.32938" calcext:value-type="float">
            <text:p>1456447382.32938</text:p>
          </table:table-cell>
          <table:table-cell office:value-type="float" office:value="1120" calcext:value-type="float">
            <text:p>1120</text:p>
          </table:table-cell>
          <table:table-cell table:formula="of:=[.B771]-[.B$2]" office:value-type="float" office:value="22.2562494277954" calcext:value-type="float">
            <text:p>22.2562494278</text:p>
          </table:table-cell>
          <table:table-cell table:formula="of:=[.C771]/([.D771]-[.D770])" office:value-type="float" office:value="105531.304308757" calcext:value-type="float">
            <text:p>105531.3043087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7382.34045" calcext:value-type="float">
            <text:p>1456447382.34045</text:p>
          </table:table-cell>
          <table:table-cell office:value-type="float" office:value="1120" calcext:value-type="float">
            <text:p>1120</text:p>
          </table:table-cell>
          <table:table-cell table:formula="of:=[.B772]-[.B$2]" office:value-type="float" office:value="22.26731300354" calcext:value-type="float">
            <text:p>22.2673130035</text:p>
          </table:table-cell>
          <table:table-cell table:formula="of:=[.C772]/([.D772]-[.D771])" office:value-type="float" office:value="101233.093698819" calcext:value-type="float">
            <text:p>101233.0936988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7382.35153" calcext:value-type="float">
            <text:p>1456447382.35153</text:p>
          </table:table-cell>
          <table:table-cell office:value-type="float" office:value="1120" calcext:value-type="float">
            <text:p>1120</text:p>
          </table:table-cell>
          <table:table-cell table:formula="of:=[.B773]-[.B$2]" office:value-type="float" office:value="22.2783920764923" calcext:value-type="float">
            <text:p>22.2783920765</text:p>
          </table:table-cell>
          <table:table-cell table:formula="of:=[.C773]/([.D773]-[.D772])" office:value-type="float" office:value="101091.4906712" calcext:value-type="float">
            <text:p>101091.49067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7382.36252" calcext:value-type="float">
            <text:p>1456447382.36252</text:p>
          </table:table-cell>
          <table:table-cell office:value-type="float" office:value="1120" calcext:value-type="float">
            <text:p>1120</text:p>
          </table:table-cell>
          <table:table-cell table:formula="of:=[.B774]-[.B$2]" office:value-type="float" office:value="22.289383649826" calcext:value-type="float">
            <text:p>22.2893836498</text:p>
          </table:table-cell>
          <table:table-cell table:formula="of:=[.C774]/([.D774]-[.D773])" office:value-type="float" office:value="101896.240510173" calcext:value-type="float">
            <text:p>101896.24051017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7382.37494" calcext:value-type="float">
            <text:p>1456447382.37494</text:p>
          </table:table-cell>
          <table:table-cell office:value-type="float" office:value="1120" calcext:value-type="float">
            <text:p>1120</text:p>
          </table:table-cell>
          <table:table-cell table:formula="of:=[.B775]-[.B$2]" office:value-type="float" office:value="22.301810503006" calcext:value-type="float">
            <text:p>22.301810503</text:p>
          </table:table-cell>
          <table:table-cell table:formula="of:=[.C775]/([.D775]-[.D774])" office:value-type="float" office:value="90127.4026322858" calcext:value-type="float">
            <text:p>90127.40263228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7382.39591" calcext:value-type="float">
            <text:p>1456447382.39591</text:p>
          </table:table-cell>
          <table:table-cell office:value-type="float" office:value="1120" calcext:value-type="float">
            <text:p>1120</text:p>
          </table:table-cell>
          <table:table-cell table:formula="of:=[.B776]-[.B$2]" office:value-type="float" office:value="22.3227782249451" calcext:value-type="float">
            <text:p>22.3227782249</text:p>
          </table:table-cell>
          <table:table-cell table:formula="of:=[.C776]/([.D776]-[.D775])" office:value-type="float" office:value="53415.4355563136" calcext:value-type="float">
            <text:p>53415.43555631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7382.40692" calcext:value-type="float">
            <text:p>1456447382.40692</text:p>
          </table:table-cell>
          <table:table-cell office:value-type="float" office:value="1120" calcext:value-type="float">
            <text:p>1120</text:p>
          </table:table-cell>
          <table:table-cell table:formula="of:=[.B777]-[.B$2]" office:value-type="float" office:value="22.3337907791138" calcext:value-type="float">
            <text:p>22.3337907791</text:p>
          </table:table-cell>
          <table:table-cell table:formula="of:=[.C777]/([.D777]-[.D776])" office:value-type="float" office:value="101702.110413509" calcext:value-type="float">
            <text:p>101702.11041350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7382.41777" calcext:value-type="float">
            <text:p>1456447382.41777</text:p>
          </table:table-cell>
          <table:table-cell office:value-type="float" office:value="1120" calcext:value-type="float">
            <text:p>1120</text:p>
          </table:table-cell>
          <table:table-cell table:formula="of:=[.B778]-[.B$2]" office:value-type="float" office:value="22.3446412086487" calcext:value-type="float">
            <text:p>22.3446412086</text:p>
          </table:table-cell>
          <table:table-cell table:formula="of:=[.C778]/([.D778]-[.D777])" office:value-type="float" office:value="103221.720061525" calcext:value-type="float">
            <text:p>103221.72006152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7382.42884" calcext:value-type="float">
            <text:p>1456447382.42884</text:p>
          </table:table-cell>
          <table:table-cell office:value-type="float" office:value="1120" calcext:value-type="float">
            <text:p>1120</text:p>
          </table:table-cell>
          <table:table-cell table:formula="of:=[.B779]-[.B$2]" office:value-type="float" office:value="22.3557064533234" calcext:value-type="float">
            <text:p>22.3557064533</text:p>
          </table:table-cell>
          <table:table-cell table:formula="of:=[.C779]/([.D779]-[.D778])" office:value-type="float" office:value="101217.82508457" calcext:value-type="float">
            <text:p>101217.8250845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7382.43998" calcext:value-type="float">
            <text:p>1456447382.43998</text:p>
          </table:table-cell>
          <table:table-cell office:value-type="float" office:value="1120" calcext:value-type="float">
            <text:p>1120</text:p>
          </table:table-cell>
          <table:table-cell table:formula="of:=[.B780]-[.B$2]" office:value-type="float" office:value="22.3668444156647" calcext:value-type="float">
            <text:p>22.3668444157</text:p>
          </table:table-cell>
          <table:table-cell table:formula="of:=[.C780]/([.D780]-[.D779])" office:value-type="float" office:value="100556.992893227" calcext:value-type="float">
            <text:p>100556.9928932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7382.45112" calcext:value-type="float">
            <text:p>1456447382.45112</text:p>
          </table:table-cell>
          <table:table-cell office:value-type="float" office:value="1120" calcext:value-type="float">
            <text:p>1120</text:p>
          </table:table-cell>
          <table:table-cell table:formula="of:=[.B781]-[.B$2]" office:value-type="float" office:value="22.3779847621918" calcext:value-type="float">
            <text:p>22.3779847622</text:p>
          </table:table-cell>
          <table:table-cell table:formula="of:=[.C781]/([.D781]-[.D780])" office:value-type="float" office:value="100535.47232804" calcext:value-type="float">
            <text:p>100535.472328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7382.4623" calcext:value-type="float">
            <text:p>1456447382.4623</text:p>
          </table:table-cell>
          <table:table-cell office:value-type="float" office:value="1120" calcext:value-type="float">
            <text:p>1120</text:p>
          </table:table-cell>
          <table:table-cell table:formula="of:=[.B782]-[.B$2]" office:value-type="float" office:value="22.3891613483429" calcext:value-type="float">
            <text:p>22.3891613483</text:p>
          </table:table-cell>
          <table:table-cell table:formula="of:=[.C782]/([.D782]-[.D781])" office:value-type="float" office:value="100209.490165963" calcext:value-type="float">
            <text:p>100209.49016596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7382.47334" calcext:value-type="float">
            <text:p>1456447382.47334</text:p>
          </table:table-cell>
          <table:table-cell office:value-type="float" office:value="1120" calcext:value-type="float">
            <text:p>1120</text:p>
          </table:table-cell>
          <table:table-cell table:formula="of:=[.B783]-[.B$2]" office:value-type="float" office:value="22.400205373764" calcext:value-type="float">
            <text:p>22.4002053738</text:p>
          </table:table-cell>
          <table:table-cell table:formula="of:=[.C783]/([.D783]-[.D782])" office:value-type="float" office:value="101412.298260006" calcext:value-type="float">
            <text:p>101412.2982600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7382.48439" calcext:value-type="float">
            <text:p>1456447382.48439</text:p>
          </table:table-cell>
          <table:table-cell office:value-type="float" office:value="1120" calcext:value-type="float">
            <text:p>1120</text:p>
          </table:table-cell>
          <table:table-cell table:formula="of:=[.B784]-[.B$2]" office:value-type="float" office:value="22.4112544059753" calcext:value-type="float">
            <text:p>22.411254406</text:p>
          </table:table-cell>
          <table:table-cell table:formula="of:=[.C784]/([.D784]-[.D783])" office:value-type="float" office:value="101366.344000173" calcext:value-type="float">
            <text:p>101366.34400017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7382.49533" calcext:value-type="float">
            <text:p>1456447382.49533</text:p>
          </table:table-cell>
          <table:table-cell office:value-type="float" office:value="1120" calcext:value-type="float">
            <text:p>1120</text:p>
          </table:table-cell>
          <table:table-cell table:formula="of:=[.B785]-[.B$2]" office:value-type="float" office:value="22.422194480896" calcext:value-type="float">
            <text:p>22.4221944809</text:p>
          </table:table-cell>
          <table:table-cell table:formula="of:=[.C785]/([.D785]-[.D784])" office:value-type="float" office:value="102375.898531142" calcext:value-type="float">
            <text:p>102375.89853114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7382.50824" calcext:value-type="float">
            <text:p>1456447382.50824</text:p>
          </table:table-cell>
          <table:table-cell office:value-type="float" office:value="1120" calcext:value-type="float">
            <text:p>1120</text:p>
          </table:table-cell>
          <table:table-cell table:formula="of:=[.B786]-[.B$2]" office:value-type="float" office:value="22.4351029396057" calcext:value-type="float">
            <text:p>22.4351029396</text:p>
          </table:table-cell>
          <table:table-cell table:formula="of:=[.C786]/([.D786]-[.D785])" office:value-type="float" office:value="86764.8125300137" calcext:value-type="float">
            <text:p>86764.81253001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7382.51941" calcext:value-type="float">
            <text:p>1456447382.51941</text:p>
          </table:table-cell>
          <table:table-cell office:value-type="float" office:value="1120" calcext:value-type="float">
            <text:p>1120</text:p>
          </table:table-cell>
          <table:table-cell table:formula="of:=[.B787]-[.B$2]" office:value-type="float" office:value="22.4462804794312" calcext:value-type="float">
            <text:p>22.4462804794</text:p>
          </table:table-cell>
          <table:table-cell table:formula="of:=[.C787]/([.D787]-[.D786])" office:value-type="float" office:value="100200.940232925" calcext:value-type="float">
            <text:p>100200.9402329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7382.53963" calcext:value-type="float">
            <text:p>1456447382.53963</text:p>
          </table:table-cell>
          <table:table-cell office:value-type="float" office:value="1120" calcext:value-type="float">
            <text:p>1120</text:p>
          </table:table-cell>
          <table:table-cell table:formula="of:=[.B788]-[.B$2]" office:value-type="float" office:value="22.4664971828461" calcext:value-type="float">
            <text:p>22.4664971828</text:p>
          </table:table-cell>
          <table:table-cell table:formula="of:=[.C788]/([.D788]-[.D787])" office:value-type="float" office:value="55399.734418303" calcext:value-type="float">
            <text:p>55399.73441830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7382.55072" calcext:value-type="float">
            <text:p>1456447382.55072</text:p>
          </table:table-cell>
          <table:table-cell office:value-type="float" office:value="1120" calcext:value-type="float">
            <text:p>1120</text:p>
          </table:table-cell>
          <table:table-cell table:formula="of:=[.B789]-[.B$2]" office:value-type="float" office:value="22.4775876998901" calcext:value-type="float">
            <text:p>22.4775876999</text:p>
          </table:table-cell>
          <table:table-cell table:formula="of:=[.C789]/([.D789]-[.D788])" office:value-type="float" office:value="100987.176301137" calcext:value-type="float">
            <text:p>100987.17630113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7382.56173" calcext:value-type="float">
            <text:p>1456447382.56173</text:p>
          </table:table-cell>
          <table:table-cell office:value-type="float" office:value="1120" calcext:value-type="float">
            <text:p>1120</text:p>
          </table:table-cell>
          <table:table-cell table:formula="of:=[.B790]-[.B$2]" office:value-type="float" office:value="22.488597869873" calcext:value-type="float">
            <text:p>22.4885978699</text:p>
          </table:table-cell>
          <table:table-cell table:formula="of:=[.C790]/([.D790]-[.D789])" office:value-type="float" office:value="101724.133391078" calcext:value-type="float">
            <text:p>101724.13339107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7382.57281" calcext:value-type="float">
            <text:p>1456447382.57281</text:p>
          </table:table-cell>
          <table:table-cell office:value-type="float" office:value="1120" calcext:value-type="float">
            <text:p>1120</text:p>
          </table:table-cell>
          <table:table-cell table:formula="of:=[.B791]-[.B$2]" office:value-type="float" office:value="22.4996750354767" calcext:value-type="float">
            <text:p>22.4996750355</text:p>
          </table:table-cell>
          <table:table-cell table:formula="of:=[.C791]/([.D791]-[.D790])" office:value-type="float" office:value="101108.897354771" calcext:value-type="float">
            <text:p>101108.89735477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7382.58386" calcext:value-type="float">
            <text:p>1456447382.58386</text:p>
          </table:table-cell>
          <table:table-cell office:value-type="float" office:value="1120" calcext:value-type="float">
            <text:p>1120</text:p>
          </table:table-cell>
          <table:table-cell table:formula="of:=[.B792]-[.B$2]" office:value-type="float" office:value="22.5107281208038" calcext:value-type="float">
            <text:p>22.5107281208</text:p>
          </table:table-cell>
          <table:table-cell table:formula="of:=[.C792]/([.D792]-[.D791])" office:value-type="float" office:value="101329.173425367" calcext:value-type="float">
            <text:p>101329.17342536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7382.59503" calcext:value-type="float">
            <text:p>1456447382.59503</text:p>
          </table:table-cell>
          <table:table-cell office:value-type="float" office:value="1120" calcext:value-type="float">
            <text:p>1120</text:p>
          </table:table-cell>
          <table:table-cell table:formula="of:=[.B793]-[.B$2]" office:value-type="float" office:value="22.5218970775604" calcext:value-type="float">
            <text:p>22.5218970776</text:p>
          </table:table-cell>
          <table:table-cell table:formula="of:=[.C793]/([.D793]-[.D792])" office:value-type="float" office:value="100277.94219357" calcext:value-type="float">
            <text:p>100277.942193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7382.60617" calcext:value-type="float">
            <text:p>1456447382.60617</text:p>
          </table:table-cell>
          <table:table-cell office:value-type="float" office:value="1120" calcext:value-type="float">
            <text:p>1120</text:p>
          </table:table-cell>
          <table:table-cell table:formula="of:=[.B794]-[.B$2]" office:value-type="float" office:value="22.5330348014832" calcext:value-type="float">
            <text:p>22.5330348015</text:p>
          </table:table-cell>
          <table:table-cell table:formula="of:=[.C794]/([.D794]-[.D793])" office:value-type="float" office:value="100559.145456492" calcext:value-type="float">
            <text:p>100559.14545649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7382.61717" calcext:value-type="float">
            <text:p>1456447382.61717</text:p>
          </table:table-cell>
          <table:table-cell office:value-type="float" office:value="1120" calcext:value-type="float">
            <text:p>1120</text:p>
          </table:table-cell>
          <table:table-cell table:formula="of:=[.B795]-[.B$2]" office:value-type="float" office:value="22.5440366268158" calcext:value-type="float">
            <text:p>22.5440366268</text:p>
          </table:table-cell>
          <table:table-cell table:formula="of:=[.C795]/([.D795]-[.D794])" office:value-type="float" office:value="101801.288980388" calcext:value-type="float">
            <text:p>101801.28898038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7382.62831" calcext:value-type="float">
            <text:p>1456447382.62831</text:p>
          </table:table-cell>
          <table:table-cell office:value-type="float" office:value="1120" calcext:value-type="float">
            <text:p>1120</text:p>
          </table:table-cell>
          <table:table-cell table:formula="of:=[.B796]-[.B$2]" office:value-type="float" office:value="22.5551724433899" calcext:value-type="float">
            <text:p>22.5551724434</text:p>
          </table:table-cell>
          <table:table-cell table:formula="of:=[.C796]/([.D796]-[.D795])" office:value-type="float" office:value="100576.369280836" calcext:value-type="float">
            <text:p>100576.36928083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7382.64168" calcext:value-type="float">
            <text:p>1456447382.64168</text:p>
          </table:table-cell>
          <table:table-cell office:value-type="float" office:value="1120" calcext:value-type="float">
            <text:p>1120</text:p>
          </table:table-cell>
          <table:table-cell table:formula="of:=[.B797]-[.B$2]" office:value-type="float" office:value="22.5685474872589" calcext:value-type="float">
            <text:p>22.5685474873</text:p>
          </table:table-cell>
          <table:table-cell table:formula="of:=[.C797]/([.D797]-[.D796])" office:value-type="float" office:value="83738.0431023726" calcext:value-type="float">
            <text:p>83738.043102372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7382.65277" calcext:value-type="float">
            <text:p>1456447382.65277</text:p>
          </table:table-cell>
          <table:table-cell office:value-type="float" office:value="1120" calcext:value-type="float">
            <text:p>1120</text:p>
          </table:table-cell>
          <table:table-cell table:formula="of:=[.B798]-[.B$2]" office:value-type="float" office:value="22.5796320438385" calcext:value-type="float">
            <text:p>22.5796320438</text:p>
          </table:table-cell>
          <table:table-cell table:formula="of:=[.C798]/([.D798]-[.D797])" office:value-type="float" office:value="101041.479824486" calcext:value-type="float">
            <text:p>101041.4798244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7382.67235" calcext:value-type="float">
            <text:p>1456447382.67235</text:p>
          </table:table-cell>
          <table:table-cell office:value-type="float" office:value="1120" calcext:value-type="float">
            <text:p>1120</text:p>
          </table:table-cell>
          <table:table-cell table:formula="of:=[.B799]-[.B$2]" office:value-type="float" office:value="22.599217414856" calcext:value-type="float">
            <text:p>22.5992174149</text:p>
          </table:table-cell>
          <table:table-cell table:formula="of:=[.C799]/([.D799]-[.D798])" office:value-type="float" office:value="57185.53909455" calcext:value-type="float">
            <text:p>57185.539094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7382.68342" calcext:value-type="float">
            <text:p>1456447382.68342</text:p>
          </table:table-cell>
          <table:table-cell office:value-type="float" office:value="1120" calcext:value-type="float">
            <text:p>1120</text:p>
          </table:table-cell>
          <table:table-cell table:formula="of:=[.B800]-[.B$2]" office:value-type="float" office:value="22.6102826595306" calcext:value-type="float">
            <text:p>22.6102826595</text:p>
          </table:table-cell>
          <table:table-cell table:formula="of:=[.C800]/([.D800]-[.D799])" office:value-type="float" office:value="101217.82508457" calcext:value-type="float">
            <text:p>101217.8250845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7382.69445" calcext:value-type="float">
            <text:p>1456447382.69445</text:p>
          </table:table-cell>
          <table:table-cell office:value-type="float" office:value="1120" calcext:value-type="float">
            <text:p>1120</text:p>
          </table:table-cell>
          <table:table-cell table:formula="of:=[.B801]-[.B$2]" office:value-type="float" office:value="22.6213176250458" calcext:value-type="float">
            <text:p>22.621317625</text:p>
          </table:table-cell>
          <table:table-cell table:formula="of:=[.C801]/([.D801]-[.D800])" office:value-type="float" office:value="101495.559588627" calcext:value-type="float">
            <text:p>101495.5595886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7382.70554" calcext:value-type="float">
            <text:p>1456447382.70554</text:p>
          </table:table-cell>
          <table:table-cell office:value-type="float" office:value="1120" calcext:value-type="float">
            <text:p>1120</text:p>
          </table:table-cell>
          <table:table-cell table:formula="of:=[.B802]-[.B$2]" office:value-type="float" office:value="22.6324076652527" calcext:value-type="float">
            <text:p>22.6324076653</text:p>
          </table:table-cell>
          <table:table-cell table:formula="of:=[.C802]/([.D802]-[.D801])" office:value-type="float" office:value="100991.518434913" calcext:value-type="float">
            <text:p>100991.5184349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7382.7166" calcext:value-type="float">
            <text:p>1456447382.7166</text:p>
          </table:table-cell>
          <table:table-cell office:value-type="float" office:value="1120" calcext:value-type="float">
            <text:p>1120</text:p>
          </table:table-cell>
          <table:table-cell table:formula="of:=[.B803]-[.B$2]" office:value-type="float" office:value="22.6434674263" calcext:value-type="float">
            <text:p>22.6434674263</text:p>
          </table:table-cell>
          <table:table-cell table:formula="of:=[.C803]/([.D803]-[.D802])" office:value-type="float" office:value="101268.01069242" calcext:value-type="float">
            <text:p>101268.0106924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7382.72895" calcext:value-type="float">
            <text:p>1456447382.72895</text:p>
          </table:table-cell>
          <table:table-cell office:value-type="float" office:value="1120" calcext:value-type="float">
            <text:p>1120</text:p>
          </table:table-cell>
          <table:table-cell table:formula="of:=[.B804]-[.B$2]" office:value-type="float" office:value="22.6558194160461" calcext:value-type="float">
            <text:p>22.655819416</text:p>
          </table:table-cell>
          <table:table-cell table:formula="of:=[.C804]/([.D804]-[.D803])" office:value-type="float" office:value="90673.6504014824" calcext:value-type="float">
            <text:p>90673.65040148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7382.73889" calcext:value-type="float">
            <text:p>1456447382.73889</text:p>
          </table:table-cell>
          <table:table-cell office:value-type="float" office:value="1120" calcext:value-type="float">
            <text:p>1120</text:p>
          </table:table-cell>
          <table:table-cell table:formula="of:=[.B805]-[.B$2]" office:value-type="float" office:value="22.6657538414001" calcext:value-type="float">
            <text:p>22.6657538414</text:p>
          </table:table-cell>
          <table:table-cell table:formula="of:=[.C805]/([.D805]-[.D804])" office:value-type="float" office:value="112739.283862916" calcext:value-type="float">
            <text:p>112739.2838629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7382.75015" calcext:value-type="float">
            <text:p>1456447382.75015</text:p>
          </table:table-cell>
          <table:table-cell office:value-type="float" office:value="1120" calcext:value-type="float">
            <text:p>1120</text:p>
          </table:table-cell>
          <table:table-cell table:formula="of:=[.B806]-[.B$2]" office:value-type="float" office:value="22.6770114898682" calcext:value-type="float">
            <text:p>22.6770114899</text:p>
          </table:table-cell>
          <table:table-cell table:formula="of:=[.C806]/([.D806]-[.D805])" office:value-type="float" office:value="99487.9173196662" calcext:value-type="float">
            <text:p>99487.91731966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7382.76118" calcext:value-type="float">
            <text:p>1456447382.76118</text:p>
          </table:table-cell>
          <table:table-cell office:value-type="float" office:value="1120" calcext:value-type="float">
            <text:p>1120</text:p>
          </table:table-cell>
          <table:table-cell table:formula="of:=[.B807]-[.B$2]" office:value-type="float" office:value="22.6880462169647" calcext:value-type="float">
            <text:p>22.688046217</text:p>
          </table:table-cell>
          <table:table-cell table:formula="of:=[.C807]/([.D807]-[.D806])" office:value-type="float" office:value="101497.752522524" calcext:value-type="float">
            <text:p>101497.7525225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7382.77516" calcext:value-type="float">
            <text:p>1456447382.77516</text:p>
          </table:table-cell>
          <table:table-cell office:value-type="float" office:value="1120" calcext:value-type="float">
            <text:p>1120</text:p>
          </table:table-cell>
          <table:table-cell table:formula="of:=[.B808]-[.B$2]" office:value-type="float" office:value="22.7020270824432" calcext:value-type="float">
            <text:p>22.7020270824</text:p>
          </table:table-cell>
          <table:table-cell table:formula="of:=[.C808]/([.D808]-[.D807])" office:value-type="float" office:value="80109.4897680764" calcext:value-type="float">
            <text:p>80109.48976807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7382.78635" calcext:value-type="float">
            <text:p>1456447382.78635</text:p>
          </table:table-cell>
          <table:table-cell office:value-type="float" office:value="1120" calcext:value-type="float">
            <text:p>1120</text:p>
          </table:table-cell>
          <table:table-cell table:formula="of:=[.B809]-[.B$2]" office:value-type="float" office:value="22.7132198810577" calcext:value-type="float">
            <text:p>22.7132198811</text:p>
          </table:table-cell>
          <table:table-cell table:formula="of:=[.C809]/([.D809]-[.D808])" office:value-type="float" office:value="100064.339453841" calcext:value-type="float">
            <text:p>100064.33945384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7382.79744" calcext:value-type="float">
            <text:p>1456447382.79744</text:p>
          </table:table-cell>
          <table:table-cell office:value-type="float" office:value="1120" calcext:value-type="float">
            <text:p>1120</text:p>
          </table:table-cell>
          <table:table-cell table:formula="of:=[.B810]-[.B$2]" office:value-type="float" office:value="22.7243025302887" calcext:value-type="float">
            <text:p>22.7243025303</text:p>
          </table:table-cell>
          <table:table-cell table:formula="of:=[.C810]/([.D810]-[.D809])" office:value-type="float" office:value="101058.869288357" calcext:value-type="float">
            <text:p>101058.86928835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7382.81627" calcext:value-type="float">
            <text:p>1456447382.81627</text:p>
          </table:table-cell>
          <table:table-cell office:value-type="float" office:value="1120" calcext:value-type="float">
            <text:p>1120</text:p>
          </table:table-cell>
          <table:table-cell table:formula="of:=[.B811]-[.B$2]" office:value-type="float" office:value="22.7431397438049" calcext:value-type="float">
            <text:p>22.7431397438</text:p>
          </table:table-cell>
          <table:table-cell table:formula="of:=[.C811]/([.D811]-[.D810])" office:value-type="float" office:value="59456.7768228936" calcext:value-type="float">
            <text:p>59456.77682289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7382.82731" calcext:value-type="float">
            <text:p>1456447382.82731</text:p>
          </table:table-cell>
          <table:table-cell office:value-type="float" office:value="1120" calcext:value-type="float">
            <text:p>1120</text:p>
          </table:table-cell>
          <table:table-cell table:formula="of:=[.B812]-[.B$2]" office:value-type="float" office:value="22.7541809082031" calcext:value-type="float">
            <text:p>22.7541809082</text:p>
          </table:table-cell>
          <table:table-cell table:formula="of:=[.C812]/([.D812]-[.D811])" office:value-type="float" office:value="101438.576549341" calcext:value-type="float">
            <text:p>101438.57654934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7382.83841" calcext:value-type="float">
            <text:p>1456447382.83841</text:p>
          </table:table-cell>
          <table:table-cell office:value-type="float" office:value="1120" calcext:value-type="float">
            <text:p>1120</text:p>
          </table:table-cell>
          <table:table-cell table:formula="of:=[.B813]-[.B$2]" office:value-type="float" office:value="22.7652809619904" calcext:value-type="float">
            <text:p>22.765280962</text:p>
          </table:table-cell>
          <table:table-cell table:formula="of:=[.C813]/([.D813]-[.D812])" office:value-type="float" office:value="100900.411968125" calcext:value-type="float">
            <text:p>100900.4119681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7382.84946" calcext:value-type="float">
            <text:p>1456447382.84946</text:p>
          </table:table-cell>
          <table:table-cell office:value-type="float" office:value="1120" calcext:value-type="float">
            <text:p>1120</text:p>
          </table:table-cell>
          <table:table-cell table:formula="of:=[.B814]-[.B$2]" office:value-type="float" office:value="22.7763311862946" calcext:value-type="float">
            <text:p>22.7763311863</text:p>
          </table:table-cell>
          <table:table-cell table:formula="of:=[.C814]/([.D814]-[.D813])" office:value-type="float" office:value="101355.408647622" calcext:value-type="float">
            <text:p>101355.4086476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7382.86053" calcext:value-type="float">
            <text:p>1456447382.86053</text:p>
          </table:table-cell>
          <table:table-cell office:value-type="float" office:value="1120" calcext:value-type="float">
            <text:p>1120</text:p>
          </table:table-cell>
          <table:table-cell table:formula="of:=[.B815]-[.B$2]" office:value-type="float" office:value="22.7873916625977" calcext:value-type="float">
            <text:p>22.7873916626</text:p>
          </table:table-cell>
          <table:table-cell table:formula="of:=[.C815]/([.D815]-[.D814])" office:value-type="float" office:value="101261.461921493" calcext:value-type="float">
            <text:p>101261.46192149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7382.87165" calcext:value-type="float">
            <text:p>1456447382.87165</text:p>
          </table:table-cell>
          <table:table-cell office:value-type="float" office:value="1120" calcext:value-type="float">
            <text:p>1120</text:p>
          </table:table-cell>
          <table:table-cell table:formula="of:=[.B816]-[.B$2]" office:value-type="float" office:value="22.7985196113586" calcext:value-type="float">
            <text:p>22.7985196114</text:p>
          </table:table-cell>
          <table:table-cell table:formula="of:=[.C816]/([.D816]-[.D815])" office:value-type="float" office:value="100647.479967434" calcext:value-type="float">
            <text:p>100647.47996743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7382.8829" calcext:value-type="float">
            <text:p>1456447382.8829</text:p>
          </table:table-cell>
          <table:table-cell office:value-type="float" office:value="1120" calcext:value-type="float">
            <text:p>1120</text:p>
          </table:table-cell>
          <table:table-cell table:formula="of:=[.B817]-[.B$2]" office:value-type="float" office:value="22.8097636699677" calcext:value-type="float">
            <text:p>22.80976367</text:p>
          </table:table-cell>
          <table:table-cell table:formula="of:=[.C817]/([.D817]-[.D816])" office:value-type="float" office:value="99608.1609804712" calcext:value-type="float">
            <text:p>99608.160980471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7382.89406" calcext:value-type="float">
            <text:p>1456447382.89406</text:p>
          </table:table-cell>
          <table:table-cell office:value-type="float" office:value="1120" calcext:value-type="float">
            <text:p>1120</text:p>
          </table:table-cell>
          <table:table-cell table:formula="of:=[.B818]-[.B$2]" office:value-type="float" office:value="22.8209249973297" calcext:value-type="float">
            <text:p>22.8209249973</text:p>
          </table:table-cell>
          <table:table-cell table:formula="of:=[.C818]/([.D818]-[.D817])" office:value-type="float" office:value="100346.487802794" calcext:value-type="float">
            <text:p>100346.48780279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7382.90853" calcext:value-type="float">
            <text:p>1456447382.90853</text:p>
          </table:table-cell>
          <table:table-cell office:value-type="float" office:value="1120" calcext:value-type="float">
            <text:p>1120</text:p>
          </table:table-cell>
          <table:table-cell table:formula="of:=[.B819]-[.B$2]" office:value-type="float" office:value="22.835396528244" calcext:value-type="float">
            <text:p>22.8353965282</text:p>
          </table:table-cell>
          <table:table-cell table:formula="of:=[.C819]/([.D819]-[.D818])" office:value-type="float" office:value="77393.3322349995" calcext:value-type="float">
            <text:p>77393.33223499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7382.91958" calcext:value-type="float">
            <text:p>1456447382.91958</text:p>
          </table:table-cell>
          <table:table-cell office:value-type="float" office:value="1120" calcext:value-type="float">
            <text:p>1120</text:p>
          </table:table-cell>
          <table:table-cell table:formula="of:=[.B820]-[.B$2]" office:value-type="float" office:value="22.8464498519897" calcext:value-type="float">
            <text:p>22.846449852</text:p>
          </table:table-cell>
          <table:table-cell table:formula="of:=[.C820]/([.D820]-[.D819])" office:value-type="float" office:value="101326.987769893" calcext:value-type="float">
            <text:p>101326.98776989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7382.93078" calcext:value-type="float">
            <text:p>1456447382.93078</text:p>
          </table:table-cell>
          <table:table-cell office:value-type="float" office:value="1120" calcext:value-type="float">
            <text:p>1120</text:p>
          </table:table-cell>
          <table:table-cell table:formula="of:=[.B821]-[.B$2]" office:value-type="float" office:value="22.8576471805572" calcext:value-type="float">
            <text:p>22.8576471806</text:p>
          </table:table-cell>
          <table:table-cell table:formula="of:=[.C821]/([.D821]-[.D820])" office:value-type="float" office:value="100023.857766422" calcext:value-type="float">
            <text:p>100023.85776642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7382.94909" calcext:value-type="float">
            <text:p>1456447382.94909</text:p>
          </table:table-cell>
          <table:table-cell office:value-type="float" office:value="1120" calcext:value-type="float">
            <text:p>1120</text:p>
          </table:table-cell>
          <table:table-cell table:formula="of:=[.B822]-[.B$2]" office:value-type="float" office:value="22.875960111618" calcext:value-type="float">
            <text:p>22.8759601116</text:p>
          </table:table-cell>
          <table:table-cell table:formula="of:=[.C822]/([.D822]-[.D821])" office:value-type="float" office:value="61158.9699257909" calcext:value-type="float">
            <text:p>61158.969925790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7382.96027" calcext:value-type="float">
            <text:p>1456447382.96027</text:p>
          </table:table-cell>
          <table:table-cell office:value-type="float" office:value="1120" calcext:value-type="float">
            <text:p>1120</text:p>
          </table:table-cell>
          <table:table-cell table:formula="of:=[.B823]-[.B$2]" office:value-type="float" office:value="22.8871374130249" calcext:value-type="float">
            <text:p>22.887137413</text:p>
          </table:table-cell>
          <table:table-cell table:formula="of:=[.C823]/([.D823]-[.D822])" office:value-type="float" office:value="100203.077579403" calcext:value-type="float">
            <text:p>100203.07757940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7382.97129" calcext:value-type="float">
            <text:p>1456447382.97129</text:p>
          </table:table-cell>
          <table:table-cell office:value-type="float" office:value="1120" calcext:value-type="float">
            <text:p>1120</text:p>
          </table:table-cell>
          <table:table-cell table:formula="of:=[.B824]-[.B$2]" office:value-type="float" office:value="22.8981523513794" calcext:value-type="float">
            <text:p>22.8981523514</text:p>
          </table:table-cell>
          <table:table-cell table:formula="of:=[.C824]/([.D824]-[.D823])" office:value-type="float" office:value="101680.096969697" calcext:value-type="float">
            <text:p>101680.09696969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7382.98243" calcext:value-type="float">
            <text:p>1456447382.98243</text:p>
          </table:table-cell>
          <table:table-cell office:value-type="float" office:value="1120" calcext:value-type="float">
            <text:p>1120</text:p>
          </table:table-cell>
          <table:table-cell table:formula="of:=[.B825]-[.B$2]" office:value-type="float" office:value="22.909291267395" calcext:value-type="float">
            <text:p>22.9092912674</text:p>
          </table:table-cell>
          <table:table-cell table:formula="of:=[.C825]/([.D825]-[.D824])" office:value-type="float" office:value="100548.383561644" calcext:value-type="float">
            <text:p>100548.38356164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7382.9936" calcext:value-type="float">
            <text:p>1456447382.9936</text:p>
          </table:table-cell>
          <table:table-cell office:value-type="float" office:value="1120" calcext:value-type="float">
            <text:p>1120</text:p>
          </table:table-cell>
          <table:table-cell table:formula="of:=[.B826]-[.B$2]" office:value-type="float" office:value="22.9204642772675" calcext:value-type="float">
            <text:p>22.9204642773</text:p>
          </table:table-cell>
          <table:table-cell table:formula="of:=[.C826]/([.D826]-[.D825])" office:value-type="float" office:value="100241.565414079" calcext:value-type="float">
            <text:p>100241.56541407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7383.00468" calcext:value-type="float">
            <text:p>1456447383.00468</text:p>
          </table:table-cell>
          <table:table-cell office:value-type="float" office:value="1120" calcext:value-type="float">
            <text:p>1120</text:p>
          </table:table-cell>
          <table:table-cell table:formula="of:=[.B827]-[.B$2]" office:value-type="float" office:value="22.931544303894" calcext:value-type="float">
            <text:p>22.9315443039</text:p>
          </table:table-cell>
          <table:table-cell table:formula="of:=[.C827]/([.D827]-[.D826])" office:value-type="float" office:value="101082.789576743" calcext:value-type="float">
            <text:p>101082.78957674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7383.02602" calcext:value-type="float">
            <text:p>1456447383.02602</text:p>
          </table:table-cell>
          <table:table-cell office:value-type="float" office:value="1120" calcext:value-type="float">
            <text:p>1120</text:p>
          </table:table-cell>
          <table:table-cell table:formula="of:=[.B828]-[.B$2]" office:value-type="float" office:value="22.9528858661652" calcext:value-type="float">
            <text:p>22.9528858662</text:p>
          </table:table-cell>
          <table:table-cell table:formula="of:=[.C828]/([.D828]-[.D827])" office:value-type="float" office:value="52479.756906818" calcext:value-type="float">
            <text:p>52479.7569068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7383.03" calcext:value-type="float">
            <text:p>1456447383.03</text:p>
          </table:table-cell>
          <table:table-cell office:value-type="float" office:value="1120" calcext:value-type="float">
            <text:p>1120</text:p>
          </table:table-cell>
          <table:table-cell table:formula="of:=[.B829]-[.B$2]" office:value-type="float" office:value="22.9568653106689" calcext:value-type="float">
            <text:p>22.9568653107</text:p>
          </table:table-cell>
          <table:table-cell table:formula="of:=[.C829]/([.D829]-[.D828])" office:value-type="float" office:value="281446.317176922" calcext:value-type="float">
            <text:p>281446.31717692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7383.03392" calcext:value-type="float">
            <text:p>1456447383.03392</text:p>
          </table:table-cell>
          <table:table-cell office:value-type="float" office:value="1120" calcext:value-type="float">
            <text:p>1120</text:p>
          </table:table-cell>
          <table:table-cell table:formula="of:=[.B830]-[.B$2]" office:value-type="float" office:value="22.9607858657837" calcext:value-type="float">
            <text:p>22.9607858658</text:p>
          </table:table-cell>
          <table:table-cell table:formula="of:=[.C830]/([.D830]-[.D829])" office:value-type="float" office:value="285673.831184627" calcext:value-type="float">
            <text:p>285673.83118462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7383.03787" calcext:value-type="float">
            <text:p>1456447383.03787</text:p>
          </table:table-cell>
          <table:table-cell office:value-type="float" office:value="1120" calcext:value-type="float">
            <text:p>1120</text:p>
          </table:table-cell>
          <table:table-cell table:formula="of:=[.B831]-[.B$2]" office:value-type="float" office:value="22.9647397994995" calcext:value-type="float">
            <text:p>22.9647397995</text:p>
          </table:table-cell>
          <table:table-cell table:formula="of:=[.C831]/([.D831]-[.D830])" office:value-type="float" office:value="283262.209358418" calcext:value-type="float">
            <text:p>283262.2093584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7383.04603" calcext:value-type="float">
            <text:p>1456447383.04603</text:p>
          </table:table-cell>
          <table:table-cell office:value-type="float" office:value="1120" calcext:value-type="float">
            <text:p>1120</text:p>
          </table:table-cell>
          <table:table-cell table:formula="of:=[.B832]-[.B$2]" office:value-type="float" office:value="22.9728968143463" calcext:value-type="float">
            <text:p>22.9728968143</text:p>
          </table:table-cell>
          <table:table-cell table:formula="of:=[.C832]/([.D832]-[.D831])" office:value-type="float" office:value="137305.131967381" calcext:value-type="float">
            <text:p>137305.13196738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7383.05298" calcext:value-type="float">
            <text:p>1456447383.05298</text:p>
          </table:table-cell>
          <table:table-cell office:value-type="float" office:value="1120" calcext:value-type="float">
            <text:p>1120</text:p>
          </table:table-cell>
          <table:table-cell table:formula="of:=[.B833]-[.B$2]" office:value-type="float" office:value="22.9798429012299" calcext:value-type="float">
            <text:p>22.9798429012</text:p>
          </table:table-cell>
          <table:table-cell table:formula="of:=[.C833]/([.D833]-[.D832])" office:value-type="float" office:value="161241.864488227" calcext:value-type="float">
            <text:p>161241.86448822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7383.06428" calcext:value-type="float">
            <text:p>1456447383.06428</text:p>
          </table:table-cell>
          <table:table-cell office:value-type="float" office:value="1120" calcext:value-type="float">
            <text:p>1120</text:p>
          </table:table-cell>
          <table:table-cell table:formula="of:=[.B834]-[.B$2]" office:value-type="float" office:value="22.9911448955536" calcext:value-type="float">
            <text:p>22.9911448956</text:p>
          </table:table-cell>
          <table:table-cell table:formula="of:=[.C834]/([.D834]-[.D833])" office:value-type="float" office:value="99097.5546367395" calcext:value-type="float">
            <text:p>99097.554636739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7383.06822" calcext:value-type="float">
            <text:p>1456447383.06822</text:p>
          </table:table-cell>
          <table:table-cell office:value-type="float" office:value="1120" calcext:value-type="float">
            <text:p>1120</text:p>
          </table:table-cell>
          <table:table-cell table:formula="of:=[.B835]-[.B$2]" office:value-type="float" office:value="22.9950873851776" calcext:value-type="float">
            <text:p>22.9950873852</text:p>
          </table:table-cell>
          <table:table-cell table:formula="of:=[.C835]/([.D835]-[.D834])" office:value-type="float" office:value="284084.450895017" calcext:value-type="float">
            <text:p>284084.45089501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7383.07407" calcext:value-type="float">
            <text:p>1456447383.07407</text:p>
          </table:table-cell>
          <table:table-cell office:value-type="float" office:value="1120" calcext:value-type="float">
            <text:p>1120</text:p>
          </table:table-cell>
          <table:table-cell table:formula="of:=[.B836]-[.B$2]" office:value-type="float" office:value="23.0009346008301" calcext:value-type="float">
            <text:p>23.0009346008</text:p>
          </table:table-cell>
          <table:table-cell table:formula="of:=[.C836]/([.D836]-[.D835])" office:value-type="float" office:value="191544.158205912" calcext:value-type="float">
            <text:p>191544.1582059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7383.07802" calcext:value-type="float">
            <text:p>1456447383.07802</text:p>
          </table:table-cell>
          <table:table-cell office:value-type="float" office:value="1120" calcext:value-type="float">
            <text:p>1120</text:p>
          </table:table-cell>
          <table:table-cell table:formula="of:=[.B837]-[.B$2]" office:value-type="float" office:value="23.0048835277557" calcext:value-type="float">
            <text:p>23.0048835278</text:p>
          </table:table-cell>
          <table:table-cell table:formula="of:=[.C837]/([.D837]-[.D836])" office:value-type="float" office:value="283621.353619513" calcext:value-type="float">
            <text:p>283621.3536195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7383.08194" calcext:value-type="float">
            <text:p>1456447383.08194</text:p>
          </table:table-cell>
          <table:table-cell office:value-type="float" office:value="1120" calcext:value-type="float">
            <text:p>1120</text:p>
          </table:table-cell>
          <table:table-cell table:formula="of:=[.B838]-[.B$2]" office:value-type="float" office:value="23.0088012218475" calcext:value-type="float">
            <text:p>23.0088012218</text:p>
          </table:table-cell>
          <table:table-cell table:formula="of:=[.C838]/([.D838]-[.D837])" office:value-type="float" office:value="285882.453748783" calcext:value-type="float">
            <text:p>285882.45374878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7383.08592" calcext:value-type="float">
            <text:p>1456447383.08592</text:p>
          </table:table-cell>
          <table:table-cell office:value-type="float" office:value="1120" calcext:value-type="float">
            <text:p>1120</text:p>
          </table:table-cell>
          <table:table-cell table:formula="of:=[.B839]-[.B$2]" office:value-type="float" office:value="23.0127897262573" calcext:value-type="float">
            <text:p>23.0127897263</text:p>
          </table:table-cell>
          <table:table-cell table:formula="of:=[.C839]/([.D839]-[.D838])" office:value-type="float" office:value="280807.010580429" calcext:value-type="float">
            <text:p>280807.01058042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7383.08982" calcext:value-type="float">
            <text:p>1456447383.08982</text:p>
          </table:table-cell>
          <table:table-cell office:value-type="float" office:value="1120" calcext:value-type="float">
            <text:p>1120</text:p>
          </table:table-cell>
          <table:table-cell table:formula="of:=[.B840]-[.B$2]" office:value-type="float" office:value="23.0166900157928" calcext:value-type="float">
            <text:p>23.0166900158</text:p>
          </table:table-cell>
          <table:table-cell table:formula="of:=[.C840]/([.D840]-[.D839])" office:value-type="float" office:value="287158.168592212" calcext:value-type="float">
            <text:p>287158.1685922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7383.09371" calcext:value-type="float">
            <text:p>1456447383.09371</text:p>
          </table:table-cell>
          <table:table-cell office:value-type="float" office:value="1120" calcext:value-type="float">
            <text:p>1120</text:p>
          </table:table-cell>
          <table:table-cell table:formula="of:=[.B841]-[.B$2]" office:value-type="float" office:value="23.0205764770508" calcext:value-type="float">
            <text:p>23.0205764771</text:p>
          </table:table-cell>
          <table:table-cell table:formula="of:=[.C841]/([.D841]-[.D840])" office:value-type="float" office:value="288179.89571192" calcext:value-type="float">
            <text:p>288179.895711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7383.09777" calcext:value-type="float">
            <text:p>1456447383.09777</text:p>
          </table:table-cell>
          <table:table-cell office:value-type="float" office:value="1120" calcext:value-type="float">
            <text:p>1120</text:p>
          </table:table-cell>
          <table:table-cell table:formula="of:=[.B842]-[.B$2]" office:value-type="float" office:value="23.0246365070343" calcext:value-type="float">
            <text:p>23.024636507</text:p>
          </table:table-cell>
          <table:table-cell table:formula="of:=[.C842]/([.D842]-[.D841])" office:value-type="float" office:value="275860.031710611" calcext:value-type="float">
            <text:p>275860.0317106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7383.10916" calcext:value-type="float">
            <text:p>1456447383.10916</text:p>
          </table:table-cell>
          <table:table-cell office:value-type="float" office:value="1120" calcext:value-type="float">
            <text:p>1120</text:p>
          </table:table-cell>
          <table:table-cell table:formula="of:=[.B843]-[.B$2]" office:value-type="float" office:value="23.0360243320465" calcext:value-type="float">
            <text:p>23.036024332</text:p>
          </table:table-cell>
          <table:table-cell table:formula="of:=[.C843]/([.D843]-[.D842])" office:value-type="float" office:value="98350.6506992714" calcext:value-type="float">
            <text:p>98350.65069927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7383.1205" calcext:value-type="float">
            <text:p>1456447383.1205</text:p>
          </table:table-cell>
          <table:table-cell office:value-type="float" office:value="1120" calcext:value-type="float">
            <text:p>1120</text:p>
          </table:table-cell>
          <table:table-cell table:formula="of:=[.B844]-[.B$2]" office:value-type="float" office:value="23.0473616123199" calcext:value-type="float">
            <text:p>23.0473616123</text:p>
          </table:table-cell>
          <table:table-cell table:formula="of:=[.C844]/([.D844]-[.D843])" office:value-type="float" office:value="98789.1251682369" calcext:value-type="float">
            <text:p>98789.125168236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7383.1318" calcext:value-type="float">
            <text:p>1456447383.1318</text:p>
          </table:table-cell>
          <table:table-cell office:value-type="float" office:value="1120" calcext:value-type="float">
            <text:p>1120</text:p>
          </table:table-cell>
          <table:table-cell table:formula="of:=[.B845]-[.B$2]" office:value-type="float" office:value="23.0586674213409" calcext:value-type="float">
            <text:p>23.0586674213</text:p>
          </table:table-cell>
          <table:table-cell table:formula="of:=[.C845]/([.D845]-[.D844])" office:value-type="float" office:value="99064.1180936314" calcext:value-type="float">
            <text:p>99064.11809363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7383.14316" calcext:value-type="float">
            <text:p>1456447383.14316</text:p>
          </table:table-cell>
          <table:table-cell office:value-type="float" office:value="1120" calcext:value-type="float">
            <text:p>1120</text:p>
          </table:table-cell>
          <table:table-cell table:formula="of:=[.B846]-[.B$2]" office:value-type="float" office:value="23.0700311660767" calcext:value-type="float">
            <text:p>23.0700311661</text:p>
          </table:table-cell>
          <table:table-cell table:formula="of:=[.C846]/([.D846]-[.D845])" office:value-type="float" office:value="98559.0600675577" calcext:value-type="float">
            <text:p>98559.060067557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7383.15442" calcext:value-type="float">
            <text:p>1456447383.15442</text:p>
          </table:table-cell>
          <table:table-cell office:value-type="float" office:value="1120" calcext:value-type="float">
            <text:p>1120</text:p>
          </table:table-cell>
          <table:table-cell table:formula="of:=[.B847]-[.B$2]" office:value-type="float" office:value="23.0812878608704" calcext:value-type="float">
            <text:p>23.0812878609</text:p>
          </table:table-cell>
          <table:table-cell table:formula="of:=[.C847]/([.D847]-[.D846])" office:value-type="float" office:value="99496.3459990681" calcext:value-type="float">
            <text:p>99496.34599906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7383.16617" calcext:value-type="float">
            <text:p>1456447383.16617</text:p>
          </table:table-cell>
          <table:table-cell office:value-type="float" office:value="1120" calcext:value-type="float">
            <text:p>1120</text:p>
          </table:table-cell>
          <table:table-cell table:formula="of:=[.B848]-[.B$2]" office:value-type="float" office:value="23.0930409431458" calcext:value-type="float">
            <text:p>23.0930409431</text:p>
          </table:table-cell>
          <table:table-cell table:formula="of:=[.C848]/([.D848]-[.D847])" office:value-type="float" office:value="95294.1512495943" calcext:value-type="float">
            <text:p>95294.15124959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7383.17746" calcext:value-type="float">
            <text:p>1456447383.17746</text:p>
          </table:table-cell>
          <table:table-cell office:value-type="float" office:value="1120" calcext:value-type="float">
            <text:p>1120</text:p>
          </table:table-cell>
          <table:table-cell table:formula="of:=[.B849]-[.B$2]" office:value-type="float" office:value="23.1043229103088" calcext:value-type="float">
            <text:p>23.1043229103</text:p>
          </table:table-cell>
          <table:table-cell table:formula="of:=[.C849]/([.D849]-[.D848])" office:value-type="float" office:value="99273.4674556213" calcext:value-type="float">
            <text:p>99273.46745562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7383.18892" calcext:value-type="float">
            <text:p>1456447383.18892</text:p>
          </table:table-cell>
          <table:table-cell office:value-type="float" office:value="1120" calcext:value-type="float">
            <text:p>1120</text:p>
          </table:table-cell>
          <table:table-cell table:formula="of:=[.B850]-[.B$2]" office:value-type="float" office:value="23.1157882213593" calcext:value-type="float">
            <text:p>23.1157882214</text:p>
          </table:table-cell>
          <table:table-cell table:formula="of:=[.C850]/([.D850]-[.D849])" office:value-type="float" office:value="97685.967269022" calcext:value-type="float">
            <text:p>97685.96726902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7383.20019" calcext:value-type="float">
            <text:p>1456447383.20019</text:p>
          </table:table-cell>
          <table:table-cell office:value-type="float" office:value="1120" calcext:value-type="float">
            <text:p>1120</text:p>
          </table:table-cell>
          <table:table-cell table:formula="of:=[.B851]-[.B$2]" office:value-type="float" office:value="23.1270589828491" calcext:value-type="float">
            <text:p>23.1270589828</text:p>
          </table:table-cell>
          <table:table-cell table:formula="of:=[.C851]/([.D851]-[.D850])" office:value-type="float" office:value="99372.1676221099" calcext:value-type="float">
            <text:p>99372.16762210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7383.21151" calcext:value-type="float">
            <text:p>1456447383.21151</text:p>
          </table:table-cell>
          <table:table-cell office:value-type="float" office:value="1120" calcext:value-type="float">
            <text:p>1120</text:p>
          </table:table-cell>
          <table:table-cell table:formula="of:=[.B852]-[.B$2]" office:value-type="float" office:value="23.1383771896362" calcext:value-type="float">
            <text:p>23.1383771896</text:p>
          </table:table-cell>
          <table:table-cell table:formula="of:=[.C852]/([.D852]-[.D851])" office:value-type="float" office:value="98955.6049882036" calcext:value-type="float">
            <text:p>98955.604988203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7383.22275" calcext:value-type="float">
            <text:p>1456447383.22275</text:p>
          </table:table-cell>
          <table:table-cell office:value-type="float" office:value="1120" calcext:value-type="float">
            <text:p>1120</text:p>
          </table:table-cell>
          <table:table-cell table:formula="of:=[.B853]-[.B$2]" office:value-type="float" office:value="23.1496169567108" calcext:value-type="float">
            <text:p>23.1496169567</text:p>
          </table:table-cell>
          <table:table-cell table:formula="of:=[.C853]/([.D853]-[.D852])" office:value-type="float" office:value="99646.1930721422" calcext:value-type="float">
            <text:p>99646.19307214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7383.23408" calcext:value-type="float">
            <text:p>1456447383.23408</text:p>
          </table:table-cell>
          <table:table-cell office:value-type="float" office:value="1120" calcext:value-type="float">
            <text:p>1120</text:p>
          </table:table-cell>
          <table:table-cell table:formula="of:=[.B854]-[.B$2]" office:value-type="float" office:value="23.160947561264" calcext:value-type="float">
            <text:p>23.1609475613</text:p>
          </table:table-cell>
          <table:table-cell table:formula="of:=[.C854]/([.D854]-[.D853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7383.2454" calcext:value-type="float">
            <text:p>1456447383.2454</text:p>
          </table:table-cell>
          <table:table-cell office:value-type="float" office:value="1120" calcext:value-type="float">
            <text:p>1120</text:p>
          </table:table-cell>
          <table:table-cell table:formula="of:=[.B855]-[.B$2]" office:value-type="float" office:value="23.172262430191" calcext:value-type="float">
            <text:p>23.1722624302</text:p>
          </table:table-cell>
          <table:table-cell table:formula="of:=[.C855]/([.D855]-[.D854])" office:value-type="float" office:value="98984.796662312" calcext:value-type="float">
            <text:p>98984.79666231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7383.25679" calcext:value-type="float">
            <text:p>1456447383.25679</text:p>
          </table:table-cell>
          <table:table-cell office:value-type="float" office:value="1120" calcext:value-type="float">
            <text:p>1120</text:p>
          </table:table-cell>
          <table:table-cell table:formula="of:=[.B856]-[.B$2]" office:value-type="float" office:value="23.1836595535278" calcext:value-type="float">
            <text:p>23.1836595535</text:p>
          </table:table-cell>
          <table:table-cell table:formula="of:=[.C856]/([.D856]-[.D855])" office:value-type="float" office:value="98270.411480451" calcext:value-type="float">
            <text:p>98270.4114804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7383.26816" calcext:value-type="float">
            <text:p>1456447383.26816</text:p>
          </table:table-cell>
          <table:table-cell office:value-type="float" office:value="1120" calcext:value-type="float">
            <text:p>1120</text:p>
          </table:table-cell>
          <table:table-cell table:formula="of:=[.B857]-[.B$2]" office:value-type="float" office:value="23.1950273513794" calcext:value-type="float">
            <text:p>23.1950273514</text:p>
          </table:table-cell>
          <table:table-cell table:formula="of:=[.C857]/([.D857]-[.D856])" office:value-type="float" office:value="98523.9194630872" calcext:value-type="float">
            <text:p>98523.919463087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7383.27982" calcext:value-type="float">
            <text:p>1456447383.27982</text:p>
          </table:table-cell>
          <table:table-cell office:value-type="float" office:value="1120" calcext:value-type="float">
            <text:p>1120</text:p>
          </table:table-cell>
          <table:table-cell table:formula="of:=[.B858]-[.B$2]" office:value-type="float" office:value="23.2066869735718" calcext:value-type="float">
            <text:p>23.2066869736</text:p>
          </table:table-cell>
          <table:table-cell table:formula="of:=[.C858]/([.D858]-[.D857])" office:value-type="float" office:value="96058.0009815148" calcext:value-type="float">
            <text:p>96058.000981514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7383.29125" calcext:value-type="float">
            <text:p>1456447383.29125</text:p>
          </table:table-cell>
          <table:table-cell office:value-type="float" office:value="1120" calcext:value-type="float">
            <text:p>1120</text:p>
          </table:table-cell>
          <table:table-cell table:formula="of:=[.B859]-[.B$2]" office:value-type="float" office:value="23.2181136608124" calcext:value-type="float">
            <text:p>23.2181136608</text:p>
          </table:table-cell>
          <table:table-cell table:formula="of:=[.C859]/([.D859]-[.D858])" office:value-type="float" office:value="98016.1595760219" calcext:value-type="float">
            <text:p>98016.159576021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7383.30267" calcext:value-type="float">
            <text:p>1456447383.30267</text:p>
          </table:table-cell>
          <table:table-cell office:value-type="float" office:value="1120" calcext:value-type="float">
            <text:p>1120</text:p>
          </table:table-cell>
          <table:table-cell table:formula="of:=[.B860]-[.B$2]" office:value-type="float" office:value="23.2295365333557" calcext:value-type="float">
            <text:p>23.2295365334</text:p>
          </table:table-cell>
          <table:table-cell table:formula="of:=[.C860]/([.D860]-[.D859])" office:value-type="float" office:value="98048.8923211789" calcext:value-type="float">
            <text:p>98048.892321178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7383.3171" calcext:value-type="float">
            <text:p>1456447383.3171</text:p>
          </table:table-cell>
          <table:table-cell office:value-type="float" office:value="1120" calcext:value-type="float">
            <text:p>1120</text:p>
          </table:table-cell>
          <table:table-cell table:formula="of:=[.B861]-[.B$2]" office:value-type="float" office:value="23.2439630031586" calcext:value-type="float">
            <text:p>23.2439630032</text:p>
          </table:table-cell>
          <table:table-cell table:formula="of:=[.C861]/([.D861]-[.D860])" office:value-type="float" office:value="77635.0704853823" calcext:value-type="float">
            <text:p>77635.07048538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7383.32549" calcext:value-type="float">
            <text:p>1456447383.32549</text:p>
          </table:table-cell>
          <table:table-cell office:value-type="float" office:value="1120" calcext:value-type="float">
            <text:p>1120</text:p>
          </table:table-cell>
          <table:table-cell table:formula="of:=[.B862]-[.B$2]" office:value-type="float" office:value="23.2523553371429" calcext:value-type="float">
            <text:p>23.2523553371</text:p>
          </table:table-cell>
          <table:table-cell table:formula="of:=[.C862]/([.D862]-[.D861])" office:value-type="float" office:value="133455.127272727" calcext:value-type="float">
            <text:p>133455.12727272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7383.33699" calcext:value-type="float">
            <text:p>1456447383.33699</text:p>
          </table:table-cell>
          <table:table-cell office:value-type="float" office:value="1120" calcext:value-type="float">
            <text:p>1120</text:p>
          </table:table-cell>
          <table:table-cell table:formula="of:=[.B863]-[.B$2]" office:value-type="float" office:value="23.2638518810272" calcext:value-type="float">
            <text:p>23.263851881</text:p>
          </table:table-cell>
          <table:table-cell table:formula="of:=[.C863]/([.D863]-[.D862])" office:value-type="float" office:value="97420.582330983" calcext:value-type="float">
            <text:p>97420.58233098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7383.34808" calcext:value-type="float">
            <text:p>1456447383.34808</text:p>
          </table:table-cell>
          <table:table-cell office:value-type="float" office:value="1120" calcext:value-type="float">
            <text:p>1120</text:p>
          </table:table-cell>
          <table:table-cell table:formula="of:=[.B864]-[.B$2]" office:value-type="float" office:value="23.2749490737915" calcext:value-type="float">
            <text:p>23.2749490738</text:p>
          </table:table-cell>
          <table:table-cell table:formula="of:=[.C864]/([.D864]-[.D863])" office:value-type="float" office:value="100926.425609625" calcext:value-type="float">
            <text:p>100926.4256096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7383.35952" calcext:value-type="float">
            <text:p>1456447383.35952</text:p>
          </table:table-cell>
          <table:table-cell office:value-type="float" office:value="1120" calcext:value-type="float">
            <text:p>1120</text:p>
          </table:table-cell>
          <table:table-cell table:formula="of:=[.B865]-[.B$2]" office:value-type="float" office:value="23.2863881587982" calcext:value-type="float">
            <text:p>23.2863881588</text:p>
          </table:table-cell>
          <table:table-cell table:formula="of:=[.C865]/([.D865]-[.D864])" office:value-type="float" office:value="97909.928927239" calcext:value-type="float">
            <text:p>97909.92892723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7383.37073" calcext:value-type="float">
            <text:p>1456447383.37073</text:p>
          </table:table-cell>
          <table:table-cell office:value-type="float" office:value="1120" calcext:value-type="float">
            <text:p>1120</text:p>
          </table:table-cell>
          <table:table-cell table:formula="of:=[.B866]-[.B$2]" office:value-type="float" office:value="23.2975928783417" calcext:value-type="float">
            <text:p>23.2975928783</text:p>
          </table:table-cell>
          <table:table-cell table:formula="of:=[.C866]/([.D866]-[.D865])" office:value-type="float" office:value="99957.8789684228" calcext:value-type="float">
            <text:p>99957.878968422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7383.38203" calcext:value-type="float">
            <text:p>1456447383.38203</text:p>
          </table:table-cell>
          <table:table-cell office:value-type="float" office:value="1120" calcext:value-type="float">
            <text:p>1120</text:p>
          </table:table-cell>
          <table:table-cell table:formula="of:=[.B867]-[.B$2]" office:value-type="float" office:value="23.3088953495026" calcext:value-type="float">
            <text:p>23.3088953495</text:p>
          </table:table-cell>
          <table:table-cell table:formula="of:=[.C867]/([.D867]-[.D866])" office:value-type="float" office:value="99093.3738345357" calcext:value-type="float">
            <text:p>99093.373834535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7383.39346" calcext:value-type="float">
            <text:p>1456447383.39346</text:p>
          </table:table-cell>
          <table:table-cell office:value-type="float" office:value="1120" calcext:value-type="float">
            <text:p>1120</text:p>
          </table:table-cell>
          <table:table-cell table:formula="of:=[.B868]-[.B$2]" office:value-type="float" office:value="23.3203296661377" calcext:value-type="float">
            <text:p>23.3203296661</text:p>
          </table:table-cell>
          <table:table-cell table:formula="of:=[.C868]/([.D868]-[.D867])" office:value-type="float" office:value="97950.7596071645" calcext:value-type="float">
            <text:p>97950.759607164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7383.40488" calcext:value-type="float">
            <text:p>1456447383.40488</text:p>
          </table:table-cell>
          <table:table-cell office:value-type="float" office:value="1120" calcext:value-type="float">
            <text:p>1120</text:p>
          </table:table-cell>
          <table:table-cell table:formula="of:=[.B869]-[.B$2]" office:value-type="float" office:value="23.3317506313324" calcext:value-type="float">
            <text:p>23.3317506313</text:p>
          </table:table-cell>
          <table:table-cell table:formula="of:=[.C869]/([.D869]-[.D868])" office:value-type="float" office:value="98065.266893514" calcext:value-type="float">
            <text:p>98065.2668935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7383.4164" calcext:value-type="float">
            <text:p>1456447383.4164</text:p>
          </table:table-cell>
          <table:table-cell office:value-type="float" office:value="1120" calcext:value-type="float">
            <text:p>1120</text:p>
          </table:table-cell>
          <table:table-cell table:formula="of:=[.B870]-[.B$2]" office:value-type="float" office:value="23.3432655334473" calcext:value-type="float">
            <text:p>23.3432655334</text:p>
          </table:table-cell>
          <table:table-cell table:formula="of:=[.C870]/([.D870]-[.D869])" office:value-type="float" office:value="97265.2645091828" calcext:value-type="float">
            <text:p>97265.264509182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7383.42774" calcext:value-type="float">
            <text:p>1456447383.42774</text:p>
          </table:table-cell>
          <table:table-cell office:value-type="float" office:value="1120" calcext:value-type="float">
            <text:p>1120</text:p>
          </table:table-cell>
          <table:table-cell table:formula="of:=[.B871]-[.B$2]" office:value-type="float" office:value="23.3546018600464" calcext:value-type="float">
            <text:p>23.35460186</text:p>
          </table:table-cell>
          <table:table-cell table:formula="of:=[.C871]/([.D871]-[.D870])" office:value-type="float" office:value="98797.4358542946" calcext:value-type="float">
            <text:p>98797.435854294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7383.4392" calcext:value-type="float">
            <text:p>1456447383.4392</text:p>
          </table:table-cell>
          <table:table-cell office:value-type="float" office:value="1120" calcext:value-type="float">
            <text:p>1120</text:p>
          </table:table-cell>
          <table:table-cell table:formula="of:=[.B872]-[.B$2]" office:value-type="float" office:value="23.3660659790039" calcext:value-type="float">
            <text:p>23.366065979</text:p>
          </table:table-cell>
          <table:table-cell table:formula="of:=[.C872]/([.D872]-[.D871])" office:value-type="float" office:value="97696.1251143832" calcext:value-type="float">
            <text:p>97696.125114383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7383.45147" calcext:value-type="float">
            <text:p>1456447383.45147</text:p>
          </table:table-cell>
          <table:table-cell office:value-type="float" office:value="1120" calcext:value-type="float">
            <text:p>1120</text:p>
          </table:table-cell>
          <table:table-cell table:formula="of:=[.B873]-[.B$2]" office:value-type="float" office:value="23.3783392906189" calcext:value-type="float">
            <text:p>23.3783392906</text:p>
          </table:table-cell>
          <table:table-cell table:formula="of:=[.C873]/([.D873]-[.D872])" office:value-type="float" office:value="91254.9143323361" calcext:value-type="float">
            <text:p>91254.91433233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7383.46194" calcext:value-type="float">
            <text:p>1456447383.46194</text:p>
          </table:table-cell>
          <table:table-cell office:value-type="float" office:value="1120" calcext:value-type="float">
            <text:p>1120</text:p>
          </table:table-cell>
          <table:table-cell table:formula="of:=[.B874]-[.B$2]" office:value-type="float" office:value="23.3888020515442" calcext:value-type="float">
            <text:p>23.3888020515</text:p>
          </table:table-cell>
          <table:table-cell table:formula="of:=[.C874]/([.D874]-[.D873])" office:value-type="float" office:value="107046.314830006" calcext:value-type="float">
            <text:p>107046.31483000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7383.47325" calcext:value-type="float">
            <text:p>1456447383.47325</text:p>
          </table:table-cell>
          <table:table-cell office:value-type="float" office:value="1120" calcext:value-type="float">
            <text:p>1120</text:p>
          </table:table-cell>
          <table:table-cell table:formula="of:=[.B875]-[.B$2]" office:value-type="float" office:value="23.4001135826111" calcext:value-type="float">
            <text:p>23.4001135826</text:p>
          </table:table-cell>
          <table:table-cell table:formula="of:=[.C875]/([.D875]-[.D874])" office:value-type="float" office:value="99014.005564455" calcext:value-type="float">
            <text:p>99014.00556445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7383.48463" calcext:value-type="float">
            <text:p>1456447383.48463</text:p>
          </table:table-cell>
          <table:table-cell office:value-type="float" office:value="1120" calcext:value-type="float">
            <text:p>1120</text:p>
          </table:table-cell>
          <table:table-cell table:formula="of:=[.B876]-[.B$2]" office:value-type="float" office:value="23.4114923477173" calcext:value-type="float">
            <text:p>23.4114923477</text:p>
          </table:table-cell>
          <table:table-cell table:formula="of:=[.C876]/([.D876]-[.D875])" office:value-type="float" office:value="98428.958638897" calcext:value-type="float">
            <text:p>98428.95863889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7383.49612" calcext:value-type="float">
            <text:p>1456447383.49612</text:p>
          </table:table-cell>
          <table:table-cell office:value-type="float" office:value="1120" calcext:value-type="float">
            <text:p>1120</text:p>
          </table:table-cell>
          <table:table-cell table:formula="of:=[.B877]-[.B$2]" office:value-type="float" office:value="23.4229860305786" calcext:value-type="float">
            <text:p>23.4229860306</text:p>
          </table:table-cell>
          <table:table-cell table:formula="of:=[.C877]/([.D877]-[.D876])" office:value-type="float" office:value="97444.8323929638" calcext:value-type="float">
            <text:p>97444.83239296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7383.50723" calcext:value-type="float">
            <text:p>1456447383.50723</text:p>
          </table:table-cell>
          <table:table-cell office:value-type="float" office:value="1120" calcext:value-type="float">
            <text:p>1120</text:p>
          </table:table-cell>
          <table:table-cell table:formula="of:=[.B878]-[.B$2]" office:value-type="float" office:value="23.4340965747833" calcext:value-type="float">
            <text:p>23.4340965748</text:p>
          </table:table-cell>
          <table:table-cell table:formula="of:=[.C878]/([.D878]-[.D877])" office:value-type="float" office:value="100805.14323727" calcext:value-type="float">
            <text:p>100805.1432372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7383.51853" calcext:value-type="float">
            <text:p>1456447383.51853</text:p>
          </table:table-cell>
          <table:table-cell office:value-type="float" office:value="1120" calcext:value-type="float">
            <text:p>1120</text:p>
          </table:table-cell>
          <table:table-cell table:formula="of:=[.B879]-[.B$2]" office:value-type="float" office:value="23.4453952312469" calcext:value-type="float">
            <text:p>23.4453952312</text:p>
          </table:table-cell>
          <table:table-cell table:formula="of:=[.C879]/([.D879]-[.D878])" office:value-type="float" office:value="99126.8301329395" calcext:value-type="float">
            <text:p>99126.830132939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7383.53054" calcext:value-type="float">
            <text:p>1456447383.53054</text:p>
          </table:table-cell>
          <table:table-cell office:value-type="float" office:value="1120" calcext:value-type="float">
            <text:p>1120</text:p>
          </table:table-cell>
          <table:table-cell table:formula="of:=[.B880]-[.B$2]" office:value-type="float" office:value="23.4574036598206" calcext:value-type="float">
            <text:p>23.4574036598</text:p>
          </table:table-cell>
          <table:table-cell table:formula="of:=[.C880]/([.D880]-[.D879])" office:value-type="float" office:value="93267.8237735025" calcext:value-type="float">
            <text:p>93267.823773502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6447383.54193" calcext:value-type="float">
            <text:p>1456447383.54193</text:p>
          </table:table-cell>
          <table:table-cell office:value-type="float" office:value="1120" calcext:value-type="float">
            <text:p>1120</text:p>
          </table:table-cell>
          <table:table-cell table:formula="of:=[.B881]-[.B$2]" office:value-type="float" office:value="23.4687955379486" calcext:value-type="float">
            <text:p>23.4687955379</text:p>
          </table:table-cell>
          <table:table-cell table:formula="of:=[.C881]/([.D881]-[.D880])" office:value-type="float" office:value="98315.6585253553" calcext:value-type="float">
            <text:p>98315.658525355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6447383.55343" calcext:value-type="float">
            <text:p>1456447383.55343</text:p>
          </table:table-cell>
          <table:table-cell office:value-type="float" office:value="1120" calcext:value-type="float">
            <text:p>1120</text:p>
          </table:table-cell>
          <table:table-cell table:formula="of:=[.B882]-[.B$2]" office:value-type="float" office:value="23.4802978038788" calcext:value-type="float">
            <text:p>23.4802978039</text:p>
          </table:table-cell>
          <table:table-cell table:formula="of:=[.C882]/([.D882]-[.D881])" office:value-type="float" office:value="97372.1183981428" calcext:value-type="float">
            <text:p>97372.118398142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6447383.56478" calcext:value-type="float">
            <text:p>1456447383.56478</text:p>
          </table:table-cell>
          <table:table-cell office:value-type="float" office:value="1120" calcext:value-type="float">
            <text:p>1120</text:p>
          </table:table-cell>
          <table:table-cell table:formula="of:=[.B883]-[.B$2]" office:value-type="float" office:value="23.4916503429413" calcext:value-type="float">
            <text:p>23.4916503429</text:p>
          </table:table-cell>
          <table:table-cell table:formula="of:=[.C883]/([.D883]-[.D882])" office:value-type="float" office:value="98656.3440860215" calcext:value-type="float">
            <text:p>98656.34408602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6447383.5761" calcext:value-type="float">
            <text:p>1456447383.5761</text:p>
          </table:table-cell>
          <table:table-cell office:value-type="float" office:value="1120" calcext:value-type="float">
            <text:p>1120</text:p>
          </table:table-cell>
          <table:table-cell table:formula="of:=[.B884]-[.B$2]" office:value-type="float" office:value="23.5029673576355" calcext:value-type="float">
            <text:p>23.5029673576</text:p>
          </table:table-cell>
          <table:table-cell table:formula="of:=[.C884]/([.D884]-[.D883])" office:value-type="float" office:value="98966.0286093497" calcext:value-type="float">
            <text:p>98966.028609349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6447383.58743" calcext:value-type="float">
            <text:p>1456447383.58743</text:p>
          </table:table-cell>
          <table:table-cell office:value-type="float" office:value="1120" calcext:value-type="float">
            <text:p>1120</text:p>
          </table:table-cell>
          <table:table-cell table:formula="of:=[.B885]-[.B$2]" office:value-type="float" office:value="23.5142977237701" calcext:value-type="float">
            <text:p>23.5142977238</text:p>
          </table:table-cell>
          <table:table-cell table:formula="of:=[.C885]/([.D885]-[.D884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6447383.59885" calcext:value-type="float">
            <text:p>1456447383.59885</text:p>
          </table:table-cell>
          <table:table-cell office:value-type="float" office:value="1120" calcext:value-type="float">
            <text:p>1120</text:p>
          </table:table-cell>
          <table:table-cell table:formula="of:=[.B886]-[.B$2]" office:value-type="float" office:value="23.5257167816162" calcext:value-type="float">
            <text:p>23.5257167816</text:p>
          </table:table-cell>
          <table:table-cell table:formula="of:=[.C886]/([.D886]-[.D885])" office:value-type="float" office:value="98081.6469360058" calcext:value-type="float">
            <text:p>98081.646936005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6447383.61029" calcext:value-type="float">
            <text:p>1456447383.61029</text:p>
          </table:table-cell>
          <table:table-cell office:value-type="float" office:value="1120" calcext:value-type="float">
            <text:p>1120</text:p>
          </table:table-cell>
          <table:table-cell table:formula="of:=[.B887]-[.B$2]" office:value-type="float" office:value="23.5371596813202" calcext:value-type="float">
            <text:p>23.5371596813</text:p>
          </table:table-cell>
          <table:table-cell table:formula="of:=[.C887]/([.D887]-[.D886])" office:value-type="float" office:value="97877.2888842588" calcext:value-type="float">
            <text:p>97877.288884258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6447383.62161" calcext:value-type="float">
            <text:p>1456447383.62161</text:p>
          </table:table-cell>
          <table:table-cell office:value-type="float" office:value="1120" calcext:value-type="float">
            <text:p>1120</text:p>
          </table:table-cell>
          <table:table-cell table:formula="of:=[.B888]-[.B$2]" office:value-type="float" office:value="23.5484766960144" calcext:value-type="float">
            <text:p>23.548476696</text:p>
          </table:table-cell>
          <table:table-cell table:formula="of:=[.C888]/([.D888]-[.D887])" office:value-type="float" office:value="98966.0286093497" calcext:value-type="float">
            <text:p>98966.028609349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6447383.63306" calcext:value-type="float">
            <text:p>1456447383.63306</text:p>
          </table:table-cell>
          <table:table-cell office:value-type="float" office:value="1120" calcext:value-type="float">
            <text:p>1120</text:p>
          </table:table-cell>
          <table:table-cell table:formula="of:=[.B889]-[.B$2]" office:value-type="float" office:value="23.5599291324615" calcext:value-type="float">
            <text:p>23.5599291325</text:p>
          </table:table-cell>
          <table:table-cell table:formula="of:=[.C889]/([.D889]-[.D888])" office:value-type="float" office:value="97795.7839075674" calcext:value-type="float">
            <text:p>97795.783907567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6447383.64432" calcext:value-type="float">
            <text:p>1456447383.64432</text:p>
          </table:table-cell>
          <table:table-cell office:value-type="float" office:value="1120" calcext:value-type="float">
            <text:p>1120</text:p>
          </table:table-cell>
          <table:table-cell table:formula="of:=[.B890]-[.B$2]" office:value-type="float" office:value="23.5711846351624" calcext:value-type="float">
            <text:p>23.5711846352</text:p>
          </table:table-cell>
          <table:table-cell table:formula="of:=[.C890]/([.D890]-[.D889])" office:value-type="float" office:value="99506.8838568917" calcext:value-type="float">
            <text:p>99506.88385689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6447383.65558" calcext:value-type="float">
            <text:p>1456447383.65558</text:p>
          </table:table-cell>
          <table:table-cell office:value-type="float" office:value="1120" calcext:value-type="float">
            <text:p>1120</text:p>
          </table:table-cell>
          <table:table-cell table:formula="of:=[.B891]-[.B$2]" office:value-type="float" office:value="23.5824480056763" calcext:value-type="float">
            <text:p>23.5824480057</text:p>
          </table:table-cell>
          <table:table-cell table:formula="of:=[.C891]/([.D891]-[.D890])" office:value-type="float" office:value="99437.375216968" calcext:value-type="float">
            <text:p>99437.37521696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6447383.66703" calcext:value-type="float">
            <text:p>1456447383.66703</text:p>
          </table:table-cell>
          <table:table-cell office:value-type="float" office:value="1120" calcext:value-type="float">
            <text:p>1120</text:p>
          </table:table-cell>
          <table:table-cell table:formula="of:=[.B892]-[.B$2]" office:value-type="float" office:value="23.5938966274261" calcext:value-type="float">
            <text:p>23.5938966274</text:p>
          </table:table-cell>
          <table:table-cell table:formula="of:=[.C892]/([.D892]-[.D891])" office:value-type="float" office:value="97828.3696036985" calcext:value-type="float">
            <text:p>97828.36960369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6447383.67844" calcext:value-type="float">
            <text:p>1456447383.67844</text:p>
          </table:table-cell>
          <table:table-cell office:value-type="float" office:value="1120" calcext:value-type="float">
            <text:p>1120</text:p>
          </table:table-cell>
          <table:table-cell table:formula="of:=[.B893]-[.B$2]" office:value-type="float" office:value="23.6053018569946" calcext:value-type="float">
            <text:p>23.605301857</text:p>
          </table:table-cell>
          <table:table-cell table:formula="of:=[.C893]/([.D893]-[.D892])" office:value-type="float" office:value="98200.5660890106" calcext:value-type="float">
            <text:p>98200.566089010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6447383.68982" calcext:value-type="float">
            <text:p>1456447383.68982</text:p>
          </table:table-cell>
          <table:table-cell office:value-type="float" office:value="1120" calcext:value-type="float">
            <text:p>1120</text:p>
          </table:table-cell>
          <table:table-cell table:formula="of:=[.B894]-[.B$2]" office:value-type="float" office:value="23.6166875362396" calcext:value-type="float">
            <text:p>23.6166875362</text:p>
          </table:table-cell>
          <table:table-cell table:formula="of:=[.C894]/([.D894]-[.D893])" office:value-type="float" office:value="98369.1860538164" calcext:value-type="float">
            <text:p>98369.186053816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6447383.70116" calcext:value-type="float">
            <text:p>1456447383.70116</text:p>
          </table:table-cell>
          <table:table-cell office:value-type="float" office:value="1120" calcext:value-type="float">
            <text:p>1120</text:p>
          </table:table-cell>
          <table:table-cell table:formula="of:=[.B895]-[.B$2]" office:value-type="float" office:value="23.6280283927917" calcext:value-type="float">
            <text:p>23.6280283928</text:p>
          </table:table-cell>
          <table:table-cell table:formula="of:=[.C895]/([.D895]-[.D894])" office:value-type="float" office:value="98757.9725439906" calcext:value-type="float">
            <text:p>98757.972543990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6447383.71242" calcext:value-type="float">
            <text:p>1456447383.71242</text:p>
          </table:table-cell>
          <table:table-cell office:value-type="float" office:value="1120" calcext:value-type="float">
            <text:p>1120</text:p>
          </table:table-cell>
          <table:table-cell table:formula="of:=[.B896]-[.B$2]" office:value-type="float" office:value="23.6392896175384" calcext:value-type="float">
            <text:p>23.6392896175</text:p>
          </table:table-cell>
          <table:table-cell table:formula="of:=[.C896]/([.D896]-[.D895])" office:value-type="float" office:value="99456.3224863972" calcext:value-type="float">
            <text:p>99456.322486397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6447383.72374" calcext:value-type="float">
            <text:p>1456447383.72374</text:p>
          </table:table-cell>
          <table:table-cell office:value-type="float" office:value="1120" calcext:value-type="float">
            <text:p>1120</text:p>
          </table:table-cell>
          <table:table-cell table:formula="of:=[.B897]-[.B$2]" office:value-type="float" office:value="23.6506094932556" calcext:value-type="float">
            <text:p>23.6506094933</text:p>
          </table:table-cell>
          <table:table-cell table:formula="of:=[.C897]/([.D897]-[.D896])" office:value-type="float" office:value="98941.0156068999" calcext:value-type="float">
            <text:p>98941.01560689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6447383.7352" calcext:value-type="float">
            <text:p>1456447383.7352</text:p>
          </table:table-cell>
          <table:table-cell office:value-type="float" office:value="1120" calcext:value-type="float">
            <text:p>1120</text:p>
          </table:table-cell>
          <table:table-cell table:formula="of:=[.B898]-[.B$2]" office:value-type="float" office:value="23.6620628833771" calcext:value-type="float">
            <text:p>23.6620628834</text:p>
          </table:table-cell>
          <table:table-cell table:formula="of:=[.C898]/([.D898]-[.D897])" office:value-type="float" office:value="97787.6408751223" calcext:value-type="float">
            <text:p>97787.64087512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6447383.74656" calcext:value-type="float">
            <text:p>1456447383.74656</text:p>
          </table:table-cell>
          <table:table-cell office:value-type="float" office:value="1120" calcext:value-type="float">
            <text:p>1120</text:p>
          </table:table-cell>
          <table:table-cell table:formula="of:=[.B899]-[.B$2]" office:value-type="float" office:value="23.6734290122986" calcext:value-type="float">
            <text:p>23.6734290123</text:p>
          </table:table-cell>
          <table:table-cell table:formula="of:=[.C899]/([.D899]-[.D898])" office:value-type="float" office:value="98538.3860885617" calcext:value-type="float">
            <text:p>98538.38608856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6447383.75785" calcext:value-type="float">
            <text:p>1456447383.75785</text:p>
          </table:table-cell>
          <table:table-cell office:value-type="float" office:value="1120" calcext:value-type="float">
            <text:p>1120</text:p>
          </table:table-cell>
          <table:table-cell table:formula="of:=[.B900]-[.B$2]" office:value-type="float" office:value="23.684720993042" calcext:value-type="float">
            <text:p>23.684720993</text:p>
          </table:table-cell>
          <table:table-cell table:formula="of:=[.C900]/([.D900]-[.D899])" office:value-type="float" office:value="99185.4330475909" calcext:value-type="float">
            <text:p>99185.433047590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6447383.76936" calcext:value-type="float">
            <text:p>1456447383.76936</text:p>
          </table:table-cell>
          <table:table-cell office:value-type="float" office:value="1120" calcext:value-type="float">
            <text:p>1120</text:p>
          </table:table-cell>
          <table:table-cell table:formula="of:=[.B901]-[.B$2]" office:value-type="float" office:value="23.6962263584137" calcext:value-type="float">
            <text:p>23.6962263584</text:p>
          </table:table-cell>
          <table:table-cell table:formula="of:=[.C901]/([.D901]-[.D900])" office:value-type="float" office:value="97345.8872287958" calcext:value-type="float">
            <text:p>97345.88722879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6447383.78071" calcext:value-type="float">
            <text:p>1456447383.78071</text:p>
          </table:table-cell>
          <table:table-cell office:value-type="float" office:value="1120" calcext:value-type="float">
            <text:p>1120</text:p>
          </table:table-cell>
          <table:table-cell table:formula="of:=[.B902]-[.B$2]" office:value-type="float" office:value="23.7075798511505" calcext:value-type="float">
            <text:p>23.7075798512</text:p>
          </table:table-cell>
          <table:table-cell table:formula="of:=[.C902]/([.D902]-[.D901])" office:value-type="float" office:value="98648.0571188576" calcext:value-type="float">
            <text:p>98648.05711885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6447383.79215" calcext:value-type="float">
            <text:p>1456447383.79215</text:p>
          </table:table-cell>
          <table:table-cell office:value-type="float" office:value="1120" calcext:value-type="float">
            <text:p>1120</text:p>
          </table:table-cell>
          <table:table-cell table:formula="of:=[.B903]-[.B$2]" office:value-type="float" office:value="23.7190141677856" calcext:value-type="float">
            <text:p>23.7190141678</text:p>
          </table:table-cell>
          <table:table-cell table:formula="of:=[.C903]/([.D903]-[.D902])" office:value-type="float" office:value="97950.7596071645" calcext:value-type="float">
            <text:p>97950.759607164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6447383.80354" calcext:value-type="float">
            <text:p>1456447383.80354</text:p>
          </table:table-cell>
          <table:table-cell office:value-type="float" office:value="1120" calcext:value-type="float">
            <text:p>1120</text:p>
          </table:table-cell>
          <table:table-cell table:formula="of:=[.B904]-[.B$2]" office:value-type="float" office:value="23.7304055690765" calcext:value-type="float">
            <text:p>23.7304055691</text:p>
          </table:table-cell>
          <table:table-cell table:formula="of:=[.C904]/([.D904]-[.D903])" office:value-type="float" office:value="98319.7739592708" calcext:value-type="float">
            <text:p>98319.773959270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6447383.81486" calcext:value-type="float">
            <text:p>1456447383.81486</text:p>
          </table:table-cell>
          <table:table-cell office:value-type="float" office:value="1120" calcext:value-type="float">
            <text:p>1120</text:p>
          </table:table-cell>
          <table:table-cell table:formula="of:=[.B905]-[.B$2]" office:value-type="float" office:value="23.7417216300964" calcext:value-type="float">
            <text:p>23.7417216301</text:p>
          </table:table-cell>
          <table:table-cell table:formula="of:=[.C905]/([.D905]-[.D904])" office:value-type="float" office:value="98974.3690874997" calcext:value-type="float">
            <text:p>98974.369087499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6447383.82604" calcext:value-type="float">
            <text:p>1456447383.82604</text:p>
          </table:table-cell>
          <table:table-cell office:value-type="float" office:value="1120" calcext:value-type="float">
            <text:p>1120</text:p>
          </table:table-cell>
          <table:table-cell table:formula="of:=[.B906]-[.B$2]" office:value-type="float" office:value="23.7529060840607" calcext:value-type="float">
            <text:p>23.7529060841</text:p>
          </table:table-cell>
          <table:table-cell table:formula="of:=[.C906]/([.D906]-[.D905])" office:value-type="float" office:value="100138.996823773" calcext:value-type="float">
            <text:p>100138.99682377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6447383.83738" calcext:value-type="float">
            <text:p>1456447383.83738</text:p>
          </table:table-cell>
          <table:table-cell office:value-type="float" office:value="1120" calcext:value-type="float">
            <text:p>1120</text:p>
          </table:table-cell>
          <table:table-cell table:formula="of:=[.B907]-[.B$2]" office:value-type="float" office:value="23.7642498016357" calcext:value-type="float">
            <text:p>23.7642498016</text:p>
          </table:table-cell>
          <table:table-cell table:formula="of:=[.C907]/([.D907]-[.D906])" office:value-type="float" office:value="98733.0645873179" calcext:value-type="float">
            <text:p>98733.064587317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6447383.84886" calcext:value-type="float">
            <text:p>1456447383.84886</text:p>
          </table:table-cell>
          <table:table-cell office:value-type="float" office:value="1120" calcext:value-type="float">
            <text:p>1120</text:p>
          </table:table-cell>
          <table:table-cell table:formula="of:=[.B908]-[.B$2]" office:value-type="float" office:value="23.7757306098938" calcext:value-type="float">
            <text:p>23.7757306099</text:p>
          </table:table-cell>
          <table:table-cell table:formula="of:=[.C908]/([.D908]-[.D907])" office:value-type="float" office:value="97554.107239274" calcext:value-type="float">
            <text:p>97554.10723927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6447383.86019" calcext:value-type="float">
            <text:p>1456447383.86019</text:p>
          </table:table-cell>
          <table:table-cell office:value-type="float" office:value="1120" calcext:value-type="float">
            <text:p>1120</text:p>
          </table:table-cell>
          <table:table-cell table:formula="of:=[.B909]-[.B$2]" office:value-type="float" office:value="23.7870588302612" calcext:value-type="float">
            <text:p>23.7870588303</text:p>
          </table:table-cell>
          <table:table-cell table:formula="of:=[.C909]/([.D909]-[.D908])" office:value-type="float" office:value="98868.133181799" calcext:value-type="float">
            <text:p>98868.13318179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6447383.87165" calcext:value-type="float">
            <text:p>1456447383.87165</text:p>
          </table:table-cell>
          <table:table-cell office:value-type="float" office:value="1120" calcext:value-type="float">
            <text:p>1120</text:p>
          </table:table-cell>
          <table:table-cell table:formula="of:=[.B910]-[.B$2]" office:value-type="float" office:value="23.7985141277313" calcext:value-type="float">
            <text:p>23.7985141277</text:p>
          </table:table-cell>
          <table:table-cell table:formula="of:=[.C910]/([.D910]-[.D909])" office:value-type="float" office:value="97771.3588777655" calcext:value-type="float">
            <text:p>97771.358877765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6447383.88303" calcext:value-type="float">
            <text:p>1456447383.88303</text:p>
          </table:table-cell>
          <table:table-cell office:value-type="float" office:value="1120" calcext:value-type="float">
            <text:p>1120</text:p>
          </table:table-cell>
          <table:table-cell table:formula="of:=[.B911]-[.B$2]" office:value-type="float" office:value="23.8098978996277" calcext:value-type="float">
            <text:p>23.8098978996</text:p>
          </table:table-cell>
          <table:table-cell table:formula="of:=[.C911]/([.D911]-[.D910])" office:value-type="float" office:value="98385.6677906465" calcext:value-type="float">
            <text:p>98385.667790646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6447383.89446" calcext:value-type="float">
            <text:p>1456447383.89446</text:p>
          </table:table-cell>
          <table:table-cell office:value-type="float" office:value="1120" calcext:value-type="float">
            <text:p>1120</text:p>
          </table:table-cell>
          <table:table-cell table:formula="of:=[.B912]-[.B$2]" office:value-type="float" office:value="23.8213267326355" calcext:value-type="float">
            <text:p>23.8213267326</text:p>
          </table:table-cell>
          <table:table-cell table:formula="of:=[.C912]/([.D912]-[.D911])" office:value-type="float" office:value="97997.7570093458" calcext:value-type="float">
            <text:p>97997.757009345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6447383.90605" calcext:value-type="float">
            <text:p>1456447383.90605</text:p>
          </table:table-cell>
          <table:table-cell office:value-type="float" office:value="1120" calcext:value-type="float">
            <text:p>1120</text:p>
          </table:table-cell>
          <table:table-cell table:formula="of:=[.B913]-[.B$2]" office:value-type="float" office:value="23.8329193592072" calcext:value-type="float">
            <text:p>23.8329193592</text:p>
          </table:table-cell>
          <table:table-cell table:formula="of:=[.C913]/([.D913]-[.D912])" office:value-type="float" office:value="96613.1353474693" calcext:value-type="float">
            <text:p>96613.135347469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6447383.91721" calcext:value-type="float">
            <text:p>1456447383.91721</text:p>
          </table:table-cell>
          <table:table-cell office:value-type="float" office:value="1120" calcext:value-type="float">
            <text:p>1120</text:p>
          </table:table-cell>
          <table:table-cell table:formula="of:=[.B914]-[.B$2]" office:value-type="float" office:value="23.8440802097321" calcext:value-type="float">
            <text:p>23.8440802097</text:p>
          </table:table-cell>
          <table:table-cell table:formula="of:=[.C914]/([.D914]-[.D913])" office:value-type="float" office:value="100350.775014953" calcext:value-type="float">
            <text:p>100350.77501495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6447383.92851" calcext:value-type="float">
            <text:p>1456447383.92851</text:p>
          </table:table-cell>
          <table:table-cell office:value-type="float" office:value="1120" calcext:value-type="float">
            <text:p>1120</text:p>
          </table:table-cell>
          <table:table-cell table:formula="of:=[.B915]-[.B$2]" office:value-type="float" office:value="23.8553791046143" calcext:value-type="float">
            <text:p>23.8553791046</text:p>
          </table:table-cell>
          <table:table-cell table:formula="of:=[.C915]/([.D915]-[.D914])" office:value-type="float" office:value="99124.7384524488" calcext:value-type="float">
            <text:p>99124.738452448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6447383.93992" calcext:value-type="float">
            <text:p>1456447383.93992</text:p>
          </table:table-cell>
          <table:table-cell office:value-type="float" office:value="1120" calcext:value-type="float">
            <text:p>1120</text:p>
          </table:table-cell>
          <table:table-cell table:formula="of:=[.B916]-[.B$2]" office:value-type="float" office:value="23.8667883872986" calcext:value-type="float">
            <text:p>23.8667883873</text:p>
          </table:table-cell>
          <table:table-cell table:formula="of:=[.C916]/([.D916]-[.D915])" office:value-type="float" office:value="98165.6806118611" calcext:value-type="float">
            <text:p>98165.68061186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6447383.95115" calcext:value-type="float">
            <text:p>1456447383.95115</text:p>
          </table:table-cell>
          <table:table-cell office:value-type="float" office:value="1120" calcext:value-type="float">
            <text:p>1120</text:p>
          </table:table-cell>
          <table:table-cell table:formula="of:=[.B917]-[.B$2]" office:value-type="float" office:value="23.8780176639557" calcext:value-type="float">
            <text:p>23.878017664</text:p>
          </table:table-cell>
          <table:table-cell table:formula="of:=[.C917]/([.D917]-[.D916])" office:value-type="float" office:value="99739.2827873203" calcext:value-type="float">
            <text:p>99739.282787320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6447383.96244" calcext:value-type="float">
            <text:p>1456447383.96244</text:p>
          </table:table-cell>
          <table:table-cell office:value-type="float" office:value="1120" calcext:value-type="float">
            <text:p>1120</text:p>
          </table:table-cell>
          <table:table-cell table:formula="of:=[.B918]-[.B$2]" office:value-type="float" office:value="23.8893091678619" calcext:value-type="float">
            <text:p>23.8893091679</text:p>
          </table:table-cell>
          <table:table-cell table:formula="of:=[.C918]/([.D918]-[.D917])" office:value-type="float" office:value="99189.6216216216" calcext:value-type="float">
            <text:p>99189.62162162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6447383.97378" calcext:value-type="float">
            <text:p>1456447383.97378</text:p>
          </table:table-cell>
          <table:table-cell office:value-type="float" office:value="1120" calcext:value-type="float">
            <text:p>1120</text:p>
          </table:table-cell>
          <table:table-cell table:formula="of:=[.B919]-[.B$2]" office:value-type="float" office:value="23.9006490707397" calcext:value-type="float">
            <text:p>23.9006490707</text:p>
          </table:table-cell>
          <table:table-cell table:formula="of:=[.C919]/([.D919]-[.D918])" office:value-type="float" office:value="98766.2779891933" calcext:value-type="float">
            <text:p>98766.277989193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6447383.98514" calcext:value-type="float">
            <text:p>1456447383.98514</text:p>
          </table:table-cell>
          <table:table-cell office:value-type="float" office:value="1120" calcext:value-type="float">
            <text:p>1120</text:p>
          </table:table-cell>
          <table:table-cell table:formula="of:=[.B920]-[.B$2]" office:value-type="float" office:value="23.9120109081268" calcext:value-type="float">
            <text:p>23.9120109081</text:p>
          </table:table-cell>
          <table:table-cell table:formula="of:=[.C920]/([.D920]-[.D919])" office:value-type="float" office:value="98575.6054978491" calcext:value-type="float">
            <text:p>98575.605497849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6447383.99651" calcext:value-type="float">
            <text:p>1456447383.99651</text:p>
          </table:table-cell>
          <table:table-cell office:value-type="float" office:value="1120" calcext:value-type="float">
            <text:p>1120</text:p>
          </table:table-cell>
          <table:table-cell table:formula="of:=[.B921]-[.B$2]" office:value-type="float" office:value="23.9233808517456" calcext:value-type="float">
            <text:p>23.9233808517</text:p>
          </table:table-cell>
          <table:table-cell table:formula="of:=[.C921]/([.D921]-[.D920])" office:value-type="float" office:value="98505.3257564638" calcext:value-type="float">
            <text:p>98505.32575646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447384.011" calcext:value-type="float">
            <text:p>1456447384.011</text:p>
          </table:table-cell>
          <table:table-cell office:value-type="float" office:value="1120" calcext:value-type="float">
            <text:p>1120</text:p>
          </table:table-cell>
          <table:table-cell table:formula="of:=[.B922]-[.B$2]" office:value-type="float" office:value="23.9378664493561" calcext:value-type="float">
            <text:p>23.9378664494</text:p>
          </table:table-cell>
          <table:table-cell table:formula="of:=[.C922]/([.D922]-[.D921])" office:value-type="float" office:value="77318.1770001811" calcext:value-type="float">
            <text:p>77318.17700018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6447384.0235" calcext:value-type="float">
            <text:p>1456447384.0235</text:p>
          </table:table-cell>
          <table:table-cell office:value-type="float" office:value="1120" calcext:value-type="float">
            <text:p>1120</text:p>
          </table:table-cell>
          <table:table-cell table:formula="of:=[.B923]-[.B$2]" office:value-type="float" office:value="23.9503643512726" calcext:value-type="float">
            <text:p>23.9503643513</text:p>
          </table:table-cell>
          <table:table-cell table:formula="of:=[.C923]/([.D923]-[.D922])" office:value-type="float" office:value="89615.0415871805" calcext:value-type="float">
            <text:p>89615.041587180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6447384.03107" calcext:value-type="float">
            <text:p>1456447384.03107</text:p>
          </table:table-cell>
          <table:table-cell office:value-type="float" office:value="1120" calcext:value-type="float">
            <text:p>1120</text:p>
          </table:table-cell>
          <table:table-cell table:formula="of:=[.B924]-[.B$2]" office:value-type="float" office:value="23.9579331874847" calcext:value-type="float">
            <text:p>23.9579331875</text:p>
          </table:table-cell>
          <table:table-cell table:formula="of:=[.C924]/([.D924]-[.D923])" office:value-type="float" office:value="147975.193095193" calcext:value-type="float">
            <text:p>147975.19309519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6447384.03498" calcext:value-type="float">
            <text:p>1456447384.03498</text:p>
          </table:table-cell>
          <table:table-cell office:value-type="float" office:value="1120" calcext:value-type="float">
            <text:p>1120</text:p>
          </table:table-cell>
          <table:table-cell table:formula="of:=[.B925]-[.B$2]" office:value-type="float" office:value="23.961847782135" calcext:value-type="float">
            <text:p>23.9618477821</text:p>
          </table:table-cell>
          <table:table-cell table:formula="of:=[.C925]/([.D925]-[.D924])" office:value-type="float" office:value="286108.805651989" calcext:value-type="float">
            <text:p>286108.80565198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6447384.05374" calcext:value-type="float">
            <text:p>1456447384.05374</text:p>
          </table:table-cell>
          <table:table-cell office:value-type="float" office:value="1120" calcext:value-type="float">
            <text:p>1120</text:p>
          </table:table-cell>
          <table:table-cell table:formula="of:=[.B926]-[.B$2]" office:value-type="float" office:value="23.9806048870087" calcext:value-type="float">
            <text:p>23.980604887</text:p>
          </table:table-cell>
          <table:table-cell table:formula="of:=[.C926]/([.D926]-[.D925])" office:value-type="float" office:value="59710.7073583059" calcext:value-type="float">
            <text:p>59710.70735830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6447384.0651" calcext:value-type="float">
            <text:p>1456447384.0651</text:p>
          </table:table-cell>
          <table:table-cell office:value-type="float" office:value="1120" calcext:value-type="float">
            <text:p>1120</text:p>
          </table:table-cell>
          <table:table-cell table:formula="of:=[.B927]-[.B$2]" office:value-type="float" office:value="23.9919693470001" calcext:value-type="float">
            <text:p>23.991969347</text:p>
          </table:table-cell>
          <table:table-cell table:formula="of:=[.C927]/([.D927]-[.D926])" office:value-type="float" office:value="98552.8569630344" calcext:value-type="float">
            <text:p>98552.856963034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6447384.07633" calcext:value-type="float">
            <text:p>1456447384.07633</text:p>
          </table:table-cell>
          <table:table-cell office:value-type="float" office:value="1120" calcext:value-type="float">
            <text:p>1120</text:p>
          </table:table-cell>
          <table:table-cell table:formula="of:=[.B928]-[.B$2]" office:value-type="float" office:value="24.0031967163086" calcext:value-type="float">
            <text:p>24.0031967163</text:p>
          </table:table-cell>
          <table:table-cell table:formula="of:=[.C928]/([.D928]-[.D927])" office:value-type="float" office:value="99756.2268798709" calcext:value-type="float">
            <text:p>99756.226879870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6447384.08755" calcext:value-type="float">
            <text:p>1456447384.08755</text:p>
          </table:table-cell>
          <table:table-cell office:value-type="float" office:value="1120" calcext:value-type="float">
            <text:p>1120</text:p>
          </table:table-cell>
          <table:table-cell table:formula="of:=[.B929]-[.B$2]" office:value-type="float" office:value="24.014416217804" calcext:value-type="float">
            <text:p>24.0144162178</text:p>
          </table:table-cell>
          <table:table-cell table:formula="of:=[.C929]/([.D929]-[.D928])" office:value-type="float" office:value="99826.1821581878" calcext:value-type="float">
            <text:p>99826.182158187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6447384.09977" calcext:value-type="float">
            <text:p>1456447384.09977</text:p>
          </table:table-cell>
          <table:table-cell office:value-type="float" office:value="1120" calcext:value-type="float">
            <text:p>1120</text:p>
          </table:table-cell>
          <table:table-cell table:formula="of:=[.B930]-[.B$2]" office:value-type="float" office:value="24.0266325473785" calcext:value-type="float">
            <text:p>24.0266325474</text:p>
          </table:table-cell>
          <table:table-cell table:formula="of:=[.C930]/([.D930]-[.D929])" office:value-type="float" office:value="91680.5651944808" calcext:value-type="float">
            <text:p>91680.56519448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6447384.11012" calcext:value-type="float">
            <text:p>1456447384.11012</text:p>
          </table:table-cell>
          <table:table-cell office:value-type="float" office:value="1120" calcext:value-type="float">
            <text:p>1120</text:p>
          </table:table-cell>
          <table:table-cell table:formula="of:=[.B931]-[.B$2]" office:value-type="float" office:value="24.0369884967804" calcext:value-type="float">
            <text:p>24.0369884968</text:p>
          </table:table-cell>
          <table:table-cell table:formula="of:=[.C931]/([.D931]-[.D930])" office:value-type="float" office:value="108150.393222212" calcext:value-type="float">
            <text:p>108150.3932222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6447384.12542" calcext:value-type="float">
            <text:p>1456447384.12542</text:p>
          </table:table-cell>
          <table:table-cell office:value-type="float" office:value="1120" calcext:value-type="float">
            <text:p>1120</text:p>
          </table:table-cell>
          <table:table-cell table:formula="of:=[.B932]-[.B$2]" office:value-type="float" office:value="24.052285194397" calcext:value-type="float">
            <text:p>24.0522851944</text:p>
          </table:table-cell>
          <table:table-cell table:formula="of:=[.C932]/([.D932]-[.D931])" office:value-type="float" office:value="73218.4179927991" calcext:value-type="float">
            <text:p>73218.417992799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6447384.13672" calcext:value-type="float">
            <text:p>1456447384.13672</text:p>
          </table:table-cell>
          <table:table-cell office:value-type="float" office:value="1120" calcext:value-type="float">
            <text:p>1120</text:p>
          </table:table-cell>
          <table:table-cell table:formula="of:=[.B933]-[.B$2]" office:value-type="float" office:value="24.0635893344879" calcext:value-type="float">
            <text:p>24.0635893345</text:p>
          </table:table-cell>
          <table:table-cell table:formula="of:=[.C933]/([.D933]-[.D932])" office:value-type="float" office:value="99078.7438044418" calcext:value-type="float">
            <text:p>99078.74380444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6447384.14872" calcext:value-type="float">
            <text:p>1456447384.14872</text:p>
          </table:table-cell>
          <table:table-cell office:value-type="float" office:value="1120" calcext:value-type="float">
            <text:p>1120</text:p>
          </table:table-cell>
          <table:table-cell table:formula="of:=[.B934]-[.B$2]" office:value-type="float" office:value="24.0755870342255" calcext:value-type="float">
            <text:p>24.0755870342</text:p>
          </table:table-cell>
          <table:table-cell table:formula="of:=[.C934]/([.D934]-[.D933])" office:value-type="float" office:value="93351.2276936529" calcext:value-type="float">
            <text:p>93351.227693652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6447384.16668" calcext:value-type="float">
            <text:p>1456447384.16668</text:p>
          </table:table-cell>
          <table:table-cell office:value-type="float" office:value="1120" calcext:value-type="float">
            <text:p>1120</text:p>
          </table:table-cell>
          <table:table-cell table:formula="of:=[.B935]-[.B$2]" office:value-type="float" office:value="24.0935487747192" calcext:value-type="float">
            <text:p>24.0935487747</text:p>
          </table:table-cell>
          <table:table-cell table:formula="of:=[.C935]/([.D935]-[.D934])" office:value-type="float" office:value="62354.7590161541" calcext:value-type="float">
            <text:p>62354.759016154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6447384.17806" calcext:value-type="float">
            <text:p>1456447384.17806</text:p>
          </table:table-cell>
          <table:table-cell office:value-type="float" office:value="1120" calcext:value-type="float">
            <text:p>1120</text:p>
          </table:table-cell>
          <table:table-cell table:formula="of:=[.B936]-[.B$2]" office:value-type="float" office:value="24.1049242019653" calcext:value-type="float">
            <text:p>24.104924202</text:p>
          </table:table-cell>
          <table:table-cell table:formula="of:=[.C936]/([.D936]-[.D935])" office:value-type="float" office:value="98457.8403755869" calcext:value-type="float">
            <text:p>98457.840375586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6447384.18949" calcext:value-type="float">
            <text:p>1456447384.18949</text:p>
          </table:table-cell>
          <table:table-cell office:value-type="float" office:value="1120" calcext:value-type="float">
            <text:p>1120</text:p>
          </table:table-cell>
          <table:table-cell table:formula="of:=[.B937]-[.B$2]" office:value-type="float" office:value="24.1163580417633" calcext:value-type="float">
            <text:p>24.1163580418</text:p>
          </table:table-cell>
          <table:table-cell table:formula="of:=[.C937]/([.D937]-[.D936])" office:value-type="float" office:value="97954.8445482411" calcext:value-type="float">
            <text:p>97954.84454824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6447384.20081" calcext:value-type="float">
            <text:p>1456447384.20081</text:p>
          </table:table-cell>
          <table:table-cell office:value-type="float" office:value="1120" calcext:value-type="float">
            <text:p>1120</text:p>
          </table:table-cell>
          <table:table-cell table:formula="of:=[.B938]-[.B$2]" office:value-type="float" office:value="24.1276793479919" calcext:value-type="float">
            <text:p>24.127679348</text:p>
          </table:table-cell>
          <table:table-cell table:formula="of:=[.C938]/([.D938]-[.D937])" office:value-type="float" office:value="98928.5138464778" calcext:value-type="float">
            <text:p>98928.513846477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6447384.21202" calcext:value-type="float">
            <text:p>1456447384.21202</text:p>
          </table:table-cell>
          <table:table-cell office:value-type="float" office:value="1120" calcext:value-type="float">
            <text:p>1120</text:p>
          </table:table-cell>
          <table:table-cell table:formula="of:=[.B939]-[.B$2]" office:value-type="float" office:value="24.138890504837" calcext:value-type="float">
            <text:p>24.1388905048</text:p>
          </table:table-cell>
          <table:table-cell table:formula="of:=[.C939]/([.D939]-[.D938])" office:value-type="float" office:value="99900.4844437828" calcext:value-type="float">
            <text:p>99900.484443782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6447384.22698" calcext:value-type="float">
            <text:p>1456447384.22698</text:p>
          </table:table-cell>
          <table:table-cell office:value-type="float" office:value="1120" calcext:value-type="float">
            <text:p>1120</text:p>
          </table:table-cell>
          <table:table-cell table:formula="of:=[.B940]-[.B$2]" office:value-type="float" office:value="24.1538417339325" calcext:value-type="float">
            <text:p>24.1538417339</text:p>
          </table:table-cell>
          <table:table-cell table:formula="of:=[.C940]/([.D940]-[.D939])" office:value-type="float" office:value="74910.22930952" calcext:value-type="float">
            <text:p>74910.2293095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6447384.23818" calcext:value-type="float">
            <text:p>1456447384.23818</text:p>
          </table:table-cell>
          <table:table-cell office:value-type="float" office:value="1120" calcext:value-type="float">
            <text:p>1120</text:p>
          </table:table-cell>
          <table:table-cell table:formula="of:=[.B941]-[.B$2]" office:value-type="float" office:value="24.1650495529175" calcext:value-type="float">
            <text:p>24.1650495529</text:p>
          </table:table-cell>
          <table:table-cell table:formula="of:=[.C941]/([.D941]-[.D940])" office:value-type="float" office:value="99930.2363377226" calcext:value-type="float">
            <text:p>99930.23633772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6447384.24956" calcext:value-type="float">
            <text:p>1456447384.24956</text:p>
          </table:table-cell>
          <table:table-cell office:value-type="float" office:value="1120" calcext:value-type="float">
            <text:p>1120</text:p>
          </table:table-cell>
          <table:table-cell table:formula="of:=[.B942]-[.B$2]" office:value-type="float" office:value="24.1764235496521" calcext:value-type="float">
            <text:p>24.1764235497</text:p>
          </table:table-cell>
          <table:table-cell table:formula="of:=[.C942]/([.D942]-[.D941])" office:value-type="float" office:value="98470.2234519767" calcext:value-type="float">
            <text:p>98470.223451976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6447384.26839" calcext:value-type="float">
            <text:p>1456447384.26839</text:p>
          </table:table-cell>
          <table:table-cell office:value-type="float" office:value="1120" calcext:value-type="float">
            <text:p>1120</text:p>
          </table:table-cell>
          <table:table-cell table:formula="of:=[.B943]-[.B$2]" office:value-type="float" office:value="24.1952543258667" calcext:value-type="float">
            <text:p>24.1952543259</text:p>
          </table:table-cell>
          <table:table-cell table:formula="of:=[.C943]/([.D943]-[.D942])" office:value-type="float" office:value="59477.1021245347" calcext:value-type="float">
            <text:p>59477.10212453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6447384.28008" calcext:value-type="float">
            <text:p>1456447384.28008</text:p>
          </table:table-cell>
          <table:table-cell office:value-type="float" office:value="1120" calcext:value-type="float">
            <text:p>1120</text:p>
          </table:table-cell>
          <table:table-cell table:formula="of:=[.B944]-[.B$2]" office:value-type="float" office:value="24.2069413661957" calcext:value-type="float">
            <text:p>24.2069413662</text:p>
          </table:table-cell>
          <table:table-cell table:formula="of:=[.C944]/([.D944]-[.D943])" office:value-type="float" office:value="95832.6461168119" calcext:value-type="float">
            <text:p>95832.646116811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6447384.29151" calcext:value-type="float">
            <text:p>1456447384.29151</text:p>
          </table:table-cell>
          <table:table-cell office:value-type="float" office:value="1120" calcext:value-type="float">
            <text:p>1120</text:p>
          </table:table-cell>
          <table:table-cell table:formula="of:=[.B945]-[.B$2]" office:value-type="float" office:value="24.2183728218079" calcext:value-type="float">
            <text:p>24.2183728218</text:p>
          </table:table-cell>
          <table:table-cell table:formula="of:=[.C945]/([.D945]-[.D944])" office:value-type="float" office:value="97975.2743654452" calcext:value-type="float">
            <text:p>97975.274365445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6447384.30282" calcext:value-type="float">
            <text:p>1456447384.30282</text:p>
          </table:table-cell>
          <table:table-cell office:value-type="float" office:value="1120" calcext:value-type="float">
            <text:p>1120</text:p>
          </table:table-cell>
          <table:table-cell table:formula="of:=[.B946]-[.B$2]" office:value-type="float" office:value="24.2296848297119" calcext:value-type="float">
            <text:p>24.2296848297</text:p>
          </table:table-cell>
          <table:table-cell table:formula="of:=[.C946]/([.D946]-[.D945])" office:value-type="float" office:value="99009.8318087932" calcext:value-type="float">
            <text:p>99009.83180879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6447384.3151" calcext:value-type="float">
            <text:p>1456447384.3151</text:p>
          </table:table-cell>
          <table:table-cell office:value-type="float" office:value="1120" calcext:value-type="float">
            <text:p>1120</text:p>
          </table:table-cell>
          <table:table-cell table:formula="of:=[.B947]-[.B$2]" office:value-type="float" office:value="24.2419629096985" calcext:value-type="float">
            <text:p>24.2419629097</text:p>
          </table:table-cell>
          <table:table-cell table:formula="of:=[.C947]/([.D947]-[.D946])" office:value-type="float" office:value="91219.4741543361" calcext:value-type="float">
            <text:p>91219.47415433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6447384.32542" calcext:value-type="float">
            <text:p>1456447384.32542</text:p>
          </table:table-cell>
          <table:table-cell office:value-type="float" office:value="1120" calcext:value-type="float">
            <text:p>1120</text:p>
          </table:table-cell>
          <table:table-cell table:formula="of:=[.B948]-[.B$2]" office:value-type="float" office:value="24.2522909641266" calcext:value-type="float">
            <text:p>24.2522909641</text:p>
          </table:table-cell>
          <table:table-cell table:formula="of:=[.C948]/([.D948]-[.D947])" office:value-type="float" office:value="108442.495902491" calcext:value-type="float">
            <text:p>108442.49590249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6447384.33987" calcext:value-type="float">
            <text:p>1456447384.33987</text:p>
          </table:table-cell>
          <table:table-cell office:value-type="float" office:value="1120" calcext:value-type="float">
            <text:p>1120</text:p>
          </table:table-cell>
          <table:table-cell table:formula="of:=[.B949]-[.B$2]" office:value-type="float" office:value="24.2667315006256" calcext:value-type="float">
            <text:p>24.2667315006</text:p>
          </table:table-cell>
          <table:table-cell table:formula="of:=[.C949]/([.D949]-[.D948])" office:value-type="float" office:value="77559.445251618" calcext:value-type="float">
            <text:p>77559.4452516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6447384.35118" calcext:value-type="float">
            <text:p>1456447384.35118</text:p>
          </table:table-cell>
          <table:table-cell office:value-type="float" office:value="1120" calcext:value-type="float">
            <text:p>1120</text:p>
          </table:table-cell>
          <table:table-cell table:formula="of:=[.B950]-[.B$2]" office:value-type="float" office:value="24.2780430316925" calcext:value-type="float">
            <text:p>24.2780430317</text:p>
          </table:table-cell>
          <table:table-cell table:formula="of:=[.C950]/([.D950]-[.D949])" office:value-type="float" office:value="99014.005564455" calcext:value-type="float">
            <text:p>99014.0055644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6447384.36243" calcext:value-type="float">
            <text:p>1456447384.36243</text:p>
          </table:table-cell>
          <table:table-cell office:value-type="float" office:value="1120" calcext:value-type="float">
            <text:p>1120</text:p>
          </table:table-cell>
          <table:table-cell table:formula="of:=[.B951]-[.B$2]" office:value-type="float" office:value="24.2892987728119" calcext:value-type="float">
            <text:p>24.2892987728</text:p>
          </table:table-cell>
          <table:table-cell table:formula="of:=[.C951]/([.D951]-[.D950])" office:value-type="float" office:value="99504.776106757" calcext:value-type="float">
            <text:p>99504.7761067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6447384.38173" calcext:value-type="float">
            <text:p>1456447384.38173</text:p>
          </table:table-cell>
          <table:table-cell office:value-type="float" office:value="1120" calcext:value-type="float">
            <text:p>1120</text:p>
          </table:table-cell>
          <table:table-cell table:formula="of:=[.B952]-[.B$2]" office:value-type="float" office:value="24.3085947036743" calcext:value-type="float">
            <text:p>24.3085947037</text:p>
          </table:table-cell>
          <table:table-cell table:formula="of:=[.C952]/([.D952]-[.D951])" office:value-type="float" office:value="58043.3257138621" calcext:value-type="float">
            <text:p>58043.32571386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6447384.39304" calcext:value-type="float">
            <text:p>1456447384.39304</text:p>
          </table:table-cell>
          <table:table-cell office:value-type="float" office:value="1120" calcext:value-type="float">
            <text:p>1120</text:p>
          </table:table-cell>
          <table:table-cell table:formula="of:=[.B953]-[.B$2]" office:value-type="float" office:value="24.3199090957642" calcext:value-type="float">
            <text:p>24.3199090958</text:p>
          </table:table-cell>
          <table:table-cell table:formula="of:=[.C953]/([.D953]-[.D952])" office:value-type="float" office:value="98988.9683074848" calcext:value-type="float">
            <text:p>98988.968307484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6447384.40433" calcext:value-type="float">
            <text:p>1456447384.40433</text:p>
          </table:table-cell>
          <table:table-cell office:value-type="float" office:value="1120" calcext:value-type="float">
            <text:p>1120</text:p>
          </table:table-cell>
          <table:table-cell table:formula="of:=[.B954]-[.B$2]" office:value-type="float" office:value="24.331196308136" calcext:value-type="float">
            <text:p>24.3311963081</text:p>
          </table:table-cell>
          <table:table-cell table:formula="of:=[.C954]/([.D954]-[.D953])" office:value-type="float" office:value="99227.3347133624" calcext:value-type="float">
            <text:p>99227.33471336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6447384.41599" calcext:value-type="float">
            <text:p>1456447384.41599</text:p>
          </table:table-cell>
          <table:table-cell office:value-type="float" office:value="1120" calcext:value-type="float">
            <text:p>1120</text:p>
          </table:table-cell>
          <table:table-cell table:formula="of:=[.B955]-[.B$2]" office:value-type="float" office:value="24.3428561687469" calcext:value-type="float">
            <text:p>24.3428561687</text:p>
          </table:table-cell>
          <table:table-cell table:formula="of:=[.C955]/([.D955]-[.D954])" office:value-type="float" office:value="96056.0368060525" calcext:value-type="float">
            <text:p>96056.03680605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6447384.42713" calcext:value-type="float">
            <text:p>1456447384.42713</text:p>
          </table:table-cell>
          <table:table-cell office:value-type="float" office:value="1120" calcext:value-type="float">
            <text:p>1120</text:p>
          </table:table-cell>
          <table:table-cell table:formula="of:=[.B956]-[.B$2]" office:value-type="float" office:value="24.3539922237396" calcext:value-type="float">
            <text:p>24.3539922237</text:p>
          </table:table-cell>
          <table:table-cell table:formula="of:=[.C956]/([.D956]-[.D955])" office:value-type="float" office:value="100574.215980132" calcext:value-type="float">
            <text:p>100574.21598013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6447384.43847" calcext:value-type="float">
            <text:p>1456447384.43847</text:p>
          </table:table-cell>
          <table:table-cell office:value-type="float" office:value="1120" calcext:value-type="float">
            <text:p>1120</text:p>
          </table:table-cell>
          <table:table-cell table:formula="of:=[.B957]-[.B$2]" office:value-type="float" office:value="24.3653411865234" calcext:value-type="float">
            <text:p>24.3653411865</text:p>
          </table:table-cell>
          <table:table-cell table:formula="of:=[.C957]/([.D957]-[.D956])" office:value-type="float" office:value="98687.4326169618" calcext:value-type="float">
            <text:p>98687.43261696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6447384.45265" calcext:value-type="float">
            <text:p>1456447384.45265</text:p>
          </table:table-cell>
          <table:table-cell office:value-type="float" office:value="1120" calcext:value-type="float">
            <text:p>1120</text:p>
          </table:table-cell>
          <table:table-cell table:formula="of:=[.B958]-[.B$2]" office:value-type="float" office:value="24.379515171051" calcext:value-type="float">
            <text:p>24.3795151711</text:p>
          </table:table-cell>
          <table:table-cell table:formula="of:=[.C958]/([.D958]-[.D957])" office:value-type="float" office:value="79018.006391926" calcext:value-type="float">
            <text:p>79018.00639192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6447384.46397" calcext:value-type="float">
            <text:p>1456447384.46397</text:p>
          </table:table-cell>
          <table:table-cell office:value-type="float" office:value="1120" calcext:value-type="float">
            <text:p>1120</text:p>
          </table:table-cell>
          <table:table-cell table:formula="of:=[.B959]-[.B$2]" office:value-type="float" office:value="24.3908381462097" calcext:value-type="float">
            <text:p>24.3908381462</text:p>
          </table:table-cell>
          <table:table-cell table:formula="of:=[.C959]/([.D959]-[.D958])" office:value-type="float" office:value="98913.9324517813" calcext:value-type="float">
            <text:p>98913.93245178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6447384.48369" calcext:value-type="float">
            <text:p>1456447384.48369</text:p>
          </table:table-cell>
          <table:table-cell office:value-type="float" office:value="1120" calcext:value-type="float">
            <text:p>1120</text:p>
          </table:table-cell>
          <table:table-cell table:formula="of:=[.B960]-[.B$2]" office:value-type="float" office:value="24.4105575084686" calcext:value-type="float">
            <text:p>24.4105575085</text:p>
          </table:table-cell>
          <table:table-cell table:formula="of:=[.C960]/([.D960]-[.D959])" office:value-type="float" office:value="56796.9686491192" calcext:value-type="float">
            <text:p>56796.968649119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6447384.49488" calcext:value-type="float">
            <text:p>1456447384.49488</text:p>
          </table:table-cell>
          <table:table-cell office:value-type="float" office:value="1120" calcext:value-type="float">
            <text:p>1120</text:p>
          </table:table-cell>
          <table:table-cell table:formula="of:=[.B961]-[.B$2]" office:value-type="float" office:value="24.4217472076416" calcext:value-type="float">
            <text:p>24.4217472076</text:p>
          </table:table-cell>
          <table:table-cell table:formula="of:=[.C961]/([.D961]-[.D960])" office:value-type="float" office:value="100092.056335627" calcext:value-type="float">
            <text:p>100092.0563356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6447384.50608" calcext:value-type="float">
            <text:p>1456447384.50608</text:p>
          </table:table-cell>
          <table:table-cell office:value-type="float" office:value="1120" calcext:value-type="float">
            <text:p>1120</text:p>
          </table:table-cell>
          <table:table-cell table:formula="of:=[.B962]-[.B$2]" office:value-type="float" office:value="24.4329433441162" calcext:value-type="float">
            <text:p>24.4329433441</text:p>
          </table:table-cell>
          <table:table-cell table:formula="of:=[.C962]/([.D962]-[.D961])" office:value-type="float" office:value="100034.507666099" calcext:value-type="float">
            <text:p>100034.50766609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6447384.51745" calcext:value-type="float">
            <text:p>1456447384.51745</text:p>
          </table:table-cell>
          <table:table-cell office:value-type="float" office:value="1120" calcext:value-type="float">
            <text:p>1120</text:p>
          </table:table-cell>
          <table:table-cell table:formula="of:=[.B963]-[.B$2]" office:value-type="float" office:value="24.4443182945251" calcext:value-type="float">
            <text:p>24.4443182945</text:p>
          </table:table-cell>
          <table:table-cell table:formula="of:=[.C963]/([.D963]-[.D962])" office:value-type="float" office:value="98461.9677216516" calcext:value-type="float">
            <text:p>98461.96772165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6447384.52875" calcext:value-type="float">
            <text:p>1456447384.52875</text:p>
          </table:table-cell>
          <table:table-cell office:value-type="float" office:value="1120" calcext:value-type="float">
            <text:p>1120</text:p>
          </table:table-cell>
          <table:table-cell table:formula="of:=[.B964]-[.B$2]" office:value-type="float" office:value="24.4556119441986" calcext:value-type="float">
            <text:p>24.4556119442</text:p>
          </table:table-cell>
          <table:table-cell table:formula="of:=[.C964]/([.D964]-[.D963])" office:value-type="float" office:value="99170.775823851" calcext:value-type="float">
            <text:p>99170.77582385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6447384.5402" calcext:value-type="float">
            <text:p>1456447384.5402</text:p>
          </table:table-cell>
          <table:table-cell office:value-type="float" office:value="1120" calcext:value-type="float">
            <text:p>1120</text:p>
          </table:table-cell>
          <table:table-cell table:formula="of:=[.B965]-[.B$2]" office:value-type="float" office:value="24.4670622348785" calcext:value-type="float">
            <text:p>24.4670622349</text:p>
          </table:table-cell>
          <table:table-cell table:formula="of:=[.C965]/([.D965]-[.D964])" office:value-type="float" office:value="97814.1106900429" calcext:value-type="float">
            <text:p>97814.11069004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6447384.55163" calcext:value-type="float">
            <text:p>1456447384.55163</text:p>
          </table:table-cell>
          <table:table-cell office:value-type="float" office:value="1120" calcext:value-type="float">
            <text:p>1120</text:p>
          </table:table-cell>
          <table:table-cell table:formula="of:=[.B966]-[.B$2]" office:value-type="float" office:value="24.4784998893738" calcext:value-type="float">
            <text:p>24.4784998894</text:p>
          </table:table-cell>
          <table:table-cell table:formula="of:=[.C966]/([.D966]-[.D965])" office:value-type="float" office:value="97922.1745565214" calcext:value-type="float">
            <text:p>97922.174556521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6447384.56641" calcext:value-type="float">
            <text:p>1456447384.56641</text:p>
          </table:table-cell>
          <table:table-cell office:value-type="float" office:value="1120" calcext:value-type="float">
            <text:p>1120</text:p>
          </table:table-cell>
          <table:table-cell table:formula="of:=[.B967]-[.B$2]" office:value-type="float" office:value="24.4932754039764" calcext:value-type="float">
            <text:p>24.493275404</text:p>
          </table:table-cell>
          <table:table-cell table:formula="of:=[.C967]/([.D967]-[.D966])" office:value-type="float" office:value="75801.0824068546" calcext:value-type="float">
            <text:p>75801.082406854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6447384.58548" calcext:value-type="float">
            <text:p>1456447384.58548</text:p>
          </table:table-cell>
          <table:table-cell office:value-type="float" office:value="1120" calcext:value-type="float">
            <text:p>1120</text:p>
          </table:table-cell>
          <table:table-cell table:formula="of:=[.B968]-[.B$2]" office:value-type="float" office:value="24.512344121933" calcext:value-type="float">
            <text:p>24.5123441219</text:p>
          </table:table-cell>
          <table:table-cell table:formula="of:=[.C968]/([.D968]-[.D967])" office:value-type="float" office:value="58734.9397349337" calcext:value-type="float">
            <text:p>58734.939734933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6447384.59678" calcext:value-type="float">
            <text:p>1456447384.59678</text:p>
          </table:table-cell>
          <table:table-cell office:value-type="float" office:value="1120" calcext:value-type="float">
            <text:p>1120</text:p>
          </table:table-cell>
          <table:table-cell table:formula="of:=[.B969]-[.B$2]" office:value-type="float" office:value="24.5236485004425" calcext:value-type="float">
            <text:p>24.5236485004</text:p>
          </table:table-cell>
          <table:table-cell table:formula="of:=[.C969]/([.D969]-[.D968])" office:value-type="float" office:value="99076.6541527819" calcext:value-type="float">
            <text:p>99076.654152781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6447384.60812" calcext:value-type="float">
            <text:p>1456447384.60812</text:p>
          </table:table-cell>
          <table:table-cell office:value-type="float" office:value="1120" calcext:value-type="float">
            <text:p>1120</text:p>
          </table:table-cell>
          <table:table-cell table:formula="of:=[.B970]-[.B$2]" office:value-type="float" office:value="24.5349841117859" calcext:value-type="float">
            <text:p>24.5349841118</text:p>
          </table:table-cell>
          <table:table-cell table:formula="of:=[.C970]/([.D970]-[.D969])" office:value-type="float" office:value="98803.669786518" calcext:value-type="float">
            <text:p>98803.6697865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6447384.61941" calcext:value-type="float">
            <text:p>1456447384.61941</text:p>
          </table:table-cell>
          <table:table-cell office:value-type="float" office:value="1120" calcext:value-type="float">
            <text:p>1120</text:p>
          </table:table-cell>
          <table:table-cell table:formula="of:=[.B971]-[.B$2]" office:value-type="float" office:value="24.5462775230408" calcext:value-type="float">
            <text:p>24.546277523</text:p>
          </table:table-cell>
          <table:table-cell table:formula="of:=[.C971]/([.D971]-[.D970])" office:value-type="float" office:value="99172.8694477284" calcext:value-type="float">
            <text:p>99172.869447728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6447384.63065" calcext:value-type="float">
            <text:p>1456447384.63065</text:p>
          </table:table-cell>
          <table:table-cell office:value-type="float" office:value="1120" calcext:value-type="float">
            <text:p>1120</text:p>
          </table:table-cell>
          <table:table-cell table:formula="of:=[.B972]-[.B$2]" office:value-type="float" office:value="24.5575196743011" calcext:value-type="float">
            <text:p>24.5575196743</text:p>
          </table:table-cell>
          <table:table-cell table:formula="of:=[.C972]/([.D972]-[.D971])" office:value-type="float" office:value="99625.0605475792" calcext:value-type="float">
            <text:p>99625.060547579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6447384.64202" calcext:value-type="float">
            <text:p>1456447384.64202</text:p>
          </table:table-cell>
          <table:table-cell office:value-type="float" office:value="1120" calcext:value-type="float">
            <text:p>1120</text:p>
          </table:table-cell>
          <table:table-cell table:formula="of:=[.B973]-[.B$2]" office:value-type="float" office:value="24.5688879489899" calcext:value-type="float">
            <text:p>24.568887949</text:p>
          </table:table-cell>
          <table:table-cell table:formula="of:=[.C973]/([.D973]-[.D972])" office:value-type="float" office:value="98519.7869216895" calcext:value-type="float">
            <text:p>98519.7869216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6447384.65326" calcext:value-type="float">
            <text:p>1456447384.65326</text:p>
          </table:table-cell>
          <table:table-cell office:value-type="float" office:value="1120" calcext:value-type="float">
            <text:p>1120</text:p>
          </table:table-cell>
          <table:table-cell table:formula="of:=[.B974]-[.B$2]" office:value-type="float" office:value="24.5801291465759" calcext:value-type="float">
            <text:p>24.5801291466</text:p>
          </table:table-cell>
          <table:table-cell table:formula="of:=[.C974]/([.D974]-[.D973])" office:value-type="float" office:value="99633.5124817069" calcext:value-type="float">
            <text:p>99633.512481706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6447384.6669" calcext:value-type="float">
            <text:p>1456447384.6669</text:p>
          </table:table-cell>
          <table:table-cell office:value-type="float" office:value="1120" calcext:value-type="float">
            <text:p>1120</text:p>
          </table:table-cell>
          <table:table-cell table:formula="of:=[.B975]-[.B$2]" office:value-type="float" office:value="24.5937688350677" calcext:value-type="float">
            <text:p>24.5937688351</text:p>
          </table:table-cell>
          <table:table-cell table:formula="of:=[.C975]/([.D975]-[.D974])" office:value-type="float" office:value="82113.312241081" calcext:value-type="float">
            <text:p>82113.31224108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6447384.67809" calcext:value-type="float">
            <text:p>1456447384.67809</text:p>
          </table:table-cell>
          <table:table-cell office:value-type="float" office:value="1120" calcext:value-type="float">
            <text:p>1120</text:p>
          </table:table-cell>
          <table:table-cell table:formula="of:=[.B976]-[.B$2]" office:value-type="float" office:value="24.6049582958221" calcext:value-type="float">
            <text:p>24.6049582958</text:p>
          </table:table-cell>
          <table:table-cell table:formula="of:=[.C976]/([.D976]-[.D975])" office:value-type="float" office:value="100094.189039461" calcext:value-type="float">
            <text:p>100094.18903946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6447384.69858" calcext:value-type="float">
            <text:p>1456447384.69858</text:p>
          </table:table-cell>
          <table:table-cell office:value-type="float" office:value="1120" calcext:value-type="float">
            <text:p>1120</text:p>
          </table:table-cell>
          <table:table-cell table:formula="of:=[.B977]-[.B$2]" office:value-type="float" office:value="24.6254453659058" calcext:value-type="float">
            <text:p>24.6254453659</text:p>
          </table:table-cell>
          <table:table-cell table:formula="of:=[.C977]/([.D977]-[.D976])" office:value-type="float" office:value="54668.627355142" calcext:value-type="float">
            <text:p>54668.62735514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6447384.70982" calcext:value-type="float">
            <text:p>1456447384.70982</text:p>
          </table:table-cell>
          <table:table-cell office:value-type="float" office:value="1120" calcext:value-type="float">
            <text:p>1120</text:p>
          </table:table-cell>
          <table:table-cell table:formula="of:=[.B978]-[.B$2]" office:value-type="float" office:value="24.6366903781891" calcext:value-type="float">
            <text:p>24.6366903782</text:p>
          </table:table-cell>
          <table:table-cell table:formula="of:=[.C978]/([.D978]-[.D977])" office:value-type="float" office:value="99599.7133467614" calcext:value-type="float">
            <text:p>99599.713346761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6447384.7211" calcext:value-type="float">
            <text:p>1456447384.7211</text:p>
          </table:table-cell>
          <table:table-cell office:value-type="float" office:value="1120" calcext:value-type="float">
            <text:p>1120</text:p>
          </table:table-cell>
          <table:table-cell table:formula="of:=[.B979]-[.B$2]" office:value-type="float" office:value="24.6479678153992" calcext:value-type="float">
            <text:p>24.6479678154</text:p>
          </table:table-cell>
          <table:table-cell table:formula="of:=[.C979]/([.D979]-[.D978])" office:value-type="float" office:value="99313.3439039344" calcext:value-type="float">
            <text:p>99313.343903934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6447384.73252" calcext:value-type="float">
            <text:p>1456447384.73252</text:p>
          </table:table-cell>
          <table:table-cell office:value-type="float" office:value="1120" calcext:value-type="float">
            <text:p>1120</text:p>
          </table:table-cell>
          <table:table-cell table:formula="of:=[.B980]-[.B$2]" office:value-type="float" office:value="24.6593873500824" calcext:value-type="float">
            <text:p>24.6593873501</text:p>
          </table:table-cell>
          <table:table-cell table:formula="of:=[.C980]/([.D980]-[.D979])" office:value-type="float" office:value="98077.5514124058" calcext:value-type="float">
            <text:p>98077.55141240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6447384.74382" calcext:value-type="float">
            <text:p>1456447384.74382</text:p>
          </table:table-cell>
          <table:table-cell office:value-type="float" office:value="1120" calcext:value-type="float">
            <text:p>1120</text:p>
          </table:table-cell>
          <table:table-cell table:formula="of:=[.B981]-[.B$2]" office:value-type="float" office:value="24.6706874370575" calcext:value-type="float">
            <text:p>24.6706874371</text:p>
          </table:table-cell>
          <table:table-cell table:formula="of:=[.C981]/([.D981]-[.D980])" office:value-type="float" office:value="99114.2813739556" calcext:value-type="float">
            <text:p>99114.281373955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6447384.75511" calcext:value-type="float">
            <text:p>1456447384.75511</text:p>
          </table:table-cell>
          <table:table-cell office:value-type="float" office:value="1120" calcext:value-type="float">
            <text:p>1120</text:p>
          </table:table-cell>
          <table:table-cell table:formula="of:=[.B982]-[.B$2]" office:value-type="float" office:value="24.6819729804993" calcext:value-type="float">
            <text:p>24.6819729805</text:p>
          </table:table-cell>
          <table:table-cell table:formula="of:=[.C982]/([.D982]-[.D981])" office:value-type="float" office:value="99242.0086616668" calcext:value-type="float">
            <text:p>99242.008661666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6447384.76632" calcext:value-type="float">
            <text:p>1456447384.76632</text:p>
          </table:table-cell>
          <table:table-cell office:value-type="float" office:value="1120" calcext:value-type="float">
            <text:p>1120</text:p>
          </table:table-cell>
          <table:table-cell table:formula="of:=[.B983]-[.B$2]" office:value-type="float" office:value="24.693187713623" calcext:value-type="float">
            <text:p>24.6931877136</text:p>
          </table:table-cell>
          <table:table-cell table:formula="of:=[.C983]/([.D983]-[.D982])" office:value-type="float" office:value="99868.6270674774" calcext:value-type="float">
            <text:p>99868.627067477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6447384.77978" calcext:value-type="float">
            <text:p>1456447384.77978</text:p>
          </table:table-cell>
          <table:table-cell office:value-type="float" office:value="1120" calcext:value-type="float">
            <text:p>1120</text:p>
          </table:table-cell>
          <table:table-cell table:formula="of:=[.B984]-[.B$2]" office:value-type="float" office:value="24.7066462039947" calcext:value-type="float">
            <text:p>24.706646204</text:p>
          </table:table-cell>
          <table:table-cell table:formula="of:=[.C984]/([.D984]-[.D983])" office:value-type="float" office:value="83218.8432035997" calcext:value-type="float">
            <text:p>83218.84320359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6447384.80047" calcext:value-type="float">
            <text:p>1456447384.80047</text:p>
          </table:table-cell>
          <table:table-cell office:value-type="float" office:value="1120" calcext:value-type="float">
            <text:p>1120</text:p>
          </table:table-cell>
          <table:table-cell table:formula="of:=[.B985]-[.B$2]" office:value-type="float" office:value="24.7273313999176" calcext:value-type="float">
            <text:p>24.7273313999</text:p>
          </table:table-cell>
          <table:table-cell table:formula="of:=[.C985]/([.D985]-[.D984])" office:value-type="float" office:value="54145.0032272937" calcext:value-type="float">
            <text:p>54145.003227293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6447384.8118" calcext:value-type="float">
            <text:p>1456447384.8118</text:p>
          </table:table-cell>
          <table:table-cell office:value-type="float" office:value="1120" calcext:value-type="float">
            <text:p>1120</text:p>
          </table:table-cell>
          <table:table-cell table:formula="of:=[.B986]-[.B$2]" office:value-type="float" office:value="24.7386665344238" calcext:value-type="float">
            <text:p>24.7386665344</text:p>
          </table:table-cell>
          <table:table-cell table:formula="of:=[.C986]/([.D986]-[.D985])" office:value-type="float" office:value="98807.8261784069" calcext:value-type="float">
            <text:p>98807.826178406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6447384.82297" calcext:value-type="float">
            <text:p>1456447384.82297</text:p>
          </table:table-cell>
          <table:table-cell office:value-type="float" office:value="1120" calcext:value-type="float">
            <text:p>1120</text:p>
          </table:table-cell>
          <table:table-cell table:formula="of:=[.B987]-[.B$2]" office:value-type="float" office:value="24.7498326301575" calcext:value-type="float">
            <text:p>24.7498326302</text:p>
          </table:table-cell>
          <table:table-cell table:formula="of:=[.C987]/([.D987]-[.D986])" office:value-type="float" office:value="100303.635820131" calcext:value-type="float">
            <text:p>100303.63582013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6447384.83423" calcext:value-type="float">
            <text:p>1456447384.83423</text:p>
          </table:table-cell>
          <table:table-cell office:value-type="float" office:value="1120" calcext:value-type="float">
            <text:p>1120</text:p>
          </table:table-cell>
          <table:table-cell table:formula="of:=[.B988]-[.B$2]" office:value-type="float" office:value="24.7610960006714" calcext:value-type="float">
            <text:p>24.7610960007</text:p>
          </table:table-cell>
          <table:table-cell table:formula="of:=[.C988]/([.D988]-[.D987])" office:value-type="float" office:value="99437.375216968" calcext:value-type="float">
            <text:p>99437.37521696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6447384.84557" calcext:value-type="float">
            <text:p>1456447384.84557</text:p>
          </table:table-cell>
          <table:table-cell office:value-type="float" office:value="1120" calcext:value-type="float">
            <text:p>1120</text:p>
          </table:table-cell>
          <table:table-cell table:formula="of:=[.B989]-[.B$2]" office:value-type="float" office:value="24.7724320888519" calcext:value-type="float">
            <text:p>24.7724320889</text:p>
          </table:table-cell>
          <table:table-cell table:formula="of:=[.C989]/([.D989]-[.D988])" office:value-type="float" office:value="98799.5137442951" calcext:value-type="float">
            <text:p>98799.513744295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6447384.8569" calcext:value-type="float">
            <text:p>1456447384.8569</text:p>
          </table:table-cell>
          <table:table-cell office:value-type="float" office:value="1120" calcext:value-type="float">
            <text:p>1120</text:p>
          </table:table-cell>
          <table:table-cell table:formula="of:=[.B990]-[.B$2]" office:value-type="float" office:value="24.7837626934052" calcext:value-type="float">
            <text:p>24.7837626934</text:p>
          </table:table-cell>
          <table:table-cell table:formula="of:=[.C990]/([.D990]-[.D989])" office:value-type="float" office:value="98847.3293493814" calcext:value-type="float">
            <text:p>98847.32934938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6447384.86823" calcext:value-type="float">
            <text:p>1456447384.86823</text:p>
          </table:table-cell>
          <table:table-cell office:value-type="float" office:value="1120" calcext:value-type="float">
            <text:p>1120</text:p>
          </table:table-cell>
          <table:table-cell table:formula="of:=[.B991]-[.B$2]" office:value-type="float" office:value="24.7950918674469" calcext:value-type="float">
            <text:p>24.7950918674</text:p>
          </table:table-cell>
          <table:table-cell table:formula="of:=[.C991]/([.D991]-[.D990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6447384.88124" calcext:value-type="float">
            <text:p>1456447384.88124</text:p>
          </table:table-cell>
          <table:table-cell office:value-type="float" office:value="1120" calcext:value-type="float">
            <text:p>1120</text:p>
          </table:table-cell>
          <table:table-cell table:formula="of:=[.B992]-[.B$2]" office:value-type="float" office:value="24.8081037998199" calcext:value-type="float">
            <text:p>24.8081037998</text:p>
          </table:table-cell>
          <table:table-cell table:formula="of:=[.C992]/([.D992]-[.D991])" office:value-type="float" office:value="86074.8402228086" calcext:value-type="float">
            <text:p>86074.840222808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6447384.8928" calcext:value-type="float">
            <text:p>1456447384.8928</text:p>
          </table:table-cell>
          <table:table-cell office:value-type="float" office:value="1120" calcext:value-type="float">
            <text:p>1120</text:p>
          </table:table-cell>
          <table:table-cell table:formula="of:=[.B993]-[.B$2]" office:value-type="float" office:value="24.8196649551392" calcext:value-type="float">
            <text:p>24.8196649551</text:p>
          </table:table-cell>
          <table:table-cell table:formula="of:=[.C993]/([.D993]-[.D992])" office:value-type="float" office:value="96876.1312408488" calcext:value-type="float">
            <text:p>96876.131240848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6447384.91358" calcext:value-type="float">
            <text:p>1456447384.91358</text:p>
          </table:table-cell>
          <table:table-cell office:value-type="float" office:value="1120" calcext:value-type="float">
            <text:p>1120</text:p>
          </table:table-cell>
          <table:table-cell table:formula="of:=[.B994]-[.B$2]" office:value-type="float" office:value="24.8404469490051" calcext:value-type="float">
            <text:p>24.840446949</text:p>
          </table:table-cell>
          <table:table-cell table:formula="of:=[.C994]/([.D994]-[.D993])" office:value-type="float" office:value="53892.8077461396" calcext:value-type="float">
            <text:p>53892.807746139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6447384.92493" calcext:value-type="float">
            <text:p>1456447384.92493</text:p>
          </table:table-cell>
          <table:table-cell office:value-type="float" office:value="1120" calcext:value-type="float">
            <text:p>1120</text:p>
          </table:table-cell>
          <table:table-cell table:formula="of:=[.B995]-[.B$2]" office:value-type="float" office:value="24.8518004417419" calcext:value-type="float">
            <text:p>24.8518004417</text:p>
          </table:table-cell>
          <table:table-cell table:formula="of:=[.C995]/([.D995]-[.D994])" office:value-type="float" office:value="98648.0571188576" calcext:value-type="float">
            <text:p>98648.057118857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6447384.93636" calcext:value-type="float">
            <text:p>1456447384.93636</text:p>
          </table:table-cell>
          <table:table-cell office:value-type="float" office:value="1120" calcext:value-type="float">
            <text:p>1120</text:p>
          </table:table-cell>
          <table:table-cell table:formula="of:=[.B996]-[.B$2]" office:value-type="float" office:value="24.8632304668426" calcext:value-type="float">
            <text:p>24.8632304668</text:p>
          </table:table-cell>
          <table:table-cell table:formula="of:=[.C996]/([.D996]-[.D995])" office:value-type="float" office:value="97987.5363467596" calcext:value-type="float">
            <text:p>97987.536346759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6447384.94763" calcext:value-type="float">
            <text:p>1456447384.94763</text:p>
          </table:table-cell>
          <table:table-cell office:value-type="float" office:value="1120" calcext:value-type="float">
            <text:p>1120</text:p>
          </table:table-cell>
          <table:table-cell table:formula="of:=[.B997]-[.B$2]" office:value-type="float" office:value="24.8744924068451" calcext:value-type="float">
            <text:p>24.8744924068</text:p>
          </table:table-cell>
          <table:table-cell table:formula="of:=[.C997]/([.D997]-[.D996])" office:value-type="float" office:value="99450.0059276823" calcext:value-type="float">
            <text:p>99450.00592768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6447384.95882" calcext:value-type="float">
            <text:p>1456447384.95882</text:p>
          </table:table-cell>
          <table:table-cell office:value-type="float" office:value="1120" calcext:value-type="float">
            <text:p>1120</text:p>
          </table:table-cell>
          <table:table-cell table:formula="of:=[.B998]-[.B$2]" office:value-type="float" office:value="24.8856899738312" calcext:value-type="float">
            <text:p>24.8856899738</text:p>
          </table:table-cell>
          <table:table-cell table:formula="of:=[.C998]/([.D998]-[.D997])" office:value-type="float" office:value="100021.728058596" calcext:value-type="float">
            <text:p>100021.7280585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6447384.97008" calcext:value-type="float">
            <text:p>1456447384.97008</text:p>
          </table:table-cell>
          <table:table-cell office:value-type="float" office:value="1120" calcext:value-type="float">
            <text:p>1120</text:p>
          </table:table-cell>
          <table:table-cell table:formula="of:=[.B999]-[.B$2]" office:value-type="float" office:value="24.8969476222992" calcext:value-type="float">
            <text:p>24.8969476223</text:p>
          </table:table-cell>
          <table:table-cell table:formula="of:=[.C999]/([.D999]-[.D998])" office:value-type="float" office:value="99487.9173196662" calcext:value-type="float">
            <text:p>99487.91731966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6447384.98138" calcext:value-type="float">
            <text:p>1456447384.98138</text:p>
          </table:table-cell>
          <table:table-cell office:value-type="float" office:value="1120" calcext:value-type="float">
            <text:p>1120</text:p>
          </table:table-cell>
          <table:table-cell table:formula="of:=[.B1000]-[.B$2]" office:value-type="float" office:value="24.9082417488098" calcext:value-type="float">
            <text:p>24.9082417488</text:p>
          </table:table-cell>
          <table:table-cell table:formula="of:=[.C1000]/([.D1000]-[.D999])" office:value-type="float" office:value="99166.5888412742" calcext:value-type="float">
            <text:p>99166.588841274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6447384.99412" calcext:value-type="float">
            <text:p>1456447384.99412</text:p>
          </table:table-cell>
          <table:table-cell office:value-type="float" office:value="1120" calcext:value-type="float">
            <text:p>1120</text:p>
          </table:table-cell>
          <table:table-cell table:formula="of:=[.B1001]-[.B$2]" office:value-type="float" office:value="24.9209876060486" calcext:value-type="float">
            <text:p>24.920987606</text:p>
          </table:table-cell>
          <table:table-cell table:formula="of:=[.C1001]/([.D1001]-[.D1000])" office:value-type="float" office:value="87871.6887392443" calcext:value-type="float">
            <text:p>87871.68873924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6447385.02599" calcext:value-type="float">
            <text:p>1456447385.02599</text:p>
          </table:table-cell>
          <table:table-cell office:value-type="float" office:value="1120" calcext:value-type="float">
            <text:p>1120</text:p>
          </table:table-cell>
          <table:table-cell table:formula="of:=[.B1002]-[.B$2]" office:value-type="float" office:value="24.9528579711914" calcext:value-type="float">
            <text:p>24.9528579712</text:p>
          </table:table-cell>
          <table:table-cell table:formula="of:=[.C1002]/([.D1002]-[.D1001])" office:value-type="float" office:value="35142.3648577883" calcext:value-type="float">
            <text:p>35142.364857788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56447385.03615" calcext:value-type="float">
            <text:p>1456447385.03615</text:p>
          </table:table-cell>
          <table:table-cell office:value-type="float" office:value="1120" calcext:value-type="float">
            <text:p>1120</text:p>
          </table:table-cell>
          <table:table-cell table:formula="of:=[.B1003]-[.B$2]" office:value-type="float" office:value="24.9630153179169" calcext:value-type="float">
            <text:p>24.9630153179</text:p>
          </table:table-cell>
          <table:table-cell table:formula="of:=[.C1003]/([.D1003]-[.D1002])" office:value-type="float" office:value="110265.01607868" calcext:value-type="float">
            <text:p>110265.0160786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56447385.04312" calcext:value-type="float">
            <text:p>1456447385.04312</text:p>
          </table:table-cell>
          <table:table-cell office:value-type="float" office:value="1120" calcext:value-type="float">
            <text:p>1120</text:p>
          </table:table-cell>
          <table:table-cell table:formula="of:=[.B1004]-[.B$2]" office:value-type="float" office:value="24.9699857234955" calcext:value-type="float">
            <text:p>24.9699857235</text:p>
          </table:table-cell>
          <table:table-cell table:formula="of:=[.C1004]/([.D1004]-[.D1003])" office:value-type="float" office:value="160679.315911889" calcext:value-type="float">
            <text:p>160679.31591188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6447385.04941" calcext:value-type="float">
            <text:p>1456447385.04941</text:p>
          </table:table-cell>
          <table:table-cell office:value-type="float" office:value="1120" calcext:value-type="float">
            <text:p>1120</text:p>
          </table:table-cell>
          <table:table-cell table:formula="of:=[.B1005]-[.B$2]" office:value-type="float" office:value="24.9762744903564" calcext:value-type="float">
            <text:p>24.9762744904</text:p>
          </table:table-cell>
          <table:table-cell table:formula="of:=[.C1005]/([.D1005]-[.D1004])" office:value-type="float" office:value="178095.328505895" calcext:value-type="float">
            <text:p>178095.32850589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6447385.05302" calcext:value-type="float">
            <text:p>1456447385.05302</text:p>
          </table:table-cell>
          <table:table-cell office:value-type="float" office:value="1120" calcext:value-type="float">
            <text:p>1120</text:p>
          </table:table-cell>
          <table:table-cell table:formula="of:=[.B1006]-[.B$2]" office:value-type="float" office:value="24.9798829555511" calcext:value-type="float">
            <text:p>24.9798829556</text:p>
          </table:table-cell>
          <table:table-cell table:formula="of:=[.C1006]/([.D1006]-[.D1005])" office:value-type="float" office:value="310381.267261315" calcext:value-type="float">
            <text:p>310381.2672613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56447385.06608" calcext:value-type="float">
            <text:p>1456447385.06608</text:p>
          </table:table-cell>
          <table:table-cell office:value-type="float" office:value="1120" calcext:value-type="float">
            <text:p>1120</text:p>
          </table:table-cell>
          <table:table-cell table:formula="of:=[.B1007]-[.B$2]" office:value-type="float" office:value="24.9929482936859" calcext:value-type="float">
            <text:p>24.9929482937</text:p>
          </table:table-cell>
          <table:table-cell table:formula="of:=[.C1007]/([.D1007]-[.D1006])" office:value-type="float" office:value="85723.001459854" calcext:value-type="float">
            <text:p>85723.00145985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56447385.06969" calcext:value-type="float">
            <text:p>1456447385.06969</text:p>
          </table:table-cell>
          <table:table-cell office:value-type="float" office:value="1120" calcext:value-type="float">
            <text:p>1120</text:p>
          </table:table-cell>
          <table:table-cell table:formula="of:=[.B1008]-[.B$2]" office:value-type="float" office:value="24.9965550899506" calcext:value-type="float">
            <text:p>24.99655509</text:p>
          </table:table-cell>
          <table:table-cell table:formula="of:=[.C1008]/([.D1008]-[.D1007])" office:value-type="float" office:value="310524.886303543" calcext:value-type="float">
            <text:p>310524.88630354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56447385.07329" calcext:value-type="float">
            <text:p>1456447385.07329</text:p>
          </table:table-cell>
          <table:table-cell office:value-type="float" office:value="1120" calcext:value-type="float">
            <text:p>1120</text:p>
          </table:table-cell>
          <table:table-cell table:formula="of:=[.B1009]-[.B$2]" office:value-type="float" office:value="25.0001525878906" calcext:value-type="float">
            <text:p>25.0001525879</text:p>
          </table:table-cell>
          <table:table-cell table:formula="of:=[.C1009]/([.D1009]-[.D1008])" office:value-type="float" office:value="311327.488899198" calcext:value-type="float">
            <text:p>311327.48889919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6447385.07689" calcext:value-type="float">
            <text:p>1456447385.07689</text:p>
          </table:table-cell>
          <table:table-cell office:value-type="float" office:value="1120" calcext:value-type="float">
            <text:p>1120</text:p>
          </table:table-cell>
          <table:table-cell table:formula="of:=[.B1010]-[.B$2]" office:value-type="float" office:value="25.0037577152252" calcext:value-type="float">
            <text:p>25.0037577152</text:p>
          </table:table-cell>
          <table:table-cell table:formula="of:=[.C1010]/([.D1010]-[.D1009])" office:value-type="float" office:value="310668.638317572" calcext:value-type="float">
            <text:p>310668.63831757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56447385.08043" calcext:value-type="float">
            <text:p>1456447385.08043</text:p>
          </table:table-cell>
          <table:table-cell office:value-type="float" office:value="1120" calcext:value-type="float">
            <text:p>1120</text:p>
          </table:table-cell>
          <table:table-cell table:formula="of:=[.B1011]-[.B$2]" office:value-type="float" office:value="25.0072960853577" calcext:value-type="float">
            <text:p>25.0072960854</text:p>
          </table:table-cell>
          <table:table-cell table:formula="of:=[.C1011]/([.D1011]-[.D1010])" office:value-type="float" office:value="316529.91577387" calcext:value-type="float">
            <text:p>316529.9157738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56447385.08412" calcext:value-type="float">
            <text:p>1456447385.08412</text:p>
          </table:table-cell>
          <table:table-cell office:value-type="float" office:value="1120" calcext:value-type="float">
            <text:p>1120</text:p>
          </table:table-cell>
          <table:table-cell table:formula="of:=[.B1012]-[.B$2]" office:value-type="float" office:value="25.0109839439392" calcext:value-type="float">
            <text:p>25.0109839439</text:p>
          </table:table-cell>
          <table:table-cell table:formula="of:=[.C1012]/([.D1012]-[.D1011])" office:value-type="float" office:value="303699.281096457" calcext:value-type="float">
            <text:p>303699.28109645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56447385.08764" calcext:value-type="float">
            <text:p>1456447385.08764</text:p>
          </table:table-cell>
          <table:table-cell office:value-type="float" office:value="1120" calcext:value-type="float">
            <text:p>1120</text:p>
          </table:table-cell>
          <table:table-cell table:formula="of:=[.B1013]-[.B$2]" office:value-type="float" office:value="25.0145092010498" calcext:value-type="float">
            <text:p>25.014509201</text:p>
          </table:table-cell>
          <table:table-cell table:formula="of:=[.C1013]/([.D1013]-[.D1012])" office:value-type="float" office:value="317707.323143514" calcext:value-type="float">
            <text:p>317707.3231435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56447385.09122" calcext:value-type="float">
            <text:p>1456447385.09122</text:p>
          </table:table-cell>
          <table:table-cell office:value-type="float" office:value="1120" calcext:value-type="float">
            <text:p>1120</text:p>
          </table:table-cell>
          <table:table-cell table:formula="of:=[.B1014]-[.B$2]" office:value-type="float" office:value="25.0180811882019" calcext:value-type="float">
            <text:p>25.0180811882</text:p>
          </table:table-cell>
          <table:table-cell table:formula="of:=[.C1014]/([.D1014]-[.D1013])" office:value-type="float" office:value="313550.959818449" calcext:value-type="float">
            <text:p>313550.95981844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56447385.09479" calcext:value-type="float">
            <text:p>1456447385.09479</text:p>
          </table:table-cell>
          <table:table-cell office:value-type="float" office:value="1120" calcext:value-type="float">
            <text:p>1120</text:p>
          </table:table-cell>
          <table:table-cell table:formula="of:=[.B1015]-[.B$2]" office:value-type="float" office:value="25.0216519832611" calcext:value-type="float">
            <text:p>25.0216519833</text:p>
          </table:table-cell>
          <table:table-cell table:formula="of:=[.C1015]/([.D1015]-[.D1014])" office:value-type="float" office:value="313655.637310543" calcext:value-type="float">
            <text:p>313655.63731054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56447385.09836" calcext:value-type="float">
            <text:p>1456447385.09836</text:p>
          </table:table-cell>
          <table:table-cell office:value-type="float" office:value="1120" calcext:value-type="float">
            <text:p>1120</text:p>
          </table:table-cell>
          <table:table-cell table:formula="of:=[.B1016]-[.B$2]" office:value-type="float" office:value="25.0252230167389" calcext:value-type="float">
            <text:p>25.0252230167</text:p>
          </table:table-cell>
          <table:table-cell table:formula="of:=[.C1016]/([.D1016]-[.D1015])" office:value-type="float" office:value="313634.696221124" calcext:value-type="float">
            <text:p>313634.69622112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56447385.10193" calcext:value-type="float">
            <text:p>1456447385.10193</text:p>
          </table:table-cell>
          <table:table-cell office:value-type="float" office:value="1120" calcext:value-type="float">
            <text:p>1120</text:p>
          </table:table-cell>
          <table:table-cell table:formula="of:=[.B1017]-[.B$2]" office:value-type="float" office:value="25.0287961959839" calcext:value-type="float">
            <text:p>25.028796196</text:p>
          </table:table-cell>
          <table:table-cell table:formula="of:=[.C1017]/([.D1017]-[.D1016])" office:value-type="float" office:value="313446.352171882" calcext:value-type="float">
            <text:p>313446.35217188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56447385.10549" calcext:value-type="float">
            <text:p>1456447385.10549</text:p>
          </table:table-cell>
          <table:table-cell office:value-type="float" office:value="1120" calcext:value-type="float">
            <text:p>1120</text:p>
          </table:table-cell>
          <table:table-cell table:formula="of:=[.B1018]-[.B$2]" office:value-type="float" office:value="25.032354593277" calcext:value-type="float">
            <text:p>25.0323545933</text:p>
          </table:table-cell>
          <table:table-cell table:formula="of:=[.C1018]/([.D1018]-[.D1017])" office:value-type="float" office:value="314748.440871022" calcext:value-type="float">
            <text:p>314748.44087102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56447385.10905" calcext:value-type="float">
            <text:p>1456447385.10905</text:p>
          </table:table-cell>
          <table:table-cell office:value-type="float" office:value="1120" calcext:value-type="float">
            <text:p>1120</text:p>
          </table:table-cell>
          <table:table-cell table:formula="of:=[.B1019]-[.B$2]" office:value-type="float" office:value="25.0359148979187" calcext:value-type="float">
            <text:p>25.0359148979</text:p>
          </table:table-cell>
          <table:table-cell table:formula="of:=[.C1019]/([.D1019]-[.D1018])" office:value-type="float" office:value="314579.821871024" calcext:value-type="float">
            <text:p>314579.82187102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6447385.11553" calcext:value-type="float">
            <text:p>1456447385.11553</text:p>
          </table:table-cell>
          <table:table-cell office:value-type="float" office:value="1120" calcext:value-type="float">
            <text:p>1120</text:p>
          </table:table-cell>
          <table:table-cell table:formula="of:=[.B1020]-[.B$2]" office:value-type="float" office:value="25.0423936843872" calcext:value-type="float">
            <text:p>25.0423936844</text:p>
          </table:table-cell>
          <table:table-cell table:formula="of:=[.C1020]/([.D1020]-[.D1019])" office:value-type="float" office:value="172871.880473982" calcext:value-type="float">
            <text:p>172871.88047398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56447385.12605" calcext:value-type="float">
            <text:p>1456447385.12605</text:p>
          </table:table-cell>
          <table:table-cell office:value-type="float" office:value="1120" calcext:value-type="float">
            <text:p>1120</text:p>
          </table:table-cell>
          <table:table-cell table:formula="of:=[.B1021]-[.B$2]" office:value-type="float" office:value="25.0529181957245" calcext:value-type="float">
            <text:p>25.0529181957</text:p>
          </table:table-cell>
          <table:table-cell table:formula="of:=[.C1021]/([.D1021]-[.D1020])" office:value-type="float" office:value="106418.242529959" calcext:value-type="float">
            <text:p>106418.24252995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56447385.13697" calcext:value-type="float">
            <text:p>1456447385.13697</text:p>
          </table:table-cell>
          <table:table-cell office:value-type="float" office:value="1120" calcext:value-type="float">
            <text:p>1120</text:p>
          </table:table-cell>
          <table:table-cell table:formula="of:=[.B1022]-[.B$2]" office:value-type="float" office:value="25.0638358592987" calcext:value-type="float">
            <text:p>25.0638358593</text:p>
          </table:table-cell>
          <table:table-cell table:formula="of:=[.C1022]/([.D1022]-[.D1021])" office:value-type="float" office:value="102586.051712089" calcext:value-type="float">
            <text:p>102586.05171208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56447385.14793" calcext:value-type="float">
            <text:p>1456447385.14793</text:p>
          </table:table-cell>
          <table:table-cell office:value-type="float" office:value="1120" calcext:value-type="float">
            <text:p>1120</text:p>
          </table:table-cell>
          <table:table-cell table:formula="of:=[.B1023]-[.B$2]" office:value-type="float" office:value="25.0747966766357" calcext:value-type="float">
            <text:p>25.0747966766</text:p>
          </table:table-cell>
          <table:table-cell table:formula="of:=[.C1023]/([.D1023]-[.D1022])" office:value-type="float" office:value="102182.160833533" calcext:value-type="float">
            <text:p>102182.16083353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56447385.15874" calcext:value-type="float">
            <text:p>1456447385.15874</text:p>
          </table:table-cell>
          <table:table-cell office:value-type="float" office:value="1120" calcext:value-type="float">
            <text:p>1120</text:p>
          </table:table-cell>
          <table:table-cell table:formula="of:=[.B1024]-[.B$2]" office:value-type="float" office:value="25.085601568222" calcext:value-type="float">
            <text:p>25.0856015682</text:p>
          </table:table-cell>
          <table:table-cell table:formula="of:=[.C1024]/([.D1024]-[.D1023])" office:value-type="float" office:value="103656.75500342" calcext:value-type="float">
            <text:p>103656.7550034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56447385.16956" calcext:value-type="float">
            <text:p>1456447385.16956</text:p>
          </table:table-cell>
          <table:table-cell office:value-type="float" office:value="1120" calcext:value-type="float">
            <text:p>1120</text:p>
          </table:table-cell>
          <table:table-cell table:formula="of:=[.B1025]-[.B$2]" office:value-type="float" office:value="25.0964300632477" calcext:value-type="float">
            <text:p>25.0964300632</text:p>
          </table:table-cell>
          <table:table-cell table:formula="of:=[.C1025]/([.D1025]-[.D1024])" office:value-type="float" office:value="103430.80893038" calcext:value-type="float">
            <text:p>103430.808930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56447385.18071" calcext:value-type="float">
            <text:p>1456447385.18071</text:p>
          </table:table-cell>
          <table:table-cell office:value-type="float" office:value="1120" calcext:value-type="float">
            <text:p>1120</text:p>
          </table:table-cell>
          <table:table-cell table:formula="of:=[.B1026]-[.B$2]" office:value-type="float" office:value="25.1075758934021" calcext:value-type="float">
            <text:p>25.1075758934</text:p>
          </table:table-cell>
          <table:table-cell table:formula="of:=[.C1026]/([.D1026]-[.D1025])" office:value-type="float" office:value="100486.009968128" calcext:value-type="float">
            <text:p>100486.00996812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56447385.18432" calcext:value-type="float">
            <text:p>1456447385.18432</text:p>
          </table:table-cell>
          <table:table-cell office:value-type="float" office:value="1120" calcext:value-type="float">
            <text:p>1120</text:p>
          </table:table-cell>
          <table:table-cell table:formula="of:=[.B1027]-[.B$2]" office:value-type="float" office:value="25.1111841201782" calcext:value-type="float">
            <text:p>25.1111841202</text:p>
          </table:table-cell>
          <table:table-cell table:formula="of:=[.C1027]/([.D1027]-[.D1026])" office:value-type="float" office:value="310401.77613321" calcext:value-type="float">
            <text:p>310401.7761332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56447385.19347" calcext:value-type="float">
            <text:p>1456447385.19347</text:p>
          </table:table-cell>
          <table:table-cell office:value-type="float" office:value="1120" calcext:value-type="float">
            <text:p>1120</text:p>
          </table:table-cell>
          <table:table-cell table:formula="of:=[.B1028]-[.B$2]" office:value-type="float" office:value="25.1203384399414" calcext:value-type="float">
            <text:p>25.1203384399</text:p>
          </table:table-cell>
          <table:table-cell table:formula="of:=[.C1028]/([.D1028]-[.D1027])" office:value-type="float" office:value="122346.611105323" calcext:value-type="float">
            <text:p>122346.61110532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56447385.2043" calcext:value-type="float">
            <text:p>1456447385.2043</text:p>
          </table:table-cell>
          <table:table-cell office:value-type="float" office:value="1120" calcext:value-type="float">
            <text:p>1120</text:p>
          </table:table-cell>
          <table:table-cell table:formula="of:=[.B1029]-[.B$2]" office:value-type="float" office:value="25.1311643123627" calcext:value-type="float">
            <text:p>25.1311643124</text:p>
          </table:table-cell>
          <table:table-cell table:formula="of:=[.C1029]/([.D1029]-[.D1028])" office:value-type="float" office:value="103455.865395203" calcext:value-type="float">
            <text:p>103455.86539520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56447385.21509" calcext:value-type="float">
            <text:p>1456447385.21509</text:p>
          </table:table-cell>
          <table:table-cell office:value-type="float" office:value="1120" calcext:value-type="float">
            <text:p>1120</text:p>
          </table:table-cell>
          <table:table-cell table:formula="of:=[.B1030]-[.B$2]" office:value-type="float" office:value="25.14195728302" calcext:value-type="float">
            <text:p>25.141957283</text:p>
          </table:table-cell>
          <table:table-cell table:formula="of:=[.C1030]/([.D1030]-[.D1029])" office:value-type="float" office:value="103771.244781197" calcext:value-type="float">
            <text:p>103771.24478119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6447385.23455" calcext:value-type="float">
            <text:p>1456447385.23455</text:p>
          </table:table-cell>
          <table:table-cell office:value-type="float" office:value="1120" calcext:value-type="float">
            <text:p>1120</text:p>
          </table:table-cell>
          <table:table-cell table:formula="of:=[.B1031]-[.B$2]" office:value-type="float" office:value="25.161417722702" calcext:value-type="float">
            <text:p>25.1614177227</text:p>
          </table:table-cell>
          <table:table-cell table:formula="of:=[.C1031]/([.D1031]-[.D1030])" office:value-type="float" office:value="57552.656481629" calcext:value-type="float">
            <text:p>57552.65648162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56447385.24536" calcext:value-type="float">
            <text:p>1456447385.24536</text:p>
          </table:table-cell>
          <table:table-cell office:value-type="float" office:value="1120" calcext:value-type="float">
            <text:p>1120</text:p>
          </table:table-cell>
          <table:table-cell table:formula="of:=[.B1032]-[.B$2]" office:value-type="float" office:value="25.1722288131714" calcext:value-type="float">
            <text:p>25.1722288132</text:p>
          </table:table-cell>
          <table:table-cell table:formula="of:=[.C1032]/([.D1032]-[.D1031])" office:value-type="float" office:value="103597.320101444" calcext:value-type="float">
            <text:p>103597.32010144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56447385.2561" calcext:value-type="float">
            <text:p>1456447385.2561</text:p>
          </table:table-cell>
          <table:table-cell office:value-type="float" office:value="1120" calcext:value-type="float">
            <text:p>1120</text:p>
          </table:table-cell>
          <table:table-cell table:formula="of:=[.B1033]-[.B$2]" office:value-type="float" office:value="25.182968378067" calcext:value-type="float">
            <text:p>25.1829683781</text:p>
          </table:table-cell>
          <table:table-cell table:formula="of:=[.C1033]/([.D1033]-[.D1032])" office:value-type="float" office:value="104287.278943279" calcext:value-type="float">
            <text:p>104287.27894327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56447385.26697" calcext:value-type="float">
            <text:p>1456447385.26697</text:p>
          </table:table-cell>
          <table:table-cell office:value-type="float" office:value="1120" calcext:value-type="float">
            <text:p>1120</text:p>
          </table:table-cell>
          <table:table-cell table:formula="of:=[.B1034]-[.B$2]" office:value-type="float" office:value="25.1938366889954" calcext:value-type="float">
            <text:p>25.193836689</text:p>
          </table:table-cell>
          <table:table-cell table:formula="of:=[.C1034]/([.D1034]-[.D1033])" office:value-type="float" office:value="103051.891631019" calcext:value-type="float">
            <text:p>103051.89163101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56447385.27983" calcext:value-type="float">
            <text:p>1456447385.27983</text:p>
          </table:table-cell>
          <table:table-cell office:value-type="float" office:value="1120" calcext:value-type="float">
            <text:p>1120</text:p>
          </table:table-cell>
          <table:table-cell table:formula="of:=[.B1035]-[.B$2]" office:value-type="float" office:value="25.206698179245" calcext:value-type="float">
            <text:p>25.2066981792</text:p>
          </table:table-cell>
          <table:table-cell table:formula="of:=[.C1035]/([.D1035]-[.D1034])" office:value-type="float" office:value="87081.6661414404" calcext:value-type="float">
            <text:p>87081.666141440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56447385.29068" calcext:value-type="float">
            <text:p>1456447385.29068</text:p>
          </table:table-cell>
          <table:table-cell office:value-type="float" office:value="1120" calcext:value-type="float">
            <text:p>1120</text:p>
          </table:table-cell>
          <table:table-cell table:formula="of:=[.B1036]-[.B$2]" office:value-type="float" office:value="25.2175509929657" calcext:value-type="float">
            <text:p>25.217550993</text:p>
          </table:table-cell>
          <table:table-cell table:formula="of:=[.C1036]/([.D1036]-[.D1035])" office:value-type="float" office:value="103199.043936731" calcext:value-type="float">
            <text:p>103199.04393673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56447385.30136" calcext:value-type="float">
            <text:p>1456447385.30136</text:p>
          </table:table-cell>
          <table:table-cell office:value-type="float" office:value="1120" calcext:value-type="float">
            <text:p>1120</text:p>
          </table:table-cell>
          <table:table-cell table:formula="of:=[.B1037]-[.B$2]" office:value-type="float" office:value="25.228230714798" calcext:value-type="float">
            <text:p>25.2282307148</text:p>
          </table:table-cell>
          <table:table-cell table:formula="of:=[.C1037]/([.D1037]-[.D1036])" office:value-type="float" office:value="104871.64530964" calcext:value-type="float">
            <text:p>104871.6453096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56447385.31216" calcext:value-type="float">
            <text:p>1456447385.31216</text:p>
          </table:table-cell>
          <table:table-cell office:value-type="float" office:value="1120" calcext:value-type="float">
            <text:p>1120</text:p>
          </table:table-cell>
          <table:table-cell table:formula="of:=[.B1038]-[.B$2]" office:value-type="float" office:value="25.2390213012695" calcext:value-type="float">
            <text:p>25.2390213013</text:p>
          </table:table-cell>
          <table:table-cell table:formula="of:=[.C1038]/([.D1038]-[.D1037])" office:value-type="float" office:value="103794.173092645" calcext:value-type="float">
            <text:p>103794.17309264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56447385.32313" calcext:value-type="float">
            <text:p>1456447385.32313</text:p>
          </table:table-cell>
          <table:table-cell office:value-type="float" office:value="1120" calcext:value-type="float">
            <text:p>1120</text:p>
          </table:table-cell>
          <table:table-cell table:formula="of:=[.B1039]-[.B$2]" office:value-type="float" office:value="25.2499992847443" calcext:value-type="float">
            <text:p>25.2499992847</text:p>
          </table:table-cell>
          <table:table-cell table:formula="of:=[.C1039]/([.D1039]-[.D1038])" office:value-type="float" office:value="102022.379845803" calcext:value-type="float">
            <text:p>102022.37984580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56447385.33392" calcext:value-type="float">
            <text:p>1456447385.33392</text:p>
          </table:table-cell>
          <table:table-cell office:value-type="float" office:value="1120" calcext:value-type="float">
            <text:p>1120</text:p>
          </table:table-cell>
          <table:table-cell table:formula="of:=[.B1040]-[.B$2]" office:value-type="float" office:value="25.2607851028442" calcext:value-type="float">
            <text:p>25.2607851028</text:p>
          </table:table-cell>
          <table:table-cell table:formula="of:=[.C1040]/([.D1040]-[.D1039])" office:value-type="float" office:value="103840.060125113" calcext:value-type="float">
            <text:p>103840.06012511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56447385.3447" calcext:value-type="float">
            <text:p>1456447385.3447</text:p>
          </table:table-cell>
          <table:table-cell office:value-type="float" office:value="1120" calcext:value-type="float">
            <text:p>1120</text:p>
          </table:table-cell>
          <table:table-cell table:formula="of:=[.B1041]-[.B$2]" office:value-type="float" office:value="25.2715618610382" calcext:value-type="float">
            <text:p>25.271561861</text:p>
          </table:table-cell>
          <table:table-cell table:formula="of:=[.C1041]/([.D1041]-[.D1040])" office:value-type="float" office:value="103927.35735935" calcext:value-type="float">
            <text:p>103927.357359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56447385.35553" calcext:value-type="float">
            <text:p>1456447385.35553</text:p>
          </table:table-cell>
          <table:table-cell office:value-type="float" office:value="1120" calcext:value-type="float">
            <text:p>1120</text:p>
          </table:table-cell>
          <table:table-cell table:formula="of:=[.B1042]-[.B$2]" office:value-type="float" office:value="25.2823979854584" calcext:value-type="float">
            <text:p>25.2823979855</text:p>
          </table:table-cell>
          <table:table-cell table:formula="of:=[.C1042]/([.D1042]-[.D1041])" office:value-type="float" office:value="103357.986358636" calcext:value-type="float">
            <text:p>103357.98635863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56447385.36624" calcext:value-type="float">
            <text:p>1456447385.36624</text:p>
          </table:table-cell>
          <table:table-cell office:value-type="float" office:value="1120" calcext:value-type="float">
            <text:p>1120</text:p>
          </table:table-cell>
          <table:table-cell table:formula="of:=[.B1043]-[.B$2]" office:value-type="float" office:value="25.2931017875671" calcext:value-type="float">
            <text:p>25.2931017876</text:p>
          </table:table-cell>
          <table:table-cell table:formula="of:=[.C1043]/([.D1043]-[.D1042])" office:value-type="float" office:value="104635.716226751" calcext:value-type="float">
            <text:p>104635.71622675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56447385.37698" calcext:value-type="float">
            <text:p>1456447385.37698</text:p>
          </table:table-cell>
          <table:table-cell office:value-type="float" office:value="1120" calcext:value-type="float">
            <text:p>1120</text:p>
          </table:table-cell>
          <table:table-cell table:formula="of:=[.B1044]-[.B$2]" office:value-type="float" office:value="25.3038475513458" calcext:value-type="float">
            <text:p>25.3038475513</text:p>
          </table:table-cell>
          <table:table-cell table:formula="of:=[.C1044]/([.D1044]-[.D1043])" office:value-type="float" office:value="104227.118990038" calcext:value-type="float">
            <text:p>104227.11899003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56447385.38767" calcext:value-type="float">
            <text:p>1456447385.38767</text:p>
          </table:table-cell>
          <table:table-cell office:value-type="float" office:value="1120" calcext:value-type="float">
            <text:p>1120</text:p>
          </table:table-cell>
          <table:table-cell table:formula="of:=[.B1045]-[.B$2]" office:value-type="float" office:value="25.3145377635956" calcext:value-type="float">
            <text:p>25.3145377636</text:p>
          </table:table-cell>
          <table:table-cell table:formula="of:=[.C1045]/([.D1045]-[.D1044])" office:value-type="float" office:value="104768.733663411" calcext:value-type="float">
            <text:p>104768.73366341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56447385.39864" calcext:value-type="float">
            <text:p>1456447385.39864</text:p>
          </table:table-cell>
          <table:table-cell office:value-type="float" office:value="1120" calcext:value-type="float">
            <text:p>1120</text:p>
          </table:table-cell>
          <table:table-cell table:formula="of:=[.B1046]-[.B$2]" office:value-type="float" office:value="25.3255109786987" calcext:value-type="float">
            <text:p>25.3255109787</text:p>
          </table:table-cell>
          <table:table-cell table:formula="of:=[.C1046]/([.D1046]-[.D1045])" office:value-type="float" office:value="102066.713307985" calcext:value-type="float">
            <text:p>102066.71330798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56447385.4022" calcext:value-type="float">
            <text:p>1456447385.4022</text:p>
          </table:table-cell>
          <table:table-cell office:value-type="float" office:value="1120" calcext:value-type="float">
            <text:p>1120</text:p>
          </table:table-cell>
          <table:table-cell table:formula="of:=[.B1047]-[.B$2]" office:value-type="float" office:value="25.3290667533874" calcext:value-type="float">
            <text:p>25.3290667534</text:p>
          </table:table-cell>
          <table:table-cell table:formula="of:=[.C1047]/([.D1047]-[.D1046])" office:value-type="float" office:value="314980.587367574" calcext:value-type="float">
            <text:p>314980.58736757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56447385.41057" calcext:value-type="float">
            <text:p>1456447385.41057</text:p>
          </table:table-cell>
          <table:table-cell office:value-type="float" office:value="1120" calcext:value-type="float">
            <text:p>1120</text:p>
          </table:table-cell>
          <table:table-cell table:formula="of:=[.B1048]-[.B$2]" office:value-type="float" office:value="25.3374395370483" calcext:value-type="float">
            <text:p>25.337439537</text:p>
          </table:table-cell>
          <table:table-cell table:formula="of:=[.C1048]/([.D1048]-[.D1047])" office:value-type="float" office:value="133766.742980808" calcext:value-type="float">
            <text:p>133766.74298080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56447385.42043" calcext:value-type="float">
            <text:p>1456447385.42043</text:p>
          </table:table-cell>
          <table:table-cell office:value-type="float" office:value="1120" calcext:value-type="float">
            <text:p>1120</text:p>
          </table:table-cell>
          <table:table-cell table:formula="of:=[.B1049]-[.B$2]" office:value-type="float" office:value="25.3472957611084" calcext:value-type="float">
            <text:p>25.3472957611</text:p>
          </table:table-cell>
          <table:table-cell table:formula="of:=[.C1049]/([.D1049]-[.D1048])" office:value-type="float" office:value="113633.780358007" calcext:value-type="float">
            <text:p>113633.78035800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56447385.43096" calcext:value-type="float">
            <text:p>1456447385.43096</text:p>
          </table:table-cell>
          <table:table-cell office:value-type="float" office:value="1120" calcext:value-type="float">
            <text:p>1120</text:p>
          </table:table-cell>
          <table:table-cell table:formula="of:=[.B1050]-[.B$2]" office:value-type="float" office:value="25.3578269481659" calcext:value-type="float">
            <text:p>25.3578269482</text:p>
          </table:table-cell>
          <table:table-cell table:formula="of:=[.C1050]/([.D1050]-[.D1049])" office:value-type="float" office:value="106350.783998551" calcext:value-type="float">
            <text:p>106350.78399855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56447385.44175" calcext:value-type="float">
            <text:p>1456447385.44175</text:p>
          </table:table-cell>
          <table:table-cell office:value-type="float" office:value="1120" calcext:value-type="float">
            <text:p>1120</text:p>
          </table:table-cell>
          <table:table-cell table:formula="of:=[.B1051]-[.B$2]" office:value-type="float" office:value="25.368613243103" calcext:value-type="float">
            <text:p>25.3686132431</text:p>
          </table:table-cell>
          <table:table-cell table:formula="of:=[.C1051]/([.D1051]-[.D1050])" office:value-type="float" office:value="103835.469596163" calcext:value-type="float">
            <text:p>103835.46959616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56447385.45401" calcext:value-type="float">
            <text:p>1456447385.45401</text:p>
          </table:table-cell>
          <table:table-cell office:value-type="float" office:value="1120" calcext:value-type="float">
            <text:p>1120</text:p>
          </table:table-cell>
          <table:table-cell table:formula="of:=[.B1052]-[.B$2]" office:value-type="float" office:value="25.3808739185333" calcext:value-type="float">
            <text:p>25.3808739185</text:p>
          </table:table-cell>
          <table:table-cell table:formula="of:=[.C1052]/([.D1052]-[.D1051])" office:value-type="float" office:value="91348.9641225085" calcext:value-type="float">
            <text:p>91348.964122508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56447385.46351" calcext:value-type="float">
            <text:p>1456447385.46351</text:p>
          </table:table-cell>
          <table:table-cell office:value-type="float" office:value="1120" calcext:value-type="float">
            <text:p>1120</text:p>
          </table:table-cell>
          <table:table-cell table:formula="of:=[.B1053]-[.B$2]" office:value-type="float" office:value="25.390380859375" calcext:value-type="float">
            <text:p>25.3903808594</text:p>
          </table:table-cell>
          <table:table-cell table:formula="of:=[.C1053]/([.D1053]-[.D1052])" office:value-type="float" office:value="117808.664075235" calcext:value-type="float">
            <text:p>117808.66407523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56447385.47433" calcext:value-type="float">
            <text:p>1456447385.47433</text:p>
          </table:table-cell>
          <table:table-cell office:value-type="float" office:value="1120" calcext:value-type="float">
            <text:p>1120</text:p>
          </table:table-cell>
          <table:table-cell table:formula="of:=[.B1054]-[.B$2]" office:value-type="float" office:value="25.4011914730072" calcext:value-type="float">
            <text:p>25.401191473</text:p>
          </table:table-cell>
          <table:table-cell table:formula="of:=[.C1054]/([.D1054]-[.D1053])" office:value-type="float" office:value="103601.889597071" calcext:value-type="float">
            <text:p>103601.88959707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56447385.48515" calcext:value-type="float">
            <text:p>1456447385.48515</text:p>
          </table:table-cell>
          <table:table-cell office:value-type="float" office:value="1120" calcext:value-type="float">
            <text:p>1120</text:p>
          </table:table-cell>
          <table:table-cell table:formula="of:=[.B1055]-[.B$2]" office:value-type="float" office:value="25.4120161533356" calcext:value-type="float">
            <text:p>25.4120161533</text:p>
          </table:table-cell>
          <table:table-cell table:formula="of:=[.C1055]/([.D1055]-[.D1054])" office:value-type="float" office:value="103467.25871107" calcext:value-type="float">
            <text:p>103467.2587110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56447385.49613" calcext:value-type="float">
            <text:p>1456447385.49613</text:p>
          </table:table-cell>
          <table:table-cell office:value-type="float" office:value="1120" calcext:value-type="float">
            <text:p>1120</text:p>
          </table:table-cell>
          <table:table-cell table:formula="of:=[.B1056]-[.B$2]" office:value-type="float" office:value="25.4229958057404" calcext:value-type="float">
            <text:p>25.4229958057</text:p>
          </table:table-cell>
          <table:table-cell table:formula="of:=[.C1056]/([.D1056]-[.D1055])" office:value-type="float" office:value="102006.872231391" calcext:value-type="float">
            <text:p>102006.87223139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56447385.50658" calcext:value-type="float">
            <text:p>1456447385.50658</text:p>
          </table:table-cell>
          <table:table-cell office:value-type="float" office:value="1120" calcext:value-type="float">
            <text:p>1120</text:p>
          </table:table-cell>
          <table:table-cell table:formula="of:=[.B1057]-[.B$2]" office:value-type="float" office:value="25.4334483146667" calcext:value-type="float">
            <text:p>25.4334483147</text:p>
          </table:table-cell>
          <table:table-cell table:formula="of:=[.C1057]/([.D1057]-[.D1056])" office:value-type="float" office:value="107151.307680026" calcext:value-type="float">
            <text:p>107151.30768002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56447385.51748" calcext:value-type="float">
            <text:p>1456447385.51748</text:p>
          </table:table-cell>
          <table:table-cell office:value-type="float" office:value="1120" calcext:value-type="float">
            <text:p>1120</text:p>
          </table:table-cell>
          <table:table-cell table:formula="of:=[.B1058]-[.B$2]" office:value-type="float" office:value="25.4443457126617" calcext:value-type="float">
            <text:p>25.4443457127</text:p>
          </table:table-cell>
          <table:table-cell table:formula="of:=[.C1058]/([.D1058]-[.D1057])" office:value-type="float" office:value="102776.828056972" calcext:value-type="float">
            <text:p>102776.82805697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56447385.52831" calcext:value-type="float">
            <text:p>1456447385.52831</text:p>
          </table:table-cell>
          <table:table-cell office:value-type="float" office:value="1120" calcext:value-type="float">
            <text:p>1120</text:p>
          </table:table-cell>
          <table:table-cell table:formula="of:=[.B1059]-[.B$2]" office:value-type="float" office:value="25.4551801681519" calcext:value-type="float">
            <text:p>25.4551801682</text:p>
          </table:table-cell>
          <table:table-cell table:formula="of:=[.C1059]/([.D1059]-[.D1058])" office:value-type="float" office:value="103373.907532513" calcext:value-type="float">
            <text:p>103373.90753251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56447385.53916" calcext:value-type="float">
            <text:p>1456447385.53916</text:p>
          </table:table-cell>
          <table:table-cell office:value-type="float" office:value="1120" calcext:value-type="float">
            <text:p>1120</text:p>
          </table:table-cell>
          <table:table-cell table:formula="of:=[.B1060]-[.B$2]" office:value-type="float" office:value="25.4660234451294" calcext:value-type="float">
            <text:p>25.4660234451</text:p>
          </table:table-cell>
          <table:table-cell table:formula="of:=[.C1060]/([.D1060]-[.D1059])" office:value-type="float" office:value="103289.80826737" calcext:value-type="float">
            <text:p>103289.8082673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56447385.5499" calcext:value-type="float">
            <text:p>1456447385.5499</text:p>
          </table:table-cell>
          <table:table-cell office:value-type="float" office:value="1120" calcext:value-type="float">
            <text:p>1120</text:p>
          </table:table-cell>
          <table:table-cell table:formula="of:=[.B1061]-[.B$2]" office:value-type="float" office:value="25.4767618179321" calcext:value-type="float">
            <text:p>25.4767618179</text:p>
          </table:table-cell>
          <table:table-cell table:formula="of:=[.C1061]/([.D1061]-[.D1060])" office:value-type="float" office:value="104298.856127886" calcext:value-type="float">
            <text:p>104298.85612788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56447385.56062" calcext:value-type="float">
            <text:p>1456447385.56062</text:p>
          </table:table-cell>
          <table:table-cell office:value-type="float" office:value="1120" calcext:value-type="float">
            <text:p>1120</text:p>
          </table:table-cell>
          <table:table-cell table:formula="of:=[.B1062]-[.B$2]" office:value-type="float" office:value="25.4874911308289" calcext:value-type="float">
            <text:p>25.4874911308</text:p>
          </table:table-cell>
          <table:table-cell table:formula="of:=[.C1062]/([.D1062]-[.D1061])" office:value-type="float" office:value="104386.926803253" calcext:value-type="float">
            <text:p>104386.92680325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56447385.57146" calcext:value-type="float">
            <text:p>1456447385.57146</text:p>
          </table:table-cell>
          <table:table-cell office:value-type="float" office:value="1120" calcext:value-type="float">
            <text:p>1120</text:p>
          </table:table-cell>
          <table:table-cell table:formula="of:=[.B1063]-[.B$2]" office:value-type="float" office:value="25.4983236789703" calcext:value-type="float">
            <text:p>25.498323679</text:p>
          </table:table-cell>
          <table:table-cell table:formula="of:=[.C1063]/([.D1063]-[.D1062])" office:value-type="float" office:value="103392.109166942" calcext:value-type="float">
            <text:p>103392.10916694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56447385.58216" calcext:value-type="float">
            <text:p>1456447385.58216</text:p>
          </table:table-cell>
          <table:table-cell office:value-type="float" office:value="1120" calcext:value-type="float">
            <text:p>1120</text:p>
          </table:table-cell>
          <table:table-cell table:formula="of:=[.B1064]-[.B$2]" office:value-type="float" office:value="25.5090246200562" calcext:value-type="float">
            <text:p>25.5090246201</text:p>
          </table:table-cell>
          <table:table-cell table:formula="of:=[.C1064]/([.D1064]-[.D1063])" office:value-type="float" office:value="104663.691820957" calcext:value-type="float">
            <text:p>104663.69182095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56447385.59297" calcext:value-type="float">
            <text:p>1456447385.59297</text:p>
          </table:table-cell>
          <table:table-cell office:value-type="float" office:value="1120" calcext:value-type="float">
            <text:p>1120</text:p>
          </table:table-cell>
          <table:table-cell table:formula="of:=[.B1065]-[.B$2]" office:value-type="float" office:value="25.5198347568512" calcext:value-type="float">
            <text:p>25.5198347569</text:p>
          </table:table-cell>
          <table:table-cell table:formula="of:=[.C1065]/([.D1065]-[.D1064])" office:value-type="float" office:value="103606.459495821" calcext:value-type="float">
            <text:p>103606.45949582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56447385.60388" calcext:value-type="float">
            <text:p>1456447385.60388</text:p>
          </table:table-cell>
          <table:table-cell office:value-type="float" office:value="1120" calcext:value-type="float">
            <text:p>1120</text:p>
          </table:table-cell>
          <table:table-cell table:formula="of:=[.B1066]-[.B$2]" office:value-type="float" office:value="25.5307469367981" calcext:value-type="float">
            <text:p>25.5307469368</text:p>
          </table:table-cell>
          <table:table-cell table:formula="of:=[.C1066]/([.D1066]-[.D1065])" office:value-type="float" office:value="102637.60361817" calcext:value-type="float">
            <text:p>102637.6036181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6447385.6147" calcext:value-type="float">
            <text:p>1456447385.6147</text:p>
          </table:table-cell>
          <table:table-cell office:value-type="float" office:value="1120" calcext:value-type="float">
            <text:p>1120</text:p>
          </table:table-cell>
          <table:table-cell table:formula="of:=[.B1067]-[.B$2]" office:value-type="float" office:value="25.5415685176849" calcext:value-type="float">
            <text:p>25.5415685177</text:p>
          </table:table-cell>
          <table:table-cell table:formula="of:=[.C1067]/([.D1067]-[.D1066])" office:value-type="float" office:value="103496.893079821" calcext:value-type="float">
            <text:p>103496.89307982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56447385.62735" calcext:value-type="float">
            <text:p>1456447385.62735</text:p>
          </table:table-cell>
          <table:table-cell office:value-type="float" office:value="1120" calcext:value-type="float">
            <text:p>1120</text:p>
          </table:table-cell>
          <table:table-cell table:formula="of:=[.B1068]-[.B$2]" office:value-type="float" office:value="25.5542166233063" calcext:value-type="float">
            <text:p>25.5542166233</text:p>
          </table:table-cell>
          <table:table-cell table:formula="of:=[.C1068]/([.D1068]-[.D1067])" office:value-type="float" office:value="88550.8101790764" calcext:value-type="float">
            <text:p>88550.810179076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56447385.6382" calcext:value-type="float">
            <text:p>1456447385.6382</text:p>
          </table:table-cell>
          <table:table-cell office:value-type="float" office:value="1120" calcext:value-type="float">
            <text:p>1120</text:p>
          </table:table-cell>
          <table:table-cell table:formula="of:=[.B1069]-[.B$2]" office:value-type="float" office:value="25.5650691986084" calcext:value-type="float">
            <text:p>25.5650691986</text:p>
          </table:table-cell>
          <table:table-cell table:formula="of:=[.C1069]/([.D1069]-[.D1068])" office:value-type="float" office:value="103201.311100859" calcext:value-type="float">
            <text:p>103201.31110085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56447385.64897" calcext:value-type="float">
            <text:p>1456447385.64897</text:p>
          </table:table-cell>
          <table:table-cell office:value-type="float" office:value="1120" calcext:value-type="float">
            <text:p>1120</text:p>
          </table:table-cell>
          <table:table-cell table:formula="of:=[.B1070]-[.B$2]" office:value-type="float" office:value="25.5758385658264" calcext:value-type="float">
            <text:p>25.5758385658</text:p>
          </table:table-cell>
          <table:table-cell table:formula="of:=[.C1070]/([.D1070]-[.D1069])" office:value-type="float" office:value="103998.682311269" calcext:value-type="float">
            <text:p>103998.68231126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56447385.65795" calcext:value-type="float">
            <text:p>1456447385.65795</text:p>
          </table:table-cell>
          <table:table-cell office:value-type="float" office:value="1120" calcext:value-type="float">
            <text:p>1120</text:p>
          </table:table-cell>
          <table:table-cell table:formula="of:=[.B1071]-[.B$2]" office:value-type="float" office:value="25.5848162174225" calcext:value-type="float">
            <text:p>25.5848162174</text:p>
          </table:table-cell>
          <table:table-cell table:formula="of:=[.C1071]/([.D1071]-[.D1070])" office:value-type="float" office:value="124754.228654893" calcext:value-type="float">
            <text:p>124754.22865489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56447385.66866" calcext:value-type="float">
            <text:p>1456447385.66866</text:p>
          </table:table-cell>
          <table:table-cell office:value-type="float" office:value="1120" calcext:value-type="float">
            <text:p>1120</text:p>
          </table:table-cell>
          <table:table-cell table:formula="of:=[.B1072]-[.B$2]" office:value-type="float" office:value="25.5955219268799" calcext:value-type="float">
            <text:p>25.5955219269</text:p>
          </table:table-cell>
          <table:table-cell table:formula="of:=[.C1072]/([.D1072]-[.D1071])" office:value-type="float" office:value="104617.074137585" calcext:value-type="float">
            <text:p>104617.07413758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56447385.67943" calcext:value-type="float">
            <text:p>1456447385.67943</text:p>
          </table:table-cell>
          <table:table-cell office:value-type="float" office:value="1120" calcext:value-type="float">
            <text:p>1120</text:p>
          </table:table-cell>
          <table:table-cell table:formula="of:=[.B1073]-[.B$2]" office:value-type="float" office:value="25.6062920093536" calcext:value-type="float">
            <text:p>25.6062920094</text:p>
          </table:table-cell>
          <table:table-cell table:formula="of:=[.C1073]/([.D1073]-[.D1072])" office:value-type="float" office:value="103991.775618179" calcext:value-type="float">
            <text:p>103991.77561817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56447385.69025" calcext:value-type="float">
            <text:p>1456447385.69025</text:p>
          </table:table-cell>
          <table:table-cell office:value-type="float" office:value="1120" calcext:value-type="float">
            <text:p>1120</text:p>
          </table:table-cell>
          <table:table-cell table:formula="of:=[.B1074]-[.B$2]" office:value-type="float" office:value="25.6171197891235" calcext:value-type="float">
            <text:p>25.6171197891</text:p>
          </table:table-cell>
          <table:table-cell table:formula="of:=[.C1074]/([.D1074]-[.D1073])" office:value-type="float" office:value="103437.641307938" calcext:value-type="float">
            <text:p>103437.64130793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56447385.70103" calcext:value-type="float">
            <text:p>1456447385.70103</text:p>
          </table:table-cell>
          <table:table-cell office:value-type="float" office:value="1120" calcext:value-type="float">
            <text:p>1120</text:p>
          </table:table-cell>
          <table:table-cell table:formula="of:=[.B1075]-[.B$2]" office:value-type="float" office:value="25.6279001235962" calcext:value-type="float">
            <text:p>25.6279001236</text:p>
          </table:table-cell>
          <table:table-cell table:formula="of:=[.C1075]/([.D1075]-[.D1074])" office:value-type="float" office:value="103892.88039632" calcext:value-type="float">
            <text:p>103892.8803963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56447385.7118" calcext:value-type="float">
            <text:p>1456447385.7118</text:p>
          </table:table-cell>
          <table:table-cell office:value-type="float" office:value="1120" calcext:value-type="float">
            <text:p>1120</text:p>
          </table:table-cell>
          <table:table-cell table:formula="of:=[.B1076]-[.B$2]" office:value-type="float" office:value="25.6386637687683" calcext:value-type="float">
            <text:p>25.6386637688</text:p>
          </table:table-cell>
          <table:table-cell table:formula="of:=[.C1076]/([.D1076]-[.D1075])" office:value-type="float" office:value="104053.968900899" calcext:value-type="float">
            <text:p>104053.96890089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56447385.72262" calcext:value-type="float">
            <text:p>1456447385.72262</text:p>
          </table:table-cell>
          <table:table-cell office:value-type="float" office:value="1120" calcext:value-type="float">
            <text:p>1120</text:p>
          </table:table-cell>
          <table:table-cell table:formula="of:=[.B1077]-[.B$2]" office:value-type="float" office:value="25.6494891643524" calcext:value-type="float">
            <text:p>25.6494891644</text:p>
          </table:table-cell>
          <table:table-cell table:formula="of:=[.C1077]/([.D1077]-[.D1076])" office:value-type="float" office:value="103460.422420438" calcext:value-type="float">
            <text:p>103460.42242043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56447385.73351" calcext:value-type="float">
            <text:p>1456447385.73351</text:p>
          </table:table-cell>
          <table:table-cell office:value-type="float" office:value="1120" calcext:value-type="float">
            <text:p>1120</text:p>
          </table:table-cell>
          <table:table-cell table:formula="of:=[.B1078]-[.B$2]" office:value-type="float" office:value="25.6603746414185" calcext:value-type="float">
            <text:p>25.6603746414</text:p>
          </table:table-cell>
          <table:table-cell table:formula="of:=[.C1078]/([.D1078]-[.D1077])" office:value-type="float" office:value="102889.381255886" calcext:value-type="float">
            <text:p>102889.38125588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56447385.74437" calcext:value-type="float">
            <text:p>1456447385.74437</text:p>
          </table:table-cell>
          <table:table-cell office:value-type="float" office:value="1120" calcext:value-type="float">
            <text:p>1120</text:p>
          </table:table-cell>
          <table:table-cell table:formula="of:=[.B1079]-[.B$2]" office:value-type="float" office:value="25.6712322235107" calcext:value-type="float">
            <text:p>25.6712322235</text:p>
          </table:table-cell>
          <table:table-cell table:formula="of:=[.C1079]/([.D1079]-[.D1078])" office:value-type="float" office:value="103153.721563461" calcext:value-type="float">
            <text:p>103153.72156346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56447385.75515" calcext:value-type="float">
            <text:p>1456447385.75515</text:p>
          </table:table-cell>
          <table:table-cell office:value-type="float" office:value="1120" calcext:value-type="float">
            <text:p>1120</text:p>
          </table:table-cell>
          <table:table-cell table:formula="of:=[.B1080]-[.B$2]" office:value-type="float" office:value="25.6820209026337" calcext:value-type="float">
            <text:p>25.6820209026</text:p>
          </table:table-cell>
          <table:table-cell table:formula="of:=[.C1080]/([.D1080]-[.D1079])" office:value-type="float" office:value="103812.523038165" calcext:value-type="float">
            <text:p>103812.52303816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6447385.76625" calcext:value-type="float">
            <text:p>1456447385.76625</text:p>
          </table:table-cell>
          <table:table-cell office:value-type="float" office:value="1120" calcext:value-type="float">
            <text:p>1120</text:p>
          </table:table-cell>
          <table:table-cell table:formula="of:=[.B1081]-[.B$2]" office:value-type="float" office:value="25.6931178569794" calcext:value-type="float">
            <text:p>25.693117857</text:p>
          </table:table-cell>
          <table:table-cell table:formula="of:=[.C1081]/([.D1081]-[.D1080])" office:value-type="float" office:value="100928.594018563" calcext:value-type="float">
            <text:p>100928.5940185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56447385.77682" calcext:value-type="float">
            <text:p>1456447385.77682</text:p>
          </table:table-cell>
          <table:table-cell office:value-type="float" office:value="1120" calcext:value-type="float">
            <text:p>1120</text:p>
          </table:table-cell>
          <table:table-cell table:formula="of:=[.B1082]-[.B$2]" office:value-type="float" office:value="25.7036845684051" calcext:value-type="float">
            <text:p>25.7036845684</text:p>
          </table:table-cell>
          <table:table-cell table:formula="of:=[.C1082]/([.D1082]-[.D1081])" office:value-type="float" office:value="105993.241877256" calcext:value-type="float">
            <text:p>105993.2418772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56447385.78758" calcext:value-type="float">
            <text:p>1456447385.78758</text:p>
          </table:table-cell>
          <table:table-cell office:value-type="float" office:value="1120" calcext:value-type="float">
            <text:p>1120</text:p>
          </table:table-cell>
          <table:table-cell table:formula="of:=[.B1083]-[.B$2]" office:value-type="float" office:value="25.7144482135773" calcext:value-type="float">
            <text:p>25.7144482136</text:p>
          </table:table-cell>
          <table:table-cell table:formula="of:=[.C1083]/([.D1083]-[.D1082])" office:value-type="float" office:value="104053.968900899" calcext:value-type="float">
            <text:p>104053.96890089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56447385.79827" calcext:value-type="float">
            <text:p>1456447385.79827</text:p>
          </table:table-cell>
          <table:table-cell office:value-type="float" office:value="1120" calcext:value-type="float">
            <text:p>1120</text:p>
          </table:table-cell>
          <table:table-cell table:formula="of:=[.B1084]-[.B$2]" office:value-type="float" office:value="25.7251315116882" calcext:value-type="float">
            <text:p>25.7251315117</text:p>
          </table:table-cell>
          <table:table-cell table:formula="of:=[.C1084]/([.D1084]-[.D1083])" office:value-type="float" office:value="104836.53908813" calcext:value-type="float">
            <text:p>104836.5390881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56447385.80907" calcext:value-type="float">
            <text:p>1456447385.80907</text:p>
          </table:table-cell>
          <table:table-cell office:value-type="float" office:value="1120" calcext:value-type="float">
            <text:p>1120</text:p>
          </table:table-cell>
          <table:table-cell table:formula="of:=[.B1085]-[.B$2]" office:value-type="float" office:value="25.7359402179718" calcext:value-type="float">
            <text:p>25.735940218</text:p>
          </table:table-cell>
          <table:table-cell table:formula="of:=[.C1085]/([.D1085]-[.D1084])" office:value-type="float" office:value="103620.171611338" calcext:value-type="float">
            <text:p>103620.17161133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56447385.81998" calcext:value-type="float">
            <text:p>1456447385.81998</text:p>
          </table:table-cell>
          <table:table-cell office:value-type="float" office:value="1120" calcext:value-type="float">
            <text:p>1120</text:p>
          </table:table-cell>
          <table:table-cell table:formula="of:=[.B1086]-[.B$2]" office:value-type="float" office:value="25.7468478679657" calcext:value-type="float">
            <text:p>25.746847868</text:p>
          </table:table-cell>
          <table:table-cell table:formula="of:=[.C1086]/([.D1086]-[.D1085])" office:value-type="float" office:value="102680.229071038" calcext:value-type="float">
            <text:p>102680.22907103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56447385.83068" calcext:value-type="float">
            <text:p>1456447385.83068</text:p>
          </table:table-cell>
          <table:table-cell office:value-type="float" office:value="1120" calcext:value-type="float">
            <text:p>1120</text:p>
          </table:table-cell>
          <table:table-cell table:formula="of:=[.B1087]-[.B$2]" office:value-type="float" office:value="25.7575433254242" calcext:value-type="float">
            <text:p>25.7575433254</text:p>
          </table:table-cell>
          <table:table-cell table:formula="of:=[.C1087]/([.D1087]-[.D1086])" office:value-type="float" office:value="104717.35354436" calcext:value-type="float">
            <text:p>104717.3535443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56447385.844" calcext:value-type="float">
            <text:p>1456447385.844</text:p>
          </table:table-cell>
          <table:table-cell office:value-type="float" office:value="1120" calcext:value-type="float">
            <text:p>1120</text:p>
          </table:table-cell>
          <table:table-cell table:formula="of:=[.B1088]-[.B$2]" office:value-type="float" office:value="25.7708659172058" calcext:value-type="float">
            <text:p>25.7708659172</text:p>
          </table:table-cell>
          <table:table-cell table:formula="of:=[.C1088]/([.D1088]-[.D1087])" office:value-type="float" office:value="84067.7263372645" calcext:value-type="float">
            <text:p>84067.726337264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56447385.855" calcext:value-type="float">
            <text:p>1456447385.855</text:p>
          </table:table-cell>
          <table:table-cell office:value-type="float" office:value="1120" calcext:value-type="float">
            <text:p>1120</text:p>
          </table:table-cell>
          <table:table-cell table:formula="of:=[.B1089]-[.B$2]" office:value-type="float" office:value="25.7818698883057" calcext:value-type="float">
            <text:p>25.7818698883</text:p>
          </table:table-cell>
          <table:table-cell table:formula="of:=[.C1089]/([.D1089]-[.D1088])" office:value-type="float" office:value="101781.437795207" calcext:value-type="float">
            <text:p>101781.43779520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56447385.86695" calcext:value-type="float">
            <text:p>1456447385.86695</text:p>
          </table:table-cell>
          <table:table-cell office:value-type="float" office:value="1120" calcext:value-type="float">
            <text:p>1120</text:p>
          </table:table-cell>
          <table:table-cell table:formula="of:=[.B1090]-[.B$2]" office:value-type="float" office:value="25.7938210964203" calcext:value-type="float">
            <text:p>25.7938210964</text:p>
          </table:table-cell>
          <table:table-cell table:formula="of:=[.C1090]/([.D1090]-[.D1089])" office:value-type="float" office:value="93714.3750872783" calcext:value-type="float">
            <text:p>93714.375087278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6447385.8766" calcext:value-type="float">
            <text:p>1456447385.8766</text:p>
          </table:table-cell>
          <table:table-cell office:value-type="float" office:value="1120" calcext:value-type="float">
            <text:p>1120</text:p>
          </table:table-cell>
          <table:table-cell table:formula="of:=[.B1091]-[.B$2]" office:value-type="float" office:value="25.8034656047821" calcext:value-type="float">
            <text:p>25.8034656048</text:p>
          </table:table-cell>
          <table:table-cell table:formula="of:=[.C1091]/([.D1091]-[.D1090])" office:value-type="float" office:value="116128.262632256" calcext:value-type="float">
            <text:p>116128.26263225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56447385.88741" calcext:value-type="float">
            <text:p>1456447385.88741</text:p>
          </table:table-cell>
          <table:table-cell office:value-type="float" office:value="1120" calcext:value-type="float">
            <text:p>1120</text:p>
          </table:table-cell>
          <table:table-cell table:formula="of:=[.B1092]-[.B$2]" office:value-type="float" office:value="25.8142774105072" calcext:value-type="float">
            <text:p>25.8142774105</text:p>
          </table:table-cell>
          <table:table-cell table:formula="of:=[.C1092]/([.D1092]-[.D1091])" office:value-type="float" office:value="103590.466613743" calcext:value-type="float">
            <text:p>103590.46661374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56447385.89588" calcext:value-type="float">
            <text:p>1456447385.89588</text:p>
          </table:table-cell>
          <table:table-cell office:value-type="float" office:value="1120" calcext:value-type="float">
            <text:p>1120</text:p>
          </table:table-cell>
          <table:table-cell table:formula="of:=[.B1093]-[.B$2]" office:value-type="float" office:value="25.8227491378784" calcext:value-type="float">
            <text:p>25.8227491379</text:p>
          </table:table-cell>
          <table:table-cell table:formula="of:=[.C1093]/([.D1093]-[.D1092])" office:value-type="float" office:value="132204.443193651" calcext:value-type="float">
            <text:p>132204.44319365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56447385.90644" calcext:value-type="float">
            <text:p>1456447385.90644</text:p>
          </table:table-cell>
          <table:table-cell office:value-type="float" office:value="1120" calcext:value-type="float">
            <text:p>1120</text:p>
          </table:table-cell>
          <table:table-cell table:formula="of:=[.B1094]-[.B$2]" office:value-type="float" office:value="25.8333096504211" calcext:value-type="float">
            <text:p>25.8333096504</text:p>
          </table:table-cell>
          <table:table-cell table:formula="of:=[.C1094]/([.D1094]-[.D1093])" office:value-type="float" office:value="106055.458527114" calcext:value-type="float">
            <text:p>106055.45852711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56447385.91721" calcext:value-type="float">
            <text:p>1456447385.91721</text:p>
          </table:table-cell>
          <table:table-cell office:value-type="float" office:value="1120" calcext:value-type="float">
            <text:p>1120</text:p>
          </table:table-cell>
          <table:table-cell table:formula="of:=[.B1095]-[.B$2]" office:value-type="float" office:value="25.8440742492676" calcext:value-type="float">
            <text:p>25.8440742493</text:p>
          </table:table-cell>
          <table:table-cell table:formula="of:=[.C1095]/([.D1095]-[.D1094])" office:value-type="float" office:value="104044.750387597" calcext:value-type="float">
            <text:p>104044.75038759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56447385.92779" calcext:value-type="float">
            <text:p>1456447385.92779</text:p>
          </table:table-cell>
          <table:table-cell office:value-type="float" office:value="1120" calcext:value-type="float">
            <text:p>1120</text:p>
          </table:table-cell>
          <table:table-cell table:formula="of:=[.B1096]-[.B$2]" office:value-type="float" office:value="25.8546528816223" calcext:value-type="float">
            <text:p>25.8546528816</text:p>
          </table:table-cell>
          <table:table-cell table:formula="of:=[.C1096]/([.D1096]-[.D1095])" office:value-type="float" office:value="105873.799414018" calcext:value-type="float">
            <text:p>105873.79941401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56447385.93862" calcext:value-type="float">
            <text:p>1456447385.93862</text:p>
          </table:table-cell>
          <table:table-cell office:value-type="float" office:value="1120" calcext:value-type="float">
            <text:p>1120</text:p>
          </table:table-cell>
          <table:table-cell table:formula="of:=[.B1097]-[.B$2]" office:value-type="float" office:value="25.8654866218567" calcext:value-type="float">
            <text:p>25.8654866219</text:p>
          </table:table-cell>
          <table:table-cell table:formula="of:=[.C1097]/([.D1097]-[.D1096])" office:value-type="float" office:value="103380.732394366" calcext:value-type="float">
            <text:p>103380.73239436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56447385.94941" calcext:value-type="float">
            <text:p>1456447385.94941</text:p>
          </table:table-cell>
          <table:table-cell office:value-type="float" office:value="1120" calcext:value-type="float">
            <text:p>1120</text:p>
          </table:table-cell>
          <table:table-cell table:formula="of:=[.B1098]-[.B$2]" office:value-type="float" office:value="25.8762743473053" calcext:value-type="float">
            <text:p>25.8762743473</text:p>
          </table:table-cell>
          <table:table-cell table:formula="of:=[.C1098]/([.D1098]-[.D1097])" office:value-type="float" office:value="103821.700444228" calcext:value-type="float">
            <text:p>103821.70044422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56447385.9603" calcext:value-type="float">
            <text:p>1456447385.9603</text:p>
          </table:table-cell>
          <table:table-cell office:value-type="float" office:value="1120" calcext:value-type="float">
            <text:p>1120</text:p>
          </table:table-cell>
          <table:table-cell table:formula="of:=[.B1099]-[.B$2]" office:value-type="float" office:value="25.8871648311615" calcext:value-type="float">
            <text:p>25.8871648312</text:p>
          </table:table-cell>
          <table:table-cell table:formula="of:=[.C1099]/([.D1099]-[.D1098])" office:value-type="float" office:value="102842.078900127" calcext:value-type="float">
            <text:p>102842.07890012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56447385.97105" calcext:value-type="float">
            <text:p>1456447385.97105</text:p>
          </table:table-cell>
          <table:table-cell office:value-type="float" office:value="1120" calcext:value-type="float">
            <text:p>1120</text:p>
          </table:table-cell>
          <table:table-cell table:formula="of:=[.B1100]-[.B$2]" office:value-type="float" office:value="25.8979113101959" calcext:value-type="float">
            <text:p>25.8979113102</text:p>
          </table:table-cell>
          <table:table-cell table:formula="of:=[.C1100]/([.D1100]-[.D1099])" office:value-type="float" office:value="104220.18192306" calcext:value-type="float">
            <text:p>104220.1819230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56447385.98184" calcext:value-type="float">
            <text:p>1456447385.98184</text:p>
          </table:table-cell>
          <table:table-cell office:value-type="float" office:value="1120" calcext:value-type="float">
            <text:p>1120</text:p>
          </table:table-cell>
          <table:table-cell table:formula="of:=[.B1101]-[.B$2]" office:value-type="float" office:value="25.9087061882019" calcext:value-type="float">
            <text:p>25.9087061882</text:p>
          </table:table-cell>
          <table:table-cell table:formula="of:=[.C1101]/([.D1101]-[.D1100])" office:value-type="float" office:value="103752.909424211" calcext:value-type="float">
            <text:p>103752.9094242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56447385.99283" calcext:value-type="float">
            <text:p>1456447385.99283</text:p>
          </table:table-cell>
          <table:table-cell office:value-type="float" office:value="1120" calcext:value-type="float">
            <text:p>1120</text:p>
          </table:table-cell>
          <table:table-cell table:formula="of:=[.B1102]-[.B$2]" office:value-type="float" office:value="25.9196977615356" calcext:value-type="float">
            <text:p>25.9196977615</text:p>
          </table:table-cell>
          <table:table-cell table:formula="of:=[.C1102]/([.D1102]-[.D1101])" office:value-type="float" office:value="101896.240510173" calcext:value-type="float">
            <text:p>101896.24051017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56447386.00352" calcext:value-type="float">
            <text:p>1456447386.00352</text:p>
          </table:table-cell>
          <table:table-cell office:value-type="float" office:value="1120" calcext:value-type="float">
            <text:p>1120</text:p>
          </table:table-cell>
          <table:table-cell table:formula="of:=[.B1103]-[.B$2]" office:value-type="float" office:value="25.9303886890411" calcext:value-type="float">
            <text:p>25.930388689</text:p>
          </table:table-cell>
          <table:table-cell table:formula="of:=[.C1103]/([.D1103]-[.D1102])" office:value-type="float" office:value="104761.724314801" calcext:value-type="float">
            <text:p>104761.72431480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56447386.01528" calcext:value-type="float">
            <text:p>1456447386.01528</text:p>
          </table:table-cell>
          <table:table-cell office:value-type="float" office:value="1120" calcext:value-type="float">
            <text:p>1120</text:p>
          </table:table-cell>
          <table:table-cell table:formula="of:=[.B1104]-[.B$2]" office:value-type="float" office:value="25.9421453475952" calcext:value-type="float">
            <text:p>25.9421453476</text:p>
          </table:table-cell>
          <table:table-cell table:formula="of:=[.C1104]/([.D1104]-[.D1103])" office:value-type="float" office:value="95265.163553771" calcext:value-type="float">
            <text:p>95265.16355377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56447386.02837" calcext:value-type="float">
            <text:p>1456447386.02837</text:p>
          </table:table-cell>
          <table:table-cell office:value-type="float" office:value="1120" calcext:value-type="float">
            <text:p>1120</text:p>
          </table:table-cell>
          <table:table-cell table:formula="of:=[.B1105]-[.B$2]" office:value-type="float" office:value="25.955235004425" calcext:value-type="float">
            <text:p>25.9552350044</text:p>
          </table:table-cell>
          <table:table-cell table:formula="of:=[.C1105]/([.D1105]-[.D1104])" office:value-type="float" office:value="85563.7404830425" calcext:value-type="float">
            <text:p>85563.74048304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56447386.04628" calcext:value-type="float">
            <text:p>1456447386.04628</text:p>
          </table:table-cell>
          <table:table-cell office:value-type="float" office:value="1120" calcext:value-type="float">
            <text:p>1120</text:p>
          </table:table-cell>
          <table:table-cell table:formula="of:=[.B1106]-[.B$2]" office:value-type="float" office:value="25.9731469154358" calcext:value-type="float">
            <text:p>25.9731469154</text:p>
          </table:table-cell>
          <table:table-cell table:formula="of:=[.C1106]/([.D1106]-[.D1105])" office:value-type="float" office:value="62528.2248961772" calcext:value-type="float">
            <text:p>62528.224896177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56447386.04966" calcext:value-type="float">
            <text:p>1456447386.04966</text:p>
          </table:table-cell>
          <table:table-cell office:value-type="float" office:value="1120" calcext:value-type="float">
            <text:p>1120</text:p>
          </table:table-cell>
          <table:table-cell table:formula="of:=[.B1107]-[.B$2]" office:value-type="float" office:value="25.976527929306" calcext:value-type="float">
            <text:p>25.9765279293</text:p>
          </table:table-cell>
          <table:table-cell table:formula="of:=[.C1107]/([.D1107]-[.D1106])" office:value-type="float" office:value="331261.580988647" calcext:value-type="float">
            <text:p>331261.58098864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56447386.06604" calcext:value-type="float">
            <text:p>1456447386.06604</text:p>
          </table:table-cell>
          <table:table-cell office:value-type="float" office:value="1120" calcext:value-type="float">
            <text:p>1120</text:p>
          </table:table-cell>
          <table:table-cell table:formula="of:=[.B1108]-[.B$2]" office:value-type="float" office:value="25.992906332016" calcext:value-type="float">
            <text:p>25.992906332</text:p>
          </table:table-cell>
          <table:table-cell table:formula="of:=[.C1108]/([.D1108]-[.D1107])" office:value-type="float" office:value="68382.7366950041" calcext:value-type="float">
            <text:p>68382.736695004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6447386.06934" calcext:value-type="float">
            <text:p>1456447386.06934</text:p>
          </table:table-cell>
          <table:table-cell office:value-type="float" office:value="1120" calcext:value-type="float">
            <text:p>1120</text:p>
          </table:table-cell>
          <table:table-cell table:formula="of:=[.B1109]-[.B$2]" office:value-type="float" office:value="25.9962110519409" calcext:value-type="float">
            <text:p>25.9962110519</text:p>
          </table:table-cell>
          <table:table-cell table:formula="of:=[.C1109]/([.D1109]-[.D1108])" office:value-type="float" office:value="338909.204242118" calcext:value-type="float">
            <text:p>338909.20424211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56447386.07906" calcext:value-type="float">
            <text:p>1456447386.07906</text:p>
          </table:table-cell>
          <table:table-cell office:value-type="float" office:value="1120" calcext:value-type="float">
            <text:p>1120</text:p>
          </table:table-cell>
          <table:table-cell table:formula="of:=[.B1110]-[.B$2]" office:value-type="float" office:value="26.0059216022491" calcext:value-type="float">
            <text:p>26.0059216022</text:p>
          </table:table-cell>
          <table:table-cell table:formula="of:=[.C1110]/([.D1110]-[.D1109])" office:value-type="float" office:value="115338.46841317" calcext:value-type="float">
            <text:p>115338.4684131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56447386.0928" calcext:value-type="float">
            <text:p>1456447386.0928</text:p>
          </table:table-cell>
          <table:table-cell office:value-type="float" office:value="1120" calcext:value-type="float">
            <text:p>1120</text:p>
          </table:table-cell>
          <table:table-cell table:formula="of:=[.B1111]-[.B$2]" office:value-type="float" office:value="26.0196614265442" calcext:value-type="float">
            <text:p>26.0196614265</text:p>
          </table:table-cell>
          <table:table-cell table:formula="of:=[.C1111]/([.D1111]-[.D1110])" office:value-type="float" office:value="81514.8706380468" calcext:value-type="float">
            <text:p>81514.870638046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6447386.10296" calcext:value-type="float">
            <text:p>1456447386.10296</text:p>
          </table:table-cell>
          <table:table-cell office:value-type="float" office:value="1120" calcext:value-type="float">
            <text:p>1120</text:p>
          </table:table-cell>
          <table:table-cell table:formula="of:=[.B1112]-[.B$2]" office:value-type="float" office:value="26.0298261642456" calcext:value-type="float">
            <text:p>26.0298261642</text:p>
          </table:table-cell>
          <table:table-cell table:formula="of:=[.C1112]/([.D1112]-[.D1111])" office:value-type="float" office:value="110184.84026833" calcext:value-type="float">
            <text:p>110184.8402683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56447386.11324" calcext:value-type="float">
            <text:p>1456447386.11324</text:p>
          </table:table-cell>
          <table:table-cell office:value-type="float" office:value="1120" calcext:value-type="float">
            <text:p>1120</text:p>
          </table:table-cell>
          <table:table-cell table:formula="of:=[.B1113]-[.B$2]" office:value-type="float" office:value="26.0401082038879" calcext:value-type="float">
            <text:p>26.0401082039</text:p>
          </table:table-cell>
          <table:table-cell table:formula="of:=[.C1113]/([.D1113]-[.D1112])" office:value-type="float" office:value="108927.80410889" calcext:value-type="float">
            <text:p>108927.8041088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56447386.12034" calcext:value-type="float">
            <text:p>1456447386.12034</text:p>
          </table:table-cell>
          <table:table-cell office:value-type="float" office:value="1120" calcext:value-type="float">
            <text:p>1120</text:p>
          </table:table-cell>
          <table:table-cell table:formula="of:=[.B1114]-[.B$2]" office:value-type="float" office:value="26.0472075939178" calcext:value-type="float">
            <text:p>26.0472075939</text:p>
          </table:table-cell>
          <table:table-cell table:formula="of:=[.C1114]/([.D1114]-[.D1113])" office:value-type="float" office:value="157760.032239648" calcext:value-type="float">
            <text:p>157760.0322396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56447386.13067" calcext:value-type="float">
            <text:p>1456447386.13067</text:p>
          </table:table-cell>
          <table:table-cell office:value-type="float" office:value="1120" calcext:value-type="float">
            <text:p>1120</text:p>
          </table:table-cell>
          <table:table-cell table:formula="of:=[.B1115]-[.B$2]" office:value-type="float" office:value="26.0575320720673" calcext:value-type="float">
            <text:p>26.0575320721</text:p>
          </table:table-cell>
          <table:table-cell table:formula="of:=[.C1115]/([.D1115]-[.D1114])" office:value-type="float" office:value="108480.059116941" calcext:value-type="float">
            <text:p>108480.05911694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56447386.14101" calcext:value-type="float">
            <text:p>1456447386.14101</text:p>
          </table:table-cell>
          <table:table-cell office:value-type="float" office:value="1120" calcext:value-type="float">
            <text:p>1120</text:p>
          </table:table-cell>
          <table:table-cell table:formula="of:=[.B1116]-[.B$2]" office:value-type="float" office:value="26.0678765773773" calcext:value-type="float">
            <text:p>26.0678765774</text:p>
          </table:table-cell>
          <table:table-cell table:formula="of:=[.C1116]/([.D1116]-[.D1115])" office:value-type="float" office:value="108270.039642297" calcext:value-type="float">
            <text:p>108270.03964229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56447386.15143" calcext:value-type="float">
            <text:p>1456447386.15143</text:p>
          </table:table-cell>
          <table:table-cell office:value-type="float" office:value="1120" calcext:value-type="float">
            <text:p>1120</text:p>
          </table:table-cell>
          <table:table-cell table:formula="of:=[.B1117]-[.B$2]" office:value-type="float" office:value="26.0782961845398" calcext:value-type="float">
            <text:p>26.0782961845</text:p>
          </table:table-cell>
          <table:table-cell table:formula="of:=[.C1117]/([.D1117]-[.D1116])" office:value-type="float" office:value="107489.657002952" calcext:value-type="float">
            <text:p>107489.65700295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56447386.16176" calcext:value-type="float">
            <text:p>1456447386.16176</text:p>
          </table:table-cell>
          <table:table-cell office:value-type="float" office:value="1120" calcext:value-type="float">
            <text:p>1120</text:p>
          </table:table-cell>
          <table:table-cell table:formula="of:=[.B1118]-[.B$2]" office:value-type="float" office:value="26.0886247158051" calcext:value-type="float">
            <text:p>26.0886247158</text:p>
          </table:table-cell>
          <table:table-cell table:formula="of:=[.C1118]/([.D1118]-[.D1117])" office:value-type="float" office:value="108437.489439302" calcext:value-type="float">
            <text:p>108437.48943930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56447386.17423" calcext:value-type="float">
            <text:p>1456447386.17423</text:p>
          </table:table-cell>
          <table:table-cell office:value-type="float" office:value="1120" calcext:value-type="float">
            <text:p>1120</text:p>
          </table:table-cell>
          <table:table-cell table:formula="of:=[.B1119]-[.B$2]" office:value-type="float" office:value="26.1010918617249" calcext:value-type="float">
            <text:p>26.1010918617</text:p>
          </table:table-cell>
          <table:table-cell table:formula="of:=[.C1119]/([.D1119]-[.D1118])" office:value-type="float" office:value="89836.1186437437" calcext:value-type="float">
            <text:p>89836.118643743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56447386.18254" calcext:value-type="float">
            <text:p>1456447386.18254</text:p>
          </table:table-cell>
          <table:table-cell office:value-type="float" office:value="1120" calcext:value-type="float">
            <text:p>1120</text:p>
          </table:table-cell>
          <table:table-cell table:formula="of:=[.B1120]-[.B$2]" office:value-type="float" office:value="26.1094026565552" calcext:value-type="float">
            <text:p>26.1094026566</text:p>
          </table:table-cell>
          <table:table-cell table:formula="of:=[.C1120]/([.D1120]-[.D1119])" office:value-type="float" office:value="134764.486774915" calcext:value-type="float">
            <text:p>134764.48677491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56447386.19677" calcext:value-type="float">
            <text:p>1456447386.19677</text:p>
          </table:table-cell>
          <table:table-cell office:value-type="float" office:value="1120" calcext:value-type="float">
            <text:p>1120</text:p>
          </table:table-cell>
          <table:table-cell table:formula="of:=[.B1121]-[.B$2]" office:value-type="float" office:value="26.1236338615417" calcext:value-type="float">
            <text:p>26.1236338615</text:p>
          </table:table-cell>
          <table:table-cell table:formula="of:=[.C1121]/([.D1121]-[.D1120])" office:value-type="float" office:value="78700.2928463729" calcext:value-type="float">
            <text:p>78700.29284637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56447386.20708" calcext:value-type="float">
            <text:p>1456447386.20708</text:p>
          </table:table-cell>
          <table:table-cell office:value-type="float" office:value="1120" calcext:value-type="float">
            <text:p>1120</text:p>
          </table:table-cell>
          <table:table-cell table:formula="of:=[.B1122]-[.B$2]" office:value-type="float" office:value="26.1339511871338" calcext:value-type="float">
            <text:p>26.1339511871</text:p>
          </table:table-cell>
          <table:table-cell table:formula="of:=[.C1122]/([.D1122]-[.D1121])" office:value-type="float" office:value="108555.263668716" calcext:value-type="float">
            <text:p>108555.2636687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6447386.21739" calcext:value-type="float">
            <text:p>1456447386.21739</text:p>
          </table:table-cell>
          <table:table-cell office:value-type="float" office:value="1120" calcext:value-type="float">
            <text:p>1120</text:p>
          </table:table-cell>
          <table:table-cell table:formula="of:=[.B1123]-[.B$2]" office:value-type="float" office:value="26.1442565917969" calcext:value-type="float">
            <text:p>26.1442565918</text:p>
          </table:table-cell>
          <table:table-cell table:formula="of:=[.C1123]/([.D1123]-[.D1122])" office:value-type="float" office:value="108680.836572275" calcext:value-type="float">
            <text:p>108680.83657227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6447386.22768" calcext:value-type="float">
            <text:p>1456447386.22768</text:p>
          </table:table-cell>
          <table:table-cell office:value-type="float" office:value="1120" calcext:value-type="float">
            <text:p>1120</text:p>
          </table:table-cell>
          <table:table-cell table:formula="of:=[.B1124]-[.B$2]" office:value-type="float" office:value="26.1545438766479" calcext:value-type="float">
            <text:p>26.1545438766</text:p>
          </table:table-cell>
          <table:table-cell table:formula="of:=[.C1124]/([.D1124]-[.D1123])" office:value-type="float" office:value="108872.264763141" calcext:value-type="float">
            <text:p>108872.26476314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6447386.23377" calcext:value-type="float">
            <text:p>1456447386.23377</text:p>
          </table:table-cell>
          <table:table-cell office:value-type="float" office:value="1120" calcext:value-type="float">
            <text:p>1120</text:p>
          </table:table-cell>
          <table:table-cell table:formula="of:=[.B1125]-[.B$2]" office:value-type="float" office:value="26.1606340408325" calcext:value-type="float">
            <text:p>26.1606340408</text:p>
          </table:table-cell>
          <table:table-cell table:formula="of:=[.C1125]/([.D1125]-[.D1124])" office:value-type="float" office:value="183903.088005011" calcext:value-type="float">
            <text:p>183903.0880050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6447386.2441" calcext:value-type="float">
            <text:p>1456447386.2441</text:p>
          </table:table-cell>
          <table:table-cell office:value-type="float" office:value="1120" calcext:value-type="float">
            <text:p>1120</text:p>
          </table:table-cell>
          <table:table-cell table:formula="of:=[.B1126]-[.B$2]" office:value-type="float" office:value="26.1709654331207" calcext:value-type="float">
            <text:p>26.1709654331</text:p>
          </table:table-cell>
          <table:table-cell table:formula="of:=[.C1126]/([.D1126]-[.D1125])" office:value-type="float" office:value="108407.46036508" calcext:value-type="float">
            <text:p>108407.4603650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56447386.25444" calcext:value-type="float">
            <text:p>1456447386.25444</text:p>
          </table:table-cell>
          <table:table-cell office:value-type="float" office:value="1120" calcext:value-type="float">
            <text:p>1120</text:p>
          </table:table-cell>
          <table:table-cell table:formula="of:=[.B1127]-[.B$2]" office:value-type="float" office:value="26.1813023090363" calcext:value-type="float">
            <text:p>26.181302309</text:p>
          </table:table-cell>
          <table:table-cell table:formula="of:=[.C1127]/([.D1127]-[.D1126])" office:value-type="float" office:value="108349.9511025" calcext:value-type="float">
            <text:p>108349.951102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56447386.26482" calcext:value-type="float">
            <text:p>1456447386.26482</text:p>
          </table:table-cell>
          <table:table-cell office:value-type="float" office:value="1120" calcext:value-type="float">
            <text:p>1120</text:p>
          </table:table-cell>
          <table:table-cell table:formula="of:=[.B1128]-[.B$2]" office:value-type="float" office:value="26.1916899681091" calcext:value-type="float">
            <text:p>26.1916899681</text:p>
          </table:table-cell>
          <table:table-cell table:formula="of:=[.C1128]/([.D1128]-[.D1127])" office:value-type="float" office:value="107820.250177879" calcext:value-type="float">
            <text:p>107820.25017787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56447386.27517" calcext:value-type="float">
            <text:p>1456447386.27517</text:p>
          </table:table-cell>
          <table:table-cell office:value-type="float" office:value="1120" calcext:value-type="float">
            <text:p>1120</text:p>
          </table:table-cell>
          <table:table-cell table:formula="of:=[.B1129]-[.B$2]" office:value-type="float" office:value="26.2020325660706" calcext:value-type="float">
            <text:p>26.2020325661</text:p>
          </table:table-cell>
          <table:table-cell table:formula="of:=[.C1129]/([.D1129]-[.D1128])" office:value-type="float" office:value="108290.006454587" calcext:value-type="float">
            <text:p>108290.00645458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6447386.28584" calcext:value-type="float">
            <text:p>1456447386.28584</text:p>
          </table:table-cell>
          <table:table-cell office:value-type="float" office:value="1120" calcext:value-type="float">
            <text:p>1120</text:p>
          </table:table-cell>
          <table:table-cell table:formula="of:=[.B1130]-[.B$2]" office:value-type="float" office:value="26.2127017974854" calcext:value-type="float">
            <text:p>26.2127017975</text:p>
          </table:table-cell>
          <table:table-cell table:formula="of:=[.C1130]/([.D1130]-[.D1129])" office:value-type="float" office:value="104974.759329609" calcext:value-type="float">
            <text:p>104974.75932960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6447386.29605" calcext:value-type="float">
            <text:p>1456447386.29605</text:p>
          </table:table-cell>
          <table:table-cell office:value-type="float" office:value="1120" calcext:value-type="float">
            <text:p>1120</text:p>
          </table:table-cell>
          <table:table-cell table:formula="of:=[.B1131]-[.B$2]" office:value-type="float" office:value="26.2229125499725" calcext:value-type="float">
            <text:p>26.22291255</text:p>
          </table:table-cell>
          <table:table-cell table:formula="of:=[.C1131]/([.D1131]-[.D1130])" office:value-type="float" office:value="109688.291965349" calcext:value-type="float">
            <text:p>109688.29196534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6447386.31066" calcext:value-type="float">
            <text:p>1456447386.31066</text:p>
          </table:table-cell>
          <table:table-cell office:value-type="float" office:value="1120" calcext:value-type="float">
            <text:p>1120</text:p>
          </table:table-cell>
          <table:table-cell table:formula="of:=[.B1132]-[.B$2]" office:value-type="float" office:value="26.2375266551971" calcext:value-type="float">
            <text:p>26.2375266552</text:p>
          </table:table-cell>
          <table:table-cell table:formula="of:=[.C1132]/([.D1132]-[.D1131])" office:value-type="float" office:value="76638.2876533542" calcext:value-type="float">
            <text:p>76638.287653354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56447386.3214" calcext:value-type="float">
            <text:p>1456447386.3214</text:p>
          </table:table-cell>
          <table:table-cell office:value-type="float" office:value="1120" calcext:value-type="float">
            <text:p>1120</text:p>
          </table:table-cell>
          <table:table-cell table:formula="of:=[.B1133]-[.B$2]" office:value-type="float" office:value="26.2482631206512" calcext:value-type="float">
            <text:p>26.2482631207</text:p>
          </table:table-cell>
          <table:table-cell table:formula="of:=[.C1133]/([.D1133]-[.D1132])" office:value-type="float" office:value="104317.384970688" calcext:value-type="float">
            <text:p>104317.38497068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56447386.33129" calcext:value-type="float">
            <text:p>1456447386.33129</text:p>
          </table:table-cell>
          <table:table-cell office:value-type="float" office:value="1120" calcext:value-type="float">
            <text:p>1120</text:p>
          </table:table-cell>
          <table:table-cell table:formula="of:=[.B1134]-[.B$2]" office:value-type="float" office:value="26.2581579685211" calcext:value-type="float">
            <text:p>26.2581579685</text:p>
          </table:table-cell>
          <table:table-cell table:formula="of:=[.C1134]/([.D1134]-[.D1133])" office:value-type="float" office:value="113190.219266541" calcext:value-type="float">
            <text:p>113190.21926654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56447386.34158" calcext:value-type="float">
            <text:p>1456447386.34158</text:p>
          </table:table-cell>
          <table:table-cell office:value-type="float" office:value="1120" calcext:value-type="float">
            <text:p>1120</text:p>
          </table:table-cell>
          <table:table-cell table:formula="of:=[.B1135]-[.B$2]" office:value-type="float" office:value="26.2684495449066" calcext:value-type="float">
            <text:p>26.2684495449</text:p>
          </table:table-cell>
          <table:table-cell table:formula="of:=[.C1135]/([.D1135]-[.D1134])" office:value-type="float" office:value="108826.865588658" calcext:value-type="float">
            <text:p>108826.8655886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56447386.34773" calcext:value-type="float">
            <text:p>1456447386.34773</text:p>
          </table:table-cell>
          <table:table-cell office:value-type="float" office:value="1120" calcext:value-type="float">
            <text:p>1120</text:p>
          </table:table-cell>
          <table:table-cell table:formula="of:=[.B1136]-[.B$2]" office:value-type="float" office:value="26.2745916843414" calcext:value-type="float">
            <text:p>26.2745916843</text:p>
          </table:table-cell>
          <table:table-cell table:formula="of:=[.C1136]/([.D1136]-[.D1135])" office:value-type="float" office:value="182346.886111327" calcext:value-type="float">
            <text:p>182346.88611132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56447386.358" calcext:value-type="float">
            <text:p>1456447386.358</text:p>
          </table:table-cell>
          <table:table-cell office:value-type="float" office:value="1120" calcext:value-type="float">
            <text:p>1120</text:p>
          </table:table-cell>
          <table:table-cell table:formula="of:=[.B1137]-[.B$2]" office:value-type="float" office:value="26.2848703861237" calcext:value-type="float">
            <text:p>26.2848703861</text:p>
          </table:table-cell>
          <table:table-cell table:formula="of:=[.C1137]/([.D1137]-[.D1136])" office:value-type="float" office:value="108963.176841715" calcext:value-type="float">
            <text:p>108963.17684171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56447386.36837" calcext:value-type="float">
            <text:p>1456447386.36837</text:p>
          </table:table-cell>
          <table:table-cell office:value-type="float" office:value="1120" calcext:value-type="float">
            <text:p>1120</text:p>
          </table:table-cell>
          <table:table-cell table:formula="of:=[.B1138]-[.B$2]" office:value-type="float" office:value="26.2952361106873" calcext:value-type="float">
            <text:p>26.2952361107</text:p>
          </table:table-cell>
          <table:table-cell table:formula="of:=[.C1138]/([.D1138]-[.D1137])" office:value-type="float" office:value="108048.404443729" calcext:value-type="float">
            <text:p>108048.40444372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6447386.37859" calcext:value-type="float">
            <text:p>1456447386.37859</text:p>
          </table:table-cell>
          <table:table-cell office:value-type="float" office:value="1120" calcext:value-type="float">
            <text:p>1120</text:p>
          </table:table-cell>
          <table:table-cell table:formula="of:=[.B1139]-[.B$2]" office:value-type="float" office:value="26.3054573535919" calcext:value-type="float">
            <text:p>26.3054573536</text:p>
          </table:table-cell>
          <table:table-cell table:formula="of:=[.C1139]/([.D1139]-[.D1138])" office:value-type="float" office:value="109575.715052133" calcext:value-type="float">
            <text:p>109575.71505213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56447386.38891" calcext:value-type="float">
            <text:p>1456447386.38891</text:p>
          </table:table-cell>
          <table:table-cell office:value-type="float" office:value="1120" calcext:value-type="float">
            <text:p>1120</text:p>
          </table:table-cell>
          <table:table-cell table:formula="of:=[.B1140]-[.B$2]" office:value-type="float" office:value="26.3157742023468" calcext:value-type="float">
            <text:p>26.3157742023</text:p>
          </table:table-cell>
          <table:table-cell table:formula="of:=[.C1140]/([.D1140]-[.D1139])" office:value-type="float" office:value="108560.281013126" calcext:value-type="float">
            <text:p>108560.28101312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56447386.39929" calcext:value-type="float">
            <text:p>1456447386.39929</text:p>
          </table:table-cell>
          <table:table-cell office:value-type="float" office:value="1120" calcext:value-type="float">
            <text:p>1120</text:p>
          </table:table-cell>
          <table:table-cell table:formula="of:=[.B1141]-[.B$2]" office:value-type="float" office:value="26.3261585235596" calcext:value-type="float">
            <text:p>26.3261585236</text:p>
          </table:table-cell>
          <table:table-cell table:formula="of:=[.C1141]/([.D1141]-[.D1140])" office:value-type="float" office:value="107854.907128917" calcext:value-type="float">
            <text:p>107854.90712891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56447386.40956" calcext:value-type="float">
            <text:p>1456447386.40956</text:p>
          </table:table-cell>
          <table:table-cell office:value-type="float" office:value="1120" calcext:value-type="float">
            <text:p>1120</text:p>
          </table:table-cell>
          <table:table-cell table:formula="of:=[.B1142]-[.B$2]" office:value-type="float" office:value="26.3364267349243" calcext:value-type="float">
            <text:p>26.3364267349</text:p>
          </table:table-cell>
          <table:table-cell table:formula="of:=[.C1142]/([.D1142]-[.D1141])" office:value-type="float" office:value="109074.498003158" calcext:value-type="float">
            <text:p>109074.4980031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56447386.42417" calcext:value-type="float">
            <text:p>1456447386.42417</text:p>
          </table:table-cell>
          <table:table-cell office:value-type="float" office:value="1120" calcext:value-type="float">
            <text:p>1120</text:p>
          </table:table-cell>
          <table:table-cell table:formula="of:=[.B1143]-[.B$2]" office:value-type="float" office:value="26.3510346412659" calcext:value-type="float">
            <text:p>26.3510346413</text:p>
          </table:table-cell>
          <table:table-cell table:formula="of:=[.C1143]/([.D1143]-[.D1142])" office:value-type="float" office:value="76670.8092051575" calcext:value-type="float">
            <text:p>76670.809205157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56447386.43465" calcext:value-type="float">
            <text:p>1456447386.43465</text:p>
          </table:table-cell>
          <table:table-cell office:value-type="float" office:value="1120" calcext:value-type="float">
            <text:p>1120</text:p>
          </table:table-cell>
          <table:table-cell table:formula="of:=[.B1144]-[.B$2]" office:value-type="float" office:value="26.3615162372589" calcext:value-type="float">
            <text:p>26.3615162373</text:p>
          </table:table-cell>
          <table:table-cell table:formula="of:=[.C1144]/([.D1144]-[.D1143])" office:value-type="float" office:value="106853.956281418" calcext:value-type="float">
            <text:p>106853.95628141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56447386.44508" calcext:value-type="float">
            <text:p>1456447386.44508</text:p>
          </table:table-cell>
          <table:table-cell office:value-type="float" office:value="1120" calcext:value-type="float">
            <text:p>1120</text:p>
          </table:table-cell>
          <table:table-cell table:formula="of:=[.B1145]-[.B$2]" office:value-type="float" office:value="26.3719432353973" calcext:value-type="float">
            <text:p>26.3719432354</text:p>
          </table:table-cell>
          <table:table-cell table:formula="of:=[.C1145]/([.D1145]-[.D1144])" office:value-type="float" office:value="107413.465038643" calcext:value-type="float">
            <text:p>107413.46503864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56447386.45658" calcext:value-type="float">
            <text:p>1456447386.45658</text:p>
          </table:table-cell>
          <table:table-cell office:value-type="float" office:value="1120" calcext:value-type="float">
            <text:p>1120</text:p>
          </table:table-cell>
          <table:table-cell table:formula="of:=[.B1146]-[.B$2]" office:value-type="float" office:value="26.3834435939789" calcext:value-type="float">
            <text:p>26.383443594</text:p>
          </table:table-cell>
          <table:table-cell table:formula="of:=[.C1146]/([.D1146]-[.D1145])" office:value-type="float" office:value="97388.2676838876" calcext:value-type="float">
            <text:p>97388.267683887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56447386.46122" calcext:value-type="float">
            <text:p>1456447386.46122</text:p>
          </table:table-cell>
          <table:table-cell office:value-type="float" office:value="1120" calcext:value-type="float">
            <text:p>1120</text:p>
          </table:table-cell>
          <table:table-cell table:formula="of:=[.B1147]-[.B$2]" office:value-type="float" office:value="26.3880863189697" calcext:value-type="float">
            <text:p>26.388086319</text:p>
          </table:table-cell>
          <table:table-cell table:formula="of:=[.C1147]/([.D1147]-[.D1146])" office:value-type="float" office:value="241237.635700714" calcext:value-type="float">
            <text:p>241237.63570071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56447386.47158" calcext:value-type="float">
            <text:p>1456447386.47158</text:p>
          </table:table-cell>
          <table:table-cell office:value-type="float" office:value="1120" calcext:value-type="float">
            <text:p>1120</text:p>
          </table:table-cell>
          <table:table-cell table:formula="of:=[.B1148]-[.B$2]" office:value-type="float" office:value="26.3984463214874" calcext:value-type="float">
            <text:p>26.3984463215</text:p>
          </table:table-cell>
          <table:table-cell table:formula="of:=[.C1148]/([.D1148]-[.D1147])" office:value-type="float" office:value="108108.081835546" calcext:value-type="float">
            <text:p>108108.08183554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56447386.48184" calcext:value-type="float">
            <text:p>1456447386.48184</text:p>
          </table:table-cell>
          <table:table-cell office:value-type="float" office:value="1120" calcext:value-type="float">
            <text:p>1120</text:p>
          </table:table-cell>
          <table:table-cell table:formula="of:=[.B1149]-[.B$2]" office:value-type="float" office:value="26.4087097644806" calcext:value-type="float">
            <text:p>26.4087097645</text:p>
          </table:table-cell>
          <table:table-cell table:formula="of:=[.C1149]/([.D1149]-[.D1148])" office:value-type="float" office:value="109125.173759524" calcext:value-type="float">
            <text:p>109125.17375952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56447386.49224" calcext:value-type="float">
            <text:p>1456447386.49224</text:p>
          </table:table-cell>
          <table:table-cell office:value-type="float" office:value="1120" calcext:value-type="float">
            <text:p>1120</text:p>
          </table:table-cell>
          <table:table-cell table:formula="of:=[.B1150]-[.B$2]" office:value-type="float" office:value="26.4191024303436" calcext:value-type="float">
            <text:p>26.4191024303</text:p>
          </table:table-cell>
          <table:table-cell table:formula="of:=[.C1150]/([.D1150]-[.D1149])" office:value-type="float" office:value="107768.306492315" calcext:value-type="float">
            <text:p>107768.30649231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56447386.50242" calcext:value-type="float">
            <text:p>1456447386.50242</text:p>
          </table:table-cell>
          <table:table-cell office:value-type="float" office:value="1120" calcext:value-type="float">
            <text:p>1120</text:p>
          </table:table-cell>
          <table:table-cell table:formula="of:=[.B1151]-[.B$2]" office:value-type="float" office:value="26.429283618927" calcext:value-type="float">
            <text:p>26.4292836189</text:p>
          </table:table-cell>
          <table:table-cell table:formula="of:=[.C1151]/([.D1151]-[.D1150])" office:value-type="float" office:value="110006.802332389" calcext:value-type="float">
            <text:p>110006.80233238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56447386.51277" calcext:value-type="float">
            <text:p>1456447386.51277</text:p>
          </table:table-cell>
          <table:table-cell office:value-type="float" office:value="1120" calcext:value-type="float">
            <text:p>1120</text:p>
          </table:table-cell>
          <table:table-cell table:formula="of:=[.B1152]-[.B$2]" office:value-type="float" office:value="26.439633846283" calcext:value-type="float">
            <text:p>26.4396338463</text:p>
          </table:table-cell>
          <table:table-cell table:formula="of:=[.C1152]/([.D1152]-[.D1151])" office:value-type="float" office:value="108210.18335944" calcext:value-type="float">
            <text:p>108210.1833594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56447386.52311" calcext:value-type="float">
            <text:p>1456447386.52311</text:p>
          </table:table-cell>
          <table:table-cell office:value-type="float" office:value="1120" calcext:value-type="float">
            <text:p>1120</text:p>
          </table:table-cell>
          <table:table-cell table:formula="of:=[.B1153]-[.B$2]" office:value-type="float" office:value="26.4499785900116" calcext:value-type="float">
            <text:p>26.44997859</text:p>
          </table:table-cell>
          <table:table-cell table:formula="of:=[.C1153]/([.D1153]-[.D1152])" office:value-type="float" office:value="108267.544308465" calcext:value-type="float">
            <text:p>108267.54430846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56447386.53804" calcext:value-type="float">
            <text:p>1456447386.53804</text:p>
          </table:table-cell>
          <table:table-cell office:value-type="float" office:value="1120" calcext:value-type="float">
            <text:p>1120</text:p>
          </table:table-cell>
          <table:table-cell table:formula="of:=[.B1154]-[.B$2]" office:value-type="float" office:value="26.4649021625519" calcext:value-type="float">
            <text:p>26.4649021626</text:p>
          </table:table-cell>
          <table:table-cell table:formula="of:=[.C1154]/([.D1154]-[.D1153])" office:value-type="float" office:value="75049.05390293" calcext:value-type="float">
            <text:p>75049.0539029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56447386.5485" calcext:value-type="float">
            <text:p>1456447386.5485</text:p>
          </table:table-cell>
          <table:table-cell office:value-type="float" office:value="1120" calcext:value-type="float">
            <text:p>1120</text:p>
          </table:table-cell>
          <table:table-cell table:formula="of:=[.B1155]-[.B$2]" office:value-type="float" office:value="26.4753661155701" calcext:value-type="float">
            <text:p>26.4753661156</text:p>
          </table:table-cell>
          <table:table-cell table:formula="of:=[.C1155]/([.D1155]-[.D1154])" office:value-type="float" office:value="107034.119711089" calcext:value-type="float">
            <text:p>107034.11971108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56447386.55893" calcext:value-type="float">
            <text:p>1456447386.55893</text:p>
          </table:table-cell>
          <table:table-cell office:value-type="float" office:value="1120" calcext:value-type="float">
            <text:p>1120</text:p>
          </table:table-cell>
          <table:table-cell table:formula="of:=[.B1156]-[.B$2]" office:value-type="float" office:value="26.4857966899872" calcext:value-type="float">
            <text:p>26.48579669</text:p>
          </table:table-cell>
          <table:table-cell table:formula="of:=[.C1156]/([.D1156]-[.D1155])" office:value-type="float" office:value="107376.636723125" calcext:value-type="float">
            <text:p>107376.63672312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6447386.56932" calcext:value-type="float">
            <text:p>1456447386.56932</text:p>
          </table:table-cell>
          <table:table-cell office:value-type="float" office:value="1120" calcext:value-type="float">
            <text:p>1120</text:p>
          </table:table-cell>
          <table:table-cell table:formula="of:=[.B1157]-[.B$2]" office:value-type="float" office:value="26.4961812496185" calcext:value-type="float">
            <text:p>26.4961812496</text:p>
          </table:table-cell>
          <table:table-cell table:formula="of:=[.C1157]/([.D1157]-[.D1156])" office:value-type="float" office:value="107852.430893562" calcext:value-type="float">
            <text:p>107852.43089356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6447386.57447" calcext:value-type="float">
            <text:p>1456447386.57447</text:p>
          </table:table-cell>
          <table:table-cell office:value-type="float" office:value="1120" calcext:value-type="float">
            <text:p>1120</text:p>
          </table:table-cell>
          <table:table-cell table:formula="of:=[.B1158]-[.B$2]" office:value-type="float" office:value="26.5013318061829" calcext:value-type="float">
            <text:p>26.5013318062</text:p>
          </table:table-cell>
          <table:table-cell table:formula="of:=[.C1158]/([.D1158]-[.D1157])" office:value-type="float" office:value="217452.227931306" calcext:value-type="float">
            <text:p>217452.22793130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56447386.58483" calcext:value-type="float">
            <text:p>1456447386.58483</text:p>
          </table:table-cell>
          <table:table-cell office:value-type="float" office:value="1120" calcext:value-type="float">
            <text:p>1120</text:p>
          </table:table-cell>
          <table:table-cell table:formula="of:=[.B1159]-[.B$2]" office:value-type="float" office:value="26.5116958618164" calcext:value-type="float">
            <text:p>26.5116958618</text:p>
          </table:table-cell>
          <table:table-cell table:formula="of:=[.C1159]/([.D1159]-[.D1158])" office:value-type="float" office:value="108065.803542673" calcext:value-type="float">
            <text:p>108065.80354267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56447386.59513" calcext:value-type="float">
            <text:p>1456447386.59513</text:p>
          </table:table-cell>
          <table:table-cell office:value-type="float" office:value="1120" calcext:value-type="float">
            <text:p>1120</text:p>
          </table:table-cell>
          <table:table-cell table:formula="of:=[.B1160]-[.B$2]" office:value-type="float" office:value="26.5219919681549" calcext:value-type="float">
            <text:p>26.5219919682</text:p>
          </table:table-cell>
          <table:table-cell table:formula="of:=[.C1160]/([.D1160]-[.D1159])" office:value-type="float" office:value="108778.98529582" calcext:value-type="float">
            <text:p>108778.9852958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56447386.60591" calcext:value-type="float">
            <text:p>1456447386.60591</text:p>
          </table:table-cell>
          <table:table-cell office:value-type="float" office:value="1120" calcext:value-type="float">
            <text:p>1120</text:p>
          </table:table-cell>
          <table:table-cell table:formula="of:=[.B1161]-[.B$2]" office:value-type="float" office:value="26.5327744483948" calcext:value-type="float">
            <text:p>26.5327744484</text:p>
          </table:table-cell>
          <table:table-cell table:formula="of:=[.C1161]/([.D1161]-[.D1160])" office:value-type="float" office:value="103872.205196241" calcext:value-type="float">
            <text:p>103872.20519624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56447386.61607" calcext:value-type="float">
            <text:p>1456447386.61607</text:p>
          </table:table-cell>
          <table:table-cell office:value-type="float" office:value="1120" calcext:value-type="float">
            <text:p>1120</text:p>
          </table:table-cell>
          <table:table-cell table:formula="of:=[.B1162]-[.B$2]" office:value-type="float" office:value="26.5429315567017" calcext:value-type="float">
            <text:p>26.5429315567</text:p>
          </table:table-cell>
          <table:table-cell table:formula="of:=[.C1162]/([.D1162]-[.D1161])" office:value-type="float" office:value="110267.604337825" calcext:value-type="float">
            <text:p>110267.60433782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6447386.62618" calcext:value-type="float">
            <text:p>1456447386.62618</text:p>
          </table:table-cell>
          <table:table-cell office:value-type="float" office:value="1120" calcext:value-type="float">
            <text:p>1120</text:p>
          </table:table-cell>
          <table:table-cell table:formula="of:=[.B1163]-[.B$2]" office:value-type="float" office:value="26.553050994873" calcext:value-type="float">
            <text:p>26.5530509949</text:p>
          </table:table-cell>
          <table:table-cell table:formula="of:=[.C1163]/([.D1163]-[.D1162])" office:value-type="float" office:value="110678.081236453" calcext:value-type="float">
            <text:p>110678.08123645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56447386.64177" calcext:value-type="float">
            <text:p>1456447386.64177</text:p>
          </table:table-cell>
          <table:table-cell office:value-type="float" office:value="1120" calcext:value-type="float">
            <text:p>1120</text:p>
          </table:table-cell>
          <table:table-cell table:formula="of:=[.B1164]-[.B$2]" office:value-type="float" office:value="26.5686328411102" calcext:value-type="float">
            <text:p>26.5686328411</text:p>
          </table:table-cell>
          <table:table-cell table:formula="of:=[.C1164]/([.D1164]-[.D1163])" office:value-type="float" office:value="71878.517022416" calcext:value-type="float">
            <text:p>71878.51702241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6447386.65199" calcext:value-type="float">
            <text:p>1456447386.65199</text:p>
          </table:table-cell>
          <table:table-cell office:value-type="float" office:value="1120" calcext:value-type="float">
            <text:p>1120</text:p>
          </table:table-cell>
          <table:table-cell table:formula="of:=[.B1165]-[.B$2]" office:value-type="float" office:value="26.5788559913635" calcext:value-type="float">
            <text:p>26.5788559914</text:p>
          </table:table-cell>
          <table:table-cell table:formula="of:=[.C1165]/([.D1165]-[.D1164])" office:value-type="float" office:value="109555.271344947" calcext:value-type="float">
            <text:p>109555.27134494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56447386.6622" calcext:value-type="float">
            <text:p>1456447386.6622</text:p>
          </table:table-cell>
          <table:table-cell office:value-type="float" office:value="1120" calcext:value-type="float">
            <text:p>1120</text:p>
          </table:table-cell>
          <table:table-cell table:formula="of:=[.B1166]-[.B$2]" office:value-type="float" office:value="26.5890634059906" calcext:value-type="float">
            <text:p>26.589063406</text:p>
          </table:table-cell>
          <table:table-cell table:formula="of:=[.C1166]/([.D1166]-[.D1165])" office:value-type="float" office:value="109724.160418564" calcext:value-type="float">
            <text:p>109724.16041856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56447386.67267" calcext:value-type="float">
            <text:p>1456447386.67267</text:p>
          </table:table-cell>
          <table:table-cell office:value-type="float" office:value="1120" calcext:value-type="float">
            <text:p>1120</text:p>
          </table:table-cell>
          <table:table-cell table:formula="of:=[.B1167]-[.B$2]" office:value-type="float" office:value="26.5995390415192" calcext:value-type="float">
            <text:p>26.5995390415</text:p>
          </table:table-cell>
          <table:table-cell table:formula="of:=[.C1167]/([.D1167]-[.D1166])" office:value-type="float" office:value="106914.754426692" calcext:value-type="float">
            <text:p>106914.75442669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6447386.6832" calcext:value-type="float">
            <text:p>1456447386.6832</text:p>
          </table:table-cell>
          <table:table-cell office:value-type="float" office:value="1120" calcext:value-type="float">
            <text:p>1120</text:p>
          </table:table-cell>
          <table:table-cell table:formula="of:=[.B1168]-[.B$2]" office:value-type="float" office:value="26.6100623607635" calcext:value-type="float">
            <text:p>26.6100623608</text:p>
          </table:table-cell>
          <table:table-cell table:formula="of:=[.C1168]/([.D1168]-[.D1167])" office:value-type="float" office:value="106430.29770266" calcext:value-type="float">
            <text:p>106430.2977026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56447386.68796" calcext:value-type="float">
            <text:p>1456447386.68796</text:p>
          </table:table-cell>
          <table:table-cell office:value-type="float" office:value="1120" calcext:value-type="float">
            <text:p>1120</text:p>
          </table:table-cell>
          <table:table-cell table:formula="of:=[.B1169]-[.B$2]" office:value-type="float" office:value="26.6148216724396" calcext:value-type="float">
            <text:p>26.6148216724</text:p>
          </table:table-cell>
          <table:table-cell table:formula="of:=[.C1169]/([.D1169]-[.D1168])" office:value-type="float" office:value="235328.147480212" calcext:value-type="float">
            <text:p>235328.14748021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56447386.69829" calcext:value-type="float">
            <text:p>1456447386.69829</text:p>
          </table:table-cell>
          <table:table-cell office:value-type="float" office:value="1120" calcext:value-type="float">
            <text:p>1120</text:p>
          </table:table-cell>
          <table:table-cell table:formula="of:=[.B1170]-[.B$2]" office:value-type="float" office:value="26.6251575946808" calcext:value-type="float">
            <text:p>26.6251575947</text:p>
          </table:table-cell>
          <table:table-cell table:formula="of:=[.C1170]/([.D1170]-[.D1169])" office:value-type="float" office:value="108359.94832995" calcext:value-type="float">
            <text:p>108359.9483299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56447386.70859" calcext:value-type="float">
            <text:p>1456447386.70859</text:p>
          </table:table-cell>
          <table:table-cell office:value-type="float" office:value="1120" calcext:value-type="float">
            <text:p>1120</text:p>
          </table:table-cell>
          <table:table-cell table:formula="of:=[.B1171]-[.B$2]" office:value-type="float" office:value="26.635452747345" calcext:value-type="float">
            <text:p>26.6354527473</text:p>
          </table:table-cell>
          <table:table-cell table:formula="of:=[.C1171]/([.D1171]-[.D1170])" office:value-type="float" office:value="108789.061855909" calcext:value-type="float">
            <text:p>108789.06185590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56447386.71889" calcext:value-type="float">
            <text:p>1456447386.71889</text:p>
          </table:table-cell>
          <table:table-cell office:value-type="float" office:value="1120" calcext:value-type="float">
            <text:p>1120</text:p>
          </table:table-cell>
          <table:table-cell table:formula="of:=[.B1172]-[.B$2]" office:value-type="float" office:value="26.6457524299622" calcext:value-type="float">
            <text:p>26.64575243</text:p>
          </table:table-cell>
          <table:table-cell table:formula="of:=[.C1172]/([.D1172]-[.D1171])" office:value-type="float" office:value="108741.214814815" calcext:value-type="float">
            <text:p>108741.21481481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6447386.7292" calcext:value-type="float">
            <text:p>1456447386.7292</text:p>
          </table:table-cell>
          <table:table-cell office:value-type="float" office:value="1120" calcext:value-type="float">
            <text:p>1120</text:p>
          </table:table-cell>
          <table:table-cell table:formula="of:=[.B1173]-[.B$2]" office:value-type="float" office:value="26.6560645103455" calcext:value-type="float">
            <text:p>26.6560645103</text:p>
          </table:table-cell>
          <table:table-cell table:formula="of:=[.C1173]/([.D1173]-[.D1172])" office:value-type="float" office:value="108610.479977805" calcext:value-type="float">
            <text:p>108610.47997780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56447386.73961" calcext:value-type="float">
            <text:p>1456447386.73961</text:p>
          </table:table-cell>
          <table:table-cell office:value-type="float" office:value="1120" calcext:value-type="float">
            <text:p>1120</text:p>
          </table:table-cell>
          <table:table-cell table:formula="of:=[.B1174]-[.B$2]" office:value-type="float" office:value="26.6664762496948" calcext:value-type="float">
            <text:p>26.6664762497</text:p>
          </table:table-cell>
          <table:table-cell table:formula="of:=[.C1174]/([.D1174]-[.D1173])" office:value-type="float" office:value="107570.883444012" calcext:value-type="float">
            <text:p>107570.88344401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56447386.75557" calcext:value-type="float">
            <text:p>1456447386.75557</text:p>
          </table:table-cell>
          <table:table-cell office:value-type="float" office:value="1120" calcext:value-type="float">
            <text:p>1120</text:p>
          </table:table-cell>
          <table:table-cell table:formula="of:=[.B1175]-[.B$2]" office:value-type="float" office:value="26.682434797287" calcext:value-type="float">
            <text:p>26.6824347973</text:p>
          </table:table-cell>
          <table:table-cell table:formula="of:=[.C1175]/([.D1175]-[.D1174])" office:value-type="float" office:value="70181.8253529544" calcext:value-type="float">
            <text:p>70181.825352954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56447386.76609" calcext:value-type="float">
            <text:p>1456447386.76609</text:p>
          </table:table-cell>
          <table:table-cell office:value-type="float" office:value="1120" calcext:value-type="float">
            <text:p>1120</text:p>
          </table:table-cell>
          <table:table-cell table:formula="of:=[.B1176]-[.B$2]" office:value-type="float" office:value="26.6929578781128" calcext:value-type="float">
            <text:p>26.6929578781</text:p>
          </table:table-cell>
          <table:table-cell table:formula="of:=[.C1176]/([.D1176]-[.D1175])" office:value-type="float" office:value="106432.709064957" calcext:value-type="float">
            <text:p>106432.70906495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56447386.77624" calcext:value-type="float">
            <text:p>1456447386.77624</text:p>
          </table:table-cell>
          <table:table-cell office:value-type="float" office:value="1120" calcext:value-type="float">
            <text:p>1120</text:p>
          </table:table-cell>
          <table:table-cell table:formula="of:=[.B1177]-[.B$2]" office:value-type="float" office:value="26.7031106948853" calcext:value-type="float">
            <text:p>26.7031106949</text:p>
          </table:table-cell>
          <table:table-cell table:formula="of:=[.C1177]/([.D1177]-[.D1176])" office:value-type="float" office:value="110314.213789217" calcext:value-type="float">
            <text:p>110314.21378921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56447386.78662" calcext:value-type="float">
            <text:p>1456447386.78662</text:p>
          </table:table-cell>
          <table:table-cell office:value-type="float" office:value="1120" calcext:value-type="float">
            <text:p>1120</text:p>
          </table:table-cell>
          <table:table-cell table:formula="of:=[.B1178]-[.B$2]" office:value-type="float" office:value="26.7134892940521" calcext:value-type="float">
            <text:p>26.7134892941</text:p>
          </table:table-cell>
          <table:table-cell table:formula="of:=[.C1178]/([.D1178]-[.D1177])" office:value-type="float" office:value="107914.370908088" calcext:value-type="float">
            <text:p>107914.37090808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56447386.79696" calcext:value-type="float">
            <text:p>1456447386.79696</text:p>
          </table:table-cell>
          <table:table-cell office:value-type="float" office:value="1120" calcext:value-type="float">
            <text:p>1120</text:p>
          </table:table-cell>
          <table:table-cell table:formula="of:=[.B1179]-[.B$2]" office:value-type="float" office:value="26.7238254547119" calcext:value-type="float">
            <text:p>26.7238254547</text:p>
          </table:table-cell>
          <table:table-cell table:formula="of:=[.C1179]/([.D1179]-[.D1178])" office:value-type="float" office:value="108357.448850137" calcext:value-type="float">
            <text:p>108357.44885013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56447386.80158" calcext:value-type="float">
            <text:p>1456447386.80158</text:p>
          </table:table-cell>
          <table:table-cell office:value-type="float" office:value="1120" calcext:value-type="float">
            <text:p>1120</text:p>
          </table:table-cell>
          <table:table-cell table:formula="of:=[.B1180]-[.B$2]" office:value-type="float" office:value="26.7284443378448" calcext:value-type="float">
            <text:p>26.7284443378</text:p>
          </table:table-cell>
          <table:table-cell table:formula="of:=[.C1180]/([.D1180]-[.D1179])" office:value-type="float" office:value="242482.861714758" calcext:value-type="float">
            <text:p>242482.86171475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56447386.81183" calcext:value-type="float">
            <text:p>1456447386.81183</text:p>
          </table:table-cell>
          <table:table-cell office:value-type="float" office:value="1120" calcext:value-type="float">
            <text:p>1120</text:p>
          </table:table-cell>
          <table:table-cell table:formula="of:=[.B1181]-[.B$2]" office:value-type="float" office:value="26.7386968135834" calcext:value-type="float">
            <text:p>26.7386968136</text:p>
          </table:table-cell>
          <table:table-cell table:formula="of:=[.C1181]/([.D1181]-[.D1180])" office:value-type="float" office:value="109241.906888052" calcext:value-type="float">
            <text:p>109241.90688805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56447386.8222" calcext:value-type="float">
            <text:p>1456447386.8222</text:p>
          </table:table-cell>
          <table:table-cell office:value-type="float" office:value="1120" calcext:value-type="float">
            <text:p>1120</text:p>
          </table:table-cell>
          <table:table-cell table:formula="of:=[.B1182]-[.B$2]" office:value-type="float" office:value="26.7490613460541" calcext:value-type="float">
            <text:p>26.7490613461</text:p>
          </table:table-cell>
          <table:table-cell table:formula="of:=[.C1182]/([.D1182]-[.D1181])" office:value-type="float" office:value="108060.831799779" calcext:value-type="float">
            <text:p>108060.83179977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56447386.83251" calcext:value-type="float">
            <text:p>1456447386.83251</text:p>
          </table:table-cell>
          <table:table-cell office:value-type="float" office:value="1120" calcext:value-type="float">
            <text:p>1120</text:p>
          </table:table-cell>
          <table:table-cell table:formula="of:=[.B1183]-[.B$2]" office:value-type="float" office:value="26.7593796253204" calcext:value-type="float">
            <text:p>26.7593796253</text:p>
          </table:table-cell>
          <table:table-cell table:formula="of:=[.C1183]/([.D1183]-[.D1182])" office:value-type="float" office:value="108545.230371089" calcext:value-type="float">
            <text:p>108545.23037108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56447386.84282" calcext:value-type="float">
            <text:p>1456447386.84282</text:p>
          </table:table-cell>
          <table:table-cell office:value-type="float" office:value="1120" calcext:value-type="float">
            <text:p>1120</text:p>
          </table:table-cell>
          <table:table-cell table:formula="of:=[.B1184]-[.B$2]" office:value-type="float" office:value="26.7696895599365" calcext:value-type="float">
            <text:p>26.7696895599</text:p>
          </table:table-cell>
          <table:table-cell table:formula="of:=[.C1184]/([.D1184]-[.D1183])" office:value-type="float" office:value="108633.084661101" calcext:value-type="float">
            <text:p>108633.08466110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56447386.85315" calcext:value-type="float">
            <text:p>1456447386.85315</text:p>
          </table:table-cell>
          <table:table-cell office:value-type="float" office:value="1120" calcext:value-type="float">
            <text:p>1120</text:p>
          </table:table-cell>
          <table:table-cell table:formula="of:=[.B1185]-[.B$2]" office:value-type="float" office:value="26.7800180912018" calcext:value-type="float">
            <text:p>26.7800180912</text:p>
          </table:table-cell>
          <table:table-cell table:formula="of:=[.C1185]/([.D1185]-[.D1184])" office:value-type="float" office:value="108437.489439302" calcext:value-type="float">
            <text:p>108437.48943930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56447386.8695" calcext:value-type="float">
            <text:p>1456447386.8695</text:p>
          </table:table-cell>
          <table:table-cell office:value-type="float" office:value="1120" calcext:value-type="float">
            <text:p>1120</text:p>
          </table:table-cell>
          <table:table-cell table:formula="of:=[.B1186]-[.B$2]" office:value-type="float" office:value="26.7963659763336" calcext:value-type="float">
            <text:p>26.7963659763</text:p>
          </table:table-cell>
          <table:table-cell table:formula="of:=[.C1186]/([.D1186]-[.D1185])" office:value-type="float" office:value="68510.390852876" calcext:value-type="float">
            <text:p>68510.39085287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56447386.87991" calcext:value-type="float">
            <text:p>1456447386.87991</text:p>
          </table:table-cell>
          <table:table-cell office:value-type="float" office:value="1120" calcext:value-type="float">
            <text:p>1120</text:p>
          </table:table-cell>
          <table:table-cell table:formula="of:=[.B1187]-[.B$2]" office:value-type="float" office:value="26.8067789077759" calcext:value-type="float">
            <text:p>26.8067789078</text:p>
          </table:table-cell>
          <table:table-cell table:formula="of:=[.C1187]/([.D1187]-[.D1186])" office:value-type="float" office:value="107558.568517458" calcext:value-type="float">
            <text:p>107558.56851745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56447386.89032" calcext:value-type="float">
            <text:p>1456447386.89032</text:p>
          </table:table-cell>
          <table:table-cell office:value-type="float" office:value="1120" calcext:value-type="float">
            <text:p>1120</text:p>
          </table:table-cell>
          <table:table-cell table:formula="of:=[.B1188]-[.B$2]" office:value-type="float" office:value="26.8171873092651" calcext:value-type="float">
            <text:p>26.8171873093</text:p>
          </table:table-cell>
          <table:table-cell table:formula="of:=[.C1188]/([.D1188]-[.D1187])" office:value-type="float" office:value="107605.380245556" calcext:value-type="float">
            <text:p>107605.38024555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56447386.90069" calcext:value-type="float">
            <text:p>1456447386.90069</text:p>
          </table:table-cell>
          <table:table-cell office:value-type="float" office:value="1120" calcext:value-type="float">
            <text:p>1120</text:p>
          </table:table-cell>
          <table:table-cell table:formula="of:=[.B1189]-[.B$2]" office:value-type="float" office:value="26.8275554180145" calcext:value-type="float">
            <text:p>26.827555418</text:p>
          </table:table-cell>
          <table:table-cell table:formula="of:=[.C1189]/([.D1189]-[.D1188])" office:value-type="float" office:value="108023.558304781" calcext:value-type="float">
            <text:p>108023.55830478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56447386.91107" calcext:value-type="float">
            <text:p>1456447386.91107</text:p>
          </table:table-cell>
          <table:table-cell office:value-type="float" office:value="1120" calcext:value-type="float">
            <text:p>1120</text:p>
          </table:table-cell>
          <table:table-cell table:formula="of:=[.B1190]-[.B$2]" office:value-type="float" office:value="26.8379316329956" calcext:value-type="float">
            <text:p>26.837931633</text:p>
          </table:table-cell>
          <table:table-cell table:formula="of:=[.C1190]/([.D1190]-[.D1189])" office:value-type="float" office:value="107939.166838997" calcext:value-type="float">
            <text:p>107939.16683899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56447386.91528" calcext:value-type="float">
            <text:p>1456447386.91528</text:p>
          </table:table-cell>
          <table:table-cell office:value-type="float" office:value="1120" calcext:value-type="float">
            <text:p>1120</text:p>
          </table:table-cell>
          <table:table-cell table:formula="of:=[.B1191]-[.B$2]" office:value-type="float" office:value="26.842146396637" calcext:value-type="float">
            <text:p>26.8421463966</text:p>
          </table:table-cell>
          <table:table-cell table:formula="of:=[.C1191]/([.D1191]-[.D1190])" office:value-type="float" office:value="265732.576083267" calcext:value-type="float">
            <text:p>265732.57608326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56447386.92541" calcext:value-type="float">
            <text:p>1456447386.92541</text:p>
          </table:table-cell>
          <table:table-cell office:value-type="float" office:value="1120" calcext:value-type="float">
            <text:p>1120</text:p>
          </table:table-cell>
          <table:table-cell table:formula="of:=[.B1192]-[.B$2]" office:value-type="float" office:value="26.8522744178772" calcext:value-type="float">
            <text:p>26.8522744179</text:p>
          </table:table-cell>
          <table:table-cell table:formula="of:=[.C1192]/([.D1192]-[.D1191])" office:value-type="float" office:value="110584.286252354" calcext:value-type="float">
            <text:p>110584.28625235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56447386.93596" calcext:value-type="float">
            <text:p>1456447386.93596</text:p>
          </table:table-cell>
          <table:table-cell office:value-type="float" office:value="1120" calcext:value-type="float">
            <text:p>1120</text:p>
          </table:table-cell>
          <table:table-cell table:formula="of:=[.B1193]-[.B$2]" office:value-type="float" office:value="26.862824678421" calcext:value-type="float">
            <text:p>26.8628246784</text:p>
          </table:table-cell>
          <table:table-cell table:formula="of:=[.C1193]/([.D1193]-[.D1192])" office:value-type="float" office:value="106158.515739757" calcext:value-type="float">
            <text:p>106158.51573975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56447386.94597" calcext:value-type="float">
            <text:p>1456447386.94597</text:p>
          </table:table-cell>
          <table:table-cell office:value-type="float" office:value="1120" calcext:value-type="float">
            <text:p>1120</text:p>
          </table:table-cell>
          <table:table-cell table:formula="of:=[.B1194]-[.B$2]" office:value-type="float" office:value="26.8728313446045" calcext:value-type="float">
            <text:p>26.8728313446</text:p>
          </table:table-cell>
          <table:table-cell table:formula="of:=[.C1194]/([.D1194]-[.D1193])" office:value-type="float" office:value="111925.388482524" calcext:value-type="float">
            <text:p>111925.38848252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56447386.95633" calcext:value-type="float">
            <text:p>1456447386.95633</text:p>
          </table:table-cell>
          <table:table-cell office:value-type="float" office:value="1120" calcext:value-type="float">
            <text:p>1120</text:p>
          </table:table-cell>
          <table:table-cell table:formula="of:=[.B1195]-[.B$2]" office:value-type="float" office:value="26.8832011222839" calcext:value-type="float">
            <text:p>26.8832011223</text:p>
          </table:table-cell>
          <table:table-cell table:formula="of:=[.C1195]/([.D1195]-[.D1194])" office:value-type="float" office:value="108006.172805444" calcext:value-type="float">
            <text:p>108006.17280544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56447386.97293" calcext:value-type="float">
            <text:p>1456447386.97293</text:p>
          </table:table-cell>
          <table:table-cell office:value-type="float" office:value="1120" calcext:value-type="float">
            <text:p>1120</text:p>
          </table:table-cell>
          <table:table-cell table:formula="of:=[.B1196]-[.B$2]" office:value-type="float" office:value="26.899796962738" calcext:value-type="float">
            <text:p>26.8997969627</text:p>
          </table:table-cell>
          <table:table-cell table:formula="of:=[.C1196]/([.D1196]-[.D1195])" office:value-type="float" office:value="67486.7900241352" calcext:value-type="float">
            <text:p>67486.790024135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56447386.98325" calcext:value-type="float">
            <text:p>1456447386.98325</text:p>
          </table:table-cell>
          <table:table-cell office:value-type="float" office:value="1120" calcext:value-type="float">
            <text:p>1120</text:p>
          </table:table-cell>
          <table:table-cell table:formula="of:=[.B1197]-[.B$2]" office:value-type="float" office:value="26.9101130962372" calcext:value-type="float">
            <text:p>26.9101130962</text:p>
          </table:table-cell>
          <table:table-cell table:formula="of:=[.C1197]/([.D1197]-[.D1196])" office:value-type="float" office:value="108567.80789942" calcext:value-type="float">
            <text:p>108567.8078994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56447386.99359" calcext:value-type="float">
            <text:p>1456447386.99359</text:p>
          </table:table-cell>
          <table:table-cell office:value-type="float" office:value="1120" calcext:value-type="float">
            <text:p>1120</text:p>
          </table:table-cell>
          <table:table-cell table:formula="of:=[.B1198]-[.B$2]" office:value-type="float" office:value="26.9204585552216" calcext:value-type="float">
            <text:p>26.9204585552</text:p>
          </table:table-cell>
          <table:table-cell table:formula="of:=[.C1198]/([.D1198]-[.D1197])" office:value-type="float" office:value="108260.05899705" calcext:value-type="float">
            <text:p>108260.0589970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56447387.00402" calcext:value-type="float">
            <text:p>1456447387.00402</text:p>
          </table:table-cell>
          <table:table-cell office:value-type="float" office:value="1120" calcext:value-type="float">
            <text:p>1120</text:p>
          </table:table-cell>
          <table:table-cell table:formula="of:=[.B1199]-[.B$2]" office:value-type="float" office:value="26.9308881759644" calcext:value-type="float">
            <text:p>26.930888176</text:p>
          </table:table-cell>
          <table:table-cell table:formula="of:=[.C1199]/([.D1199]-[.D1198])" office:value-type="float" office:value="107386.45513773" calcext:value-type="float">
            <text:p>107386.4551377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56447390.0071" calcext:value-type="float">
            <text:p>1456447390.0071</text:p>
          </table:table-cell>
          <table:table-cell office:value-type="float" office:value="1120" calcext:value-type="float">
            <text:p>1120</text:p>
          </table:table-cell>
          <table:table-cell table:formula="of:=[.B1200]-[.B$2]" office:value-type="float" office:value="29.9339661598206" calcext:value-type="float">
            <text:p>29.9339661598</text:p>
          </table:table-cell>
          <table:table-cell table:formula="of:=[.C1200]/([.D1200]-[.D1199])" office:value-type="float" office:value="372.95068793446" calcext:value-type="float">
            <text:p>372.950687934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56447390.0134" calcext:value-type="float">
            <text:p>1456447390.0134</text:p>
          </table:table-cell>
          <table:table-cell office:value-type="float" office:value="1120" calcext:value-type="float">
            <text:p>1120</text:p>
          </table:table-cell>
          <table:table-cell table:formula="of:=[.B1201]-[.B$2]" office:value-type="float" office:value="29.9402613639832" calcext:value-type="float">
            <text:p>29.940261364</text:p>
          </table:table-cell>
          <table:table-cell table:formula="of:=[.C1201]/([.D1201]-[.D1200])" office:value-type="float" office:value="177913.213149523" calcext:value-type="float">
            <text:p>177913.2131495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6447390.0183" calcext:value-type="float">
            <text:p>1456447390.0183</text:p>
          </table:table-cell>
          <table:table-cell office:value-type="float" office:value="1120" calcext:value-type="float">
            <text:p>1120</text:p>
          </table:table-cell>
          <table:table-cell table:formula="of:=[.B1202]-[.B$2]" office:value-type="float" office:value="29.9451630115509" calcext:value-type="float">
            <text:p>29.9451630116</text:p>
          </table:table-cell>
          <table:table-cell table:formula="of:=[.C1202]/([.D1202]-[.D1201])" office:value-type="float" office:value="228494.599931903" calcext:value-type="float">
            <text:p>228494.59993190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56447390.02331" calcext:value-type="float">
            <text:p>1456447390.02331</text:p>
          </table:table-cell>
          <table:table-cell office:value-type="float" office:value="1120" calcext:value-type="float">
            <text:p>1120</text:p>
          </table:table-cell>
          <table:table-cell table:formula="of:=[.B1203]-[.B$2]" office:value-type="float" office:value="29.9501721858978" calcext:value-type="float">
            <text:p>29.9501721859</text:p>
          </table:table-cell>
          <table:table-cell table:formula="of:=[.C1203]/([.D1203]-[.D1202])" office:value-type="float" office:value="223589.742027606" calcext:value-type="float">
            <text:p>223589.74202760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56447390.59857" calcext:value-type="float">
            <text:p>1456447390.59857</text:p>
          </table:table-cell>
          <table:table-cell office:value-type="float" office:value="1120" calcext:value-type="float">
            <text:p>1120</text:p>
          </table:table-cell>
          <table:table-cell table:formula="of:=[.B1204]-[.B$2]" office:value-type="float" office:value="30.5254330635071" calcext:value-type="float">
            <text:p>30.5254330635</text:p>
          </table:table-cell>
          <table:table-cell table:formula="of:=[.C1204]/([.D1204]-[.D1203])" office:value-type="float" office:value="1946.94275865699" calcext:value-type="float">
            <text:p>1946.94275865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56447390.60344" calcext:value-type="float">
            <text:p>1456447390.60344</text:p>
          </table:table-cell>
          <table:table-cell office:value-type="float" office:value="1120" calcext:value-type="float">
            <text:p>1120</text:p>
          </table:table-cell>
          <table:table-cell table:formula="of:=[.B1205]-[.B$2]" office:value-type="float" office:value="30.5303099155426" calcext:value-type="float">
            <text:p>30.5303099155</text:p>
          </table:table-cell>
          <table:table-cell table:formula="of:=[.C1205]/([.D1205]-[.D1204])" office:value-type="float" office:value="229656.342214617" calcext:value-type="float">
            <text:p>229656.34221461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56447390.60831" calcext:value-type="float">
            <text:p>1456447390.60831</text:p>
          </table:table-cell>
          <table:table-cell office:value-type="float" office:value="1120" calcext:value-type="float">
            <text:p>1120</text:p>
          </table:table-cell>
          <table:table-cell table:formula="of:=[.B1206]-[.B$2]" office:value-type="float" office:value="30.5351786613464" calcext:value-type="float">
            <text:p>30.5351786613</text:p>
          </table:table-cell>
          <table:table-cell table:formula="of:=[.C1206]/([.D1206]-[.D1205])" office:value-type="float" office:value="230038.709171931" calcext:value-type="float">
            <text:p>230038.70917193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56447400.08349" calcext:value-type="float">
            <text:p>1456447400.08349</text:p>
          </table:table-cell>
          <table:table-cell office:value-type="float" office:value="1120" calcext:value-type="float">
            <text:p>1120</text:p>
          </table:table-cell>
          <table:table-cell table:formula="of:=[.B1207]-[.B$2]" office:value-type="float" office:value="40.0103554725647" calcext:value-type="float">
            <text:p>40.0103554726</text:p>
          </table:table-cell>
          <table:table-cell table:formula="of:=[.C1207]/([.D1207]-[.D1206])" office:value-type="float" office:value="118.203598973896" calcext:value-type="float">
            <text:p>118.203598973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56447400.09764" calcext:value-type="float">
            <text:p>1456447400.09764</text:p>
          </table:table-cell>
          <table:table-cell office:value-type="float" office:value="1120" calcext:value-type="float">
            <text:p>1120</text:p>
          </table:table-cell>
          <table:table-cell table:formula="of:=[.B1208]-[.B$2]" office:value-type="float" office:value="40.0245089530945" calcext:value-type="float">
            <text:p>40.0245089531</text:p>
          </table:table-cell>
          <table:table-cell table:formula="of:=[.C1208]/([.D1208]-[.D1207])" office:value-type="float" office:value="79132.4789434674" calcext:value-type="float">
            <text:p>79132.478943467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56447400.11176" calcext:value-type="float">
            <text:p>1456447400.11176</text:p>
          </table:table-cell>
          <table:table-cell office:value-type="float" office:value="1120" calcext:value-type="float">
            <text:p>1120</text:p>
          </table:table-cell>
          <table:table-cell table:formula="of:=[.B1209]-[.B$2]" office:value-type="float" office:value="40.0386288166046" calcext:value-type="float">
            <text:p>40.0386288166</text:p>
          </table:table-cell>
          <table:table-cell table:formula="of:=[.C1209]/([.D1209]-[.D1208])" office:value-type="float" office:value="79320.8800634888" calcext:value-type="float">
            <text:p>79320.880063488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56447400.12592" calcext:value-type="float">
            <text:p>1456447400.12592</text:p>
          </table:table-cell>
          <table:table-cell office:value-type="float" office:value="1120" calcext:value-type="float">
            <text:p>1120</text:p>
          </table:table-cell>
          <table:table-cell table:formula="of:=[.B1210]-[.B$2]" office:value-type="float" office:value="40.0527880191803" calcext:value-type="float">
            <text:p>40.0527880192</text:p>
          </table:table-cell>
          <table:table-cell table:formula="of:=[.C1210]/([.D1210]-[.D1209])" office:value-type="float" office:value="79100.4997642621" calcext:value-type="float">
            <text:p>79100.499764262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56447400.13982" calcext:value-type="float">
            <text:p>1456447400.13982</text:p>
          </table:table-cell>
          <table:table-cell office:value-type="float" office:value="1120" calcext:value-type="float">
            <text:p>1120</text:p>
          </table:table-cell>
          <table:table-cell table:formula="of:=[.B1211]-[.B$2]" office:value-type="float" office:value="40.0666890144348" calcext:value-type="float">
            <text:p>40.0666890144</text:p>
          </table:table-cell>
          <table:table-cell table:formula="of:=[.C1211]/([.D1211]-[.D1210])" office:value-type="float" office:value="80569.7706886202" calcext:value-type="float">
            <text:p>80569.770688620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56447400.15391" calcext:value-type="float">
            <text:p>1456447400.15391</text:p>
          </table:table-cell>
          <table:table-cell office:value-type="float" office:value="1120" calcext:value-type="float">
            <text:p>1120</text:p>
          </table:table-cell>
          <table:table-cell table:formula="of:=[.B1212]-[.B$2]" office:value-type="float" office:value="40.0807747840881" calcext:value-type="float">
            <text:p>40.0807747841</text:p>
          </table:table-cell>
          <table:table-cell table:formula="of:=[.C1212]/([.D1212]-[.D1211])" office:value-type="float" office:value="79512.8720379147" calcext:value-type="float">
            <text:p>79512.872037914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56447400.16815" calcext:value-type="float">
            <text:p>1456447400.16815</text:p>
          </table:table-cell>
          <table:table-cell office:value-type="float" office:value="1120" calcext:value-type="float">
            <text:p>1120</text:p>
          </table:table-cell>
          <table:table-cell table:formula="of:=[.B1213]-[.B$2]" office:value-type="float" office:value="40.095016002655" calcext:value-type="float">
            <text:p>40.0950160027</text:p>
          </table:table-cell>
          <table:table-cell table:formula="of:=[.C1213]/([.D1213]-[.D1212])" office:value-type="float" office:value="78644.955467756" calcext:value-type="float">
            <text:p>78644.95546775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56447400.1822" calcext:value-type="float">
            <text:p>1456447400.1822</text:p>
          </table:table-cell>
          <table:table-cell office:value-type="float" office:value="1120" calcext:value-type="float">
            <text:p>1120</text:p>
          </table:table-cell>
          <table:table-cell table:formula="of:=[.B1214]-[.B$2]" office:value-type="float" office:value="40.1090643405914" calcext:value-type="float">
            <text:p>40.1090643406</text:p>
          </table:table-cell>
          <table:table-cell table:formula="of:=[.C1214]/([.D1214]-[.D1213])" office:value-type="float" office:value="79724.7336354225" calcext:value-type="float">
            <text:p>79724.733635422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56447400.19633" calcext:value-type="float">
            <text:p>1456447400.19633</text:p>
          </table:table-cell>
          <table:table-cell office:value-type="float" office:value="1120" calcext:value-type="float">
            <text:p>1120</text:p>
          </table:table-cell>
          <table:table-cell table:formula="of:=[.B1215]-[.B$2]" office:value-type="float" office:value="40.1231918334961" calcext:value-type="float">
            <text:p>40.1231918335</text:p>
          </table:table-cell>
          <table:table-cell table:formula="of:=[.C1215]/([.D1215]-[.D1214])" office:value-type="float" office:value="79278.0437093916" calcext:value-type="float">
            <text:p>79278.043709391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56447400.21146" calcext:value-type="float">
            <text:p>1456447400.21146</text:p>
          </table:table-cell>
          <table:table-cell office:value-type="float" office:value="1120" calcext:value-type="float">
            <text:p>1120</text:p>
          </table:table-cell>
          <table:table-cell table:formula="of:=[.B1216]-[.B$2]" office:value-type="float" office:value="40.1383290290833" calcext:value-type="float">
            <text:p>40.1383290291</text:p>
          </table:table-cell>
          <table:table-cell table:formula="of:=[.C1216]/([.D1216]-[.D1215])" office:value-type="float" office:value="73989.9272326351" calcext:value-type="float">
            <text:p>73989.927232635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6447400.22492" calcext:value-type="float">
            <text:p>1456447400.22492</text:p>
          </table:table-cell>
          <table:table-cell office:value-type="float" office:value="1120" calcext:value-type="float">
            <text:p>1120</text:p>
          </table:table-cell>
          <table:table-cell table:formula="of:=[.B1217]-[.B$2]" office:value-type="float" office:value="40.1517899036408" calcext:value-type="float">
            <text:p>40.1517899036</text:p>
          </table:table-cell>
          <table:table-cell table:formula="of:=[.C1217]/([.D1217]-[.D1216])" office:value-type="float" office:value="83204.1035087409" calcext:value-type="float">
            <text:p>83204.103508740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56447400.24751" calcext:value-type="float">
            <text:p>1456447400.24751</text:p>
          </table:table-cell>
          <table:table-cell office:value-type="float" office:value="1120" calcext:value-type="float">
            <text:p>1120</text:p>
          </table:table-cell>
          <table:table-cell table:formula="of:=[.B1218]-[.B$2]" office:value-type="float" office:value="40.174378156662" calcext:value-type="float">
            <text:p>40.1743781567</text:p>
          </table:table-cell>
          <table:table-cell table:formula="of:=[.C1218]/([.D1218]-[.D1217])" office:value-type="float" office:value="49583.2944206371" calcext:value-type="float">
            <text:p>49583.294420637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56447400.2614" calcext:value-type="float">
            <text:p>1456447400.2614</text:p>
          </table:table-cell>
          <table:table-cell office:value-type="float" office:value="1120" calcext:value-type="float">
            <text:p>1120</text:p>
          </table:table-cell>
          <table:table-cell table:formula="of:=[.B1219]-[.B$2]" office:value-type="float" office:value="40.1882672309876" calcext:value-type="float">
            <text:p>40.188267231</text:p>
          </table:table-cell>
          <table:table-cell table:formula="of:=[.C1219]/([.D1219]-[.D1218])" office:value-type="float" office:value="80638.9233542185" calcext:value-type="float">
            <text:p>80638.923354218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56447400.27555" calcext:value-type="float">
            <text:p>1456447400.27555</text:p>
          </table:table-cell>
          <table:table-cell office:value-type="float" office:value="1120" calcext:value-type="float">
            <text:p>1120</text:p>
          </table:table-cell>
          <table:table-cell table:formula="of:=[.B1220]-[.B$2]" office:value-type="float" office:value="40.2024140357971" calcext:value-type="float">
            <text:p>40.2024140358</text:p>
          </table:table-cell>
          <table:table-cell table:formula="of:=[.C1220]/([.D1220]-[.D1219])" office:value-type="float" office:value="79169.8206822165" calcext:value-type="float">
            <text:p>79169.820682216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56447400.28975" calcext:value-type="float">
            <text:p>1456447400.28975</text:p>
          </table:table-cell>
          <table:table-cell office:value-type="float" office:value="1120" calcext:value-type="float">
            <text:p>1120</text:p>
          </table:table-cell>
          <table:table-cell table:formula="of:=[.B1221]-[.B$2]" office:value-type="float" office:value="40.2166192531586" calcext:value-type="float">
            <text:p>40.2166192532</text:p>
          </table:table-cell>
          <table:table-cell table:formula="of:=[.C1221]/([.D1221]-[.D1220])" office:value-type="float" office:value="78844.2704889143" calcext:value-type="float">
            <text:p>78844.270488914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6447400.29523" calcext:value-type="float">
            <text:p>1456447400.29523</text:p>
          </table:table-cell>
          <table:table-cell office:value-type="float" office:value="1120" calcext:value-type="float">
            <text:p>1120</text:p>
          </table:table-cell>
          <table:table-cell table:formula="of:=[.B1222]-[.B$2]" office:value-type="float" office:value="40.2220938205719" calcext:value-type="float">
            <text:p>40.2220938206</text:p>
          </table:table-cell>
          <table:table-cell table:formula="of:=[.C1222]/([.D1222]-[.D1221])" office:value-type="float" office:value="204582.374357634" calcext:value-type="float">
            <text:p>204582.37435763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56447400.30938" calcext:value-type="float">
            <text:p>1456447400.30938</text:p>
          </table:table-cell>
          <table:table-cell office:value-type="float" office:value="1120" calcext:value-type="float">
            <text:p>1120</text:p>
          </table:table-cell>
          <table:table-cell table:formula="of:=[.B1223]-[.B$2]" office:value-type="float" office:value="40.2362473011017" calcext:value-type="float">
            <text:p>40.2362473011</text:p>
          </table:table-cell>
          <table:table-cell table:formula="of:=[.C1223]/([.D1223]-[.D1222])" office:value-type="float" office:value="79132.4789434674" calcext:value-type="float">
            <text:p>79132.478943467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56447400.3235" calcext:value-type="float">
            <text:p>1456447400.3235</text:p>
          </table:table-cell>
          <table:table-cell office:value-type="float" office:value="1120" calcext:value-type="float">
            <text:p>1120</text:p>
          </table:table-cell>
          <table:table-cell table:formula="of:=[.B1224]-[.B$2]" office:value-type="float" office:value="40.2503621578217" calcext:value-type="float">
            <text:p>40.2503621578</text:p>
          </table:table-cell>
          <table:table-cell table:formula="of:=[.C1224]/([.D1224]-[.D1223])" office:value-type="float" office:value="79349.0165872775" calcext:value-type="float">
            <text:p>79349.016587277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56447400.34646" calcext:value-type="float">
            <text:p>1456447400.34646</text:p>
          </table:table-cell>
          <table:table-cell office:value-type="float" office:value="1120" calcext:value-type="float">
            <text:p>1120</text:p>
          </table:table-cell>
          <table:table-cell table:formula="of:=[.B1225]-[.B$2]" office:value-type="float" office:value="40.2733309268951" calcext:value-type="float">
            <text:p>40.2733309269</text:p>
          </table:table-cell>
          <table:table-cell table:formula="of:=[.C1225]/([.D1225]-[.D1224])" office:value-type="float" office:value="48761.864269551" calcext:value-type="float">
            <text:p>48761.86426955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56447400.3608" calcext:value-type="float">
            <text:p>1456447400.3608</text:p>
          </table:table-cell>
          <table:table-cell office:value-type="float" office:value="1120" calcext:value-type="float">
            <text:p>1120</text:p>
          </table:table-cell>
          <table:table-cell table:formula="of:=[.B1226]-[.B$2]" office:value-type="float" office:value="40.2876677513123" calcext:value-type="float">
            <text:p>40.2876677513</text:p>
          </table:table-cell>
          <table:table-cell table:formula="of:=[.C1226]/([.D1226]-[.D1225])" office:value-type="float" office:value="78120.5075416161" calcext:value-type="float">
            <text:p>78120.507541616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56447400.37501" calcext:value-type="float">
            <text:p>1456447400.37501</text:p>
          </table:table-cell>
          <table:table-cell office:value-type="float" office:value="1120" calcext:value-type="float">
            <text:p>1120</text:p>
          </table:table-cell>
          <table:table-cell table:formula="of:=[.B1227]-[.B$2]" office:value-type="float" office:value="40.3018789291382" calcext:value-type="float">
            <text:p>40.3018789291</text:p>
          </table:table-cell>
          <table:table-cell table:formula="of:=[.C1227]/([.D1227]-[.D1226])" office:value-type="float" office:value="78811.2015568902" calcext:value-type="float">
            <text:p>78811.201556890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56447400.38893" calcext:value-type="float">
            <text:p>1456447400.38893</text:p>
          </table:table-cell>
          <table:table-cell office:value-type="float" office:value="1120" calcext:value-type="float">
            <text:p>1120</text:p>
          </table:table-cell>
          <table:table-cell table:formula="of:=[.B1228]-[.B$2]" office:value-type="float" office:value="40.3157939910889" calcext:value-type="float">
            <text:p>40.3157939911</text:p>
          </table:table-cell>
          <table:table-cell table:formula="of:=[.C1228]/([.D1228]-[.D1227])" office:value-type="float" office:value="80488.3229387979" calcext:value-type="float">
            <text:p>80488.322938797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56447400.403" calcext:value-type="float">
            <text:p>1456447400.403</text:p>
          </table:table-cell>
          <table:table-cell office:value-type="float" office:value="1120" calcext:value-type="float">
            <text:p>1120</text:p>
          </table:table-cell>
          <table:table-cell table:formula="of:=[.B1229]-[.B$2]" office:value-type="float" office:value="40.3298652172089" calcext:value-type="float">
            <text:p>40.3298652172</text:p>
          </table:table-cell>
          <table:table-cell table:formula="of:=[.C1229]/([.D1229]-[.D1228])" office:value-type="float" office:value="79595.0537962351" calcext:value-type="float">
            <text:p>79595.053796235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56447400.4083" calcext:value-type="float">
            <text:p>1456447400.4083</text:p>
          </table:table-cell>
          <table:table-cell office:value-type="float" office:value="1120" calcext:value-type="float">
            <text:p>1120</text:p>
          </table:table-cell>
          <table:table-cell table:formula="of:=[.B1230]-[.B$2]" office:value-type="float" office:value="40.335170507431" calcext:value-type="float">
            <text:p>40.3351705074</text:p>
          </table:table-cell>
          <table:table-cell table:formula="of:=[.C1230]/([.D1230]-[.D1229])" office:value-type="float" office:value="211110.034154233" calcext:value-type="float">
            <text:p>211110.03415423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56447400.42242" calcext:value-type="float">
            <text:p>1456447400.42242</text:p>
          </table:table-cell>
          <table:table-cell office:value-type="float" office:value="1120" calcext:value-type="float">
            <text:p>1120</text:p>
          </table:table-cell>
          <table:table-cell table:formula="of:=[.B1231]-[.B$2]" office:value-type="float" office:value="40.3492891788483" calcext:value-type="float">
            <text:p>40.3492891788</text:p>
          </table:table-cell>
          <table:table-cell table:formula="of:=[.C1231]/([.D1231]-[.D1230])" office:value-type="float" office:value="79327.5774257827" calcext:value-type="float">
            <text:p>79327.577425782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56447400.43661" calcext:value-type="float">
            <text:p>1456447400.43661</text:p>
          </table:table-cell>
          <table:table-cell office:value-type="float" office:value="1120" calcext:value-type="float">
            <text:p>1120</text:p>
          </table:table-cell>
          <table:table-cell table:formula="of:=[.B1232]-[.B$2]" office:value-type="float" office:value="40.3634743690491" calcext:value-type="float">
            <text:p>40.363474369</text:p>
          </table:table-cell>
          <table:table-cell table:formula="of:=[.C1232]/([.D1232]-[.D1231])" office:value-type="float" office:value="78955.5856597812" calcext:value-type="float">
            <text:p>78955.585659781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56447400.45981" calcext:value-type="float">
            <text:p>1456447400.45981</text:p>
          </table:table-cell>
          <table:table-cell office:value-type="float" office:value="1120" calcext:value-type="float">
            <text:p>1120</text:p>
          </table:table-cell>
          <table:table-cell table:formula="of:=[.B1233]-[.B$2]" office:value-type="float" office:value="40.3866810798645" calcext:value-type="float">
            <text:p>40.3866810799</text:p>
          </table:table-cell>
          <table:table-cell table:formula="of:=[.C1233]/([.D1233]-[.D1232])" office:value-type="float" office:value="48261.9018657023" calcext:value-type="float">
            <text:p>48261.901865702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56447400.47395" calcext:value-type="float">
            <text:p>1456447400.47395</text:p>
          </table:table-cell>
          <table:table-cell office:value-type="float" office:value="1120" calcext:value-type="float">
            <text:p>1120</text:p>
          </table:table-cell>
          <table:table-cell table:formula="of:=[.B1234]-[.B$2]" office:value-type="float" office:value="40.4008193016052" calcext:value-type="float">
            <text:p>40.4008193016</text:p>
          </table:table-cell>
          <table:table-cell table:formula="of:=[.C1234]/([.D1234]-[.D1233])" office:value-type="float" office:value="79217.8833052277" calcext:value-type="float">
            <text:p>79217.883305227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56447400.48872" calcext:value-type="float">
            <text:p>1456447400.48872</text:p>
          </table:table-cell>
          <table:table-cell office:value-type="float" office:value="1120" calcext:value-type="float">
            <text:p>1120</text:p>
          </table:table-cell>
          <table:table-cell table:formula="of:=[.B1235]-[.B$2]" office:value-type="float" office:value="40.4155812263489" calcext:value-type="float">
            <text:p>40.4155812263</text:p>
          </table:table-cell>
          <table:table-cell table:formula="of:=[.C1235]/([.D1235]-[.D1234])" office:value-type="float" office:value="75870.8650429614" calcext:value-type="float">
            <text:p>75870.865042961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56447400.50257" calcext:value-type="float">
            <text:p>1456447400.50257</text:p>
          </table:table-cell>
          <table:table-cell office:value-type="float" office:value="1120" calcext:value-type="float">
            <text:p>1120</text:p>
          </table:table-cell>
          <table:table-cell table:formula="of:=[.B1236]-[.B$2]" office:value-type="float" office:value="40.4294314384461" calcext:value-type="float">
            <text:p>40.4294314384</text:p>
          </table:table-cell>
          <table:table-cell table:formula="of:=[.C1236]/([.D1236]-[.D1235])" office:value-type="float" office:value="80865.1876334091" calcext:value-type="float">
            <text:p>80865.187633409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56447400.51643" calcext:value-type="float">
            <text:p>1456447400.51643</text:p>
          </table:table-cell>
          <table:table-cell office:value-type="float" office:value="1120" calcext:value-type="float">
            <text:p>1120</text:p>
          </table:table-cell>
          <table:table-cell table:formula="of:=[.B1237]-[.B$2]" office:value-type="float" office:value="40.4432995319367" calcext:value-type="float">
            <text:p>40.4432995319</text:p>
          </table:table-cell>
          <table:table-cell table:formula="of:=[.C1237]/([.D1237]-[.D1236])" office:value-type="float" office:value="80760.9207970155" calcext:value-type="float">
            <text:p>80760.920797015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56447400.52154" calcext:value-type="float">
            <text:p>1456447400.52154</text:p>
          </table:table-cell>
          <table:table-cell office:value-type="float" office:value="1120" calcext:value-type="float">
            <text:p>1120</text:p>
          </table:table-cell>
          <table:table-cell table:formula="of:=[.B1238]-[.B$2]" office:value-type="float" office:value="40.4484100341797" calcext:value-type="float">
            <text:p>40.4484100342</text:p>
          </table:table-cell>
          <table:table-cell table:formula="of:=[.C1238]/([.D1238]-[.D1237])" office:value-type="float" office:value="219156.542104035" calcext:value-type="float">
            <text:p>219156.54210403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56447400.5358" calcext:value-type="float">
            <text:p>1456447400.5358</text:p>
          </table:table-cell>
          <table:table-cell office:value-type="float" office:value="1120" calcext:value-type="float">
            <text:p>1120</text:p>
          </table:table-cell>
          <table:table-cell table:formula="of:=[.B1239]-[.B$2]" office:value-type="float" office:value="40.4626612663269" calcext:value-type="float">
            <text:p>40.4626612663</text:p>
          </table:table-cell>
          <table:table-cell table:formula="of:=[.C1239]/([.D1239]-[.D1238])" office:value-type="float" office:value="78589.6958543848" calcext:value-type="float">
            <text:p>78589.695854384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56447400.54974" calcext:value-type="float">
            <text:p>1456447400.54974</text:p>
          </table:table-cell>
          <table:table-cell office:value-type="float" office:value="1120" calcext:value-type="float">
            <text:p>1120</text:p>
          </table:table-cell>
          <table:table-cell table:formula="of:=[.B1240]-[.B$2]" office:value-type="float" office:value="40.4766094684601" calcext:value-type="float">
            <text:p>40.4766094685</text:p>
          </table:table-cell>
          <table:table-cell table:formula="of:=[.C1240]/([.D1240]-[.D1239])" office:value-type="float" office:value="80297.0869869921" calcext:value-type="float">
            <text:p>80297.086986992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56447400.57328" calcext:value-type="float">
            <text:p>1456447400.57328</text:p>
          </table:table-cell>
          <table:table-cell office:value-type="float" office:value="1120" calcext:value-type="float">
            <text:p>1120</text:p>
          </table:table-cell>
          <table:table-cell table:formula="of:=[.B1241]-[.B$2]" office:value-type="float" office:value="40.5001442432404" calcext:value-type="float">
            <text:p>40.5001442432</text:p>
          </table:table-cell>
          <table:table-cell table:formula="of:=[.C1241]/([.D1241]-[.D1240])" office:value-type="float" office:value="47589.1530918227" calcext:value-type="float">
            <text:p>47589.153091822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56447400.58738" calcext:value-type="float">
            <text:p>1456447400.58738</text:p>
          </table:table-cell>
          <table:table-cell office:value-type="float" office:value="1120" calcext:value-type="float">
            <text:p>1120</text:p>
          </table:table-cell>
          <table:table-cell table:formula="of:=[.B1242]-[.B$2]" office:value-type="float" office:value="40.5142414569855" calcext:value-type="float">
            <text:p>40.514241457</text:p>
          </table:table-cell>
          <table:table-cell table:formula="of:=[.C1242]/([.D1242]-[.D1241])" office:value-type="float" office:value="79448.3236368556" calcext:value-type="float">
            <text:p>79448.323636855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56447400.60159" calcext:value-type="float">
            <text:p>1456447400.60159</text:p>
          </table:table-cell>
          <table:table-cell office:value-type="float" office:value="1120" calcext:value-type="float">
            <text:p>1120</text:p>
          </table:table-cell>
          <table:table-cell table:formula="of:=[.B1243]-[.B$2]" office:value-type="float" office:value="40.5284595489502" calcext:value-type="float">
            <text:p>40.528459549</text:p>
          </table:table-cell>
          <table:table-cell table:formula="of:=[.C1243]/([.D1243]-[.D1242])" office:value-type="float" office:value="78772.8763310137" calcext:value-type="float">
            <text:p>78772.876331013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56447400.6159" calcext:value-type="float">
            <text:p>1456447400.6159</text:p>
          </table:table-cell>
          <table:table-cell office:value-type="float" office:value="1120" calcext:value-type="float">
            <text:p>1120</text:p>
          </table:table-cell>
          <table:table-cell table:formula="of:=[.B1244]-[.B$2]" office:value-type="float" office:value="40.5427646636963" calcext:value-type="float">
            <text:p>40.5427646637</text:p>
          </table:table-cell>
          <table:table-cell table:formula="of:=[.C1244]/([.D1244]-[.D1243])" office:value-type="float" office:value="78293.6746666667" calcext:value-type="float">
            <text:p>78293.674666666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56447400.63001" calcext:value-type="float">
            <text:p>1456447400.63001</text:p>
          </table:table-cell>
          <table:table-cell office:value-type="float" office:value="1120" calcext:value-type="float">
            <text:p>1120</text:p>
          </table:table-cell>
          <table:table-cell table:formula="of:=[.B1245]-[.B$2]" office:value-type="float" office:value="40.5568761825562" calcext:value-type="float">
            <text:p>40.5568761826</text:p>
          </table:table-cell>
          <table:table-cell table:formula="of:=[.C1245]/([.D1245]-[.D1244])" office:value-type="float" office:value="79367.7853618977" calcext:value-type="float">
            <text:p>79367.785361897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56447400.6441" calcext:value-type="float">
            <text:p>1456447400.6441</text:p>
          </table:table-cell>
          <table:table-cell office:value-type="float" office:value="1120" calcext:value-type="float">
            <text:p>1120</text:p>
          </table:table-cell>
          <table:table-cell table:formula="of:=[.B1246]-[.B$2]" office:value-type="float" office:value="40.5709636211395" calcext:value-type="float">
            <text:p>40.5709636211</text:p>
          </table:table-cell>
          <table:table-cell table:formula="of:=[.C1246]/([.D1246]-[.D1245])" office:value-type="float" office:value="79503.4521976069" calcext:value-type="float">
            <text:p>79503.452197606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56447400.64903" calcext:value-type="float">
            <text:p>1456447400.64903</text:p>
          </table:table-cell>
          <table:table-cell office:value-type="float" office:value="1120" calcext:value-type="float">
            <text:p>1120</text:p>
          </table:table-cell>
          <table:table-cell table:formula="of:=[.B1247]-[.B$2]" office:value-type="float" office:value="40.5758924484253" calcext:value-type="float">
            <text:p>40.5758924484</text:p>
          </table:table-cell>
          <table:table-cell table:formula="of:=[.C1247]/([.D1247]-[.D1246])" office:value-type="float" office:value="227234.580370532" calcext:value-type="float">
            <text:p>227234.58037053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56447400.66296" calcext:value-type="float">
            <text:p>1456447400.66296</text:p>
          </table:table-cell>
          <table:table-cell office:value-type="float" office:value="1120" calcext:value-type="float">
            <text:p>1120</text:p>
          </table:table-cell>
          <table:table-cell table:formula="of:=[.B1248]-[.B$2]" office:value-type="float" office:value="40.5898306369781" calcext:value-type="float">
            <text:p>40.589830637</text:p>
          </table:table-cell>
          <table:table-cell table:formula="of:=[.C1248]/([.D1248]-[.D1247])" office:value-type="float" office:value="80354.7746360822" calcext:value-type="float">
            <text:p>80354.774636082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56447400.67699" calcext:value-type="float">
            <text:p>1456447400.67699</text:p>
          </table:table-cell>
          <table:table-cell office:value-type="float" office:value="1120" calcext:value-type="float">
            <text:p>1120</text:p>
          </table:table-cell>
          <table:table-cell table:formula="of:=[.B1249]-[.B$2]" office:value-type="float" office:value="40.6038563251495" calcext:value-type="float">
            <text:p>40.6038563251</text:p>
          </table:table-cell>
          <table:table-cell table:formula="of:=[.C1249]/([.D1249]-[.D1248])" office:value-type="float" office:value="79853.4792955735" calcext:value-type="float">
            <text:p>79853.479295573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56447400.70077" calcext:value-type="float">
            <text:p>1456447400.70077</text:p>
          </table:table-cell>
          <table:table-cell office:value-type="float" office:value="1120" calcext:value-type="float">
            <text:p>1120</text:p>
          </table:table-cell>
          <table:table-cell table:formula="of:=[.B1250]-[.B$2]" office:value-type="float" office:value="40.6276390552521" calcext:value-type="float">
            <text:p>40.6276390553</text:p>
          </table:table-cell>
          <table:table-cell table:formula="of:=[.C1250]/([.D1250]-[.D1249])" office:value-type="float" office:value="47092.9954286631" calcext:value-type="float">
            <text:p>47092.995428663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56447400.71481" calcext:value-type="float">
            <text:p>1456447400.71481</text:p>
          </table:table-cell>
          <table:table-cell office:value-type="float" office:value="1120" calcext:value-type="float">
            <text:p>1120</text:p>
          </table:table-cell>
          <table:table-cell table:formula="of:=[.B1251]-[.B$2]" office:value-type="float" office:value="40.6416800022125" calcext:value-type="float">
            <text:p>40.6416800022</text:p>
          </table:table-cell>
          <table:table-cell table:formula="of:=[.C1251]/([.D1251]-[.D1250])" office:value-type="float" office:value="79766.6997215241" calcext:value-type="float">
            <text:p>79766.699721524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56447400.72907" calcext:value-type="float">
            <text:p>1456447400.72907</text:p>
          </table:table-cell>
          <table:table-cell office:value-type="float" office:value="1120" calcext:value-type="float">
            <text:p>1120</text:p>
          </table:table-cell>
          <table:table-cell table:formula="of:=[.B1252]-[.B$2]" office:value-type="float" office:value="40.6559319496155" calcext:value-type="float">
            <text:p>40.6559319496</text:p>
          </table:table-cell>
          <table:table-cell table:formula="of:=[.C1252]/([.D1252]-[.D1251])" office:value-type="float" office:value="78585.7517105241" calcext:value-type="float">
            <text:p>78585.751710524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56447400.74324" calcext:value-type="float">
            <text:p>1456447400.74324</text:p>
          </table:table-cell>
          <table:table-cell office:value-type="float" office:value="1120" calcext:value-type="float">
            <text:p>1120</text:p>
          </table:table-cell>
          <table:table-cell table:formula="of:=[.B1253]-[.B$2]" office:value-type="float" office:value="40.6701078414917" calcext:value-type="float">
            <text:p>40.6701078415</text:p>
          </table:table-cell>
          <table:table-cell table:formula="of:=[.C1253]/([.D1253]-[.D1252])" office:value-type="float" office:value="79007.374617377" calcext:value-type="float">
            <text:p>79007.37461737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56447400.75723" calcext:value-type="float">
            <text:p>1456447400.75723</text:p>
          </table:table-cell>
          <table:table-cell office:value-type="float" office:value="1120" calcext:value-type="float">
            <text:p>1120</text:p>
          </table:table-cell>
          <table:table-cell table:formula="of:=[.B1254]-[.B$2]" office:value-type="float" office:value="40.6840951442719" calcext:value-type="float">
            <text:p>40.6840951443</text:p>
          </table:table-cell>
          <table:table-cell table:formula="of:=[.C1254]/([.D1254]-[.D1253])" office:value-type="float" office:value="80072.6214055602" calcext:value-type="float">
            <text:p>80072.621405560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56447400.76315" calcext:value-type="float">
            <text:p>1456447400.76315</text:p>
          </table:table-cell>
          <table:table-cell office:value-type="float" office:value="1120" calcext:value-type="float">
            <text:p>1120</text:p>
          </table:table-cell>
          <table:table-cell table:formula="of:=[.B1255]-[.B$2]" office:value-type="float" office:value="40.6900169849396" calcext:value-type="float">
            <text:p>40.6900169849</text:p>
          </table:table-cell>
          <table:table-cell table:formula="of:=[.C1255]/([.D1255]-[.D1254])" office:value-type="float" office:value="189130.384088896" calcext:value-type="float">
            <text:p>189130.3840888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56447400.77623" calcext:value-type="float">
            <text:p>1456447400.77623</text:p>
          </table:table-cell>
          <table:table-cell office:value-type="float" office:value="1120" calcext:value-type="float">
            <text:p>1120</text:p>
          </table:table-cell>
          <table:table-cell table:formula="of:=[.B1256]-[.B$2]" office:value-type="float" office:value="40.703093290329" calcext:value-type="float">
            <text:p>40.7030932903</text:p>
          </table:table-cell>
          <table:table-cell table:formula="of:=[.C1256]/([.D1256]-[.D1255])" office:value-type="float" office:value="85651.1045472778" calcext:value-type="float">
            <text:p>85651.104547277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56447400.79014" calcext:value-type="float">
            <text:p>1456447400.79014</text:p>
          </table:table-cell>
          <table:table-cell office:value-type="float" office:value="1120" calcext:value-type="float">
            <text:p>1120</text:p>
          </table:table-cell>
          <table:table-cell table:formula="of:=[.B1257]-[.B$2]" office:value-type="float" office:value="40.7170069217682" calcext:value-type="float">
            <text:p>40.7170069218</text:p>
          </table:table-cell>
          <table:table-cell table:formula="of:=[.C1257]/([.D1257]-[.D1256])" office:value-type="float" office:value="80496.5982384592" calcext:value-type="float">
            <text:p>80496.598238459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56447400.81415" calcext:value-type="float">
            <text:p>1456447400.81415</text:p>
          </table:table-cell>
          <table:table-cell office:value-type="float" office:value="1120" calcext:value-type="float">
            <text:p>1120</text:p>
          </table:table-cell>
          <table:table-cell table:formula="of:=[.B1258]-[.B$2]" office:value-type="float" office:value="40.7410168647766" calcext:value-type="float">
            <text:p>40.7410168648</text:p>
          </table:table-cell>
          <table:table-cell table:formula="of:=[.C1258]/([.D1258]-[.D1257])" office:value-type="float" office:value="46647.3410456283" calcext:value-type="float">
            <text:p>46647.341045628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56447400.82817" calcext:value-type="float">
            <text:p>1456447400.82817</text:p>
          </table:table-cell>
          <table:table-cell office:value-type="float" office:value="1120" calcext:value-type="float">
            <text:p>1120</text:p>
          </table:table-cell>
          <table:table-cell table:formula="of:=[.B1259]-[.B$2]" office:value-type="float" office:value="40.7550325393677" calcext:value-type="float">
            <text:p>40.7550325394</text:p>
          </table:table-cell>
          <table:table-cell table:formula="of:=[.C1259]/([.D1259]-[.D1258])" office:value-type="float" office:value="79910.5310788283" calcext:value-type="float">
            <text:p>79910.531078828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56447400.84228" calcext:value-type="float">
            <text:p>1456447400.84228</text:p>
          </table:table-cell>
          <table:table-cell office:value-type="float" office:value="1120" calcext:value-type="float">
            <text:p>1120</text:p>
          </table:table-cell>
          <table:table-cell table:formula="of:=[.B1260]-[.B$2]" office:value-type="float" office:value="40.7691433429718" calcext:value-type="float">
            <text:p>40.769143343</text:p>
          </table:table-cell>
          <table:table-cell table:formula="of:=[.C1260]/([.D1260]-[.D1259])" office:value-type="float" office:value="79371.808397398" calcext:value-type="float">
            <text:p>79371.80839739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56447400.8567" calcext:value-type="float">
            <text:p>1456447400.8567</text:p>
          </table:table-cell>
          <table:table-cell office:value-type="float" office:value="1120" calcext:value-type="float">
            <text:p>1120</text:p>
          </table:table-cell>
          <table:table-cell table:formula="of:=[.B1261]-[.B$2]" office:value-type="float" office:value="40.7835688591003" calcext:value-type="float">
            <text:p>40.7835688591</text:p>
          </table:table-cell>
          <table:table-cell table:formula="of:=[.C1261]/([.D1261]-[.D1260])" office:value-type="float" office:value="77640.2029584332" calcext:value-type="float">
            <text:p>77640.202958433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56447400.87071" calcext:value-type="float">
            <text:p>1456447400.87071</text:p>
          </table:table-cell>
          <table:table-cell office:value-type="float" office:value="1120" calcext:value-type="float">
            <text:p>1120</text:p>
          </table:table-cell>
          <table:table-cell table:formula="of:=[.B1262]-[.B$2]" office:value-type="float" office:value="40.7975800037384" calcext:value-type="float">
            <text:p>40.7975800037</text:p>
          </table:table-cell>
          <table:table-cell table:formula="of:=[.C1262]/([.D1262]-[.D1261])" office:value-type="float" office:value="79936.3670086954" calcext:value-type="float">
            <text:p>79936.367008695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56447400.87558" calcext:value-type="float">
            <text:p>1456447400.87558</text:p>
          </table:table-cell>
          <table:table-cell office:value-type="float" office:value="1120" calcext:value-type="float">
            <text:p>1120</text:p>
          </table:table-cell>
          <table:table-cell table:formula="of:=[.B1263]-[.B$2]" office:value-type="float" office:value="40.8024468421936" calcext:value-type="float">
            <text:p>40.8024468422</text:p>
          </table:table-cell>
          <table:table-cell table:formula="of:=[.C1263]/([.D1263]-[.D1262])" office:value-type="float" office:value="230128.862979474" calcext:value-type="float">
            <text:p>230128.86297947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56447400.88901" calcext:value-type="float">
            <text:p>1456447400.88901</text:p>
          </table:table-cell>
          <table:table-cell office:value-type="float" office:value="1120" calcext:value-type="float">
            <text:p>1120</text:p>
          </table:table-cell>
          <table:table-cell table:formula="of:=[.B1264]-[.B$2]" office:value-type="float" office:value="40.8158740997314" calcext:value-type="float">
            <text:p>40.8158740997</text:p>
          </table:table-cell>
          <table:table-cell table:formula="of:=[.C1264]/([.D1264]-[.D1263])" office:value-type="float" office:value="83412.4166341134" calcext:value-type="float">
            <text:p>83412.416634113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56447400.90313" calcext:value-type="float">
            <text:p>1456447400.90313</text:p>
          </table:table-cell>
          <table:table-cell office:value-type="float" office:value="1120" calcext:value-type="float">
            <text:p>1120</text:p>
          </table:table-cell>
          <table:table-cell table:formula="of:=[.B1265]-[.B$2]" office:value-type="float" office:value="40.8299946784973" calcext:value-type="float">
            <text:p>40.8299946785</text:p>
          </table:table-cell>
          <table:table-cell table:formula="of:=[.C1265]/([.D1265]-[.D1264])" office:value-type="float" office:value="79316.8621889035" calcext:value-type="float">
            <text:p>79316.862188903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56447400.9274" calcext:value-type="float">
            <text:p>1456447400.9274</text:p>
          </table:table-cell>
          <table:table-cell office:value-type="float" office:value="1120" calcext:value-type="float">
            <text:p>1120</text:p>
          </table:table-cell>
          <table:table-cell table:formula="of:=[.B1266]-[.B$2]" office:value-type="float" office:value="40.8542697429657" calcext:value-type="float">
            <text:p>40.854269743</text:p>
          </table:table-cell>
          <table:table-cell table:formula="of:=[.C1266]/([.D1266]-[.D1265])" office:value-type="float" office:value="46137.8795289588" calcext:value-type="float">
            <text:p>46137.879528958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6447400.94166" calcext:value-type="float">
            <text:p>1456447400.94166</text:p>
          </table:table-cell>
          <table:table-cell office:value-type="float" office:value="1120" calcext:value-type="float">
            <text:p>1120</text:p>
          </table:table-cell>
          <table:table-cell table:formula="of:=[.B1267]-[.B$2]" office:value-type="float" office:value="40.8685216903687" calcext:value-type="float">
            <text:p>40.8685216904</text:p>
          </table:table-cell>
          <table:table-cell table:formula="of:=[.C1267]/([.D1267]-[.D1266])" office:value-type="float" office:value="78585.7517105241" calcext:value-type="float">
            <text:p>78585.751710524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6447400.95579" calcext:value-type="float">
            <text:p>1456447400.95579</text:p>
          </table:table-cell>
          <table:table-cell office:value-type="float" office:value="1120" calcext:value-type="float">
            <text:p>1120</text:p>
          </table:table-cell>
          <table:table-cell table:formula="of:=[.B1268]-[.B$2]" office:value-type="float" office:value="40.8826580047607" calcext:value-type="float">
            <text:p>40.8826580048</text:p>
          </table:table-cell>
          <table:table-cell table:formula="of:=[.C1268]/([.D1268]-[.D1267])" office:value-type="float" office:value="79228.5718140727" calcext:value-type="float">
            <text:p>79228.571814072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6447400.96985" calcext:value-type="float">
            <text:p>1456447400.96985</text:p>
          </table:table-cell>
          <table:table-cell office:value-type="float" office:value="1120" calcext:value-type="float">
            <text:p>1120</text:p>
          </table:table-cell>
          <table:table-cell table:formula="of:=[.B1269]-[.B$2]" office:value-type="float" office:value="40.8967173099518" calcext:value-type="float">
            <text:p>40.89671731</text:p>
          </table:table-cell>
          <table:table-cell table:formula="of:=[.C1269]/([.D1269]-[.D1268])" office:value-type="float" office:value="79662.5426919229" calcext:value-type="float">
            <text:p>79662.542691922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6447400.98409" calcext:value-type="float">
            <text:p>1456447400.98409</text:p>
          </table:table-cell>
          <table:table-cell office:value-type="float" office:value="1120" calcext:value-type="float">
            <text:p>1120</text:p>
          </table:table-cell>
          <table:table-cell table:formula="of:=[.B1270]-[.B$2]" office:value-type="float" office:value="40.910952091217" calcext:value-type="float">
            <text:p>40.9109520912</text:p>
          </table:table-cell>
          <table:table-cell table:formula="of:=[.C1270]/([.D1270]-[.D1269])" office:value-type="float" office:value="78680.5205594171" calcext:value-type="float">
            <text:p>78680.520559417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56447400.99821" calcext:value-type="float">
            <text:p>1456447400.99821</text:p>
          </table:table-cell>
          <table:table-cell office:value-type="float" office:value="1120" calcext:value-type="float">
            <text:p>1120</text:p>
          </table:table-cell>
          <table:table-cell table:formula="of:=[.B1271]-[.B$2]" office:value-type="float" office:value="40.9250764846802" calcext:value-type="float">
            <text:p>40.9250764847</text:p>
          </table:table-cell>
          <table:table-cell table:formula="of:=[.C1271]/([.D1271]-[.D1270])" office:value-type="float" office:value="79295.4403970156" calcext:value-type="float">
            <text:p>79295.440397015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56447401.00305" calcext:value-type="float">
            <text:p>1456447401.00305</text:p>
          </table:table-cell>
          <table:table-cell office:value-type="float" office:value="1120" calcext:value-type="float">
            <text:p>1120</text:p>
          </table:table-cell>
          <table:table-cell table:formula="of:=[.B1272]-[.B$2]" office:value-type="float" office:value="40.9299170970917" calcext:value-type="float">
            <text:p>40.9299170971</text:p>
          </table:table-cell>
          <table:table-cell table:formula="of:=[.C1272]/([.D1272]-[.D1271])" office:value-type="float" office:value="231375.682411466" calcext:value-type="float">
            <text:p>231375.68241146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56447401.01643" calcext:value-type="float">
            <text:p>1456447401.01643</text:p>
          </table:table-cell>
          <table:table-cell office:value-type="float" office:value="1120" calcext:value-type="float">
            <text:p>1120</text:p>
          </table:table-cell>
          <table:table-cell table:formula="of:=[.B1273]-[.B$2]" office:value-type="float" office:value="40.9432945251465" calcext:value-type="float">
            <text:p>40.9432945251</text:p>
          </table:table-cell>
          <table:table-cell table:formula="of:=[.C1273]/([.D1273]-[.D1272])" office:value-type="float" office:value="83723.118929227" calcext:value-type="float">
            <text:p>83723.11892922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56447401.04334" calcext:value-type="float">
            <text:p>1456447401.04334</text:p>
          </table:table-cell>
          <table:table-cell office:value-type="float" office:value="1120" calcext:value-type="float">
            <text:p>1120</text:p>
          </table:table-cell>
          <table:table-cell table:formula="of:=[.B1274]-[.B$2]" office:value-type="float" office:value="40.9702081680298" calcext:value-type="float">
            <text:p>40.970208168</text:p>
          </table:table-cell>
          <table:table-cell table:formula="of:=[.C1274]/([.D1274]-[.D1273])" office:value-type="float" office:value="41614.5820488289" calcext:value-type="float">
            <text:p>41614.582048828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56447401.04807" calcext:value-type="float">
            <text:p>1456447401.04807</text:p>
          </table:table-cell>
          <table:table-cell office:value-type="float" office:value="1120" calcext:value-type="float">
            <text:p>1120</text:p>
          </table:table-cell>
          <table:table-cell table:formula="of:=[.B1275]-[.B$2]" office:value-type="float" office:value="40.9749374389648" calcext:value-type="float">
            <text:p>40.974937439</text:p>
          </table:table-cell>
          <table:table-cell table:formula="of:=[.C1275]/([.D1275]-[.D1274])" office:value-type="float" office:value="236822.972373462" calcext:value-type="float">
            <text:p>236822.97237346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56447401.05878" calcext:value-type="float">
            <text:p>1456447401.05878</text:p>
          </table:table-cell>
          <table:table-cell office:value-type="float" office:value="1120" calcext:value-type="float">
            <text:p>1120</text:p>
          </table:table-cell>
          <table:table-cell table:formula="of:=[.B1276]-[.B$2]" office:value-type="float" office:value="40.9856474399567" calcext:value-type="float">
            <text:p>40.98564744</text:p>
          </table:table-cell>
          <table:table-cell table:formula="of:=[.C1276]/([.D1276]-[.D1275])" office:value-type="float" office:value="104575.153714298" calcext:value-type="float">
            <text:p>104575.15371429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56447401.08293" calcext:value-type="float">
            <text:p>1456447401.08293</text:p>
          </table:table-cell>
          <table:table-cell office:value-type="float" office:value="1120" calcext:value-type="float">
            <text:p>1120</text:p>
          </table:table-cell>
          <table:table-cell table:formula="of:=[.B1277]-[.B$2]" office:value-type="float" office:value="41.0097999572754" calcext:value-type="float">
            <text:p>41.0097999573</text:p>
          </table:table-cell>
          <table:table-cell table:formula="of:=[.C1277]/([.D1277]-[.D1276])" office:value-type="float" office:value="46371.9779276033" calcext:value-type="float">
            <text:p>46371.977927603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56447401.09626" calcext:value-type="float">
            <text:p>1456447401.09626</text:p>
          </table:table-cell>
          <table:table-cell office:value-type="float" office:value="1120" calcext:value-type="float">
            <text:p>1120</text:p>
          </table:table-cell>
          <table:table-cell table:formula="of:=[.B1278]-[.B$2]" office:value-type="float" office:value="41.0231266021729" calcext:value-type="float">
            <text:p>41.0231266022</text:p>
          </table:table-cell>
          <table:table-cell table:formula="of:=[.C1278]/([.D1278]-[.D1277])" office:value-type="float" office:value="84042.1582939745" calcext:value-type="float">
            <text:p>84042.158293974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56447401.10954" calcext:value-type="float">
            <text:p>1456447401.10954</text:p>
          </table:table-cell>
          <table:table-cell office:value-type="float" office:value="1120" calcext:value-type="float">
            <text:p>1120</text:p>
          </table:table-cell>
          <table:table-cell table:formula="of:=[.B1279]-[.B$2]" office:value-type="float" office:value="41.0364046096802" calcext:value-type="float">
            <text:p>41.0364046097</text:p>
          </table:table-cell>
          <table:table-cell table:formula="of:=[.C1279]/([.D1279]-[.D1278])" office:value-type="float" office:value="84350.0050276521" calcext:value-type="float">
            <text:p>84350.00502765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56447401.12282" calcext:value-type="float">
            <text:p>1456447401.12282</text:p>
          </table:table-cell>
          <table:table-cell office:value-type="float" office:value="1120" calcext:value-type="float">
            <text:p>1120</text:p>
          </table:table-cell>
          <table:table-cell table:formula="of:=[.B1280]-[.B$2]" office:value-type="float" office:value="41.0496890544891" calcext:value-type="float">
            <text:p>41.0496890545</text:p>
          </table:table-cell>
          <table:table-cell table:formula="of:=[.C1280]/([.D1280]-[.D1279])" office:value-type="float" office:value="84309.13117608" calcext:value-type="float">
            <text:p>84309.1311760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6447401.13622" calcext:value-type="float">
            <text:p>1456447401.13622</text:p>
          </table:table-cell>
          <table:table-cell office:value-type="float" office:value="1120" calcext:value-type="float">
            <text:p>1120</text:p>
          </table:table-cell>
          <table:table-cell table:formula="of:=[.B1281]-[.B$2]" office:value-type="float" office:value="41.063090801239" calcext:value-type="float">
            <text:p>41.0630908012</text:p>
          </table:table-cell>
          <table:table-cell table:formula="of:=[.C1281]/([.D1281]-[.D1280])" office:value-type="float" office:value="83571.1956734447" calcext:value-type="float">
            <text:p>83571.195673444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6447401.14974" calcext:value-type="float">
            <text:p>1456447401.14974</text:p>
          </table:table-cell>
          <table:table-cell office:value-type="float" office:value="1120" calcext:value-type="float">
            <text:p>1120</text:p>
          </table:table-cell>
          <table:table-cell table:formula="of:=[.B1282]-[.B$2]" office:value-type="float" office:value="41.0766100883484" calcext:value-type="float">
            <text:p>41.0766100883</text:p>
          </table:table-cell>
          <table:table-cell table:formula="of:=[.C1282]/([.D1282]-[.D1281])" office:value-type="float" office:value="82844.60496614" calcext:value-type="float">
            <text:p>82844.6049661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6447401.16302" calcext:value-type="float">
            <text:p>1456447401.16302</text:p>
          </table:table-cell>
          <table:table-cell office:value-type="float" office:value="1120" calcext:value-type="float">
            <text:p>1120</text:p>
          </table:table-cell>
          <table:table-cell table:formula="of:=[.B1283]-[.B$2]" office:value-type="float" office:value="41.0898871421814" calcext:value-type="float">
            <text:p>41.0898871422</text:p>
          </table:table-cell>
          <table:table-cell table:formula="of:=[.C1283]/([.D1283]-[.D1282])" office:value-type="float" office:value="84356.0637839391" calcext:value-type="float">
            <text:p>84356.063783939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447401.17653" calcext:value-type="float">
            <text:p>1456447401.17653</text:p>
          </table:table-cell>
          <table:table-cell office:value-type="float" office:value="1120" calcext:value-type="float">
            <text:p>1120</text:p>
          </table:table-cell>
          <table:table-cell table:formula="of:=[.B1284]-[.B$2]" office:value-type="float" office:value="41.1033940315247" calcext:value-type="float">
            <text:p>41.1033940315</text:p>
          </table:table-cell>
          <table:table-cell table:formula="of:=[.C1284]/([.D1284]-[.D1283])" office:value-type="float" office:value="82920.6467556309" calcext:value-type="float">
            <text:p>82920.646755630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6447401.19022" calcext:value-type="float">
            <text:p>1456447401.19022</text:p>
          </table:table-cell>
          <table:table-cell office:value-type="float" office:value="1120" calcext:value-type="float">
            <text:p>1120</text:p>
          </table:table-cell>
          <table:table-cell table:formula="of:=[.B1285]-[.B$2]" office:value-type="float" office:value="41.1170825958252" calcext:value-type="float">
            <text:p>41.1170825958</text:p>
          </table:table-cell>
          <table:table-cell table:formula="of:=[.C1285]/([.D1285]-[.D1284])" office:value-type="float" office:value="81820.1219214826" calcext:value-type="float">
            <text:p>81820.121921482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56447401.20335" calcext:value-type="float">
            <text:p>1456447401.20335</text:p>
          </table:table-cell>
          <table:table-cell office:value-type="float" office:value="1120" calcext:value-type="float">
            <text:p>1120</text:p>
          </table:table-cell>
          <table:table-cell table:formula="of:=[.B1286]-[.B$2]" office:value-type="float" office:value="41.1302211284638" calcext:value-type="float">
            <text:p>41.1302211285</text:p>
          </table:table-cell>
          <table:table-cell table:formula="of:=[.C1286]/([.D1286]-[.D1285])" office:value-type="float" office:value="85245.4403251856" calcext:value-type="float">
            <text:p>85245.440325185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56447401.21659" calcext:value-type="float">
            <text:p>1456447401.21659</text:p>
          </table:table-cell>
          <table:table-cell office:value-type="float" office:value="1120" calcext:value-type="float">
            <text:p>1120</text:p>
          </table:table-cell>
          <table:table-cell table:formula="of:=[.B1287]-[.B$2]" office:value-type="float" office:value="41.1434557437897" calcext:value-type="float">
            <text:p>41.1434557438</text:p>
          </table:table-cell>
          <table:table-cell table:formula="of:=[.C1287]/([.D1287]-[.D1286])" office:value-type="float" office:value="84626.5624211854" calcext:value-type="float">
            <text:p>84626.562421185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56447401.22993" calcext:value-type="float">
            <text:p>1456447401.22993</text:p>
          </table:table-cell>
          <table:table-cell office:value-type="float" office:value="1120" calcext:value-type="float">
            <text:p>1120</text:p>
          </table:table-cell>
          <table:table-cell table:formula="of:=[.B1288]-[.B$2]" office:value-type="float" office:value="41.1567924022675" calcext:value-type="float">
            <text:p>41.1567924023</text:p>
          </table:table-cell>
          <table:table-cell table:formula="of:=[.C1288]/([.D1288]-[.D1287])" office:value-type="float" office:value="83979.0568129" calcext:value-type="float">
            <text:p>83979.056812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56447401.24316" calcext:value-type="float">
            <text:p>1456447401.24316</text:p>
          </table:table-cell>
          <table:table-cell office:value-type="float" office:value="1120" calcext:value-type="float">
            <text:p>1120</text:p>
          </table:table-cell>
          <table:table-cell table:formula="of:=[.B1289]-[.B$2]" office:value-type="float" office:value="41.1700224876404" calcext:value-type="float">
            <text:p>41.1700224876</text:p>
          </table:table-cell>
          <table:table-cell table:formula="of:=[.C1289]/([.D1289]-[.D1288])" office:value-type="float" office:value="84655.5383755925" calcext:value-type="float">
            <text:p>84655.538375592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56447401.25654" calcext:value-type="float">
            <text:p>1456447401.25654</text:p>
          </table:table-cell>
          <table:table-cell office:value-type="float" office:value="1120" calcext:value-type="float">
            <text:p>1120</text:p>
          </table:table-cell>
          <table:table-cell table:formula="of:=[.B1290]-[.B$2]" office:value-type="float" office:value="41.1834106445312" calcext:value-type="float">
            <text:p>41.1834106445</text:p>
          </table:table-cell>
          <table:table-cell table:formula="of:=[.C1290]/([.D1290]-[.D1289])" office:value-type="float" office:value="83656.0259286961" calcext:value-type="float">
            <text:p>83656.025928696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56447401.26989" calcext:value-type="float">
            <text:p>1456447401.26989</text:p>
          </table:table-cell>
          <table:table-cell office:value-type="float" office:value="1120" calcext:value-type="float">
            <text:p>1120</text:p>
          </table:table-cell>
          <table:table-cell table:formula="of:=[.B1291]-[.B$2]" office:value-type="float" office:value="41.1967532634735" calcext:value-type="float">
            <text:p>41.1967532635</text:p>
          </table:table-cell>
          <table:table-cell table:formula="of:=[.C1291]/([.D1291]-[.D1290])" office:value-type="float" office:value="83941.5413755517" calcext:value-type="float">
            <text:p>83941.541375551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56447401.28312" calcext:value-type="float">
            <text:p>1456447401.28312</text:p>
          </table:table-cell>
          <table:table-cell office:value-type="float" office:value="1120" calcext:value-type="float">
            <text:p>1120</text:p>
          </table:table-cell>
          <table:table-cell table:formula="of:=[.B1292]-[.B$2]" office:value-type="float" office:value="41.2099847793579" calcext:value-type="float">
            <text:p>41.2099847794</text:p>
          </table:table-cell>
          <table:table-cell table:formula="of:=[.C1292]/([.D1292]-[.D1291])" office:value-type="float" office:value="84646.385930771" calcext:value-type="float">
            <text:p>84646.38593077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56447401.29659" calcext:value-type="float">
            <text:p>1456447401.29659</text:p>
          </table:table-cell>
          <table:table-cell office:value-type="float" office:value="1120" calcext:value-type="float">
            <text:p>1120</text:p>
          </table:table-cell>
          <table:table-cell table:formula="of:=[.B1293]-[.B$2]" office:value-type="float" office:value="41.2234568595886" calcext:value-type="float">
            <text:p>41.2234568596</text:p>
          </table:table-cell>
          <table:table-cell table:formula="of:=[.C1293]/([.D1293]-[.D1292])" office:value-type="float" office:value="83134.8968251159" calcext:value-type="float">
            <text:p>83134.8968251159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56447401.30996" calcext:value-type="float">
            <text:p>1456447401.30996</text:p>
          </table:table-cell>
          <table:table-cell office:value-type="float" office:value="1120" calcext:value-type="float">
            <text:p>1120</text:p>
          </table:table-cell>
          <table:table-cell table:formula="of:=[.B1294]-[.B$2]" office:value-type="float" office:value="41.2368211746216" calcext:value-type="float">
            <text:p>41.2368211746</text:p>
          </table:table-cell>
          <table:table-cell table:formula="of:=[.C1294]/([.D1294]-[.D1293])" office:value-type="float" office:value="83805.2677775003" calcext:value-type="float">
            <text:p>83805.267777500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56447401.32325" calcext:value-type="float">
            <text:p>1456447401.32325</text:p>
          </table:table-cell>
          <table:table-cell office:value-type="float" office:value="1120" calcext:value-type="float">
            <text:p>1120</text:p>
          </table:table-cell>
          <table:table-cell table:formula="of:=[.B1295]-[.B$2]" office:value-type="float" office:value="41.2501151561737" calcext:value-type="float">
            <text:p>41.2501151562</text:p>
          </table:table-cell>
          <table:table-cell table:formula="of:=[.C1295]/([.D1295]-[.D1294])" office:value-type="float" office:value="84248.6500833946" calcext:value-type="float">
            <text:p>84248.650083394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56447401.3366" calcext:value-type="float">
            <text:p>1456447401.3366</text:p>
          </table:table-cell>
          <table:table-cell office:value-type="float" office:value="1120" calcext:value-type="float">
            <text:p>1120</text:p>
          </table:table-cell>
          <table:table-cell table:formula="of:=[.B1296]-[.B$2]" office:value-type="float" office:value="41.2634625434876" calcext:value-type="float">
            <text:p>41.2634625435</text:p>
          </table:table-cell>
          <table:table-cell table:formula="of:=[.C1296]/([.D1296]-[.D1295])" office:value-type="float" office:value="83911.5531500634" calcext:value-type="float">
            <text:p>83911.553150063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56447401.34998" calcext:value-type="float">
            <text:p>1456447401.34998</text:p>
          </table:table-cell>
          <table:table-cell office:value-type="float" office:value="1120" calcext:value-type="float">
            <text:p>1120</text:p>
          </table:table-cell>
          <table:table-cell table:formula="of:=[.B1297]-[.B$2]" office:value-type="float" office:value="41.2768476009369" calcext:value-type="float">
            <text:p>41.2768476009</text:p>
          </table:table-cell>
          <table:table-cell table:formula="of:=[.C1297]/([.D1297]-[.D1296])" office:value-type="float" office:value="83675.3973032187" calcext:value-type="float">
            <text:p>83675.397303218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56447401.36335" calcext:value-type="float">
            <text:p>1456447401.36335</text:p>
          </table:table-cell>
          <table:table-cell office:value-type="float" office:value="1120" calcext:value-type="float">
            <text:p>1120</text:p>
          </table:table-cell>
          <table:table-cell table:formula="of:=[.B1298]-[.B$2]" office:value-type="float" office:value="41.2902121543884" calcext:value-type="float">
            <text:p>41.2902121544</text:p>
          </table:table-cell>
          <table:table-cell table:formula="of:=[.C1298]/([.D1298]-[.D1297])" office:value-type="float" office:value="83803.7727232183" calcext:value-type="float">
            <text:p>83803.772723218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56447401.37667" calcext:value-type="float">
            <text:p>1456447401.37667</text:p>
          </table:table-cell>
          <table:table-cell office:value-type="float" office:value="1120" calcext:value-type="float">
            <text:p>1120</text:p>
          </table:table-cell>
          <table:table-cell table:formula="of:=[.B1299]-[.B$2]" office:value-type="float" office:value="41.3035347461701" calcext:value-type="float">
            <text:p>41.3035347462</text:p>
          </table:table-cell>
          <table:table-cell table:formula="of:=[.C1299]/([.D1299]-[.D1298])" office:value-type="float" office:value="84067.7263372645" calcext:value-type="float">
            <text:p>84067.726337264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56447401.38991" calcext:value-type="float">
            <text:p>1456447401.38991</text:p>
          </table:table-cell>
          <table:table-cell office:value-type="float" office:value="1120" calcext:value-type="float">
            <text:p>1120</text:p>
          </table:table-cell>
          <table:table-cell table:formula="of:=[.B1300]-[.B$2]" office:value-type="float" office:value="41.3167788982391" calcext:value-type="float">
            <text:p>41.3167788982</text:p>
          </table:table-cell>
          <table:table-cell table:formula="of:=[.C1300]/([.D1300]-[.D1299])" office:value-type="float" office:value="84565.6252025203" calcext:value-type="float">
            <text:p>84565.625202520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56447401.40329" calcext:value-type="float">
            <text:p>1456447401.40329</text:p>
          </table:table-cell>
          <table:table-cell office:value-type="float" office:value="1120" calcext:value-type="float">
            <text:p>1120</text:p>
          </table:table-cell>
          <table:table-cell table:formula="of:=[.B1301]-[.B$2]" office:value-type="float" office:value="41.3301539421082" calcext:value-type="float">
            <text:p>41.3301539421</text:p>
          </table:table-cell>
          <table:table-cell table:formula="of:=[.C1301]/([.D1301]-[.D1300])" office:value-type="float" office:value="83738.0431023726" calcext:value-type="float">
            <text:p>83738.04310237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56447401.41651" calcext:value-type="float">
            <text:p>1456447401.41651</text:p>
          </table:table-cell>
          <table:table-cell office:value-type="float" office:value="1120" calcext:value-type="float">
            <text:p>1120</text:p>
          </table:table-cell>
          <table:table-cell table:formula="of:=[.B1302]-[.B$2]" office:value-type="float" office:value="41.3433787822723" calcext:value-type="float">
            <text:p>41.3433787823</text:p>
          </table:table-cell>
          <table:table-cell table:formula="of:=[.C1302]/([.D1302]-[.D1301])" office:value-type="float" office:value="84689.1142800483" calcext:value-type="float">
            <text:p>84689.114280048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56447401.42998" calcext:value-type="float">
            <text:p>1456447401.42998</text:p>
          </table:table-cell>
          <table:table-cell office:value-type="float" office:value="1120" calcext:value-type="float">
            <text:p>1120</text:p>
          </table:table-cell>
          <table:table-cell table:formula="of:=[.B1303]-[.B$2]" office:value-type="float" office:value="41.3568465709686" calcext:value-type="float">
            <text:p>41.356846571</text:p>
          </table:table-cell>
          <table:table-cell table:formula="of:=[.C1303]/([.D1303]-[.D1302])" office:value-type="float" office:value="83161.3879053958" calcext:value-type="float">
            <text:p>83161.387905395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56447401.44341" calcext:value-type="float">
            <text:p>1456447401.44341</text:p>
          </table:table-cell>
          <table:table-cell office:value-type="float" office:value="1120" calcext:value-type="float">
            <text:p>1120</text:p>
          </table:table-cell>
          <table:table-cell table:formula="of:=[.B1304]-[.B$2]" office:value-type="float" office:value="41.3702743053436" calcext:value-type="float">
            <text:p>41.3702743053</text:p>
          </table:table-cell>
          <table:table-cell table:formula="of:=[.C1304]/([.D1304]-[.D1303])" office:value-type="float" office:value="83409.4545454546" calcext:value-type="float">
            <text:p>83409.454545454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56447401.45666" calcext:value-type="float">
            <text:p>1456447401.45666</text:p>
          </table:table-cell>
          <table:table-cell office:value-type="float" office:value="1120" calcext:value-type="float">
            <text:p>1120</text:p>
          </table:table-cell>
          <table:table-cell table:formula="of:=[.B1305]-[.B$2]" office:value-type="float" office:value="41.3835234642029" calcext:value-type="float">
            <text:p>41.3835234642</text:p>
          </table:table-cell>
          <table:table-cell table:formula="of:=[.C1305]/([.D1305]-[.D1304])" office:value-type="float" office:value="84533.6682802181" calcext:value-type="float">
            <text:p>84533.668280218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56447401.46136" calcext:value-type="float">
            <text:p>1456447401.46136</text:p>
          </table:table-cell>
          <table:table-cell office:value-type="float" office:value="1120" calcext:value-type="float">
            <text:p>1120</text:p>
          </table:table-cell>
          <table:table-cell table:formula="of:=[.B1306]-[.B$2]" office:value-type="float" office:value="41.3882248401642" calcext:value-type="float">
            <text:p>41.3882248402</text:p>
          </table:table-cell>
          <table:table-cell table:formula="of:=[.C1306]/([.D1306]-[.D1305])" office:value-type="float" office:value="238228.129215477" calcext:value-type="float">
            <text:p>238228.12921547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6447401.47398" calcext:value-type="float">
            <text:p>1456447401.47398</text:p>
          </table:table-cell>
          <table:table-cell office:value-type="float" office:value="1120" calcext:value-type="float">
            <text:p>1120</text:p>
          </table:table-cell>
          <table:table-cell table:formula="of:=[.B1307]-[.B$2]" office:value-type="float" office:value="41.4008507728577" calcext:value-type="float">
            <text:p>41.4008507729</text:p>
          </table:table-cell>
          <table:table-cell table:formula="of:=[.C1307]/([.D1307]-[.D1306])" office:value-type="float" office:value="88706.3179560776" calcext:value-type="float">
            <text:p>88706.317956077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6447401.48724" calcext:value-type="float">
            <text:p>1456447401.48724</text:p>
          </table:table-cell>
          <table:table-cell office:value-type="float" office:value="1120" calcext:value-type="float">
            <text:p>1120</text:p>
          </table:table-cell>
          <table:table-cell table:formula="of:=[.B1308]-[.B$2]" office:value-type="float" office:value="41.4141111373901" calcext:value-type="float">
            <text:p>41.4141111374</text:p>
          </table:table-cell>
          <table:table-cell table:formula="of:=[.C1308]/([.D1308]-[.D1307])" office:value-type="float" office:value="84462.2330900068" calcext:value-type="float">
            <text:p>84462.233090006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56447401.50068" calcext:value-type="float">
            <text:p>1456447401.50068</text:p>
          </table:table-cell>
          <table:table-cell office:value-type="float" office:value="1120" calcext:value-type="float">
            <text:p>1120</text:p>
          </table:table-cell>
          <table:table-cell table:formula="of:=[.B1309]-[.B$2]" office:value-type="float" office:value="41.4275441169739" calcext:value-type="float">
            <text:p>41.427544117</text:p>
          </table:table-cell>
          <table:table-cell table:formula="of:=[.C1309]/([.D1309]-[.D1308])" office:value-type="float" office:value="83376.8854495758" calcext:value-type="float">
            <text:p>83376.885449575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6447401.51392" calcext:value-type="float">
            <text:p>1456447401.51392</text:p>
          </table:table-cell>
          <table:table-cell office:value-type="float" office:value="1120" calcext:value-type="float">
            <text:p>1120</text:p>
          </table:table-cell>
          <table:table-cell table:formula="of:=[.B1310]-[.B$2]" office:value-type="float" office:value="41.4407892227173" calcext:value-type="float">
            <text:p>41.4407892227</text:p>
          </table:table-cell>
          <table:table-cell table:formula="of:=[.C1310]/([.D1310]-[.D1309])" office:value-type="float" office:value="84559.5363070166" calcext:value-type="float">
            <text:p>84559.536307016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56447401.52711" calcext:value-type="float">
            <text:p>1456447401.52711</text:p>
          </table:table-cell>
          <table:table-cell office:value-type="float" office:value="1120" calcext:value-type="float">
            <text:p>1120</text:p>
          </table:table-cell>
          <table:table-cell table:formula="of:=[.B1311]-[.B$2]" office:value-type="float" office:value="41.4539766311646" calcext:value-type="float">
            <text:p>41.4539766312</text:p>
          </table:table-cell>
          <table:table-cell table:formula="of:=[.C1311]/([.D1311]-[.D1310])" office:value-type="float" office:value="84929.4995660978" calcext:value-type="float">
            <text:p>84929.49956609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56447401.54038" calcext:value-type="float">
            <text:p>1456447401.54038</text:p>
          </table:table-cell>
          <table:table-cell office:value-type="float" office:value="1120" calcext:value-type="float">
            <text:p>1120</text:p>
          </table:table-cell>
          <table:table-cell table:formula="of:=[.B1312]-[.B$2]" office:value-type="float" office:value="41.467248916626" calcext:value-type="float">
            <text:p>41.4672489166</text:p>
          </table:table-cell>
          <table:table-cell table:formula="of:=[.C1312]/([.D1312]-[.D1311])" office:value-type="float" office:value="84386.3706258533" calcext:value-type="float">
            <text:p>84386.370625853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6447401.55368" calcext:value-type="float">
            <text:p>1456447401.55368</text:p>
          </table:table-cell>
          <table:table-cell office:value-type="float" office:value="1120" calcext:value-type="float">
            <text:p>1120</text:p>
          </table:table-cell>
          <table:table-cell table:formula="of:=[.B1313]-[.B$2]" office:value-type="float" office:value="41.4805490970612" calcext:value-type="float">
            <text:p>41.4805490971</text:p>
          </table:table-cell>
          <table:table-cell table:formula="of:=[.C1313]/([.D1313]-[.D1312])" office:value-type="float" office:value="84209.3838845568" calcext:value-type="float">
            <text:p>84209.383884556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56447401.56696" calcext:value-type="float">
            <text:p>1456447401.56696</text:p>
          </table:table-cell>
          <table:table-cell office:value-type="float" office:value="1120" calcext:value-type="float">
            <text:p>1120</text:p>
          </table:table-cell>
          <table:table-cell table:formula="of:=[.B1314]-[.B$2]" office:value-type="float" office:value="41.4938223361969" calcext:value-type="float">
            <text:p>41.4938223362</text:p>
          </table:table-cell>
          <table:table-cell table:formula="of:=[.C1314]/([.D1314]-[.D1313])" office:value-type="float" office:value="84380.3075154476" calcext:value-type="float">
            <text:p>84380.307515447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56447401.58027" calcext:value-type="float">
            <text:p>1456447401.58027</text:p>
          </table:table-cell>
          <table:table-cell office:value-type="float" office:value="1120" calcext:value-type="float">
            <text:p>1120</text:p>
          </table:table-cell>
          <table:table-cell table:formula="of:=[.B1315]-[.B$2]" office:value-type="float" office:value="41.5071358680725" calcext:value-type="float">
            <text:p>41.5071358681</text:p>
          </table:table-cell>
          <table:table-cell table:formula="of:=[.C1315]/([.D1315]-[.D1314])" office:value-type="float" office:value="84124.934725381" calcext:value-type="float">
            <text:p>84124.93472538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56447401.59362" calcext:value-type="float">
            <text:p>1456447401.59362</text:p>
          </table:table-cell>
          <table:table-cell office:value-type="float" office:value="1120" calcext:value-type="float">
            <text:p>1120</text:p>
          </table:table-cell>
          <table:table-cell table:formula="of:=[.B1316]-[.B$2]" office:value-type="float" office:value="41.5204830169678" calcext:value-type="float">
            <text:p>41.520483017</text:p>
          </table:table-cell>
          <table:table-cell table:formula="of:=[.C1316]/([.D1316]-[.D1315])" office:value-type="float" office:value="83913.0520524454" calcext:value-type="float">
            <text:p>83913.052052445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56447401.6076" calcext:value-type="float">
            <text:p>1456447401.6076</text:p>
          </table:table-cell>
          <table:table-cell office:value-type="float" office:value="1120" calcext:value-type="float">
            <text:p>1120</text:p>
          </table:table-cell>
          <table:table-cell table:formula="of:=[.B1317]-[.B$2]" office:value-type="float" office:value="41.5344622135162" calcext:value-type="float">
            <text:p>41.5344622135</text:p>
          </table:table-cell>
          <table:table-cell table:formula="of:=[.C1317]/([.D1317]-[.D1316])" office:value-type="float" office:value="80119.0537751778" calcext:value-type="float">
            <text:p>80119.053775177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56447401.62042" calcext:value-type="float">
            <text:p>1456447401.62042</text:p>
          </table:table-cell>
          <table:table-cell office:value-type="float" office:value="1120" calcext:value-type="float">
            <text:p>1120</text:p>
          </table:table-cell>
          <table:table-cell table:formula="of:=[.B1318]-[.B$2]" office:value-type="float" office:value="41.5472869873047" calcext:value-type="float">
            <text:p>41.5472869873</text:p>
          </table:table-cell>
          <table:table-cell table:formula="of:=[.C1318]/([.D1318]-[.D1317])" office:value-type="float" office:value="87330.975070179" calcext:value-type="float">
            <text:p>87330.97507017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56447401.64363" calcext:value-type="float">
            <text:p>1456447401.64363</text:p>
          </table:table-cell>
          <table:table-cell office:value-type="float" office:value="1120" calcext:value-type="float">
            <text:p>1120</text:p>
          </table:table-cell>
          <table:table-cell table:formula="of:=[.B1319]-[.B$2]" office:value-type="float" office:value="41.5704979896545" calcext:value-type="float">
            <text:p>41.5704979897</text:p>
          </table:table-cell>
          <table:table-cell table:formula="of:=[.C1319]/([.D1319]-[.D1318])" office:value-type="float" office:value="48252.9786141299" calcext:value-type="float">
            <text:p>48252.978614129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56447401.65673" calcext:value-type="float">
            <text:p>1456447401.65673</text:p>
          </table:table-cell>
          <table:table-cell office:value-type="float" office:value="1120" calcext:value-type="float">
            <text:p>1120</text:p>
          </table:table-cell>
          <table:table-cell table:formula="of:=[.B1320]-[.B$2]" office:value-type="float" office:value="41.5835978984833" calcext:value-type="float">
            <text:p>41.5835978985</text:p>
          </table:table-cell>
          <table:table-cell table:formula="of:=[.C1320]/([.D1320]-[.D1319])" office:value-type="float" office:value="85496.7782327782" calcext:value-type="float">
            <text:p>85496.778232778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56447401.67011" calcext:value-type="float">
            <text:p>1456447401.67011</text:p>
          </table:table-cell>
          <table:table-cell office:value-type="float" office:value="1120" calcext:value-type="float">
            <text:p>1120</text:p>
          </table:table-cell>
          <table:table-cell table:formula="of:=[.B1321]-[.B$2]" office:value-type="float" office:value="41.5969798564911" calcext:value-type="float">
            <text:p>41.5969798565</text:p>
          </table:table-cell>
          <table:table-cell table:formula="of:=[.C1321]/([.D1321]-[.D1320])" office:value-type="float" office:value="83694.7776510832" calcext:value-type="float">
            <text:p>83694.77765108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56447401.68357" calcext:value-type="float">
            <text:p>1456447401.68357</text:p>
          </table:table-cell>
          <table:table-cell office:value-type="float" office:value="1120" calcext:value-type="float">
            <text:p>1120</text:p>
          </table:table-cell>
          <table:table-cell table:formula="of:=[.B1322]-[.B$2]" office:value-type="float" office:value="41.6104323863983" calcext:value-type="float">
            <text:p>41.6104323864</text:p>
          </table:table-cell>
          <table:table-cell table:formula="of:=[.C1322]/([.D1322]-[.D1321])" office:value-type="float" office:value="83255.7152984546" calcext:value-type="float">
            <text:p>83255.715298454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56447401.69697" calcext:value-type="float">
            <text:p>1456447401.69697</text:p>
          </table:table-cell>
          <table:table-cell office:value-type="float" office:value="1120" calcext:value-type="float">
            <text:p>1120</text:p>
          </table:table-cell>
          <table:table-cell table:formula="of:=[.B1323]-[.B$2]" office:value-type="float" office:value="41.6238391399384" calcext:value-type="float">
            <text:p>41.6238391399</text:p>
          </table:table-cell>
          <table:table-cell table:formula="of:=[.C1323]/([.D1323]-[.D1322])" office:value-type="float" office:value="83539.9857732252" calcext:value-type="float">
            <text:p>83539.985773225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56447401.7102" calcext:value-type="float">
            <text:p>1456447401.7102</text:p>
          </table:table-cell>
          <table:table-cell office:value-type="float" office:value="1120" calcext:value-type="float">
            <text:p>1120</text:p>
          </table:table-cell>
          <table:table-cell table:formula="of:=[.B1324]-[.B$2]" office:value-type="float" office:value="41.6370673179627" calcext:value-type="float">
            <text:p>41.637067318</text:p>
          </table:table-cell>
          <table:table-cell table:formula="of:=[.C1324]/([.D1324]-[.D1323])" office:value-type="float" office:value="84667.7447145973" calcext:value-type="float">
            <text:p>84667.744714597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56447401.7235" calcext:value-type="float">
            <text:p>1456447401.7235</text:p>
          </table:table-cell>
          <table:table-cell office:value-type="float" office:value="1120" calcext:value-type="float">
            <text:p>1120</text:p>
          </table:table-cell>
          <table:table-cell table:formula="of:=[.B1325]-[.B$2]" office:value-type="float" office:value="41.6503672599792" calcext:value-type="float">
            <text:p>41.65036726</text:p>
          </table:table-cell>
          <table:table-cell table:formula="of:=[.C1325]/([.D1325]-[.D1324])" office:value-type="float" office:value="84210.8934461494" calcext:value-type="float">
            <text:p>84210.893446149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6447401.73681" calcext:value-type="float">
            <text:p>1456447401.73681</text:p>
          </table:table-cell>
          <table:table-cell office:value-type="float" office:value="1120" calcext:value-type="float">
            <text:p>1120</text:p>
          </table:table-cell>
          <table:table-cell table:formula="of:=[.B1326]-[.B$2]" office:value-type="float" office:value="41.6636765003204" calcext:value-type="float">
            <text:p>41.6636765003</text:p>
          </table:table-cell>
          <table:table-cell table:formula="of:=[.C1326]/([.D1326]-[.D1325])" office:value-type="float" office:value="84152.0606201745" calcext:value-type="float">
            <text:p>84152.060620174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56447401.75037" calcext:value-type="float">
            <text:p>1456447401.75037</text:p>
          </table:table-cell>
          <table:table-cell office:value-type="float" office:value="1120" calcext:value-type="float">
            <text:p>1120</text:p>
          </table:table-cell>
          <table:table-cell table:formula="of:=[.B1327]-[.B$2]" office:value-type="float" office:value="41.6772408485413" calcext:value-type="float">
            <text:p>41.6772408485</text:p>
          </table:table-cell>
          <table:table-cell table:formula="of:=[.C1327]/([.D1327]-[.D1326])" office:value-type="float" office:value="82569.3930712038" calcext:value-type="float">
            <text:p>82569.393071203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56447401.76372" calcext:value-type="float">
            <text:p>1456447401.76372</text:p>
          </table:table-cell>
          <table:table-cell office:value-type="float" office:value="1120" calcext:value-type="float">
            <text:p>1120</text:p>
          </table:table-cell>
          <table:table-cell table:formula="of:=[.B1328]-[.B$2]" office:value-type="float" office:value="41.6905872821808" calcext:value-type="float">
            <text:p>41.6905872822</text:p>
          </table:table-cell>
          <table:table-cell table:formula="of:=[.C1328]/([.D1328]-[.D1327])" office:value-type="float" office:value="83917.5490809054" calcext:value-type="float">
            <text:p>83917.549080905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56447401.77701" calcext:value-type="float">
            <text:p>1456447401.77701</text:p>
          </table:table-cell>
          <table:table-cell office:value-type="float" office:value="1120" calcext:value-type="float">
            <text:p>1120</text:p>
          </table:table-cell>
          <table:table-cell table:formula="of:=[.B1329]-[.B$2]" office:value-type="float" office:value="41.7038748264313" calcext:value-type="float">
            <text:p>41.7038748264</text:p>
          </table:table-cell>
          <table:table-cell table:formula="of:=[.C1329]/([.D1329]-[.D1328])" office:value-type="float" office:value="84289.4652982129" calcext:value-type="float">
            <text:p>84289.465298212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56447401.79035" calcext:value-type="float">
            <text:p>1456447401.79035</text:p>
          </table:table-cell>
          <table:table-cell office:value-type="float" office:value="1120" calcext:value-type="float">
            <text:p>1120</text:p>
          </table:table-cell>
          <table:table-cell table:formula="of:=[.B1330]-[.B$2]" office:value-type="float" office:value="41.7172150611877" calcext:value-type="float">
            <text:p>41.7172150612</text:p>
          </table:table-cell>
          <table:table-cell table:formula="of:=[.C1330]/([.D1330]-[.D1329])" office:value-type="float" office:value="83956.5435276035" calcext:value-type="float">
            <text:p>83956.543527603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56447401.80386" calcext:value-type="float">
            <text:p>1456447401.80386</text:p>
          </table:table-cell>
          <table:table-cell office:value-type="float" office:value="1120" calcext:value-type="float">
            <text:p>1120</text:p>
          </table:table-cell>
          <table:table-cell table:formula="of:=[.B1331]-[.B$2]" office:value-type="float" office:value="41.7307286262512" calcext:value-type="float">
            <text:p>41.7307286263</text:p>
          </table:table-cell>
          <table:table-cell table:formula="of:=[.C1331]/([.D1331]-[.D1330])" office:value-type="float" office:value="82879.6838390967" calcext:value-type="float">
            <text:p>82879.683839096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56447401.81716" calcext:value-type="float">
            <text:p>1456447401.81716</text:p>
          </table:table-cell>
          <table:table-cell office:value-type="float" office:value="1120" calcext:value-type="float">
            <text:p>1120</text:p>
          </table:table-cell>
          <table:table-cell table:formula="of:=[.B1332]-[.B$2]" office:value-type="float" office:value="41.744026184082" calcext:value-type="float">
            <text:p>41.7440261841</text:p>
          </table:table-cell>
          <table:table-cell table:formula="of:=[.C1332]/([.D1332]-[.D1331])" office:value-type="float" office:value="84225.9920393015" calcext:value-type="float">
            <text:p>84225.992039301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56447401.83041" calcext:value-type="float">
            <text:p>1456447401.83041</text:p>
          </table:table-cell>
          <table:table-cell office:value-type="float" office:value="1120" calcext:value-type="float">
            <text:p>1120</text:p>
          </table:table-cell>
          <table:table-cell table:formula="of:=[.B1333]-[.B$2]" office:value-type="float" office:value="41.757276058197" calcext:value-type="float">
            <text:p>41.7572760582</text:p>
          </table:table-cell>
          <table:table-cell table:formula="of:=[.C1333]/([.D1333]-[.D1332])" office:value-type="float" office:value="84529.1049771476" calcext:value-type="float">
            <text:p>84529.104977147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56447401.84369" calcext:value-type="float">
            <text:p>1456447401.84369</text:p>
          </table:table-cell>
          <table:table-cell office:value-type="float" office:value="1120" calcext:value-type="float">
            <text:p>1120</text:p>
          </table:table-cell>
          <table:table-cell table:formula="of:=[.B1334]-[.B$2]" office:value-type="float" office:value="41.7705571651459" calcext:value-type="float">
            <text:p>41.7705571651</text:p>
          </table:table-cell>
          <table:table-cell table:formula="of:=[.C1334]/([.D1334]-[.D1333])" office:value-type="float" office:value="84330.3200789875" calcext:value-type="float">
            <text:p>84330.320078987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56447401.85712" calcext:value-type="float">
            <text:p>1456447401.85712</text:p>
          </table:table-cell>
          <table:table-cell office:value-type="float" office:value="1120" calcext:value-type="float">
            <text:p>1120</text:p>
          </table:table-cell>
          <table:table-cell table:formula="of:=[.B1335]-[.B$2]" office:value-type="float" office:value="41.7839906215668" calcext:value-type="float">
            <text:p>41.7839906216</text:p>
          </table:table-cell>
          <table:table-cell table:formula="of:=[.C1335]/([.D1335]-[.D1334])" office:value-type="float" office:value="83373.9258838563" calcext:value-type="float">
            <text:p>83373.925883856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56447401.87038" calcext:value-type="float">
            <text:p>1456447401.87038</text:p>
          </table:table-cell>
          <table:table-cell office:value-type="float" office:value="1120" calcext:value-type="float">
            <text:p>1120</text:p>
          </table:table-cell>
          <table:table-cell table:formula="of:=[.B1336]-[.B$2]" office:value-type="float" office:value="41.7972478866577" calcext:value-type="float">
            <text:p>41.7972478867</text:p>
          </table:table-cell>
          <table:table-cell table:formula="of:=[.C1336]/([.D1336]-[.D1335])" office:value-type="float" office:value="84481.9796780865" calcext:value-type="float">
            <text:p>84481.979678086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56447401.88397" calcext:value-type="float">
            <text:p>1456447401.88397</text:p>
          </table:table-cell>
          <table:table-cell office:value-type="float" office:value="1120" calcext:value-type="float">
            <text:p>1120</text:p>
          </table:table-cell>
          <table:table-cell table:formula="of:=[.B1337]-[.B$2]" office:value-type="float" office:value="41.8108351230621" calcext:value-type="float">
            <text:p>41.8108351231</text:p>
          </table:table-cell>
          <table:table-cell table:formula="of:=[.C1337]/([.D1337]-[.D1336])" office:value-type="float" office:value="82430.301988103" calcext:value-type="float">
            <text:p>82430.30198810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56447401.89725" calcext:value-type="float">
            <text:p>1456447401.89725</text:p>
          </table:table-cell>
          <table:table-cell office:value-type="float" office:value="1120" calcext:value-type="float">
            <text:p>1120</text:p>
          </table:table-cell>
          <table:table-cell table:formula="of:=[.B1338]-[.B$2]" office:value-type="float" office:value="41.8241114616394" calcext:value-type="float">
            <text:p>41.8241114616</text:p>
          </table:table-cell>
          <table:table-cell table:formula="of:=[.C1338]/([.D1338]-[.D1337])" office:value-type="float" office:value="84360.6084223759" calcext:value-type="float">
            <text:p>84360.608422375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56447401.91064" calcext:value-type="float">
            <text:p>1456447401.91064</text:p>
          </table:table-cell>
          <table:table-cell office:value-type="float" office:value="1120" calcext:value-type="float">
            <text:p>1120</text:p>
          </table:table-cell>
          <table:table-cell table:formula="of:=[.B1339]-[.B$2]" office:value-type="float" office:value="41.8375089168549" calcext:value-type="float">
            <text:p>41.8375089169</text:p>
          </table:table-cell>
          <table:table-cell table:formula="of:=[.C1339]/([.D1339]-[.D1338])" office:value-type="float" office:value="83597.9655829018" calcext:value-type="float">
            <text:p>83597.965582901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56447401.92403" calcext:value-type="float">
            <text:p>1456447401.92403</text:p>
          </table:table-cell>
          <table:table-cell office:value-type="float" office:value="1120" calcext:value-type="float">
            <text:p>1120</text:p>
          </table:table-cell>
          <table:table-cell table:formula="of:=[.B1340]-[.B$2]" office:value-type="float" office:value="41.8508937358856" calcext:value-type="float">
            <text:p>41.8508937359</text:p>
          </table:table-cell>
          <table:table-cell table:formula="of:=[.C1340]/([.D1340]-[.D1339])" office:value-type="float" office:value="83676.8877805486" calcext:value-type="float">
            <text:p>83676.887780548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6447401.93728" calcext:value-type="float">
            <text:p>1456447401.93728</text:p>
          </table:table-cell>
          <table:table-cell office:value-type="float" office:value="1120" calcext:value-type="float">
            <text:p>1120</text:p>
          </table:table-cell>
          <table:table-cell table:formula="of:=[.B1341]-[.B$2]" office:value-type="float" office:value="41.8641414642334" calcext:value-type="float">
            <text:p>41.8641414642</text:p>
          </table:table-cell>
          <table:table-cell table:formula="of:=[.C1341]/([.D1341]-[.D1340])" office:value-type="float" office:value="84542.796364618" calcext:value-type="float">
            <text:p>84542.79636461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6447401.9506" calcext:value-type="float">
            <text:p>1456447401.9506</text:p>
          </table:table-cell>
          <table:table-cell office:value-type="float" office:value="1120" calcext:value-type="float">
            <text:p>1120</text:p>
          </table:table-cell>
          <table:table-cell table:formula="of:=[.B1342]-[.B$2]" office:value-type="float" office:value="41.8774681091309" calcext:value-type="float">
            <text:p>41.8774681091</text:p>
          </table:table-cell>
          <table:table-cell table:formula="of:=[.C1342]/([.D1342]-[.D1341])" office:value-type="float" office:value="84042.1582939745" calcext:value-type="float">
            <text:p>84042.158293974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56447401.96388" calcext:value-type="float">
            <text:p>1456447401.96388</text:p>
          </table:table-cell>
          <table:table-cell office:value-type="float" office:value="1120" calcext:value-type="float">
            <text:p>1120</text:p>
          </table:table-cell>
          <table:table-cell table:formula="of:=[.B1343]-[.B$2]" office:value-type="float" office:value="41.8907473087311" calcext:value-type="float">
            <text:p>41.8907473087</text:p>
          </table:table-cell>
          <table:table-cell table:formula="of:=[.C1343]/([.D1343]-[.D1342])" office:value-type="float" office:value="84342.4328060757" calcext:value-type="float">
            <text:p>84342.432806075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56447401.97717" calcext:value-type="float">
            <text:p>1456447401.97717</text:p>
          </table:table-cell>
          <table:table-cell office:value-type="float" office:value="1120" calcext:value-type="float">
            <text:p>1120</text:p>
          </table:table-cell>
          <table:table-cell table:formula="of:=[.B1344]-[.B$2]" office:value-type="float" office:value="41.9040400981903" calcext:value-type="float">
            <text:p>41.9040400982</text:p>
          </table:table-cell>
          <table:table-cell table:formula="of:=[.C1344]/([.D1344]-[.D1343])" office:value-type="float" office:value="84256.2054740467" calcext:value-type="float">
            <text:p>84256.205474046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56447401.9905" calcext:value-type="float">
            <text:p>1456447401.9905</text:p>
          </table:table-cell>
          <table:table-cell office:value-type="float" office:value="1120" calcext:value-type="float">
            <text:p>1120</text:p>
          </table:table-cell>
          <table:table-cell table:formula="of:=[.B1345]-[.B$2]" office:value-type="float" office:value="41.9173612594605" calcext:value-type="float">
            <text:p>41.9173612595</text:p>
          </table:table-cell>
          <table:table-cell table:formula="of:=[.C1345]/([.D1345]-[.D1344])" office:value-type="float" office:value="84076.7540672597" calcext:value-type="float">
            <text:p>84076.754067259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56447402.00407" calcext:value-type="float">
            <text:p>1456447402.00407</text:p>
          </table:table-cell>
          <table:table-cell office:value-type="float" office:value="1120" calcext:value-type="float">
            <text:p>1120</text:p>
          </table:table-cell>
          <table:table-cell table:formula="of:=[.B1346]-[.B$2]" office:value-type="float" office:value="41.9309344291687" calcext:value-type="float">
            <text:p>41.9309344292</text:p>
          </table:table-cell>
          <table:table-cell table:formula="of:=[.C1346]/([.D1346]-[.D1345])" office:value-type="float" office:value="82515.729492359" calcext:value-type="float">
            <text:p>82515.72949235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56447402.01923" calcext:value-type="float">
            <text:p>1456447402.01923</text:p>
          </table:table-cell>
          <table:table-cell office:value-type="float" office:value="1120" calcext:value-type="float">
            <text:p>1120</text:p>
          </table:table-cell>
          <table:table-cell table:formula="of:=[.B1347]-[.B$2]" office:value-type="float" office:value="41.9461004734039" calcext:value-type="float">
            <text:p>41.9461004734</text:p>
          </table:table-cell>
          <table:table-cell table:formula="of:=[.C1347]/([.D1347]-[.D1346])" office:value-type="float" office:value="73849.1845749949" calcext:value-type="float">
            <text:p>73849.184574994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56447402.03069" calcext:value-type="float">
            <text:p>1456447402.03069</text:p>
          </table:table-cell>
          <table:table-cell office:value-type="float" office:value="1120" calcext:value-type="float">
            <text:p>1120</text:p>
          </table:table-cell>
          <table:table-cell table:formula="of:=[.B1348]-[.B$2]" office:value-type="float" office:value="41.9575572013855" calcext:value-type="float">
            <text:p>41.9575572014</text:p>
          </table:table-cell>
          <table:table-cell table:formula="of:=[.C1348]/([.D1348]-[.D1347])" office:value-type="float" office:value="97759.1509375065" calcext:value-type="float">
            <text:p>97759.150937506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56447402.03593" calcext:value-type="float">
            <text:p>1456447402.03593</text:p>
          </table:table-cell>
          <table:table-cell office:value-type="float" office:value="1120" calcext:value-type="float">
            <text:p>1120</text:p>
          </table:table-cell>
          <table:table-cell table:formula="of:=[.B1349]-[.B$2]" office:value-type="float" office:value="41.962792634964" calcext:value-type="float">
            <text:p>41.962792635</text:p>
          </table:table-cell>
          <table:table-cell table:formula="of:=[.C1349]/([.D1349]-[.D1348])" office:value-type="float" office:value="213926.885559452" calcext:value-type="float">
            <text:p>213926.88555945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56447402.04633" calcext:value-type="float">
            <text:p>1456447402.04633</text:p>
          </table:table-cell>
          <table:table-cell office:value-type="float" office:value="1120" calcext:value-type="float">
            <text:p>1120</text:p>
          </table:table-cell>
          <table:table-cell table:formula="of:=[.B1350]-[.B$2]" office:value-type="float" office:value="41.9731950759888" calcext:value-type="float">
            <text:p>41.973195076</text:p>
          </table:table-cell>
          <table:table-cell table:formula="of:=[.C1350]/([.D1350]-[.D1349])" office:value-type="float" office:value="107667.036739933" calcext:value-type="float">
            <text:p>107667.03673993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56447402.07094" calcext:value-type="float">
            <text:p>1456447402.07094</text:p>
          </table:table-cell>
          <table:table-cell office:value-type="float" office:value="1120" calcext:value-type="float">
            <text:p>1120</text:p>
          </table:table-cell>
          <table:table-cell table:formula="of:=[.B1351]-[.B$2]" office:value-type="float" office:value="41.9978017807007" calcext:value-type="float">
            <text:p>41.9978017807</text:p>
          </table:table-cell>
          <table:table-cell table:formula="of:=[.C1351]/([.D1351]-[.D1350])" office:value-type="float" office:value="45516.049918611" calcext:value-type="float">
            <text:p>45516.04991861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56447402.08257" calcext:value-type="float">
            <text:p>1456447402.08257</text:p>
          </table:table-cell>
          <table:table-cell office:value-type="float" office:value="1120" calcext:value-type="float">
            <text:p>1120</text:p>
          </table:table-cell>
          <table:table-cell table:formula="of:=[.B1352]-[.B$2]" office:value-type="float" office:value="42.0094366073608" calcext:value-type="float">
            <text:p>42.0094366074</text:p>
          </table:table-cell>
          <table:table-cell table:formula="of:=[.C1352]/([.D1352]-[.D1351])" office:value-type="float" office:value="96262.7147540984" calcext:value-type="float">
            <text:p>96262.714754098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56447402.09357" calcext:value-type="float">
            <text:p>1456447402.09357</text:p>
          </table:table-cell>
          <table:table-cell office:value-type="float" office:value="1120" calcext:value-type="float">
            <text:p>1120</text:p>
          </table:table-cell>
          <table:table-cell table:formula="of:=[.B1353]-[.B$2]" office:value-type="float" office:value="42.0204350948334" calcext:value-type="float">
            <text:p>42.0204350948</text:p>
          </table:table-cell>
          <table:table-cell table:formula="of:=[.C1353]/([.D1353]-[.D1352])" office:value-type="float" office:value="101832.183997746" calcext:value-type="float">
            <text:p>101832.18399774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56447402.10787" calcext:value-type="float">
            <text:p>1456447402.10787</text:p>
          </table:table-cell>
          <table:table-cell office:value-type="float" office:value="1120" calcext:value-type="float">
            <text:p>1120</text:p>
          </table:table-cell>
          <table:table-cell table:formula="of:=[.B1354]-[.B$2]" office:value-type="float" office:value="42.0347399711609" calcext:value-type="float">
            <text:p>42.0347399712</text:p>
          </table:table-cell>
          <table:table-cell table:formula="of:=[.C1354]/([.D1354]-[.D1353])" office:value-type="float" office:value="78294.9795829931" calcext:value-type="float">
            <text:p>78294.979582993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56447402.11889" calcext:value-type="float">
            <text:p>1456447402.11889</text:p>
          </table:table-cell>
          <table:table-cell office:value-type="float" office:value="1120" calcext:value-type="float">
            <text:p>1120</text:p>
          </table:table-cell>
          <table:table-cell table:formula="of:=[.B1355]-[.B$2]" office:value-type="float" office:value="42.0457575321198" calcext:value-type="float">
            <text:p>42.0457575321</text:p>
          </table:table-cell>
          <table:table-cell table:formula="of:=[.C1355]/([.D1355]-[.D1354])" office:value-type="float" office:value="101655.893185605" calcext:value-type="float">
            <text:p>101655.89318560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56447402.12994" calcext:value-type="float">
            <text:p>1456447402.12994</text:p>
          </table:table-cell>
          <table:table-cell office:value-type="float" office:value="1120" calcext:value-type="float">
            <text:p>1120</text:p>
          </table:table-cell>
          <table:table-cell table:formula="of:=[.B1356]-[.B$2]" office:value-type="float" office:value="42.0568053722382" calcext:value-type="float">
            <text:p>42.0568053722</text:p>
          </table:table-cell>
          <table:table-cell table:formula="of:=[.C1356]/([.D1356]-[.D1355])" office:value-type="float" office:value="101377.281712633" calcext:value-type="float">
            <text:p>101377.28171263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56447402.14952" calcext:value-type="float">
            <text:p>1456447402.14952</text:p>
          </table:table-cell>
          <table:table-cell office:value-type="float" office:value="1120" calcext:value-type="float">
            <text:p>1120</text:p>
          </table:table-cell>
          <table:table-cell table:formula="of:=[.B1357]-[.B$2]" office:value-type="float" office:value="42.0763831138611" calcext:value-type="float">
            <text:p>42.0763831139</text:p>
          </table:table-cell>
          <table:table-cell table:formula="of:=[.C1357]/([.D1357]-[.D1356])" office:value-type="float" office:value="57207.8241490592" calcext:value-type="float">
            <text:p>57207.824149059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56447402.16078" calcext:value-type="float">
            <text:p>1456447402.16078</text:p>
          </table:table-cell>
          <table:table-cell office:value-type="float" office:value="1120" calcext:value-type="float">
            <text:p>1120</text:p>
          </table:table-cell>
          <table:table-cell table:formula="of:=[.B1358]-[.B$2]" office:value-type="float" office:value="42.0876412391663" calcext:value-type="float">
            <text:p>42.0876412392</text:p>
          </table:table-cell>
          <table:table-cell table:formula="of:=[.C1358]/([.D1358]-[.D1357])" office:value-type="float" office:value="99483.7035154596" calcext:value-type="float">
            <text:p>99483.703515459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56447402.17208" calcext:value-type="float">
            <text:p>1456447402.17208</text:p>
          </table:table-cell>
          <table:table-cell office:value-type="float" office:value="1120" calcext:value-type="float">
            <text:p>1120</text:p>
          </table:table-cell>
          <table:table-cell table:formula="of:=[.B1359]-[.B$2]" office:value-type="float" office:value="42.0989458560944" calcext:value-type="float">
            <text:p>42.0989458561</text:p>
          </table:table-cell>
          <table:table-cell table:formula="of:=[.C1359]/([.D1359]-[.D1358])" office:value-type="float" office:value="99074.564589265" calcext:value-type="float">
            <text:p>99074.56458926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56447402.18317" calcext:value-type="float">
            <text:p>1456447402.18317</text:p>
          </table:table-cell>
          <table:table-cell office:value-type="float" office:value="1120" calcext:value-type="float">
            <text:p>1120</text:p>
          </table:table-cell>
          <table:table-cell table:formula="of:=[.B1360]-[.B$2]" office:value-type="float" office:value="42.1100316047668" calcext:value-type="float">
            <text:p>42.1100316048</text:p>
          </table:table-cell>
          <table:table-cell table:formula="of:=[.C1360]/([.D1360]-[.D1359])" office:value-type="float" office:value="101030.614448244" calcext:value-type="float">
            <text:p>101030.61444824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56447402.19428" calcext:value-type="float">
            <text:p>1456447402.19428</text:p>
          </table:table-cell>
          <table:table-cell office:value-type="float" office:value="1120" calcext:value-type="float">
            <text:p>1120</text:p>
          </table:table-cell>
          <table:table-cell table:formula="of:=[.B1361]-[.B$2]" office:value-type="float" office:value="42.1211471557617" calcext:value-type="float">
            <text:p>42.1211471558</text:p>
          </table:table-cell>
          <table:table-cell table:formula="of:=[.C1361]/([.D1361]-[.D1360])" office:value-type="float" office:value="100759.737463" calcext:value-type="float">
            <text:p>100759.73746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56447402.2054" calcext:value-type="float">
            <text:p>1456447402.2054</text:p>
          </table:table-cell>
          <table:table-cell office:value-type="float" office:value="1120" calcext:value-type="float">
            <text:p>1120</text:p>
          </table:table-cell>
          <table:table-cell table:formula="of:=[.B1362]-[.B$2]" office:value-type="float" office:value="42.1322677135468" calcext:value-type="float">
            <text:p>42.1322677135</text:p>
          </table:table-cell>
          <table:table-cell table:formula="of:=[.C1362]/([.D1362]-[.D1361])" office:value-type="float" office:value="100714.372574663" calcext:value-type="float">
            <text:p>100714.37257466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6447402.21653" calcext:value-type="float">
            <text:p>1456447402.21653</text:p>
          </table:table-cell>
          <table:table-cell office:value-type="float" office:value="1120" calcext:value-type="float">
            <text:p>1120</text:p>
          </table:table-cell>
          <table:table-cell table:formula="of:=[.B1363]-[.B$2]" office:value-type="float" office:value="42.1434004306793" calcext:value-type="float">
            <text:p>42.1434004307</text:p>
          </table:table-cell>
          <table:table-cell table:formula="of:=[.C1363]/([.D1363]-[.D1362])" office:value-type="float" office:value="100604.370582944" calcext:value-type="float">
            <text:p>100604.37058294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56447402.22748" calcext:value-type="float">
            <text:p>1456447402.22748</text:p>
          </table:table-cell>
          <table:table-cell office:value-type="float" office:value="1120" calcext:value-type="float">
            <text:p>1120</text:p>
          </table:table-cell>
          <table:table-cell table:formula="of:=[.B1364]-[.B$2]" office:value-type="float" office:value="42.15434217453" calcext:value-type="float">
            <text:p>42.1543421745</text:p>
          </table:table-cell>
          <table:table-cell table:formula="of:=[.C1364]/([.D1364]-[.D1363])" office:value-type="float" office:value="102360.283267601" calcext:value-type="float">
            <text:p>102360.28326760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56447402.23851" calcext:value-type="float">
            <text:p>1456447402.23851</text:p>
          </table:table-cell>
          <table:table-cell office:value-type="float" office:value="1120" calcext:value-type="float">
            <text:p>1120</text:p>
          </table:table-cell>
          <table:table-cell table:formula="of:=[.B1365]-[.B$2]" office:value-type="float" office:value="42.1653738021851" calcext:value-type="float">
            <text:p>42.1653738022</text:p>
          </table:table-cell>
          <table:table-cell table:formula="of:=[.C1365]/([.D1365]-[.D1364])" office:value-type="float" office:value="101526.269288956" calcext:value-type="float">
            <text:p>101526.26928895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56447402.25185" calcext:value-type="float">
            <text:p>1456447402.25185</text:p>
          </table:table-cell>
          <table:table-cell office:value-type="float" office:value="1120" calcext:value-type="float">
            <text:p>1120</text:p>
          </table:table-cell>
          <table:table-cell table:formula="of:=[.B1366]-[.B$2]" office:value-type="float" office:value="42.1787204742432" calcext:value-type="float">
            <text:p>42.1787204742</text:p>
          </table:table-cell>
          <table:table-cell table:formula="of:=[.C1366]/([.D1366]-[.D1365])" office:value-type="float" office:value="83916.0500178635" calcext:value-type="float">
            <text:p>83916.050017863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56447402.26298" calcext:value-type="float">
            <text:p>1456447402.26298</text:p>
          </table:table-cell>
          <table:table-cell office:value-type="float" office:value="1120" calcext:value-type="float">
            <text:p>1120</text:p>
          </table:table-cell>
          <table:table-cell table:formula="of:=[.B1367]-[.B$2]" office:value-type="float" office:value="42.1898427009583" calcext:value-type="float">
            <text:p>42.189842701</text:p>
          </table:table-cell>
          <table:table-cell table:formula="of:=[.C1367]/([.D1367]-[.D1366])" office:value-type="float" office:value="100699.260021436" calcext:value-type="float">
            <text:p>100699.26002143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56447402.28284" calcext:value-type="float">
            <text:p>1456447402.28284</text:p>
          </table:table-cell>
          <table:table-cell office:value-type="float" office:value="1120" calcext:value-type="float">
            <text:p>1120</text:p>
          </table:table-cell>
          <table:table-cell table:formula="of:=[.B1368]-[.B$2]" office:value-type="float" office:value="42.2097105979919" calcext:value-type="float">
            <text:p>42.209710598</text:p>
          </table:table-cell>
          <table:table-cell table:formula="of:=[.C1368]/([.D1368]-[.D1367])" office:value-type="float" office:value="56372.3477175635" calcext:value-type="float">
            <text:p>56372.347717563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447402.29444" calcext:value-type="float">
            <text:p>1456447402.29444</text:p>
          </table:table-cell>
          <table:table-cell office:value-type="float" office:value="1120" calcext:value-type="float">
            <text:p>1120</text:p>
          </table:table-cell>
          <table:table-cell table:formula="of:=[.B1369]-[.B$2]" office:value-type="float" office:value="42.221307516098" calcext:value-type="float">
            <text:p>42.2213075161</text:p>
          </table:table-cell>
          <table:table-cell table:formula="of:=[.C1369]/([.D1369]-[.D1368])" office:value-type="float" office:value="96577.3828663062" calcext:value-type="float">
            <text:p>96577.382866306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56447402.3058" calcext:value-type="float">
            <text:p>1456447402.3058</text:p>
          </table:table-cell>
          <table:table-cell office:value-type="float" office:value="1120" calcext:value-type="float">
            <text:p>1120</text:p>
          </table:table-cell>
          <table:table-cell table:formula="of:=[.B1370]-[.B$2]" office:value-type="float" office:value="42.2326669692993" calcext:value-type="float">
            <text:p>42.2326669693</text:p>
          </table:table-cell>
          <table:table-cell table:formula="of:=[.C1370]/([.D1370]-[.D1369])" office:value-type="float" office:value="98596.295099171" calcext:value-type="float">
            <text:p>98596.29509917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56447402.31745" calcext:value-type="float">
            <text:p>1456447402.31745</text:p>
          </table:table-cell>
          <table:table-cell office:value-type="float" office:value="1120" calcext:value-type="float">
            <text:p>1120</text:p>
          </table:table-cell>
          <table:table-cell table:formula="of:=[.B1371]-[.B$2]" office:value-type="float" office:value="42.2443180084229" calcext:value-type="float">
            <text:p>42.2443180084</text:p>
          </table:table-cell>
          <table:table-cell table:formula="of:=[.C1371]/([.D1371]-[.D1370])" office:value-type="float" office:value="96128.7648358844" calcext:value-type="float">
            <text:p>96128.764835884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56447402.32777" calcext:value-type="float">
            <text:p>1456447402.32777</text:p>
          </table:table-cell>
          <table:table-cell office:value-type="float" office:value="1120" calcext:value-type="float">
            <text:p>1120</text:p>
          </table:table-cell>
          <table:table-cell table:formula="of:=[.B1372]-[.B$2]" office:value-type="float" office:value="42.2546346187592" calcext:value-type="float">
            <text:p>42.2546346188</text:p>
          </table:table-cell>
          <table:table-cell table:formula="of:=[.C1372]/([.D1372]-[.D1371])" office:value-type="float" office:value="108562.789859259" calcext:value-type="float">
            <text:p>108562.78985925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56447402.33865" calcext:value-type="float">
            <text:p>1456447402.33865</text:p>
          </table:table-cell>
          <table:table-cell office:value-type="float" office:value="1120" calcext:value-type="float">
            <text:p>1120</text:p>
          </table:table-cell>
          <table:table-cell table:formula="of:=[.B1373]-[.B$2]" office:value-type="float" office:value="42.2655141353607" calcext:value-type="float">
            <text:p>42.2655141354</text:p>
          </table:table-cell>
          <table:table-cell table:formula="of:=[.C1373]/([.D1373]-[.D1372])" office:value-type="float" office:value="102945.750350631" calcext:value-type="float">
            <text:p>102945.75035063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56447402.35008" calcext:value-type="float">
            <text:p>1456447402.35008</text:p>
          </table:table-cell>
          <table:table-cell office:value-type="float" office:value="1120" calcext:value-type="float">
            <text:p>1120</text:p>
          </table:table-cell>
          <table:table-cell table:formula="of:=[.B1374]-[.B$2]" office:value-type="float" office:value="42.2769458293915" calcext:value-type="float">
            <text:p>42.2769458294</text:p>
          </table:table-cell>
          <table:table-cell table:formula="of:=[.C1374]/([.D1374]-[.D1373])" office:value-type="float" office:value="97973.2310002503" calcext:value-type="float">
            <text:p>97973.231000250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6447402.36124" calcext:value-type="float">
            <text:p>1456447402.36124</text:p>
          </table:table-cell>
          <table:table-cell office:value-type="float" office:value="1120" calcext:value-type="float">
            <text:p>1120</text:p>
          </table:table-cell>
          <table:table-cell table:formula="of:=[.B1375]-[.B$2]" office:value-type="float" office:value="42.2881014347076" calcext:value-type="float">
            <text:p>42.2881014347</text:p>
          </table:table-cell>
          <table:table-cell table:formula="of:=[.C1375]/([.D1375]-[.D1374])" office:value-type="float" office:value="100397.958538149" calcext:value-type="float">
            <text:p>100397.95853814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56447402.37217" calcext:value-type="float">
            <text:p>1456447402.37217</text:p>
          </table:table-cell>
          <table:table-cell office:value-type="float" office:value="1120" calcext:value-type="float">
            <text:p>1120</text:p>
          </table:table-cell>
          <table:table-cell table:formula="of:=[.B1376]-[.B$2]" office:value-type="float" office:value="42.2990388870239" calcext:value-type="float">
            <text:p>42.299038887</text:p>
          </table:table-cell>
          <table:table-cell table:formula="of:=[.C1376]/([.D1376]-[.D1375])" office:value-type="float" office:value="102400.446430518" calcext:value-type="float">
            <text:p>102400.44643051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56447402.38318" calcext:value-type="float">
            <text:p>1456447402.38318</text:p>
          </table:table-cell>
          <table:table-cell office:value-type="float" office:value="1120" calcext:value-type="float">
            <text:p>1120</text:p>
          </table:table-cell>
          <table:table-cell table:formula="of:=[.B1377]-[.B$2]" office:value-type="float" office:value="42.3100416660309" calcext:value-type="float">
            <text:p>42.310041666</text:p>
          </table:table-cell>
          <table:table-cell table:formula="of:=[.C1377]/([.D1377]-[.D1376])" office:value-type="float" office:value="101792.465275521" calcext:value-type="float">
            <text:p>101792.46527552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56447402.39596" calcext:value-type="float">
            <text:p>1456447402.39596</text:p>
          </table:table-cell>
          <table:table-cell office:value-type="float" office:value="1120" calcext:value-type="float">
            <text:p>1120</text:p>
          </table:table-cell>
          <table:table-cell table:formula="of:=[.B1378]-[.B$2]" office:value-type="float" office:value="42.322824716568" calcext:value-type="float">
            <text:p>42.3228247166</text:p>
          </table:table-cell>
          <table:table-cell table:formula="of:=[.C1378]/([.D1378]-[.D1377])" office:value-type="float" office:value="87616.0190987765" calcext:value-type="float">
            <text:p>87616.019098776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56447402.41662" calcext:value-type="float">
            <text:p>1456447402.41662</text:p>
          </table:table-cell>
          <table:table-cell office:value-type="float" office:value="1120" calcext:value-type="float">
            <text:p>1120</text:p>
          </table:table-cell>
          <table:table-cell table:formula="of:=[.B1379]-[.B$2]" office:value-type="float" office:value="42.3434910774231" calcext:value-type="float">
            <text:p>42.3434910774</text:p>
          </table:table-cell>
          <table:table-cell table:formula="of:=[.C1379]/([.D1379]-[.D1378])" office:value-type="float" office:value="54194.3503189857" calcext:value-type="float">
            <text:p>54194.350318985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56447402.4278" calcext:value-type="float">
            <text:p>1456447402.4278</text:p>
          </table:table-cell>
          <table:table-cell office:value-type="float" office:value="1120" calcext:value-type="float">
            <text:p>1120</text:p>
          </table:table-cell>
          <table:table-cell table:formula="of:=[.B1380]-[.B$2]" office:value-type="float" office:value="42.3546628952026" calcext:value-type="float">
            <text:p>42.3546628952</text:p>
          </table:table-cell>
          <table:table-cell table:formula="of:=[.C1380]/([.D1380]-[.D1379])" office:value-type="float" office:value="100252.26172692" calcext:value-type="float">
            <text:p>100252.2617269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56447402.43881" calcext:value-type="float">
            <text:p>1456447402.43881</text:p>
          </table:table-cell>
          <table:table-cell office:value-type="float" office:value="1120" calcext:value-type="float">
            <text:p>1120</text:p>
          </table:table-cell>
          <table:table-cell table:formula="of:=[.B1381]-[.B$2]" office:value-type="float" office:value="42.3656797409058" calcext:value-type="float">
            <text:p>42.3656797409</text:p>
          </table:table-cell>
          <table:table-cell table:formula="of:=[.C1381]/([.D1381]-[.D1380])" office:value-type="float" office:value="101662.493074792" calcext:value-type="float">
            <text:p>101662.49307479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56447402.44993" calcext:value-type="float">
            <text:p>1456447402.44993</text:p>
          </table:table-cell>
          <table:table-cell office:value-type="float" office:value="1120" calcext:value-type="float">
            <text:p>1120</text:p>
          </table:table-cell>
          <table:table-cell table:formula="of:=[.B1382]-[.B$2]" office:value-type="float" office:value="42.3767974376679" calcext:value-type="float">
            <text:p>42.3767974377</text:p>
          </table:table-cell>
          <table:table-cell table:formula="of:=[.C1382]/([.D1382]-[.D1381])" office:value-type="float" office:value="100740.290364779" calcext:value-type="float">
            <text:p>100740.29036477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56447402.4612" calcext:value-type="float">
            <text:p>1456447402.4612</text:p>
          </table:table-cell>
          <table:table-cell office:value-type="float" office:value="1120" calcext:value-type="float">
            <text:p>1120</text:p>
          </table:table-cell>
          <table:table-cell table:formula="of:=[.B1383]-[.B$2]" office:value-type="float" office:value="42.3880643844605" calcext:value-type="float">
            <text:p>42.3880643845</text:p>
          </table:table-cell>
          <table:table-cell table:formula="of:=[.C1383]/([.D1383]-[.D1382])" office:value-type="float" office:value="99405.8124722263" calcext:value-type="float">
            <text:p>99405.812472226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6447402.47229" calcext:value-type="float">
            <text:p>1456447402.47229</text:p>
          </table:table-cell>
          <table:table-cell office:value-type="float" office:value="1120" calcext:value-type="float">
            <text:p>1120</text:p>
          </table:table-cell>
          <table:table-cell table:formula="of:=[.B1384]-[.B$2]" office:value-type="float" office:value="42.3991601467133" calcext:value-type="float">
            <text:p>42.3991601467</text:p>
          </table:table-cell>
          <table:table-cell table:formula="of:=[.C1384]/([.D1384]-[.D1383])" office:value-type="float" office:value="100939.437461054" calcext:value-type="float">
            <text:p>100939.43746105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447402.48335" calcext:value-type="float">
            <text:p>1456447402.48335</text:p>
          </table:table-cell>
          <table:table-cell office:value-type="float" office:value="1120" calcext:value-type="float">
            <text:p>1120</text:p>
          </table:table-cell>
          <table:table-cell table:formula="of:=[.B1385]-[.B$2]" office:value-type="float" office:value="42.4102187156677" calcext:value-type="float">
            <text:p>42.4102187157</text:p>
          </table:table-cell>
          <table:table-cell table:formula="of:=[.C1385]/([.D1385]-[.D1384])" office:value-type="float" office:value="101278.927193153" calcext:value-type="float">
            <text:p>101278.92719315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56447402.49439" calcext:value-type="float">
            <text:p>1456447402.49439</text:p>
          </table:table-cell>
          <table:table-cell office:value-type="float" office:value="1120" calcext:value-type="float">
            <text:p>1120</text:p>
          </table:table-cell>
          <table:table-cell table:formula="of:=[.B1386]-[.B$2]" office:value-type="float" office:value="42.4212567806244" calcext:value-type="float">
            <text:p>42.4212567806</text:p>
          </table:table-cell>
          <table:table-cell table:formula="of:=[.C1386]/([.D1386]-[.D1385])" office:value-type="float" office:value="101467.060068687" calcext:value-type="float">
            <text:p>101467.06006868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56447402.50544" calcext:value-type="float">
            <text:p>1456447402.50544</text:p>
          </table:table-cell>
          <table:table-cell office:value-type="float" office:value="1120" calcext:value-type="float">
            <text:p>1120</text:p>
          </table:table-cell>
          <table:table-cell table:formula="of:=[.B1387]-[.B$2]" office:value-type="float" office:value="42.4323062896729" calcext:value-type="float">
            <text:p>42.4323062897</text:p>
          </table:table-cell>
          <table:table-cell table:formula="of:=[.C1387]/([.D1387]-[.D1386])" office:value-type="float" office:value="101361.969576006" calcext:value-type="float">
            <text:p>101361.96957600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56447402.51649" calcext:value-type="float">
            <text:p>1456447402.51649</text:p>
          </table:table-cell>
          <table:table-cell office:value-type="float" office:value="1120" calcext:value-type="float">
            <text:p>1120</text:p>
          </table:table-cell>
          <table:table-cell table:formula="of:=[.B1388]-[.B$2]" office:value-type="float" office:value="42.4433546066284" calcext:value-type="float">
            <text:p>42.4433546066</text:p>
          </table:table-cell>
          <table:table-cell table:formula="of:=[.C1388]/([.D1388]-[.D1387])" office:value-type="float" office:value="101372.906344411" calcext:value-type="float">
            <text:p>101372.90634441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56447402.5287" calcext:value-type="float">
            <text:p>1456447402.5287</text:p>
          </table:table-cell>
          <table:table-cell office:value-type="float" office:value="1120" calcext:value-type="float">
            <text:p>1120</text:p>
          </table:table-cell>
          <table:table-cell table:formula="of:=[.B1389]-[.B$2]" office:value-type="float" office:value="42.45556640625" calcext:value-type="float">
            <text:p>42.4555664063</text:p>
          </table:table-cell>
          <table:table-cell table:formula="of:=[.C1389]/([.D1389]-[.D1388])" office:value-type="float" office:value="91714.5739945334" calcext:value-type="float">
            <text:p>91714.573994533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56447402.54981" calcext:value-type="float">
            <text:p>1456447402.54981</text:p>
          </table:table-cell>
          <table:table-cell office:value-type="float" office:value="1120" calcext:value-type="float">
            <text:p>1120</text:p>
          </table:table-cell>
          <table:table-cell table:formula="of:=[.B1390]-[.B$2]" office:value-type="float" office:value="42.4766738414764" calcext:value-type="float">
            <text:p>42.4766738415</text:p>
          </table:table-cell>
          <table:table-cell table:formula="of:=[.C1390]/([.D1390]-[.D1389])" office:value-type="float" office:value="53061.8707571359" calcext:value-type="float">
            <text:p>53061.870757135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56447402.56102" calcext:value-type="float">
            <text:p>1456447402.56102</text:p>
          </table:table-cell>
          <table:table-cell office:value-type="float" office:value="1120" calcext:value-type="float">
            <text:p>1120</text:p>
          </table:table-cell>
          <table:table-cell table:formula="of:=[.B1391]-[.B$2]" office:value-type="float" office:value="42.4878840446472" calcext:value-type="float">
            <text:p>42.4878840446</text:p>
          </table:table-cell>
          <table:table-cell table:formula="of:=[.C1391]/([.D1391]-[.D1390])" office:value-type="float" office:value="99908.9831770135" calcext:value-type="float">
            <text:p>99908.983177013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56447402.57218" calcext:value-type="float">
            <text:p>1456447402.57218</text:p>
          </table:table-cell>
          <table:table-cell office:value-type="float" office:value="1120" calcext:value-type="float">
            <text:p>1120</text:p>
          </table:table-cell>
          <table:table-cell table:formula="of:=[.B1392]-[.B$2]" office:value-type="float" office:value="42.4990446567535" calcext:value-type="float">
            <text:p>42.4990446568</text:p>
          </table:table-cell>
          <table:table-cell table:formula="of:=[.C1392]/([.D1392]-[.D1391])" office:value-type="float" office:value="100352.918758411" calcext:value-type="float">
            <text:p>100352.91875841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56447402.58314" calcext:value-type="float">
            <text:p>1456447402.58314</text:p>
          </table:table-cell>
          <table:table-cell office:value-type="float" office:value="1120" calcext:value-type="float">
            <text:p>1120</text:p>
          </table:table-cell>
          <table:table-cell table:formula="of:=[.B1393]-[.B$2]" office:value-type="float" office:value="42.5100049972534" calcext:value-type="float">
            <text:p>42.5100049973</text:p>
          </table:table-cell>
          <table:table-cell table:formula="of:=[.C1393]/([.D1393]-[.D1392])" office:value-type="float" office:value="102186.606338779" calcext:value-type="float">
            <text:p>102186.60633877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6447402.59424" calcext:value-type="float">
            <text:p>1456447402.59424</text:p>
          </table:table-cell>
          <table:table-cell office:value-type="float" office:value="1120" calcext:value-type="float">
            <text:p>1120</text:p>
          </table:table-cell>
          <table:table-cell table:formula="of:=[.B1394]-[.B$2]" office:value-type="float" office:value="42.5211045742035" calcext:value-type="float">
            <text:p>42.5211045742</text:p>
          </table:table-cell>
          <table:table-cell table:formula="of:=[.C1394]/([.D1394]-[.D1393])" office:value-type="float" office:value="100904.746643755" calcext:value-type="float">
            <text:p>100904.74664375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56447402.60542" calcext:value-type="float">
            <text:p>1456447402.60542</text:p>
          </table:table-cell>
          <table:table-cell office:value-type="float" office:value="1120" calcext:value-type="float">
            <text:p>1120</text:p>
          </table:table-cell>
          <table:table-cell table:formula="of:=[.B1395]-[.B$2]" office:value-type="float" office:value="42.5322847366333" calcext:value-type="float">
            <text:p>42.5322847366</text:p>
          </table:table-cell>
          <table:table-cell table:formula="of:=[.C1395]/([.D1395]-[.D1394])" office:value-type="float" office:value="100177.435438125" calcext:value-type="float">
            <text:p>100177.43543812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56447402.61641" calcext:value-type="float">
            <text:p>1456447402.61641</text:p>
          </table:table-cell>
          <table:table-cell office:value-type="float" office:value="1120" calcext:value-type="float">
            <text:p>1120</text:p>
          </table:table-cell>
          <table:table-cell table:formula="of:=[.B1396]-[.B$2]" office:value-type="float" office:value="42.5432810783386" calcext:value-type="float">
            <text:p>42.5432810783</text:p>
          </table:table-cell>
          <table:table-cell table:formula="of:=[.C1396]/([.D1396]-[.D1395])" office:value-type="float" office:value="101852.054984606" calcext:value-type="float">
            <text:p>101852.05498460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56447402.62759" calcext:value-type="float">
            <text:p>1456447402.62759</text:p>
          </table:table-cell>
          <table:table-cell office:value-type="float" office:value="1120" calcext:value-type="float">
            <text:p>1120</text:p>
          </table:table-cell>
          <table:table-cell table:formula="of:=[.B1397]-[.B$2]" office:value-type="float" office:value="42.5544590950012" calcext:value-type="float">
            <text:p>42.554459095</text:p>
          </table:table-cell>
          <table:table-cell table:formula="of:=[.C1397]/([.D1397]-[.D1396])" office:value-type="float" office:value="100196.665813497" calcext:value-type="float">
            <text:p>100196.66581349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447402.63875" calcext:value-type="float">
            <text:p>1456447402.63875</text:p>
          </table:table-cell>
          <table:table-cell office:value-type="float" office:value="1120" calcext:value-type="float">
            <text:p>1120</text:p>
          </table:table-cell>
          <table:table-cell table:formula="of:=[.B1398]-[.B$2]" office:value-type="float" office:value="42.5656161308289" calcext:value-type="float">
            <text:p>42.5656161308</text:p>
          </table:table-cell>
          <table:table-cell table:formula="of:=[.C1398]/([.D1398]-[.D1397])" office:value-type="float" office:value="100385.085904778" calcext:value-type="float">
            <text:p>100385.08590477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56447402.64975" calcext:value-type="float">
            <text:p>1456447402.64975</text:p>
          </table:table-cell>
          <table:table-cell office:value-type="float" office:value="1120" calcext:value-type="float">
            <text:p>1120</text:p>
          </table:table-cell>
          <table:table-cell table:formula="of:=[.B1399]-[.B$2]" office:value-type="float" office:value="42.576619386673" calcext:value-type="float">
            <text:p>42.5766193867</text:p>
          </table:table-cell>
          <table:table-cell table:formula="of:=[.C1399]/([.D1399]-[.D1398])" office:value-type="float" office:value="101788.053996663" calcext:value-type="float">
            <text:p>101788.05399666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56447402.6615" calcext:value-type="float">
            <text:p>1456447402.6615</text:p>
          </table:table-cell>
          <table:table-cell office:value-type="float" office:value="1120" calcext:value-type="float">
            <text:p>1120</text:p>
          </table:table-cell>
          <table:table-cell table:formula="of:=[.B1400]-[.B$2]" office:value-type="float" office:value="42.5883674621582" calcext:value-type="float">
            <text:p>42.5883674622</text:p>
          </table:table-cell>
          <table:table-cell table:formula="of:=[.C1400]/([.D1400]-[.D1399])" office:value-type="float" office:value="95334.7636732623" calcext:value-type="float">
            <text:p>95334.763673262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56447402.68322" calcext:value-type="float">
            <text:p>1456447402.68322</text:p>
          </table:table-cell>
          <table:table-cell office:value-type="float" office:value="1120" calcext:value-type="float">
            <text:p>1120</text:p>
          </table:table-cell>
          <table:table-cell table:formula="of:=[.B1401]-[.B$2]" office:value-type="float" office:value="42.610081911087" calcext:value-type="float">
            <text:p>42.6100819111</text:p>
          </table:table-cell>
          <table:table-cell table:formula="of:=[.C1401]/([.D1401]-[.D1400])" office:value-type="float" office:value="51578.5596802705" calcext:value-type="float">
            <text:p>51578.55968027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6447402.69448" calcext:value-type="float">
            <text:p>1456447402.69448</text:p>
          </table:table-cell>
          <table:table-cell office:value-type="float" office:value="1120" calcext:value-type="float">
            <text:p>1120</text:p>
          </table:table-cell>
          <table:table-cell table:formula="of:=[.B1402]-[.B$2]" office:value-type="float" office:value="42.6213438510895" calcext:value-type="float">
            <text:p>42.6213438511</text:p>
          </table:table-cell>
          <table:table-cell table:formula="of:=[.C1402]/([.D1402]-[.D1401])" office:value-type="float" office:value="99450.0059276823" calcext:value-type="float">
            <text:p>99450.005927682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56447402.70531" calcext:value-type="float">
            <text:p>1456447402.70531</text:p>
          </table:table-cell>
          <table:table-cell office:value-type="float" office:value="1120" calcext:value-type="float">
            <text:p>1120</text:p>
          </table:table-cell>
          <table:table-cell table:formula="of:=[.B1403]-[.B$2]" office:value-type="float" office:value="42.6321806907654" calcext:value-type="float">
            <text:p>42.6321806908</text:p>
          </table:table-cell>
          <table:table-cell table:formula="of:=[.C1403]/([.D1403]-[.D1402])" office:value-type="float" office:value="103351.164499593" calcext:value-type="float">
            <text:p>103351.16449959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56447402.71644" calcext:value-type="float">
            <text:p>1456447402.71644</text:p>
          </table:table-cell>
          <table:table-cell office:value-type="float" office:value="1120" calcext:value-type="float">
            <text:p>1120</text:p>
          </table:table-cell>
          <table:table-cell table:formula="of:=[.B1404]-[.B$2]" office:value-type="float" office:value="42.6433022022247" calcext:value-type="float">
            <text:p>42.6433022022</text:p>
          </table:table-cell>
          <table:table-cell table:formula="of:=[.C1404]/([.D1404]-[.D1403])" office:value-type="float" office:value="100705.736274573" calcext:value-type="float">
            <text:p>100705.73627457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56447402.72753" calcext:value-type="float">
            <text:p>1456447402.72753</text:p>
          </table:table-cell>
          <table:table-cell office:value-type="float" office:value="1120" calcext:value-type="float">
            <text:p>1120</text:p>
          </table:table-cell>
          <table:table-cell table:formula="of:=[.B1405]-[.B$2]" office:value-type="float" office:value="42.654393196106" calcext:value-type="float">
            <text:p>42.6543931961</text:p>
          </table:table-cell>
          <table:table-cell table:formula="of:=[.C1405]/([.D1405]-[.D1404])" office:value-type="float" office:value="100982.834540725" calcext:value-type="float">
            <text:p>100982.83454072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56447402.7387" calcext:value-type="float">
            <text:p>1456447402.7387</text:p>
          </table:table-cell>
          <table:table-cell office:value-type="float" office:value="1120" calcext:value-type="float">
            <text:p>1120</text:p>
          </table:table-cell>
          <table:table-cell table:formula="of:=[.B1406]-[.B$2]" office:value-type="float" office:value="42.6655697822571" calcext:value-type="float">
            <text:p>42.6655697823</text:p>
          </table:table-cell>
          <table:table-cell table:formula="of:=[.C1406]/([.D1406]-[.D1405])" office:value-type="float" office:value="100209.490165963" calcext:value-type="float">
            <text:p>100209.49016596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56447402.7498" calcext:value-type="float">
            <text:p>1456447402.7498</text:p>
          </table:table-cell>
          <table:table-cell office:value-type="float" office:value="1120" calcext:value-type="float">
            <text:p>1120</text:p>
          </table:table-cell>
          <table:table-cell table:formula="of:=[.B1407]-[.B$2]" office:value-type="float" office:value="42.6766633987427" calcext:value-type="float">
            <text:p>42.6766633987</text:p>
          </table:table-cell>
          <table:table-cell table:formula="of:=[.C1407]/([.D1407]-[.D1406])" office:value-type="float" office:value="100958.961530196" calcext:value-type="float">
            <text:p>100958.96153019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6447402.76096" calcext:value-type="float">
            <text:p>1456447402.76096</text:p>
          </table:table-cell>
          <table:table-cell office:value-type="float" office:value="1120" calcext:value-type="float">
            <text:p>1120</text:p>
          </table:table-cell>
          <table:table-cell table:formula="of:=[.B1408]-[.B$2]" office:value-type="float" office:value="42.6878221035004" calcext:value-type="float">
            <text:p>42.6878221035</text:p>
          </table:table-cell>
          <table:table-cell table:formula="of:=[.C1408]/([.D1408]-[.D1407])" office:value-type="float" office:value="100370.072003931" calcext:value-type="float">
            <text:p>100370.07200393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56447402.772" calcext:value-type="float">
            <text:p>1456447402.772</text:p>
          </table:table-cell>
          <table:table-cell office:value-type="float" office:value="1120" calcext:value-type="float">
            <text:p>1120</text:p>
          </table:table-cell>
          <table:table-cell table:formula="of:=[.B1409]-[.B$2]" office:value-type="float" office:value="42.6988697052002" calcext:value-type="float">
            <text:p>42.6988697052</text:p>
          </table:table-cell>
          <table:table-cell table:formula="of:=[.C1409]/([.D1409]-[.D1408])" office:value-type="float" office:value="101379.469538382" calcext:value-type="float">
            <text:p>101379.46953838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6447402.78297" calcext:value-type="float">
            <text:p>1456447402.78297</text:p>
          </table:table-cell>
          <table:table-cell office:value-type="float" office:value="1120" calcext:value-type="float">
            <text:p>1120</text:p>
          </table:table-cell>
          <table:table-cell table:formula="of:=[.B1410]-[.B$2]" office:value-type="float" office:value="42.7098410129547" calcext:value-type="float">
            <text:p>42.709841013</text:p>
          </table:table-cell>
          <table:table-cell table:formula="of:=[.C1410]/([.D1410]-[.D1409])" office:value-type="float" office:value="102084.457483104" calcext:value-type="float">
            <text:p>102084.45748310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56447402.79433" calcext:value-type="float">
            <text:p>1456447402.79433</text:p>
          </table:table-cell>
          <table:table-cell office:value-type="float" office:value="1120" calcext:value-type="float">
            <text:p>1120</text:p>
          </table:table-cell>
          <table:table-cell table:formula="of:=[.B1411]-[.B$2]" office:value-type="float" office:value="42.721194267273" calcext:value-type="float">
            <text:p>42.7211942673</text:p>
          </table:table-cell>
          <table:table-cell table:formula="of:=[.C1411]/([.D1411]-[.D1410])" office:value-type="float" office:value="98650.1287301287" calcext:value-type="float">
            <text:p>98650.128730128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56447402.81645" calcext:value-type="float">
            <text:p>1456447402.81645</text:p>
          </table:table-cell>
          <table:table-cell office:value-type="float" office:value="1120" calcext:value-type="float">
            <text:p>1120</text:p>
          </table:table-cell>
          <table:table-cell table:formula="of:=[.B1412]-[.B$2]" office:value-type="float" office:value="42.7433142662048" calcext:value-type="float">
            <text:p>42.7433142662</text:p>
          </table:table-cell>
          <table:table-cell table:formula="of:=[.C1412]/([.D1412]-[.D1411])" office:value-type="float" office:value="50632.9138373321" calcext:value-type="float">
            <text:p>50632.913837332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56447402.82747" calcext:value-type="float">
            <text:p>1456447402.82747</text:p>
          </table:table-cell>
          <table:table-cell office:value-type="float" office:value="1120" calcext:value-type="float">
            <text:p>1120</text:p>
          </table:table-cell>
          <table:table-cell table:formula="of:=[.B1413]-[.B$2]" office:value-type="float" office:value="42.7543408870697" calcext:value-type="float">
            <text:p>42.7543408871</text:p>
          </table:table-cell>
          <table:table-cell table:formula="of:=[.C1413]/([.D1413]-[.D1412])" office:value-type="float" office:value="101572.368699864" calcext:value-type="float">
            <text:p>101572.36869986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56447402.83858" calcext:value-type="float">
            <text:p>1456447402.83858</text:p>
          </table:table-cell>
          <table:table-cell office:value-type="float" office:value="1120" calcext:value-type="float">
            <text:p>1120</text:p>
          </table:table-cell>
          <table:table-cell table:formula="of:=[.B1414]-[.B$2]" office:value-type="float" office:value="42.7654438018799" calcext:value-type="float">
            <text:p>42.7654438019</text:p>
          </table:table-cell>
          <table:table-cell table:formula="of:=[.C1414]/([.D1414]-[.D1413])" office:value-type="float" office:value="100874.411733127" calcext:value-type="float">
            <text:p>100874.41173312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56447402.84967" calcext:value-type="float">
            <text:p>1456447402.84967</text:p>
          </table:table-cell>
          <table:table-cell office:value-type="float" office:value="1120" calcext:value-type="float">
            <text:p>1120</text:p>
          </table:table-cell>
          <table:table-cell table:formula="of:=[.B1415]-[.B$2]" office:value-type="float" office:value="42.7765395641327" calcext:value-type="float">
            <text:p>42.7765395641</text:p>
          </table:table-cell>
          <table:table-cell table:formula="of:=[.C1415]/([.D1415]-[.D1414])" office:value-type="float" office:value="100939.437461054" calcext:value-type="float">
            <text:p>100939.43746105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6447402.86078" calcext:value-type="float">
            <text:p>1456447402.86078</text:p>
          </table:table-cell>
          <table:table-cell office:value-type="float" office:value="1120" calcext:value-type="float">
            <text:p>1120</text:p>
          </table:table-cell>
          <table:table-cell table:formula="of:=[.B1416]-[.B$2]" office:value-type="float" office:value="42.7876422405243" calcext:value-type="float">
            <text:p>42.7876422405</text:p>
          </table:table-cell>
          <table:table-cell table:formula="of:=[.C1416]/([.D1416]-[.D1415])" office:value-type="float" office:value="100876.577907576" calcext:value-type="float">
            <text:p>100876.57790757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56447402.87194" calcext:value-type="float">
            <text:p>1456447402.87194</text:p>
          </table:table-cell>
          <table:table-cell office:value-type="float" office:value="1120" calcext:value-type="float">
            <text:p>1120</text:p>
          </table:table-cell>
          <table:table-cell table:formula="of:=[.B1417]-[.B$2]" office:value-type="float" office:value="42.7988061904907" calcext:value-type="float">
            <text:p>42.7988061905</text:p>
          </table:table-cell>
          <table:table-cell table:formula="of:=[.C1417]/([.D1417]-[.D1416])" office:value-type="float" office:value="100322.914682328" calcext:value-type="float">
            <text:p>100322.91468232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56447402.88302" calcext:value-type="float">
            <text:p>1456447402.88302</text:p>
          </table:table-cell>
          <table:table-cell office:value-type="float" office:value="1120" calcext:value-type="float">
            <text:p>1120</text:p>
          </table:table-cell>
          <table:table-cell table:formula="of:=[.B1418]-[.B$2]" office:value-type="float" office:value="42.8098871707916" calcext:value-type="float">
            <text:p>42.8098871708</text:p>
          </table:table-cell>
          <table:table-cell table:formula="of:=[.C1418]/([.D1418]-[.D1417])" office:value-type="float" office:value="101074.08997999" calcext:value-type="float">
            <text:p>101074.0899799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56447402.89419" calcext:value-type="float">
            <text:p>1456447402.89419</text:p>
          </table:table-cell>
          <table:table-cell office:value-type="float" office:value="1120" calcext:value-type="float">
            <text:p>1120</text:p>
          </table:table-cell>
          <table:table-cell table:formula="of:=[.B1419]-[.B$2]" office:value-type="float" office:value="42.8210556507111" calcext:value-type="float">
            <text:p>42.8210556507</text:p>
          </table:table-cell>
          <table:table-cell table:formula="of:=[.C1419]/([.D1419]-[.D1418])" office:value-type="float" office:value="100282.223550508" calcext:value-type="float">
            <text:p>100282.22355050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56447402.90526" calcext:value-type="float">
            <text:p>1456447402.90526</text:p>
          </table:table-cell>
          <table:table-cell office:value-type="float" office:value="1120" calcext:value-type="float">
            <text:p>1120</text:p>
          </table:table-cell>
          <table:table-cell table:formula="of:=[.B1420]-[.B$2]" office:value-type="float" office:value="42.8321268558502" calcext:value-type="float">
            <text:p>42.8321268559</text:p>
          </table:table-cell>
          <table:table-cell table:formula="of:=[.C1420]/([.D1420]-[.D1419])" office:value-type="float" office:value="101163.331897666" calcext:value-type="float">
            <text:p>101163.33189766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56447402.91625" calcext:value-type="float">
            <text:p>1456447402.91625</text:p>
          </table:table-cell>
          <table:table-cell office:value-type="float" office:value="1120" calcext:value-type="float">
            <text:p>1120</text:p>
          </table:table-cell>
          <table:table-cell table:formula="of:=[.B1421]-[.B$2]" office:value-type="float" office:value="42.8431198596954" calcext:value-type="float">
            <text:p>42.8431198597</text:p>
          </table:table-cell>
          <table:table-cell table:formula="of:=[.C1421]/([.D1421]-[.D1420])" office:value-type="float" office:value="101882.980827622" calcext:value-type="float">
            <text:p>101882.98082762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6447402.92721" calcext:value-type="float">
            <text:p>1456447402.92721</text:p>
          </table:table-cell>
          <table:table-cell office:value-type="float" office:value="1120" calcext:value-type="float">
            <text:p>1120</text:p>
          </table:table-cell>
          <table:table-cell table:formula="of:=[.B1422]-[.B$2]" office:value-type="float" office:value="42.8540740013123" calcext:value-type="float">
            <text:p>42.8540740013</text:p>
          </table:table-cell>
          <table:table-cell table:formula="of:=[.C1422]/([.D1422]-[.D1421])" office:value-type="float" office:value="102244.433126564" calcext:value-type="float">
            <text:p>102244.43312656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6447402.94924" calcext:value-type="float">
            <text:p>1456447402.94924</text:p>
          </table:table-cell>
          <table:table-cell office:value-type="float" office:value="1120" calcext:value-type="float">
            <text:p>1120</text:p>
          </table:table-cell>
          <table:table-cell table:formula="of:=[.B1423]-[.B$2]" office:value-type="float" office:value="42.8761043548584" calcext:value-type="float">
            <text:p>42.8761043549</text:p>
          </table:table-cell>
          <table:table-cell table:formula="of:=[.C1423]/([.D1423]-[.D1422])" office:value-type="float" office:value="50838.948074717" calcext:value-type="float">
            <text:p>50838.94807471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56447402.96043" calcext:value-type="float">
            <text:p>1456447402.96043</text:p>
          </table:table-cell>
          <table:table-cell office:value-type="float" office:value="1120" calcext:value-type="float">
            <text:p>1120</text:p>
          </table:table-cell>
          <table:table-cell table:formula="of:=[.B1424]-[.B$2]" office:value-type="float" office:value="42.8872964382172" calcext:value-type="float">
            <text:p>42.8872964382</text:p>
          </table:table-cell>
          <table:table-cell table:formula="of:=[.C1424]/([.D1424]-[.D1423])" office:value-type="float" office:value="100070.734294783" calcext:value-type="float">
            <text:p>100070.73429478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56447402.97146" calcext:value-type="float">
            <text:p>1456447402.97146</text:p>
          </table:table-cell>
          <table:table-cell office:value-type="float" office:value="1120" calcext:value-type="float">
            <text:p>1120</text:p>
          </table:table-cell>
          <table:table-cell table:formula="of:=[.B1425]-[.B$2]" office:value-type="float" office:value="42.8983256816864" calcext:value-type="float">
            <text:p>42.8983256817</text:p>
          </table:table-cell>
          <table:table-cell table:formula="of:=[.C1425]/([.D1425]-[.D1424])" office:value-type="float" office:value="101548.216169477" calcext:value-type="float">
            <text:p>101548.21616947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56447402.9826" calcext:value-type="float">
            <text:p>1456447402.9826</text:p>
          </table:table-cell>
          <table:table-cell office:value-type="float" office:value="1120" calcext:value-type="float">
            <text:p>1120</text:p>
          </table:table-cell>
          <table:table-cell table:formula="of:=[.B1426]-[.B$2]" office:value-type="float" office:value="42.9094626903534" calcext:value-type="float">
            <text:p>42.9094626904</text:p>
          </table:table-cell>
          <table:table-cell table:formula="of:=[.C1426]/([.D1426]-[.D1425])" office:value-type="float" office:value="100565.603699264" calcext:value-type="float">
            <text:p>100565.60369926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6447402.99362" calcext:value-type="float">
            <text:p>1456447402.99362</text:p>
          </table:table-cell>
          <table:table-cell office:value-type="float" office:value="1120" calcext:value-type="float">
            <text:p>1120</text:p>
          </table:table-cell>
          <table:table-cell table:formula="of:=[.B1427]-[.B$2]" office:value-type="float" office:value="42.9204847812653" calcext:value-type="float">
            <text:p>42.9204847813</text:p>
          </table:table-cell>
          <table:table-cell table:formula="of:=[.C1427]/([.D1427]-[.D1426])" office:value-type="float" office:value="101614.113778931" calcext:value-type="float">
            <text:p>101614.11377893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56447403.00482" calcext:value-type="float">
            <text:p>1456447403.00482</text:p>
          </table:table-cell>
          <table:table-cell office:value-type="float" office:value="1120" calcext:value-type="float">
            <text:p>1120</text:p>
          </table:table-cell>
          <table:table-cell table:formula="of:=[.B1428]-[.B$2]" office:value-type="float" office:value="42.931688785553" calcext:value-type="float">
            <text:p>42.9316887856</text:p>
          </table:table-cell>
          <table:table-cell table:formula="of:=[.C1428]/([.D1428]-[.D1427])" office:value-type="float" office:value="99964.2602089673" calcext:value-type="float">
            <text:p>99964.260208967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56447403.02604" calcext:value-type="float">
            <text:p>1456447403.02604</text:p>
          </table:table-cell>
          <table:table-cell office:value-type="float" office:value="1120" calcext:value-type="float">
            <text:p>1120</text:p>
          </table:table-cell>
          <table:table-cell table:formula="of:=[.B1429]-[.B$2]" office:value-type="float" office:value="42.952908039093" calcext:value-type="float">
            <text:p>42.9529080391</text:p>
          </table:table-cell>
          <table:table-cell table:formula="of:=[.C1429]/([.D1429]-[.D1428])" office:value-type="float" office:value="52782.2525842697" calcext:value-type="float">
            <text:p>52782.252584269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56447403.03001" calcext:value-type="float">
            <text:p>1456447403.03001</text:p>
          </table:table-cell>
          <table:table-cell office:value-type="float" office:value="1120" calcext:value-type="float">
            <text:p>1120</text:p>
          </table:table-cell>
          <table:table-cell table:formula="of:=[.B1430]-[.B$2]" office:value-type="float" office:value="42.9568765163422" calcext:value-type="float">
            <text:p>42.9568765163</text:p>
          </table:table-cell>
          <table:table-cell table:formula="of:=[.C1430]/([.D1430]-[.D1429])" office:value-type="float" office:value="282224.120156203" calcext:value-type="float">
            <text:p>282224.12015620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56447403.04599" calcext:value-type="float">
            <text:p>1456447403.04599</text:p>
          </table:table-cell>
          <table:table-cell office:value-type="float" office:value="1120" calcext:value-type="float">
            <text:p>1120</text:p>
          </table:table-cell>
          <table:table-cell table:formula="of:=[.B1431]-[.B$2]" office:value-type="float" office:value="42.9728565216064" calcext:value-type="float">
            <text:p>42.9728565216</text:p>
          </table:table-cell>
          <table:table-cell table:formula="of:=[.C1431]/([.D1431]-[.D1430])" office:value-type="float" office:value="70087.5864229765" calcext:value-type="float">
            <text:p>70087.586422976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56447403.04999" calcext:value-type="float">
            <text:p>1456447403.04999</text:p>
          </table:table-cell>
          <table:table-cell office:value-type="float" office:value="1120" calcext:value-type="float">
            <text:p>1120</text:p>
          </table:table-cell>
          <table:table-cell table:formula="of:=[.B1432]-[.B$2]" office:value-type="float" office:value="42.9768595695496" calcext:value-type="float">
            <text:p>42.9768595695</text:p>
          </table:table-cell>
          <table:table-cell table:formula="of:=[.C1432]/([.D1432]-[.D1431])" office:value-type="float" office:value="279786.8064324" calcext:value-type="float">
            <text:p>279786.806432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6447403.05399" calcext:value-type="float">
            <text:p>1456447403.05399</text:p>
          </table:table-cell>
          <table:table-cell office:value-type="float" office:value="1120" calcext:value-type="float">
            <text:p>1120</text:p>
          </table:table-cell>
          <table:table-cell table:formula="of:=[.B1433]-[.B$2]" office:value-type="float" office:value="42.9808552265167" calcext:value-type="float">
            <text:p>42.9808552265</text:p>
          </table:table-cell>
          <table:table-cell table:formula="of:=[.C1433]/([.D1433]-[.D1432])" office:value-type="float" office:value="280304.342741214" calcext:value-type="float">
            <text:p>280304.34274121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56447403.06034" calcext:value-type="float">
            <text:p>1456447403.06034</text:p>
          </table:table-cell>
          <table:table-cell office:value-type="float" office:value="1120" calcext:value-type="float">
            <text:p>1120</text:p>
          </table:table-cell>
          <table:table-cell table:formula="of:=[.B1434]-[.B$2]" office:value-type="float" office:value="42.9872081279755" calcext:value-type="float">
            <text:p>42.987208128</text:p>
          </table:table-cell>
          <table:table-cell table:formula="of:=[.C1434]/([.D1434]-[.D1433])" office:value-type="float" office:value="176297.398483825" calcext:value-type="float">
            <text:p>176297.39848382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56447403.07128" calcext:value-type="float">
            <text:p>1456447403.07128</text:p>
          </table:table-cell>
          <table:table-cell office:value-type="float" office:value="1120" calcext:value-type="float">
            <text:p>1120</text:p>
          </table:table-cell>
          <table:table-cell table:formula="of:=[.B1435]-[.B$2]" office:value-type="float" office:value="42.9981441497803" calcext:value-type="float">
            <text:p>42.9981441498</text:p>
          </table:table-cell>
          <table:table-cell table:formula="of:=[.C1435]/([.D1435]-[.D1434])" office:value-type="float" office:value="102413.841156337" calcext:value-type="float">
            <text:p>102413.84115633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56447403.07522" calcext:value-type="float">
            <text:p>1456447403.07522</text:p>
          </table:table-cell>
          <table:table-cell office:value-type="float" office:value="1120" calcext:value-type="float">
            <text:p>1120</text:p>
          </table:table-cell>
          <table:table-cell table:formula="of:=[.B1436]-[.B$2]" office:value-type="float" office:value="43.0020866394043" calcext:value-type="float">
            <text:p>43.0020866394</text:p>
          </table:table-cell>
          <table:table-cell table:formula="of:=[.C1436]/([.D1436]-[.D1435])" office:value-type="float" office:value="284084.450895017" calcext:value-type="float">
            <text:p>284084.45089501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56447403.07914" calcext:value-type="float">
            <text:p>1456447403.07914</text:p>
          </table:table-cell>
          <table:table-cell office:value-type="float" office:value="1120" calcext:value-type="float">
            <text:p>1120</text:p>
          </table:table-cell>
          <table:table-cell table:formula="of:=[.B1437]-[.B$2]" office:value-type="float" office:value="43.0060102939606" calcext:value-type="float">
            <text:p>43.006010294</text:p>
          </table:table-cell>
          <table:table-cell table:formula="of:=[.C1437]/([.D1437]-[.D1436])" office:value-type="float" office:value="285448.166737558" calcext:value-type="float">
            <text:p>285448.16673755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6447403.08301" calcext:value-type="float">
            <text:p>1456447403.08301</text:p>
          </table:table-cell>
          <table:table-cell office:value-type="float" office:value="1120" calcext:value-type="float">
            <text:p>1120</text:p>
          </table:table-cell>
          <table:table-cell table:formula="of:=[.B1438]-[.B$2]" office:value-type="float" office:value="43.0098791122437" calcext:value-type="float">
            <text:p>43.0098791122</text:p>
          </table:table-cell>
          <table:table-cell table:formula="of:=[.C1438]/([.D1438]-[.D1437])" office:value-type="float" office:value="289494.08270167" calcext:value-type="float">
            <text:p>289494.0827016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6447403.08692" calcext:value-type="float">
            <text:p>1456447403.08692</text:p>
          </table:table-cell>
          <table:table-cell office:value-type="float" office:value="1120" calcext:value-type="float">
            <text:p>1120</text:p>
          </table:table-cell>
          <table:table-cell table:formula="of:=[.B1439]-[.B$2]" office:value-type="float" office:value="43.0137853622437" calcext:value-type="float">
            <text:p>43.0137853622</text:p>
          </table:table-cell>
          <table:table-cell table:formula="of:=[.C1439]/([.D1439]-[.D1438])" office:value-type="float" office:value="286720" calcext:value-type="float">
            <text:p>28672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6447403.09081" calcext:value-type="float">
            <text:p>1456447403.09081</text:p>
          </table:table-cell>
          <table:table-cell office:value-type="float" office:value="1120" calcext:value-type="float">
            <text:p>1120</text:p>
          </table:table-cell>
          <table:table-cell table:formula="of:=[.B1440]-[.B$2]" office:value-type="float" office:value="43.0176780223846" calcext:value-type="float">
            <text:p>43.0176780224</text:p>
          </table:table-cell>
          <table:table-cell table:formula="of:=[.C1440]/([.D1440]-[.D1439])" office:value-type="float" office:value="287720.982421755" calcext:value-type="float">
            <text:p>287720.98242175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6447403.09471" calcext:value-type="float">
            <text:p>1456447403.09471</text:p>
          </table:table-cell>
          <table:table-cell office:value-type="float" office:value="1120" calcext:value-type="float">
            <text:p>1120</text:p>
          </table:table-cell>
          <table:table-cell table:formula="of:=[.B1441]-[.B$2]" office:value-type="float" office:value="43.0215747356415" calcext:value-type="float">
            <text:p>43.0215747356</text:p>
          </table:table-cell>
          <table:table-cell table:formula="of:=[.C1441]/([.D1441]-[.D1440])" office:value-type="float" office:value="287421.713166911" calcext:value-type="float">
            <text:p>287421.71316691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6447403.09862" calcext:value-type="float">
            <text:p>1456447403.09862</text:p>
          </table:table-cell>
          <table:table-cell office:value-type="float" office:value="1120" calcext:value-type="float">
            <text:p>1120</text:p>
          </table:table-cell>
          <table:table-cell table:formula="of:=[.B1442]-[.B$2]" office:value-type="float" office:value="43.0254838466644" calcext:value-type="float">
            <text:p>43.0254838467</text:p>
          </table:table-cell>
          <table:table-cell table:formula="of:=[.C1442]/([.D1442]-[.D1441])" office:value-type="float" office:value="286510.153696023" calcext:value-type="float">
            <text:p>286510.15369602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6447403.10251" calcext:value-type="float">
            <text:p>1456447403.10251</text:p>
          </table:table-cell>
          <table:table-cell office:value-type="float" office:value="1120" calcext:value-type="float">
            <text:p>1120</text:p>
          </table:table-cell>
          <table:table-cell table:formula="of:=[.B1443]-[.B$2]" office:value-type="float" office:value="43.0293741226196" calcext:value-type="float">
            <text:p>43.0293741226</text:p>
          </table:table-cell>
          <table:table-cell table:formula="of:=[.C1443]/([.D1443]-[.D1442])" office:value-type="float" office:value="287897.314457314" calcext:value-type="float">
            <text:p>287897.31445731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6447403.1064" calcext:value-type="float">
            <text:p>1456447403.1064</text:p>
          </table:table-cell>
          <table:table-cell office:value-type="float" office:value="1120" calcext:value-type="float">
            <text:p>1120</text:p>
          </table:table-cell>
          <table:table-cell table:formula="of:=[.B1444]-[.B$2]" office:value-type="float" office:value="43.0332655906677" calcext:value-type="float">
            <text:p>43.0332655907</text:p>
          </table:table-cell>
          <table:table-cell table:formula="of:=[.C1444]/([.D1444]-[.D1443])" office:value-type="float" office:value="287809.121431197" calcext:value-type="float">
            <text:p>287809.12143119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6447403.11027" calcext:value-type="float">
            <text:p>1456447403.11027</text:p>
          </table:table-cell>
          <table:table-cell office:value-type="float" office:value="1120" calcext:value-type="float">
            <text:p>1120</text:p>
          </table:table-cell>
          <table:table-cell table:formula="of:=[.B1445]-[.B$2]" office:value-type="float" office:value="43.0371336936951" calcext:value-type="float">
            <text:p>43.0371336937</text:p>
          </table:table-cell>
          <table:table-cell table:formula="of:=[.C1445]/([.D1445]-[.D1444])" office:value-type="float" office:value="289547.613412229" calcext:value-type="float">
            <text:p>289547.61341222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6447403.11677" calcext:value-type="float">
            <text:p>1456447403.11677</text:p>
          </table:table-cell>
          <table:table-cell office:value-type="float" office:value="1120" calcext:value-type="float">
            <text:p>1120</text:p>
          </table:table-cell>
          <table:table-cell table:formula="of:=[.B1446]-[.B$2]" office:value-type="float" office:value="43.0436363220215" calcext:value-type="float">
            <text:p>43.043636322</text:p>
          </table:table-cell>
          <table:table-cell table:formula="of:=[.C1446]/([.D1446]-[.D1445])" office:value-type="float" office:value="172238.046491164" calcext:value-type="float">
            <text:p>172238.04649116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6447403.1281" calcext:value-type="float">
            <text:p>1456447403.1281</text:p>
          </table:table-cell>
          <table:table-cell office:value-type="float" office:value="1120" calcext:value-type="float">
            <text:p>1120</text:p>
          </table:table-cell>
          <table:table-cell table:formula="of:=[.B1447]-[.B$2]" office:value-type="float" office:value="43.0549681186676" calcext:value-type="float">
            <text:p>43.0549681187</text:p>
          </table:table-cell>
          <table:table-cell table:formula="of:=[.C1447]/([.D1447]-[.D1446])" office:value-type="float" office:value="98836.9307159839" calcext:value-type="float">
            <text:p>98836.93071598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6447403.13945" calcext:value-type="float">
            <text:p>1456447403.13945</text:p>
          </table:table-cell>
          <table:table-cell office:value-type="float" office:value="1120" calcext:value-type="float">
            <text:p>1120</text:p>
          </table:table-cell>
          <table:table-cell table:formula="of:=[.B1448]-[.B$2]" office:value-type="float" office:value="43.0663137435913" calcext:value-type="float">
            <text:p>43.0663137436</text:p>
          </table:table-cell>
          <table:table-cell table:formula="of:=[.C1448]/([.D1448]-[.D1447])" office:value-type="float" office:value="98716.4662617942" calcext:value-type="float">
            <text:p>98716.466261794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6447403.15079" calcext:value-type="float">
            <text:p>1456447403.15079</text:p>
          </table:table-cell>
          <table:table-cell office:value-type="float" office:value="1120" calcext:value-type="float">
            <text:p>1120</text:p>
          </table:table-cell>
          <table:table-cell table:formula="of:=[.B1449]-[.B$2]" office:value-type="float" office:value="43.077657699585" calcext:value-type="float">
            <text:p>43.0776576996</text:p>
          </table:table-cell>
          <table:table-cell table:formula="of:=[.C1449]/([.D1449]-[.D1448])" office:value-type="float" office:value="98730.9894913829" calcext:value-type="float">
            <text:p>98730.989491382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6447403.16227" calcext:value-type="float">
            <text:p>1456447403.16227</text:p>
          </table:table-cell>
          <table:table-cell office:value-type="float" office:value="1120" calcext:value-type="float">
            <text:p>1120</text:p>
          </table:table-cell>
          <table:table-cell table:formula="of:=[.B1450]-[.B$2]" office:value-type="float" office:value="43.0891361236572" calcext:value-type="float">
            <text:p>43.0891361237</text:p>
          </table:table-cell>
          <table:table-cell table:formula="of:=[.C1450]/([.D1450]-[.D1449])" office:value-type="float" office:value="97574.3702226654" calcext:value-type="float">
            <text:p>97574.370222665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447403.17357" calcext:value-type="float">
            <text:p>1456447403.17357</text:p>
          </table:table-cell>
          <table:table-cell office:value-type="float" office:value="1120" calcext:value-type="float">
            <text:p>1120</text:p>
          </table:table-cell>
          <table:table-cell table:formula="of:=[.B1451]-[.B$2]" office:value-type="float" office:value="43.1004366874695" calcext:value-type="float">
            <text:p>43.1004366875</text:p>
          </table:table-cell>
          <table:table-cell table:formula="of:=[.C1451]/([.D1451]-[.D1450])" office:value-type="float" office:value="99110.0991603021" calcext:value-type="float">
            <text:p>99110.099160302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6447403.18754" calcext:value-type="float">
            <text:p>1456447403.18754</text:p>
          </table:table-cell>
          <table:table-cell office:value-type="float" office:value="1120" calcext:value-type="float">
            <text:p>1120</text:p>
          </table:table-cell>
          <table:table-cell table:formula="of:=[.B1452]-[.B$2]" office:value-type="float" office:value="43.1144018173218" calcext:value-type="float">
            <text:p>43.1144018173</text:p>
          </table:table-cell>
          <table:table-cell table:formula="of:=[.C1452]/([.D1452]-[.D1451])" office:value-type="float" office:value="80199.7555229283" calcext:value-type="float">
            <text:p>80199.755522928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6447403.19646" calcext:value-type="float">
            <text:p>1456447403.19646</text:p>
          </table:table-cell>
          <table:table-cell office:value-type="float" office:value="1120" calcext:value-type="float">
            <text:p>1120</text:p>
          </table:table-cell>
          <table:table-cell table:formula="of:=[.B1453]-[.B$2]" office:value-type="float" office:value="43.1233291625977" calcext:value-type="float">
            <text:p>43.1233291626</text:p>
          </table:table-cell>
          <table:table-cell table:formula="of:=[.C1453]/([.D1453]-[.D1452])" office:value-type="float" office:value="125457.228928533" calcext:value-type="float">
            <text:p>125457.22892853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6447403.20757" calcext:value-type="float">
            <text:p>1456447403.20757</text:p>
          </table:table-cell>
          <table:table-cell office:value-type="float" office:value="1120" calcext:value-type="float">
            <text:p>1120</text:p>
          </table:table-cell>
          <table:table-cell table:formula="of:=[.B1454]-[.B$2]" office:value-type="float" office:value="43.1344311237335" calcext:value-type="float">
            <text:p>43.1344311237</text:p>
          </table:table-cell>
          <table:table-cell table:formula="of:=[.C1454]/([.D1454]-[.D1453])" office:value-type="float" office:value="100883.076989155" calcext:value-type="float">
            <text:p>100883.07698915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6447403.21902" calcext:value-type="float">
            <text:p>1456447403.21902</text:p>
          </table:table-cell>
          <table:table-cell office:value-type="float" office:value="1120" calcext:value-type="float">
            <text:p>1120</text:p>
          </table:table-cell>
          <table:table-cell table:formula="of:=[.B1455]-[.B$2]" office:value-type="float" office:value="43.145886182785" calcext:value-type="float">
            <text:p>43.1458861828</text:p>
          </table:table-cell>
          <table:table-cell table:formula="of:=[.C1455]/([.D1455]-[.D1454])" office:value-type="float" office:value="97773.393830912" calcext:value-type="float">
            <text:p>97773.39383091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6447403.2303" calcext:value-type="float">
            <text:p>1456447403.2303</text:p>
          </table:table-cell>
          <table:table-cell office:value-type="float" office:value="1120" calcext:value-type="float">
            <text:p>1120</text:p>
          </table:table-cell>
          <table:table-cell table:formula="of:=[.B1456]-[.B$2]" office:value-type="float" office:value="43.1571707725525" calcext:value-type="float">
            <text:p>43.1571707726</text:p>
          </table:table-cell>
          <table:table-cell table:formula="of:=[.C1456]/([.D1456]-[.D1455])" office:value-type="float" office:value="99250.3957237329" calcext:value-type="float">
            <text:p>99250.395723732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447403.24156" calcext:value-type="float">
            <text:p>1456447403.24156</text:p>
          </table:table-cell>
          <table:table-cell office:value-type="float" office:value="1120" calcext:value-type="float">
            <text:p>1120</text:p>
          </table:table-cell>
          <table:table-cell table:formula="of:=[.B1457]-[.B$2]" office:value-type="float" office:value="43.1684262752533" calcext:value-type="float">
            <text:p>43.1684262753</text:p>
          </table:table-cell>
          <table:table-cell table:formula="of:=[.C1457]/([.D1457]-[.D1456])" office:value-type="float" office:value="99506.8838568917" calcext:value-type="float">
            <text:p>99506.883856891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6447403.25289" calcext:value-type="float">
            <text:p>1456447403.25289</text:p>
          </table:table-cell>
          <table:table-cell office:value-type="float" office:value="1120" calcext:value-type="float">
            <text:p>1120</text:p>
          </table:table-cell>
          <table:table-cell table:formula="of:=[.B1458]-[.B$2]" office:value-type="float" office:value="43.1797525882721" calcext:value-type="float">
            <text:p>43.1797525883</text:p>
          </table:table-cell>
          <table:table-cell table:formula="of:=[.C1458]/([.D1458]-[.D1457])" office:value-type="float" office:value="98884.7825537827" calcext:value-type="float">
            <text:p>98884.782553782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6447403.26432" calcext:value-type="float">
            <text:p>1456447403.26432</text:p>
          </table:table-cell>
          <table:table-cell office:value-type="float" office:value="1120" calcext:value-type="float">
            <text:p>1120</text:p>
          </table:table-cell>
          <table:table-cell table:formula="of:=[.B1459]-[.B$2]" office:value-type="float" office:value="43.1911857128143" calcext:value-type="float">
            <text:p>43.1911857128</text:p>
          </table:table-cell>
          <table:table-cell table:formula="of:=[.C1459]/([.D1459]-[.D1458])" office:value-type="float" office:value="97960.9725987405" calcext:value-type="float">
            <text:p>97960.972598740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6447403.27578" calcext:value-type="float">
            <text:p>1456447403.27578</text:p>
          </table:table-cell>
          <table:table-cell office:value-type="float" office:value="1120" calcext:value-type="float">
            <text:p>1120</text:p>
          </table:table-cell>
          <table:table-cell table:formula="of:=[.B1460]-[.B$2]" office:value-type="float" office:value="43.2026498317719" calcext:value-type="float">
            <text:p>43.2026498318</text:p>
          </table:table-cell>
          <table:table-cell table:formula="of:=[.C1460]/([.D1460]-[.D1459])" office:value-type="float" office:value="97696.1251143832" calcext:value-type="float">
            <text:p>97696.125114383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6447403.28698" calcext:value-type="float">
            <text:p>1456447403.28698</text:p>
          </table:table-cell>
          <table:table-cell office:value-type="float" office:value="1120" calcext:value-type="float">
            <text:p>1120</text:p>
          </table:table-cell>
          <table:table-cell table:formula="of:=[.B1461]-[.B$2]" office:value-type="float" office:value="43.2138457298279" calcext:value-type="float">
            <text:p>43.2138457298</text:p>
          </table:table-cell>
          <table:table-cell table:formula="of:=[.C1461]/([.D1461]-[.D1460])" office:value-type="float" office:value="100036.637918184" calcext:value-type="float">
            <text:p>100036.63791818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56447403.29826" calcext:value-type="float">
            <text:p>1456447403.29826</text:p>
          </table:table-cell>
          <table:table-cell office:value-type="float" office:value="1120" calcext:value-type="float">
            <text:p>1120</text:p>
          </table:table-cell>
          <table:table-cell table:formula="of:=[.B1462]-[.B$2]" office:value-type="float" office:value="43.2251284122467" calcext:value-type="float">
            <text:p>43.2251284122</text:p>
          </table:table-cell>
          <table:table-cell table:formula="of:=[.C1462]/([.D1462]-[.D1461])" office:value-type="float" office:value="99267.1741013883" calcext:value-type="float">
            <text:p>99267.174101388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56447403.3096" calcext:value-type="float">
            <text:p>1456447403.3096</text:p>
          </table:table-cell>
          <table:table-cell office:value-type="float" office:value="1120" calcext:value-type="float">
            <text:p>1120</text:p>
          </table:table-cell>
          <table:table-cell table:formula="of:=[.B1463]-[.B$2]" office:value-type="float" office:value="43.2364633083344" calcext:value-type="float">
            <text:p>43.2364633083</text:p>
          </table:table-cell>
          <table:table-cell table:formula="of:=[.C1463]/([.D1463]-[.D1462])" office:value-type="float" office:value="98809.9045054899" calcext:value-type="float">
            <text:p>98809.904505489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6447403.32093" calcext:value-type="float">
            <text:p>1456447403.32093</text:p>
          </table:table-cell>
          <table:table-cell office:value-type="float" office:value="1120" calcext:value-type="float">
            <text:p>1120</text:p>
          </table:table-cell>
          <table:table-cell table:formula="of:=[.B1464]-[.B$2]" office:value-type="float" office:value="43.247793674469" calcext:value-type="float">
            <text:p>43.2477936745</text:p>
          </table:table-cell>
          <table:table-cell table:formula="of:=[.C1464]/([.D1464]-[.D1463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56447403.33226" calcext:value-type="float">
            <text:p>1456447403.33226</text:p>
          </table:table-cell>
          <table:table-cell office:value-type="float" office:value="1120" calcext:value-type="float">
            <text:p>1120</text:p>
          </table:table-cell>
          <table:table-cell table:formula="of:=[.B1465]-[.B$2]" office:value-type="float" office:value="43.2591230869293" calcext:value-type="float">
            <text:p>43.2591230869</text:p>
          </table:table-cell>
          <table:table-cell table:formula="of:=[.C1465]/([.D1465]-[.D1464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56447403.34377" calcext:value-type="float">
            <text:p>1456447403.34377</text:p>
          </table:table-cell>
          <table:table-cell office:value-type="float" office:value="1120" calcext:value-type="float">
            <text:p>1120</text:p>
          </table:table-cell>
          <table:table-cell table:formula="of:=[.B1466]-[.B$2]" office:value-type="float" office:value="43.2706322669983" calcext:value-type="float">
            <text:p>43.270632267</text:p>
          </table:table-cell>
          <table:table-cell table:formula="of:=[.C1466]/([.D1466]-[.D1465])" office:value-type="float" office:value="97313.6221075964" calcext:value-type="float">
            <text:p>97313.622107596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56447403.35498" calcext:value-type="float">
            <text:p>1456447403.35498</text:p>
          </table:table-cell>
          <table:table-cell office:value-type="float" office:value="1120" calcext:value-type="float">
            <text:p>1120</text:p>
          </table:table-cell>
          <table:table-cell table:formula="of:=[.B1467]-[.B$2]" office:value-type="float" office:value="43.2818434238434" calcext:value-type="float">
            <text:p>43.2818434238</text:p>
          </table:table-cell>
          <table:table-cell table:formula="of:=[.C1467]/([.D1467]-[.D1466])" office:value-type="float" office:value="99900.4844437828" calcext:value-type="float">
            <text:p>99900.484443782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56447403.36625" calcext:value-type="float">
            <text:p>1456447403.36625</text:p>
          </table:table-cell>
          <table:table-cell office:value-type="float" office:value="1120" calcext:value-type="float">
            <text:p>1120</text:p>
          </table:table-cell>
          <table:table-cell table:formula="of:=[.B1468]-[.B$2]" office:value-type="float" office:value="43.2931144237518" calcext:value-type="float">
            <text:p>43.2931144238</text:p>
          </table:table-cell>
          <table:table-cell table:formula="of:=[.C1468]/([.D1468]-[.D1467])" office:value-type="float" office:value="99370.0655751576" calcext:value-type="float">
            <text:p>99370.065575157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56447403.3776" calcext:value-type="float">
            <text:p>1456447403.3776</text:p>
          </table:table-cell>
          <table:table-cell office:value-type="float" office:value="1120" calcext:value-type="float">
            <text:p>1120</text:p>
          </table:table-cell>
          <table:table-cell table:formula="of:=[.B1469]-[.B$2]" office:value-type="float" office:value="43.3044612407684" calcext:value-type="float">
            <text:p>43.3044612408</text:p>
          </table:table-cell>
          <table:table-cell table:formula="of:=[.C1469]/([.D1469]-[.D1468])" office:value-type="float" office:value="98706.0951420407" calcext:value-type="float">
            <text:p>98706.095142040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56447403.38881" calcext:value-type="float">
            <text:p>1456447403.38881</text:p>
          </table:table-cell>
          <table:table-cell office:value-type="float" office:value="1120" calcext:value-type="float">
            <text:p>1120</text:p>
          </table:table-cell>
          <table:table-cell table:formula="of:=[.B1470]-[.B$2]" office:value-type="float" office:value="43.3156785964966" calcext:value-type="float">
            <text:p>43.3156785965</text:p>
          </table:table-cell>
          <table:table-cell table:formula="of:=[.C1470]/([.D1470]-[.D1469])" office:value-type="float" office:value="99845.277901762" calcext:value-type="float">
            <text:p>99845.27790176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56447403.40025" calcext:value-type="float">
            <text:p>1456447403.40025</text:p>
          </table:table-cell>
          <table:table-cell office:value-type="float" office:value="1120" calcext:value-type="float">
            <text:p>1120</text:p>
          </table:table-cell>
          <table:table-cell table:formula="of:=[.B1471]-[.B$2]" office:value-type="float" office:value="43.3271191120148" calcext:value-type="float">
            <text:p>43.327119112</text:p>
          </table:table-cell>
          <table:table-cell table:formula="of:=[.C1471]/([.D1471]-[.D1470])" office:value-type="float" office:value="97897.6863603209" calcext:value-type="float">
            <text:p>97897.686360320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56447403.41162" calcext:value-type="float">
            <text:p>1456447403.41162</text:p>
          </table:table-cell>
          <table:table-cell office:value-type="float" office:value="1120" calcext:value-type="float">
            <text:p>1120</text:p>
          </table:table-cell>
          <table:table-cell table:formula="of:=[.B1472]-[.B$2]" office:value-type="float" office:value="43.3384883403778" calcext:value-type="float">
            <text:p>43.3384883404</text:p>
          </table:table-cell>
          <table:table-cell table:formula="of:=[.C1472]/([.D1472]-[.D1471])" office:value-type="float" office:value="98511.5228788324" calcext:value-type="float">
            <text:p>98511.522878832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56447403.42298" calcext:value-type="float">
            <text:p>1456447403.42298</text:p>
          </table:table-cell>
          <table:table-cell office:value-type="float" office:value="1120" calcext:value-type="float">
            <text:p>1120</text:p>
          </table:table-cell>
          <table:table-cell table:formula="of:=[.B1473]-[.B$2]" office:value-type="float" office:value="43.3498420715332" calcext:value-type="float">
            <text:p>43.3498420715</text:p>
          </table:table-cell>
          <table:table-cell table:formula="of:=[.C1473]/([.D1473]-[.D1472])" office:value-type="float" office:value="98645.9855945906" calcext:value-type="float">
            <text:p>98645.985594590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56447403.43445" calcext:value-type="float">
            <text:p>1456447403.43445</text:p>
          </table:table-cell>
          <table:table-cell office:value-type="float" office:value="1120" calcext:value-type="float">
            <text:p>1120</text:p>
          </table:table-cell>
          <table:table-cell table:formula="of:=[.B1474]-[.B$2]" office:value-type="float" office:value="43.3613171577454" calcext:value-type="float">
            <text:p>43.3613171577</text:p>
          </table:table-cell>
          <table:table-cell table:formula="of:=[.C1474]/([.D1474]-[.D1473])" office:value-type="float" office:value="97602.7525451901" calcext:value-type="float">
            <text:p>97602.752545190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56447403.44602" calcext:value-type="float">
            <text:p>1456447403.44602</text:p>
          </table:table-cell>
          <table:table-cell office:value-type="float" office:value="1120" calcext:value-type="float">
            <text:p>1120</text:p>
          </table:table-cell>
          <table:table-cell table:formula="of:=[.B1475]-[.B$2]" office:value-type="float" office:value="43.3728845119476" calcext:value-type="float">
            <text:p>43.3728845119</text:p>
          </table:table-cell>
          <table:table-cell table:formula="of:=[.C1475]/([.D1475]-[.D1474])" office:value-type="float" office:value="96824.2158418699" calcext:value-type="float">
            <text:p>96824.215841869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56447403.45704" calcext:value-type="float">
            <text:p>1456447403.45704</text:p>
          </table:table-cell>
          <table:table-cell office:value-type="float" office:value="1120" calcext:value-type="float">
            <text:p>1120</text:p>
          </table:table-cell>
          <table:table-cell table:formula="of:=[.B1476]-[.B$2]" office:value-type="float" office:value="43.383908033371" calcext:value-type="float">
            <text:p>43.3839080334</text:p>
          </table:table-cell>
          <table:table-cell table:formula="of:=[.C1476]/([.D1476]-[.D1475])" office:value-type="float" office:value="101600.927415866" calcext:value-type="float">
            <text:p>101600.92741586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56447403.46843" calcext:value-type="float">
            <text:p>1456447403.46843</text:p>
          </table:table-cell>
          <table:table-cell office:value-type="float" office:value="1120" calcext:value-type="float">
            <text:p>1120</text:p>
          </table:table-cell>
          <table:table-cell table:formula="of:=[.B1477]-[.B$2]" office:value-type="float" office:value="43.395299911499" calcext:value-type="float">
            <text:p>43.3952999115</text:p>
          </table:table-cell>
          <table:table-cell table:formula="of:=[.C1477]/([.D1477]-[.D1476])" office:value-type="float" office:value="98315.6585253553" calcext:value-type="float">
            <text:p>98315.658525355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56447403.47984" calcext:value-type="float">
            <text:p>1456447403.47984</text:p>
          </table:table-cell>
          <table:table-cell office:value-type="float" office:value="1120" calcext:value-type="float">
            <text:p>1120</text:p>
          </table:table-cell>
          <table:table-cell table:formula="of:=[.B1478]-[.B$2]" office:value-type="float" office:value="43.406706571579" calcext:value-type="float">
            <text:p>43.4067065716</text:p>
          </table:table-cell>
          <table:table-cell table:formula="of:=[.C1478]/([.D1478]-[.D1477])" office:value-type="float" office:value="98188.2507367849" calcext:value-type="float">
            <text:p>98188.250736784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56447403.4912" calcext:value-type="float">
            <text:p>1456447403.4912</text:p>
          </table:table-cell>
          <table:table-cell office:value-type="float" office:value="1120" calcext:value-type="float">
            <text:p>1120</text:p>
          </table:table-cell>
          <table:table-cell table:formula="of:=[.B1479]-[.B$2]" office:value-type="float" office:value="43.4180629253387" calcext:value-type="float">
            <text:p>43.4180629253</text:p>
          </table:table-cell>
          <table:table-cell table:formula="of:=[.C1479]/([.D1479]-[.D1478])" office:value-type="float" office:value="98623.2045683574" calcext:value-type="float">
            <text:p>98623.204568357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56447403.50246" calcext:value-type="float">
            <text:p>1456447403.50246</text:p>
          </table:table-cell>
          <table:table-cell office:value-type="float" office:value="1120" calcext:value-type="float">
            <text:p>1120</text:p>
          </table:table-cell>
          <table:table-cell table:formula="of:=[.B1480]-[.B$2]" office:value-type="float" office:value="43.4293293952942" calcext:value-type="float">
            <text:p>43.4293293953</text:p>
          </table:table-cell>
          <table:table-cell table:formula="of:=[.C1480]/([.D1480]-[.D1479])" office:value-type="float" office:value="99410.0196804571" calcext:value-type="float">
            <text:p>99410.019680457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56447403.51377" calcext:value-type="float">
            <text:p>1456447403.51377</text:p>
          </table:table-cell>
          <table:table-cell office:value-type="float" office:value="1120" calcext:value-type="float">
            <text:p>1120</text:p>
          </table:table-cell>
          <table:table-cell table:formula="of:=[.B1481]-[.B$2]" office:value-type="float" office:value="43.4406385421753" calcext:value-type="float">
            <text:p>43.4406385422</text:p>
          </table:table-cell>
          <table:table-cell table:formula="of:=[.C1481]/([.D1481]-[.D1480])" office:value-type="float" office:value="99034.8796222119" calcext:value-type="float">
            <text:p>99034.879622211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56447403.52511" calcext:value-type="float">
            <text:p>1456447403.52511</text:p>
          </table:table-cell>
          <table:table-cell office:value-type="float" office:value="1120" calcext:value-type="float">
            <text:p>1120</text:p>
          </table:table-cell>
          <table:table-cell table:formula="of:=[.B1482]-[.B$2]" office:value-type="float" office:value="43.4519736766815" calcext:value-type="float">
            <text:p>43.4519736767</text:p>
          </table:table-cell>
          <table:table-cell table:formula="of:=[.C1482]/([.D1482]-[.D1481])" office:value-type="float" office:value="98807.8261784069" calcext:value-type="float">
            <text:p>98807.826178406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6447403.53656" calcext:value-type="float">
            <text:p>1456447403.53656</text:p>
          </table:table-cell>
          <table:table-cell office:value-type="float" office:value="1120" calcext:value-type="float">
            <text:p>1120</text:p>
          </table:table-cell>
          <table:table-cell table:formula="of:=[.B1483]-[.B$2]" office:value-type="float" office:value="43.4634253978729" calcext:value-type="float">
            <text:p>43.4634253979</text:p>
          </table:table-cell>
          <table:table-cell table:formula="of:=[.C1483]/([.D1483]-[.D1482])" office:value-type="float" office:value="97801.892071952" calcext:value-type="float">
            <text:p>97801.89207195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6447403.54778" calcext:value-type="float">
            <text:p>1456447403.54778</text:p>
          </table:table-cell>
          <table:table-cell office:value-type="float" office:value="1120" calcext:value-type="float">
            <text:p>1120</text:p>
          </table:table-cell>
          <table:table-cell table:formula="of:=[.B1484]-[.B$2]" office:value-type="float" office:value="43.4746487140656" calcext:value-type="float">
            <text:p>43.4746487141</text:p>
          </table:table-cell>
          <table:table-cell table:formula="of:=[.C1484]/([.D1484]-[.D1483])" office:value-type="float" office:value="99792.2521986659" calcext:value-type="float">
            <text:p>99792.252198665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56447403.55903" calcext:value-type="float">
            <text:p>1456447403.55903</text:p>
          </table:table-cell>
          <table:table-cell office:value-type="float" office:value="1120" calcext:value-type="float">
            <text:p>1120</text:p>
          </table:table-cell>
          <table:table-cell table:formula="of:=[.B1485]-[.B$2]" office:value-type="float" office:value="43.4858939647675" calcext:value-type="float">
            <text:p>43.4858939648</text:p>
          </table:table-cell>
          <table:table-cell table:formula="of:=[.C1485]/([.D1485]-[.D1484])" office:value-type="float" office:value="99597.6016622143" calcext:value-type="float">
            <text:p>99597.601662214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56447403.57031" calcext:value-type="float">
            <text:p>1456447403.57031</text:p>
          </table:table-cell>
          <table:table-cell office:value-type="float" office:value="1120" calcext:value-type="float">
            <text:p>1120</text:p>
          </table:table-cell>
          <table:table-cell table:formula="of:=[.B1486]-[.B$2]" office:value-type="float" office:value="43.4971735477448" calcext:value-type="float">
            <text:p>43.4971735477</text:p>
          </table:table-cell>
          <table:table-cell table:formula="of:=[.C1486]/([.D1486]-[.D1485])" office:value-type="float" office:value="99294.4510674276" calcext:value-type="float">
            <text:p>99294.451067427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56447403.58163" calcext:value-type="float">
            <text:p>1456447403.58163</text:p>
          </table:table-cell>
          <table:table-cell office:value-type="float" office:value="1120" calcext:value-type="float">
            <text:p>1120</text:p>
          </table:table-cell>
          <table:table-cell table:formula="of:=[.B1487]-[.B$2]" office:value-type="float" office:value="43.5084974765778" calcext:value-type="float">
            <text:p>43.5084974766</text:p>
          </table:table-cell>
          <table:table-cell table:formula="of:=[.C1487]/([.D1487]-[.D1486])" office:value-type="float" office:value="98905.602155971" calcext:value-type="float">
            <text:p>98905.60215597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56447403.59296" calcext:value-type="float">
            <text:p>1456447403.59296</text:p>
          </table:table-cell>
          <table:table-cell office:value-type="float" office:value="1120" calcext:value-type="float">
            <text:p>1120</text:p>
          </table:table-cell>
          <table:table-cell table:formula="of:=[.B1488]-[.B$2]" office:value-type="float" office:value="43.519825220108" calcext:value-type="float">
            <text:p>43.5198252201</text:p>
          </table:table-cell>
          <table:table-cell table:formula="of:=[.C1488]/([.D1488]-[.D1487])" office:value-type="float" office:value="98872.2949991581" calcext:value-type="float">
            <text:p>98872.294999158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56447403.60432" calcext:value-type="float">
            <text:p>1456447403.60432</text:p>
          </table:table-cell>
          <table:table-cell office:value-type="float" office:value="1120" calcext:value-type="float">
            <text:p>1120</text:p>
          </table:table-cell>
          <table:table-cell table:formula="of:=[.B1489]-[.B$2]" office:value-type="float" office:value="43.5311906337738" calcext:value-type="float">
            <text:p>43.5311906338</text:p>
          </table:table-cell>
          <table:table-cell table:formula="of:=[.C1489]/([.D1489]-[.D1488])" office:value-type="float" office:value="98544.5873715125" calcext:value-type="float">
            <text:p>98544.587371512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56447403.61597" calcext:value-type="float">
            <text:p>1456447403.61597</text:p>
          </table:table-cell>
          <table:table-cell office:value-type="float" office:value="1120" calcext:value-type="float">
            <text:p>1120</text:p>
          </table:table-cell>
          <table:table-cell table:formula="of:=[.B1490]-[.B$2]" office:value-type="float" office:value="43.5428388118744" calcext:value-type="float">
            <text:p>43.5428388119</text:p>
          </table:table-cell>
          <table:table-cell table:formula="of:=[.C1490]/([.D1490]-[.D1489])" office:value-type="float" office:value="96152.3759620108" calcext:value-type="float">
            <text:p>96152.375962010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56447403.62707" calcext:value-type="float">
            <text:p>1456447403.62707</text:p>
          </table:table-cell>
          <table:table-cell office:value-type="float" office:value="1120" calcext:value-type="float">
            <text:p>1120</text:p>
          </table:table-cell>
          <table:table-cell table:formula="of:=[.B1491]-[.B$2]" office:value-type="float" office:value="43.553936958313" calcext:value-type="float">
            <text:p>43.5539369583</text:p>
          </table:table-cell>
          <table:table-cell table:formula="of:=[.C1491]/([.D1491]-[.D1490])" office:value-type="float" office:value="100917.75290554" calcext:value-type="float">
            <text:p>100917.7529055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56447403.63852" calcext:value-type="float">
            <text:p>1456447403.63852</text:p>
          </table:table-cell>
          <table:table-cell office:value-type="float" office:value="1120" calcext:value-type="float">
            <text:p>1120</text:p>
          </table:table-cell>
          <table:table-cell table:formula="of:=[.B1492]-[.B$2]" office:value-type="float" office:value="43.565388917923" calcext:value-type="float">
            <text:p>43.5653889179</text:p>
          </table:table-cell>
          <table:table-cell table:formula="of:=[.C1492]/([.D1492]-[.D1491])" office:value-type="float" office:value="97799.8559323798" calcext:value-type="float">
            <text:p>97799.855932379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56447403.64991" calcext:value-type="float">
            <text:p>1456447403.64991</text:p>
          </table:table-cell>
          <table:table-cell office:value-type="float" office:value="1120" calcext:value-type="float">
            <text:p>1120</text:p>
          </table:table-cell>
          <table:table-cell table:formula="of:=[.B1493]-[.B$2]" office:value-type="float" office:value="43.5767765045166" calcext:value-type="float">
            <text:p>43.5767765045</text:p>
          </table:table-cell>
          <table:table-cell table:formula="of:=[.C1493]/([.D1493]-[.D1492])" office:value-type="float" office:value="98352.7098381593" calcext:value-type="float">
            <text:p>98352.7098381593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56447403.66112" calcext:value-type="float">
            <text:p>1456447403.66112</text:p>
          </table:table-cell>
          <table:table-cell office:value-type="float" office:value="1120" calcext:value-type="float">
            <text:p>1120</text:p>
          </table:table-cell>
          <table:table-cell table:formula="of:=[.B1494]-[.B$2]" office:value-type="float" office:value="43.5879893302918" calcext:value-type="float">
            <text:p>43.5879893303</text:p>
          </table:table-cell>
          <table:table-cell table:formula="of:=[.C1494]/([.D1494]-[.D1493])" office:value-type="float" office:value="99885.6151392728" calcext:value-type="float">
            <text:p>99885.615139272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56447403.67234" calcext:value-type="float">
            <text:p>1456447403.67234</text:p>
          </table:table-cell>
          <table:table-cell office:value-type="float" office:value="1120" calcext:value-type="float">
            <text:p>1120</text:p>
          </table:table-cell>
          <table:table-cell table:formula="of:=[.B1495]-[.B$2]" office:value-type="float" office:value="43.5992040634155" calcext:value-type="float">
            <text:p>43.5992040634</text:p>
          </table:table-cell>
          <table:table-cell table:formula="of:=[.C1495]/([.D1495]-[.D1494])" office:value-type="float" office:value="99868.6270674774" calcext:value-type="float">
            <text:p>99868.627067477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56447403.68366" calcext:value-type="float">
            <text:p>1456447403.68366</text:p>
          </table:table-cell>
          <table:table-cell office:value-type="float" office:value="1120" calcext:value-type="float">
            <text:p>1120</text:p>
          </table:table-cell>
          <table:table-cell table:formula="of:=[.B1496]-[.B$2]" office:value-type="float" office:value="43.6105310916901" calcext:value-type="float">
            <text:p>43.6105310917</text:p>
          </table:table-cell>
          <table:table-cell table:formula="of:=[.C1496]/([.D1496]-[.D1495])" office:value-type="float" office:value="98878.5383822013" calcext:value-type="float">
            <text:p>98878.538382201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56447403.69493" calcext:value-type="float">
            <text:p>1456447403.69493</text:p>
          </table:table-cell>
          <table:table-cell office:value-type="float" office:value="1120" calcext:value-type="float">
            <text:p>1120</text:p>
          </table:table-cell>
          <table:table-cell table:formula="of:=[.B1497]-[.B$2]" office:value-type="float" office:value="43.6217968463898" calcext:value-type="float">
            <text:p>43.6217968464</text:p>
          </table:table-cell>
          <table:table-cell table:formula="of:=[.C1497]/([.D1497]-[.D1496])" office:value-type="float" office:value="99416.3311605858" calcext:value-type="float">
            <text:p>99416.331160585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56447403.70623" calcext:value-type="float">
            <text:p>1456447403.70623</text:p>
          </table:table-cell>
          <table:table-cell office:value-type="float" office:value="1120" calcext:value-type="float">
            <text:p>1120</text:p>
          </table:table-cell>
          <table:table-cell table:formula="of:=[.B1498]-[.B$2]" office:value-type="float" office:value="43.6330988407135" calcext:value-type="float">
            <text:p>43.6330988407</text:p>
          </table:table-cell>
          <table:table-cell table:formula="of:=[.C1498]/([.D1498]-[.D1497])" office:value-type="float" office:value="99097.5546367395" calcext:value-type="float">
            <text:p>99097.554636739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56447403.71762" calcext:value-type="float">
            <text:p>1456447403.71762</text:p>
          </table:table-cell>
          <table:table-cell office:value-type="float" office:value="1120" calcext:value-type="float">
            <text:p>1120</text:p>
          </table:table-cell>
          <table:table-cell table:formula="of:=[.B1499]-[.B$2]" office:value-type="float" office:value="43.6444861888886" calcext:value-type="float">
            <text:p>43.6444861889</text:p>
          </table:table-cell>
          <table:table-cell table:formula="of:=[.C1499]/([.D1499]-[.D1498])" office:value-type="float" office:value="98354.7690632721" calcext:value-type="float">
            <text:p>98354.769063272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56447403.72889" calcext:value-type="float">
            <text:p>1456447403.72889</text:p>
          </table:table-cell>
          <table:table-cell office:value-type="float" office:value="1120" calcext:value-type="float">
            <text:p>1120</text:p>
          </table:table-cell>
          <table:table-cell table:formula="of:=[.B1500]-[.B$2]" office:value-type="float" office:value="43.6557528972626" calcext:value-type="float">
            <text:p>43.6557528973</text:p>
          </table:table-cell>
          <table:table-cell table:formula="of:=[.C1500]/([.D1500]-[.D1499])" office:value-type="float" office:value="99407.9160318267" calcext:value-type="float">
            <text:p>99407.916031826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56447403.74021" calcext:value-type="float">
            <text:p>1456447403.74021</text:p>
          </table:table-cell>
          <table:table-cell office:value-type="float" office:value="1120" calcext:value-type="float">
            <text:p>1120</text:p>
          </table:table-cell>
          <table:table-cell table:formula="of:=[.B1501]-[.B$2]" office:value-type="float" office:value="43.6670787334442" calcext:value-type="float">
            <text:p>43.6670787334</text:p>
          </table:table-cell>
          <table:table-cell table:formula="of:=[.C1501]/([.D1501]-[.D1500])" office:value-type="float" office:value="98888.9457729876" calcext:value-type="float">
            <text:p>98888.94577298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6447403.75163" calcext:value-type="float">
            <text:p>1456447403.75163</text:p>
          </table:table-cell>
          <table:table-cell office:value-type="float" office:value="1120" calcext:value-type="float">
            <text:p>1120</text:p>
          </table:table-cell>
          <table:table-cell table:formula="of:=[.B1502]-[.B$2]" office:value-type="float" office:value="43.6784980297089" calcext:value-type="float">
            <text:p>43.6784980297</text:p>
          </table:table-cell>
          <table:table-cell table:formula="of:=[.C1502]/([.D1502]-[.D1501])" office:value-type="float" office:value="98079.5991314515" calcext:value-type="float">
            <text:p>98079.599131451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56447403.76312" calcext:value-type="float">
            <text:p>1456447403.76312</text:p>
          </table:table-cell>
          <table:table-cell office:value-type="float" office:value="1120" calcext:value-type="float">
            <text:p>1120</text:p>
          </table:table-cell>
          <table:table-cell table:formula="of:=[.B1503]-[.B$2]" office:value-type="float" office:value="43.6899902820587" calcext:value-type="float">
            <text:p>43.6899902821</text:p>
          </table:table-cell>
          <table:table-cell table:formula="of:=[.C1503]/([.D1503]-[.D1502])" office:value-type="float" office:value="97456.9619517862" calcext:value-type="float">
            <text:p>97456.961951786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56447403.77452" calcext:value-type="float">
            <text:p>1456447403.77452</text:p>
          </table:table-cell>
          <table:table-cell office:value-type="float" office:value="1120" calcext:value-type="float">
            <text:p>1120</text:p>
          </table:table-cell>
          <table:table-cell table:formula="of:=[.B1504]-[.B$2]" office:value-type="float" office:value="43.7013831138611" calcext:value-type="float">
            <text:p>43.7013831139</text:p>
          </table:table-cell>
          <table:table-cell table:formula="of:=[.C1504]/([.D1504]-[.D1503])" office:value-type="float" office:value="98307.4286910118" calcext:value-type="float">
            <text:p>98307.428691011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56447403.78608" calcext:value-type="float">
            <text:p>1456447403.78608</text:p>
          </table:table-cell>
          <table:table-cell office:value-type="float" office:value="1120" calcext:value-type="float">
            <text:p>1120</text:p>
          </table:table-cell>
          <table:table-cell table:formula="of:=[.B1505]-[.B$2]" office:value-type="float" office:value="43.7129487991333" calcext:value-type="float">
            <text:p>43.7129487991</text:p>
          </table:table-cell>
          <table:table-cell table:formula="of:=[.C1505]/([.D1505]-[.D1504])" office:value-type="float" office:value="96838.1875901876" calcext:value-type="float">
            <text:p>96838.187590187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56447403.79703" calcext:value-type="float">
            <text:p>1456447403.79703</text:p>
          </table:table-cell>
          <table:table-cell office:value-type="float" office:value="1120" calcext:value-type="float">
            <text:p>1120</text:p>
          </table:table-cell>
          <table:table-cell table:formula="of:=[.B1506]-[.B$2]" office:value-type="float" office:value="43.7239007949829" calcext:value-type="float">
            <text:p>43.723900795</text:p>
          </table:table-cell>
          <table:table-cell table:formula="of:=[.C1506]/([.D1506]-[.D1505])" office:value-type="float" office:value="102264.465343086" calcext:value-type="float">
            <text:p>102264.46534308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56447403.80827" calcext:value-type="float">
            <text:p>1456447403.80827</text:p>
          </table:table-cell>
          <table:table-cell office:value-type="float" office:value="1120" calcext:value-type="float">
            <text:p>1120</text:p>
          </table:table-cell>
          <table:table-cell table:formula="of:=[.B1507]-[.B$2]" office:value-type="float" office:value="43.7351405620575" calcext:value-type="float">
            <text:p>43.7351405621</text:p>
          </table:table-cell>
          <table:table-cell table:formula="of:=[.C1507]/([.D1507]-[.D1506])" office:value-type="float" office:value="99646.1930721422" calcext:value-type="float">
            <text:p>99646.193072142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56447403.81963" calcext:value-type="float">
            <text:p>1456447403.81963</text:p>
          </table:table-cell>
          <table:table-cell office:value-type="float" office:value="1120" calcext:value-type="float">
            <text:p>1120</text:p>
          </table:table-cell>
          <table:table-cell table:formula="of:=[.B1508]-[.B$2]" office:value-type="float" office:value="43.7464973926544" calcext:value-type="float">
            <text:p>43.7464973927</text:p>
          </table:table-cell>
          <table:table-cell table:formula="of:=[.C1508]/([.D1508]-[.D1507])" office:value-type="float" office:value="98619.0636940001" calcext:value-type="float">
            <text:p>98619.063694000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56447403.83091" calcext:value-type="float">
            <text:p>1456447403.83091</text:p>
          </table:table-cell>
          <table:table-cell office:value-type="float" office:value="1120" calcext:value-type="float">
            <text:p>1120</text:p>
          </table:table-cell>
          <table:table-cell table:formula="of:=[.B1509]-[.B$2]" office:value-type="float" office:value="43.7577798366547" calcext:value-type="float">
            <text:p>43.7577798367</text:p>
          </table:table-cell>
          <table:table-cell table:formula="of:=[.C1509]/([.D1509]-[.D1508])" office:value-type="float" office:value="99269.2717974726" calcext:value-type="float">
            <text:p>99269.271797472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56447403.84218" calcext:value-type="float">
            <text:p>1456447403.84218</text:p>
          </table:table-cell>
          <table:table-cell office:value-type="float" office:value="1120" calcext:value-type="float">
            <text:p>1120</text:p>
          </table:table-cell>
          <table:table-cell table:formula="of:=[.B1510]-[.B$2]" office:value-type="float" office:value="43.7690482139587" calcext:value-type="float">
            <text:p>43.769048214</text:p>
          </table:table-cell>
          <table:table-cell table:formula="of:=[.C1510]/([.D1510]-[.D1509])" office:value-type="float" office:value="99393.1929839409" calcext:value-type="float">
            <text:p>99393.192983940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56447403.85352" calcext:value-type="float">
            <text:p>1456447403.85352</text:p>
          </table:table-cell>
          <table:table-cell office:value-type="float" office:value="1120" calcext:value-type="float">
            <text:p>1120</text:p>
          </table:table-cell>
          <table:table-cell table:formula="of:=[.B1511]-[.B$2]" office:value-type="float" office:value="43.7803874015808" calcext:value-type="float">
            <text:p>43.7803874016</text:p>
          </table:table-cell>
          <table:table-cell table:formula="of:=[.C1511]/([.D1511]-[.D1510])" office:value-type="float" office:value="98772.5079899075" calcext:value-type="float">
            <text:p>98772.507989907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56447403.86483" calcext:value-type="float">
            <text:p>1456447403.86483</text:p>
          </table:table-cell>
          <table:table-cell office:value-type="float" office:value="1120" calcext:value-type="float">
            <text:p>1120</text:p>
          </table:table-cell>
          <table:table-cell table:formula="of:=[.B1512]-[.B$2]" office:value-type="float" office:value="43.7916996479034" calcext:value-type="float">
            <text:p>43.7916996479</text:p>
          </table:table-cell>
          <table:table-cell table:formula="of:=[.C1512]/([.D1512]-[.D1511])" office:value-type="float" office:value="99007.7450629123" calcext:value-type="float">
            <text:p>99007.745062912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56447403.87624" calcext:value-type="float">
            <text:p>1456447403.87624</text:p>
          </table:table-cell>
          <table:table-cell office:value-type="float" office:value="1120" calcext:value-type="float">
            <text:p>1120</text:p>
          </table:table-cell>
          <table:table-cell table:formula="of:=[.B1513]-[.B$2]" office:value-type="float" office:value="43.8031027317047" calcext:value-type="float">
            <text:p>43.8031027317</text:p>
          </table:table-cell>
          <table:table-cell table:formula="of:=[.C1513]/([.D1513]-[.D1512])" office:value-type="float" office:value="98219.0449109308" calcext:value-type="float">
            <text:p>98219.044910930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56447403.8875" calcext:value-type="float">
            <text:p>1456447403.8875</text:p>
          </table:table-cell>
          <table:table-cell office:value-type="float" office:value="1120" calcext:value-type="float">
            <text:p>1120</text:p>
          </table:table-cell>
          <table:table-cell table:formula="of:=[.B1514]-[.B$2]" office:value-type="float" office:value="43.8143706321716" calcext:value-type="float">
            <text:p>43.8143706322</text:p>
          </table:table-cell>
          <table:table-cell table:formula="of:=[.C1514]/([.D1514]-[.D1513])" office:value-type="float" office:value="99397.3991240135" calcext:value-type="float">
            <text:p>99397.3991240135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56447403.89903" calcext:value-type="float">
            <text:p>1456447403.89903</text:p>
          </table:table-cell>
          <table:table-cell office:value-type="float" office:value="1120" calcext:value-type="float">
            <text:p>1120</text:p>
          </table:table-cell>
          <table:table-cell table:formula="of:=[.B1515]-[.B$2]" office:value-type="float" office:value="43.8258979320526" calcext:value-type="float">
            <text:p>43.8258979321</text:p>
          </table:table-cell>
          <table:table-cell table:formula="of:=[.C1515]/([.D1515]-[.D1514])" office:value-type="float" office:value="97160.654408571" calcext:value-type="float">
            <text:p>97160.65440857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56447403.91044" calcext:value-type="float">
            <text:p>1456447403.91044</text:p>
          </table:table-cell>
          <table:table-cell office:value-type="float" office:value="1120" calcext:value-type="float">
            <text:p>1120</text:p>
          </table:table-cell>
          <table:table-cell table:formula="of:=[.B1516]-[.B$2]" office:value-type="float" office:value="43.8373110294342" calcext:value-type="float">
            <text:p>43.8373110294</text:p>
          </table:table-cell>
          <table:table-cell table:formula="of:=[.C1516]/([.D1516]-[.D1515])" office:value-type="float" office:value="98132.8698558596" calcext:value-type="float">
            <text:p>98132.869855859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6447403.92188" calcext:value-type="float">
            <text:p>1456447403.92188</text:p>
          </table:table-cell>
          <table:table-cell office:value-type="float" office:value="1120" calcext:value-type="float">
            <text:p>1120</text:p>
          </table:table-cell>
          <table:table-cell table:formula="of:=[.B1517]-[.B$2]" office:value-type="float" office:value="43.8487432003021" calcext:value-type="float">
            <text:p>43.8487432003</text:p>
          </table:table-cell>
          <table:table-cell table:formula="of:=[.C1517]/([.D1517]-[.D1516])" office:value-type="float" office:value="97969.1445255474" calcext:value-type="float">
            <text:p>97969.1445255474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56447403.93315" calcext:value-type="float">
            <text:p>1456447403.93315</text:p>
          </table:table-cell>
          <table:table-cell office:value-type="float" office:value="1120" calcext:value-type="float">
            <text:p>1120</text:p>
          </table:table-cell>
          <table:table-cell table:formula="of:=[.B1518]-[.B$2]" office:value-type="float" office:value="43.860018491745" calcext:value-type="float">
            <text:p>43.8600184917</text:p>
          </table:table-cell>
          <table:table-cell table:formula="of:=[.C1518]/([.D1518]-[.D1517])" office:value-type="float" office:value="99332.2439313203" calcext:value-type="float">
            <text:p>99332.243931320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56447403.94428" calcext:value-type="float">
            <text:p>1456447403.94428</text:p>
          </table:table-cell>
          <table:table-cell office:value-type="float" office:value="1120" calcext:value-type="float">
            <text:p>1120</text:p>
          </table:table-cell>
          <table:table-cell table:formula="of:=[.B1519]-[.B$2]" office:value-type="float" office:value="43.8711473941803" calcext:value-type="float">
            <text:p>43.8711473942</text:p>
          </table:table-cell>
          <table:table-cell table:formula="of:=[.C1519]/([.D1519]-[.D1518])" office:value-type="float" office:value="100638.855135181" calcext:value-type="float">
            <text:p>100638.85513518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6447403.95556" calcext:value-type="float">
            <text:p>1456447403.95556</text:p>
          </table:table-cell>
          <table:table-cell office:value-type="float" office:value="1120" calcext:value-type="float">
            <text:p>1120</text:p>
          </table:table-cell>
          <table:table-cell table:formula="of:=[.B1520]-[.B$2]" office:value-type="float" office:value="43.8824286460877" calcext:value-type="float">
            <text:p>43.8824286461</text:p>
          </table:table-cell>
          <table:table-cell table:formula="of:=[.C1520]/([.D1520]-[.D1519])" office:value-type="float" office:value="99279.7616078788" calcext:value-type="float">
            <text:p>99279.761607878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56447403.96691" calcext:value-type="float">
            <text:p>1456447403.96691</text:p>
          </table:table-cell>
          <table:table-cell office:value-type="float" office:value="1120" calcext:value-type="float">
            <text:p>1120</text:p>
          </table:table-cell>
          <table:table-cell table:formula="of:=[.B1521]-[.B$2]" office:value-type="float" office:value="43.8937728404999" calcext:value-type="float">
            <text:p>43.8937728405</text:p>
          </table:table-cell>
          <table:table-cell table:formula="of:=[.C1521]/([.D1521]-[.D1520])" office:value-type="float" office:value="98728.9144826717" calcext:value-type="float">
            <text:p>98728.914482671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6447403.97831" calcext:value-type="float">
            <text:p>1456447403.97831</text:p>
          </table:table-cell>
          <table:table-cell office:value-type="float" office:value="1120" calcext:value-type="float">
            <text:p>1120</text:p>
          </table:table-cell>
          <table:table-cell table:formula="of:=[.B1522]-[.B$2]" office:value-type="float" office:value="43.9051773548126" calcext:value-type="float">
            <text:p>43.9051773548</text:p>
          </table:table-cell>
          <table:table-cell table:formula="of:=[.C1522]/([.D1522]-[.D1521])" office:value-type="float" office:value="98206.7249236945" calcext:value-type="float">
            <text:p>98206.724923694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56447403.98966" calcext:value-type="float">
            <text:p>1456447403.98966</text:p>
          </table:table-cell>
          <table:table-cell office:value-type="float" office:value="1120" calcext:value-type="float">
            <text:p>1120</text:p>
          </table:table-cell>
          <table:table-cell table:formula="of:=[.B1523]-[.B$2]" office:value-type="float" office:value="43.9165239334106" calcext:value-type="float">
            <text:p>43.9165239334</text:p>
          </table:table-cell>
          <table:table-cell table:formula="of:=[.C1523]/([.D1523]-[.D1522])" office:value-type="float" office:value="98708.1691916539" calcext:value-type="float">
            <text:p>98708.169191653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56447404.00296" calcext:value-type="float">
            <text:p>1456447404.00296</text:p>
          </table:table-cell>
          <table:table-cell office:value-type="float" office:value="1120" calcext:value-type="float">
            <text:p>1120</text:p>
          </table:table-cell>
          <table:table-cell table:formula="of:=[.B1524]-[.B$2]" office:value-type="float" office:value="43.9298255443573" calcext:value-type="float">
            <text:p>43.9298255444</text:p>
          </table:table-cell>
          <table:table-cell table:formula="of:=[.C1524]/([.D1524]-[.D1523])" office:value-type="float" office:value="84200.3276514133" calcext:value-type="float">
            <text:p>84200.327651413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56447404.0125" calcext:value-type="float">
            <text:p>1456447404.0125</text:p>
          </table:table-cell>
          <table:table-cell office:value-type="float" office:value="1120" calcext:value-type="float">
            <text:p>1120</text:p>
          </table:table-cell>
          <table:table-cell table:formula="of:=[.B1525]-[.B$2]" office:value-type="float" office:value="43.9393689632416" calcext:value-type="float">
            <text:p>43.9393689632</text:p>
          </table:table-cell>
          <table:table-cell table:formula="of:=[.C1525]/([.D1525]-[.D1524])" office:value-type="float" office:value="117358.361147197" calcext:value-type="float">
            <text:p>117358.36114719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56447404.02385" calcext:value-type="float">
            <text:p>1456447404.02385</text:p>
          </table:table-cell>
          <table:table-cell office:value-type="float" office:value="1120" calcext:value-type="float">
            <text:p>1120</text:p>
          </table:table-cell>
          <table:table-cell table:formula="of:=[.B1526]-[.B$2]" office:value-type="float" office:value="43.950719833374" calcext:value-type="float">
            <text:p>43.9507198334</text:p>
          </table:table-cell>
          <table:table-cell table:formula="of:=[.C1526]/([.D1526]-[.D1525])" office:value-type="float" office:value="98670.8496292718" calcext:value-type="float">
            <text:p>98670.8496292718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56447404.04702" calcext:value-type="float">
            <text:p>1456447404.04702</text:p>
          </table:table-cell>
          <table:table-cell office:value-type="float" office:value="1120" calcext:value-type="float">
            <text:p>1120</text:p>
          </table:table-cell>
          <table:table-cell table:formula="of:=[.B1527]-[.B$2]" office:value-type="float" office:value="43.9738850593567" calcext:value-type="float">
            <text:p>43.9738850594</text:p>
          </table:table-cell>
          <table:table-cell table:formula="of:=[.C1527]/([.D1527]-[.D1526])" office:value-type="float" office:value="48348.3304172413" calcext:value-type="float">
            <text:p>48348.330417241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56447404.05096" calcext:value-type="float">
            <text:p>1456447404.05096</text:p>
          </table:table-cell>
          <table:table-cell office:value-type="float" office:value="1120" calcext:value-type="float">
            <text:p>1120</text:p>
          </table:table-cell>
          <table:table-cell table:formula="of:=[.B1528]-[.B$2]" office:value-type="float" office:value="43.9778263568878" calcext:value-type="float">
            <text:p>43.9778263569</text:p>
          </table:table-cell>
          <table:table-cell table:formula="of:=[.C1528]/([.D1528]-[.D1527])" office:value-type="float" office:value="284170.375657855" calcext:value-type="float">
            <text:p>284170.37565785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6447404.0578" calcext:value-type="float">
            <text:p>1456447404.0578</text:p>
          </table:table-cell>
          <table:table-cell office:value-type="float" office:value="1120" calcext:value-type="float">
            <text:p>1120</text:p>
          </table:table-cell>
          <table:table-cell table:formula="of:=[.B1529]-[.B$2]" office:value-type="float" office:value="43.9846680164337" calcext:value-type="float">
            <text:p>43.9846680164</text:p>
          </table:table-cell>
          <table:table-cell table:formula="of:=[.C1529]/([.D1529]-[.D1528])" office:value-type="float" office:value="163702.971842766" calcext:value-type="float">
            <text:p>163702.97184276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56447404.0691" calcext:value-type="float">
            <text:p>1456447404.0691</text:p>
          </table:table-cell>
          <table:table-cell office:value-type="float" office:value="1120" calcext:value-type="float">
            <text:p>1120</text:p>
          </table:table-cell>
          <table:table-cell table:formula="of:=[.B1530]-[.B$2]" office:value-type="float" office:value="43.9959614276886" calcext:value-type="float">
            <text:p>43.9959614277</text:p>
          </table:table-cell>
          <table:table-cell table:formula="of:=[.C1530]/([.D1530]-[.D1529])" office:value-type="float" office:value="99172.8694477284" calcext:value-type="float">
            <text:p>99172.869447728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56447404.08478" calcext:value-type="float">
            <text:p>1456447404.08478</text:p>
          </table:table-cell>
          <table:table-cell office:value-type="float" office:value="1120" calcext:value-type="float">
            <text:p>1120</text:p>
          </table:table-cell>
          <table:table-cell table:formula="of:=[.B1531]-[.B$2]" office:value-type="float" office:value="44.011641740799" calcext:value-type="float">
            <text:p>44.0116417408</text:p>
          </table:table-cell>
          <table:table-cell table:formula="of:=[.C1531]/([.D1531]-[.D1530])" office:value-type="float" office:value="71427.1451161659" calcext:value-type="float">
            <text:p>71427.145116165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56447404.09598" calcext:value-type="float">
            <text:p>1456447404.09598</text:p>
          </table:table-cell>
          <table:table-cell office:value-type="float" office:value="1120" calcext:value-type="float">
            <text:p>1120</text:p>
          </table:table-cell>
          <table:table-cell table:formula="of:=[.B1532]-[.B$2]" office:value-type="float" office:value="44.0228469371796" calcext:value-type="float">
            <text:p>44.0228469372</text:p>
          </table:table-cell>
          <table:table-cell table:formula="of:=[.C1532]/([.D1532]-[.D1531])" office:value-type="float" office:value="99953.6252606494" calcext:value-type="float">
            <text:p>99953.625260649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56447404.10739" calcext:value-type="float">
            <text:p>1456447404.10739</text:p>
          </table:table-cell>
          <table:table-cell office:value-type="float" office:value="1120" calcext:value-type="float">
            <text:p>1120</text:p>
          </table:table-cell>
          <table:table-cell table:formula="of:=[.B1533]-[.B$2]" office:value-type="float" office:value="44.0342543125153" calcext:value-type="float">
            <text:p>44.0342543125</text:p>
          </table:table-cell>
          <table:table-cell table:formula="of:=[.C1533]/([.D1533]-[.D1532])" office:value-type="float" office:value="98182.0942189525" calcext:value-type="float">
            <text:p>98182.094218952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6447404.12587" calcext:value-type="float">
            <text:p>1456447404.12587</text:p>
          </table:table-cell>
          <table:table-cell office:value-type="float" office:value="1120" calcext:value-type="float">
            <text:p>1120</text:p>
          </table:table-cell>
          <table:table-cell table:formula="of:=[.B1534]-[.B$2]" office:value-type="float" office:value="44.0527315139771" calcext:value-type="float">
            <text:p>44.052731514</text:p>
          </table:table-cell>
          <table:table-cell table:formula="of:=[.C1534]/([.D1534]-[.D1533])" office:value-type="float" office:value="60615.2399385799" calcext:value-type="float">
            <text:p>60615.239938579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56447404.13705" calcext:value-type="float">
            <text:p>1456447404.13705</text:p>
          </table:table-cell>
          <table:table-cell office:value-type="float" office:value="1120" calcext:value-type="float">
            <text:p>1120</text:p>
          </table:table-cell>
          <table:table-cell table:formula="of:=[.B1535]-[.B$2]" office:value-type="float" office:value="44.0639173984528" calcext:value-type="float">
            <text:p>44.0639173985</text:p>
          </table:table-cell>
          <table:table-cell table:formula="of:=[.C1535]/([.D1535]-[.D1534])" office:value-type="float" office:value="100126.190506639" calcext:value-type="float">
            <text:p>100126.19050663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56447404.14871" calcext:value-type="float">
            <text:p>1456447404.14871</text:p>
          </table:table-cell>
          <table:table-cell office:value-type="float" office:value="1120" calcext:value-type="float">
            <text:p>1120</text:p>
          </table:table-cell>
          <table:table-cell table:formula="of:=[.B1536]-[.B$2]" office:value-type="float" office:value="44.0755743980408" calcext:value-type="float">
            <text:p>44.075574398</text:p>
          </table:table-cell>
          <table:table-cell table:formula="of:=[.C1536]/([.D1536]-[.D1535])" office:value-type="float" office:value="96079.6122144274" calcext:value-type="float">
            <text:p>96079.612214427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56447404.15963" calcext:value-type="float">
            <text:p>1456447404.15963</text:p>
          </table:table-cell>
          <table:table-cell office:value-type="float" office:value="1120" calcext:value-type="float">
            <text:p>1120</text:p>
          </table:table-cell>
          <table:table-cell table:formula="of:=[.B1537]-[.B$2]" office:value-type="float" office:value="44.0864946842194" calcext:value-type="float">
            <text:p>44.0864946842</text:p>
          </table:table-cell>
          <table:table-cell table:formula="of:=[.C1537]/([.D1537]-[.D1536])" office:value-type="float" office:value="102561.414754492" calcext:value-type="float">
            <text:p>102561.41475449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56447404.17086" calcext:value-type="float">
            <text:p>1456447404.17086</text:p>
          </table:table-cell>
          <table:table-cell office:value-type="float" office:value="1120" calcext:value-type="float">
            <text:p>1120</text:p>
          </table:table-cell>
          <table:table-cell table:formula="of:=[.B1538]-[.B$2]" office:value-type="float" office:value="44.097727060318" calcext:value-type="float">
            <text:p>44.0977270603</text:p>
          </table:table-cell>
          <table:table-cell table:formula="of:=[.C1538]/([.D1538]-[.D1537])" office:value-type="float" office:value="99711.7609101715" calcext:value-type="float">
            <text:p>99711.760910171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56447404.18666" calcext:value-type="float">
            <text:p>1456447404.18666</text:p>
          </table:table-cell>
          <table:table-cell office:value-type="float" office:value="1120" calcext:value-type="float">
            <text:p>1120</text:p>
          </table:table-cell>
          <table:table-cell table:formula="of:=[.B1539]-[.B$2]" office:value-type="float" office:value="44.1135287284851" calcext:value-type="float">
            <text:p>44.1135287285</text:p>
          </table:table-cell>
          <table:table-cell table:formula="of:=[.C1539]/([.D1539]-[.D1538])" office:value-type="float" office:value="70878.5925735926" calcext:value-type="float">
            <text:p>70878.592573592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6447404.19796" calcext:value-type="float">
            <text:p>1456447404.19796</text:p>
          </table:table-cell>
          <table:table-cell office:value-type="float" office:value="1120" calcext:value-type="float">
            <text:p>1120</text:p>
          </table:table-cell>
          <table:table-cell table:formula="of:=[.B1540]-[.B$2]" office:value-type="float" office:value="44.1248295307159" calcext:value-type="float">
            <text:p>44.1248295307</text:p>
          </table:table-cell>
          <table:table-cell table:formula="of:=[.C1540]/([.D1540]-[.D1539])" office:value-type="float" office:value="99108.0081858267" calcext:value-type="float">
            <text:p>99108.008185826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56447404.20934" calcext:value-type="float">
            <text:p>1456447404.20934</text:p>
          </table:table-cell>
          <table:table-cell office:value-type="float" office:value="1120" calcext:value-type="float">
            <text:p>1120</text:p>
          </table:table-cell>
          <table:table-cell table:formula="of:=[.B1541]-[.B$2]" office:value-type="float" office:value="44.1362011432648" calcext:value-type="float">
            <text:p>44.1362011433</text:p>
          </table:table-cell>
          <table:table-cell table:formula="of:=[.C1541]/([.D1541]-[.D1540])" office:value-type="float" office:value="98490.8688359611" calcext:value-type="float">
            <text:p>98490.868835961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56447404.22042" calcext:value-type="float">
            <text:p>1456447404.22042</text:p>
          </table:table-cell>
          <table:table-cell office:value-type="float" office:value="1120" calcext:value-type="float">
            <text:p>1120</text:p>
          </table:table-cell>
          <table:table-cell table:formula="of:=[.B1542]-[.B$2]" office:value-type="float" office:value="44.1472871303558" calcext:value-type="float">
            <text:p>44.1472871304</text:p>
          </table:table-cell>
          <table:table-cell table:formula="of:=[.C1542]/([.D1542]-[.D1541])" office:value-type="float" office:value="101028.441653404" calcext:value-type="float">
            <text:p>101028.44165340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56447404.23851" calcext:value-type="float">
            <text:p>1456447404.23851</text:p>
          </table:table-cell>
          <table:table-cell office:value-type="float" office:value="1120" calcext:value-type="float">
            <text:p>1120</text:p>
          </table:table-cell>
          <table:table-cell table:formula="of:=[.B1543]-[.B$2]" office:value-type="float" office:value="44.1653764247894" calcext:value-type="float">
            <text:p>44.1653764248</text:p>
          </table:table-cell>
          <table:table-cell table:formula="of:=[.C1543]/([.D1543]-[.D1542])" office:value-type="float" office:value="61915.0738085196" calcext:value-type="float">
            <text:p>61915.073808519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56447404.24989" calcext:value-type="float">
            <text:p>1456447404.24989</text:p>
          </table:table-cell>
          <table:table-cell office:value-type="float" office:value="1120" calcext:value-type="float">
            <text:p>1120</text:p>
          </table:table-cell>
          <table:table-cell table:formula="of:=[.B1544]-[.B$2]" office:value-type="float" office:value="44.176751613617" calcext:value-type="float">
            <text:p>44.1767516136</text:p>
          </table:table-cell>
          <table:table-cell table:formula="of:=[.C1544]/([.D1544]-[.D1543])" office:value-type="float" office:value="98459.9040053656" calcext:value-type="float">
            <text:p>98459.904005365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6447404.26111" calcext:value-type="float">
            <text:p>1456447404.26111</text:p>
          </table:table-cell>
          <table:table-cell office:value-type="float" office:value="1120" calcext:value-type="float">
            <text:p>1120</text:p>
          </table:table-cell>
          <table:table-cell table:formula="of:=[.B1545]-[.B$2]" office:value-type="float" office:value="44.1879794597626" calcext:value-type="float">
            <text:p>44.1879794598</text:p>
          </table:table-cell>
          <table:table-cell table:formula="of:=[.C1545]/([.D1545]-[.D1544])" office:value-type="float" office:value="99751.9903170323" calcext:value-type="float">
            <text:p>99751.990317032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6447404.27244" calcext:value-type="float">
            <text:p>1456447404.27244</text:p>
          </table:table-cell>
          <table:table-cell office:value-type="float" office:value="1120" calcext:value-type="float">
            <text:p>1120</text:p>
          </table:table-cell>
          <table:table-cell table:formula="of:=[.B1546]-[.B$2]" office:value-type="float" office:value="44.1993043422699" calcext:value-type="float">
            <text:p>44.1993043423</text:p>
          </table:table-cell>
          <table:table-cell table:formula="of:=[.C1546]/([.D1546]-[.D1545])" office:value-type="float" office:value="98897.2732631579" calcext:value-type="float">
            <text:p>98897.273263157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6447404.28368" calcext:value-type="float">
            <text:p>1456447404.28368</text:p>
          </table:table-cell>
          <table:table-cell office:value-type="float" office:value="1120" calcext:value-type="float">
            <text:p>1120</text:p>
          </table:table-cell>
          <table:table-cell table:formula="of:=[.B1547]-[.B$2]" office:value-type="float" office:value="44.2105433940887" calcext:value-type="float">
            <text:p>44.2105433941</text:p>
          </table:table-cell>
          <table:table-cell table:formula="of:=[.C1547]/([.D1547]-[.D1546])" office:value-type="float" office:value="99652.5345778532" calcext:value-type="float">
            <text:p>99652.534577853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56447404.29978" calcext:value-type="float">
            <text:p>1456447404.29978</text:p>
          </table:table-cell>
          <table:table-cell office:value-type="float" office:value="1120" calcext:value-type="float">
            <text:p>1120</text:p>
          </table:table-cell>
          <table:table-cell table:formula="of:=[.B1548]-[.B$2]" office:value-type="float" office:value="44.2266414165497" calcext:value-type="float">
            <text:p>44.2266414165</text:p>
          </table:table-cell>
          <table:table-cell table:formula="of:=[.C1548]/([.D1548]-[.D1547])" office:value-type="float" office:value="69573.7630331754" calcext:value-type="float">
            <text:p>69573.763033175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56447404.31113" calcext:value-type="float">
            <text:p>1456447404.31113</text:p>
          </table:table-cell>
          <table:table-cell office:value-type="float" office:value="1120" calcext:value-type="float">
            <text:p>1120</text:p>
          </table:table-cell>
          <table:table-cell table:formula="of:=[.B1549]-[.B$2]" office:value-type="float" office:value="44.237993478775" calcext:value-type="float">
            <text:p>44.2379934788</text:p>
          </table:table-cell>
          <table:table-cell table:formula="of:=[.C1549]/([.D1549]-[.D1548])" office:value-type="float" office:value="98660.4880917377" calcext:value-type="float">
            <text:p>98660.488091737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56447404.32252" calcext:value-type="float">
            <text:p>1456447404.32252</text:p>
          </table:table-cell>
          <table:table-cell office:value-type="float" office:value="1120" calcext:value-type="float">
            <text:p>1120</text:p>
          </table:table-cell>
          <table:table-cell table:formula="of:=[.B1550]-[.B$2]" office:value-type="float" office:value="44.2493906021118" calcext:value-type="float">
            <text:p>44.2493906021</text:p>
          </table:table-cell>
          <table:table-cell table:formula="of:=[.C1550]/([.D1550]-[.D1549])" office:value-type="float" office:value="98270.411480451" calcext:value-type="float">
            <text:p>98270.41148045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56447404.34015" calcext:value-type="float">
            <text:p>1456447404.34015</text:p>
          </table:table-cell>
          <table:table-cell office:value-type="float" office:value="1120" calcext:value-type="float">
            <text:p>1120</text:p>
          </table:table-cell>
          <table:table-cell table:formula="of:=[.B1551]-[.B$2]" office:value-type="float" office:value="44.2670209407806" calcext:value-type="float">
            <text:p>44.2670209408</text:p>
          </table:table-cell>
          <table:table-cell table:formula="of:=[.C1551]/([.D1551]-[.D1550])" office:value-type="float" office:value="63526.8568028453" calcext:value-type="float">
            <text:p>63526.856802845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56447404.35145" calcext:value-type="float">
            <text:p>1456447404.35145</text:p>
          </table:table-cell>
          <table:table-cell office:value-type="float" office:value="1120" calcext:value-type="float">
            <text:p>1120</text:p>
          </table:table-cell>
          <table:table-cell table:formula="of:=[.B1552]-[.B$2]" office:value-type="float" office:value="44.2783138751984" calcext:value-type="float">
            <text:p>44.2783138752</text:p>
          </table:table-cell>
          <table:table-cell table:formula="of:=[.C1552]/([.D1552]-[.D1551])" office:value-type="float" office:value="99177.0569606891" calcext:value-type="float">
            <text:p>99177.056960689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56447404.3627" calcext:value-type="float">
            <text:p>1456447404.3627</text:p>
          </table:table-cell>
          <table:table-cell office:value-type="float" office:value="1120" calcext:value-type="float">
            <text:p>1120</text:p>
          </table:table-cell>
          <table:table-cell table:formula="of:=[.B1553]-[.B$2]" office:value-type="float" office:value="44.2895624637604" calcext:value-type="float">
            <text:p>44.2895624638</text:p>
          </table:table-cell>
          <table:table-cell table:formula="of:=[.C1553]/([.D1553]-[.D1552])" office:value-type="float" office:value="99568.0474777448" calcext:value-type="float">
            <text:p>99568.047477744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56447404.37386" calcext:value-type="float">
            <text:p>1456447404.37386</text:p>
          </table:table-cell>
          <table:table-cell office:value-type="float" office:value="1120" calcext:value-type="float">
            <text:p>1120</text:p>
          </table:table-cell>
          <table:table-cell table:formula="of:=[.B1554]-[.B$2]" office:value-type="float" office:value="44.3007254600525" calcext:value-type="float">
            <text:p>44.3007254601</text:p>
          </table:table-cell>
          <table:table-cell table:formula="of:=[.C1554]/([.D1554]-[.D1553])" office:value-type="float" office:value="100331.485444565" calcext:value-type="float">
            <text:p>100331.48544456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56447404.3851" calcext:value-type="float">
            <text:p>1456447404.3851</text:p>
          </table:table-cell>
          <table:table-cell office:value-type="float" office:value="1120" calcext:value-type="float">
            <text:p>1120</text:p>
          </table:table-cell>
          <table:table-cell table:formula="of:=[.B1555]-[.B$2]" office:value-type="float" office:value="44.3119621276856" calcext:value-type="float">
            <text:p>44.3119621277</text:p>
          </table:table-cell>
          <table:table-cell table:formula="of:=[.C1555]/([.D1555]-[.D1554])" office:value-type="float" office:value="99673.6787608742" calcext:value-type="float">
            <text:p>99673.678760874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56447404.40139" calcext:value-type="float">
            <text:p>1456447404.40139</text:p>
          </table:table-cell>
          <table:table-cell office:value-type="float" office:value="1120" calcext:value-type="float">
            <text:p>1120</text:p>
          </table:table-cell>
          <table:table-cell table:formula="of:=[.B1556]-[.B$2]" office:value-type="float" office:value="44.3282556533814" calcext:value-type="float">
            <text:p>44.3282556534</text:p>
          </table:table-cell>
          <table:table-cell table:formula="of:=[.C1556]/([.D1556]-[.D1555])" office:value-type="float" office:value="68738.9593210419" calcext:value-type="float">
            <text:p>68738.959321041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56447404.41267" calcext:value-type="float">
            <text:p>1456447404.41267</text:p>
          </table:table-cell>
          <table:table-cell office:value-type="float" office:value="1120" calcext:value-type="float">
            <text:p>1120</text:p>
          </table:table-cell>
          <table:table-cell table:formula="of:=[.B1557]-[.B$2]" office:value-type="float" office:value="44.3395342826843" calcext:value-type="float">
            <text:p>44.3395342827</text:p>
          </table:table-cell>
          <table:table-cell table:formula="of:=[.C1557]/([.D1557]-[.D1556])" office:value-type="float" office:value="99302.8469961527" calcext:value-type="float">
            <text:p>99302.846996152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56447404.42399" calcext:value-type="float">
            <text:p>1456447404.42399</text:p>
          </table:table-cell>
          <table:table-cell office:value-type="float" office:value="1120" calcext:value-type="float">
            <text:p>1120</text:p>
          </table:table-cell>
          <table:table-cell table:formula="of:=[.B1558]-[.B$2]" office:value-type="float" office:value="44.3508594036102" calcext:value-type="float">
            <text:p>44.3508594036</text:p>
          </table:table-cell>
          <table:table-cell table:formula="of:=[.C1558]/([.D1558]-[.D1557])" office:value-type="float" office:value="98895.1912591314" calcext:value-type="float">
            <text:p>98895.191259131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56447404.43544" calcext:value-type="float">
            <text:p>1456447404.43544</text:p>
          </table:table-cell>
          <table:table-cell office:value-type="float" office:value="1120" calcext:value-type="float">
            <text:p>1120</text:p>
          </table:table-cell>
          <table:table-cell table:formula="of:=[.B1559]-[.B$2]" office:value-type="float" office:value="44.3623080253601" calcext:value-type="float">
            <text:p>44.3623080254</text:p>
          </table:table-cell>
          <table:table-cell table:formula="of:=[.C1559]/([.D1559]-[.D1558])" office:value-type="float" office:value="97828.3696036985" calcext:value-type="float">
            <text:p>97828.369603698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6447404.45295" calcext:value-type="float">
            <text:p>1456447404.45295</text:p>
          </table:table-cell>
          <table:table-cell office:value-type="float" office:value="1120" calcext:value-type="float">
            <text:p>1120</text:p>
          </table:table-cell>
          <table:table-cell table:formula="of:=[.B1560]-[.B$2]" office:value-type="float" office:value="44.3798172473908" calcext:value-type="float">
            <text:p>44.3798172474</text:p>
          </table:table-cell>
          <table:table-cell table:formula="of:=[.C1560]/([.D1560]-[.D1559])" office:value-type="float" office:value="63966.2914800038" calcext:value-type="float">
            <text:p>63966.291480003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56447404.46424" calcext:value-type="float">
            <text:p>1456447404.46424</text:p>
          </table:table-cell>
          <table:table-cell office:value-type="float" office:value="1120" calcext:value-type="float">
            <text:p>1120</text:p>
          </table:table-cell>
          <table:table-cell table:formula="of:=[.B1561]-[.B$2]" office:value-type="float" office:value="44.3911061286926" calcext:value-type="float">
            <text:p>44.3911061287</text:p>
          </table:table-cell>
          <table:table-cell table:formula="of:=[.C1561]/([.D1561]-[.D1560])" office:value-type="float" office:value="99212.6651038037" calcext:value-type="float">
            <text:p>99212.665103803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56447404.47548" calcext:value-type="float">
            <text:p>1456447404.47548</text:p>
          </table:table-cell>
          <table:table-cell office:value-type="float" office:value="1120" calcext:value-type="float">
            <text:p>1120</text:p>
          </table:table-cell>
          <table:table-cell table:formula="of:=[.B1562]-[.B$2]" office:value-type="float" office:value="44.4023501873016" calcext:value-type="float">
            <text:p>44.4023501873</text:p>
          </table:table-cell>
          <table:table-cell table:formula="of:=[.C1562]/([.D1562]-[.D1561])" office:value-type="float" office:value="99608.1609804712" calcext:value-type="float">
            <text:p>99608.160980471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56447404.48675" calcext:value-type="float">
            <text:p>1456447404.48675</text:p>
          </table:table-cell>
          <table:table-cell office:value-type="float" office:value="1120" calcext:value-type="float">
            <text:p>1120</text:p>
          </table:table-cell>
          <table:table-cell table:formula="of:=[.B1563]-[.B$2]" office:value-type="float" office:value="44.4136159420013" calcext:value-type="float">
            <text:p>44.413615942</text:p>
          </table:table-cell>
          <table:table-cell table:formula="of:=[.C1563]/([.D1563]-[.D1562])" office:value-type="float" office:value="99416.3311605858" calcext:value-type="float">
            <text:p>99416.331160585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56447404.50318" calcext:value-type="float">
            <text:p>1456447404.50318</text:p>
          </table:table-cell>
          <table:table-cell office:value-type="float" office:value="1120" calcext:value-type="float">
            <text:p>1120</text:p>
          </table:table-cell>
          <table:table-cell table:formula="of:=[.B1564]-[.B$2]" office:value-type="float" office:value="44.4300453662872" calcext:value-type="float">
            <text:p>44.4300453663</text:p>
          </table:table-cell>
          <table:table-cell table:formula="of:=[.C1564]/([.D1564]-[.D1563])" office:value-type="float" office:value="68170.3741111595" calcext:value-type="float">
            <text:p>68170.374111159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56447404.5145" calcext:value-type="float">
            <text:p>1456447404.5145</text:p>
          </table:table-cell>
          <table:table-cell office:value-type="float" office:value="1120" calcext:value-type="float">
            <text:p>1120</text:p>
          </table:table-cell>
          <table:table-cell table:formula="of:=[.B1565]-[.B$2]" office:value-type="float" office:value="44.4413702487946" calcext:value-type="float">
            <text:p>44.4413702488</text:p>
          </table:table-cell>
          <table:table-cell table:formula="of:=[.C1565]/([.D1565]-[.D1564])" office:value-type="float" office:value="98897.2732631579" calcext:value-type="float">
            <text:p>98897.273263157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56447404.52593" calcext:value-type="float">
            <text:p>1456447404.52593</text:p>
          </table:table-cell>
          <table:table-cell office:value-type="float" office:value="1120" calcext:value-type="float">
            <text:p>1120</text:p>
          </table:table-cell>
          <table:table-cell table:formula="of:=[.B1566]-[.B$2]" office:value-type="float" office:value="44.4527971744537" calcext:value-type="float">
            <text:p>44.4527971745</text:p>
          </table:table-cell>
          <table:table-cell table:formula="of:=[.C1566]/([.D1566]-[.D1565])" office:value-type="float" office:value="98014.114505091" calcext:value-type="float">
            <text:p>98014.11450509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56447404.53713" calcext:value-type="float">
            <text:p>1456447404.53713</text:p>
          </table:table-cell>
          <table:table-cell office:value-type="float" office:value="1120" calcext:value-type="float">
            <text:p>1120</text:p>
          </table:table-cell>
          <table:table-cell table:formula="of:=[.B1567]-[.B$2]" office:value-type="float" office:value="44.4639918804169" calcext:value-type="float">
            <text:p>44.4639918804</text:p>
          </table:table-cell>
          <table:table-cell table:formula="of:=[.C1567]/([.D1567]-[.D1566])" office:value-type="float" office:value="100047.290539677" calcext:value-type="float">
            <text:p>100047.290539677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56447404.55432" calcext:value-type="float">
            <text:p>1456447404.55432</text:p>
          </table:table-cell>
          <table:table-cell office:value-type="float" office:value="1120" calcext:value-type="float">
            <text:p>1120</text:p>
          </table:table-cell>
          <table:table-cell table:formula="of:=[.B1568]-[.B$2]" office:value-type="float" office:value="44.4811880588532" calcext:value-type="float">
            <text:p>44.4811880589</text:p>
          </table:table-cell>
          <table:table-cell table:formula="of:=[.C1568]/([.D1568]-[.D1567])" office:value-type="float" office:value="65130.7500762554" calcext:value-type="float">
            <text:p>65130.750076255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56447404.56553" calcext:value-type="float">
            <text:p>1456447404.56553</text:p>
          </table:table-cell>
          <table:table-cell office:value-type="float" office:value="1120" calcext:value-type="float">
            <text:p>1120</text:p>
          </table:table-cell>
          <table:table-cell table:formula="of:=[.B1569]-[.B$2]" office:value-type="float" office:value="44.492392539978" calcext:value-type="float">
            <text:p>44.49239254</text:p>
          </table:table-cell>
          <table:table-cell table:formula="of:=[.C1569]/([.D1569]-[.D1568])" office:value-type="float" office:value="99960.0059580806" calcext:value-type="float">
            <text:p>99960.005958080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56447404.5768" calcext:value-type="float">
            <text:p>1456447404.5768</text:p>
          </table:table-cell>
          <table:table-cell office:value-type="float" office:value="1120" calcext:value-type="float">
            <text:p>1120</text:p>
          </table:table-cell>
          <table:table-cell table:formula="of:=[.B1570]-[.B$2]" office:value-type="float" office:value="44.5036675930023" calcext:value-type="float">
            <text:p>44.503667593</text:p>
          </table:table-cell>
          <table:table-cell table:formula="of:=[.C1570]/([.D1570]-[.D1569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56447404.58807" calcext:value-type="float">
            <text:p>1456447404.58807</text:p>
          </table:table-cell>
          <table:table-cell office:value-type="float" office:value="1120" calcext:value-type="float">
            <text:p>1120</text:p>
          </table:table-cell>
          <table:table-cell table:formula="of:=[.B1571]-[.B$2]" office:value-type="float" office:value="44.514937877655" calcext:value-type="float">
            <text:p>44.5149378777</text:p>
          </table:table-cell>
          <table:table-cell table:formula="of:=[.C1571]/([.D1571]-[.D1570])" office:value-type="float" office:value="99376.3719828224" calcext:value-type="float">
            <text:p>99376.371982822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56447404.59946" calcext:value-type="float">
            <text:p>1456447404.59946</text:p>
          </table:table-cell>
          <table:table-cell office:value-type="float" office:value="1120" calcext:value-type="float">
            <text:p>1120</text:p>
          </table:table-cell>
          <table:table-cell table:formula="of:=[.B1572]-[.B$2]" office:value-type="float" office:value="44.5263242721558" calcext:value-type="float">
            <text:p>44.5263242722</text:p>
          </table:table-cell>
          <table:table-cell table:formula="of:=[.C1572]/([.D1572]-[.D1571])" office:value-type="float" office:value="98363.0068260815" calcext:value-type="float">
            <text:p>98363.006826081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56447404.61632" calcext:value-type="float">
            <text:p>1456447404.61632</text:p>
          </table:table-cell>
          <table:table-cell office:value-type="float" office:value="1120" calcext:value-type="float">
            <text:p>1120</text:p>
          </table:table-cell>
          <table:table-cell table:formula="of:=[.B1573]-[.B$2]" office:value-type="float" office:value="44.543181180954" calcext:value-type="float">
            <text:p>44.543181181</text:p>
          </table:table-cell>
          <table:table-cell table:formula="of:=[.C1573]/([.D1573]-[.D1572])" office:value-type="float" office:value="66441.6004978572" calcext:value-type="float">
            <text:p>66441.600497857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56447404.62762" calcext:value-type="float">
            <text:p>1456447404.62762</text:p>
          </table:table-cell>
          <table:table-cell office:value-type="float" office:value="1120" calcext:value-type="float">
            <text:p>1120</text:p>
          </table:table-cell>
          <table:table-cell table:formula="of:=[.B1574]-[.B$2]" office:value-type="float" office:value="44.5544867515564" calcext:value-type="float">
            <text:p>44.5544867516</text:p>
          </table:table-cell>
          <table:table-cell table:formula="of:=[.C1574]/([.D1574]-[.D1573])" office:value-type="float" office:value="99066.2072165166" calcext:value-type="float">
            <text:p>99066.207216516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6447404.63915" calcext:value-type="float">
            <text:p>1456447404.63915</text:p>
          </table:table-cell>
          <table:table-cell office:value-type="float" office:value="1120" calcext:value-type="float">
            <text:p>1120</text:p>
          </table:table-cell>
          <table:table-cell table:formula="of:=[.B1575]-[.B$2]" office:value-type="float" office:value="44.5660164356232" calcext:value-type="float">
            <text:p>44.5660164356</text:p>
          </table:table-cell>
          <table:table-cell table:formula="of:=[.C1575]/([.D1575]-[.D1574])" office:value-type="float" office:value="97140.5628735086" calcext:value-type="float">
            <text:p>97140.562873508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56447404.65023" calcext:value-type="float">
            <text:p>1456447404.65023</text:p>
          </table:table-cell>
          <table:table-cell office:value-type="float" office:value="1120" calcext:value-type="float">
            <text:p>1120</text:p>
          </table:table-cell>
          <table:table-cell table:formula="of:=[.B1576]-[.B$2]" office:value-type="float" office:value="44.5771005153656" calcext:value-type="float">
            <text:p>44.5771005154</text:p>
          </table:table-cell>
          <table:table-cell table:formula="of:=[.C1576]/([.D1576]-[.D1575])" office:value-type="float" office:value="101045.826629383" calcext:value-type="float">
            <text:p>101045.82662938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56447404.66707" calcext:value-type="float">
            <text:p>1456447404.66707</text:p>
          </table:table-cell>
          <table:table-cell office:value-type="float" office:value="1120" calcext:value-type="float">
            <text:p>1120</text:p>
          </table:table-cell>
          <table:table-cell table:formula="of:=[.B1577]-[.B$2]" office:value-type="float" office:value="44.5939350128174" calcext:value-type="float">
            <text:p>44.5939350128</text:p>
          </table:table-cell>
          <table:table-cell table:formula="of:=[.C1577]/([.D1577]-[.D1576])" office:value-type="float" office:value="66530.052542877" calcext:value-type="float">
            <text:p>66530.05254287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56447404.67829" calcext:value-type="float">
            <text:p>1456447404.67829</text:p>
          </table:table-cell>
          <table:table-cell office:value-type="float" office:value="1120" calcext:value-type="float">
            <text:p>1120</text:p>
          </table:table-cell>
          <table:table-cell table:formula="of:=[.B1578]-[.B$2]" office:value-type="float" office:value="44.6051540374756" calcext:value-type="float">
            <text:p>44.6051540375</text:p>
          </table:table-cell>
          <table:table-cell table:formula="of:=[.C1578]/([.D1578]-[.D1577])" office:value-type="float" office:value="99830.4250255015" calcext:value-type="float">
            <text:p>99830.425025501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56447404.6897" calcext:value-type="float">
            <text:p>1456447404.6897</text:p>
          </table:table-cell>
          <table:table-cell office:value-type="float" office:value="1120" calcext:value-type="float">
            <text:p>1120</text:p>
          </table:table-cell>
          <table:table-cell table:formula="of:=[.B1579]-[.B$2]" office:value-type="float" office:value="44.6165683269501" calcext:value-type="float">
            <text:p>44.616568327</text:p>
          </table:table-cell>
          <table:table-cell table:formula="of:=[.C1579]/([.D1579]-[.D1578])" office:value-type="float" office:value="98122.6209921671" calcext:value-type="float">
            <text:p>98122.620992167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56447404.70089" calcext:value-type="float">
            <text:p>1456447404.70089</text:p>
          </table:table-cell>
          <table:table-cell office:value-type="float" office:value="1120" calcext:value-type="float">
            <text:p>1120</text:p>
          </table:table-cell>
          <table:table-cell table:formula="of:=[.B1580]-[.B$2]" office:value-type="float" office:value="44.6277549266815" calcext:value-type="float">
            <text:p>44.6277549267</text:p>
          </table:table-cell>
          <table:table-cell table:formula="of:=[.C1580]/([.D1580]-[.D1579])" office:value-type="float" office:value="100119.7885763" calcext:value-type="float">
            <text:p>100119.788576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6447404.71815" calcext:value-type="float">
            <text:p>1456447404.71815</text:p>
          </table:table-cell>
          <table:table-cell office:value-type="float" office:value="1120" calcext:value-type="float">
            <text:p>1120</text:p>
          </table:table-cell>
          <table:table-cell table:formula="of:=[.B1581]-[.B$2]" office:value-type="float" office:value="44.6450190544128" calcext:value-type="float">
            <text:p>44.6450190544</text:p>
          </table:table-cell>
          <table:table-cell table:formula="of:=[.C1581]/([.D1581]-[.D1580])" office:value-type="float" office:value="64874.404165113" calcext:value-type="float">
            <text:p>64874.40416511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456447404.7298" calcext:value-type="float">
            <text:p>1456447404.7298</text:p>
          </table:table-cell>
          <table:table-cell office:value-type="float" office:value="1120" calcext:value-type="float">
            <text:p>1120</text:p>
          </table:table-cell>
          <table:table-cell table:formula="of:=[.B1582]-[.B$2]" office:value-type="float" office:value="44.656665802002" calcext:value-type="float">
            <text:p>44.656665802</text:p>
          </table:table-cell>
          <table:table-cell table:formula="of:=[.C1582]/([.D1582]-[.D1581])" office:value-type="float" office:value="96164.1858751279" calcext:value-type="float">
            <text:p>96164.1858751279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56447404.74088" calcext:value-type="float">
            <text:p>1456447404.74088</text:p>
          </table:table-cell>
          <table:table-cell office:value-type="float" office:value="1120" calcext:value-type="float">
            <text:p>1120</text:p>
          </table:table-cell>
          <table:table-cell table:formula="of:=[.B1583]-[.B$2]" office:value-type="float" office:value="44.6677429676056" calcext:value-type="float">
            <text:p>44.6677429676</text:p>
          </table:table-cell>
          <table:table-cell table:formula="of:=[.C1583]/([.D1583]-[.D1582])" office:value-type="float" office:value="101108.897354771" calcext:value-type="float">
            <text:p>101108.89735477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56447404.75213" calcext:value-type="float">
            <text:p>1456447404.75213</text:p>
          </table:table-cell>
          <table:table-cell office:value-type="float" office:value="1120" calcext:value-type="float">
            <text:p>1120</text:p>
          </table:table-cell>
          <table:table-cell table:formula="of:=[.B1584]-[.B$2]" office:value-type="float" office:value="44.6789920330048" calcext:value-type="float">
            <text:p>44.678992033</text:p>
          </table:table-cell>
          <table:table-cell table:formula="of:=[.C1584]/([.D1584]-[.D1583])" office:value-type="float" office:value="99563.8268831334" calcext:value-type="float">
            <text:p>99563.826883133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6447404.76351" calcext:value-type="float">
            <text:p>1456447404.76351</text:p>
          </table:table-cell>
          <table:table-cell office:value-type="float" office:value="1120" calcext:value-type="float">
            <text:p>1120</text:p>
          </table:table-cell>
          <table:table-cell table:formula="of:=[.B1585]-[.B$2]" office:value-type="float" office:value="44.6903772354126" calcext:value-type="float">
            <text:p>44.6903772354</text:p>
          </table:table-cell>
          <table:table-cell table:formula="of:=[.C1585]/([.D1585]-[.D1584])" office:value-type="float" office:value="98373.3059703055" calcext:value-type="float">
            <text:p>98373.305970305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456447404.77994" calcext:value-type="float">
            <text:p>1456447404.77994</text:p>
          </table:table-cell>
          <table:table-cell office:value-type="float" office:value="1120" calcext:value-type="float">
            <text:p>1120</text:p>
          </table:table-cell>
          <table:table-cell table:formula="of:=[.B1586]-[.B$2]" office:value-type="float" office:value="44.7068088054657" calcext:value-type="float">
            <text:p>44.7068088055</text:p>
          </table:table-cell>
          <table:table-cell table:formula="of:=[.C1586]/([.D1586]-[.D1585])" office:value-type="float" office:value="68161.4718727782" calcext:value-type="float">
            <text:p>68161.471872778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456447404.79122" calcext:value-type="float">
            <text:p>1456447404.79122</text:p>
          </table:table-cell>
          <table:table-cell office:value-type="float" office:value="1120" calcext:value-type="float">
            <text:p>1120</text:p>
          </table:table-cell>
          <table:table-cell table:formula="of:=[.B1587]-[.B$2]" office:value-type="float" office:value="44.7180833816528" calcext:value-type="float">
            <text:p>44.7180833817</text:p>
          </table:table-cell>
          <table:table-cell table:formula="of:=[.C1587]/([.D1587]-[.D1586])" office:value-type="float" office:value="99338.5455391317" calcext:value-type="float">
            <text:p>99338.545539131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56447404.80234" calcext:value-type="float">
            <text:p>1456447404.80234</text:p>
          </table:table-cell>
          <table:table-cell office:value-type="float" office:value="1120" calcext:value-type="float">
            <text:p>1120</text:p>
          </table:table-cell>
          <table:table-cell table:formula="of:=[.B1588]-[.B$2]" office:value-type="float" office:value="44.7292065620422" calcext:value-type="float">
            <text:p>44.729206562</text:p>
          </table:table-cell>
          <table:table-cell table:formula="of:=[.C1588]/([.D1588]-[.D1587])" office:value-type="float" office:value="100690.626312856" calcext:value-type="float">
            <text:p>100690.62631285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56447404.81362" calcext:value-type="float">
            <text:p>1456447404.81362</text:p>
          </table:table-cell>
          <table:table-cell office:value-type="float" office:value="1120" calcext:value-type="float">
            <text:p>1120</text:p>
          </table:table-cell>
          <table:table-cell table:formula="of:=[.B1589]-[.B$2]" office:value-type="float" office:value="44.7404856681824" calcext:value-type="float">
            <text:p>44.7404856682</text:p>
          </table:table-cell>
          <table:table-cell table:formula="of:=[.C1589]/([.D1589]-[.D1588])" office:value-type="float" office:value="99298.6488543164" calcext:value-type="float">
            <text:p>99298.648854316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56447404.83126" calcext:value-type="float">
            <text:p>1456447404.83126</text:p>
          </table:table-cell>
          <table:table-cell office:value-type="float" office:value="1120" calcext:value-type="float">
            <text:p>1120</text:p>
          </table:table-cell>
          <table:table-cell table:formula="of:=[.B1590]-[.B$2]" office:value-type="float" office:value="44.7581253051758" calcext:value-type="float">
            <text:p>44.7581253052</text:p>
          </table:table-cell>
          <table:table-cell table:formula="of:=[.C1590]/([.D1590]-[.D1589])" office:value-type="float" office:value="63493.3700970454" calcext:value-type="float">
            <text:p>63493.370097045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56447404.8425" calcext:value-type="float">
            <text:p>1456447404.8425</text:p>
          </table:table-cell>
          <table:table-cell office:value-type="float" office:value="1120" calcext:value-type="float">
            <text:p>1120</text:p>
          </table:table-cell>
          <table:table-cell table:formula="of:=[.B1591]-[.B$2]" office:value-type="float" office:value="44.7693698406219" calcext:value-type="float">
            <text:p>44.7693698406</text:p>
          </table:table-cell>
          <table:table-cell table:formula="of:=[.C1591]/([.D1591]-[.D1590])" office:value-type="float" office:value="99603.9369845006" calcext:value-type="float">
            <text:p>99603.936984500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56447404.8539" calcext:value-type="float">
            <text:p>1456447404.8539</text:p>
          </table:table-cell>
          <table:table-cell office:value-type="float" office:value="1120" calcext:value-type="float">
            <text:p>1120</text:p>
          </table:table-cell>
          <table:table-cell table:formula="of:=[.B1592]-[.B$2]" office:value-type="float" office:value="44.7807700634003" calcext:value-type="float">
            <text:p>44.7807700634</text:p>
          </table:table-cell>
          <table:table-cell table:formula="of:=[.C1592]/([.D1592]-[.D1591])" office:value-type="float" office:value="98243.6941609503" calcext:value-type="float">
            <text:p>98243.694160950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56447404.86545" calcext:value-type="float">
            <text:p>1456447404.86545</text:p>
          </table:table-cell>
          <table:table-cell office:value-type="float" office:value="1120" calcext:value-type="float">
            <text:p>1120</text:p>
          </table:table-cell>
          <table:table-cell table:formula="of:=[.B1593]-[.B$2]" office:value-type="float" office:value="44.7923209667206" calcext:value-type="float">
            <text:p>44.7923209667</text:p>
          </table:table-cell>
          <table:table-cell table:formula="of:=[.C1593]/([.D1593]-[.D1592])" office:value-type="float" office:value="96962.1136063408" calcext:value-type="float">
            <text:p>96962.113606340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56447404.88138" calcext:value-type="float">
            <text:p>1456447404.88138</text:p>
          </table:table-cell>
          <table:table-cell office:value-type="float" office:value="1120" calcext:value-type="float">
            <text:p>1120</text:p>
          </table:table-cell>
          <table:table-cell table:formula="of:=[.B1594]-[.B$2]" office:value-type="float" office:value="44.8082447052002" calcext:value-type="float">
            <text:p>44.8082447052</text:p>
          </table:table-cell>
          <table:table-cell table:formula="of:=[.C1594]/([.D1594]-[.D1593])" office:value-type="float" office:value="70335.2420308733" calcext:value-type="float">
            <text:p>70335.242030873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56447404.89288" calcext:value-type="float">
            <text:p>1456447404.89288</text:p>
          </table:table-cell>
          <table:table-cell office:value-type="float" office:value="1120" calcext:value-type="float">
            <text:p>1120</text:p>
          </table:table-cell>
          <table:table-cell table:formula="of:=[.B1595]-[.B$2]" office:value-type="float" office:value="44.8197422027588" calcext:value-type="float">
            <text:p>44.8197422028</text:p>
          </table:table-cell>
          <table:table-cell table:formula="of:=[.C1595]/([.D1595]-[.D1594])" office:value-type="float" office:value="97412.501658925" calcext:value-type="float">
            <text:p>97412.50165892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56447404.90409" calcext:value-type="float">
            <text:p>1456447404.90409</text:p>
          </table:table-cell>
          <table:table-cell office:value-type="float" office:value="1120" calcext:value-type="float">
            <text:p>1120</text:p>
          </table:table-cell>
          <table:table-cell table:formula="of:=[.B1596]-[.B$2]" office:value-type="float" office:value="44.8309588432312" calcext:value-type="float">
            <text:p>44.8309588432</text:p>
          </table:table-cell>
          <table:table-cell table:formula="of:=[.C1596]/([.D1596]-[.D1595])" office:value-type="float" office:value="99851.6447732007" calcext:value-type="float">
            <text:p>99851.644773200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56447404.91535" calcext:value-type="float">
            <text:p>1456447404.91535</text:p>
          </table:table-cell>
          <table:table-cell office:value-type="float" office:value="1120" calcext:value-type="float">
            <text:p>1120</text:p>
          </table:table-cell>
          <table:table-cell table:formula="of:=[.B1597]-[.B$2]" office:value-type="float" office:value="44.842212677002" calcext:value-type="float">
            <text:p>44.842212677</text:p>
          </table:table-cell>
          <table:table-cell table:formula="of:=[.C1597]/([.D1597]-[.D1596])" office:value-type="float" office:value="99521.6406084488" calcext:value-type="float">
            <text:p>99521.640608448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56447404.93319" calcext:value-type="float">
            <text:p>1456447404.93319</text:p>
          </table:table-cell>
          <table:table-cell office:value-type="float" office:value="1120" calcext:value-type="float">
            <text:p>1120</text:p>
          </table:table-cell>
          <table:table-cell table:formula="of:=[.B1598]-[.B$2]" office:value-type="float" office:value="44.8600525856018" calcext:value-type="float">
            <text:p>44.8600525856</text:p>
          </table:table-cell>
          <table:table-cell table:formula="of:=[.C1598]/([.D1598]-[.D1597])" office:value-type="float" office:value="62780.5907037661" calcext:value-type="float">
            <text:p>62780.590703766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56447404.94451" calcext:value-type="float">
            <text:p>1456447404.94451</text:p>
          </table:table-cell>
          <table:table-cell office:value-type="float" office:value="1120" calcext:value-type="float">
            <text:p>1120</text:p>
          </table:table-cell>
          <table:table-cell table:formula="of:=[.B1599]-[.B$2]" office:value-type="float" office:value="44.8713793754578" calcext:value-type="float">
            <text:p>44.8713793755</text:p>
          </table:table-cell>
          <table:table-cell table:formula="of:=[.C1599]/([.D1599]-[.D1598])" office:value-type="float" office:value="98880.6196851057" calcext:value-type="float">
            <text:p>98880.619685105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56447404.95583" calcext:value-type="float">
            <text:p>1456447404.95583</text:p>
          </table:table-cell>
          <table:table-cell office:value-type="float" office:value="1120" calcext:value-type="float">
            <text:p>1120</text:p>
          </table:table-cell>
          <table:table-cell table:formula="of:=[.B1600]-[.B$2]" office:value-type="float" office:value="44.8826928138733" calcext:value-type="float">
            <text:p>44.8826928139</text:p>
          </table:table-cell>
          <table:table-cell table:formula="of:=[.C1600]/([.D1600]-[.D1599])" office:value-type="float" office:value="98997.312652786" calcext:value-type="float">
            <text:p>98997.31265278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56447404.967" calcext:value-type="float">
            <text:p>1456447404.967</text:p>
          </table:table-cell>
          <table:table-cell office:value-type="float" office:value="1120" calcext:value-type="float">
            <text:p>1120</text:p>
          </table:table-cell>
          <table:table-cell table:formula="of:=[.B1601]-[.B$2]" office:value-type="float" office:value="44.8938643932343" calcext:value-type="float">
            <text:p>44.8938643932</text:p>
          </table:table-cell>
          <table:table-cell table:formula="of:=[.C1601]/([.D1601]-[.D1600])" office:value-type="float" office:value="100254.401263419" calcext:value-type="float">
            <text:p>100254.4012634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56447404.97827" calcext:value-type="float">
            <text:p>1456447404.97827</text:p>
          </table:table-cell>
          <table:table-cell office:value-type="float" office:value="1120" calcext:value-type="float">
            <text:p>1120</text:p>
          </table:table-cell>
          <table:table-cell table:formula="of:=[.B1602]-[.B$2]" office:value-type="float" office:value="44.9051394462586" calcext:value-type="float">
            <text:p>44.9051394463</text:p>
          </table:table-cell>
          <table:table-cell table:formula="of:=[.C1602]/([.D1602]-[.D1601])" office:value-type="float" office:value="99334.344378423" calcext:value-type="float">
            <text:p>99334.34437842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456447404.99409" calcext:value-type="float">
            <text:p>1456447404.99409</text:p>
          </table:table-cell>
          <table:table-cell office:value-type="float" office:value="1120" calcext:value-type="float">
            <text:p>1120</text:p>
          </table:table-cell>
          <table:table-cell table:formula="of:=[.B1603]-[.B$2]" office:value-type="float" office:value="44.9209606647491" calcext:value-type="float">
            <text:p>44.9209606647</text:p>
          </table:table-cell>
          <table:table-cell table:formula="of:=[.C1603]/([.D1603]-[.D1602])" office:value-type="float" office:value="70791.007700538" calcext:value-type="float">
            <text:p>70791.00770053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456447405.00945" calcext:value-type="float">
            <text:p>1456447405.00945</text:p>
          </table:table-cell>
          <table:table-cell office:value-type="float" office:value="1120" calcext:value-type="float">
            <text:p>1120</text:p>
          </table:table-cell>
          <table:table-cell table:formula="of:=[.B1604]-[.B$2]" office:value-type="float" office:value="44.9363169670105" calcext:value-type="float">
            <text:p>44.936316967</text:p>
          </table:table-cell>
          <table:table-cell table:formula="of:=[.C1604]/([.D1604]-[.D1603])" office:value-type="float" office:value="72934.2247201478" calcext:value-type="float">
            <text:p>72934.224720147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456447405.02598" calcext:value-type="float">
            <text:p>1456447405.02598</text:p>
          </table:table-cell>
          <table:table-cell office:value-type="float" office:value="1120" calcext:value-type="float">
            <text:p>1120</text:p>
          </table:table-cell>
          <table:table-cell table:formula="of:=[.B1605]-[.B$2]" office:value-type="float" office:value="44.9528441429138" calcext:value-type="float">
            <text:p>44.9528441429</text:p>
          </table:table-cell>
          <table:table-cell table:formula="of:=[.C1605]/([.D1605]-[.D1604])" office:value-type="float" office:value="67767.1736872475" calcext:value-type="float">
            <text:p>67767.173687247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456447405.02968" calcext:value-type="float">
            <text:p>1456447405.02968</text:p>
          </table:table-cell>
          <table:table-cell office:value-type="float" office:value="1120" calcext:value-type="float">
            <text:p>1120</text:p>
          </table:table-cell>
          <table:table-cell table:formula="of:=[.B1606]-[.B$2]" office:value-type="float" office:value="44.956550359726" calcext:value-type="float">
            <text:p>44.9565503597</text:p>
          </table:table-cell>
          <table:table-cell table:formula="of:=[.C1606]/([.D1606]-[.D1605])" office:value-type="float" office:value="302194.948858154" calcext:value-type="float">
            <text:p>302194.94885815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456447405.0333" calcext:value-type="float">
            <text:p>1456447405.0333</text:p>
          </table:table-cell>
          <table:table-cell office:value-type="float" office:value="1120" calcext:value-type="float">
            <text:p>1120</text:p>
          </table:table-cell>
          <table:table-cell table:formula="of:=[.B1607]-[.B$2]" office:value-type="float" office:value="44.9601697921753" calcext:value-type="float">
            <text:p>44.9601697922</text:p>
          </table:table-cell>
          <table:table-cell table:formula="of:=[.C1607]/([.D1607]-[.D1606])" office:value-type="float" office:value="309440.779922271" calcext:value-type="float">
            <text:p>309440.77992227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56447405.03689" calcext:value-type="float">
            <text:p>1456447405.03689</text:p>
          </table:table-cell>
          <table:table-cell office:value-type="float" office:value="1120" calcext:value-type="float">
            <text:p>1120</text:p>
          </table:table-cell>
          <table:table-cell table:formula="of:=[.B1608]-[.B$2]" office:value-type="float" office:value="44.9637596607208" calcext:value-type="float">
            <text:p>44.9637596607</text:p>
          </table:table-cell>
          <table:table-cell table:formula="of:=[.C1608]/([.D1608]-[.D1607])" office:value-type="float" office:value="311989.139934914" calcext:value-type="float">
            <text:p>311989.13993491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56447405.04611" calcext:value-type="float">
            <text:p>1456447405.04611</text:p>
          </table:table-cell>
          <table:table-cell office:value-type="float" office:value="1120" calcext:value-type="float">
            <text:p>1120</text:p>
          </table:table-cell>
          <table:table-cell table:formula="of:=[.B1609]-[.B$2]" office:value-type="float" office:value="44.9729785919189" calcext:value-type="float">
            <text:p>44.9729785919</text:p>
          </table:table-cell>
          <table:table-cell table:formula="of:=[.C1609]/([.D1609]-[.D1608])" office:value-type="float" office:value="121489.137507435" calcext:value-type="float">
            <text:p>121489.137507435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56447405.04988" calcext:value-type="float">
            <text:p>1456447405.04988</text:p>
          </table:table-cell>
          <table:table-cell office:value-type="float" office:value="1120" calcext:value-type="float">
            <text:p>1120</text:p>
          </table:table-cell>
          <table:table-cell table:formula="of:=[.B1610]-[.B$2]" office:value-type="float" office:value="44.9767458438873" calcext:value-type="float">
            <text:p>44.9767458439</text:p>
          </table:table-cell>
          <table:table-cell table:formula="of:=[.C1610]/([.D1610]-[.D1609])" office:value-type="float" office:value="297298.935510411" calcext:value-type="float">
            <text:p>297298.93551041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56447405.05729" calcext:value-type="float">
            <text:p>1456447405.05729</text:p>
          </table:table-cell>
          <table:table-cell office:value-type="float" office:value="1120" calcext:value-type="float">
            <text:p>1120</text:p>
          </table:table-cell>
          <table:table-cell table:formula="of:=[.B1611]-[.B$2]" office:value-type="float" office:value="44.9841523170471" calcext:value-type="float">
            <text:p>44.984152317</text:p>
          </table:table-cell>
          <table:table-cell table:formula="of:=[.C1611]/([.D1611]-[.D1610])" office:value-type="float" office:value="151219.072267826" calcext:value-type="float">
            <text:p>151219.07226782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6447405.06093" calcext:value-type="float">
            <text:p>1456447405.06093</text:p>
          </table:table-cell>
          <table:table-cell office:value-type="float" office:value="1120" calcext:value-type="float">
            <text:p>1120</text:p>
          </table:table-cell>
          <table:table-cell table:formula="of:=[.B1612]-[.B$2]" office:value-type="float" office:value="44.9877924919128" calcext:value-type="float">
            <text:p>44.9877924919</text:p>
          </table:table-cell>
          <table:table-cell table:formula="of:=[.C1612]/([.D1612]-[.D1611])" office:value-type="float" office:value="307677.52685355" calcext:value-type="float">
            <text:p>307677.5268535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56447405.06455" calcext:value-type="float">
            <text:p>1456447405.06455</text:p>
          </table:table-cell>
          <table:table-cell office:value-type="float" office:value="1120" calcext:value-type="float">
            <text:p>1120</text:p>
          </table:table-cell>
          <table:table-cell table:formula="of:=[.B1613]-[.B$2]" office:value-type="float" office:value="44.9914124011993" calcext:value-type="float">
            <text:p>44.9914124012</text:p>
          </table:table-cell>
          <table:table-cell table:formula="of:=[.C1613]/([.D1613]-[.D1612])" office:value-type="float" office:value="309400.018441678" calcext:value-type="float">
            <text:p>309400.01844167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56447405.07108" calcext:value-type="float">
            <text:p>1456447405.07108</text:p>
          </table:table-cell>
          <table:table-cell office:value-type="float" office:value="1120" calcext:value-type="float">
            <text:p>1120</text:p>
          </table:table-cell>
          <table:table-cell table:formula="of:=[.B1614]-[.B$2]" office:value-type="float" office:value="44.9979438781738" calcext:value-type="float">
            <text:p>44.9979438782</text:p>
          </table:table-cell>
          <table:table-cell table:formula="of:=[.C1614]/([.D1614]-[.D1613])" office:value-type="float" office:value="171477.294396788" calcext:value-type="float">
            <text:p>171477.29439678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56447405.07464" calcext:value-type="float">
            <text:p>1456447405.07464</text:p>
          </table:table-cell>
          <table:table-cell office:value-type="float" office:value="1120" calcext:value-type="float">
            <text:p>1120</text:p>
          </table:table-cell>
          <table:table-cell table:formula="of:=[.B1615]-[.B$2]" office:value-type="float" office:value="45.0015096664429" calcext:value-type="float">
            <text:p>45.0015096664</text:p>
          </table:table-cell>
          <table:table-cell table:formula="of:=[.C1615]/([.D1615]-[.D1614])" office:value-type="float" office:value="314096.047071409" calcext:value-type="float">
            <text:p>314096.04707140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56447405.07825" calcext:value-type="float">
            <text:p>1456447405.07825</text:p>
          </table:table-cell>
          <table:table-cell office:value-type="float" office:value="1120" calcext:value-type="float">
            <text:p>1120</text:p>
          </table:table-cell>
          <table:table-cell table:formula="of:=[.B1616]-[.B$2]" office:value-type="float" office:value="45.0051152706146" calcext:value-type="float">
            <text:p>45.0051152706</text:p>
          </table:table-cell>
          <table:table-cell table:formula="of:=[.C1616]/([.D1616]-[.D1615])" office:value-type="float" office:value="310627.552734246" calcext:value-type="float">
            <text:p>310627.55273424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56447405.08439" calcext:value-type="float">
            <text:p>1456447405.08439</text:p>
          </table:table-cell>
          <table:table-cell office:value-type="float" office:value="1120" calcext:value-type="float">
            <text:p>1120</text:p>
          </table:table-cell>
          <table:table-cell table:formula="of:=[.B1617]-[.B$2]" office:value-type="float" office:value="45.0112609863281" calcext:value-type="float">
            <text:p>45.0112609863</text:p>
          </table:table-cell>
          <table:table-cell table:formula="of:=[.C1617]/([.D1617]-[.D1616])" office:value-type="float" office:value="182240.775885479" calcext:value-type="float">
            <text:p>182240.77588547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56447405.088" calcext:value-type="float">
            <text:p>1456447405.088</text:p>
          </table:table-cell>
          <table:table-cell office:value-type="float" office:value="1120" calcext:value-type="float">
            <text:p>1120</text:p>
          </table:table-cell>
          <table:table-cell table:formula="of:=[.B1618]-[.B$2]" office:value-type="float" office:value="45.0148615837097" calcext:value-type="float">
            <text:p>45.0148615837</text:p>
          </table:table-cell>
          <table:table-cell table:formula="of:=[.C1618]/([.D1618]-[.D1617])" office:value-type="float" office:value="311059.494106741" calcext:value-type="float">
            <text:p>311059.49410674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456447405.09157" calcext:value-type="float">
            <text:p>1456447405.09157</text:p>
          </table:table-cell>
          <table:table-cell office:value-type="float" office:value="1120" calcext:value-type="float">
            <text:p>1120</text:p>
          </table:table-cell>
          <table:table-cell table:formula="of:=[.B1619]-[.B$2]" office:value-type="float" office:value="45.0184404850006" calcext:value-type="float">
            <text:p>45.018440485</text:p>
          </table:table-cell>
          <table:table-cell table:formula="of:=[.C1619]/([.D1619]-[.D1618])" office:value-type="float" office:value="312945.205515955" calcext:value-type="float">
            <text:p>312945.20551595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56447405.09514" calcext:value-type="float">
            <text:p>1456447405.09514</text:p>
          </table:table-cell>
          <table:table-cell office:value-type="float" office:value="1120" calcext:value-type="float">
            <text:p>1120</text:p>
          </table:table-cell>
          <table:table-cell table:formula="of:=[.B1620]-[.B$2]" office:value-type="float" office:value="45.0220031738281" calcext:value-type="float">
            <text:p>45.0220031738</text:p>
          </table:table-cell>
          <table:table-cell table:formula="of:=[.C1620]/([.D1620]-[.D1619])" office:value-type="float" office:value="314369.302014321" calcext:value-type="float">
            <text:p>314369.30201432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6447405.10161" calcext:value-type="float">
            <text:p>1456447405.10161</text:p>
          </table:table-cell>
          <table:table-cell office:value-type="float" office:value="1120" calcext:value-type="float">
            <text:p>1120</text:p>
          </table:table-cell>
          <table:table-cell table:formula="of:=[.B1621]-[.B$2]" office:value-type="float" office:value="45.0284762382507" calcext:value-type="float">
            <text:p>45.0284762383</text:p>
          </table:table-cell>
          <table:table-cell table:formula="of:=[.C1621]/([.D1621]-[.D1620])" office:value-type="float" office:value="173024.695395948" calcext:value-type="float">
            <text:p>173024.69539594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6447405.11244" calcext:value-type="float">
            <text:p>1456447405.11244</text:p>
          </table:table-cell>
          <table:table-cell office:value-type="float" office:value="1120" calcext:value-type="float">
            <text:p>1120</text:p>
          </table:table-cell>
          <table:table-cell table:formula="of:=[.B1622]-[.B$2]" office:value-type="float" office:value="45.0393092632294" calcext:value-type="float">
            <text:p>45.0393092632</text:p>
          </table:table-cell>
          <table:table-cell table:formula="of:=[.C1622]/([.D1622]-[.D1621])" office:value-type="float" office:value="103387.558157449" calcext:value-type="float">
            <text:p>103387.55815744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456447405.12312" calcext:value-type="float">
            <text:p>1456447405.12312</text:p>
          </table:table-cell>
          <table:table-cell office:value-type="float" office:value="1120" calcext:value-type="float">
            <text:p>1120</text:p>
          </table:table-cell>
          <table:table-cell table:formula="of:=[.B1623]-[.B$2]" office:value-type="float" office:value="45.0499863624573" calcext:value-type="float">
            <text:p>45.0499863625</text:p>
          </table:table-cell>
          <table:table-cell table:formula="of:=[.C1623]/([.D1623]-[.D1622])" office:value-type="float" office:value="104897.404818793" calcext:value-type="float">
            <text:p>104897.40481879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456447405.13404" calcext:value-type="float">
            <text:p>1456447405.13404</text:p>
          </table:table-cell>
          <table:table-cell office:value-type="float" office:value="1120" calcext:value-type="float">
            <text:p>1120</text:p>
          </table:table-cell>
          <table:table-cell table:formula="of:=[.B1624]-[.B$2]" office:value-type="float" office:value="45.0609047412872" calcext:value-type="float">
            <text:p>45.0609047413</text:p>
          </table:table-cell>
          <table:table-cell table:formula="of:=[.C1624]/([.D1624]-[.D1623])" office:value-type="float" office:value="102579.331368053" calcext:value-type="float">
            <text:p>102579.33136805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56447405.14481" calcext:value-type="float">
            <text:p>1456447405.14481</text:p>
          </table:table-cell>
          <table:table-cell office:value-type="float" office:value="1120" calcext:value-type="float">
            <text:p>1120</text:p>
          </table:table-cell>
          <table:table-cell table:formula="of:=[.B1625]-[.B$2]" office:value-type="float" office:value="45.0716776847839" calcext:value-type="float">
            <text:p>45.0716776848</text:p>
          </table:table-cell>
          <table:table-cell table:formula="of:=[.C1625]/([.D1625]-[.D1624])" office:value-type="float" office:value="103964.158017041" calcext:value-type="float">
            <text:p>103964.15801704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56447405.15652" calcext:value-type="float">
            <text:p>1456447405.15652</text:p>
          </table:table-cell>
          <table:table-cell office:value-type="float" office:value="1120" calcext:value-type="float">
            <text:p>1120</text:p>
          </table:table-cell>
          <table:table-cell table:formula="of:=[.B1626]-[.B$2]" office:value-type="float" office:value="45.0833899974823" calcext:value-type="float">
            <text:p>45.0833899975</text:p>
          </table:table-cell>
          <table:table-cell table:formula="of:=[.C1626]/([.D1626]-[.D1625])" office:value-type="float" office:value="95625.8621882952" calcext:value-type="float">
            <text:p>95625.862188295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56447405.16745" calcext:value-type="float">
            <text:p>1456447405.16745</text:p>
          </table:table-cell>
          <table:table-cell office:value-type="float" office:value="1120" calcext:value-type="float">
            <text:p>1120</text:p>
          </table:table-cell>
          <table:table-cell table:formula="of:=[.B1627]-[.B$2]" office:value-type="float" office:value="45.0943183898926" calcext:value-type="float">
            <text:p>45.0943183899</text:p>
          </table:table-cell>
          <table:table-cell table:formula="of:=[.C1627]/([.D1627]-[.D1626])" office:value-type="float" office:value="102485.338918341" calcext:value-type="float">
            <text:p>102485.33891834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56447405.17848" calcext:value-type="float">
            <text:p>1456447405.17848</text:p>
          </table:table-cell>
          <table:table-cell office:value-type="float" office:value="1120" calcext:value-type="float">
            <text:p>1120</text:p>
          </table:table-cell>
          <table:table-cell table:formula="of:=[.B1628]-[.B$2]" office:value-type="float" office:value="45.105343580246" calcext:value-type="float">
            <text:p>45.1053435802</text:p>
          </table:table-cell>
          <table:table-cell table:formula="of:=[.C1628]/([.D1628]-[.D1627])" office:value-type="float" office:value="101585.547650455" calcext:value-type="float">
            <text:p>101585.54765045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56447405.18946" calcext:value-type="float">
            <text:p>1456447405.18946</text:p>
          </table:table-cell>
          <table:table-cell office:value-type="float" office:value="1120" calcext:value-type="float">
            <text:p>1120</text:p>
          </table:table-cell>
          <table:table-cell table:formula="of:=[.B1629]-[.B$2]" office:value-type="float" office:value="45.1163289546967" calcext:value-type="float">
            <text:p>45.1163289547</text:p>
          </table:table-cell>
          <table:table-cell table:formula="of:=[.C1629]/([.D1629]-[.D1628])" office:value-type="float" office:value="101953.739039847" calcext:value-type="float">
            <text:p>101953.73903984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56447405.20029" calcext:value-type="float">
            <text:p>1456447405.20029</text:p>
          </table:table-cell>
          <table:table-cell office:value-type="float" office:value="1120" calcext:value-type="float">
            <text:p>1120</text:p>
          </table:table-cell>
          <table:table-cell table:formula="of:=[.B1630]-[.B$2]" office:value-type="float" office:value="45.1271562576294" calcext:value-type="float">
            <text:p>45.1271562576</text:p>
          </table:table-cell>
          <table:table-cell table:formula="of:=[.C1630]/([.D1630]-[.D1629])" office:value-type="float" office:value="103442.196727809" calcext:value-type="float">
            <text:p>103442.19672780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56447405.2054" calcext:value-type="float">
            <text:p>1456447405.2054</text:p>
          </table:table-cell>
          <table:table-cell office:value-type="float" office:value="1120" calcext:value-type="float">
            <text:p>1120</text:p>
          </table:table-cell>
          <table:table-cell table:formula="of:=[.B1631]-[.B$2]" office:value-type="float" office:value="45.1322627067566" calcext:value-type="float">
            <text:p>45.1322627068</text:p>
          </table:table-cell>
          <table:table-cell table:formula="of:=[.C1631]/([.D1631]-[.D1630])" office:value-type="float" office:value="219330.492109441" calcext:value-type="float">
            <text:p>219330.49210944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56447405.21524" calcext:value-type="float">
            <text:p>1456447405.21524</text:p>
          </table:table-cell>
          <table:table-cell office:value-type="float" office:value="1120" calcext:value-type="float">
            <text:p>1120</text:p>
          </table:table-cell>
          <table:table-cell table:formula="of:=[.B1632]-[.B$2]" office:value-type="float" office:value="45.1421105861664" calcext:value-type="float">
            <text:p>45.1421105862</text:p>
          </table:table-cell>
          <table:table-cell table:formula="of:=[.C1632]/([.D1632]-[.D1631])" office:value-type="float" office:value="113730.068514708" calcext:value-type="float">
            <text:p>113730.06851470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56447405.22604" calcext:value-type="float">
            <text:p>1456447405.22604</text:p>
          </table:table-cell>
          <table:table-cell office:value-type="float" office:value="1120" calcext:value-type="float">
            <text:p>1120</text:p>
          </table:table-cell>
          <table:table-cell table:formula="of:=[.B1633]-[.B$2]" office:value-type="float" office:value="45.1529023647308" calcext:value-type="float">
            <text:p>45.1529023647</text:p>
          </table:table-cell>
          <table:table-cell table:formula="of:=[.C1633]/([.D1633]-[.D1632])" office:value-type="float" office:value="103782.707670555" calcext:value-type="float">
            <text:p>103782.70767055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56447405.23665" calcext:value-type="float">
            <text:p>1456447405.23665</text:p>
          </table:table-cell>
          <table:table-cell office:value-type="float" office:value="1120" calcext:value-type="float">
            <text:p>1120</text:p>
          </table:table-cell>
          <table:table-cell table:formula="of:=[.B1634]-[.B$2]" office:value-type="float" office:value="45.1635134220123" calcext:value-type="float">
            <text:p>45.163513422</text:p>
          </table:table-cell>
          <table:table-cell table:formula="of:=[.C1634]/([.D1634]-[.D1633])" office:value-type="float" office:value="105550.273670966" calcext:value-type="float">
            <text:p>105550.273670966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56447405.24744" calcext:value-type="float">
            <text:p>1456447405.24744</text:p>
          </table:table-cell>
          <table:table-cell office:value-type="float" office:value="1120" calcext:value-type="float">
            <text:p>1120</text:p>
          </table:table-cell>
          <table:table-cell table:formula="of:=[.B1635]-[.B$2]" office:value-type="float" office:value="45.1743109226227" calcext:value-type="float">
            <text:p>45.1743109226</text:p>
          </table:table-cell>
          <table:table-cell table:formula="of:=[.C1635]/([.D1635]-[.D1634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56447405.25823" calcext:value-type="float">
            <text:p>1456447405.25823</text:p>
          </table:table-cell>
          <table:table-cell office:value-type="float" office:value="1120" calcext:value-type="float">
            <text:p>1120</text:p>
          </table:table-cell>
          <table:table-cell table:formula="of:=[.B1636]-[.B$2]" office:value-type="float" office:value="45.1850996017456" calcext:value-type="float">
            <text:p>45.1850996017</text:p>
          </table:table-cell>
          <table:table-cell table:formula="of:=[.C1636]/([.D1636]-[.D1635])" office:value-type="float" office:value="103812.523038165" calcext:value-type="float">
            <text:p>103812.52303816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56447405.2691" calcext:value-type="float">
            <text:p>1456447405.2691</text:p>
          </table:table-cell>
          <table:table-cell office:value-type="float" office:value="1120" calcext:value-type="float">
            <text:p>1120</text:p>
          </table:table-cell>
          <table:table-cell table:formula="of:=[.B1637]-[.B$2]" office:value-type="float" office:value="45.1959691047668" calcext:value-type="float">
            <text:p>45.1959691048</text:p>
          </table:table-cell>
          <table:table-cell table:formula="of:=[.C1637]/([.D1637]-[.D1636])" office:value-type="float" office:value="103040.589602983" calcext:value-type="float">
            <text:p>103040.58960298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56447405.27989" calcext:value-type="float">
            <text:p>1456447405.27989</text:p>
          </table:table-cell>
          <table:table-cell office:value-type="float" office:value="1120" calcext:value-type="float">
            <text:p>1120</text:p>
          </table:table-cell>
          <table:table-cell table:formula="of:=[.B1638]-[.B$2]" office:value-type="float" office:value="45.2067568302155" calcext:value-type="float">
            <text:p>45.2067568302</text:p>
          </table:table-cell>
          <table:table-cell table:formula="of:=[.C1638]/([.D1638]-[.D1637])" office:value-type="float" office:value="103821.700444228" calcext:value-type="float">
            <text:p>103821.70044422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56447405.29079" calcext:value-type="float">
            <text:p>1456447405.29079</text:p>
          </table:table-cell>
          <table:table-cell office:value-type="float" office:value="1120" calcext:value-type="float">
            <text:p>1120</text:p>
          </table:table-cell>
          <table:table-cell table:formula="of:=[.B1639]-[.B$2]" office:value-type="float" office:value="45.2176542282105" calcext:value-type="float">
            <text:p>45.2176542282</text:p>
          </table:table-cell>
          <table:table-cell table:formula="of:=[.C1639]/([.D1639]-[.D1638])" office:value-type="float" office:value="102776.828056972" calcext:value-type="float">
            <text:p>102776.82805697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56447405.3084" calcext:value-type="float">
            <text:p>1456447405.3084</text:p>
          </table:table-cell>
          <table:table-cell office:value-type="float" office:value="1120" calcext:value-type="float">
            <text:p>1120</text:p>
          </table:table-cell>
          <table:table-cell table:formula="of:=[.B1640]-[.B$2]" office:value-type="float" office:value="45.23526263237" calcext:value-type="float">
            <text:p>45.2352626324</text:p>
          </table:table-cell>
          <table:table-cell table:formula="of:=[.C1640]/([.D1640]-[.D1639])" office:value-type="float" office:value="63605.991198971" calcext:value-type="float">
            <text:p>63605.99119897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456447405.32072" calcext:value-type="float">
            <text:p>1456447405.32072</text:p>
          </table:table-cell>
          <table:table-cell office:value-type="float" office:value="1120" calcext:value-type="float">
            <text:p>1120</text:p>
          </table:table-cell>
          <table:table-cell table:formula="of:=[.B1641]-[.B$2]" office:value-type="float" office:value="45.2475910186768" calcext:value-type="float">
            <text:p>45.2475910187</text:p>
          </table:table-cell>
          <table:table-cell table:formula="of:=[.C1641]/([.D1641]-[.D1640])" office:value-type="float" office:value="90847.250575335" calcext:value-type="float">
            <text:p>90847.25057533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56447405.33013" calcext:value-type="float">
            <text:p>1456447405.33013</text:p>
          </table:table-cell>
          <table:table-cell office:value-type="float" office:value="1120" calcext:value-type="float">
            <text:p>1120</text:p>
          </table:table-cell>
          <table:table-cell table:formula="of:=[.B1642]-[.B$2]" office:value-type="float" office:value="45.2569954395294" calcext:value-type="float">
            <text:p>45.2569954395</text:p>
          </table:table-cell>
          <table:table-cell table:formula="of:=[.C1642]/([.D1642]-[.D1641])" office:value-type="float" office:value="119092.92635315" calcext:value-type="float">
            <text:p>119092.926353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456447405.34091" calcext:value-type="float">
            <text:p>1456447405.34091</text:p>
          </table:table-cell>
          <table:table-cell office:value-type="float" office:value="1120" calcext:value-type="float">
            <text:p>1120</text:p>
          </table:table-cell>
          <table:table-cell table:formula="of:=[.B1643]-[.B$2]" office:value-type="float" office:value="45.2677762508392" calcext:value-type="float">
            <text:p>45.2677762508</text:p>
          </table:table-cell>
          <table:table-cell table:formula="of:=[.C1643]/([.D1643]-[.D1642])" office:value-type="float" office:value="103888.285196161" calcext:value-type="float">
            <text:p>103888.28519616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56447405.3518" calcext:value-type="float">
            <text:p>1456447405.3518</text:p>
          </table:table-cell>
          <table:table-cell office:value-type="float" office:value="1120" calcext:value-type="float">
            <text:p>1120</text:p>
          </table:table-cell>
          <table:table-cell table:formula="of:=[.B1644]-[.B$2]" office:value-type="float" office:value="45.2786679267883" calcext:value-type="float">
            <text:p>45.2786679268</text:p>
          </table:table-cell>
          <table:table-cell table:formula="of:=[.C1644]/([.D1644]-[.D1643])" office:value-type="float" office:value="102830.822844384" calcext:value-type="float">
            <text:p>102830.822844384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6447405.36249" calcext:value-type="float">
            <text:p>1456447405.36249</text:p>
          </table:table-cell>
          <table:table-cell office:value-type="float" office:value="1120" calcext:value-type="float">
            <text:p>1120</text:p>
          </table:table-cell>
          <table:table-cell table:formula="of:=[.B1645]-[.B$2]" office:value-type="float" office:value="45.2893571853638" calcext:value-type="float">
            <text:p>45.2893571854</text:p>
          </table:table-cell>
          <table:table-cell table:formula="of:=[.C1645]/([.D1645]-[.D1644])" office:value-type="float" office:value="104778.08092073" calcext:value-type="float">
            <text:p>104778.0809207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56447405.37323" calcext:value-type="float">
            <text:p>1456447405.37323</text:p>
          </table:table-cell>
          <table:table-cell office:value-type="float" office:value="1120" calcext:value-type="float">
            <text:p>1120</text:p>
          </table:table-cell>
          <table:table-cell table:formula="of:=[.B1646]-[.B$2]" office:value-type="float" office:value="45.3001003265381" calcext:value-type="float">
            <text:p>45.3001003265</text:p>
          </table:table-cell>
          <table:table-cell table:formula="of:=[.C1646]/([.D1646]-[.D1645])" office:value-type="float" office:value="104252.562805149" calcext:value-type="float">
            <text:p>104252.56280514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56447405.38399" calcext:value-type="float">
            <text:p>1456447405.38399</text:p>
          </table:table-cell>
          <table:table-cell office:value-type="float" office:value="1120" calcext:value-type="float">
            <text:p>1120</text:p>
          </table:table-cell>
          <table:table-cell table:formula="of:=[.B1647]-[.B$2]" office:value-type="float" office:value="45.3108549118042" calcext:value-type="float">
            <text:p>45.3108549118</text:p>
          </table:table-cell>
          <table:table-cell table:formula="of:=[.C1647]/([.D1647]-[.D1646])" office:value-type="float" office:value="104141.626319057" calcext:value-type="float">
            <text:p>104141.62631905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56447405.39495" calcext:value-type="float">
            <text:p>1456447405.39495</text:p>
          </table:table-cell>
          <table:table-cell office:value-type="float" office:value="1120" calcext:value-type="float">
            <text:p>1120</text:p>
          </table:table-cell>
          <table:table-cell table:formula="of:=[.B1648]-[.B$2]" office:value-type="float" office:value="45.32182097435" calcext:value-type="float">
            <text:p>45.3218209744</text:p>
          </table:table-cell>
          <table:table-cell table:formula="of:=[.C1648]/([.D1648]-[.D1647])" office:value-type="float" office:value="102133.285791934" calcext:value-type="float">
            <text:p>102133.28579193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56447405.40594" calcext:value-type="float">
            <text:p>1456447405.40594</text:p>
          </table:table-cell>
          <table:table-cell office:value-type="float" office:value="1120" calcext:value-type="float">
            <text:p>1120</text:p>
          </table:table-cell>
          <table:table-cell table:formula="of:=[.B1649]-[.B$2]" office:value-type="float" office:value="45.3328015804291" calcext:value-type="float">
            <text:p>45.3328015804</text:p>
          </table:table-cell>
          <table:table-cell table:formula="of:=[.C1649]/([.D1649]-[.D1648])" office:value-type="float" office:value="101998.012853917" calcext:value-type="float">
            <text:p>101998.01285391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56447405.41661" calcext:value-type="float">
            <text:p>1456447405.41661</text:p>
          </table:table-cell>
          <table:table-cell office:value-type="float" office:value="1120" calcext:value-type="float">
            <text:p>1120</text:p>
          </table:table-cell>
          <table:table-cell table:formula="of:=[.B1650]-[.B$2]" office:value-type="float" office:value="45.3434722423553" calcext:value-type="float">
            <text:p>45.3434722424</text:p>
          </table:table-cell>
          <table:table-cell table:formula="of:=[.C1650]/([.D1650]-[.D1649])" office:value-type="float" office:value="104960.686388417" calcext:value-type="float">
            <text:p>104960.68638841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56447405.42749" calcext:value-type="float">
            <text:p>1456447405.42749</text:p>
          </table:table-cell>
          <table:table-cell office:value-type="float" office:value="1120" calcext:value-type="float">
            <text:p>1120</text:p>
          </table:table-cell>
          <table:table-cell table:formula="of:=[.B1651]-[.B$2]" office:value-type="float" office:value="45.3543603420258" calcext:value-type="float">
            <text:p>45.354360342</text:p>
          </table:table-cell>
          <table:table-cell table:formula="of:=[.C1651]/([.D1651]-[.D1650])" office:value-type="float" office:value="102864.598405886" calcext:value-type="float">
            <text:p>102864.59840588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56447405.43834" calcext:value-type="float">
            <text:p>1456447405.43834</text:p>
          </table:table-cell>
          <table:table-cell office:value-type="float" office:value="1120" calcext:value-type="float">
            <text:p>1120</text:p>
          </table:table-cell>
          <table:table-cell table:formula="of:=[.B1652]-[.B$2]" office:value-type="float" office:value="45.365208864212" calcext:value-type="float">
            <text:p>45.3652088642</text:p>
          </table:table-cell>
          <table:table-cell table:formula="of:=[.C1652]/([.D1652]-[.D1651])" office:value-type="float" office:value="103239.868137664" calcext:value-type="float">
            <text:p>103239.86813766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56447405.44192" calcext:value-type="float">
            <text:p>1456447405.44192</text:p>
          </table:table-cell>
          <table:table-cell office:value-type="float" office:value="1120" calcext:value-type="float">
            <text:p>1120</text:p>
          </table:table-cell>
          <table:table-cell table:formula="of:=[.B1653]-[.B$2]" office:value-type="float" office:value="45.3687868118286" calcext:value-type="float">
            <text:p>45.3687868118</text:p>
          </table:table-cell>
          <table:table-cell table:formula="of:=[.C1653]/([.D1653]-[.D1652])" office:value-type="float" office:value="313028.618644632" calcext:value-type="float">
            <text:p>313028.61864463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6447405.45513" calcext:value-type="float">
            <text:p>1456447405.45513</text:p>
          </table:table-cell>
          <table:table-cell office:value-type="float" office:value="1120" calcext:value-type="float">
            <text:p>1120</text:p>
          </table:table-cell>
          <table:table-cell table:formula="of:=[.B1654]-[.B$2]" office:value-type="float" office:value="45.3820006847382" calcext:value-type="float">
            <text:p>45.3820006847</text:p>
          </table:table-cell>
          <table:table-cell table:formula="of:=[.C1654]/([.D1654]-[.D1653])" office:value-type="float" office:value="84759.4045793263" calcext:value-type="float">
            <text:p>84759.404579326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456447405.46368" calcext:value-type="float">
            <text:p>1456447405.46368</text:p>
          </table:table-cell>
          <table:table-cell office:value-type="float" office:value="1120" calcext:value-type="float">
            <text:p>1120</text:p>
          </table:table-cell>
          <table:table-cell table:formula="of:=[.B1655]-[.B$2]" office:value-type="float" office:value="45.3905420303345" calcext:value-type="float">
            <text:p>45.3905420303</text:p>
          </table:table-cell>
          <table:table-cell table:formula="of:=[.C1655]/([.D1655]-[.D1654])" office:value-type="float" office:value="131126.880111654" calcext:value-type="float">
            <text:p>131126.88011165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6447405.47449" calcext:value-type="float">
            <text:p>1456447405.47449</text:p>
          </table:table-cell>
          <table:table-cell office:value-type="float" office:value="1120" calcext:value-type="float">
            <text:p>1120</text:p>
          </table:table-cell>
          <table:table-cell table:formula="of:=[.B1656]-[.B$2]" office:value-type="float" office:value="45.4013576507568" calcext:value-type="float">
            <text:p>45.4013576508</text:p>
          </table:table-cell>
          <table:table-cell table:formula="of:=[.C1656]/([.D1656]-[.D1655])" office:value-type="float" office:value="103553.929988537" calcext:value-type="float">
            <text:p>103553.92998853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56447405.48531" calcext:value-type="float">
            <text:p>1456447405.48531</text:p>
          </table:table-cell>
          <table:table-cell office:value-type="float" office:value="1120" calcext:value-type="float">
            <text:p>1120</text:p>
          </table:table-cell>
          <table:table-cell table:formula="of:=[.B1657]-[.B$2]" office:value-type="float" office:value="45.4121806621552" calcext:value-type="float">
            <text:p>45.4121806622</text:p>
          </table:table-cell>
          <table:table-cell table:formula="of:=[.C1657]/([.D1657]-[.D1656])" office:value-type="float" office:value="103483.213569776" calcext:value-type="float">
            <text:p>103483.21356977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56447405.49618" calcext:value-type="float">
            <text:p>1456447405.49618</text:p>
          </table:table-cell>
          <table:table-cell office:value-type="float" office:value="1120" calcext:value-type="float">
            <text:p>1120</text:p>
          </table:table-cell>
          <table:table-cell table:formula="of:=[.B1658]-[.B$2]" office:value-type="float" office:value="45.4230415821075" calcext:value-type="float">
            <text:p>45.4230415821</text:p>
          </table:table-cell>
          <table:table-cell table:formula="of:=[.C1658]/([.D1658]-[.D1657])" office:value-type="float" office:value="103122.019581156" calcext:value-type="float">
            <text:p>103122.01958115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56447405.50679" calcext:value-type="float">
            <text:p>1456447405.50679</text:p>
          </table:table-cell>
          <table:table-cell office:value-type="float" office:value="1120" calcext:value-type="float">
            <text:p>1120</text:p>
          </table:table-cell>
          <table:table-cell table:formula="of:=[.B1659]-[.B$2]" office:value-type="float" office:value="45.4336535930634" calcext:value-type="float">
            <text:p>45.4336535931</text:p>
          </table:table-cell>
          <table:table-cell table:formula="of:=[.C1659]/([.D1659]-[.D1658])" office:value-type="float" office:value="105540.788137497" calcext:value-type="float">
            <text:p>105540.78813749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456447405.51764" calcext:value-type="float">
            <text:p>1456447405.51764</text:p>
          </table:table-cell>
          <table:table-cell office:value-type="float" office:value="1120" calcext:value-type="float">
            <text:p>1120</text:p>
          </table:table-cell>
          <table:table-cell table:formula="of:=[.B1660]-[.B$2]" office:value-type="float" office:value="45.444507598877" calcext:value-type="float">
            <text:p>45.4445075989</text:p>
          </table:table-cell>
          <table:table-cell table:formula="of:=[.C1660]/([.D1660]-[.D1659])" office:value-type="float" office:value="103187.709610104" calcext:value-type="float">
            <text:p>103187.70961010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456447405.53582" calcext:value-type="float">
            <text:p>1456447405.53582</text:p>
          </table:table-cell>
          <table:table-cell office:value-type="float" office:value="1120" calcext:value-type="float">
            <text:p>1120</text:p>
          </table:table-cell>
          <table:table-cell table:formula="of:=[.B1661]-[.B$2]" office:value-type="float" office:value="45.4626820087433" calcext:value-type="float">
            <text:p>45.4626820087</text:p>
          </table:table-cell>
          <table:table-cell table:formula="of:=[.C1661]/([.D1661]-[.D1660])" office:value-type="float" office:value="61625.1096039565" calcext:value-type="float">
            <text:p>61625.109603956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56447405.54638" calcext:value-type="float">
            <text:p>1456447405.54638</text:p>
          </table:table-cell>
          <table:table-cell office:value-type="float" office:value="1120" calcext:value-type="float">
            <text:p>1120</text:p>
          </table:table-cell>
          <table:table-cell table:formula="of:=[.B1662]-[.B$2]" office:value-type="float" office:value="45.4732463359833" calcext:value-type="float">
            <text:p>45.473246336</text:p>
          </table:table-cell>
          <table:table-cell table:formula="of:=[.C1662]/([.D1662]-[.D1661])" office:value-type="float" office:value="106017.16271722" calcext:value-type="float">
            <text:p>106017.1627172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56447405.55731" calcext:value-type="float">
            <text:p>1456447405.55731</text:p>
          </table:table-cell>
          <table:table-cell office:value-type="float" office:value="1120" calcext:value-type="float">
            <text:p>1120</text:p>
          </table:table-cell>
          <table:table-cell table:formula="of:=[.B1663]-[.B$2]" office:value-type="float" office:value="45.4841768741608" calcext:value-type="float">
            <text:p>45.4841768742</text:p>
          </table:table-cell>
          <table:table-cell table:formula="of:=[.C1663]/([.D1663]-[.D1662])" office:value-type="float" office:value="102465.220084631" calcext:value-type="float">
            <text:p>102465.22008463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56447405.56816" calcext:value-type="float">
            <text:p>1456447405.56816</text:p>
          </table:table-cell>
          <table:table-cell office:value-type="float" office:value="1120" calcext:value-type="float">
            <text:p>1120</text:p>
          </table:table-cell>
          <table:table-cell table:formula="of:=[.B1664]-[.B$2]" office:value-type="float" office:value="45.4950251579285" calcext:value-type="float">
            <text:p>45.4950251579</text:p>
          </table:table-cell>
          <table:table-cell table:formula="of:=[.C1664]/([.D1664]-[.D1663])" office:value-type="float" office:value="103242.137095888" calcext:value-type="float">
            <text:p>103242.13709588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56447405.579" calcext:value-type="float">
            <text:p>1456447405.579</text:p>
          </table:table-cell>
          <table:table-cell office:value-type="float" office:value="1120" calcext:value-type="float">
            <text:p>1120</text:p>
          </table:table-cell>
          <table:table-cell table:formula="of:=[.B1665]-[.B$2]" office:value-type="float" office:value="45.5058681964874" calcext:value-type="float">
            <text:p>45.5058681965</text:p>
          </table:table-cell>
          <table:table-cell table:formula="of:=[.C1665]/([.D1665]-[.D1664])" office:value-type="float" office:value="103292.079421271" calcext:value-type="float">
            <text:p>103292.07942127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56447405.58978" calcext:value-type="float">
            <text:p>1456447405.58978</text:p>
          </table:table-cell>
          <table:table-cell office:value-type="float" office:value="1120" calcext:value-type="float">
            <text:p>1120</text:p>
          </table:table-cell>
          <table:table-cell table:formula="of:=[.B1666]-[.B$2]" office:value-type="float" office:value="45.51664686203" calcext:value-type="float">
            <text:p>45.516646862</text:p>
          </table:table-cell>
          <table:table-cell table:formula="of:=[.C1666]/([.D1666]-[.D1665])" office:value-type="float" office:value="103908.966798646" calcext:value-type="float">
            <text:p>103908.96679864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56447405.60093" calcext:value-type="float">
            <text:p>1456447405.60093</text:p>
          </table:table-cell>
          <table:table-cell office:value-type="float" office:value="1120" calcext:value-type="float">
            <text:p>1120</text:p>
          </table:table-cell>
          <table:table-cell table:formula="of:=[.B1667]-[.B$2]" office:value-type="float" office:value="45.5278005599976" calcext:value-type="float">
            <text:p>45.52780056</text:p>
          </table:table-cell>
          <table:table-cell table:formula="of:=[.C1667]/([.D1667]-[.D1666])" office:value-type="float" office:value="100415.12718567" calcext:value-type="float">
            <text:p>100415.1271856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56447405.61152" calcext:value-type="float">
            <text:p>1456447405.61152</text:p>
          </table:table-cell>
          <table:table-cell office:value-type="float" office:value="1120" calcext:value-type="float">
            <text:p>1120</text:p>
          </table:table-cell>
          <table:table-cell table:formula="of:=[.B1668]-[.B$2]" office:value-type="float" office:value="45.5383892059326" calcext:value-type="float">
            <text:p>45.5383892059</text:p>
          </table:table-cell>
          <table:table-cell table:formula="of:=[.C1668]/([.D1668]-[.D1667])" office:value-type="float" office:value="105773.675583176" calcext:value-type="float">
            <text:p>105773.675583176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56447405.62229" calcext:value-type="float">
            <text:p>1456447405.62229</text:p>
          </table:table-cell>
          <table:table-cell office:value-type="float" office:value="1120" calcext:value-type="float">
            <text:p>1120</text:p>
          </table:table-cell>
          <table:table-cell table:formula="of:=[.B1669]-[.B$2]" office:value-type="float" office:value="45.5491592884064" calcext:value-type="float">
            <text:p>45.5491592884</text:p>
          </table:table-cell>
          <table:table-cell table:formula="of:=[.C1669]/([.D1669]-[.D1668])" office:value-type="float" office:value="103991.775618179" calcext:value-type="float">
            <text:p>103991.77561817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56447405.63323" calcext:value-type="float">
            <text:p>1456447405.63323</text:p>
          </table:table-cell>
          <table:table-cell office:value-type="float" office:value="1120" calcext:value-type="float">
            <text:p>1120</text:p>
          </table:table-cell>
          <table:table-cell table:formula="of:=[.B1670]-[.B$2]" office:value-type="float" office:value="45.5600974559784" calcext:value-type="float">
            <text:p>45.560097456</text:p>
          </table:table-cell>
          <table:table-cell table:formula="of:=[.C1670]/([.D1670]-[.D1669])" office:value-type="float" office:value="102393.750381446" calcext:value-type="float">
            <text:p>102393.75038144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56447405.644" calcext:value-type="float">
            <text:p>1456447405.644</text:p>
          </table:table-cell>
          <table:table-cell office:value-type="float" office:value="1120" calcext:value-type="float">
            <text:p>1120</text:p>
          </table:table-cell>
          <table:table-cell table:formula="of:=[.B1671]-[.B$2]" office:value-type="float" office:value="45.5708696842194" calcext:value-type="float">
            <text:p>45.5708696842</text:p>
          </table:table-cell>
          <table:table-cell table:formula="of:=[.C1671]/([.D1671]-[.D1670])" office:value-type="float" office:value="103971.061042008" calcext:value-type="float">
            <text:p>103971.06104200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56447405.65471" calcext:value-type="float">
            <text:p>1456447405.65471</text:p>
          </table:table-cell>
          <table:table-cell office:value-type="float" office:value="1120" calcext:value-type="float">
            <text:p>1120</text:p>
          </table:table-cell>
          <table:table-cell table:formula="of:=[.B1672]-[.B$2]" office:value-type="float" office:value="45.5815787315369" calcext:value-type="float">
            <text:p>45.5815787315</text:p>
          </table:table-cell>
          <table:table-cell table:formula="of:=[.C1672]/([.D1672]-[.D1671])" office:value-type="float" office:value="104584.46646036" calcext:value-type="float">
            <text:p>104584.4664603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56447405.66542" calcext:value-type="float">
            <text:p>1456447405.66542</text:p>
          </table:table-cell>
          <table:table-cell office:value-type="float" office:value="1120" calcext:value-type="float">
            <text:p>1120</text:p>
          </table:table-cell>
          <table:table-cell table:formula="of:=[.B1673]-[.B$2]" office:value-type="float" office:value="45.5922863483429" calcext:value-type="float">
            <text:p>45.5922863483</text:p>
          </table:table-cell>
          <table:table-cell table:formula="of:=[.C1673]/([.D1673]-[.D1672])" office:value-type="float" office:value="104598.438689853" calcext:value-type="float">
            <text:p>104598.43868985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56447405.67651" calcext:value-type="float">
            <text:p>1456447405.67651</text:p>
          </table:table-cell>
          <table:table-cell office:value-type="float" office:value="1120" calcext:value-type="float">
            <text:p>1120</text:p>
          </table:table-cell>
          <table:table-cell table:formula="of:=[.B1674]-[.B$2]" office:value-type="float" office:value="45.6033754348755" calcext:value-type="float">
            <text:p>45.6033754349</text:p>
          </table:table-cell>
          <table:table-cell table:formula="of:=[.C1674]/([.D1674]-[.D1673])" office:value-type="float" office:value="101000.203822752" calcext:value-type="float">
            <text:p>101000.20382275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456447405.68007" calcext:value-type="float">
            <text:p>1456447405.68007</text:p>
          </table:table-cell>
          <table:table-cell office:value-type="float" office:value="1120" calcext:value-type="float">
            <text:p>1120</text:p>
          </table:table-cell>
          <table:table-cell table:formula="of:=[.B1675]-[.B$2]" office:value-type="float" office:value="45.6069376468659" calcext:value-type="float">
            <text:p>45.6069376469</text:p>
          </table:table-cell>
          <table:table-cell table:formula="of:=[.C1675]/([.D1675]-[.D1674])" office:value-type="float" office:value="314411.383441537" calcext:value-type="float">
            <text:p>314411.38344153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456447405.69034" calcext:value-type="float">
            <text:p>1456447405.69034</text:p>
          </table:table-cell>
          <table:table-cell office:value-type="float" office:value="1120" calcext:value-type="float">
            <text:p>1120</text:p>
          </table:table-cell>
          <table:table-cell table:formula="of:=[.B1676]-[.B$2]" office:value-type="float" office:value="45.6172063350678" calcext:value-type="float">
            <text:p>45.6172063351</text:p>
          </table:table-cell>
          <table:table-cell table:formula="of:=[.C1676]/([.D1676]-[.D1675])" office:value-type="float" office:value="109069.43301602" calcext:value-type="float">
            <text:p>109069.4330160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456447405.7011" calcext:value-type="float">
            <text:p>1456447405.7011</text:p>
          </table:table-cell>
          <table:table-cell office:value-type="float" office:value="1120" calcext:value-type="float">
            <text:p>1120</text:p>
          </table:table-cell>
          <table:table-cell table:formula="of:=[.B1677]-[.B$2]" office:value-type="float" office:value="45.6279666423798" calcext:value-type="float">
            <text:p>45.6279666424</text:p>
          </table:table-cell>
          <table:table-cell table:formula="of:=[.C1677]/([.D1677]-[.D1676])" office:value-type="float" office:value="104086.24656563" calcext:value-type="float">
            <text:p>104086.2465656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456447405.7119" calcext:value-type="float">
            <text:p>1456447405.7119</text:p>
          </table:table-cell>
          <table:table-cell office:value-type="float" office:value="1120" calcext:value-type="float">
            <text:p>1120</text:p>
          </table:table-cell>
          <table:table-cell table:formula="of:=[.B1678]-[.B$2]" office:value-type="float" office:value="45.6387701034546" calcext:value-type="float">
            <text:p>45.6387701035</text:p>
          </table:table-cell>
          <table:table-cell table:formula="of:=[.C1678]/([.D1678]-[.D1677])" office:value-type="float" office:value="103670.480436078" calcext:value-type="float">
            <text:p>103670.48043607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456447405.72269" calcext:value-type="float">
            <text:p>1456447405.72269</text:p>
          </table:table-cell>
          <table:table-cell office:value-type="float" office:value="1120" calcext:value-type="float">
            <text:p>1120</text:p>
          </table:table-cell>
          <table:table-cell table:formula="of:=[.B1679]-[.B$2]" office:value-type="float" office:value="45.6495592594147" calcext:value-type="float">
            <text:p>45.6495592594</text:p>
          </table:table-cell>
          <table:table-cell table:formula="of:=[.C1679]/([.D1679]-[.D1678])" office:value-type="float" office:value="103807.93494354" calcext:value-type="float">
            <text:p>103807.93494354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56447405.73534" calcext:value-type="float">
            <text:p>1456447405.73534</text:p>
          </table:table-cell>
          <table:table-cell office:value-type="float" office:value="1120" calcext:value-type="float">
            <text:p>1120</text:p>
          </table:table-cell>
          <table:table-cell table:formula="of:=[.B1680]-[.B$2]" office:value-type="float" office:value="45.6622045040131" calcext:value-type="float">
            <text:p>45.662204504</text:p>
          </table:table-cell>
          <table:table-cell table:formula="of:=[.C1680]/([.D1680]-[.D1679])" office:value-type="float" office:value="88570.8450544892" calcext:value-type="float">
            <text:p>88570.845054489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56447405.75243" calcext:value-type="float">
            <text:p>1456447405.75243</text:p>
          </table:table-cell>
          <table:table-cell office:value-type="float" office:value="1120" calcext:value-type="float">
            <text:p>1120</text:p>
          </table:table-cell>
          <table:table-cell table:formula="of:=[.B1681]-[.B$2]" office:value-type="float" office:value="45.6793005466461" calcext:value-type="float">
            <text:p>45.6793005466</text:p>
          </table:table-cell>
          <table:table-cell table:formula="of:=[.C1681]/([.D1681]-[.D1680])" office:value-type="float" office:value="65512.2371907511" calcext:value-type="float">
            <text:p>65512.237190751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6447405.76328" calcext:value-type="float">
            <text:p>1456447405.76328</text:p>
          </table:table-cell>
          <table:table-cell office:value-type="float" office:value="1120" calcext:value-type="float">
            <text:p>1120</text:p>
          </table:table-cell>
          <table:table-cell table:formula="of:=[.B1682]-[.B$2]" office:value-type="float" office:value="45.690141916275" calcext:value-type="float">
            <text:p>45.6901419163</text:p>
          </table:table-cell>
          <table:table-cell table:formula="of:=[.C1682]/([.D1682]-[.D1681])" office:value-type="float" office:value="103307.980295567" calcext:value-type="float">
            <text:p>103307.98029556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56447405.77406" calcext:value-type="float">
            <text:p>1456447405.77406</text:p>
          </table:table-cell>
          <table:table-cell office:value-type="float" office:value="1120" calcext:value-type="float">
            <text:p>1120</text:p>
          </table:table-cell>
          <table:table-cell table:formula="of:=[.B1683]-[.B$2]" office:value-type="float" office:value="45.7009272575378" calcext:value-type="float">
            <text:p>45.7009272575</text:p>
          </table:table-cell>
          <table:table-cell table:formula="of:=[.C1683]/([.D1683]-[.D1682])" office:value-type="float" office:value="103844.651059973" calcext:value-type="float">
            <text:p>103844.65105997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447405.78476" calcext:value-type="float">
            <text:p>1456447405.78476</text:p>
          </table:table-cell>
          <table:table-cell office:value-type="float" office:value="1120" calcext:value-type="float">
            <text:p>1120</text:p>
          </table:table-cell>
          <table:table-cell table:formula="of:=[.B1684]-[.B$2]" office:value-type="float" office:value="45.7116219997406" calcext:value-type="float">
            <text:p>45.7116219997</text:p>
          </table:table-cell>
          <table:table-cell table:formula="of:=[.C1684]/([.D1684]-[.D1683])" office:value-type="float" office:value="104724.356956551" calcext:value-type="float">
            <text:p>104724.35695655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56447405.79578" calcext:value-type="float">
            <text:p>1456447405.79578</text:p>
          </table:table-cell>
          <table:table-cell office:value-type="float" office:value="1120" calcext:value-type="float">
            <text:p>1120</text:p>
          </table:table-cell>
          <table:table-cell table:formula="of:=[.B1685]-[.B$2]" office:value-type="float" office:value="45.722648859024" calcext:value-type="float">
            <text:p>45.722648859</text:p>
          </table:table-cell>
          <table:table-cell table:formula="of:=[.C1685]/([.D1685]-[.D1684])" office:value-type="float" office:value="101570.172540541" calcext:value-type="float">
            <text:p>101570.17254054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56447405.80666" calcext:value-type="float">
            <text:p>1456447405.80666</text:p>
          </table:table-cell>
          <table:table-cell office:value-type="float" office:value="1120" calcext:value-type="float">
            <text:p>1120</text:p>
          </table:table-cell>
          <table:table-cell table:formula="of:=[.B1686]-[.B$2]" office:value-type="float" office:value="45.7335278987885" calcext:value-type="float">
            <text:p>45.7335278988</text:p>
          </table:table-cell>
          <table:table-cell table:formula="of:=[.C1686]/([.D1686]-[.D1685])" office:value-type="float" office:value="102950.26254657" calcext:value-type="float">
            <text:p>102950.2625465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56447405.81735" calcext:value-type="float">
            <text:p>1456447405.81735</text:p>
          </table:table-cell>
          <table:table-cell office:value-type="float" office:value="1120" calcext:value-type="float">
            <text:p>1120</text:p>
          </table:table-cell>
          <table:table-cell table:formula="of:=[.B1687]-[.B$2]" office:value-type="float" office:value="45.7442169189453" calcext:value-type="float">
            <text:p>45.7442169189</text:p>
          </table:table-cell>
          <table:table-cell table:formula="of:=[.C1687]/([.D1687]-[.D1686])" office:value-type="float" office:value="104780.417995673" calcext:value-type="float">
            <text:p>104780.41799567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56447405.82807" calcext:value-type="float">
            <text:p>1456447405.82807</text:p>
          </table:table-cell>
          <table:table-cell office:value-type="float" office:value="1120" calcext:value-type="float">
            <text:p>1120</text:p>
          </table:table-cell>
          <table:table-cell table:formula="of:=[.B1688]-[.B$2]" office:value-type="float" office:value="45.7549383640289" calcext:value-type="float">
            <text:p>45.754938364</text:p>
          </table:table-cell>
          <table:table-cell table:formula="of:=[.C1688]/([.D1688]-[.D1687])" office:value-type="float" office:value="104463.529987325" calcext:value-type="float">
            <text:p>104463.52998732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56447405.83887" calcext:value-type="float">
            <text:p>1456447405.83887</text:p>
          </table:table-cell>
          <table:table-cell office:value-type="float" office:value="1120" calcext:value-type="float">
            <text:p>1120</text:p>
          </table:table-cell>
          <table:table-cell table:formula="of:=[.B1689]-[.B$2]" office:value-type="float" office:value="45.7657330036163" calcext:value-type="float">
            <text:p>45.7657330036</text:p>
          </table:table-cell>
          <table:table-cell table:formula="of:=[.C1689]/([.D1689]-[.D1688])" office:value-type="float" office:value="103755.200989487" calcext:value-type="float">
            <text:p>103755.20098948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56447405.84983" calcext:value-type="float">
            <text:p>1456447405.84983</text:p>
          </table:table-cell>
          <table:table-cell office:value-type="float" office:value="1120" calcext:value-type="float">
            <text:p>1120</text:p>
          </table:table-cell>
          <table:table-cell table:formula="of:=[.B1690]-[.B$2]" office:value-type="float" office:value="45.7766990661621" calcext:value-type="float">
            <text:p>45.7766990662</text:p>
          </table:table-cell>
          <table:table-cell table:formula="of:=[.C1690]/([.D1690]-[.D1689])" office:value-type="float" office:value="102133.285791934" calcext:value-type="float">
            <text:p>102133.28579193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56447405.8606" calcext:value-type="float">
            <text:p>1456447405.8606</text:p>
          </table:table-cell>
          <table:table-cell office:value-type="float" office:value="1120" calcext:value-type="float">
            <text:p>1120</text:p>
          </table:table-cell>
          <table:table-cell table:formula="of:=[.B1691]-[.B$2]" office:value-type="float" office:value="45.7874627113342" calcext:value-type="float">
            <text:p>45.7874627113</text:p>
          </table:table-cell>
          <table:table-cell table:formula="of:=[.C1691]/([.D1691]-[.D1690])" office:value-type="float" office:value="104053.968900899" calcext:value-type="float">
            <text:p>104053.96890089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56447405.87152" calcext:value-type="float">
            <text:p>1456447405.87152</text:p>
          </table:table-cell>
          <table:table-cell office:value-type="float" office:value="1120" calcext:value-type="float">
            <text:p>1120</text:p>
          </table:table-cell>
          <table:table-cell table:formula="of:=[.B1692]-[.B$2]" office:value-type="float" office:value="45.7983853816986" calcext:value-type="float">
            <text:p>45.7983853817</text:p>
          </table:table-cell>
          <table:table-cell table:formula="of:=[.C1692]/([.D1692]-[.D1691])" office:value-type="float" office:value="102539.027786873" calcext:value-type="float">
            <text:p>102539.02778687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56447405.88236" calcext:value-type="float">
            <text:p>1456447405.88236</text:p>
          </table:table-cell>
          <table:table-cell office:value-type="float" office:value="1120" calcext:value-type="float">
            <text:p>1120</text:p>
          </table:table-cell>
          <table:table-cell table:formula="of:=[.B1693]-[.B$2]" office:value-type="float" office:value="45.8092226982117" calcext:value-type="float">
            <text:p>45.8092226982</text:p>
          </table:table-cell>
          <table:table-cell table:formula="of:=[.C1693]/([.D1693]-[.D1692])" office:value-type="float" office:value="103346.617093829" calcext:value-type="float">
            <text:p>103346.61709382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456447405.89327" calcext:value-type="float">
            <text:p>1456447405.89327</text:p>
          </table:table-cell>
          <table:table-cell office:value-type="float" office:value="1120" calcext:value-type="float">
            <text:p>1120</text:p>
          </table:table-cell>
          <table:table-cell table:formula="of:=[.B1694]-[.B$2]" office:value-type="float" office:value="45.8201406002045" calcext:value-type="float">
            <text:p>45.8201406002</text:p>
          </table:table-cell>
          <table:table-cell table:formula="of:=[.C1694]/([.D1694]-[.D1693])" office:value-type="float" office:value="102583.811499574" calcext:value-type="float">
            <text:p>102583.81149957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456447405.90406" calcext:value-type="float">
            <text:p>1456447405.90406</text:p>
          </table:table-cell>
          <table:table-cell office:value-type="float" office:value="1120" calcext:value-type="float">
            <text:p>1120</text:p>
          </table:table-cell>
          <table:table-cell table:formula="of:=[.B1695]-[.B$2]" office:value-type="float" office:value="45.8309242725372" calcext:value-type="float">
            <text:p>45.8309242725</text:p>
          </table:table-cell>
          <table:table-cell table:formula="of:=[.C1695]/([.D1695]-[.D1694])" office:value-type="float" office:value="103860.722529295" calcext:value-type="float">
            <text:p>103860.72252929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56447405.91489" calcext:value-type="float">
            <text:p>1456447405.91489</text:p>
          </table:table-cell>
          <table:table-cell office:value-type="float" office:value="1120" calcext:value-type="float">
            <text:p>1120</text:p>
          </table:table-cell>
          <table:table-cell table:formula="of:=[.B1696]-[.B$2]" office:value-type="float" office:value="45.8417544364929" calcext:value-type="float">
            <text:p>45.8417544365</text:p>
          </table:table-cell>
          <table:table-cell table:formula="of:=[.C1696]/([.D1696]-[.D1695])" office:value-type="float" office:value="103414.870225647" calcext:value-type="float">
            <text:p>103414.87022564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56447405.91847" calcext:value-type="float">
            <text:p>1456447405.91847</text:p>
          </table:table-cell>
          <table:table-cell office:value-type="float" office:value="1120" calcext:value-type="float">
            <text:p>1120</text:p>
          </table:table-cell>
          <table:table-cell table:formula="of:=[.B1697]-[.B$2]" office:value-type="float" office:value="45.8453316688538" calcext:value-type="float">
            <text:p>45.8453316689</text:p>
          </table:table-cell>
          <table:table-cell table:formula="of:=[.C1697]/([.D1697]-[.D1696])" office:value-type="float" office:value="313091.207677953" calcext:value-type="float">
            <text:p>313091.20767795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456447405.92791" calcext:value-type="float">
            <text:p>1456447405.92791</text:p>
          </table:table-cell>
          <table:table-cell office:value-type="float" office:value="1120" calcext:value-type="float">
            <text:p>1120</text:p>
          </table:table-cell>
          <table:table-cell table:formula="of:=[.B1698]-[.B$2]" office:value-type="float" office:value="45.8547756671906" calcext:value-type="float">
            <text:p>45.8547756672</text:p>
          </table:table-cell>
          <table:table-cell table:formula="of:=[.C1698]/([.D1698]-[.D1697])" office:value-type="float" office:value="118593.837065462" calcext:value-type="float">
            <text:p>118593.83706546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6447405.93872" calcext:value-type="float">
            <text:p>1456447405.93872</text:p>
          </table:table-cell>
          <table:table-cell office:value-type="float" office:value="1120" calcext:value-type="float">
            <text:p>1120</text:p>
          </table:table-cell>
          <table:table-cell table:formula="of:=[.B1699]-[.B$2]" office:value-type="float" office:value="45.8655903339386" calcext:value-type="float">
            <text:p>45.8655903339</text:p>
          </table:table-cell>
          <table:table-cell table:formula="of:=[.C1699]/([.D1699]-[.D1698])" office:value-type="float" office:value="103563.061728395" calcext:value-type="float">
            <text:p>103563.06172839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456447405.94953" calcext:value-type="float">
            <text:p>1456447405.94953</text:p>
          </table:table-cell>
          <table:table-cell office:value-type="float" office:value="1120" calcext:value-type="float">
            <text:p>1120</text:p>
          </table:table-cell>
          <table:table-cell table:formula="of:=[.B1700]-[.B$2]" office:value-type="float" office:value="45.8763961791992" calcext:value-type="float">
            <text:p>45.8763961792</text:p>
          </table:table-cell>
          <table:table-cell table:formula="of:=[.C1700]/([.D1700]-[.D1699])" office:value-type="float" office:value="103647.606733888" calcext:value-type="float">
            <text:p>103647.60673388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456447405.96893" calcext:value-type="float">
            <text:p>1456447405.96893</text:p>
          </table:table-cell>
          <table:table-cell office:value-type="float" office:value="1120" calcext:value-type="float">
            <text:p>1120</text:p>
          </table:table-cell>
          <table:table-cell table:formula="of:=[.B1701]-[.B$2]" office:value-type="float" office:value="45.8957934379578" calcext:value-type="float">
            <text:p>45.895793438</text:p>
          </table:table-cell>
          <table:table-cell table:formula="of:=[.C1701]/([.D1701]-[.D1700])" office:value-type="float" office:value="57740.1175053467" calcext:value-type="float">
            <text:p>57740.1175053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56447405.97984" calcext:value-type="float">
            <text:p>1456447405.97984</text:p>
          </table:table-cell>
          <table:table-cell office:value-type="float" office:value="1120" calcext:value-type="float">
            <text:p>1120</text:p>
          </table:table-cell>
          <table:table-cell table:formula="of:=[.B1702]-[.B$2]" office:value-type="float" office:value="45.9067029953003" calcext:value-type="float">
            <text:p>45.9067029953</text:p>
          </table:table-cell>
          <table:table-cell table:formula="of:=[.C1702]/([.D1702]-[.D1701])" office:value-type="float" office:value="102662.27719743" calcext:value-type="float">
            <text:p>102662.2771974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56447405.99062" calcext:value-type="float">
            <text:p>1456447405.99062</text:p>
          </table:table-cell>
          <table:table-cell office:value-type="float" office:value="1120" calcext:value-type="float">
            <text:p>1120</text:p>
          </table:table-cell>
          <table:table-cell table:formula="of:=[.B1703]-[.B$2]" office:value-type="float" office:value="45.9174869060516" calcext:value-type="float">
            <text:p>45.9174869061</text:p>
          </table:table-cell>
          <table:table-cell table:formula="of:=[.C1703]/([.D1703]-[.D1702])" office:value-type="float" office:value="103858.426300546" calcext:value-type="float">
            <text:p>103858.42630054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56447406.00297" calcext:value-type="float">
            <text:p>1456447406.00297</text:p>
          </table:table-cell>
          <table:table-cell office:value-type="float" office:value="1120" calcext:value-type="float">
            <text:p>1120</text:p>
          </table:table-cell>
          <table:table-cell table:formula="of:=[.B1704]-[.B$2]" office:value-type="float" office:value="45.9298322200775" calcext:value-type="float">
            <text:p>45.9298322201</text:p>
          </table:table-cell>
          <table:table-cell table:formula="of:=[.C1704]/([.D1704]-[.D1703])" office:value-type="float" office:value="90722.6821166474" calcext:value-type="float">
            <text:p>90722.682116647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456447406.0172" calcext:value-type="float">
            <text:p>1456447406.0172</text:p>
          </table:table-cell>
          <table:table-cell office:value-type="float" office:value="1120" calcext:value-type="float">
            <text:p>1120</text:p>
          </table:table-cell>
          <table:table-cell table:formula="of:=[.B1705]-[.B$2]" office:value-type="float" office:value="45.9440701007843" calcext:value-type="float">
            <text:p>45.9440701008</text:p>
          </table:table-cell>
          <table:table-cell table:formula="of:=[.C1705]/([.D1705]-[.D1704])" office:value-type="float" office:value="78663.3926119428" calcext:value-type="float">
            <text:p>78663.392611942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56447406.0329" calcext:value-type="float">
            <text:p>1456447406.0329</text:p>
          </table:table-cell>
          <table:table-cell office:value-type="float" office:value="1120" calcext:value-type="float">
            <text:p>1120</text:p>
          </table:table-cell>
          <table:table-cell table:formula="of:=[.B1706]-[.B$2]" office:value-type="float" office:value="45.9597625732422" calcext:value-type="float">
            <text:p>45.9597625732</text:p>
          </table:table-cell>
          <table:table-cell table:formula="of:=[.C1706]/([.D1706]-[.D1705])" office:value-type="float" office:value="71371.799632325" calcext:value-type="float">
            <text:p>71371.79963232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56447406.03625" calcext:value-type="float">
            <text:p>1456447406.03625</text:p>
          </table:table-cell>
          <table:table-cell office:value-type="float" office:value="1120" calcext:value-type="float">
            <text:p>1120</text:p>
          </table:table-cell>
          <table:table-cell table:formula="of:=[.B1707]-[.B$2]" office:value-type="float" office:value="45.9631185531616" calcext:value-type="float">
            <text:p>45.9631185532</text:p>
          </table:table-cell>
          <table:table-cell table:formula="of:=[.C1707]/([.D1707]-[.D1706])" office:value-type="float" office:value="333732.628587667" calcext:value-type="float">
            <text:p>333732.628587667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456447406.03969" calcext:value-type="float">
            <text:p>1456447406.03969</text:p>
          </table:table-cell>
          <table:table-cell office:value-type="float" office:value="1120" calcext:value-type="float">
            <text:p>1120</text:p>
          </table:table-cell>
          <table:table-cell table:formula="of:=[.B1708]-[.B$2]" office:value-type="float" office:value="45.9665584564209" calcext:value-type="float">
            <text:p>45.9665584564</text:p>
          </table:table-cell>
          <table:table-cell table:formula="of:=[.C1708]/([.D1708]-[.D1707])" office:value-type="float" office:value="325590.551705018" calcext:value-type="float">
            <text:p>325590.55170501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456447406.05647" calcext:value-type="float">
            <text:p>1456447406.05647</text:p>
          </table:table-cell>
          <table:table-cell office:value-type="float" office:value="1120" calcext:value-type="float">
            <text:p>1120</text:p>
          </table:table-cell>
          <table:table-cell table:formula="of:=[.B1709]-[.B$2]" office:value-type="float" office:value="45.9833347797394" calcext:value-type="float">
            <text:p>45.9833347797</text:p>
          </table:table-cell>
          <table:table-cell table:formula="of:=[.C1709]/([.D1709]-[.D1708])" office:value-type="float" office:value="66760.7543523058" calcext:value-type="float">
            <text:p>66760.754352305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456447406.0726" calcext:value-type="float">
            <text:p>1456447406.0726</text:p>
          </table:table-cell>
          <table:table-cell office:value-type="float" office:value="1120" calcext:value-type="float">
            <text:p>1120</text:p>
          </table:table-cell>
          <table:table-cell table:formula="of:=[.B1710]-[.B$2]" office:value-type="float" office:value="45.9994640350342" calcext:value-type="float">
            <text:p>45.999464035</text:p>
          </table:table-cell>
          <table:table-cell table:formula="of:=[.C1710]/([.D1710]-[.D1709])" office:value-type="float" office:value="69439.0397776825" calcext:value-type="float">
            <text:p>69439.039777682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56447406.07741" calcext:value-type="float">
            <text:p>1456447406.07741</text:p>
          </table:table-cell>
          <table:table-cell office:value-type="float" office:value="1120" calcext:value-type="float">
            <text:p>1120</text:p>
          </table:table-cell>
          <table:table-cell table:formula="of:=[.B1711]-[.B$2]" office:value-type="float" office:value="46.0042810440064" calcext:value-type="float">
            <text:p>46.004281044</text:p>
          </table:table-cell>
          <table:table-cell table:formula="of:=[.C1711]/([.D1711]-[.D1710])" office:value-type="float" office:value="232509.427836072" calcext:value-type="float">
            <text:p>232509.42783607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56447406.08763" calcext:value-type="float">
            <text:p>1456447406.08763</text:p>
          </table:table-cell>
          <table:table-cell office:value-type="float" office:value="1120" calcext:value-type="float">
            <text:p>1120</text:p>
          </table:table-cell>
          <table:table-cell table:formula="of:=[.B1712]-[.B$2]" office:value-type="float" office:value="46.0144944190979" calcext:value-type="float">
            <text:p>46.0144944191</text:p>
          </table:table-cell>
          <table:table-cell table:formula="of:=[.C1712]/([.D1712]-[.D1711])" office:value-type="float" office:value="109660.126056305" calcext:value-type="float">
            <text:p>109660.12605630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456447406.09789" calcext:value-type="float">
            <text:p>1456447406.09789</text:p>
          </table:table-cell>
          <table:table-cell office:value-type="float" office:value="1120" calcext:value-type="float">
            <text:p>1120</text:p>
          </table:table-cell>
          <table:table-cell table:formula="of:=[.B1713]-[.B$2]" office:value-type="float" office:value="46.024754524231" calcext:value-type="float">
            <text:p>46.0247545242</text:p>
          </table:table-cell>
          <table:table-cell table:formula="of:=[.C1713]/([.D1713]-[.D1712])" office:value-type="float" office:value="109160.674815262" calcext:value-type="float">
            <text:p>109160.67481526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456447406.10837" calcext:value-type="float">
            <text:p>1456447406.10837</text:p>
          </table:table-cell>
          <table:table-cell office:value-type="float" office:value="1120" calcext:value-type="float">
            <text:p>1120</text:p>
          </table:table-cell>
          <table:table-cell table:formula="of:=[.B1714]-[.B$2]" office:value-type="float" office:value="46.0352408885956" calcext:value-type="float">
            <text:p>46.0352408886</text:p>
          </table:table-cell>
          <table:table-cell table:formula="of:=[.C1714]/([.D1714]-[.D1713])" office:value-type="float" office:value="106805.367528363" calcext:value-type="float">
            <text:p>106805.36752836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456447406.11168" calcext:value-type="float">
            <text:p>1456447406.11168</text:p>
          </table:table-cell>
          <table:table-cell office:value-type="float" office:value="1120" calcext:value-type="float">
            <text:p>1120</text:p>
          </table:table-cell>
          <table:table-cell table:formula="of:=[.B1715]-[.B$2]" office:value-type="float" office:value="46.0385429859161" calcext:value-type="float">
            <text:p>46.0385429859</text:p>
          </table:table-cell>
          <table:table-cell table:formula="of:=[.C1715]/([.D1715]-[.D1714])" office:value-type="float" office:value="339178.37400722" calcext:value-type="float">
            <text:p>339178.3740072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456447406.12059" calcext:value-type="float">
            <text:p>1456447406.12059</text:p>
          </table:table-cell>
          <table:table-cell office:value-type="float" office:value="1120" calcext:value-type="float">
            <text:p>1120</text:p>
          </table:table-cell>
          <table:table-cell table:formula="of:=[.B1716]-[.B$2]" office:value-type="float" office:value="46.047459602356" calcext:value-type="float">
            <text:p>46.0474596024</text:p>
          </table:table-cell>
          <table:table-cell table:formula="of:=[.C1716]/([.D1716]-[.D1715])" office:value-type="float" office:value="125608.184176047" calcext:value-type="float">
            <text:p>125608.184176047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456447406.13924" calcext:value-type="float">
            <text:p>1456447406.13924</text:p>
          </table:table-cell>
          <table:table-cell office:value-type="float" office:value="1120" calcext:value-type="float">
            <text:p>1120</text:p>
          </table:table-cell>
          <table:table-cell table:formula="of:=[.B1717]-[.B$2]" office:value-type="float" office:value="46.0661039352417" calcext:value-type="float">
            <text:p>46.0661039352</text:p>
          </table:table-cell>
          <table:table-cell table:formula="of:=[.C1717]/([.D1717]-[.D1716])" office:value-type="float" office:value="60071.8731457801" calcext:value-type="float">
            <text:p>60071.873145780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456447406.14963" calcext:value-type="float">
            <text:p>1456447406.14963</text:p>
          </table:table-cell>
          <table:table-cell office:value-type="float" office:value="1120" calcext:value-type="float">
            <text:p>1120</text:p>
          </table:table-cell>
          <table:table-cell table:formula="of:=[.B1718]-[.B$2]" office:value-type="float" office:value="46.0764994621277" calcext:value-type="float">
            <text:p>46.0764994621</text:p>
          </table:table-cell>
          <table:table-cell table:formula="of:=[.C1718]/([.D1718]-[.D1717])" office:value-type="float" office:value="107738.646851062" calcext:value-type="float">
            <text:p>107738.64685106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456447406.16001" calcext:value-type="float">
            <text:p>1456447406.16001</text:p>
          </table:table-cell>
          <table:table-cell office:value-type="float" office:value="1120" calcext:value-type="float">
            <text:p>1120</text:p>
          </table:table-cell>
          <table:table-cell table:formula="of:=[.B1719]-[.B$2]" office:value-type="float" office:value="46.0868806838989" calcext:value-type="float">
            <text:p>46.0868806839</text:p>
          </table:table-cell>
          <table:table-cell table:formula="of:=[.C1719]/([.D1719]-[.D1718])" office:value-type="float" office:value="107887.108538882" calcext:value-type="float">
            <text:p>107887.10853888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456447406.17307" calcext:value-type="float">
            <text:p>1456447406.17307</text:p>
          </table:table-cell>
          <table:table-cell office:value-type="float" office:value="1120" calcext:value-type="float">
            <text:p>1120</text:p>
          </table:table-cell>
          <table:table-cell table:formula="of:=[.B1720]-[.B$2]" office:value-type="float" office:value="46.0999383926392" calcext:value-type="float">
            <text:p>46.0999383926</text:p>
          </table:table-cell>
          <table:table-cell table:formula="of:=[.C1720]/([.D1720]-[.D1719])" office:value-type="float" office:value="85773.0879345603" calcext:value-type="float">
            <text:p>85773.087934560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56447406.18105" calcext:value-type="float">
            <text:p>1456447406.18105</text:p>
          </table:table-cell>
          <table:table-cell office:value-type="float" office:value="1120" calcext:value-type="float">
            <text:p>1120</text:p>
          </table:table-cell>
          <table:table-cell table:formula="of:=[.B1721]-[.B$2]" office:value-type="float" office:value="46.1079115867615" calcext:value-type="float">
            <text:p>46.1079115868</text:p>
          </table:table-cell>
          <table:table-cell table:formula="of:=[.C1721]/([.D1721]-[.D1720])" office:value-type="float" office:value="140470.679983255" calcext:value-type="float">
            <text:p>140470.67998325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56447406.19145" calcext:value-type="float">
            <text:p>1456447406.19145</text:p>
          </table:table-cell>
          <table:table-cell office:value-type="float" office:value="1120" calcext:value-type="float">
            <text:p>1120</text:p>
          </table:table-cell>
          <table:table-cell table:formula="of:=[.B1722]-[.B$2]" office:value-type="float" office:value="46.1183180809021" calcext:value-type="float">
            <text:p>46.1183180809</text:p>
          </table:table-cell>
          <table:table-cell table:formula="of:=[.C1722]/([.D1722]-[.D1721])" office:value-type="float" office:value="107625.102639296" calcext:value-type="float">
            <text:p>107625.10263929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56447406.20173" calcext:value-type="float">
            <text:p>1456447406.20173</text:p>
          </table:table-cell>
          <table:table-cell office:value-type="float" office:value="1120" calcext:value-type="float">
            <text:p>1120</text:p>
          </table:table-cell>
          <table:table-cell table:formula="of:=[.B1723]-[.B$2]" office:value-type="float" office:value="46.1285994052887" calcext:value-type="float">
            <text:p>46.1285994053</text:p>
          </table:table-cell>
          <table:table-cell table:formula="of:=[.C1723]/([.D1723]-[.D1722])" office:value-type="float" office:value="108935.382046704" calcext:value-type="float">
            <text:p>108935.38204670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456447406.21201" calcext:value-type="float">
            <text:p>1456447406.21201</text:p>
          </table:table-cell>
          <table:table-cell office:value-type="float" office:value="1120" calcext:value-type="float">
            <text:p>1120</text:p>
          </table:table-cell>
          <table:table-cell table:formula="of:=[.B1724]-[.B$2]" office:value-type="float" office:value="46.1388773918152" calcext:value-type="float">
            <text:p>46.1388773918</text:p>
          </table:table-cell>
          <table:table-cell table:formula="of:=[.C1724]/([.D1724]-[.D1723])" office:value-type="float" office:value="108970.75970215" calcext:value-type="float">
            <text:p>108970.75970215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56447406.2222" calcext:value-type="float">
            <text:p>1456447406.2222</text:p>
          </table:table-cell>
          <table:table-cell office:value-type="float" office:value="1120" calcext:value-type="float">
            <text:p>1120</text:p>
          </table:table-cell>
          <table:table-cell table:formula="of:=[.B1725]-[.B$2]" office:value-type="float" office:value="46.1490657329559" calcext:value-type="float">
            <text:p>46.149065733</text:p>
          </table:table-cell>
          <table:table-cell table:formula="of:=[.C1725]/([.D1725]-[.D1724])" office:value-type="float" office:value="109929.573865631" calcext:value-type="float">
            <text:p>109929.57386563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456447406.22551" calcext:value-type="float">
            <text:p>1456447406.22551</text:p>
          </table:table-cell>
          <table:table-cell office:value-type="float" office:value="1120" calcext:value-type="float">
            <text:p>1120</text:p>
          </table:table-cell>
          <table:table-cell table:formula="of:=[.B1726]-[.B$2]" office:value-type="float" office:value="46.1523745059967" calcext:value-type="float">
            <text:p>46.152374506</text:p>
          </table:table-cell>
          <table:table-cell table:formula="of:=[.C1726]/([.D1726]-[.D1725])" office:value-type="float" office:value="338494.053898256" calcext:value-type="float">
            <text:p>338494.05389825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56447406.23403" calcext:value-type="float">
            <text:p>1456447406.23403</text:p>
          </table:table-cell>
          <table:table-cell office:value-type="float" office:value="1120" calcext:value-type="float">
            <text:p>1120</text:p>
          </table:table-cell>
          <table:table-cell table:formula="of:=[.B1727]-[.B$2]" office:value-type="float" office:value="46.1609003543854" calcext:value-type="float">
            <text:p>46.1609003544</text:p>
          </table:table-cell>
          <table:table-cell table:formula="of:=[.C1727]/([.D1727]-[.D1726])" office:value-type="float" office:value="131365.225950783" calcext:value-type="float">
            <text:p>131365.22595078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456447406.25311" calcext:value-type="float">
            <text:p>1456447406.25311</text:p>
          </table:table-cell>
          <table:table-cell office:value-type="float" office:value="1120" calcext:value-type="float">
            <text:p>1120</text:p>
          </table:table-cell>
          <table:table-cell table:formula="of:=[.B1728]-[.B$2]" office:value-type="float" office:value="46.179979801178" calcext:value-type="float">
            <text:p>46.1799798012</text:p>
          </table:table-cell>
          <table:table-cell table:formula="of:=[.C1728]/([.D1728]-[.D1727])" office:value-type="float" office:value="58701.9116526086" calcext:value-type="float">
            <text:p>58701.911652608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456447406.26349" calcext:value-type="float">
            <text:p>1456447406.26349</text:p>
          </table:table-cell>
          <table:table-cell office:value-type="float" office:value="1120" calcext:value-type="float">
            <text:p>1120</text:p>
          </table:table-cell>
          <table:table-cell table:formula="of:=[.B1729]-[.B$2]" office:value-type="float" office:value="46.1903533935547" calcext:value-type="float">
            <text:p>46.1903533936</text:p>
          </table:table-cell>
          <table:table-cell table:formula="of:=[.C1729]/([.D1729]-[.D1728])" office:value-type="float" office:value="107966.455527465" calcext:value-type="float">
            <text:p>107966.45552746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56447406.27384" calcext:value-type="float">
            <text:p>1456447406.27384</text:p>
          </table:table-cell>
          <table:table-cell office:value-type="float" office:value="1120" calcext:value-type="float">
            <text:p>1120</text:p>
          </table:table-cell>
          <table:table-cell table:formula="of:=[.B1730]-[.B$2]" office:value-type="float" office:value="46.200706243515" calcext:value-type="float">
            <text:p>46.2007062435</text:p>
          </table:table-cell>
          <table:table-cell table:formula="of:=[.C1730]/([.D1730]-[.D1729])" office:value-type="float" office:value="108182.771342376" calcext:value-type="float">
            <text:p>108182.771342376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456447406.28416" calcext:value-type="float">
            <text:p>1456447406.28416</text:p>
          </table:table-cell>
          <table:table-cell office:value-type="float" office:value="1120" calcext:value-type="float">
            <text:p>1120</text:p>
          </table:table-cell>
          <table:table-cell table:formula="of:=[.B1731]-[.B$2]" office:value-type="float" office:value="46.2110285758972" calcext:value-type="float">
            <text:p>46.2110285759</text:p>
          </table:table-cell>
          <table:table-cell table:formula="of:=[.C1731]/([.D1731]-[.D1730])" office:value-type="float" office:value="108502.609539208" calcext:value-type="float">
            <text:p>108502.60953920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56447406.29472" calcext:value-type="float">
            <text:p>1456447406.29472</text:p>
          </table:table-cell>
          <table:table-cell office:value-type="float" office:value="1120" calcext:value-type="float">
            <text:p>1120</text:p>
          </table:table-cell>
          <table:table-cell table:formula="of:=[.B1732]-[.B$2]" office:value-type="float" office:value="46.2215902805328" calcext:value-type="float">
            <text:p>46.2215902805</text:p>
          </table:table-cell>
          <table:table-cell table:formula="of:=[.C1732]/([.D1732]-[.D1731])" office:value-type="float" office:value="106043.488114856" calcext:value-type="float">
            <text:p>106043.48811485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56447406.30512" calcext:value-type="float">
            <text:p>1456447406.30512</text:p>
          </table:table-cell>
          <table:table-cell office:value-type="float" office:value="1120" calcext:value-type="float">
            <text:p>1120</text:p>
          </table:table-cell>
          <table:table-cell table:formula="of:=[.B1733]-[.B$2]" office:value-type="float" office:value="46.231987953186" calcext:value-type="float">
            <text:p>46.2319879532</text:p>
          </table:table-cell>
          <table:table-cell table:formula="of:=[.C1733]/([.D1733]-[.D1732])" office:value-type="float" office:value="107716.412831625" calcext:value-type="float">
            <text:p>107716.41283162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56447406.31974" calcext:value-type="float">
            <text:p>1456447406.31974</text:p>
          </table:table-cell>
          <table:table-cell office:value-type="float" office:value="1120" calcext:value-type="float">
            <text:p>1120</text:p>
          </table:table-cell>
          <table:table-cell table:formula="of:=[.B1734]-[.B$2]" office:value-type="float" office:value="46.2466099262238" calcext:value-type="float">
            <text:p>46.2466099262</text:p>
          </table:table-cell>
          <table:table-cell table:formula="of:=[.C1734]/([.D1734]-[.D1733])" office:value-type="float" office:value="76597.050008968" calcext:value-type="float">
            <text:p>76597.05000896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56447406.32611" calcext:value-type="float">
            <text:p>1456447406.32611</text:p>
          </table:table-cell>
          <table:table-cell office:value-type="float" office:value="1120" calcext:value-type="float">
            <text:p>1120</text:p>
          </table:table-cell>
          <table:table-cell table:formula="of:=[.B1735]-[.B$2]" office:value-type="float" office:value="46.2529730796814" calcext:value-type="float">
            <text:p>46.2529730797</text:p>
          </table:table-cell>
          <table:table-cell table:formula="of:=[.C1735]/([.D1735]-[.D1734])" office:value-type="float" office:value="176013.356813669" calcext:value-type="float">
            <text:p>176013.356813669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56447406.3362" calcext:value-type="float">
            <text:p>1456447406.3362</text:p>
          </table:table-cell>
          <table:table-cell office:value-type="float" office:value="1120" calcext:value-type="float">
            <text:p>1120</text:p>
          </table:table-cell>
          <table:table-cell table:formula="of:=[.B1736]-[.B$2]" office:value-type="float" office:value="46.2630648612976" calcext:value-type="float">
            <text:p>46.2630648613</text:p>
          </table:table-cell>
          <table:table-cell table:formula="of:=[.C1736]/([.D1736]-[.D1735])" office:value-type="float" office:value="110981.394821395" calcext:value-type="float">
            <text:p>110981.39482139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456447406.33955" calcext:value-type="float">
            <text:p>1456447406.33955</text:p>
          </table:table-cell>
          <table:table-cell office:value-type="float" office:value="1120" calcext:value-type="float">
            <text:p>1120</text:p>
          </table:table-cell>
          <table:table-cell table:formula="of:=[.B1737]-[.B$2]" office:value-type="float" office:value="46.2664184570312" calcext:value-type="float">
            <text:p>46.266418457</text:p>
          </table:table-cell>
          <table:table-cell table:formula="of:=[.C1737]/([.D1737]-[.D1736])" office:value-type="float" office:value="333969.890516138" calcext:value-type="float">
            <text:p>333969.89051613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456447406.34756" calcext:value-type="float">
            <text:p>1456447406.34756</text:p>
          </table:table-cell>
          <table:table-cell office:value-type="float" office:value="1120" calcext:value-type="float">
            <text:p>1120</text:p>
          </table:table-cell>
          <table:table-cell table:formula="of:=[.B1738]-[.B$2]" office:value-type="float" office:value="46.2744300365448" calcext:value-type="float">
            <text:p>46.2744300365</text:p>
          </table:table-cell>
          <table:table-cell table:formula="of:=[.C1738]/([.D1738]-[.D1737])" office:value-type="float" office:value="139797.651400173" calcext:value-type="float">
            <text:p>139797.65140017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456447406.36715" calcext:value-type="float">
            <text:p>1456447406.36715</text:p>
          </table:table-cell>
          <table:table-cell office:value-type="float" office:value="1120" calcext:value-type="float">
            <text:p>1120</text:p>
          </table:table-cell>
          <table:table-cell table:formula="of:=[.B1739]-[.B$2]" office:value-type="float" office:value="46.2940175533295" calcext:value-type="float">
            <text:p>46.2940175533</text:p>
          </table:table-cell>
          <table:table-cell table:formula="of:=[.C1739]/([.D1739]-[.D1738])" office:value-type="float" office:value="57179.2745508545" calcext:value-type="float">
            <text:p>57179.274550854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456447406.37738" calcext:value-type="float">
            <text:p>1456447406.37738</text:p>
          </table:table-cell>
          <table:table-cell office:value-type="float" office:value="1120" calcext:value-type="float">
            <text:p>1120</text:p>
          </table:table-cell>
          <table:table-cell table:formula="of:=[.B1740]-[.B$2]" office:value-type="float" office:value="46.3042488098145" calcext:value-type="float">
            <text:p>46.3042488098</text:p>
          </table:table-cell>
          <table:table-cell table:formula="of:=[.C1740]/([.D1740]-[.D1739])" office:value-type="float" office:value="109468.470626617" calcext:value-type="float">
            <text:p>109468.47062661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56447406.38766" calcext:value-type="float">
            <text:p>1456447406.38766</text:p>
          </table:table-cell>
          <table:table-cell office:value-type="float" office:value="1120" calcext:value-type="float">
            <text:p>1120</text:p>
          </table:table-cell>
          <table:table-cell table:formula="of:=[.B1741]-[.B$2]" office:value-type="float" office:value="46.3145277500153" calcext:value-type="float">
            <text:p>46.31452775</text:p>
          </table:table-cell>
          <table:table-cell table:formula="of:=[.C1741]/([.D1741]-[.D1740])" office:value-type="float" office:value="108960.649456081" calcext:value-type="float">
            <text:p>108960.64945608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56447406.3981" calcext:value-type="float">
            <text:p>1456447406.3981</text:p>
          </table:table-cell>
          <table:table-cell office:value-type="float" office:value="1120" calcext:value-type="float">
            <text:p>1120</text:p>
          </table:table-cell>
          <table:table-cell table:formula="of:=[.B1742]-[.B$2]" office:value-type="float" office:value="46.3249659538269" calcext:value-type="float">
            <text:p>46.3249659538</text:p>
          </table:table-cell>
          <table:table-cell table:formula="of:=[.C1742]/([.D1742]-[.D1741])" office:value-type="float" office:value="107298.153993742" calcext:value-type="float">
            <text:p>107298.15399374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456447406.40841" calcext:value-type="float">
            <text:p>1456447406.40841</text:p>
          </table:table-cell>
          <table:table-cell office:value-type="float" office:value="1120" calcext:value-type="float">
            <text:p>1120</text:p>
          </table:table-cell>
          <table:table-cell table:formula="of:=[.B1743]-[.B$2]" office:value-type="float" office:value="46.3352768421173" calcext:value-type="float">
            <text:p>46.3352768421</text:p>
          </table:table-cell>
          <table:table-cell table:formula="of:=[.C1743]/([.D1743]-[.D1742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56447406.41888" calcext:value-type="float">
            <text:p>1456447406.41888</text:p>
          </table:table-cell>
          <table:table-cell office:value-type="float" office:value="1120" calcext:value-type="float">
            <text:p>1120</text:p>
          </table:table-cell>
          <table:table-cell table:formula="of:=[.B1744]-[.B$2]" office:value-type="float" office:value="46.3457446098328" calcext:value-type="float">
            <text:p>46.3457446098</text:p>
          </table:table-cell>
          <table:table-cell table:formula="of:=[.C1744]/([.D1744]-[.D1743])" office:value-type="float" office:value="106995.113996128" calcext:value-type="float">
            <text:p>106995.11399612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456447406.42926" calcext:value-type="float">
            <text:p>1456447406.42926</text:p>
          </table:table-cell>
          <table:table-cell office:value-type="float" office:value="1120" calcext:value-type="float">
            <text:p>1120</text:p>
          </table:table-cell>
          <table:table-cell table:formula="of:=[.B1745]-[.B$2]" office:value-type="float" office:value="46.3561253547668" calcext:value-type="float">
            <text:p>46.3561253548</text:p>
          </table:table-cell>
          <table:table-cell table:formula="of:=[.C1745]/([.D1745]-[.D1744])" office:value-type="float" office:value="107892.064308682" calcext:value-type="float">
            <text:p>107892.06430868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456447406.43966" calcext:value-type="float">
            <text:p>1456447406.43966</text:p>
          </table:table-cell>
          <table:table-cell office:value-type="float" office:value="1120" calcext:value-type="float">
            <text:p>1120</text:p>
          </table:table-cell>
          <table:table-cell table:formula="of:=[.B1746]-[.B$2]" office:value-type="float" office:value="46.3665251731873" calcext:value-type="float">
            <text:p>46.3665251732</text:p>
          </table:table-cell>
          <table:table-cell table:formula="of:=[.C1746]/([.D1746]-[.D1745])" office:value-type="float" office:value="107694.187987162" calcext:value-type="float">
            <text:p>107694.18798716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456447406.45001" calcext:value-type="float">
            <text:p>1456447406.45001</text:p>
          </table:table-cell>
          <table:table-cell office:value-type="float" office:value="1120" calcext:value-type="float">
            <text:p>1120</text:p>
          </table:table-cell>
          <table:table-cell table:formula="of:=[.B1747]-[.B$2]" office:value-type="float" office:value="46.3768775463104" calcext:value-type="float">
            <text:p>46.3768775463</text:p>
          </table:table-cell>
          <table:table-cell table:formula="of:=[.C1747]/([.D1747]-[.D1746])" office:value-type="float" office:value="108187.754312429" calcext:value-type="float">
            <text:p>108187.754312429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456447406.45505" calcext:value-type="float">
            <text:p>1456447406.45505</text:p>
          </table:table-cell>
          <table:table-cell office:value-type="float" office:value="1120" calcext:value-type="float">
            <text:p>1120</text:p>
          </table:table-cell>
          <table:table-cell table:formula="of:=[.B1748]-[.B$2]" office:value-type="float" office:value="46.3819200992584" calcext:value-type="float">
            <text:p>46.3819200993</text:p>
          </table:table-cell>
          <table:table-cell table:formula="of:=[.C1748]/([.D1748]-[.D1747])" office:value-type="float" office:value="222109.71536643" calcext:value-type="float">
            <text:p>222109.7153664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456447406.47071" calcext:value-type="float">
            <text:p>1456447406.47071</text:p>
          </table:table-cell>
          <table:table-cell office:value-type="float" office:value="1120" calcext:value-type="float">
            <text:p>1120</text:p>
          </table:table-cell>
          <table:table-cell table:formula="of:=[.B1749]-[.B$2]" office:value-type="float" office:value="46.3975746631622" calcext:value-type="float">
            <text:p>46.3975746632</text:p>
          </table:table-cell>
          <table:table-cell table:formula="of:=[.C1749]/([.D1749]-[.D1748])" office:value-type="float" office:value="71544.631130064" calcext:value-type="float">
            <text:p>71544.63113006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456447406.48104" calcext:value-type="float">
            <text:p>1456447406.48104</text:p>
          </table:table-cell>
          <table:table-cell office:value-type="float" office:value="1120" calcext:value-type="float">
            <text:p>1120</text:p>
          </table:table-cell>
          <table:table-cell table:formula="of:=[.B1750]-[.B$2]" office:value-type="float" office:value="46.4079086780548" calcext:value-type="float">
            <text:p>46.4079086781</text:p>
          </table:table-cell>
          <table:table-cell table:formula="of:=[.C1750]/([.D1750]-[.D1749])" office:value-type="float" office:value="108379.948320413" calcext:value-type="float">
            <text:p>108379.94832041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456447406.49137" calcext:value-type="float">
            <text:p>1456447406.49137</text:p>
          </table:table-cell>
          <table:table-cell office:value-type="float" office:value="1120" calcext:value-type="float">
            <text:p>1120</text:p>
          </table:table-cell>
          <table:table-cell table:formula="of:=[.B1751]-[.B$2]" office:value-type="float" office:value="46.4182388782501" calcext:value-type="float">
            <text:p>46.4182388783</text:p>
          </table:table-cell>
          <table:table-cell table:formula="of:=[.C1751]/([.D1751]-[.D1750])" office:value-type="float" office:value="108419.970457903" calcext:value-type="float">
            <text:p>108419.97045790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56447406.50155" calcext:value-type="float">
            <text:p>1456447406.50155</text:p>
          </table:table-cell>
          <table:table-cell office:value-type="float" office:value="1120" calcext:value-type="float">
            <text:p>1120</text:p>
          </table:table-cell>
          <table:table-cell table:formula="of:=[.B1752]-[.B$2]" office:value-type="float" office:value="46.4284145832062" calcext:value-type="float">
            <text:p>46.4284145832</text:p>
          </table:table-cell>
          <table:table-cell table:formula="of:=[.C1752]/([.D1752]-[.D1751])" office:value-type="float" office:value="110066.084348641" calcext:value-type="float">
            <text:p>110066.08434864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56447406.51196" calcext:value-type="float">
            <text:p>1456447406.51196</text:p>
          </table:table-cell>
          <table:table-cell office:value-type="float" office:value="1120" calcext:value-type="float">
            <text:p>1120</text:p>
          </table:table-cell>
          <table:table-cell table:formula="of:=[.B1753]-[.B$2]" office:value-type="float" office:value="46.4388251304626" calcext:value-type="float">
            <text:p>46.4388251305</text:p>
          </table:table-cell>
          <table:table-cell table:formula="of:=[.C1753]/([.D1753]-[.D1752])" office:value-type="float" office:value="107583.201190885" calcext:value-type="float">
            <text:p>107583.20119088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456447406.52227" calcext:value-type="float">
            <text:p>1456447406.52227</text:p>
          </table:table-cell>
          <table:table-cell office:value-type="float" office:value="1120" calcext:value-type="float">
            <text:p>1120</text:p>
          </table:table-cell>
          <table:table-cell table:formula="of:=[.B1754]-[.B$2]" office:value-type="float" office:value="46.4491350650787" calcext:value-type="float">
            <text:p>46.4491350651</text:p>
          </table:table-cell>
          <table:table-cell table:formula="of:=[.C1754]/([.D1754]-[.D1753])" office:value-type="float" office:value="108633.084661101" calcext:value-type="float">
            <text:p>108633.08466110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56447406.53262" calcext:value-type="float">
            <text:p>1456447406.53262</text:p>
          </table:table-cell>
          <table:table-cell office:value-type="float" office:value="1120" calcext:value-type="float">
            <text:p>1120</text:p>
          </table:table-cell>
          <table:table-cell table:formula="of:=[.B1755]-[.B$2]" office:value-type="float" office:value="46.4594860076904" calcext:value-type="float">
            <text:p>46.4594860077</text:p>
          </table:table-cell>
          <table:table-cell table:formula="of:=[.C1755]/([.D1755]-[.D1754])" office:value-type="float" office:value="108202.705977197" calcext:value-type="float">
            <text:p>108202.70597719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456447406.54294" calcext:value-type="float">
            <text:p>1456447406.54294</text:p>
          </table:table-cell>
          <table:table-cell office:value-type="float" office:value="1120" calcext:value-type="float">
            <text:p>1120</text:p>
          </table:table-cell>
          <table:table-cell table:formula="of:=[.B1756]-[.B$2]" office:value-type="float" office:value="46.4698069095612" calcext:value-type="float">
            <text:p>46.4698069096</text:p>
          </table:table-cell>
          <table:table-cell table:formula="of:=[.C1756]/([.D1756]-[.D1755])" office:value-type="float" office:value="108517.648363326" calcext:value-type="float">
            <text:p>108517.64836332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56447406.55335" calcext:value-type="float">
            <text:p>1456447406.55335</text:p>
          </table:table-cell>
          <table:table-cell office:value-type="float" office:value="1120" calcext:value-type="float">
            <text:p>1120</text:p>
          </table:table-cell>
          <table:table-cell table:formula="of:=[.B1757]-[.B$2]" office:value-type="float" office:value="46.480212688446" calcext:value-type="float">
            <text:p>46.4802126884</text:p>
          </table:table-cell>
          <table:table-cell table:formula="of:=[.C1757]/([.D1757]-[.D1756])" office:value-type="float" office:value="107632.500400962" calcext:value-type="float">
            <text:p>107632.50040096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56447406.56373" calcext:value-type="float">
            <text:p>1456447406.56373</text:p>
          </table:table-cell>
          <table:table-cell office:value-type="float" office:value="1120" calcext:value-type="float">
            <text:p>1120</text:p>
          </table:table-cell>
          <table:table-cell table:formula="of:=[.B1758]-[.B$2]" office:value-type="float" office:value="46.4905984401703" calcext:value-type="float">
            <text:p>46.4905984402</text:p>
          </table:table-cell>
          <table:table-cell table:formula="of:=[.C1758]/([.D1758]-[.D1757])" office:value-type="float" office:value="107840.051422144" calcext:value-type="float">
            <text:p>107840.051422144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456447406.57416" calcext:value-type="float">
            <text:p>1456447406.57416</text:p>
          </table:table-cell>
          <table:table-cell office:value-type="float" office:value="1120" calcext:value-type="float">
            <text:p>1120</text:p>
          </table:table-cell>
          <table:table-cell table:formula="of:=[.B1759]-[.B$2]" office:value-type="float" office:value="46.5010242462158" calcext:value-type="float">
            <text:p>46.5010242462</text:p>
          </table:table-cell>
          <table:table-cell table:formula="of:=[.C1759]/([.D1759]-[.D1758])" office:value-type="float" office:value="107425.746758444" calcext:value-type="float">
            <text:p>107425.74675844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56447406.58441" calcext:value-type="float">
            <text:p>1456447406.58441</text:p>
          </table:table-cell>
          <table:table-cell office:value-type="float" office:value="1120" calcext:value-type="float">
            <text:p>1120</text:p>
          </table:table-cell>
          <table:table-cell table:formula="of:=[.B1760]-[.B$2]" office:value-type="float" office:value="46.5112788677216" calcext:value-type="float">
            <text:p>46.5112788677</text:p>
          </table:table-cell>
          <table:table-cell table:formula="of:=[.C1760]/([.D1760]-[.D1759])" office:value-type="float" office:value="109219.048150473" calcext:value-type="float">
            <text:p>109219.04815047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456447406.5947" calcext:value-type="float">
            <text:p>1456447406.5947</text:p>
          </table:table-cell>
          <table:table-cell office:value-type="float" office:value="1120" calcext:value-type="float">
            <text:p>1120</text:p>
          </table:table-cell>
          <table:table-cell table:formula="of:=[.B1761]-[.B$2]" office:value-type="float" office:value="46.5215690135956" calcext:value-type="float">
            <text:p>46.5215690136</text:p>
          </table:table-cell>
          <table:table-cell table:formula="of:=[.C1761]/([.D1761]-[.D1760])" office:value-type="float" office:value="108841.994439296" calcext:value-type="float">
            <text:p>108841.99443929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6447406.6053" calcext:value-type="float">
            <text:p>1456447406.6053</text:p>
          </table:table-cell>
          <table:table-cell office:value-type="float" office:value="1120" calcext:value-type="float">
            <text:p>1120</text:p>
          </table:table-cell>
          <table:table-cell table:formula="of:=[.B1762]-[.B$2]" office:value-type="float" office:value="46.5321624279022" calcext:value-type="float">
            <text:p>46.5321624279</text:p>
          </table:table-cell>
          <table:table-cell table:formula="of:=[.C1762]/([.D1762]-[.D1761])" office:value-type="float" office:value="105726.064097947" calcext:value-type="float">
            <text:p>105726.06409794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6447406.61552" calcext:value-type="float">
            <text:p>1456447406.61552</text:p>
          </table:table-cell>
          <table:table-cell office:value-type="float" office:value="1120" calcext:value-type="float">
            <text:p>1120</text:p>
          </table:table-cell>
          <table:table-cell table:formula="of:=[.B1763]-[.B$2]" office:value-type="float" office:value="46.5423882007599" calcext:value-type="float">
            <text:p>46.5423882008</text:p>
          </table:table-cell>
          <table:table-cell table:formula="of:=[.C1763]/([.D1763]-[.D1762])" office:value-type="float" office:value="109527.173700163" calcext:value-type="float">
            <text:p>109527.173700163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56447406.62597" calcext:value-type="float">
            <text:p>1456447406.62597</text:p>
          </table:table-cell>
          <table:table-cell office:value-type="float" office:value="1120" calcext:value-type="float">
            <text:p>1120</text:p>
          </table:table-cell>
          <table:table-cell table:formula="of:=[.B1764]-[.B$2]" office:value-type="float" office:value="46.5528345108032" calcext:value-type="float">
            <text:p>46.5528345108</text:p>
          </table:table-cell>
          <table:table-cell table:formula="of:=[.C1764]/([.D1764]-[.D1763])" office:value-type="float" office:value="107214.891703754" calcext:value-type="float">
            <text:p>107214.89170375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56447406.6362" calcext:value-type="float">
            <text:p>1456447406.6362</text:p>
          </table:table-cell>
          <table:table-cell office:value-type="float" office:value="1120" calcext:value-type="float">
            <text:p>1120</text:p>
          </table:table-cell>
          <table:table-cell table:formula="of:=[.B1765]-[.B$2]" office:value-type="float" office:value="46.5630655288696" calcext:value-type="float">
            <text:p>46.5630655289</text:p>
          </table:table-cell>
          <table:table-cell table:formula="of:=[.C1765]/([.D1765]-[.D1764])" office:value-type="float" office:value="109471.021625653" calcext:value-type="float">
            <text:p>109471.021625653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56447406.6464" calcext:value-type="float">
            <text:p>1456447406.6464</text:p>
          </table:table-cell>
          <table:table-cell office:value-type="float" office:value="1120" calcext:value-type="float">
            <text:p>1120</text:p>
          </table:table-cell>
          <table:table-cell table:formula="of:=[.B1766]-[.B$2]" office:value-type="float" office:value="46.5732650756836" calcext:value-type="float">
            <text:p>46.5732650757</text:p>
          </table:table-cell>
          <table:table-cell table:formula="of:=[.C1766]/([.D1766]-[.D1765])" office:value-type="float" office:value="109808.800374007" calcext:value-type="float">
            <text:p>109808.80037400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56447406.65674" calcext:value-type="float">
            <text:p>1456447406.65674</text:p>
          </table:table-cell>
          <table:table-cell office:value-type="float" office:value="1120" calcext:value-type="float">
            <text:p>1120</text:p>
          </table:table-cell>
          <table:table-cell table:formula="of:=[.B1767]-[.B$2]" office:value-type="float" office:value="46.5836086273193" calcext:value-type="float">
            <text:p>46.5836086273</text:p>
          </table:table-cell>
          <table:table-cell table:formula="of:=[.C1767]/([.D1767]-[.D1766])" office:value-type="float" office:value="108280.022127973" calcext:value-type="float">
            <text:p>108280.02212797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456447406.66703" calcext:value-type="float">
            <text:p>1456447406.66703</text:p>
          </table:table-cell>
          <table:table-cell office:value-type="float" office:value="1120" calcext:value-type="float">
            <text:p>1120</text:p>
          </table:table-cell>
          <table:table-cell table:formula="of:=[.B1768]-[.B$2]" office:value-type="float" office:value="46.5938990116119" calcext:value-type="float">
            <text:p>46.5938990116</text:p>
          </table:table-cell>
          <table:table-cell table:formula="of:=[.C1768]/([.D1768]-[.D1767])" office:value-type="float" office:value="108839.472672088" calcext:value-type="float">
            <text:p>108839.47267208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56447406.67749" calcext:value-type="float">
            <text:p>1456447406.67749</text:p>
          </table:table-cell>
          <table:table-cell office:value-type="float" office:value="1120" calcext:value-type="float">
            <text:p>1120</text:p>
          </table:table-cell>
          <table:table-cell table:formula="of:=[.B1769]-[.B$2]" office:value-type="float" office:value="46.6043586730957" calcext:value-type="float">
            <text:p>46.6043586731</text:p>
          </table:table-cell>
          <table:table-cell table:formula="of:=[.C1769]/([.D1769]-[.D1768])" office:value-type="float" office:value="107078.035148504" calcext:value-type="float">
            <text:p>107078.03514850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56447406.68783" calcext:value-type="float">
            <text:p>1456447406.68783</text:p>
          </table:table-cell>
          <table:table-cell office:value-type="float" office:value="1120" calcext:value-type="float">
            <text:p>1120</text:p>
          </table:table-cell>
          <table:table-cell table:formula="of:=[.B1770]-[.B$2]" office:value-type="float" office:value="46.614697933197" calcext:value-type="float">
            <text:p>46.6146979332</text:p>
          </table:table-cell>
          <table:table-cell table:formula="of:=[.C1770]/([.D1770]-[.D1769])" office:value-type="float" office:value="108324.966102477" calcext:value-type="float">
            <text:p>108324.96610247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456447406.69113" calcext:value-type="float">
            <text:p>1456447406.69113</text:p>
          </table:table-cell>
          <table:table-cell office:value-type="float" office:value="1120" calcext:value-type="float">
            <text:p>1120</text:p>
          </table:table-cell>
          <table:table-cell table:formula="of:=[.B1771]-[.B$2]" office:value-type="float" office:value="46.6179938316345" calcext:value-type="float">
            <text:p>46.6179938316</text:p>
          </table:table-cell>
          <table:table-cell table:formula="of:=[.C1771]/([.D1771]-[.D1770])" office:value-type="float" office:value="339816.296296296" calcext:value-type="float">
            <text:p>339816.29629629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6447406.69812" calcext:value-type="float">
            <text:p>1456447406.69812</text:p>
          </table:table-cell>
          <table:table-cell office:value-type="float" office:value="1120" calcext:value-type="float">
            <text:p>1120</text:p>
          </table:table-cell>
          <table:table-cell table:formula="of:=[.B1772]-[.B$2]" office:value-type="float" office:value="46.6249878406525" calcext:value-type="float">
            <text:p>46.6249878407</text:p>
          </table:table-cell>
          <table:table-cell table:formula="of:=[.C1772]/([.D1772]-[.D1771])" office:value-type="float" office:value="160137.054031021" calcext:value-type="float">
            <text:p>160137.05403102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56447406.70843" calcext:value-type="float">
            <text:p>1456447406.70843</text:p>
          </table:table-cell>
          <table:table-cell office:value-type="float" office:value="1120" calcext:value-type="float">
            <text:p>1120</text:p>
          </table:table-cell>
          <table:table-cell table:formula="of:=[.B1773]-[.B$2]" office:value-type="float" office:value="46.6352949142456" calcext:value-type="float">
            <text:p>46.6352949142</text:p>
          </table:table-cell>
          <table:table-cell table:formula="of:=[.C1773]/([.D1773]-[.D1772])" office:value-type="float" office:value="108663.238879508" calcext:value-type="float">
            <text:p>108663.23887950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456447406.71873" calcext:value-type="float">
            <text:p>1456447406.71873</text:p>
          </table:table-cell>
          <table:table-cell office:value-type="float" office:value="1120" calcext:value-type="float">
            <text:p>1120</text:p>
          </table:table-cell>
          <table:table-cell table:formula="of:=[.B1774]-[.B$2]" office:value-type="float" office:value="46.6455934047699" calcext:value-type="float">
            <text:p>46.6455934048</text:p>
          </table:table-cell>
          <table:table-cell table:formula="of:=[.C1774]/([.D1774]-[.D1773])" office:value-type="float" office:value="108753.802060424" calcext:value-type="float">
            <text:p>108753.80206042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456447406.72903" calcext:value-type="float">
            <text:p>1456447406.72903</text:p>
          </table:table-cell>
          <table:table-cell office:value-type="float" office:value="1120" calcext:value-type="float">
            <text:p>1120</text:p>
          </table:table-cell>
          <table:table-cell table:formula="of:=[.B1775]-[.B$2]" office:value-type="float" office:value="46.6558933258057" calcext:value-type="float">
            <text:p>46.6558933258</text:p>
          </table:table-cell>
          <table:table-cell table:formula="of:=[.C1775]/([.D1775]-[.D1774])" office:value-type="float" office:value="108738.697715331" calcext:value-type="float">
            <text:p>108738.69771533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56447406.73947" calcext:value-type="float">
            <text:p>1456447406.73947</text:p>
          </table:table-cell>
          <table:table-cell office:value-type="float" office:value="1120" calcext:value-type="float">
            <text:p>1120</text:p>
          </table:table-cell>
          <table:table-cell table:formula="of:=[.B1776]-[.B$2]" office:value-type="float" office:value="46.6663367748261" calcext:value-type="float">
            <text:p>46.6663367748</text:p>
          </table:table-cell>
          <table:table-cell table:formula="of:=[.C1776]/([.D1776]-[.D1775])" office:value-type="float" office:value="107244.263634911" calcext:value-type="float">
            <text:p>107244.26363491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456447406.74977" calcext:value-type="float">
            <text:p>1456447406.74977</text:p>
          </table:table-cell>
          <table:table-cell office:value-type="float" office:value="1120" calcext:value-type="float">
            <text:p>1120</text:p>
          </table:table-cell>
          <table:table-cell table:formula="of:=[.B1777]-[.B$2]" office:value-type="float" office:value="46.6766333580017" calcext:value-type="float">
            <text:p>46.676633358</text:p>
          </table:table-cell>
          <table:table-cell table:formula="of:=[.C1777]/([.D1777]-[.D1776])" office:value-type="float" office:value="108773.947715748" calcext:value-type="float">
            <text:p>108773.94771574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456447406.76015" calcext:value-type="float">
            <text:p>1456447406.76015</text:p>
          </table:table-cell>
          <table:table-cell office:value-type="float" office:value="1120" calcext:value-type="float">
            <text:p>1120</text:p>
          </table:table-cell>
          <table:table-cell table:formula="of:=[.B1778]-[.B$2]" office:value-type="float" office:value="46.6870164871216" calcext:value-type="float">
            <text:p>46.6870164871</text:p>
          </table:table-cell>
          <table:table-cell table:formula="of:=[.C1778]/([.D1778]-[.D1777])" office:value-type="float" office:value="107867.290011481" calcext:value-type="float">
            <text:p>107867.29001148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456447406.77058" calcext:value-type="float">
            <text:p>1456447406.77058</text:p>
          </table:table-cell>
          <table:table-cell office:value-type="float" office:value="1120" calcext:value-type="float">
            <text:p>1120</text:p>
          </table:table-cell>
          <table:table-cell table:formula="of:=[.B1779]-[.B$2]" office:value-type="float" office:value="46.6974470615387" calcext:value-type="float">
            <text:p>46.6974470615</text:p>
          </table:table-cell>
          <table:table-cell table:formula="of:=[.C1779]/([.D1779]-[.D1778])" office:value-type="float" office:value="107376.636723125" calcext:value-type="float">
            <text:p>107376.63672312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56447406.78079" calcext:value-type="float">
            <text:p>1456447406.78079</text:p>
          </table:table-cell>
          <table:table-cell office:value-type="float" office:value="1120" calcext:value-type="float">
            <text:p>1120</text:p>
          </table:table-cell>
          <table:table-cell table:formula="of:=[.B1780]-[.B$2]" office:value-type="float" office:value="46.7076549530029" calcext:value-type="float">
            <text:p>46.707654953</text:p>
          </table:table-cell>
          <table:table-cell table:formula="of:=[.C1780]/([.D1780]-[.D1779])" office:value-type="float" office:value="109719.034917669" calcext:value-type="float">
            <text:p>109719.03491766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56447406.79109" calcext:value-type="float">
            <text:p>1456447406.79109</text:p>
          </table:table-cell>
          <table:table-cell office:value-type="float" office:value="1120" calcext:value-type="float">
            <text:p>1120</text:p>
          </table:table-cell>
          <table:table-cell table:formula="of:=[.B1781]-[.B$2]" office:value-type="float" office:value="46.7179527282715" calcext:value-type="float">
            <text:p>46.7179527283</text:p>
          </table:table-cell>
          <table:table-cell table:formula="of:=[.C1781]/([.D1781]-[.D1780])" office:value-type="float" office:value="108761.355806631" calcext:value-type="float">
            <text:p>108761.35580663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456447406.80129" calcext:value-type="float">
            <text:p>1456447406.80129</text:p>
          </table:table-cell>
          <table:table-cell office:value-type="float" office:value="1120" calcext:value-type="float">
            <text:p>1120</text:p>
          </table:table-cell>
          <table:table-cell table:formula="of:=[.B1782]-[.B$2]" office:value-type="float" office:value="46.7281563282013" calcext:value-type="float">
            <text:p>46.7281563282</text:p>
          </table:table-cell>
          <table:table-cell table:formula="of:=[.C1782]/([.D1782]-[.D1781])" office:value-type="float" office:value="109765.181671613" calcext:value-type="float">
            <text:p>109765.18167161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56447406.8116" calcext:value-type="float">
            <text:p>1456447406.8116</text:p>
          </table:table-cell>
          <table:table-cell office:value-type="float" office:value="1120" calcext:value-type="float">
            <text:p>1120</text:p>
          </table:table-cell>
          <table:table-cell table:formula="of:=[.B1783]-[.B$2]" office:value-type="float" office:value="46.7384612560272" calcext:value-type="float">
            <text:p>46.738461256</text:p>
          </table:table-cell>
          <table:table-cell table:formula="of:=[.C1783]/([.D1783]-[.D1782])" office:value-type="float" office:value="108685.865531442" calcext:value-type="float">
            <text:p>108685.86553144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456447406.82189" calcext:value-type="float">
            <text:p>1456447406.82189</text:p>
          </table:table-cell>
          <table:table-cell office:value-type="float" office:value="1120" calcext:value-type="float">
            <text:p>1120</text:p>
          </table:table-cell>
          <table:table-cell table:formula="of:=[.B1784]-[.B$2]" office:value-type="float" office:value="46.748752117157" calcext:value-type="float">
            <text:p>46.7487521172</text:p>
          </table:table-cell>
          <table:table-cell table:formula="of:=[.C1784]/([.D1784]-[.D1783])" office:value-type="float" office:value="108834.429488219" calcext:value-type="float">
            <text:p>108834.42948821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56447406.83215" calcext:value-type="float">
            <text:p>1456447406.83215</text:p>
          </table:table-cell>
          <table:table-cell office:value-type="float" office:value="1120" calcext:value-type="float">
            <text:p>1120</text:p>
          </table:table-cell>
          <table:table-cell table:formula="of:=[.B1785]-[.B$2]" office:value-type="float" office:value="46.7590181827545" calcext:value-type="float">
            <text:p>46.7590181828</text:p>
          </table:table-cell>
          <table:table-cell table:formula="of:=[.C1785]/([.D1785]-[.D1784])" office:value-type="float" office:value="109097.296267911" calcext:value-type="float">
            <text:p>109097.29626791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56447406.84244" calcext:value-type="float">
            <text:p>1456447406.84244</text:p>
          </table:table-cell>
          <table:table-cell office:value-type="float" office:value="1120" calcext:value-type="float">
            <text:p>1120</text:p>
          </table:table-cell>
          <table:table-cell table:formula="of:=[.B1786]-[.B$2]" office:value-type="float" office:value="46.7693037986755" calcext:value-type="float">
            <text:p>46.7693037987</text:p>
          </table:table-cell>
          <table:table-cell table:formula="of:=[.C1786]/([.D1786]-[.D1785])" office:value-type="float" office:value="108889.930228785" calcext:value-type="float">
            <text:p>108889.93022878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456447406.85285" calcext:value-type="float">
            <text:p>1456447406.85285</text:p>
          </table:table-cell>
          <table:table-cell office:value-type="float" office:value="1120" calcext:value-type="float">
            <text:p>1120</text:p>
          </table:table-cell>
          <table:table-cell table:formula="of:=[.B1787]-[.B$2]" office:value-type="float" office:value="46.7797174453735" calcext:value-type="float">
            <text:p>46.7797174454</text:p>
          </table:table-cell>
          <table:table-cell table:formula="of:=[.C1787]/([.D1787]-[.D1786])" office:value-type="float" office:value="107551.180914877" calcext:value-type="float">
            <text:p>107551.18091487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56447406.86305" calcext:value-type="float">
            <text:p>1456447406.86305</text:p>
          </table:table-cell>
          <table:table-cell office:value-type="float" office:value="1120" calcext:value-type="float">
            <text:p>1120</text:p>
          </table:table-cell>
          <table:table-cell table:formula="of:=[.B1788]-[.B$2]" office:value-type="float" office:value="46.7899131774902" calcext:value-type="float">
            <text:p>46.7899131775</text:p>
          </table:table-cell>
          <table:table-cell table:formula="of:=[.C1788]/([.D1788]-[.D1787])" office:value-type="float" office:value="109849.884949958" calcext:value-type="float">
            <text:p>109849.88494995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56447406.8735" calcext:value-type="float">
            <text:p>1456447406.8735</text:p>
          </table:table-cell>
          <table:table-cell office:value-type="float" office:value="1120" calcext:value-type="float">
            <text:p>1120</text:p>
          </table:table-cell>
          <table:table-cell table:formula="of:=[.B1789]-[.B$2]" office:value-type="float" office:value="46.8003702163696" calcext:value-type="float">
            <text:p>46.8003702164</text:p>
          </table:table-cell>
          <table:table-cell table:formula="of:=[.C1789]/([.D1789]-[.D1788])" office:value-type="float" office:value="107104.890104879" calcext:value-type="float">
            <text:p>107104.89010487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56447406.88386" calcext:value-type="float">
            <text:p>1456447406.88386</text:p>
          </table:table-cell>
          <table:table-cell office:value-type="float" office:value="1120" calcext:value-type="float">
            <text:p>1120</text:p>
          </table:table-cell>
          <table:table-cell table:formula="of:=[.B1790]-[.B$2]" office:value-type="float" office:value="46.8107223510742" calcext:value-type="float">
            <text:p>46.8107223511</text:p>
          </table:table-cell>
          <table:table-cell table:formula="of:=[.C1790]/([.D1790]-[.D1789])" office:value-type="float" office:value="108190.245969599" calcext:value-type="float">
            <text:p>108190.24596959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456447406.89427" calcext:value-type="float">
            <text:p>1456447406.89427</text:p>
          </table:table-cell>
          <table:table-cell office:value-type="float" office:value="1120" calcext:value-type="float">
            <text:p>1120</text:p>
          </table:table-cell>
          <table:table-cell table:formula="of:=[.B1791]-[.B$2]" office:value-type="float" office:value="46.8211386203766" calcext:value-type="float">
            <text:p>46.8211386204</text:p>
          </table:table-cell>
          <table:table-cell table:formula="of:=[.C1791]/([.D1791]-[.D1790])" office:value-type="float" office:value="107524.101718968" calcext:value-type="float">
            <text:p>107524.10171896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56447406.90519" calcext:value-type="float">
            <text:p>1456447406.90519</text:p>
          </table:table-cell>
          <table:table-cell office:value-type="float" office:value="1120" calcext:value-type="float">
            <text:p>1120</text:p>
          </table:table-cell>
          <table:table-cell table:formula="of:=[.B1792]-[.B$2]" office:value-type="float" office:value="46.8320519924164" calcext:value-type="float">
            <text:p>46.8320519924</text:p>
          </table:table-cell>
          <table:table-cell table:formula="of:=[.C1792]/([.D1792]-[.D1791])" office:value-type="float" office:value="102626.392275091" calcext:value-type="float">
            <text:p>102626.39227509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456447406.91552" calcext:value-type="float">
            <text:p>1456447406.91552</text:p>
          </table:table-cell>
          <table:table-cell office:value-type="float" office:value="1120" calcext:value-type="float">
            <text:p>1120</text:p>
          </table:table-cell>
          <table:table-cell table:formula="of:=[.B1793]-[.B$2]" office:value-type="float" office:value="46.8423871994019" calcext:value-type="float">
            <text:p>46.8423871994</text:p>
          </table:table-cell>
          <table:table-cell table:formula="of:=[.C1793]/([.D1793]-[.D1792])" office:value-type="float" office:value="108367.447461302" calcext:value-type="float">
            <text:p>108367.44746130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447406.92592" calcext:value-type="float">
            <text:p>1456447406.92592</text:p>
          </table:table-cell>
          <table:table-cell office:value-type="float" office:value="1120" calcext:value-type="float">
            <text:p>1120</text:p>
          </table:table-cell>
          <table:table-cell table:formula="of:=[.B1794]-[.B$2]" office:value-type="float" office:value="46.8527820110321" calcext:value-type="float">
            <text:p>46.852782011</text:p>
          </table:table-cell>
          <table:table-cell table:formula="of:=[.C1794]/([.D1794]-[.D1793])" office:value-type="float" office:value="107746.060230739" calcext:value-type="float">
            <text:p>107746.06023073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56447406.93597" calcext:value-type="float">
            <text:p>1456447406.93597</text:p>
          </table:table-cell>
          <table:table-cell office:value-type="float" office:value="1120" calcext:value-type="float">
            <text:p>1120</text:p>
          </table:table-cell>
          <table:table-cell table:formula="of:=[.B1795]-[.B$2]" office:value-type="float" office:value="46.8628399372101" calcext:value-type="float">
            <text:p>46.8628399372</text:p>
          </table:table-cell>
          <table:table-cell table:formula="of:=[.C1795]/([.D1795]-[.D1794])" office:value-type="float" office:value="111354.963257953" calcext:value-type="float">
            <text:p>111354.96325795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56447406.9462" calcext:value-type="float">
            <text:p>1456447406.9462</text:p>
          </table:table-cell>
          <table:table-cell office:value-type="float" office:value="1120" calcext:value-type="float">
            <text:p>1120</text:p>
          </table:table-cell>
          <table:table-cell table:formula="of:=[.B1796]-[.B$2]" office:value-type="float" office:value="46.8730654716492" calcext:value-type="float">
            <text:p>46.8730654716</text:p>
          </table:table-cell>
          <table:table-cell table:formula="of:=[.C1796]/([.D1796]-[.D1795])" office:value-type="float" office:value="109529.727435939" calcext:value-type="float">
            <text:p>109529.72743593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456447406.95659" calcext:value-type="float">
            <text:p>1456447406.95659</text:p>
          </table:table-cell>
          <table:table-cell office:value-type="float" office:value="1120" calcext:value-type="float">
            <text:p>1120</text:p>
          </table:table-cell>
          <table:table-cell table:formula="of:=[.B1797]-[.B$2]" office:value-type="float" office:value="46.8834588527679" calcext:value-type="float">
            <text:p>46.8834588528</text:p>
          </table:table-cell>
          <table:table-cell table:formula="of:=[.C1797]/([.D1797]-[.D1796])" office:value-type="float" office:value="107760.890051155" calcext:value-type="float">
            <text:p>107760.890051155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56447406.96685" calcext:value-type="float">
            <text:p>1456447406.96685</text:p>
          </table:table-cell>
          <table:table-cell office:value-type="float" office:value="1120" calcext:value-type="float">
            <text:p>1120</text:p>
          </table:table-cell>
          <table:table-cell table:formula="of:=[.B1798]-[.B$2]" office:value-type="float" office:value="46.8937170505524" calcext:value-type="float">
            <text:p>46.8937170506</text:p>
          </table:table-cell>
          <table:table-cell table:formula="of:=[.C1798]/([.D1798]-[.D1797])" office:value-type="float" office:value="109180.971505601" calcext:value-type="float">
            <text:p>109180.97150560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456447406.97714" calcext:value-type="float">
            <text:p>1456447406.97714</text:p>
          </table:table-cell>
          <table:table-cell office:value-type="float" office:value="1120" calcext:value-type="float">
            <text:p>1120</text:p>
          </table:table-cell>
          <table:table-cell table:formula="of:=[.B1799]-[.B$2]" office:value-type="float" office:value="46.9040086269379" calcext:value-type="float">
            <text:p>46.9040086269</text:p>
          </table:table-cell>
          <table:table-cell table:formula="of:=[.C1799]/([.D1799]-[.D1798])" office:value-type="float" office:value="108826.865588658" calcext:value-type="float">
            <text:p>108826.86558865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456447406.98745" calcext:value-type="float">
            <text:p>1456447406.98745</text:p>
          </table:table-cell>
          <table:table-cell office:value-type="float" office:value="1120" calcext:value-type="float">
            <text:p>1120</text:p>
          </table:table-cell>
          <table:table-cell table:formula="of:=[.B1800]-[.B$2]" office:value-type="float" office:value="46.9143168926239" calcext:value-type="float">
            <text:p>46.9143168926</text:p>
          </table:table-cell>
          <table:table-cell table:formula="of:=[.C1800]/([.D1800]-[.D1799])" office:value-type="float" office:value="108650.672587658" calcext:value-type="float">
            <text:p>108650.67258765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56447406.99777" calcext:value-type="float">
            <text:p>1456447406.99777</text:p>
          </table:table-cell>
          <table:table-cell office:value-type="float" office:value="1120" calcext:value-type="float">
            <text:p>1120</text:p>
          </table:table-cell>
          <table:table-cell table:formula="of:=[.B1801]-[.B$2]" office:value-type="float" office:value="46.9246392250061" calcext:value-type="float">
            <text:p>46.924639225</text:p>
          </table:table-cell>
          <table:table-cell table:formula="of:=[.C1801]/([.D1801]-[.D1800])" office:value-type="float" office:value="108502.609539208" calcext:value-type="float">
            <text:p>108502.6095392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6447410.00157" calcext:value-type="float">
            <text:p>1456447410.00157</text:p>
          </table:table-cell>
          <table:table-cell office:value-type="float" office:value="1120" calcext:value-type="float">
            <text:p>1120</text:p>
          </table:table-cell>
          <table:table-cell table:formula="of:=[.B1802]-[.B$2]" office:value-type="float" office:value="49.9284398555756" calcext:value-type="float">
            <text:p>49.9284398556</text:p>
          </table:table-cell>
          <table:table-cell table:formula="of:=[.C1802]/([.D1802]-[.D1801])" office:value-type="float" office:value="372.860964406839" calcext:value-type="float">
            <text:p>372.860964406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456447410.00646" calcext:value-type="float">
            <text:p>1456447410.00646</text:p>
          </table:table-cell>
          <table:table-cell office:value-type="float" office:value="1120" calcext:value-type="float">
            <text:p>1120</text:p>
          </table:table-cell>
          <table:table-cell table:formula="of:=[.B1803]-[.B$2]" office:value-type="float" office:value="49.9333260059357" calcext:value-type="float">
            <text:p>49.9333260059</text:p>
          </table:table-cell>
          <table:table-cell table:formula="of:=[.C1803]/([.D1803]-[.D1802])" office:value-type="float" office:value="229219.307114277" calcext:value-type="float">
            <text:p>229219.30711427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56447410.01138" calcext:value-type="float">
            <text:p>1456447410.01138</text:p>
          </table:table-cell>
          <table:table-cell office:value-type="float" office:value="1120" calcext:value-type="float">
            <text:p>1120</text:p>
          </table:table-cell>
          <table:table-cell table:formula="of:=[.B1804]-[.B$2]" office:value-type="float" office:value="49.9382412433624" calcext:value-type="float">
            <text:p>49.9382412434</text:p>
          </table:table-cell>
          <table:table-cell table:formula="of:=[.C1804]/([.D1804]-[.D1803])" office:value-type="float" office:value="227862.848273186" calcext:value-type="float">
            <text:p>227862.84827318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56447410.01624" calcext:value-type="float">
            <text:p>1456447410.01624</text:p>
          </table:table-cell>
          <table:table-cell office:value-type="float" office:value="1120" calcext:value-type="float">
            <text:p>1120</text:p>
          </table:table-cell>
          <table:table-cell table:formula="of:=[.B1805]-[.B$2]" office:value-type="float" office:value="49.9431037902832" calcext:value-type="float">
            <text:p>49.9431037903</text:p>
          </table:table-cell>
          <table:table-cell table:formula="of:=[.C1805]/([.D1805]-[.D1804])" office:value-type="float" office:value="230331.967639127" calcext:value-type="float">
            <text:p>230331.96763912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456447410.59237" calcext:value-type="float">
            <text:p>1456447410.59237</text:p>
          </table:table-cell>
          <table:table-cell office:value-type="float" office:value="1120" calcext:value-type="float">
            <text:p>1120</text:p>
          </table:table-cell>
          <table:table-cell table:formula="of:=[.B1806]-[.B$2]" office:value-type="float" office:value="50.5192348957062" calcext:value-type="float">
            <text:p>50.5192348957</text:p>
          </table:table-cell>
          <table:table-cell table:formula="of:=[.C1806]/([.D1806]-[.D1805])" office:value-type="float" office:value="1944.00196319506" calcext:value-type="float">
            <text:p>1944.001963195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456447410.59722" calcext:value-type="float">
            <text:p>1456447410.59722</text:p>
          </table:table-cell>
          <table:table-cell office:value-type="float" office:value="1120" calcext:value-type="float">
            <text:p>1120</text:p>
          </table:table-cell>
          <table:table-cell table:formula="of:=[.B1807]-[.B$2]" office:value-type="float" office:value="50.5240862369537" calcext:value-type="float">
            <text:p>50.524086237</text:p>
          </table:table-cell>
          <table:table-cell table:formula="of:=[.C1807]/([.D1807]-[.D1806])" office:value-type="float" office:value="230863.990564183" calcext:value-type="float">
            <text:p>230863.99056418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456447410.6021" calcext:value-type="float">
            <text:p>1456447410.6021</text:p>
          </table:table-cell>
          <table:table-cell office:value-type="float" office:value="1120" calcext:value-type="float">
            <text:p>1120</text:p>
          </table:table-cell>
          <table:table-cell table:formula="of:=[.B1808]-[.B$2]" office:value-type="float" office:value="50.5289666652679" calcext:value-type="float">
            <text:p>50.5289666653</text:p>
          </table:table-cell>
          <table:table-cell table:formula="of:=[.C1808]/([.D1808]-[.D1807])" office:value-type="float" office:value="229488.054714216" calcext:value-type="float">
            <text:p>229488.054714216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456447420.08377" calcext:value-type="float">
            <text:p>1456447420.08377</text:p>
          </table:table-cell>
          <table:table-cell office:value-type="float" office:value="1120" calcext:value-type="float">
            <text:p>1120</text:p>
          </table:table-cell>
          <table:table-cell table:formula="of:=[.B1809]-[.B$2]" office:value-type="float" office:value="60.0106348991394" calcext:value-type="float">
            <text:p>60.0106348991</text:p>
          </table:table-cell>
          <table:table-cell table:formula="of:=[.C1809]/([.D1809]-[.D1808])" office:value-type="float" office:value="118.122673391905" calcext:value-type="float">
            <text:p>118.1226733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46:04.679363658</dc:date>
    <meta:document-statistic meta:table-count="1" meta:cell-count="904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3.539cm" svg:height="25.145cm" xlink:href=".." xlink:type="simple" chart:class="chart:scatter" chart:style-name="ch1">
        <chart:plot-area chart:style-name="ch2" table:cell-range-address="Sheet1.D2:Sheet1.E1809" svg:x="0.87cm" svg:y="0.502cm" svg:width="41.799cm" svg:height="24.141cm">
          <chartooo:coordinate-region svg:x="2.391cm" svg:y="0.732cm" svg:width="40.065cm" svg:height="23.20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09" chart:class="chart:scatter">
            <chart:domain table:cell-range-address="Sheet1.D2:Sheet1.D1809"/>
            <chart:data-point chart:repeated="18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809</svg:desc>
                </draw:g>
              </table:table-cell>
              <table:table-cell office:value-type="float" office:value="0">
                <text:p>0</text:p>
                <draw:g>
                  <svg:desc>Sheet1.E2:Sheet1.E18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9689445495605">
                <text:p>0.0139689445495605</text:p>
              </table:table-cell>
              <table:table-cell office:value-type="float" office:value="80177.8542413381">
                <text:p>80177.8542413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1305313110352">
                <text:p>0.0281305313110352</text:p>
              </table:table-cell>
              <table:table-cell office:value-type="float" office:value="79087.1827334254">
                <text:p>79087.1827334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4428195953369">
                <text:p>0.0454428195953369</text:p>
              </table:table-cell>
              <table:table-cell office:value-type="float" office:value="64693.9319405616">
                <text:p>64693.9319405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6034317016602">
                <text:p>0.0566034317016602</text:p>
              </table:table-cell>
              <table:table-cell office:value-type="float" office:value="100352.918758411">
                <text:p>100352.918758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5845355987549">
                <text:p>0.0705845355987549</text:p>
              </table:table-cell>
              <table:table-cell office:value-type="float" office:value="80108.123667741">
                <text:p>80108.123667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6133232116699">
                <text:p>0.0846133232116699</text:p>
              </table:table-cell>
              <table:table-cell office:value-type="float" office:value="79835.8369164358">
                <text:p>79835.8369164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6568927764893">
                <text:p>0.0986568927764893</text:p>
              </table:table-cell>
              <table:table-cell office:value-type="float" office:value="79751.8034735073">
                <text:p>79751.803473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929582595825">
                <text:p>0.112929582595825</text:p>
              </table:table-cell>
              <table:table-cell office:value-type="float" office:value="78471.5434985968">
                <text:p>78471.5434985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878976821899">
                <text:p>0.126878976821899</text:p>
              </table:table-cell>
              <table:table-cell office:value-type="float" office:value="80290.2249265058">
                <text:p>80290.2249265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10813331604">
                <text:p>0.1410813331604</text:p>
              </table:table-cell>
              <table:table-cell office:value-type="float" office:value="78860.1534355118">
                <text:p>78860.1534355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5386686325073">
                <text:p>0.155386686325073</text:p>
              </table:table-cell>
              <table:table-cell office:value-type="float" office:value="78292.3697938368">
                <text:p>78292.3697938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945743560791">
                <text:p>0.16945743560791</text:p>
              </table:table-cell>
              <table:table-cell office:value-type="float" office:value="79597.7511564465">
                <text:p>79597.7511564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54344367981">
                <text:p>0.18354344367981</text:p>
              </table:table-cell>
              <table:table-cell office:value-type="float" office:value="79511.5262097798">
                <text:p>79511.5262097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711944580078">
                <text:p>0.197711944580078</text:p>
              </table:table-cell>
              <table:table-cell office:value-type="float" office:value="79048.5886886432">
                <text:p>79048.5886886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186637878418">
                <text:p>0.21186637878418</text:p>
              </table:table-cell>
              <table:table-cell office:value-type="float" office:value="79127.1472847325">
                <text:p>79127.1472847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5892543792725">
                <text:p>0.225892543792725</text:p>
              </table:table-cell>
              <table:table-cell office:value-type="float" office:value="79850.7645758967">
                <text:p>79850.7645758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967823028564">
                <text:p>0.239967823028564</text:p>
              </table:table-cell>
              <table:table-cell office:value-type="float" office:value="79572.1336133884">
                <text:p>79572.1336133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7516145706177">
                <text:p>0.257516145706177</text:p>
              </table:table-cell>
              <table:table-cell office:value-type="float" office:value="63823.7637052838">
                <text:p>63823.7637052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8483400344849">
                <text:p>0.268483400344849</text:p>
              </table:table-cell>
              <table:table-cell office:value-type="float" office:value="102122.184347826">
                <text:p>102122.184347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2762289047241">
                <text:p>0.282762289047241</text:p>
              </table:table-cell>
              <table:table-cell office:value-type="float" office:value="78437.4767072967">
                <text:p>78437.4767072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6607971191406">
                <text:p>0.296607971191406</text:p>
              </table:table-cell>
              <table:table-cell office:value-type="float" office:value="80891.6446541422">
                <text:p>80891.6446541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0746192932129">
                <text:p>0.310746192932129</text:p>
              </table:table-cell>
              <table:table-cell office:value-type="float" office:value="79217.8833052277">
                <text:p>79217.8833052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49831199646">
                <text:p>0.3249831199646</text:p>
              </table:table-cell>
              <table:table-cell office:value-type="float" office:value="78668.6619553204">
                <text:p>78668.6619553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124202728271">
                <text:p>0.339124202728271</text:p>
              </table:table-cell>
              <table:table-cell office:value-type="float" office:value="79201.8559482061">
                <text:p>79201.8559482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219032287598">
                <text:p>0.353219032287598</text:p>
              </table:table-cell>
              <table:table-cell office:value-type="float" office:value="79461.7625765418">
                <text:p>79461.7625765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707750320435">
                <text:p>0.370707750320435</text:p>
              </table:table-cell>
              <table:table-cell office:value-type="float" office:value="64041.2863822884">
                <text:p>64041.2863822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426095962524">
                <text:p>0.381426095962524</text:p>
              </table:table-cell>
              <table:table-cell office:value-type="float" office:value="104493.737877035">
                <text:p>104493.737877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5644426345825">
                <text:p>0.395644426345825</text:p>
              </table:table-cell>
              <table:table-cell office:value-type="float" office:value="78771.5554363136">
                <text:p>78771.5554363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9840822219849">
                <text:p>0.409840822219849</text:p>
              </table:table-cell>
              <table:table-cell office:value-type="float" office:value="78893.2634690313">
                <text:p>78893.2634690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3962593078613">
                <text:p>0.423962593078613</text:p>
              </table:table-cell>
              <table:table-cell office:value-type="float" office:value="79310.1666357144">
                <text:p>79310.1666357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7989234924316">
                <text:p>0.437989234924316</text:p>
              </table:table-cell>
              <table:table-cell office:value-type="float" office:value="79848.0500407941">
                <text:p>79848.0500407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2088594436646">
                <text:p>0.452088594436646</text:p>
              </table:table-cell>
              <table:table-cell office:value-type="float" office:value="79436.2324771294">
                <text:p>79436.2324771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6375589370728">
                <text:p>0.466375589370728</text:p>
              </table:table-cell>
              <table:table-cell office:value-type="float" office:value="78392.9724317469">
                <text:p>78392.9724317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4017848968506">
                <text:p>0.484017848968506</text:p>
              </table:table-cell>
              <table:table-cell office:value-type="float" office:value="63483.9315107369">
                <text:p>63483.9315107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4550466537476">
                <text:p>0.494550466537476</text:p>
              </table:table-cell>
              <table:table-cell office:value-type="float" office:value="106336.339724291">
                <text:p>106336.339724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8657455444336">
                <text:p>0.508657455444336</text:p>
              </table:table-cell>
              <table:table-cell office:value-type="float" office:value="79393.2714766178">
                <text:p>79393.2714766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2943735122681">
                <text:p>0.522943735122681</text:p>
              </table:table-cell>
              <table:table-cell office:value-type="float" office:value="78396.8972480433">
                <text:p>78396.89724804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7048816680908">
                <text:p>0.537048816680908</text:p>
              </table:table-cell>
              <table:table-cell office:value-type="float" office:value="79404.0073697199">
                <text:p>79404.0073697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1187038421631">
                <text:p>0.551187038421631</text:p>
              </table:table-cell>
              <table:table-cell office:value-type="float" office:value="79217.8833052277">
                <text:p>79217.88330522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5231084823608">
                <text:p>0.565231084823608</text:p>
              </table:table-cell>
              <table:table-cell office:value-type="float" office:value="79749.0956625074">
                <text:p>79749.0956625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935905456543">
                <text:p>0.57935905456543</text:p>
              </table:table-cell>
              <table:table-cell office:value-type="float" office:value="79275.367973404">
                <text:p>79275.367973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7513437271118">
                <text:p>0.597513437271118</text:p>
              </table:table-cell>
              <table:table-cell office:value-type="float" office:value="61693.0918642065">
                <text:p>61693.0918642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78200340271">
                <text:p>0.6078200340271</text:p>
              </table:table-cell>
              <table:table-cell office:value-type="float" office:value="108668.266210183">
                <text:p>108668.266210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1994733810425">
                <text:p>0.621994733810425</text:p>
              </table:table-cell>
              <table:table-cell office:value-type="float" office:value="79014.0191411703">
                <text:p>79014.0191411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5979652404785">
                <text:p>0.635979652404785</text:p>
              </table:table-cell>
              <table:table-cell office:value-type="float" office:value="80086.2723971563">
                <text:p>80086.2723971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0212049484253">
                <text:p>0.650212049484253</text:p>
              </table:table-cell>
              <table:table-cell office:value-type="float" office:value="78693.7009799816">
                <text:p>78693.7009799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64551734924316">
                <text:p>0.664551734924316</text:p>
              </table:table-cell>
              <table:table-cell office:value-type="float" office:value="78104.921107324">
                <text:p>78104.921107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8378105163574">
                <text:p>0.678378105163574</text:p>
              </table:table-cell>
              <table:table-cell office:value-type="float" office:value="81004.6296040833">
                <text:p>81004.62960408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92657470703125">
                <text:p>0.692657470703125</text:p>
              </table:table-cell>
              <table:table-cell office:value-type="float" office:value="78434.8574100047">
                <text:p>78434.8574100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0713624954224">
                <text:p>0.710713624954224</text:p>
              </table:table-cell>
              <table:table-cell office:value-type="float" office:value="62028.7124503189">
                <text:p>62028.7124503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4910974502564">
                <text:p>0.724910974502564</text:p>
              </table:table-cell>
              <table:table-cell office:value-type="float" office:value="78887.9639954323">
                <text:p>78887.9639954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4919786453247">
                <text:p>0.734919786453247</text:p>
              </table:table-cell>
              <table:table-cell office:value-type="float" office:value="111901.393044307">
                <text:p>111901.393044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9138116836548">
                <text:p>0.749138116836548</text:p>
              </table:table-cell>
              <table:table-cell office:value-type="float" office:value="78771.5554363136">
                <text:p>78771.5554363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3333559036255">
                <text:p>0.763333559036255</text:p>
              </table:table-cell>
              <table:table-cell office:value-type="float" office:value="78898.5636546859">
                <text:p>78898.5636546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7524948120117">
                <text:p>0.777524948120117</text:p>
              </table:table-cell>
              <table:table-cell office:value-type="float" office:value="78921.0973909245">
                <text:p>78921.0973909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512250900269">
                <text:p>0.791512250900269</text:p>
              </table:table-cell>
              <table:table-cell office:value-type="float" office:value="80072.6214055602">
                <text:p>80072.6214055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5661678314209">
                <text:p>0.805661678314209</text:p>
              </table:table-cell>
              <table:table-cell office:value-type="float" office:value="79155.1465111969">
                <text:p>79155.1465111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4181079864502">
                <text:p>0.824181079864502</text:p>
              </table:table-cell>
              <table:table-cell office:value-type="float" office:value="60477.1162263762">
                <text:p>60477.1162263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8287353515625">
                <text:p>0.838287353515625</text:p>
              </table:table-cell>
              <table:table-cell office:value-type="float" office:value="79397.2970963053">
                <text:p>79397.2970963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7905158996582">
                <text:p>0.847905158996582</text:p>
              </table:table-cell>
              <table:table-cell office:value-type="float" office:value="116450.681209717">
                <text:p>116450.681209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2025499343872">
                <text:p>0.862025499343872</text:p>
              </table:table-cell>
              <table:table-cell office:value-type="float" office:value="79318.2014352047">
                <text:p>79318.2014352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303911209106">
                <text:p>0.876303911209106</text:p>
              </table:table-cell>
              <table:table-cell office:value-type="float" office:value="78440.0961795351">
                <text:p>78440.0961795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0535831451416">
                <text:p>0.890535831451416</text:p>
              </table:table-cell>
              <table:table-cell office:value-type="float" office:value="78696.3375940228">
                <text:p>78696.3375940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047532081604">
                <text:p>0.9047532081604</text:p>
              </table:table-cell>
              <table:table-cell office:value-type="float" office:value="78776.839280923">
                <text:p>78776.839280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8763160705566">
                <text:p>0.918763160705566</text:p>
              </table:table-cell>
              <table:table-cell office:value-type="float" office:value="79943.1687144753">
                <text:p>79943.1687144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7647581100464">
                <text:p>0.937647581100464</text:p>
              </table:table-cell>
              <table:table-cell office:value-type="float" office:value="59308.1480172207">
                <text:p>59308.1480172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1806545257568">
                <text:p>0.951806545257568</text:p>
              </table:table-cell>
              <table:table-cell office:value-type="float" office:value="79101.8317140115">
                <text:p>79101.8317140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1167812347412">
                <text:p>0.961167812347412</text:p>
              </table:table-cell>
              <table:table-cell office:value-type="float" office:value="119641.923390383">
                <text:p>119641.923390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9959964752197">
                <text:p>0.979959964752197</text:p>
              </table:table-cell>
              <table:table-cell office:value-type="float" office:value="59599.3463587922">
                <text:p>59599.3463587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225387573242">
                <text:p>0.989225387573242</text:p>
              </table:table-cell>
              <table:table-cell office:value-type="float" office:value="120879.534764037">
                <text:p>120879.534764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329542160034">
                <text:p>1.00329542160034</text:p>
              </table:table-cell>
              <table:table-cell office:value-type="float" office:value="79601.7975395669">
                <text:p>79601.797539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691675186157">
                <text:p>1.01691675186157</text:p>
              </table:table-cell>
              <table:table-cell office:value-type="float" office:value="82223.9809563817">
                <text:p>82223.9809563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034019470215">
                <text:p>1.03034019470215</text:p>
              </table:table-cell>
              <table:table-cell office:value-type="float" office:value="83436.1209193279">
                <text:p>83436.1209193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350900650024">
                <text:p>1.04350900650024</text:p>
              </table:table-cell>
              <table:table-cell office:value-type="float" office:value="85049.4347684397">
                <text:p>85049.4347684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676674842834">
                <text:p>1.05676674842834</text:p>
              </table:table-cell>
              <table:table-cell office:value-type="float" office:value="84478.9411405039">
                <text:p>84478.9411405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7007145881653">
                <text:p>1.07007145881653</text:p>
              </table:table-cell>
              <table:table-cell office:value-type="float" office:value="84180.712493728">
                <text:p>84180.712493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26268196106">
                <text:p>1.08326268196106</text:p>
              </table:table-cell>
              <table:table-cell office:value-type="float" office:value="84904.9392712551">
                <text:p>84904.9392712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9653925895691">
                <text:p>1.09653925895691</text:p>
              </table:table-cell>
              <table:table-cell office:value-type="float" office:value="84359.093488489">
                <text:p>84359.0934884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987520217896">
                <text:p>1.10987520217896</text:p>
              </table:table-cell>
              <table:table-cell office:value-type="float" office:value="83983.5609189237">
                <text:p>83983.5609189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2311816215515">
                <text:p>1.12311816215515</text:p>
              </table:table-cell>
              <table:table-cell office:value-type="float" office:value="84573.2375551355">
                <text:p>84573.237555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46006584167">
                <text:p>1.13646006584167</text:p>
              </table:table-cell>
              <table:table-cell office:value-type="float" office:value="83946.0414581844">
                <text:p>83946.0414581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5077567100525">
                <text:p>1.15077567100525</text:p>
              </table:table-cell>
              <table:table-cell office:value-type="float" office:value="78236.3013789888">
                <text:p>78236.3013789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6312146186829">
                <text:p>1.16312146186829</text:p>
              </table:table-cell>
              <table:table-cell office:value-type="float" office:value="90719.1780927736">
                <text:p>90719.1780927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7660689353943">
                <text:p>1.17660689353943</text:p>
              </table:table-cell>
              <table:table-cell office:value-type="float" office:value="83052.5879565786">
                <text:p>83052.58795657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989682197571">
                <text:p>1.18989682197571</text:p>
              </table:table-cell>
              <table:table-cell office:value-type="float" office:value="84274.3439417315">
                <text:p>84274.3439417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310044288635">
                <text:p>1.20310044288635</text:p>
              </table:table-cell>
              <table:table-cell office:value-type="float" office:value="84825.2163235825">
                <text:p>84825.2163235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1633410453796">
                <text:p>1.21633410453796</text:p>
              </table:table-cell>
              <table:table-cell office:value-type="float" office:value="84632.6609735884">
                <text:p>84632.66097358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2963166236877">
                <text:p>1.22963166236877</text:p>
              </table:table-cell>
              <table:table-cell office:value-type="float" office:value="84225.9920393015">
                <text:p>84225.9920393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29575920105">
                <text:p>1.2429575920105</text:p>
              </table:table-cell>
              <table:table-cell office:value-type="float" office:value="84046.6691714526">
                <text:p>84046.6691714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644779205322">
                <text:p>1.25644779205322</text:p>
              </table:table-cell>
              <table:table-cell office:value-type="float" office:value="83023.2314163515">
                <text:p>83023.2314163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6970410346985">
                <text:p>1.26970410346985</text:p>
              </table:table-cell>
              <table:table-cell office:value-type="float" office:value="84488.0574090394">
                <text:p>84488.05740903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297162055969">
                <text:p>1.28297162055969</text:p>
              </table:table-cell>
              <table:table-cell office:value-type="float" office:value="84416.6992524439">
                <text:p>84416.6992524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636597633362">
                <text:p>1.29636597633362</text:p>
              </table:table-cell>
              <table:table-cell office:value-type="float" office:value="83617.3100747597">
                <text:p>83617.3100747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0990767478943">
                <text:p>1.30990767478943</text:p>
              </table:table-cell>
              <table:table-cell office:value-type="float" office:value="82707.4981513434">
                <text:p>82707.4981513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2308840751648">
                <text:p>1.32308840751648</text:p>
              </table:table-cell>
              <table:table-cell office:value-type="float" office:value="84972.5142898488">
                <text:p>84972.51428984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628916740417">
                <text:p>1.33628916740417</text:p>
              </table:table-cell>
              <table:table-cell office:value-type="float" office:value="84843.6006357463">
                <text:p>84843.600635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4952688217163">
                <text:p>1.34952688217163</text:p>
              </table:table-cell>
              <table:table-cell office:value-type="float" office:value="84606.7481944419">
                <text:p>84606.7481944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6854147911072">
                <text:p>1.36854147911072</text:p>
              </table:table-cell>
              <table:table-cell office:value-type="float" office:value="58902.1162840269">
                <text:p>58902.1162840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199830055237">
                <text:p>1.38199830055237</text:p>
              </table:table-cell>
              <table:table-cell office:value-type="float" office:value="83229.1640976578">
                <text:p>83229.1640976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9537048339844">
                <text:p>1.39537048339844</text:p>
              </table:table-cell>
              <table:table-cell office:value-type="float" office:value="83755.9591349154">
                <text:p>83755.9591349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865707397461">
                <text:p>1.40865707397461</text:p>
              </table:table-cell>
              <table:table-cell office:value-type="float" office:value="84295.5153603216">
                <text:p>84295.51536032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220142364502">
                <text:p>1.4220142364502</text:p>
              </table:table-cell>
              <table:table-cell office:value-type="float" office:value="83850.1442239041">
                <text:p>83850.14422390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3550515174866">
                <text:p>1.43550515174866</text:p>
              </table:table-cell>
              <table:table-cell office:value-type="float" office:value="83018.8297251922">
                <text:p>83018.8297251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4892740249634">
                <text:p>1.44892740249634</text:p>
              </table:table-cell>
              <table:table-cell office:value-type="float" office:value="83443.5312716486">
                <text:p>83443.5312716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6214556694031">
                <text:p>1.46214556694031</text:p>
              </table:table-cell>
              <table:table-cell office:value-type="float" office:value="84731.8857884959">
                <text:p>84731.8857884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7526717185974">
                <text:p>1.47526717185974</text:p>
              </table:table-cell>
              <table:table-cell office:value-type="float" office:value="85355.4124573007">
                <text:p>85355.41245730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8867607116699">
                <text:p>1.48867607116699</text:p>
              </table:table-cell>
              <table:table-cell office:value-type="float" office:value="83526.6172365356">
                <text:p>83526.6172365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0222420692444">
                <text:p>1.50222420692444</text:p>
              </table:table-cell>
              <table:table-cell office:value-type="float" office:value="82668.2002639683">
                <text:p>82668.20026396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1553082466126">
                <text:p>1.51553082466126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2888655662537">
                <text:p>1.52888655662537</text:p>
              </table:table-cell>
              <table:table-cell office:value-type="float" office:value="83859.1252811596">
                <text:p>83859.1252811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214525222778">
                <text:p>1.54214525222778</text:p>
              </table:table-cell>
              <table:table-cell office:value-type="float" office:value="84472.8647210084">
                <text:p>84472.8647210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659365653992">
                <text:p>1.55659365653992</text:p>
              </table:table-cell>
              <table:table-cell office:value-type="float" office:value="77517.2106070857">
                <text:p>77517.2106070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895327568054">
                <text:p>1.56895327568054</text:p>
              </table:table-cell>
              <table:table-cell office:value-type="float" office:value="90617.6790123457">
                <text:p>90617.67901234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827853679657">
                <text:p>1.5827853679657</text:p>
              </table:table-cell>
              <table:table-cell office:value-type="float" office:value="80971.1196911197">
                <text:p>80971.11969111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573435783386">
                <text:p>1.59573435783386</text:p>
              </table:table-cell>
              <table:table-cell office:value-type="float" office:value="86493.2331713065">
                <text:p>86493.23317130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90567111969">
                <text:p>1.6090567111969</text:p>
              </table:table-cell>
              <table:table-cell office:value-type="float" office:value="84069.2308242958">
                <text:p>84069.23082429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2271666526794">
                <text:p>1.62271666526794</text:p>
              </table:table-cell>
              <table:table-cell office:value-type="float" office:value="81991.4909065522">
                <text:p>81991.4909065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2912321090698">
                <text:p>1.62912321090698</text:p>
              </table:table-cell>
              <table:table-cell office:value-type="float" office:value="174821.20055078">
                <text:p>174821.20055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212965965271">
                <text:p>1.64212965965271</text:p>
              </table:table-cell>
              <table:table-cell office:value-type="float" office:value="86111.1300936704">
                <text:p>86111.13009367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5553569793701">
                <text:p>1.65553569793701</text:p>
              </table:table-cell>
              <table:table-cell office:value-type="float" office:value="83544.4429031283">
                <text:p>83544.4429031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6878271102905">
                <text:p>1.66878271102905</text:p>
              </table:table-cell>
              <table:table-cell office:value-type="float" office:value="84547.3611461071">
                <text:p>84547.361146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225073814392">
                <text:p>1.68225073814392</text:p>
              </table:table-cell>
              <table:table-cell office:value-type="float" office:value="83159.915735807">
                <text:p>83159.915735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561529159546">
                <text:p>1.69561529159546</text:p>
              </table:table-cell>
              <table:table-cell office:value-type="float" office:value="83803.7727232183">
                <text:p>83803.7727232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089376449585">
                <text:p>1.7089376449585</text:p>
              </table:table-cell>
              <table:table-cell office:value-type="float" office:value="84069.2308242958">
                <text:p>84069.2308242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222888469696">
                <text:p>1.7222888469696</text:p>
              </table:table-cell>
              <table:table-cell office:value-type="float" office:value="83887.5779924642">
                <text:p>83887.5779924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3557162284851">
                <text:p>1.73557162284851</text:p>
              </table:table-cell>
              <table:table-cell office:value-type="float" office:value="84319.7242963814">
                <text:p>84319.72429638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4877023696899">
                <text:p>1.74877023696899</text:p>
              </table:table-cell>
              <table:table-cell office:value-type="float" office:value="84857.394100327">
                <text:p>84857.394100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205730438232">
                <text:p>1.76205730438232</text:p>
              </table:table-cell>
              <table:table-cell office:value-type="float" office:value="84292.490220707">
                <text:p>84292.4902207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539825439453">
                <text:p>1.77539825439453</text:p>
              </table:table-cell>
              <table:table-cell office:value-type="float" office:value="83952.0423189649">
                <text:p>83952.04231896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8866648674011">
                <text:p>1.78866648674011</text:p>
              </table:table-cell>
              <table:table-cell office:value-type="float" office:value="84412.1485687589">
                <text:p>84412.1485687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0196094512939">
                <text:p>1.80196094512939</text:p>
              </table:table-cell>
              <table:table-cell office:value-type="float" office:value="84245.6283065225">
                <text:p>84245.62830652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1538200378418">
                <text:p>1.81538200378418</text:p>
              </table:table-cell>
              <table:table-cell office:value-type="float" office:value="83450.9429403823">
                <text:p>83450.94294038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2877349853516">
                <text:p>1.82877349853516</text:p>
              </table:table-cell>
              <table:table-cell office:value-type="float" office:value="83635.1744765703">
                <text:p>83635.17447657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212422370911">
                <text:p>1.84212422370911</text:p>
              </table:table-cell>
              <table:table-cell office:value-type="float" office:value="83890.5741379002">
                <text:p>83890.5741379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540437698364">
                <text:p>1.85540437698364</text:p>
              </table:table-cell>
              <table:table-cell office:value-type="float" office:value="84336.3760076121">
                <text:p>84336.37600761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6866879463196">
                <text:p>1.86866879463196</text:p>
              </table:table-cell>
              <table:table-cell office:value-type="float" office:value="84436.4245528894">
                <text:p>84436.42455288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192892074585">
                <text:p>1.88192892074585</text:p>
              </table:table-cell>
              <table:table-cell office:value-type="float" office:value="84463.751730586">
                <text:p>84463.751730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95179271698">
                <text:p>1.895179271698</text:p>
              </table:table-cell>
              <table:table-cell office:value-type="float" office:value="84526.063048798">
                <text:p>84526.063048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848970413208">
                <text:p>1.90848970413208</text:p>
              </table:table-cell>
              <table:table-cell office:value-type="float" office:value="84144.5238948198">
                <text:p>84144.5238948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2182111740112">
                <text:p>1.92182111740112</text:p>
              </table:table-cell>
              <table:table-cell office:value-type="float" office:value="84012.0981472208">
                <text:p>84012.0981472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4314217567444">
                <text:p>1.94314217567444</text:p>
              </table:table-cell>
              <table:table-cell office:value-type="float" office:value="52530.2255470943">
                <text:p>52530.2255470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4860029220581">
                <text:p>1.94860029220581</text:p>
              </table:table-cell>
              <table:table-cell office:value-type="float" office:value="205198.990084305">
                <text:p>205198.990084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187901496887">
                <text:p>1.96187901496887</text:p>
              </table:table-cell>
              <table:table-cell office:value-type="float" office:value="84345.4615315558">
                <text:p>84345.46153155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8317384719849">
                <text:p>1.98317384719849</text:p>
              </table:table-cell>
              <table:table-cell office:value-type="float" office:value="52594.9201159914">
                <text:p>52594.92011599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9642562866211">
                <text:p>1.99642562866211</text:p>
              </table:table-cell>
              <table:table-cell office:value-type="float" office:value="84516.9385772372">
                <text:p>84516.93857723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085916519165">
                <text:p>2.0085916519165</text:p>
              </table:table-cell>
              <table:table-cell office:value-type="float" office:value="92059.662930156">
                <text:p>92059.6629301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2003407478333">
                <text:p>2.02003407478333</text:p>
              </table:table-cell>
              <table:table-cell office:value-type="float" office:value="97881.3676994562">
                <text:p>97881.36769945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3110575675964">
                <text:p>2.03110575675964</text:p>
              </table:table-cell>
              <table:table-cell office:value-type="float" office:value="101158.974977389">
                <text:p>101158.9749773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421667098999">
                <text:p>2.0421667098999</text:p>
              </table:table-cell>
              <table:table-cell office:value-type="float" office:value="101257.096544737">
                <text:p>101257.0965447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5696558952332">
                <text:p>2.05696558952332</text:p>
              </table:table-cell>
              <table:table-cell office:value-type="float" office:value="75681.4048428413">
                <text:p>75681.40484284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6805229187012">
                <text:p>2.06805229187012</text:p>
              </table:table-cell>
              <table:table-cell office:value-type="float" office:value="101021.923829595">
                <text:p>101021.9238295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7905626296997">
                <text:p>2.07905626296997</text:p>
              </table:table-cell>
              <table:table-cell office:value-type="float" office:value="101781.437795207">
                <text:p>101781.437795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9007239341736">
                <text:p>2.09007239341736</text:p>
              </table:table-cell>
              <table:table-cell office:value-type="float" office:value="101669.093821015">
                <text:p>101669.093821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1051487922668">
                <text:p>2.11051487922668</text:p>
              </table:table-cell>
              <table:table-cell office:value-type="float" office:value="54787.8575260666">
                <text:p>54787.8575260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2001180648804">
                <text:p>2.12001180648804</text:p>
              </table:table-cell>
              <table:table-cell office:value-type="float" office:value="117932.881781438">
                <text:p>117932.8817814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3120007514954">
                <text:p>2.13120007514954</text:p>
              </table:table-cell>
              <table:table-cell office:value-type="float" office:value="100104.853922049">
                <text:p>100104.853922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232540130615">
                <text:p>2.14232540130615</text:p>
              </table:table-cell>
              <table:table-cell office:value-type="float" office:value="100671.205880462">
                <text:p>100671.2058804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5338349342346">
                <text:p>2.15338349342346</text:p>
              </table:table-cell>
              <table:table-cell office:value-type="float" office:value="101283.29445247">
                <text:p>101283.29445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6453099250793">
                <text:p>2.16453099250793</text:p>
              </table:table-cell>
              <table:table-cell office:value-type="float" office:value="100470.965865344">
                <text:p>100470.9658653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7546582221985">
                <text:p>2.17546582221985</text:p>
              </table:table-cell>
              <table:table-cell office:value-type="float" office:value="102425.006105006">
                <text:p>102425.006105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8661904335022">
                <text:p>2.18661904335022</text:p>
              </table:table-cell>
              <table:table-cell office:value-type="float" office:value="100419.420265071">
                <text:p>100419.4202650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0083665847778">
                <text:p>2.20083665847778</text:p>
              </table:table-cell>
              <table:table-cell office:value-type="float" office:value="78775.5182533161">
                <text:p>78775.51825331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1196603775024">
                <text:p>2.21196603775024</text:p>
              </table:table-cell>
              <table:table-cell office:value-type="float" office:value="100634.54327335">
                <text:p>100634.543273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2295355796814">
                <text:p>2.22295355796814</text:p>
              </table:table-cell>
              <table:table-cell office:value-type="float" office:value="101933.828360638">
                <text:p>101933.828360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4214243888855">
                <text:p>2.24214243888855</text:p>
              </table:table-cell>
              <table:table-cell office:value-type="float" office:value="58367.1348342528">
                <text:p>58367.1348342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5617241859436">
                <text:p>2.25617241859436</text:p>
              </table:table-cell>
              <table:table-cell office:value-type="float" office:value="79829.0534615777">
                <text:p>79829.05346157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6455092430115">
                <text:p>2.26455092430115</text:p>
              </table:table-cell>
              <table:table-cell office:value-type="float" office:value="133675.387854988">
                <text:p>133675.387854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7555322647095">
                <text:p>2.27555322647095</text:p>
              </table:table-cell>
              <table:table-cell office:value-type="float" office:value="101796.876936746">
                <text:p>101796.876936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8663063049316">
                <text:p>2.28663063049316</text:p>
              </table:table-cell>
              <table:table-cell office:value-type="float" office:value="101106.721191511">
                <text:p>101106.7211915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77306842804">
                <text:p>2.2977306842804</text:p>
              </table:table-cell>
              <table:table-cell office:value-type="float" office:value="100900.411968125">
                <text:p>100900.411968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0875372886658">
                <text:p>2.30875372886658</text:p>
              </table:table-cell>
              <table:table-cell office:value-type="float" office:value="101605.322489942">
                <text:p>101605.3224899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1983494758606">
                <text:p>2.31983494758606</text:p>
              </table:table-cell>
              <table:table-cell office:value-type="float" office:value="101071.915314773">
                <text:p>101071.9153147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3387017250061">
                <text:p>2.33387017250061</text:p>
              </table:table-cell>
              <table:table-cell office:value-type="float" office:value="79799.219949718">
                <text:p>79799.219949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4477138519287">
                <text:p>2.34477138519287</text:p>
              </table:table-cell>
              <table:table-cell office:value-type="float" office:value="102740.863022986">
                <text:p>102740.863022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5579490661621">
                <text:p>2.35579490661621</text:p>
              </table:table-cell>
              <table:table-cell office:value-type="float" office:value="101600.927415866">
                <text:p>101600.9274158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7527346611023">
                <text:p>2.37527346611023</text:p>
              </table:table-cell>
              <table:table-cell office:value-type="float" office:value="57499.1184714623">
                <text:p>57499.1184714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8644504547119">
                <text:p>2.38644504547119</text:p>
              </table:table-cell>
              <table:table-cell office:value-type="float" office:value="100254.401263419">
                <text:p>100254.4012634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9768171310425">
                <text:p>2.39768171310425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0875315666199">
                <text:p>2.40875315666199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1984915733337">
                <text:p>2.41984915733337</text:p>
              </table:table-cell>
              <table:table-cell office:value-type="float" office:value="100937.268586162">
                <text:p>100937.268586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3096351623535">
                <text:p>2.43096351623535</text:p>
              </table:table-cell>
              <table:table-cell office:value-type="float" office:value="100770.544651093">
                <text:p>100770.5446510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4198679924011">
                <text:p>2.44198679924011</text:p>
              </table:table-cell>
              <table:table-cell office:value-type="float" office:value="101603.124905375">
                <text:p>101603.124905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5304131507874">
                <text:p>2.45304131507874</text:p>
              </table:table-cell>
              <table:table-cell office:value-type="float" office:value="101316.060906699">
                <text:p>101316.060906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665470123291">
                <text:p>2.4665470123291</text:p>
              </table:table-cell>
              <table:table-cell office:value-type="float" office:value="82927.9658234328">
                <text:p>82927.9658234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7754955291748">
                <text:p>2.47754955291748</text:p>
              </table:table-cell>
              <table:table-cell office:value-type="float" office:value="101794.671058334">
                <text:p>101794.671058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866200447083">
                <text:p>2.48866200447083</text:p>
              </table:table-cell>
              <table:table-cell office:value-type="float" office:value="100787.840974919">
                <text:p>100787.8409749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0862193107605">
                <text:p>2.50862193107605</text:p>
              </table:table-cell>
              <table:table-cell office:value-type="float" office:value="56112.4307795217">
                <text:p>56112.4307795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1965045928955">
                <text:p>2.51965045928955</text:p>
              </table:table-cell>
              <table:table-cell office:value-type="float" office:value="101554.802084009">
                <text:p>101554.8020840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307023525238">
                <text:p>2.5307023525238</text:p>
              </table:table-cell>
              <table:table-cell office:value-type="float" office:value="101340.103117247">
                <text:p>101340.1031172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4186964035034">
                <text:p>2.54186964035034</text:p>
              </table:table-cell>
              <table:table-cell office:value-type="float" office:value="100292.928542454">
                <text:p>100292.928542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5308437347412">
                <text:p>2.55308437347412</text:p>
              </table:table-cell>
              <table:table-cell office:value-type="float" office:value="99868.6270674774">
                <text:p>99868.62706747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6415557861328">
                <text:p>2.56415557861328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7527947425842">
                <text:p>2.57527947425842</text:p>
              </table:table-cell>
              <table:table-cell office:value-type="float" office:value="100684.152002915">
                <text:p>100684.152002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8619379997253">
                <text:p>2.58619379997253</text:p>
              </table:table-cell>
              <table:table-cell office:value-type="float" office:value="102617.424963956">
                <text:p>102617.4249639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993857383728">
                <text:p>2.5993857383728</text:p>
              </table:table-cell>
              <table:table-cell office:value-type="float" office:value="84900.3357972927">
                <text:p>84900.3357972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1047506332397">
                <text:p>2.61047506332397</text:p>
              </table:table-cell>
              <table:table-cell office:value-type="float" office:value="100998.032335741">
                <text:p>100998.0323357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3073372840881">
                <text:p>2.63073372840881</text:p>
              </table:table-cell>
              <table:table-cell office:value-type="float" office:value="55284.985230255">
                <text:p>55284.985230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4173460006714">
                <text:p>2.64173460006714</text:p>
              </table:table-cell>
              <table:table-cell office:value-type="float" office:value="101810.114215123">
                <text:p>101810.1142151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5282917022705">
                <text:p>2.65282917022705</text:p>
              </table:table-cell>
              <table:table-cell office:value-type="float" office:value="100950.283233765">
                <text:p>100950.283233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6386651992798">
                <text:p>2.66386651992798</text:p>
              </table:table-cell>
              <table:table-cell office:value-type="float" office:value="101473.635460319">
                <text:p>101473.6354603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67504620552063">
                <text:p>2.67504620552063</text:p>
              </table:table-cell>
              <table:table-cell office:value-type="float" office:value="100181.708216929">
                <text:p>100181.708216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68625164031982">
                <text:p>2.68625164031982</text:p>
              </table:table-cell>
              <table:table-cell office:value-type="float" office:value="99951.4985425222">
                <text:p>99951.49854252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9749140739441">
                <text:p>2.69749140739441</text:p>
              </table:table-cell>
              <table:table-cell office:value-type="float" office:value="99646.1930721422">
                <text:p>99646.19307214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70854520797729">
                <text:p>2.70854520797729</text:p>
              </table:table-cell>
              <table:table-cell office:value-type="float" office:value="101322.616741798">
                <text:p>101322.6167417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1930503845215">
                <text:p>2.71930503845215</text:p>
              </table:table-cell>
              <table:table-cell office:value-type="float" office:value="104090.859295369">
                <text:p>104090.859295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3072218894958">
                <text:p>2.73072218894958</text:p>
              </table:table-cell>
              <table:table-cell office:value-type="float" office:value="98098.032451396">
                <text:p>98098.0324513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4323344230652">
                <text:p>2.74323344230652</text:p>
              </table:table-cell>
              <table:table-cell office:value-type="float" office:value="89519.4084915009">
                <text:p>89519.40849150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76406288146973">
                <text:p>2.76406288146973</text:p>
              </table:table-cell>
              <table:table-cell office:value-type="float" office:value="53770.0507068048">
                <text:p>53770.0507068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7518701553345">
                <text:p>2.77518701553345</text:p>
              </table:table-cell>
              <table:table-cell office:value-type="float" office:value="100681.994084616">
                <text:p>100681.9940846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8630495071411">
                <text:p>2.78630495071411</text:p>
              </table:table-cell>
              <table:table-cell office:value-type="float" office:value="100738.130039458">
                <text:p>100738.1300394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9738831520081">
                <text:p>2.79738831520081</text:p>
              </table:table-cell>
              <table:table-cell office:value-type="float" office:value="101052.347538021">
                <text:p>101052.347538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0847144126892">
                <text:p>2.80847144126892</text:p>
              </table:table-cell>
              <table:table-cell office:value-type="float" office:value="101054.52136127">
                <text:p>101054.521361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1964302062988">
                <text:p>2.81964302062988</text:p>
              </table:table-cell>
              <table:table-cell office:value-type="float" office:value="100254.401263419">
                <text:p>100254.4012634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308470249176">
                <text:p>2.8308470249176</text:p>
              </table:table-cell>
              <table:table-cell office:value-type="float" office:value="99964.2602089673">
                <text:p>99964.26020896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4200096130371">
                <text:p>2.84200096130371</text:p>
              </table:table-cell>
              <table:table-cell office:value-type="float" office:value="100412.980783618">
                <text:p>100412.9807836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5307598114014">
                <text:p>2.85307598114014</text:p>
              </table:table-cell>
              <table:table-cell office:value-type="float" office:value="101128.487040386">
                <text:p>101128.4870403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6397337913513">
                <text:p>2.86397337913513</text:p>
              </table:table-cell>
              <table:table-cell office:value-type="float" office:value="102776.828056972">
                <text:p>102776.8280569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7609887123108">
                <text:p>2.87609887123108</text:p>
              </table:table-cell>
              <table:table-cell office:value-type="float" office:value="92367.3852687876">
                <text:p>92367.38526878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9759492874146">
                <text:p>2.89759492874146</text:p>
              </table:table-cell>
              <table:table-cell office:value-type="float" office:value="52102.5773893369">
                <text:p>52102.57738933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0848350524902">
                <text:p>2.90848350524902</text:p>
              </table:table-cell>
              <table:table-cell office:value-type="float" office:value="102860.093715787">
                <text:p>102860.0937157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1949391365051">
                <text:p>2.91949391365051</text:p>
              </table:table-cell>
              <table:table-cell office:value-type="float" office:value="101721.930664126">
                <text:p>101721.930664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3076276779175">
                <text:p>2.93076276779175</text:p>
              </table:table-cell>
              <table:table-cell office:value-type="float" office:value="99388.9871998307">
                <text:p>99388.98719983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4221138954163">
                <text:p>2.94221138954163</text:p>
              </table:table-cell>
              <table:table-cell office:value-type="float" office:value="97828.3696036985">
                <text:p>97828.36960369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617366790771">
                <text:p>2.94617366790771</text:p>
              </table:table-cell>
              <table:table-cell office:value-type="float" office:value="282665.65256634">
                <text:p>282665.65256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013213157654">
                <text:p>2.95013213157654</text:p>
              </table:table-cell>
              <table:table-cell office:value-type="float" office:value="282938.052159248">
                <text:p>282938.0521592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5762515068054">
                <text:p>2.95762515068054</text:p>
              </table:table-cell>
              <table:table-cell office:value-type="float" office:value="149472.46022655">
                <text:p>149472.460226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7306704521179">
                <text:p>2.97306704521179</text:p>
              </table:table-cell>
              <table:table-cell office:value-type="float" office:value="72529.9604743083">
                <text:p>72529.96047430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7700762748718">
                <text:p>2.97700762748718</text:p>
              </table:table-cell>
              <table:table-cell office:value-type="float" office:value="284221.955469506">
                <text:p>284221.9554695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8097133636475">
                <text:p>2.98097133636475</text:p>
              </table:table-cell>
              <table:table-cell office:value-type="float" office:value="282563.637894737">
                <text:p>282563.637894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8493313789368">
                <text:p>2.98493313789368</text:p>
              </table:table-cell>
              <table:table-cell office:value-type="float" office:value="282699.673828007">
                <text:p>282699.6738280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8885893821716">
                <text:p>2.98885893821716</text:p>
              </table:table-cell>
              <table:table-cell office:value-type="float" office:value="285292.146240738">
                <text:p>285292.1462407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9280858039856">
                <text:p>2.99280858039856</text:p>
              </table:table-cell>
              <table:table-cell office:value-type="float" office:value="283569.991548956">
                <text:p>283569.991548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9675559997559">
                <text:p>2.99675559997559</text:p>
              </table:table-cell>
              <table:table-cell office:value-type="float" office:value="283758.410147992">
                <text:p>283758.4101479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0070476531982">
                <text:p>3.00070476531982</text:p>
              </table:table-cell>
              <table:table-cell office:value-type="float" office:value="283604.230862111">
                <text:p>283604.230862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0466227531433">
                <text:p>3.00466227531433</text:p>
              </table:table-cell>
              <table:table-cell office:value-type="float" office:value="283006.234110489">
                <text:p>283006.234110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0882458686829">
                <text:p>3.00882458686829</text:p>
              </table:table-cell>
              <table:table-cell office:value-type="float" office:value="269081.251002406">
                <text:p>269081.251002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2013421058655">
                <text:p>3.02013421058655</text:p>
              </table:table-cell>
              <table:table-cell office:value-type="float" office:value="99030.7041065857">
                <text:p>99030.70410658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3145670890808">
                <text:p>3.03145670890808</text:p>
              </table:table-cell>
              <table:table-cell office:value-type="float" office:value="98918.0981259212">
                <text:p>98918.0981259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4295682907104">
                <text:p>3.04295682907104</text:p>
              </table:table-cell>
              <table:table-cell office:value-type="float" office:value="97390.2867212605">
                <text:p>97390.28672126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5422067642212">
                <text:p>3.05422067642212</text:p>
              </table:table-cell>
              <table:table-cell office:value-type="float" office:value="99433.1656929981">
                <text:p>99433.16569299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6557726860046">
                <text:p>3.06557726860046</text:p>
              </table:table-cell>
              <table:table-cell office:value-type="float" office:value="98621.1340877123">
                <text:p>98621.13408771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7691669464111">
                <text:p>3.07691669464111</text:p>
              </table:table-cell>
              <table:table-cell office:value-type="float" office:value="98770.4312356763">
                <text:p>98770.43123567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882511138916">
                <text:p>3.0882511138916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9956288337708">
                <text:p>3.09956288337708</text:p>
              </table:table-cell>
              <table:table-cell office:value-type="float" office:value="99011.9186426388">
                <text:p>99011.91864263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1344909667969">
                <text:p>3.11344909667969</text:p>
              </table:table-cell>
              <table:table-cell office:value-type="float" office:value="80655.5376611782">
                <text:p>80655.53766117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2291216850281">
                <text:p>3.12291216850281</text:p>
              </table:table-cell>
              <table:table-cell office:value-type="float" office:value="118354.802852032">
                <text:p>118354.802852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3402986526489">
                <text:p>3.13402986526489</text:p>
              </table:table-cell>
              <table:table-cell office:value-type="float" office:value="100740.290364779">
                <text:p>100740.2903647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53263759613">
                <text:p>3.1453263759613</text:p>
              </table:table-cell>
              <table:table-cell office:value-type="float" office:value="99145.6592304932">
                <text:p>99145.65923049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5667128562927">
                <text:p>3.15667128562927</text:p>
              </table:table-cell>
              <table:table-cell office:value-type="float" office:value="98722.6899798252">
                <text:p>98722.6899798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794228553772">
                <text:p>3.16794228553772</text:p>
              </table:table-cell>
              <table:table-cell office:value-type="float" office:value="99370.0655751576">
                <text:p>99370.0655751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7923212051392">
                <text:p>3.17923212051392</text:p>
              </table:table-cell>
              <table:table-cell office:value-type="float" office:value="99204.284417038">
                <text:p>99204.2844170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9068574905395">
                <text:p>3.19068574905395</text:p>
              </table:table-cell>
              <table:table-cell office:value-type="float" office:value="97785.6053288926">
                <text:p>97785.60532889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20201134681702">
                <text:p>3.20201134681702</text:p>
              </table:table-cell>
              <table:table-cell office:value-type="float" office:value="98891.0275140517">
                <text:p>98891.02751405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1335244178772">
                <text:p>3.21335244178772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2462844848633">
                <text:p>3.22462844848633</text:p>
              </table:table-cell>
              <table:table-cell office:value-type="float" office:value="99325.9431229517">
                <text:p>99325.94312295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3606443405151">
                <text:p>3.23606443405151</text:p>
              </table:table-cell>
              <table:table-cell office:value-type="float" office:value="97936.4649960389">
                <text:p>97936.46499603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4754858016968">
                <text:p>3.24754858016968</text:p>
              </table:table-cell>
              <table:table-cell office:value-type="float" office:value="97525.7531971433">
                <text:p>97525.75319714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5891494750977">
                <text:p>3.25891494750977</text:p>
              </table:table-cell>
              <table:table-cell office:value-type="float" office:value="98536.3191676805">
                <text:p>98536.31916768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032470703125">
                <text:p>3.27032470703125</text:p>
              </table:table-cell>
              <table:table-cell office:value-type="float" office:value="98161.5780675359">
                <text:p>98161.57806753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816174030304">
                <text:p>3.2816174030304</text:p>
              </table:table-cell>
              <table:table-cell office:value-type="float" office:value="99179.1508497836">
                <text:p>99179.15084978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9306578636169">
                <text:p>3.29306578636169</text:p>
              </table:table-cell>
              <table:table-cell office:value-type="float" office:value="97830.4069307343">
                <text:p>97830.40693073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30423784255981">
                <text:p>3.30423784255981</text:p>
              </table:table-cell>
              <table:table-cell office:value-type="float" office:value="100250.122281739">
                <text:p>100250.122281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1559062004089">
                <text:p>3.31559062004089</text:p>
              </table:table-cell>
              <table:table-cell office:value-type="float" office:value="98654.2722137052">
                <text:p>98654.27221370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2691097259521">
                <text:p>3.32691097259521</text:p>
              </table:table-cell>
              <table:table-cell office:value-type="float" office:value="98936.8480023588">
                <text:p>98936.84800235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3829212188721">
                <text:p>3.33829212188721</text:p>
              </table:table-cell>
              <table:table-cell office:value-type="float" office:value="98408.3391989274">
                <text:p>98408.33919892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495819568634">
                <text:p>3.3495819568634</text:p>
              </table:table-cell>
              <table:table-cell office:value-type="float" office:value="99204.284417038">
                <text:p>99204.2844170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6090517044067">
                <text:p>3.36090517044067</text:p>
              </table:table-cell>
              <table:table-cell office:value-type="float" office:value="98911.8497462784">
                <text:p>98911.84974627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721764087677">
                <text:p>3.3721764087677</text:p>
              </table:table-cell>
              <table:table-cell office:value-type="float" office:value="99367.9636171338">
                <text:p>99367.96361713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8348531723022">
                <text:p>3.38348531723022</text:p>
              </table:table-cell>
              <table:table-cell office:value-type="float" office:value="99036.9675120697">
                <text:p>99036.96751206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9494442939758">
                <text:p>3.39494442939758</text:p>
              </table:table-cell>
              <table:table-cell office:value-type="float" office:value="97738.8111437072">
                <text:p>97738.8111437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40628123283386">
                <text:p>3.40628123283386</text:p>
              </table:table-cell>
              <table:table-cell office:value-type="float" office:value="98793.2803364879">
                <text:p>98793.2803364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1762900352478">
                <text:p>3.41762900352478</text:p>
              </table:table-cell>
              <table:table-cell office:value-type="float" office:value="98697.7998151105">
                <text:p>98697.79981511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2899298667908">
                <text:p>3.42899298667908</text:p>
              </table:table-cell>
              <table:table-cell office:value-type="float" office:value="98556.9922792884">
                <text:p>98556.99227928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4027471542358">
                <text:p>3.44027471542358</text:p>
              </table:table-cell>
              <table:table-cell office:value-type="float" office:value="99275.5654176969">
                <text:p>99275.56541769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5158386230469">
                <text:p>3.45158386230469</text:p>
              </table:table-cell>
              <table:table-cell office:value-type="float" office:value="99034.8796222119">
                <text:p>99034.8796222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629807472229">
                <text:p>3.4629807472229</text:p>
              </table:table-cell>
              <table:table-cell office:value-type="float" office:value="98272.4672607841">
                <text:p>98272.46726078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7420191764832">
                <text:p>3.47420191764832</text:p>
              </table:table-cell>
              <table:table-cell office:value-type="float" office:value="99811.3349622862">
                <text:p>99811.3349622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85515832901">
                <text:p>3.485515832901</text:p>
              </table:table-cell>
              <table:table-cell office:value-type="float" office:value="98993.1403042947">
                <text:p>98993.1403042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9681830406189">
                <text:p>3.49681830406189</text:p>
              </table:table-cell>
              <table:table-cell office:value-type="float" office:value="99093.3738345357">
                <text:p>99093.37383453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0812077522278">
                <text:p>3.50812077522278</text:p>
              </table:table-cell>
              <table:table-cell office:value-type="float" office:value="99093.3738345357">
                <text:p>99093.37383453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1946306228638">
                <text:p>3.51946306228638</text:p>
              </table:table-cell>
              <table:table-cell office:value-type="float" office:value="98745.5169949341">
                <text:p>98745.51699493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3078579902649">
                <text:p>3.53078579902649</text:p>
              </table:table-cell>
              <table:table-cell office:value-type="float" office:value="98916.0152449938">
                <text:p>98916.01524499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422215461731">
                <text:p>3.5422215461731</text:p>
              </table:table-cell>
              <table:table-cell office:value-type="float" office:value="97938.5068278953">
                <text:p>97938.50682789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5354714393616">
                <text:p>3.55354714393616</text:p>
              </table:table-cell>
              <table:table-cell office:value-type="float" office:value="98891.0275140517">
                <text:p>98891.02751405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649745464325">
                <text:p>3.5649745464325</text:p>
              </table:table-cell>
              <table:table-cell office:value-type="float" office:value="98010.0246192364">
                <text:p>98010.02461923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7636141777039">
                <text:p>3.57636141777039</text:p>
              </table:table-cell>
              <table:table-cell office:value-type="float" office:value="98358.8877721943">
                <text:p>98358.88777219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5875928401947">
                <text:p>3.5875928401947</text:p>
              </table:table-cell>
              <table:table-cell office:value-type="float" office:value="99720.2275621975">
                <text:p>99720.22756219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59888982772827">
                <text:p>3.59888982772827</text:p>
              </table:table-cell>
              <table:table-cell office:value-type="float" office:value="99141.4743684444">
                <text:p>99141.4743684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1017870903015">
                <text:p>3.61017870903015</text:p>
              </table:table-cell>
              <table:table-cell office:value-type="float" office:value="99212.6651038037">
                <text:p>99212.66510380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2145328521729">
                <text:p>3.62145328521729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63289570808411">
                <text:p>3.63289570808411</text:p>
              </table:table-cell>
              <table:table-cell office:value-type="float" office:value="97881.3676994562">
                <text:p>97881.36769945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64411950111389">
                <text:p>3.64411950111389</text:p>
              </table:table-cell>
              <table:table-cell office:value-type="float" office:value="99788.01257541">
                <text:p>99788.012575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5541315078735">
                <text:p>3.65541315078735</text:p>
              </table:table-cell>
              <table:table-cell office:value-type="float" office:value="99170.775823851">
                <text:p>99170.7758238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66673827171326">
                <text:p>3.66673827171326</text:p>
              </table:table-cell>
              <table:table-cell office:value-type="float" office:value="98895.1912591314">
                <text:p>98895.19125913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67822337150574">
                <text:p>3.67822337150574</text:p>
              </table:table-cell>
              <table:table-cell office:value-type="float" office:value="97517.6550693349">
                <text:p>97517.6550693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896436214447">
                <text:p>3.6896436214447</text:p>
              </table:table-cell>
              <table:table-cell office:value-type="float" office:value="98071.4087682672">
                <text:p>98071.40876826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70104074478149">
                <text:p>3.70104074478149</text:p>
              </table:table-cell>
              <table:table-cell office:value-type="float" office:value="98270.411480451">
                <text:p>98270.4114804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1235394477844">
                <text:p>3.71235394477844</text:p>
              </table:table-cell>
              <table:table-cell office:value-type="float" office:value="98999.398958926">
                <text:p>98999.398958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72355628013611">
                <text:p>3.72355628013611</text:p>
              </table:table-cell>
              <table:table-cell office:value-type="float" office:value="99979.1529391734">
                <text:p>99979.15293917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3483896255493">
                <text:p>3.73483896255493</text:p>
              </table:table-cell>
              <table:table-cell office:value-type="float" office:value="99267.1741013883">
                <text:p>99267.17410138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4620342254639">
                <text:p>3.74620342254639</text:p>
              </table:table-cell>
              <table:table-cell office:value-type="float" office:value="98552.8569630344">
                <text:p>98552.85696303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5747847557068">
                <text:p>3.75747847557068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6881265640259">
                <text:p>3.76881265640259</text:p>
              </table:table-cell>
              <table:table-cell office:value-type="float" office:value="98816.1400113591">
                <text:p>98816.14001135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8013014793396">
                <text:p>3.78013014793396</text:p>
              </table:table-cell>
              <table:table-cell office:value-type="float" office:value="98961.8588973857">
                <text:p>98961.8588973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914617061615">
                <text:p>3.7914617061615</text:p>
              </table:table-cell>
              <table:table-cell office:value-type="float" office:value="98839.0102676317">
                <text:p>98839.01026763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028461933136">
                <text:p>3.8028461933136</text:p>
              </table:table-cell>
              <table:table-cell office:value-type="float" office:value="98379.4864921466">
                <text:p>98379.48649214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160936832428">
                <text:p>3.8160936832428</text:p>
              </table:table-cell>
              <table:table-cell office:value-type="float" office:value="84544.3179036787">
                <text:p>84544.31790367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2567191123962">
                <text:p>3.82567191123962</text:p>
              </table:table-cell>
              <table:table-cell office:value-type="float" office:value="116931.858415891">
                <text:p>116931.858415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3704328536987">
                <text:p>3.83704328536987</text:p>
              </table:table-cell>
              <table:table-cell office:value-type="float" office:value="98492.9338505084">
                <text:p>98492.9338505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84845328330994">
                <text:p>3.84845328330994</text:p>
              </table:table-cell>
              <table:table-cell office:value-type="float" office:value="98159.526923961">
                <text:p>98159.5269239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5968828201294">
                <text:p>3.85968828201294</text:p>
              </table:table-cell>
              <table:table-cell office:value-type="float" office:value="99688.4850285423">
                <text:p>99688.48502854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7086462974548">
                <text:p>3.87086462974548</text:p>
              </table:table-cell>
              <table:table-cell office:value-type="float" office:value="100211.627877211">
                <text:p>100211.627877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88214087486267">
                <text:p>3.88214087486267</text:p>
              </table:table-cell>
              <table:table-cell office:value-type="float" office:value="99323.8430311231">
                <text:p>99323.84303112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9346480369568">
                <text:p>3.89346480369568</text:p>
              </table:table-cell>
              <table:table-cell office:value-type="float" office:value="98905.602155971">
                <text:p>98905.6021559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0473532676697">
                <text:p>3.90473532676697</text:p>
              </table:table-cell>
              <table:table-cell office:value-type="float" office:value="99374.2697579963">
                <text:p>99374.2697579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1619682312012">
                <text:p>3.91619682312012</text:p>
              </table:table-cell>
              <table:table-cell office:value-type="float" office:value="97718.4798119527">
                <text:p>97718.47981195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2980766296387">
                <text:p>3.92980766296387</text:p>
              </table:table-cell>
              <table:table-cell office:value-type="float" office:value="82287.3542600897">
                <text:p>82287.35426008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3908166885376">
                <text:p>3.93908166885376</text:p>
              </table:table-cell>
              <table:table-cell office:value-type="float" office:value="120767.661062265">
                <text:p>120767.6610622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5042562484741">
                <text:p>3.95042562484741</text:p>
              </table:table-cell>
              <table:table-cell office:value-type="float" office:value="98730.9894913829">
                <text:p>98730.98949138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5777177810669">
                <text:p>3.95777177810669</text:p>
              </table:table-cell>
              <table:table-cell office:value-type="float" office:value="152460.745164222">
                <text:p>152460.7451642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7317790985107">
                <text:p>3.97317790985107</text:p>
              </table:table-cell>
              <table:table-cell office:value-type="float" office:value="72698.3267820112">
                <text:p>72698.3267820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8429465293884">
                <text:p>3.98429465293884</text:p>
              </table:table-cell>
              <table:table-cell office:value-type="float" office:value="100748.932592704">
                <text:p>100748.9325927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9560284614563">
                <text:p>3.99560284614563</text:p>
              </table:table-cell>
              <table:table-cell office:value-type="float" office:value="99043.2317098883">
                <text:p>99043.23170988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0706243515015">
                <text:p>4.00706243515015</text:p>
              </table:table-cell>
              <table:table-cell office:value-type="float" office:value="97734.7442005617">
                <text:p>97734.7442005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01846218109131">
                <text:p>4.01846218109131</text:p>
              </table:table-cell>
              <table:table-cell office:value-type="float" office:value="98247.8035721755">
                <text:p>98247.8035721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02975702285767">
                <text:p>4.02975702285767</text:p>
              </table:table-cell>
              <table:table-cell office:value-type="float" office:value="99160.3090302698">
                <text:p>99160.30903026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4099369049072">
                <text:p>4.04099369049072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5549812316895">
                <text:p>4.05549812316895</text:p>
              </table:table-cell>
              <table:table-cell office:value-type="float" office:value="77217.7736866329">
                <text:p>77217.77368663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6682419776917">
                <text:p>4.06682419776917</text:p>
              </table:table-cell>
              <table:table-cell office:value-type="float" office:value="98886.8641195664">
                <text:p>98886.8641195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8606386184692">
                <text:p>4.08606386184692</text:p>
              </table:table-cell>
              <table:table-cell office:value-type="float" office:value="58213.0745876551">
                <text:p>58213.07458765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9782004356384">
                <text:p>4.09782004356384</text:p>
              </table:table-cell>
              <table:table-cell office:value-type="float" office:value="95269.0275608915">
                <text:p>95269.0275608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088137626648">
                <text:p>4.1088137626648</text:p>
              </table:table-cell>
              <table:table-cell office:value-type="float" office:value="101876.352280367">
                <text:p>101876.3522803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1997866630554">
                <text:p>4.11997866630554</text:p>
              </table:table-cell>
              <table:table-cell office:value-type="float" office:value="100314.34538427">
                <text:p>100314.345384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3128924369812">
                <text:p>4.13128924369812</text:p>
              </table:table-cell>
              <table:table-cell office:value-type="float" office:value="99022.3541315346">
                <text:p>99022.35413153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4246296882629">
                <text:p>4.14246296882629</text:p>
              </table:table-cell>
              <table:table-cell office:value-type="float" office:value="100235.148721888">
                <text:p>100235.1487218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5735363960266">
                <text:p>4.15735363960266</text:p>
              </table:table-cell>
              <table:table-cell office:value-type="float" office:value="75214.8789547842">
                <text:p>75214.87895478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6858673095703">
                <text:p>4.16858673095703</text:p>
              </table:table-cell>
              <table:table-cell office:value-type="float" office:value="99705.4118645867">
                <text:p>99705.41186458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8004107475281">
                <text:p>4.18004107475281</text:p>
              </table:table-cell>
              <table:table-cell office:value-type="float" office:value="97779.4991986346">
                <text:p>97779.49919863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9883227348328">
                <text:p>4.19883227348328</text:p>
              </table:table-cell>
              <table:table-cell office:value-type="float" office:value="59602.371092164">
                <text:p>59602.3710921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1014356613159">
                <text:p>4.21014356613159</text:p>
              </table:table-cell>
              <table:table-cell office:value-type="float" office:value="99016.092574247">
                <text:p>99016.0925742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22138214111328">
                <text:p>4.22138214111328</text:p>
              </table:table-cell>
              <table:table-cell office:value-type="float" office:value="99656.7626967627">
                <text:p>99656.76269676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23274779319763">
                <text:p>4.23274779319763</text:p>
              </table:table-cell>
              <table:table-cell office:value-type="float" office:value="98542.5201904722">
                <text:p>98542.52019047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4395990371704">
                <text:p>4.24395990371704</text:p>
              </table:table-cell>
              <table:table-cell office:value-type="float" office:value="99891.9871563145">
                <text:p>99891.98715631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5527286529541">
                <text:p>4.25527286529541</text:p>
              </table:table-cell>
              <table:table-cell office:value-type="float" office:value="99001.4853530032">
                <text:p>99001.48535300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7065181732178">
                <text:p>4.27065181732178</text:p>
              </table:table-cell>
              <table:table-cell office:value-type="float" office:value="72826.8088800695">
                <text:p>72826.80888006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818558216095">
                <text:p>4.2818558216095</text:p>
              </table:table-cell>
              <table:table-cell office:value-type="float" office:value="99964.2602089673">
                <text:p>99964.26020896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30032324790955">
                <text:p>4.30032324790955</text:p>
              </table:table-cell>
              <table:table-cell office:value-type="float" office:value="60647.3247437321">
                <text:p>60647.3247437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1157517433167">
                <text:p>4.31157517433167</text:p>
              </table:table-cell>
              <table:table-cell office:value-type="float" office:value="99538.5108276476">
                <text:p>99538.5108276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3229238986969">
                <text:p>4.3229238986969</text:p>
              </table:table-cell>
              <table:table-cell office:value-type="float" office:value="98689.5058823529">
                <text:p>98689.50588235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3418393135071">
                <text:p>4.33418393135071</text:p>
              </table:table-cell>
              <table:table-cell office:value-type="float" office:value="99466.8518675362">
                <text:p>99466.85186753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4545683860779">
                <text:p>4.34545683860779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5661935806274">
                <text:p>4.35661935806274</text:p>
              </table:table-cell>
              <table:table-cell office:value-type="float" office:value="100335.771374869">
                <text:p>100335.7713748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720715045929">
                <text:p>4.3720715045929</text:p>
              </table:table-cell>
              <table:table-cell office:value-type="float" office:value="72481.839193964">
                <text:p>72481.8391939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38350653648376">
                <text:p>4.38350653648376</text:p>
              </table:table-cell>
              <table:table-cell office:value-type="float" office:value="97944.6328343272">
                <text:p>97944.63283432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39484906196594">
                <text:p>4.39484906196594</text:p>
              </table:table-cell>
              <table:table-cell office:value-type="float" office:value="98743.4413755413">
                <text:p>98743.4413755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1308403015137">
                <text:p>4.41308403015137</text:p>
              </table:table-cell>
              <table:table-cell office:value-type="float" office:value="61420.4526496084">
                <text:p>61420.45264960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4243004322052">
                <text:p>4.4243004322052</text:p>
              </table:table-cell>
              <table:table-cell office:value-type="float" office:value="99853.767244128">
                <text:p>99853.7672441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43556594848633">
                <text:p>4.43556594848633</text:p>
              </table:table-cell>
              <table:table-cell office:value-type="float" office:value="99418.4351653933">
                <text:p>99418.43516539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44693946838379">
                <text:p>4.44693946838379</text:p>
              </table:table-cell>
              <table:table-cell office:value-type="float" office:value="98474.351836324">
                <text:p>98474.3518363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5822739601135">
                <text:p>4.45822739601135</text:p>
              </table:table-cell>
              <table:table-cell office:value-type="float" office:value="99221.0472066744">
                <text:p>99221.0472066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7373056411743">
                <text:p>4.47373056411743</text:p>
              </table:table-cell>
              <table:table-cell office:value-type="float" office:value="72243.2984236832">
                <text:p>72243.29842368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8516988754272">
                <text:p>4.48516988754272</text:p>
              </table:table-cell>
              <table:table-cell office:value-type="float" office:value="97907.8882867861">
                <text:p>97907.88828678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9650692939758">
                <text:p>4.49650692939758</text:p>
              </table:table-cell>
              <table:table-cell office:value-type="float" office:value="98791.2027086707">
                <text:p>98791.20270867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50784540176392">
                <text:p>4.50784540176392</text:p>
              </table:table-cell>
              <table:table-cell office:value-type="float" office:value="98778.7387766259">
                <text:p>98778.73877662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5258936882019">
                <text:p>4.5258936882019</text:p>
              </table:table-cell>
              <table:table-cell office:value-type="float" office:value="62055.7527080581">
                <text:p>62055.75270805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53719401359558">
                <text:p>4.53719401359558</text:p>
              </table:table-cell>
              <table:table-cell office:value-type="float" office:value="99112.1902230099">
                <text:p>99112.19022300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54848647117615">
                <text:p>4.54848647117615</text:p>
              </table:table-cell>
              <table:table-cell office:value-type="float" office:value="99181.244827295">
                <text:p>99181.2448272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55981397628784">
                <text:p>4.55981397628784</text:p>
              </table:table-cell>
              <table:table-cell office:value-type="float" office:value="98874.376039233">
                <text:p>98874.3760392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098174095154">
                <text:p>4.57098174095154</text:p>
              </table:table-cell>
              <table:table-cell office:value-type="float" office:value="100288.646271429">
                <text:p>100288.6462714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8686065673828">
                <text:p>4.58686065673828</text:p>
              </table:table-cell>
              <table:table-cell office:value-type="float" office:value="70533.7829762316">
                <text:p>70533.78297623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9818482398987">
                <text:p>4.59818482398987</text:p>
              </table:table-cell>
              <table:table-cell office:value-type="float" office:value="98903.5198012506">
                <text:p>98903.51980125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60951495170593">
                <text:p>4.60951495170593</text:p>
              </table:table-cell>
              <table:table-cell office:value-type="float" office:value="98851.4894154286">
                <text:p>98851.48941542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62729811668396">
                <text:p>4.62729811668396</text:p>
              </table:table-cell>
              <table:table-cell office:value-type="float" office:value="62980.914892476">
                <text:p>62980.9148924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6385817527771">
                <text:p>4.6385817527771</text:p>
              </table:table-cell>
              <table:table-cell office:value-type="float" office:value="99258.7842035202">
                <text:p>99258.78420352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64984703063965">
                <text:p>4.64984703063965</text:p>
              </table:table-cell>
              <table:table-cell office:value-type="float" office:value="99420.5392592593">
                <text:p>99420.53925925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66123628616333">
                <text:p>4.66123628616333</text:p>
              </table:table-cell>
              <table:table-cell office:value-type="float" office:value="98338.2976763659">
                <text:p>98338.29767636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67278623580933">
                <text:p>4.67278623580933</text:p>
              </table:table-cell>
              <table:table-cell office:value-type="float" office:value="96970.1197258691">
                <text:p>96970.11972586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8882966041565">
                <text:p>4.68882966041565</text:p>
              </table:table-cell>
              <table:table-cell office:value-type="float" office:value="69810.5315718298">
                <text:p>69810.53157182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0009446144104">
                <text:p>4.70009446144104</text:p>
              </table:table-cell>
              <table:table-cell office:value-type="float" office:value="99424.747714189">
                <text:p>99424.747714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1132254600525">
                <text:p>4.71132254600525</text:p>
              </table:table-cell>
              <table:table-cell office:value-type="float" office:value="99749.8721705525">
                <text:p>99749.87217055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72267198562622">
                <text:p>4.72267198562622</text:p>
              </table:table-cell>
              <table:table-cell office:value-type="float" office:value="98683.2863474991">
                <text:p>98683.28634749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4022340774536">
                <text:p>4.74022340774536</text:p>
              </table:table-cell>
              <table:table-cell office:value-type="float" office:value="63812.4929363182">
                <text:p>63812.4929363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5141549110413">
                <text:p>4.75141549110413</text:p>
              </table:table-cell>
              <table:table-cell office:value-type="float" office:value="100070.734294783">
                <text:p>100070.7342947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76277709007263">
                <text:p>4.76277709007263</text:p>
              </table:table-cell>
              <table:table-cell office:value-type="float" office:value="98577.6740672346">
                <text:p>98577.67406723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7739589214325">
                <text:p>4.7739589214325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9118776321411">
                <text:p>4.79118776321411</text:p>
              </table:table-cell>
              <table:table-cell office:value-type="float" office:value="65007.2717711692">
                <text:p>65007.27177116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80217480659485">
                <text:p>4.80217480659485</text:p>
              </table:table-cell>
              <table:table-cell office:value-type="float" office:value="101938.252283922">
                <text:p>101938.252283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81334280967712">
                <text:p>4.81334280967712</text:p>
              </table:table-cell>
              <table:table-cell office:value-type="float" office:value="100286.505273046">
                <text:p>100286.5052730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82480216026306">
                <text:p>4.82480216026306</text:p>
              </table:table-cell>
              <table:table-cell office:value-type="float" office:value="97736.7776298269">
                <text:p>97736.77762982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3600735664368">
                <text:p>4.83600735664368</text:p>
              </table:table-cell>
              <table:table-cell office:value-type="float" office:value="99953.6252606494">
                <text:p>99953.62526064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85349297523499">
                <text:p>4.85349297523499</text:p>
              </table:table-cell>
              <table:table-cell office:value-type="float" office:value="64052.6381238069">
                <text:p>64052.6381238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86462688446045">
                <text:p>4.86462688446045</text:p>
              </table:table-cell>
              <table:table-cell office:value-type="float" office:value="100593.599006403">
                <text:p>100593.5990064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7591338157654">
                <text:p>4.87591338157654</text:p>
              </table:table-cell>
              <table:table-cell office:value-type="float" office:value="99233.6230169628">
                <text:p>99233.62301696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88717341423035">
                <text:p>4.88717341423035</text:p>
              </table:table-cell>
              <table:table-cell office:value-type="float" office:value="99466.8518675362">
                <text:p>99466.85186753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9038290977478">
                <text:p>4.9038290977478</text:p>
              </table:table-cell>
              <table:table-cell office:value-type="float" office:value="67244.3132595657">
                <text:p>67244.3132595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1510391235352">
                <text:p>4.91510391235352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2645835876465">
                <text:p>4.92645835876465</text:p>
              </table:table-cell>
              <table:table-cell office:value-type="float" office:value="98639.7715437595">
                <text:p>98639.77154375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9383978843689">
                <text:p>4.9383978843689</text:p>
              </table:table-cell>
              <table:table-cell office:value-type="float" office:value="93806.0721274811">
                <text:p>93806.07212748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95029759407043">
                <text:p>4.95029759407043</text:p>
              </table:table-cell>
              <table:table-cell office:value-type="float" office:value="94119.9430987157">
                <text:p>94119.94309871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5711970329285">
                <text:p>4.95711970329285</text:p>
              </table:table-cell>
              <table:table-cell office:value-type="float" office:value="164172.100370448">
                <text:p>164172.100370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96073746681213">
                <text:p>4.96073746681213</text:p>
              </table:table-cell>
              <table:table-cell office:value-type="float" office:value="309583.529721893">
                <text:p>309583.529721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96647071838379">
                <text:p>4.96647071838379</text:p>
              </table:table-cell>
              <table:table-cell office:value-type="float" office:value="195351.623071485">
                <text:p>195351.6230714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97283101081848">
                <text:p>4.97283101081848</text:p>
              </table:table-cell>
              <table:table-cell office:value-type="float" office:value="176092.532143794">
                <text:p>176092.5321437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98343682289124">
                <text:p>4.98343682289124</text:p>
              </table:table-cell>
              <table:table-cell office:value-type="float" office:value="105602.474597608">
                <text:p>105602.4745976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98880672454834">
                <text:p>4.98880672454834</text:p>
              </table:table-cell>
              <table:table-cell office:value-type="float" office:value="208569.927629534">
                <text:p>208569.9276295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9737858772278">
                <text:p>4.99737858772278</text:p>
              </table:table-cell>
              <table:table-cell office:value-type="float" office:value="130660.041721136">
                <text:p>130660.0417211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00405812263489">
                <text:p>5.00405812263489</text:p>
              </table:table-cell>
              <table:table-cell office:value-type="float" office:value="167676.344945745">
                <text:p>167676.3449457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00762867927551">
                <text:p>5.00762867927551</text:p>
              </table:table-cell>
              <table:table-cell office:value-type="float" office:value="313676.581196581">
                <text:p>313676.5811965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01121401786804">
                <text:p>5.01121401786804</text:p>
              </table:table-cell>
              <table:table-cell office:value-type="float" office:value="312383.327570156">
                <text:p>312383.3275701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147967338562">
                <text:p>5.0147967338562</text:p>
              </table:table-cell>
              <table:table-cell office:value-type="float" office:value="312611.997071937">
                <text:p>312611.997071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01836776733398">
                <text:p>5.01836776733398</text:p>
              </table:table-cell>
              <table:table-cell office:value-type="float" office:value="313634.696221124">
                <text:p>313634.6962211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02192306518555">
                <text:p>5.02192306518555</text:p>
              </table:table-cell>
              <table:table-cell office:value-type="float" office:value="315022.832618026">
                <text:p>315022.8326180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2548980712891">
                <text:p>5.02548980712891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2904796600342">
                <text:p>5.02904796600342</text:p>
              </table:table-cell>
              <table:table-cell office:value-type="float" office:value="314769.530956848">
                <text:p>314769.530956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3291988372803">
                <text:p>5.03291988372803</text:p>
              </table:table-cell>
              <table:table-cell office:value-type="float" office:value="289262.344827586">
                <text:p>289262.3448275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03648328781128">
                <text:p>5.03648328781128</text:p>
              </table:table-cell>
              <table:table-cell office:value-type="float" office:value="314306.200990231">
                <text:p>314306.200990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4465103149414">
                <text:p>5.04465103149414</text:p>
              </table:table-cell>
              <table:table-cell office:value-type="float" office:value="137124.773191663">
                <text:p>137124.7731916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05952858924866">
                <text:p>5.05952858924866</text:p>
              </table:table-cell>
              <table:table-cell office:value-type="float" office:value="75281.1730581241">
                <text:p>75281.17305812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7034850120544">
                <text:p>5.07034850120544</text:p>
              </table:table-cell>
              <table:table-cell office:value-type="float" office:value="103512.8570799">
                <text:p>103512.85707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8118486404419">
                <text:p>5.08118486404419</text:p>
              </table:table-cell>
              <table:table-cell office:value-type="float" office:value="103355.71230556">
                <text:p>103355.71230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9190201759338">
                <text:p>5.09190201759338</text:p>
              </table:table-cell>
              <table:table-cell office:value-type="float" office:value="104505.360948588">
                <text:p>104505.3609485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1035008430481">
                <text:p>5.1035008430481</text:p>
              </table:table-cell>
              <table:table-cell office:value-type="float" office:value="96561.5013669346">
                <text:p>96561.50136693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11382746696472">
                <text:p>5.11382746696472</text:p>
              </table:table-cell>
              <table:table-cell office:value-type="float" office:value="108457.51806617">
                <text:p>108457.518066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12465882301331">
                <text:p>5.12465882301331</text:p>
              </table:table-cell>
              <table:table-cell office:value-type="float" office:value="103403.48844376">
                <text:p>103403.488443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3558697700501">
                <text:p>5.13558697700501</text:p>
              </table:table-cell>
              <table:table-cell office:value-type="float" office:value="102487.57483201">
                <text:p>102487.574832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4185309410095">
                <text:p>5.14185309410095</text:p>
              </table:table-cell>
              <table:table-cell office:value-type="float" office:value="178739.079217716">
                <text:p>178739.0792177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15279579162598">
                <text:p>5.15279579162598</text:p>
              </table:table-cell>
              <table:table-cell office:value-type="float" office:value="102351.362398414">
                <text:p>102351.3623984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63414478302">
                <text:p>5.163414478302</text:p>
              </table:table-cell>
              <table:table-cell office:value-type="float" office:value="105474.437109884">
                <text:p>105474.4371098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7428159713745">
                <text:p>5.17428159713745</text:p>
              </table:table-cell>
              <table:table-cell office:value-type="float" office:value="103063.196138657">
                <text:p>103063.1961386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8501949310303">
                <text:p>5.18501949310303</text:p>
              </table:table-cell>
              <table:table-cell office:value-type="float" office:value="104303.48772148">
                <text:p>104303.487721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19590568542481">
                <text:p>5.19590568542481</text:p>
              </table:table-cell>
              <table:table-cell office:value-type="float" office:value="102882.621112571">
                <text:p>102882.6211125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0675849914551">
                <text:p>5.20675849914551</text:p>
              </table:table-cell>
              <table:table-cell office:value-type="float" office:value="103199.043936731">
                <text:p>103199.0439367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21759080886841">
                <text:p>5.21759080886841</text:p>
              </table:table-cell>
              <table:table-cell office:value-type="float" office:value="103394.38482194">
                <text:p>103394.384821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22833156585693">
                <text:p>5.22833156585693</text:p>
              </table:table-cell>
              <table:table-cell office:value-type="float" office:value="104275.704328524">
                <text:p>104275.7043285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3923659324646">
                <text:p>5.23923659324646</text:p>
              </table:table-cell>
              <table:table-cell office:value-type="float" office:value="102704.923150922">
                <text:p>102704.923150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25008106231689">
                <text:p>5.25008106231689</text:p>
              </table:table-cell>
              <table:table-cell office:value-type="float" office:value="103278.453995823">
                <text:p>103278.4539958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26089930534363">
                <text:p>5.26089930534363</text:p>
              </table:table-cell>
              <table:table-cell office:value-type="float" office:value="103528.82600551">
                <text:p>103528.826005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7640604972839">
                <text:p>5.27640604972839</text:p>
              </table:table-cell>
              <table:table-cell office:value-type="float" office:value="72226.6371463715">
                <text:p>72226.63714637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28720307350159">
                <text:p>5.28720307350159</text:p>
              </table:table-cell>
              <table:table-cell office:value-type="float" office:value="103732.289890916">
                <text:p>103732.2898909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29787182807922">
                <text:p>5.29787182807922</text:p>
              </table:table-cell>
              <table:table-cell office:value-type="float" office:value="104979.451148655">
                <text:p>104979.4511486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30864524841309">
                <text:p>5.30864524841309</text:p>
              </table:table-cell>
              <table:table-cell office:value-type="float" office:value="103959.556509616">
                <text:p>103959.5565096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31951928138733">
                <text:p>5.31951928138733</text:p>
              </table:table-cell>
              <table:table-cell office:value-type="float" office:value="102997.664496042">
                <text:p>102997.6644960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33033013343811">
                <text:p>5.33033013343811</text:p>
              </table:table-cell>
              <table:table-cell office:value-type="float" office:value="103599.604798871">
                <text:p>103599.6047988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34118175506592">
                <text:p>5.34118175506592</text:p>
              </table:table-cell>
              <table:table-cell office:value-type="float" office:value="103210.380753598">
                <text:p>103210.3807535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35191059112549">
                <text:p>5.35191059112549</text:p>
              </table:table-cell>
              <table:table-cell office:value-type="float" office:value="104391.566222222">
                <text:p>104391.5662222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36281061172485">
                <text:p>5.36281061172485</text:p>
              </table:table-cell>
              <table:table-cell office:value-type="float" office:value="102752.099391924">
                <text:p>102752.0993919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36876344680786">
                <text:p>5.36876344680786</text:p>
              </table:table-cell>
              <table:table-cell office:value-type="float" office:value="188145.645626402">
                <text:p>188145.6456264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7969493865967">
                <text:p>5.37969493865967</text:p>
              </table:table-cell>
              <table:table-cell office:value-type="float" office:value="102456.280916031">
                <text:p>102456.2809160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39048600196838">
                <text:p>5.39048600196838</text:p>
              </table:table-cell>
              <table:table-cell office:value-type="float" office:value="103789.586619827">
                <text:p>103789.5866198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0125894546509">
                <text:p>5.40125894546509</text:p>
              </table:table-cell>
              <table:table-cell office:value-type="float" office:value="103964.158017041">
                <text:p>103964.158017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41211843490601">
                <text:p>5.41211843490601</text:p>
              </table:table-cell>
              <table:table-cell office:value-type="float" office:value="103135.603758672">
                <text:p>103135.6037586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42301058769226">
                <text:p>5.42301058769226</text:p>
              </table:table-cell>
              <table:table-cell office:value-type="float" office:value="102826.321111962">
                <text:p>102826.3211119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3354177474976">
                <text:p>5.43354177474976</text:p>
              </table:table-cell>
              <table:table-cell office:value-type="float" office:value="106350.783998551">
                <text:p>106350.7839985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4445133209229">
                <text:p>5.44445133209229</text:p>
              </table:table-cell>
              <table:table-cell office:value-type="float" office:value="102662.27719743">
                <text:p>102662.277197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45520949363709">
                <text:p>5.45520949363709</text:p>
              </table:table-cell>
              <table:table-cell office:value-type="float" office:value="104107.007069565">
                <text:p>104107.0070695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46605682373047">
                <text:p>5.46605682373047</text:p>
              </table:table-cell>
              <table:table-cell office:value-type="float" office:value="103251.213926193">
                <text:p>103251.2139261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4768009185791">
                <text:p>5.4768009185791</text:p>
              </table:table-cell>
              <table:table-cell office:value-type="float" office:value="104243.309071543">
                <text:p>104243.309071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4875705242157">
                <text:p>5.4875705242157</text:p>
              </table:table-cell>
              <table:table-cell office:value-type="float" office:value="103996.379978305">
                <text:p>103996.3799783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50389432907105">
                <text:p>5.50389432907105</text:p>
              </table:table-cell>
              <table:table-cell office:value-type="float" office:value="68611.4548614661">
                <text:p>68611.454861466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147442817688">
                <text:p>5.5147442817688</text:p>
              </table:table-cell>
              <table:table-cell office:value-type="float" office:value="103226.256482377">
                <text:p>103226.2564823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5260181427002">
                <text:p>5.5260181427002</text:p>
              </table:table-cell>
              <table:table-cell office:value-type="float" office:value="99344.8479465381">
                <text:p>99344.84794653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53643870353699">
                <text:p>5.53643870353699</text:p>
              </table:table-cell>
              <table:table-cell office:value-type="float" office:value="107479.819708514">
                <text:p>107479.8197085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54721212387085">
                <text:p>5.54721212387085</text:p>
              </table:table-cell>
              <table:table-cell office:value-type="float" office:value="103959.556509616">
                <text:p>103959.5565096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55804634094238">
                <text:p>5.55804634094238</text:p>
              </table:table-cell>
              <table:table-cell office:value-type="float" office:value="103376.182386339">
                <text:p>103376.1823863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5689103603363">
                <text:p>5.5689103603363</text:p>
              </table:table-cell>
              <table:table-cell office:value-type="float" office:value="103092.599468914">
                <text:p>103092.5994689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57964420318604">
                <text:p>5.57964420318604</text:p>
              </table:table-cell>
              <table:table-cell office:value-type="float" office:value="104342.872881544">
                <text:p>104342.8728815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59038877487183">
                <text:p>5.59038877487183</text:p>
              </table:table-cell>
              <table:table-cell office:value-type="float" office:value="104238.682820752">
                <text:p>104238.6828207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60125255584717">
                <text:p>5.60125255584717</text:p>
              </table:table-cell>
              <table:table-cell office:value-type="float" office:value="103094.861958478">
                <text:p>103094.8619584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0634303092957">
                <text:p>5.60634303092957</text:p>
              </table:table-cell>
              <table:table-cell office:value-type="float" office:value="220018.756966887">
                <text:p>220018.7569668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1712121963501">
                <text:p>5.61712121963501</text:p>
              </table:table-cell>
              <table:table-cell office:value-type="float" office:value="103913.563828611">
                <text:p>103913.5638286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62788772583008">
                <text:p>5.62788772583008</text:p>
              </table:table-cell>
              <table:table-cell office:value-type="float" office:value="104026.31826033">
                <text:p>104026.318260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63869881629944">
                <text:p>5.63869881629944</text:p>
              </table:table-cell>
              <table:table-cell office:value-type="float" office:value="103597.320101444">
                <text:p>103597.3201014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64947843551636">
                <text:p>5.64947843551636</text:p>
              </table:table-cell>
              <table:table-cell office:value-type="float" office:value="103899.773958817">
                <text:p>103899.7739588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66046595573425">
                <text:p>5.66046595573425</text:p>
              </table:table-cell>
              <table:table-cell office:value-type="float" office:value="101933.828360638">
                <text:p>101933.8283606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67126703262329">
                <text:p>5.67126703262329</text:p>
              </table:table-cell>
              <table:table-cell office:value-type="float" office:value="103693.364236364">
                <text:p>103693.3642363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68204641342163">
                <text:p>5.68204641342163</text:p>
              </table:table-cell>
              <table:table-cell office:value-type="float" office:value="103902.072016279">
                <text:p>103902.0720162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69317293167114">
                <text:p>5.69317293167114</text:p>
              </table:table-cell>
              <table:table-cell office:value-type="float" office:value="100660.419988">
                <text:p>100660.4199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0369839668274">
                <text:p>5.70369839668274</text:p>
              </table:table-cell>
              <table:table-cell office:value-type="float" office:value="106408.600357895">
                <text:p>106408.6003578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2057580947876">
                <text:p>5.72057580947876</text:p>
              </table:table-cell>
              <table:table-cell office:value-type="float" office:value="66360.8820579469">
                <text:p>66360.88205794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3132538795471">
                <text:p>5.73132538795471</text:p>
              </table:table-cell>
              <table:table-cell office:value-type="float" office:value="104190.131967086">
                <text:p>104190.1319670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74232816696167">
                <text:p>5.74232816696167</text:p>
              </table:table-cell>
              <table:table-cell office:value-type="float" office:value="101792.465275521">
                <text:p>101792.4652755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75316119194031">
                <text:p>5.75316119194031</text:p>
              </table:table-cell>
              <table:table-cell office:value-type="float" office:value="103387.558157449">
                <text:p>103387.5581574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6401686668396">
                <text:p>5.76401686668396</text:p>
              </table:table-cell>
              <table:table-cell office:value-type="float" office:value="103171.845734868">
                <text:p>103171.8457348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7485227584839">
                <text:p>5.77485227584839</text:p>
              </table:table-cell>
              <table:table-cell office:value-type="float" office:value="103364.809118314">
                <text:p>103364.8091183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8573656082153">
                <text:p>5.78573656082153</text:p>
              </table:table-cell>
              <table:table-cell office:value-type="float" office:value="102900.65013581">
                <text:p>102900.650135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79660415649414">
                <text:p>5.79660415649414</text:p>
              </table:table-cell>
              <table:table-cell office:value-type="float" office:value="103058.674037997">
                <text:p>103058.6740379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0748009681702">
                <text:p>5.80748009681702</text:p>
              </table:table-cell>
              <table:table-cell office:value-type="float" office:value="102979.601464366">
                <text:p>102979.6014643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1834244728088">
                <text:p>5.81834244728088</text:p>
              </table:table-cell>
              <table:table-cell office:value-type="float" office:value="103108.438981563">
                <text:p>103108.4389815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2921862602234">
                <text:p>5.82921862602234</text:p>
              </table:table-cell>
              <table:table-cell office:value-type="float" office:value="102977.344030865">
                <text:p>102977.344030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4003710746765">
                <text:p>5.84003710746765</text:p>
              </table:table-cell>
              <table:table-cell office:value-type="float" office:value="103526.544428773">
                <text:p>103526.5444287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84397697448731">
                <text:p>5.84397697448731</text:p>
              </table:table-cell>
              <table:table-cell office:value-type="float" office:value="284273.554009077">
                <text:p>284273.5540090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85462689399719">
                <text:p>5.85462689399719</text:p>
              </table:table-cell>
              <table:table-cell office:value-type="float" office:value="105165.114061206">
                <text:p>105165.1140612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86546063423157">
                <text:p>5.86546063423157</text:p>
              </table:table-cell>
              <table:table-cell office:value-type="float" office:value="103380.732394366">
                <text:p>103380.73239436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87621116638184">
                <text:p>5.87621116638184</text:p>
              </table:table-cell>
              <table:table-cell office:value-type="float" office:value="104180.889312723">
                <text:p>104180.8893127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8870005607605">
                <text:p>5.8870005607605</text:p>
              </table:table-cell>
              <table:table-cell office:value-type="float" office:value="103805.641048305">
                <text:p>103805.6410483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89779591560364">
                <text:p>5.89779591560364</text:p>
              </table:table-cell>
              <table:table-cell office:value-type="float" office:value="103748.326597319">
                <text:p>103748.326597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0858578681946">
                <text:p>5.90858578681946</text:p>
              </table:table-cell>
              <table:table-cell office:value-type="float" office:value="103801.053561959">
                <text:p>103801.0535619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194962978363">
                <text:p>5.9194962978363</text:p>
              </table:table-cell>
              <table:table-cell office:value-type="float" office:value="102653.303614353">
                <text:p>102653.3036143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4223308563232">
                <text:p>5.94223308563232</text:p>
              </table:table-cell>
              <table:table-cell office:value-type="float" office:value="49259.3769202538">
                <text:p>49259.37692025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5204758644104">
                <text:p>5.95204758644104</text:p>
              </table:table-cell>
              <table:table-cell office:value-type="float" office:value="114116.858496295">
                <text:p>114116.8584962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95540356636047">
                <text:p>5.95540356636047</text:p>
              </table:table-cell>
              <table:table-cell office:value-type="float" office:value="333732.628587667">
                <text:p>333732.6285876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98068809509277">
                <text:p>5.98068809509277</text:p>
              </table:table-cell>
              <table:table-cell office:value-type="float" office:value="44295.8621795174">
                <text:p>44295.86217951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98404860496521">
                <text:p>5.98404860496521</text:p>
              </table:table-cell>
              <table:table-cell office:value-type="float" office:value="333282.758424973">
                <text:p>333282.7584249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99159288406372">
                <text:p>5.99159288406372</text:p>
              </table:table-cell>
              <table:table-cell office:value-type="float" office:value="148456.861865183">
                <text:p>148456.8618651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00287914276123">
                <text:p>6.00287914276123</text:p>
              </table:table-cell>
              <table:table-cell office:value-type="float" office:value="99235.7192952808">
                <text:p>99235.71929528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0615930557251">
                <text:p>6.00615930557251</text:p>
              </table:table-cell>
              <table:table-cell office:value-type="float" office:value="341446.466056113">
                <text:p>341446.4660561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1626348495483">
                <text:p>6.01626348495483</text:p>
              </table:table-cell>
              <table:table-cell office:value-type="float" office:value="110845.221330816">
                <text:p>110845.2213308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2663493156433">
                <text:p>6.02663493156433</text:p>
              </table:table-cell>
              <table:table-cell office:value-type="float" office:value="107988.792901313">
                <text:p>107988.7929013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4401230812073">
                <text:p>6.04401230812073</text:p>
              </table:table-cell>
              <table:table-cell office:value-type="float" office:value="64451.6159481931">
                <text:p>64451.61594819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5424451828003">
                <text:p>6.05424451828003</text:p>
              </table:table-cell>
              <table:table-cell office:value-type="float" office:value="109458.267819279">
                <text:p>109458.2678192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06467938423157">
                <text:p>6.06467938423157</text:p>
              </table:table-cell>
              <table:table-cell office:value-type="float" office:value="107332.476066443">
                <text:p>107332.4760664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07492995262146">
                <text:p>6.07492995262146</text:p>
              </table:table-cell>
              <table:table-cell office:value-type="float" office:value="109262.233800065">
                <text:p>109262.2338000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08531093597412">
                <text:p>6.08531093597412</text:p>
              </table:table-cell>
              <table:table-cell office:value-type="float" office:value="107889.586366873">
                <text:p>107889.5863668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09618496894836">
                <text:p>6.09618496894836</text:p>
              </table:table-cell>
              <table:table-cell office:value-type="float" office:value="102997.664496042">
                <text:p>102997.6644960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10616040229797">
                <text:p>6.10616040229797</text:p>
              </table:table-cell>
              <table:table-cell office:value-type="float" office:value="112275.824091778">
                <text:p>112275.8240917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0949182510376">
                <text:p>6.10949182510376</text:p>
              </table:table-cell>
              <table:table-cell office:value-type="float" office:value="336192.691619552">
                <text:p>336192.6916195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1952090263367">
                <text:p>6.11952090263367</text:p>
              </table:table-cell>
              <table:table-cell office:value-type="float" office:value="111675.275882563">
                <text:p>111675.2758825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2988901138306">
                <text:p>6.12988901138306</text:p>
              </table:table-cell>
              <table:table-cell office:value-type="float" office:value="108023.558304781">
                <text:p>108023.5583047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4014959335327">
                <text:p>6.14014959335327</text:p>
              </table:table-cell>
              <table:table-cell office:value-type="float" office:value="109155.601821731">
                <text:p>109155.6018217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5783977508545">
                <text:p>6.15783977508545</text:p>
              </table:table-cell>
              <table:table-cell office:value-type="float" office:value="63311.9555783175">
                <text:p>63311.95557831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16814231872559">
                <text:p>6.16814231872559</text:p>
              </table:table-cell>
              <table:table-cell office:value-type="float" office:value="108711.017310006">
                <text:p>108711.017310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17839741706848">
                <text:p>6.17839741706848</text:p>
              </table:table-cell>
              <table:table-cell office:value-type="float" office:value="109213.969730082">
                <text:p>109213.9697300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18875646591187">
                <text:p>6.18875646591187</text:p>
              </table:table-cell>
              <table:table-cell office:value-type="float" office:value="108118.034477203">
                <text:p>108118.0344772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19913935661316">
                <text:p>6.19913935661316</text:p>
              </table:table-cell>
              <table:table-cell office:value-type="float" office:value="107869.766929206">
                <text:p>107869.7669292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0953679084778">
                <text:p>6.20953679084778</text:p>
              </table:table-cell>
              <table:table-cell office:value-type="float" office:value="107718.88282504">
                <text:p>107718.882825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1990728378296">
                <text:p>6.21990728378296</text:p>
              </table:table-cell>
              <table:table-cell office:value-type="float" office:value="107998.723590133">
                <text:p>107998.7235901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2346067428589">
                <text:p>6.22346067428589</text:p>
              </table:table-cell>
              <table:table-cell office:value-type="float" office:value="315191.926999463">
                <text:p>315191.9269994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3383927345276">
                <text:p>6.23383927345276</text:p>
              </table:table-cell>
              <table:table-cell office:value-type="float" office:value="107914.370908088">
                <text:p>107914.3709080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4505639076233">
                <text:p>6.24505639076233</text:p>
              </table:table-cell>
              <table:table-cell office:value-type="float" office:value="99847.4001020235">
                <text:p>99847.40010202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5443315505981">
                <text:p>6.25443315505981</text:p>
              </table:table-cell>
              <table:table-cell office:value-type="float" office:value="119444.188258028">
                <text:p>119444.1882580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27201294898987">
                <text:p>6.27201294898987</text:p>
              </table:table-cell>
              <table:table-cell office:value-type="float" office:value="63709.506747135">
                <text:p>63709.5067471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8217434883118">
                <text:p>6.28217434883118</text:p>
              </table:table-cell>
              <table:table-cell office:value-type="float" office:value="110221.034256218">
                <text:p>110221.0342562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29273891448975">
                <text:p>6.29273891448975</text:p>
              </table:table-cell>
              <table:table-cell office:value-type="float" office:value="106014.770147367">
                <text:p>106014.7701473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029956817627">
                <text:p>6.3029956817627</text:p>
              </table:table-cell>
              <table:table-cell office:value-type="float" office:value="109196.19897722">
                <text:p>109196.198977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130350112915">
                <text:p>6.3130350112915</text:p>
              </table:table-cell>
              <table:table-cell office:value-type="float" office:value="111561.23491973">
                <text:p>111561.234919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2345700263977">
                <text:p>6.32345700263977</text:p>
              </table:table-cell>
              <table:table-cell office:value-type="float" office:value="107465.067142498">
                <text:p>107465.0671424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3381485939026">
                <text:p>6.33381485939026</text:p>
              </table:table-cell>
              <table:table-cell office:value-type="float" office:value="108130.477856551">
                <text:p>108130.4778565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3706617355347">
                <text:p>6.33706617355347</text:p>
              </table:table-cell>
              <table:table-cell office:value-type="float" office:value="344476.092982327">
                <text:p>344476.0929823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4715938568115">
                <text:p>6.34715938568115</text:p>
              </table:table-cell>
              <table:table-cell office:value-type="float" office:value="110965.665422592">
                <text:p>110965.6654225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574378490448">
                <text:p>6.3574378490448</text:p>
              </table:table-cell>
              <table:table-cell office:value-type="float" office:value="108965.704344599">
                <text:p>108965.7043445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37638521194458">
                <text:p>6.37638521194458</text:p>
              </table:table-cell>
              <table:table-cell office:value-type="float" office:value="59111.1283361226">
                <text:p>59111.12833612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8590788841248">
                <text:p>6.38590788841248</text:p>
              </table:table-cell>
              <table:table-cell office:value-type="float" office:value="117613.992639143">
                <text:p>117613.9926391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39629220962524">
                <text:p>6.39629220962524</text:p>
              </table:table-cell>
              <table:table-cell office:value-type="float" office:value="107854.907128917">
                <text:p>107854.9071289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40656137466431">
                <text:p>6.40656137466431</text:p>
              </table:table-cell>
              <table:table-cell office:value-type="float" office:value="109064.368499257">
                <text:p>109064.3684992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1680669784546">
                <text:p>6.41680669784546</text:p>
              </table:table-cell>
              <table:table-cell office:value-type="float" office:value="109318.171832821">
                <text:p>109318.1718328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2704057693481">
                <text:p>6.42704057693481</text:p>
              </table:table-cell>
              <table:table-cell office:value-type="float" office:value="109440.417482061">
                <text:p>109440.4174820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3738150596619">
                <text:p>6.43738150596619</text:p>
              </table:table-cell>
              <table:table-cell office:value-type="float" office:value="108307.483457451">
                <text:p>108307.4834574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4772791862488">
                <text:p>6.44772791862488</text:p>
              </table:table-cell>
              <table:table-cell office:value-type="float" office:value="108250.080191723">
                <text:p>108250.0801917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5102739334106">
                <text:p>6.45102739334106</text:p>
              </table:table-cell>
              <table:table-cell office:value-type="float" office:value="339447.971674254">
                <text:p>339447.9716742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6064877510071">
                <text:p>6.46064877510071</text:p>
              </table:table-cell>
              <table:table-cell office:value-type="float" office:value="116407.396357329">
                <text:p>116407.3963573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47092866897583">
                <text:p>6.47092866897583</text:p>
              </table:table-cell>
              <table:table-cell office:value-type="float" office:value="108950.541085883">
                <text:p>108950.5410858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8928475379944">
                <text:p>6.48928475379944</text:p>
              </table:table-cell>
              <table:table-cell office:value-type="float" office:value="61015.1898273824">
                <text:p>61015.18982738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49974393844605">
                <text:p>6.49974393844605</text:p>
              </table:table-cell>
              <table:table-cell office:value-type="float" office:value="107082.916866124">
                <text:p>107082.916866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1015472412109">
                <text:p>6.51015472412109</text:p>
              </table:table-cell>
              <table:table-cell office:value-type="float" office:value="107580.737415838">
                <text:p>107580.7374158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2391147613525">
                <text:p>6.52391147613525</text:p>
              </table:table-cell>
              <table:table-cell office:value-type="float" office:value="81414.5663778163">
                <text:p>81414.56637781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3085732460022">
                <text:p>6.53085732460022</text:p>
              </table:table-cell>
              <table:table-cell office:value-type="float" office:value="161247.399169327">
                <text:p>161247.3991693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4120683670044">
                <text:p>6.54120683670044</text:p>
              </table:table-cell>
              <table:table-cell office:value-type="float" office:value="108217.661775208">
                <text:p>108217.6617752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5153727531433">
                <text:p>6.55153727531433</text:p>
              </table:table-cell>
              <table:table-cell office:value-type="float" office:value="108417.468208359">
                <text:p>108417.4682083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6191372871399">
                <text:p>6.56191372871399</text:p>
              </table:table-cell>
              <table:table-cell office:value-type="float" office:value="107936.686733146">
                <text:p>107936.6867331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6523609161377">
                <text:p>6.56523609161377</text:p>
              </table:table-cell>
              <table:table-cell office:value-type="float" office:value="337109.471115895">
                <text:p>337109.4711158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57407712936401">
                <text:p>6.57407712936401</text:p>
              </table:table-cell>
              <table:table-cell office:value-type="float" office:value="126681.961059274">
                <text:p>126681.9610592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59293150901794">
                <text:p>6.59293150901794</text:p>
              </table:table-cell>
              <table:table-cell office:value-type="float" office:value="59402.6438714736">
                <text:p>59402.64387147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60295844078064">
                <text:p>6.60295844078064</text:p>
              </table:table-cell>
              <table:table-cell office:value-type="float" office:value="111699.174434088">
                <text:p>111699.1744340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1343002319336">
                <text:p>6.61343002319336</text:p>
              </table:table-cell>
              <table:table-cell office:value-type="float" office:value="106956.136699984">
                <text:p>106956.1366999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2467622756958">
                <text:p>6.62467622756958</text:p>
              </table:table-cell>
              <table:table-cell office:value-type="float" office:value="99589.1558193767">
                <text:p>99589.15581937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3419818878174">
                <text:p>6.63419818878174</text:p>
              </table:table-cell>
              <table:table-cell office:value-type="float" office:value="117622.827382443">
                <text:p>117622.8273824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4446306228638">
                <text:p>6.64446306228638</text:p>
              </table:table-cell>
              <table:table-cell office:value-type="float" office:value="109109.966089097">
                <text:p>109109.9660890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5784788131714">
                <text:p>6.65784788131714</text:p>
              </table:table-cell>
              <table:table-cell office:value-type="float" office:value="83676.8877805486">
                <text:p>83676.88778054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6513872146606">
                <text:p>6.66513872146606</text:p>
              </table:table-cell>
              <table:table-cell office:value-type="float" office:value="153617.412688031">
                <text:p>153617.4126880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7547345161438">
                <text:p>6.67547345161438</text:p>
              </table:table-cell>
              <table:table-cell office:value-type="float" office:value="108372.447458878">
                <text:p>108372.4474588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6788022518158">
                <text:p>6.6788022518158</text:p>
              </table:table-cell>
              <table:table-cell office:value-type="float" office:value="336457.561953875">
                <text:p>336457.561953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68760824203491">
                <text:p>6.68760824203491</text:p>
              </table:table-cell>
              <table:table-cell office:value-type="float" office:value="127186.150805469">
                <text:p>127186.1508054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70651197433472">
                <text:p>6.70651197433472</text:p>
              </table:table-cell>
              <table:table-cell office:value-type="float" office:value="59247.5592775704">
                <text:p>59247.55927757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1676421165466">
                <text:p>6.71676421165466</text:p>
              </table:table-cell>
              <table:table-cell office:value-type="float" office:value="109244.447338434">
                <text:p>109244.4473384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2713661193848">
                <text:p>6.72713661193848</text:p>
              </table:table-cell>
              <table:table-cell office:value-type="float" office:value="107978.864038616">
                <text:p>107978.8640386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3755788803101">
                <text:p>6.73755788803101</text:p>
              </table:table-cell>
              <table:table-cell office:value-type="float" office:value="107472.44291924">
                <text:p>107472.442919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480034828186">
                <text:p>6.7480034828186</text:p>
              </table:table-cell>
              <table:table-cell office:value-type="float" office:value="107222.233178125">
                <text:p>107222.233178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5835990905762">
                <text:p>6.75835990905762</text:p>
              </table:table-cell>
              <table:table-cell office:value-type="float" office:value="108145.41369308">
                <text:p>108145.413693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686939239502">
                <text:p>6.7686939239502</text:p>
              </table:table-cell>
              <table:table-cell office:value-type="float" office:value="108379.948320413">
                <text:p>108379.948320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7915620803833">
                <text:p>6.77915620803833</text:p>
              </table:table-cell>
              <table:table-cell office:value-type="float" office:value="107051.193655713">
                <text:p>107051.1936557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78942179679871">
                <text:p>6.78942179679871</text:p>
              </table:table-cell>
              <table:table-cell office:value-type="float" office:value="109102.363843278">
                <text:p>109102.3638432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79987049102783">
                <text:p>6.79987049102783</text:p>
              </table:table-cell>
              <table:table-cell office:value-type="float" office:value="107190.427381632">
                <text:p>107190.4273816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0318260192871">
                <text:p>6.80318260192871</text:p>
              </table:table-cell>
              <table:table-cell office:value-type="float" office:value="338152.92830406">
                <text:p>338152.928304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2058191299439">
                <text:p>6.82058191299439</text:p>
              </table:table-cell>
              <table:table-cell office:value-type="float" office:value="64370.3647674642">
                <text:p>64370.36476746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3095455169678">
                <text:p>6.83095455169678</text:p>
              </table:table-cell>
              <table:table-cell office:value-type="float" office:value="107976.382108215">
                <text:p>107976.3821082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4125423431397">
                <text:p>6.84125423431397</text:p>
              </table:table-cell>
              <table:table-cell office:value-type="float" office:value="108741.214814815">
                <text:p>108741.2148148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5139966011047">
                <text:p>6.85139966011047</text:p>
              </table:table-cell>
              <table:table-cell office:value-type="float" office:value="110394.578055601">
                <text:p>110394.5780556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6171793937683">
                <text:p>6.86171793937683</text:p>
              </table:table-cell>
              <table:table-cell office:value-type="float" office:value="108545.230371089">
                <text:p>108545.2303710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7214469909668">
                <text:p>6.87214469909668</text:p>
              </table:table-cell>
              <table:table-cell office:value-type="float" office:value="107415.921157936">
                <text:p>107415.9211579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8282775878906">
                <text:p>6.88282775878906</text:p>
              </table:table-cell>
              <table:table-cell office:value-type="float" office:value="104838.878771648">
                <text:p>104838.8787716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89307069778442">
                <text:p>6.89307069778442</text:p>
              </table:table-cell>
              <table:table-cell office:value-type="float" office:value="109343.61715004">
                <text:p>109343.617150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90332365036011">
                <text:p>6.90332365036011</text:p>
              </table:table-cell>
              <table:table-cell office:value-type="float" office:value="109236.826341736">
                <text:p>109236.8263417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1362428665161">
                <text:p>6.91362428665161</text:p>
              </table:table-cell>
              <table:table-cell office:value-type="float" office:value="108731.147116008">
                <text:p>108731.1471160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1691374778748">
                <text:p>6.91691374778748</text:p>
              </table:table-cell>
              <table:table-cell office:value-type="float" office:value="340481.29883308">
                <text:p>340481.298833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3891143798828">
                <text:p>6.93891143798828</text:p>
              </table:table-cell>
              <table:table-cell office:value-type="float" office:value="50914.4364601962">
                <text:p>50914.43646019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93343138694763">
                <text:p>9.93343138694763</text:p>
              </table:table-cell>
              <table:table-cell office:value-type="float" office:value="374.016543249017">
                <text:p>374.0165432490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93841743469238">
                <text:p>9.93841743469238</text:p>
              </table:table-cell>
              <table:table-cell office:value-type="float" office:value="224626.810118108">
                <text:p>224626.8101181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94330215454102">
                <text:p>9.94330215454102</text:p>
              </table:table-cell>
              <table:table-cell office:value-type="float" office:value="229286.434986333">
                <text:p>229286.434986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94823336601257">
                <text:p>9.94823336601257</text:p>
              </table:table-cell>
              <table:table-cell office:value-type="float" office:value="227124.71498332">
                <text:p>227124.71498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528977394104">
                <text:p>10.528977394104</text:p>
              </table:table-cell>
              <table:table-cell office:value-type="float" office:value="1928.56051172974">
                <text:p>1928.560511729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5338315963745">
                <text:p>10.5338315963745</text:p>
              </table:table-cell>
              <table:table-cell office:value-type="float" office:value="230727.921414538">
                <text:p>230727.9214145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5387120246887">
                <text:p>10.5387120246887</text:p>
              </table:table-cell>
              <table:table-cell office:value-type="float" office:value="229488.054714216">
                <text:p>229488.0547142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0105135440826">
                <text:p>20.0105135440826</text:p>
              </table:table-cell>
              <table:table-cell office:value-type="float" office:value="118.245721017987">
                <text:p>118.2457210179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0246527194977">
                <text:p>20.0246527194977</text:p>
              </table:table-cell>
              <table:table-cell office:value-type="float" office:value="79212.5401322002">
                <text:p>79212.54013220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0388555526733">
                <text:p>20.0388555526733</text:p>
              </table:table-cell>
              <table:table-cell office:value-type="float" office:value="78857.5058333753">
                <text:p>78857.50583337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0531058311462">
                <text:p>20.0531058311462</text:p>
              </table:table-cell>
              <table:table-cell office:value-type="float" office:value="78594.9553287603">
                <text:p>78594.95532876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06707072258">
                <text:p>20.06707072258</text:p>
              </table:table-cell>
              <table:table-cell office:value-type="float" office:value="80201.1247503116">
                <text:p>80201.12475031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0810532569885">
                <text:p>20.0810532569885</text:p>
              </table:table-cell>
              <table:table-cell office:value-type="float" office:value="80099.9280440602">
                <text:p>80099.92804406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0951499938965">
                <text:p>20.0951499938965</text:p>
              </table:table-cell>
              <table:table-cell office:value-type="float" office:value="79451.0110611237">
                <text:p>79451.01106112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1092615127563">
                <text:p>20.1092615127563</text:p>
              </table:table-cell>
              <table:table-cell office:value-type="float" office:value="79367.7853618977">
                <text:p>79367.78536189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1234138011932">
                <text:p>20.1234138011932</text:p>
              </table:table-cell>
              <table:table-cell office:value-type="float" office:value="79139.1445273674">
                <text:p>79139.14452736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1375017166138">
                <text:p>20.1375017166138</text:p>
              </table:table-cell>
              <table:table-cell office:value-type="float" office:value="79500.7612245934">
                <text:p>79500.76122459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1517250537872">
                <text:p>20.1517250537872</text:p>
              </table:table-cell>
              <table:table-cell office:value-type="float" office:value="78743.8268769801">
                <text:p>78743.82687698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1791470050812">
                <text:p>20.1791470050812</text:p>
              </table:table-cell>
              <table:table-cell office:value-type="float" office:value="40843.1912081797">
                <text:p>40843.19120817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1931343078613">
                <text:p>20.1931343078613</text:p>
              </table:table-cell>
              <table:table-cell office:value-type="float" office:value="80072.6214055602">
                <text:p>80072.621405560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2073287963867">
                <text:p>20.2073287963867</text:p>
              </table:table-cell>
              <table:table-cell office:value-type="float" office:value="78903.8645525396">
                <text:p>78903.86455253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2215003967285">
                <text:p>20.2215003967285</text:p>
              </table:table-cell>
              <table:table-cell office:value-type="float" office:value="79031.3001345895">
                <text:p>79031.30013458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2356925010681">
                <text:p>20.2356925010681</text:p>
              </table:table-cell>
              <table:table-cell office:value-type="float" office:value="78917.1199139872">
                <text:p>78917.11991398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249755859375">
                <text:p>20.249755859375</text:p>
              </table:table-cell>
              <table:table-cell office:value-type="float" office:value="79639.5836300139">
                <text:p>79639.58363001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2641956806183">
                <text:p>20.2641956806183</text:p>
              </table:table-cell>
              <table:table-cell office:value-type="float" office:value="77563.2870469743">
                <text:p>77563.28704697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2782905101776">
                <text:p>20.2782905101776</text:p>
              </table:table-cell>
              <table:table-cell office:value-type="float" office:value="79461.7625765418">
                <text:p>79461.76257654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2924418449402">
                <text:p>20.2924418449402</text:p>
              </table:table-cell>
              <table:table-cell office:value-type="float" office:value="79144.4778030495">
                <text:p>79144.47780304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3065721988678">
                <text:p>20.3065721988678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3206813335419">
                <text:p>20.3206813335419</text:p>
              </table:table-cell>
              <table:table-cell office:value-type="float" office:value="79381.1970664774">
                <text:p>79381.19706647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3348400592804">
                <text:p>20.3348400592804</text:p>
              </table:table-cell>
              <table:table-cell office:value-type="float" office:value="79103.1637086182">
                <text:p>79103.16370861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3491516113281">
                <text:p>20.3491516113281</text:p>
              </table:table-cell>
              <table:table-cell office:value-type="float" office:value="78258.4583604045">
                <text:p>78258.45836040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3633296489716">
                <text:p>20.3633296489716</text:p>
              </table:table-cell>
              <table:table-cell office:value-type="float" office:value="78995.4172902618">
                <text:p>78995.41729026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3773791790009">
                <text:p>20.3773791790009</text:p>
              </table:table-cell>
              <table:table-cell office:value-type="float" office:value="79717.9690469726">
                <text:p>79717.96904697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3915662765503">
                <text:p>20.3915662765503</text:p>
              </table:table-cell>
              <table:table-cell office:value-type="float" office:value="78944.9706747332">
                <text:p>78944.97067473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4057278633118">
                <text:p>20.4057278633118</text:p>
              </table:table-cell>
              <table:table-cell office:value-type="float" office:value="79087.1827334254">
                <text:p>79087.18273342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198713302612">
                <text:p>20.4198713302612</text:p>
              </table:table-cell>
              <table:table-cell office:value-type="float" office:value="79188.5047705742">
                <text:p>79188.50477057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4339060783386">
                <text:p>20.4339060783386</text:p>
              </table:table-cell>
              <table:table-cell office:value-type="float" office:value="79801.9311656984">
                <text:p>79801.93116569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4483518600464">
                <text:p>20.4483518600464</text:p>
              </table:table-cell>
              <table:table-cell office:value-type="float" office:value="77531.2837101832">
                <text:p>77531.28371018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4624290466309">
                <text:p>20.4624290466309</text:p>
              </table:table-cell>
              <table:table-cell office:value-type="float" office:value="79561.3522119098">
                <text:p>79561.35221190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4767484664917">
                <text:p>20.4767484664917</text:p>
              </table:table-cell>
              <table:table-cell office:value-type="float" office:value="78215.4592074592">
                <text:p>78215.45920745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4908599853516">
                <text:p>20.4908599853516</text:p>
              </table:table-cell>
              <table:table-cell office:value-type="float" office:value="79367.7853618977">
                <text:p>79367.78536189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5049493312836">
                <text:p>20.5049493312836</text:p>
              </table:table-cell>
              <table:table-cell office:value-type="float" office:value="79492.6893984263">
                <text:p>79492.68939842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519118309021">
                <text:p>20.519118309021</text:p>
              </table:table-cell>
              <table:table-cell office:value-type="float" office:value="79045.9284187854">
                <text:p>79045.92841878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5332884788513">
                <text:p>20.5332884788513</text:p>
              </table:table-cell>
              <table:table-cell office:value-type="float" office:value="79039.2785274422">
                <text:p>79039.27852744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5474169254303">
                <text:p>20.5474169254303</text:p>
              </table:table-cell>
              <table:table-cell office:value-type="float" office:value="79272.6924180293">
                <text:p>79272.69241802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5614814758301">
                <text:p>20.5614814758301</text:p>
              </table:table-cell>
              <table:table-cell office:value-type="float" office:value="79632.8334830737">
                <text:p>79632.83348307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5756633281708">
                <text:p>20.5756633281708</text:p>
              </table:table-cell>
              <table:table-cell office:value-type="float" office:value="78974.1687540978">
                <text:p>78974.16875409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899991989136">
                <text:p>20.5899991989136</text:p>
              </table:table-cell>
              <table:table-cell office:value-type="float" office:value="78125.7044022019">
                <text:p>78125.70440220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6042096614838">
                <text:p>20.6042096614838</text:p>
              </table:table-cell>
              <table:table-cell office:value-type="float" office:value="78815.1683640085">
                <text:p>78815.16836400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6183929443359">
                <text:p>20.6183929443359</text:p>
              </table:table-cell>
              <table:table-cell office:value-type="float" office:value="78966.2034998067">
                <text:p>78966.20349980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6232521533966">
                <text:p>20.6232521533966</text:p>
              </table:table-cell>
              <table:table-cell office:value-type="float" office:value="230490.185957509">
                <text:p>230490.1859575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6323680877686">
                <text:p>20.6323680877686</text:p>
              </table:table-cell>
              <table:table-cell office:value-type="float" office:value="122861.788413757">
                <text:p>122861.7884137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6608543395996">
                <text:p>20.6608543395996</text:p>
              </table:table-cell>
              <table:table-cell office:value-type="float" office:value="39317.2119183127">
                <text:p>39317.21191831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6747405529022">
                <text:p>20.6747405529022</text:p>
              </table:table-cell>
              <table:table-cell office:value-type="float" office:value="80655.5376611782">
                <text:p>80655.53766117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6889164447784">
                <text:p>20.6889164447784</text:p>
              </table:table-cell>
              <table:table-cell office:value-type="float" office:value="79007.374617377">
                <text:p>79007.3746173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7029554843903">
                <text:p>20.7029554843903</text:p>
              </table:table-cell>
              <table:table-cell office:value-type="float" office:value="79777.536852116">
                <text:p>79777.5368521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7173256874084">
                <text:p>20.7173256874084</text:p>
              </table:table-cell>
              <table:table-cell office:value-type="float" office:value="77939.051980157">
                <text:p>77939.0519801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73162150383">
                <text:p>20.73162150383</text:p>
              </table:table-cell>
              <table:table-cell office:value-type="float" office:value="78344.5986557929">
                <text:p>78344.59865579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7365598678589">
                <text:p>20.7365598678589</text:p>
              </table:table-cell>
              <table:table-cell office:value-type="float" office:value="226795.755322744">
                <text:p>226795.7553227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7456505298614">
                <text:p>20.7456505298614</text:p>
              </table:table-cell>
              <table:table-cell office:value-type="float" office:value="123203.348632275">
                <text:p>123203.3486322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7598602771759">
                <text:p>20.7598602771759</text:p>
              </table:table-cell>
              <table:table-cell office:value-type="float" office:value="78819.1355704698">
                <text:p>78819.13557046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7739572525024">
                <text:p>20.7739572525024</text:p>
              </table:table-cell>
              <table:table-cell office:value-type="float" office:value="79449.6673262638">
                <text:p>79449.66732626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7880654335022">
                <text:p>20.7880654335022</text:p>
              </table:table-cell>
              <table:table-cell office:value-type="float" office:value="79386.5630175415">
                <text:p>79386.56301754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8021247386932">
                <text:p>20.8021247386932</text:p>
              </table:table-cell>
              <table:table-cell office:value-type="float" office:value="79662.5426919229">
                <text:p>79662.54269192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8162431716919">
                <text:p>20.8162431716919</text:p>
              </table:table-cell>
              <table:table-cell office:value-type="float" office:value="79328.9170339599">
                <text:p>79328.91703395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8303241729736">
                <text:p>20.8303241729736</text:p>
              </table:table-cell>
              <table:table-cell office:value-type="float" office:value="79539.7981713512">
                <text:p>79539.79817135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8444838523865">
                <text:p>20.8444838523865</text:p>
              </table:table-cell>
              <table:table-cell office:value-type="float" office:value="79097.8359993265">
                <text:p>79097.83599932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85871052742">
                <text:p>20.85871052742</text:p>
              </table:table-cell>
              <table:table-cell office:value-type="float" office:value="78725.3520135409">
                <text:p>78725.35201354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8730385303497">
                <text:p>20.8730385303497</text:p>
              </table:table-cell>
              <table:table-cell office:value-type="float" office:value="78168.6048988285">
                <text:p>78168.60489882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8870532512665">
                <text:p>20.8870532512665</text:p>
              </table:table-cell>
              <table:table-cell office:value-type="float" office:value="79915.9688339968">
                <text:p>79915.96883399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9013133049011">
                <text:p>20.9013133049011</text:p>
              </table:table-cell>
              <table:table-cell office:value-type="float" office:value="78541.0790657237">
                <text:p>78541.07906572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153275489807">
                <text:p>20.9153275489807</text:p>
              </table:table-cell>
              <table:table-cell office:value-type="float" office:value="79918.6879891119">
                <text:p>79918.68798911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9298207759857">
                <text:p>20.9298207759857</text:p>
              </table:table-cell>
              <table:table-cell office:value-type="float" office:value="77277.4758591193">
                <text:p>77277.47585911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9435379505157">
                <text:p>20.9435379505157</text:p>
              </table:table-cell>
              <table:table-cell office:value-type="float" office:value="81649.4677929572">
                <text:p>81649.46779295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9577031135559">
                <text:p>20.9577031135559</text:p>
              </table:table-cell>
              <table:table-cell office:value-type="float" office:value="79067.2155925471">
                <text:p>79067.21559254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9717333316803">
                <text:p>20.9717333316803</text:p>
              </table:table-cell>
              <table:table-cell office:value-type="float" office:value="79827.6969089333">
                <text:p>79827.6969089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9904015064239">
                <text:p>20.9904015064239</text:p>
              </table:table-cell>
              <table:table-cell office:value-type="float" office:value="59995.1530012771">
                <text:p>59995.15300127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.0146172046661">
                <text:p>21.0146172046661</text:p>
              </table:table-cell>
              <table:table-cell office:value-type="float" office:value="46250.9892879647">
                <text:p>46250.98928796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.0280513763428">
                <text:p>21.0280513763428</text:p>
              </table:table-cell>
              <table:table-cell office:value-type="float" office:value="83369.4869292065">
                <text:p>83369.48692920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.0412819385529">
                <text:p>21.0412819385529</text:p>
              </table:table-cell>
              <table:table-cell office:value-type="float" office:value="84652.4873407457">
                <text:p>84652.48734074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.0546345710754">
                <text:p>21.0546345710754</text:p>
              </table:table-cell>
              <table:table-cell office:value-type="float" office:value="83878.5908401036">
                <text:p>83878.59084010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0679752826691">
                <text:p>21.0679752826691</text:p>
              </table:table-cell>
              <table:table-cell office:value-type="float" office:value="83953.5426682155">
                <text:p>83953.54266821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0811738967895">
                <text:p>21.0811738967895</text:p>
              </table:table-cell>
              <table:table-cell office:value-type="float" office:value="84857.394100327">
                <text:p>84857.3941003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.0945651531219">
                <text:p>21.0945651531219</text:p>
              </table:table-cell>
              <table:table-cell office:value-type="float" office:value="83636.6635212847">
                <text:p>83636.66352128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.1081013679504">
                <text:p>21.1081013679504</text:p>
              </table:table-cell>
              <table:table-cell office:value-type="float" office:value="82741.0036107442">
                <text:p>82741.00361074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1213042736053">
                <text:p>21.1213042736053</text:p>
              </table:table-cell>
              <table:table-cell office:value-type="float" office:value="84829.8116546581">
                <text:p>84829.8116546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1351354122162">
                <text:p>21.1351354122162</text:p>
              </table:table-cell>
              <table:table-cell office:value-type="float" office:value="80976.7027511549">
                <text:p>80976.70275115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1480076313019">
                <text:p>21.1480076313019</text:p>
              </table:table-cell>
              <table:table-cell office:value-type="float" office:value="87009.0846453047">
                <text:p>87009.08464530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1614134311676">
                <text:p>21.1614134311676</text:p>
              </table:table-cell>
              <table:table-cell office:value-type="float" office:value="83545.9287187878">
                <text:p>83545.92871878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747903823853">
                <text:p>21.1747903823853</text:p>
              </table:table-cell>
              <table:table-cell office:value-type="float" office:value="83726.1033382644">
                <text:p>83726.10333826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879682540894">
                <text:p>21.1879682540894</text:p>
              </table:table-cell>
              <table:table-cell office:value-type="float" office:value="84990.9625126646">
                <text:p>84990.96251266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2012131214142">
                <text:p>21.2012131214142</text:p>
              </table:table-cell>
              <table:table-cell office:value-type="float" office:value="84561.0584486886">
                <text:p>84561.05844868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146637439728">
                <text:p>21.2146637439728</text:p>
              </table:table-cell>
              <table:table-cell office:value-type="float" office:value="83267.5212705616">
                <text:p>83267.52127056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280168533325">
                <text:p>21.2280168533325</text:p>
              </table:table-cell>
              <table:table-cell office:value-type="float" office:value="83875.5955505562">
                <text:p>83875.59555055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413713932037">
                <text:p>21.2413713932037</text:p>
              </table:table-cell>
              <table:table-cell office:value-type="float" office:value="83866.6109653116">
                <text:p>83866.61096531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546110153198">
                <text:p>21.2546110153198</text:p>
              </table:table-cell>
              <table:table-cell office:value-type="float" office:value="84594.5594352704">
                <text:p>84594.55943527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2680323123932">
                <text:p>21.2680323123932</text:p>
              </table:table-cell>
              <table:table-cell office:value-type="float" office:value="83449.4605013057">
                <text:p>83449.46050130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281418800354">
                <text:p>21.281418800354</text:p>
              </table:table-cell>
              <table:table-cell office:value-type="float" office:value="83666.4555541703">
                <text:p>83666.45555417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29483294487">
                <text:p>21.29483294487</text:p>
              </table:table-cell>
              <table:table-cell office:value-type="float" office:value="83493.9565966977">
                <text:p>83493.95659669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308123588562">
                <text:p>21.308123588562</text:p>
              </table:table-cell>
              <table:table-cell office:value-type="float" office:value="84269.8085926989">
                <text:p>84269.80859269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3213937282562">
                <text:p>21.3213937282562</text:p>
              </table:table-cell>
              <table:table-cell office:value-type="float" office:value="84400.0158105608">
                <text:p>84400.01581056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3346540927887">
                <text:p>21.3346540927887</text:p>
              </table:table-cell>
              <table:table-cell office:value-type="float" office:value="84462.2330900068">
                <text:p>84462.23309000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348081111908">
                <text:p>21.348081111908</text:p>
              </table:table-cell>
              <table:table-cell office:value-type="float" office:value="83413.8977573379">
                <text:p>83413.89775733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3614559173584">
                <text:p>21.3614559173584</text:p>
              </table:table-cell>
              <table:table-cell office:value-type="float" office:value="83739.5358123284">
                <text:p>83739.53581232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3747134208679">
                <text:p>21.3747134208679</text:p>
              </table:table-cell>
              <table:table-cell office:value-type="float" office:value="84480.4603819732">
                <text:p>84480.46038197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3880085945129">
                <text:p>21.3880085945129</text:p>
              </table:table-cell>
              <table:table-cell office:value-type="float" office:value="84241.0960476293">
                <text:p>84241.09604762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4014058113098">
                <text:p>21.4014058113098</text:p>
              </table:table-cell>
              <table:table-cell office:value-type="float" office:value="83599.4533029613">
                <text:p>83599.45330296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4146699905395">
                <text:p>21.4146699905395</text:p>
              </table:table-cell>
              <table:table-cell office:value-type="float" office:value="84437.9422655211">
                <text:p>84437.94226552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4282207489014">
                <text:p>21.4282207489014</text:p>
              </table:table-cell>
              <table:table-cell office:value-type="float" office:value="82652.2007178549">
                <text:p>82652.20071785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4416012763977">
                <text:p>21.4416012763977</text:p>
              </table:table-cell>
              <table:table-cell office:value-type="float" office:value="83703.7254552582">
                <text:p>83703.72545525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4546844959259">
                <text:p>21.4546844959259</text:p>
              </table:table-cell>
              <table:table-cell office:value-type="float" office:value="85605.8401822324">
                <text:p>85605.84018223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4680943489075">
                <text:p>21.4680943489075</text:p>
              </table:table-cell>
              <table:table-cell office:value-type="float" office:value="83520.6770379589">
                <text:p>83520.67703795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481570482254">
                <text:p>21.481570482254</text:p>
              </table:table-cell>
              <table:table-cell office:value-type="float" office:value="83109.8929639262">
                <text:p>83109.89296392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4948403835297">
                <text:p>21.4948403835297</text:p>
              </table:table-cell>
              <table:table-cell office:value-type="float" office:value="84401.5322145963">
                <text:p>84401.53221459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5081806182861">
                <text:p>21.5081806182861</text:p>
              </table:table-cell>
              <table:table-cell office:value-type="float" office:value="83956.5435276035">
                <text:p>83956.54352760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5214612483978">
                <text:p>21.5214612483978</text:p>
              </table:table-cell>
              <table:table-cell office:value-type="float" office:value="84333.3479345816">
                <text:p>84333.34793458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5347266197205">
                <text:p>21.5347266197205</text:p>
              </table:table-cell>
              <table:table-cell office:value-type="float" office:value="84430.3542479196">
                <text:p>84430.35424791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5483832359314">
                <text:p>21.5483832359314</text:p>
              </table:table-cell>
              <table:table-cell office:value-type="float" office:value="82011.530726257">
                <text:p>82011.5307262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553102016449">
                <text:p>21.553102016449</text:p>
              </table:table-cell>
              <table:table-cell office:value-type="float" office:value="237349.458367017">
                <text:p>237349.4583670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5616614818573">
                <text:p>21.5616614818573</text:p>
              </table:table-cell>
              <table:table-cell office:value-type="float" office:value="130849.293334448">
                <text:p>130849.2933344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.5748097896576">
                <text:p>21.5748097896576</text:p>
              </table:table-cell>
              <table:table-cell office:value-type="float" office:value="85182.0642634366">
                <text:p>85182.06426343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.5881078243256">
                <text:p>21.5881078243256</text:p>
              </table:table-cell>
              <table:table-cell office:value-type="float" office:value="84222.9718875502">
                <text:p>84222.97188755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.6013643741608">
                <text:p>21.6013643741608</text:p>
              </table:table-cell>
              <table:table-cell office:value-type="float" office:value="84486.5378943203">
                <text:p>84486.53789432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.6145896911621">
                <text:p>21.6145896911621</text:p>
              </table:table-cell>
              <table:table-cell office:value-type="float" office:value="84686.060824575">
                <text:p>84686.0608245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27995967865">
                <text:p>21.627995967865</text:p>
              </table:table-cell>
              <table:table-cell office:value-type="float" office:value="83542.9571403166">
                <text:p>83542.9571403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.6412591934204">
                <text:p>21.6412591934204</text:p>
              </table:table-cell>
              <table:table-cell office:value-type="float" office:value="84444.0136616933">
                <text:p>84444.01366169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.6546077728271">
                <text:p>21.6546077728271</text:p>
              </table:table-cell>
              <table:table-cell office:value-type="float" office:value="83904.0594413089">
                <text:p>83904.05944130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6679768562317">
                <text:p>21.6679768562317</text:p>
              </table:table-cell>
              <table:table-cell office:value-type="float" office:value="83775.3768234833">
                <text:p>83775.37682348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.6814591884613">
                <text:p>21.6814591884613</text:p>
              </table:table-cell>
              <table:table-cell office:value-type="float" office:value="83071.6808431626">
                <text:p>83071.68084316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.694703578949">
                <text:p>21.694703578949</text:p>
              </table:table-cell>
              <table:table-cell office:value-type="float" office:value="84564.1028964375">
                <text:p>84564.10289643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7080132961273">
                <text:p>21.7080132961273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.7212111949921">
                <text:p>21.7212111949921</text:p>
              </table:table-cell>
              <table:table-cell office:value-type="float" office:value="84861.9929185635">
                <text:p>84861.99291856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.7345304489136">
                <text:p>21.7345304489136</text:p>
              </table:table-cell>
              <table:table-cell office:value-type="float" office:value="84088.794057102">
                <text:p>84088.7940571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.7478239536285">
                <text:p>21.7478239536285</text:p>
              </table:table-cell>
              <table:table-cell office:value-type="float" office:value="84251.6720770486">
                <text:p>84251.67207704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.7611346244812">
                <text:p>21.7611346244812</text:p>
              </table:table-cell>
              <table:table-cell office:value-type="float" office:value="84143.0167117448">
                <text:p>84143.01671174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.7744171619415">
                <text:p>21.7744171619415</text:p>
              </table:table-cell>
              <table:table-cell office:value-type="float" office:value="84321.2378165892">
                <text:p>84321.23781658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.7878084182739">
                <text:p>21.7878084182739</text:p>
              </table:table-cell>
              <table:table-cell office:value-type="float" office:value="83636.6635212847">
                <text:p>83636.66352128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.8011498451233">
                <text:p>21.8011498451233</text:p>
              </table:table-cell>
              <table:table-cell office:value-type="float" office:value="83949.041781336">
                <text:p>83949.0417813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.8145592212677">
                <text:p>21.8145592212677</text:p>
              </table:table-cell>
              <table:table-cell office:value-type="float" office:value="83523.6470316306">
                <text:p>83523.64703163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.8278658390045">
                <text:p>21.8278658390045</text:p>
              </table:table-cell>
              <table:table-cell office:value-type="float" office:value="84168.6461692826">
                <text:p>84168.64616928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8412327766418">
                <text:p>21.8412327766418</text:p>
              </table:table-cell>
              <table:table-cell office:value-type="float" office:value="83788.8251137073">
                <text:p>83788.82511370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.8544058799744">
                <text:p>21.8544058799744</text:p>
              </table:table-cell>
              <table:table-cell office:value-type="float" office:value="85021.7273582857">
                <text:p>85021.72735828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8676571846008">
                <text:p>21.8676571846008</text:p>
              </table:table-cell>
              <table:table-cell office:value-type="float" office:value="84519.9798488665">
                <text:p>84519.97984886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.8809340000153">
                <text:p>21.8809340000153</text:p>
              </table:table-cell>
              <table:table-cell office:value-type="float" office:value="84357.5786090111">
                <text:p>84357.57860901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8942060470581">
                <text:p>21.8942060470581</text:p>
              </table:table-cell>
              <table:table-cell office:value-type="float" office:value="84387.8865396016">
                <text:p>84387.8865396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9075736999512">
                <text:p>21.9075736999512</text:p>
              </table:table-cell>
              <table:table-cell office:value-type="float" office:value="83784.3418705857">
                <text:p>83784.34187058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9209539890289">
                <text:p>21.9209539890289</text:p>
              </table:table-cell>
              <table:table-cell office:value-type="float" office:value="83705.2169419647">
                <text:p>83705.21694196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9343793392181">
                <text:p>21.9343793392181</text:p>
              </table:table-cell>
              <table:table-cell office:value-type="float" office:value="83424.2670928787">
                <text:p>83424.26709287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9476778507233">
                <text:p>21.9476778507233</text:p>
              </table:table-cell>
              <table:table-cell office:value-type="float" office:value="84219.9519523827">
                <text:p>84219.95195238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9719085693359">
                <text:p>21.9719085693359</text:p>
              </table:table-cell>
              <table:table-cell office:value-type="float" office:value="46222.318780687">
                <text:p>46222.3187806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9761788845062">
                <text:p>21.9761788845062</text:p>
              </table:table-cell>
              <table:table-cell office:value-type="float" office:value="262275.723298532">
                <text:p>262275.7232985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9875206947327">
                <text:p>21.9875206947327</text:p>
              </table:table-cell>
              <table:table-cell office:value-type="float" office:value="98749.668495512">
                <text:p>98749.6684955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0013360977173">
                <text:p>22.0013360977173</text:p>
              </table:table-cell>
              <table:table-cell office:value-type="float" office:value="81068.9345252477">
                <text:p>81068.93452524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0129520893097">
                <text:p>22.0129520893097</text:p>
              </table:table-cell>
              <table:table-cell office:value-type="float" office:value="96418.8025697338">
                <text:p>96418.80256973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0237069129944">
                <text:p>22.0237069129944</text:p>
              </table:table-cell>
              <table:table-cell office:value-type="float" office:value="104139.317652797">
                <text:p>104139.3176527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0353109836578">
                <text:p>22.0353109836578</text:p>
              </table:table-cell>
              <table:table-cell office:value-type="float" office:value="96517.8541636704">
                <text:p>96517.85416367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0568721294403">
                <text:p>22.0568721294403</text:p>
              </table:table-cell>
              <table:table-cell office:value-type="float" office:value="51945.2913727138">
                <text:p>51945.29137271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0679779052734">
                <text:p>22.0679779052734</text:p>
              </table:table-cell>
              <table:table-cell office:value-type="float" office:value="100848.42489427">
                <text:p>100848.42489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0789620876312">
                <text:p>22.0789620876312</text:p>
              </table:table-cell>
              <table:table-cell office:value-type="float" office:value="101964.803889649">
                <text:p>101964.8038896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0900053977966">
                <text:p>22.0900053977966</text:p>
              </table:table-cell>
              <table:table-cell office:value-type="float" office:value="101418.866555841">
                <text:p>101418.8665558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1011965274811">
                <text:p>22.1011965274811</text:p>
              </table:table-cell>
              <table:table-cell office:value-type="float" office:value="100079.262020921">
                <text:p>100079.2620209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1127374172211">
                <text:p>22.1127374172211</text:p>
              </table:table-cell>
              <table:table-cell office:value-type="float" office:value="97046.2438540677">
                <text:p>97046.24385406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1232631206512">
                <text:p>22.1232631206512</text:p>
              </table:table-cell>
              <table:table-cell office:value-type="float" office:value="106406.190087886">
                <text:p>106406.1900878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1343975067139">
                <text:p>22.1343975067139</text:p>
              </table:table-cell>
              <table:table-cell office:value-type="float" office:value="100589.291021606">
                <text:p>100589.2910216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1453983783722">
                <text:p>22.1453983783722</text:p>
              </table:table-cell>
              <table:table-cell office:value-type="float" office:value="101810.114215123">
                <text:p>101810.1142151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1563858985901">
                <text:p>22.1563858985901</text:p>
              </table:table-cell>
              <table:table-cell office:value-type="float" office:value="101933.828360638">
                <text:p>101933.8283606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1686055660248">
                <text:p>22.1686055660248</text:p>
              </table:table-cell>
              <table:table-cell office:value-type="float" office:value="91655.5222133339">
                <text:p>91655.52221333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1897485256195">
                <text:p>22.1897485256195</text:p>
              </table:table-cell>
              <table:table-cell office:value-type="float" office:value="52972.7162832657">
                <text:p>52972.71628326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2008373737335">
                <text:p>22.2008373737335</text:p>
              </table:table-cell>
              <table:table-cell office:value-type="float" office:value="101002.375403139">
                <text:p>101002.3754031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2117917537689">
                <text:p>22.2117917537689</text:p>
              </table:table-cell>
              <table:table-cell office:value-type="float" office:value="102242.207809167">
                <text:p>102242.2078091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2228949069977">
                <text:p>22.2228949069977</text:p>
              </table:table-cell>
              <table:table-cell office:value-type="float" office:value="100872.245651707">
                <text:p>100872.2456517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2339427471161">
                <text:p>22.2339427471161</text:p>
              </table:table-cell>
              <table:table-cell office:value-type="float" office:value="101377.281712633">
                <text:p>101377.2817126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2456364631653">
                <text:p>22.2456364631653</text:p>
              </table:table-cell>
              <table:table-cell office:value-type="float" office:value="95777.9370807593">
                <text:p>95777.93708075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2562494277954">
                <text:p>22.2562494277954</text:p>
              </table:table-cell>
              <table:table-cell office:value-type="float" office:value="105531.304308757">
                <text:p>105531.3043087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26731300354">
                <text:p>22.26731300354</text:p>
              </table:table-cell>
              <table:table-cell office:value-type="float" office:value="101233.093698819">
                <text:p>101233.0936988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2783920764923">
                <text:p>22.2783920764923</text:p>
              </table:table-cell>
              <table:table-cell office:value-type="float" office:value="101091.4906712">
                <text:p>101091.49067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289383649826">
                <text:p>22.289383649826</text:p>
              </table:table-cell>
              <table:table-cell office:value-type="float" office:value="101896.240510173">
                <text:p>101896.2405101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301810503006">
                <text:p>22.301810503006</text:p>
              </table:table-cell>
              <table:table-cell office:value-type="float" office:value="90127.4026322858">
                <text:p>90127.40263228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3227782249451">
                <text:p>22.3227782249451</text:p>
              </table:table-cell>
              <table:table-cell office:value-type="float" office:value="53415.4355563136">
                <text:p>53415.435556313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3337907791138">
                <text:p>22.3337907791138</text:p>
              </table:table-cell>
              <table:table-cell office:value-type="float" office:value="101702.110413509">
                <text:p>101702.1104135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3446412086487">
                <text:p>22.3446412086487</text:p>
              </table:table-cell>
              <table:table-cell office:value-type="float" office:value="103221.720061525">
                <text:p>103221.7200615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3557064533234">
                <text:p>22.3557064533234</text:p>
              </table:table-cell>
              <table:table-cell office:value-type="float" office:value="101217.82508457">
                <text:p>101217.825084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3668444156647">
                <text:p>22.3668444156647</text:p>
              </table:table-cell>
              <table:table-cell office:value-type="float" office:value="100556.992893227">
                <text:p>100556.9928932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3779847621918">
                <text:p>22.3779847621918</text:p>
              </table:table-cell>
              <table:table-cell office:value-type="float" office:value="100535.47232804">
                <text:p>100535.472328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3891613483429">
                <text:p>22.3891613483429</text:p>
              </table:table-cell>
              <table:table-cell office:value-type="float" office:value="100209.490165963">
                <text:p>100209.4901659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400205373764">
                <text:p>22.400205373764</text:p>
              </table:table-cell>
              <table:table-cell office:value-type="float" office:value="101412.298260006">
                <text:p>101412.2982600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4112544059753">
                <text:p>22.4112544059753</text:p>
              </table:table-cell>
              <table:table-cell office:value-type="float" office:value="101366.344000173">
                <text:p>101366.3440001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422194480896">
                <text:p>22.422194480896</text:p>
              </table:table-cell>
              <table:table-cell office:value-type="float" office:value="102375.898531142">
                <text:p>102375.89853114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4351029396057">
                <text:p>22.4351029396057</text:p>
              </table:table-cell>
              <table:table-cell office:value-type="float" office:value="86764.8125300137">
                <text:p>86764.81253001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4462804794312">
                <text:p>22.4462804794312</text:p>
              </table:table-cell>
              <table:table-cell office:value-type="float" office:value="100200.940232925">
                <text:p>100200.9402329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4664971828461">
                <text:p>22.4664971828461</text:p>
              </table:table-cell>
              <table:table-cell office:value-type="float" office:value="55399.734418303">
                <text:p>55399.7344183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4775876998901">
                <text:p>22.4775876998901</text:p>
              </table:table-cell>
              <table:table-cell office:value-type="float" office:value="100987.176301137">
                <text:p>100987.1763011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488597869873">
                <text:p>22.488597869873</text:p>
              </table:table-cell>
              <table:table-cell office:value-type="float" office:value="101724.133391078">
                <text:p>101724.1333910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4996750354767">
                <text:p>22.4996750354767</text:p>
              </table:table-cell>
              <table:table-cell office:value-type="float" office:value="101108.897354771">
                <text:p>101108.8973547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5107281208038">
                <text:p>22.5107281208038</text:p>
              </table:table-cell>
              <table:table-cell office:value-type="float" office:value="101329.173425367">
                <text:p>101329.1734253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5218970775604">
                <text:p>22.5218970775604</text:p>
              </table:table-cell>
              <table:table-cell office:value-type="float" office:value="100277.94219357">
                <text:p>100277.942193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5330348014832">
                <text:p>22.5330348014832</text:p>
              </table:table-cell>
              <table:table-cell office:value-type="float" office:value="100559.145456492">
                <text:p>100559.1454564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5440366268158">
                <text:p>22.5440366268158</text:p>
              </table:table-cell>
              <table:table-cell office:value-type="float" office:value="101801.288980388">
                <text:p>101801.2889803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5551724433899">
                <text:p>22.5551724433899</text:p>
              </table:table-cell>
              <table:table-cell office:value-type="float" office:value="100576.369280836">
                <text:p>100576.3692808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5685474872589">
                <text:p>22.5685474872589</text:p>
              </table:table-cell>
              <table:table-cell office:value-type="float" office:value="83738.0431023726">
                <text:p>83738.04310237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5796320438385">
                <text:p>22.5796320438385</text:p>
              </table:table-cell>
              <table:table-cell office:value-type="float" office:value="101041.479824486">
                <text:p>101041.4798244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599217414856">
                <text:p>22.599217414856</text:p>
              </table:table-cell>
              <table:table-cell office:value-type="float" office:value="57185.53909455">
                <text:p>57185.53909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6102826595306">
                <text:p>22.6102826595306</text:p>
              </table:table-cell>
              <table:table-cell office:value-type="float" office:value="101217.82508457">
                <text:p>101217.825084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6213176250458">
                <text:p>22.6213176250458</text:p>
              </table:table-cell>
              <table:table-cell office:value-type="float" office:value="101495.559588627">
                <text:p>101495.5595886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6324076652527">
                <text:p>22.6324076652527</text:p>
              </table:table-cell>
              <table:table-cell office:value-type="float" office:value="100991.518434913">
                <text:p>100991.5184349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6434674263">
                <text:p>22.6434674263</text:p>
              </table:table-cell>
              <table:table-cell office:value-type="float" office:value="101268.01069242">
                <text:p>101268.010692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6558194160461">
                <text:p>22.6558194160461</text:p>
              </table:table-cell>
              <table:table-cell office:value-type="float" office:value="90673.6504014824">
                <text:p>90673.65040148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6657538414001">
                <text:p>22.6657538414001</text:p>
              </table:table-cell>
              <table:table-cell office:value-type="float" office:value="112739.283862916">
                <text:p>112739.2838629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6770114898682">
                <text:p>22.6770114898682</text:p>
              </table:table-cell>
              <table:table-cell office:value-type="float" office:value="99487.9173196662">
                <text:p>99487.91731966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6880462169647">
                <text:p>22.6880462169647</text:p>
              </table:table-cell>
              <table:table-cell office:value-type="float" office:value="101497.752522524">
                <text:p>101497.7525225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7020270824432">
                <text:p>22.7020270824432</text:p>
              </table:table-cell>
              <table:table-cell office:value-type="float" office:value="80109.4897680764">
                <text:p>80109.48976807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7132198810577">
                <text:p>22.7132198810577</text:p>
              </table:table-cell>
              <table:table-cell office:value-type="float" office:value="100064.339453841">
                <text:p>100064.3394538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7243025302887">
                <text:p>22.7243025302887</text:p>
              </table:table-cell>
              <table:table-cell office:value-type="float" office:value="101058.869288357">
                <text:p>101058.8692883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7431397438049">
                <text:p>22.7431397438049</text:p>
              </table:table-cell>
              <table:table-cell office:value-type="float" office:value="59456.7768228936">
                <text:p>59456.77682289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7541809082031">
                <text:p>22.7541809082031</text:p>
              </table:table-cell>
              <table:table-cell office:value-type="float" office:value="101438.576549341">
                <text:p>101438.5765493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7652809619904">
                <text:p>22.7652809619904</text:p>
              </table:table-cell>
              <table:table-cell office:value-type="float" office:value="100900.411968125">
                <text:p>100900.41196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763311862946">
                <text:p>22.7763311862946</text:p>
              </table:table-cell>
              <table:table-cell office:value-type="float" office:value="101355.408647622">
                <text:p>101355.4086476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873916625977">
                <text:p>22.7873916625977</text:p>
              </table:table-cell>
              <table:table-cell office:value-type="float" office:value="101261.461921493">
                <text:p>101261.4619214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7985196113586">
                <text:p>22.7985196113586</text:p>
              </table:table-cell>
              <table:table-cell office:value-type="float" office:value="100647.479967434">
                <text:p>100647.4799674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8097636699677">
                <text:p>22.8097636699677</text:p>
              </table:table-cell>
              <table:table-cell office:value-type="float" office:value="99608.1609804712">
                <text:p>99608.16098047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8209249973297">
                <text:p>22.8209249973297</text:p>
              </table:table-cell>
              <table:table-cell office:value-type="float" office:value="100346.487802794">
                <text:p>100346.4878027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835396528244">
                <text:p>22.835396528244</text:p>
              </table:table-cell>
              <table:table-cell office:value-type="float" office:value="77393.3322349995">
                <text:p>77393.33223499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8464498519897">
                <text:p>22.8464498519897</text:p>
              </table:table-cell>
              <table:table-cell office:value-type="float" office:value="101326.987769893">
                <text:p>101326.9877698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8576471805572">
                <text:p>22.8576471805572</text:p>
              </table:table-cell>
              <table:table-cell office:value-type="float" office:value="100023.857766422">
                <text:p>100023.8577664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875960111618">
                <text:p>22.875960111618</text:p>
              </table:table-cell>
              <table:table-cell office:value-type="float" office:value="61158.9699257909">
                <text:p>61158.969925790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8871374130249">
                <text:p>22.8871374130249</text:p>
              </table:table-cell>
              <table:table-cell office:value-type="float" office:value="100203.077579403">
                <text:p>100203.0775794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8981523513794">
                <text:p>22.8981523513794</text:p>
              </table:table-cell>
              <table:table-cell office:value-type="float" office:value="101680.096969697">
                <text:p>101680.0969696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909291267395">
                <text:p>22.909291267395</text:p>
              </table:table-cell>
              <table:table-cell office:value-type="float" office:value="100548.383561644">
                <text:p>100548.3835616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9204642772675">
                <text:p>22.9204642772675</text:p>
              </table:table-cell>
              <table:table-cell office:value-type="float" office:value="100241.565414079">
                <text:p>100241.5654140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931544303894">
                <text:p>22.931544303894</text:p>
              </table:table-cell>
              <table:table-cell office:value-type="float" office:value="101082.789576743">
                <text:p>101082.7895767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9528858661652">
                <text:p>22.9528858661652</text:p>
              </table:table-cell>
              <table:table-cell office:value-type="float" office:value="52479.756906818">
                <text:p>52479.7569068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9568653106689">
                <text:p>22.9568653106689</text:p>
              </table:table-cell>
              <table:table-cell office:value-type="float" office:value="281446.317176922">
                <text:p>281446.3171769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9607858657837">
                <text:p>22.9607858657837</text:p>
              </table:table-cell>
              <table:table-cell office:value-type="float" office:value="285673.831184627">
                <text:p>285673.8311846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9647397994995">
                <text:p>22.9647397994995</text:p>
              </table:table-cell>
              <table:table-cell office:value-type="float" office:value="283262.209358418">
                <text:p>283262.2093584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9728968143463">
                <text:p>22.9728968143463</text:p>
              </table:table-cell>
              <table:table-cell office:value-type="float" office:value="137305.131967381">
                <text:p>137305.1319673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9798429012299">
                <text:p>22.9798429012299</text:p>
              </table:table-cell>
              <table:table-cell office:value-type="float" office:value="161241.864488227">
                <text:p>161241.8644882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9911448955536">
                <text:p>22.9911448955536</text:p>
              </table:table-cell>
              <table:table-cell office:value-type="float" office:value="99097.5546367395">
                <text:p>99097.55463673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9950873851776">
                <text:p>22.9950873851776</text:p>
              </table:table-cell>
              <table:table-cell office:value-type="float" office:value="284084.450895017">
                <text:p>284084.4508950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3.0009346008301">
                <text:p>23.0009346008301</text:p>
              </table:table-cell>
              <table:table-cell office:value-type="float" office:value="191544.158205912">
                <text:p>191544.1582059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3.0048835277557">
                <text:p>23.0048835277557</text:p>
              </table:table-cell>
              <table:table-cell office:value-type="float" office:value="283621.353619513">
                <text:p>283621.3536195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.0088012218475">
                <text:p>23.0088012218475</text:p>
              </table:table-cell>
              <table:table-cell office:value-type="float" office:value="285882.453748783">
                <text:p>285882.4537487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.0127897262573">
                <text:p>23.0127897262573</text:p>
              </table:table-cell>
              <table:table-cell office:value-type="float" office:value="280807.010580429">
                <text:p>280807.0105804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3.0166900157928">
                <text:p>23.0166900157928</text:p>
              </table:table-cell>
              <table:table-cell office:value-type="float" office:value="287158.168592212">
                <text:p>287158.1685922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.0205764770508">
                <text:p>23.0205764770508</text:p>
              </table:table-cell>
              <table:table-cell office:value-type="float" office:value="288179.89571192">
                <text:p>288179.895711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0246365070343">
                <text:p>23.0246365070343</text:p>
              </table:table-cell>
              <table:table-cell office:value-type="float" office:value="275860.031710611">
                <text:p>275860.0317106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0360243320465">
                <text:p>23.0360243320465</text:p>
              </table:table-cell>
              <table:table-cell office:value-type="float" office:value="98350.6506992714">
                <text:p>98350.65069927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.0473616123199">
                <text:p>23.0473616123199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.0586674213409">
                <text:p>23.0586674213409</text:p>
              </table:table-cell>
              <table:table-cell office:value-type="float" office:value="99064.1180936314">
                <text:p>99064.11809363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.0700311660767">
                <text:p>23.0700311660767</text:p>
              </table:table-cell>
              <table:table-cell office:value-type="float" office:value="98559.0600675577">
                <text:p>98559.06006755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.0812878608704">
                <text:p>23.0812878608704</text:p>
              </table:table-cell>
              <table:table-cell office:value-type="float" office:value="99496.3459990681">
                <text:p>99496.34599906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.0930409431458">
                <text:p>23.0930409431458</text:p>
              </table:table-cell>
              <table:table-cell office:value-type="float" office:value="95294.1512495943">
                <text:p>95294.15124959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.1043229103088">
                <text:p>23.1043229103088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.1157882213593">
                <text:p>23.1157882213593</text:p>
              </table:table-cell>
              <table:table-cell office:value-type="float" office:value="97685.967269022">
                <text:p>97685.9672690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.1270589828491">
                <text:p>23.1270589828491</text:p>
              </table:table-cell>
              <table:table-cell office:value-type="float" office:value="99372.1676221099">
                <text:p>99372.16762210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.1383771896362">
                <text:p>23.1383771896362</text:p>
              </table:table-cell>
              <table:table-cell office:value-type="float" office:value="98955.6049882036">
                <text:p>98955.60498820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1496169567108">
                <text:p>23.1496169567108</text:p>
              </table:table-cell>
              <table:table-cell office:value-type="float" office:value="99646.1930721422">
                <text:p>99646.19307214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.160947561264">
                <text:p>23.160947561264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.172262430191">
                <text:p>23.172262430191</text:p>
              </table:table-cell>
              <table:table-cell office:value-type="float" office:value="98984.796662312">
                <text:p>98984.7966623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.1836595535278">
                <text:p>23.1836595535278</text:p>
              </table:table-cell>
              <table:table-cell office:value-type="float" office:value="98270.411480451">
                <text:p>98270.4114804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.1950273513794">
                <text:p>23.1950273513794</text:p>
              </table:table-cell>
              <table:table-cell office:value-type="float" office:value="98523.9194630872">
                <text:p>98523.91946308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.2066869735718">
                <text:p>23.2066869735718</text:p>
              </table:table-cell>
              <table:table-cell office:value-type="float" office:value="96058.0009815148">
                <text:p>96058.00098151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.2181136608124">
                <text:p>23.2181136608124</text:p>
              </table:table-cell>
              <table:table-cell office:value-type="float" office:value="98016.1595760219">
                <text:p>98016.15957602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.2295365333557">
                <text:p>23.2295365333557</text:p>
              </table:table-cell>
              <table:table-cell office:value-type="float" office:value="98048.8923211789">
                <text:p>98048.89232117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.2439630031586">
                <text:p>23.2439630031586</text:p>
              </table:table-cell>
              <table:table-cell office:value-type="float" office:value="77635.0704853823">
                <text:p>77635.07048538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.2523553371429">
                <text:p>23.2523553371429</text:p>
              </table:table-cell>
              <table:table-cell office:value-type="float" office:value="133455.127272727">
                <text:p>133455.1272727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.2638518810272">
                <text:p>23.2638518810272</text:p>
              </table:table-cell>
              <table:table-cell office:value-type="float" office:value="97420.582330983">
                <text:p>97420.5823309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.2749490737915">
                <text:p>23.2749490737915</text:p>
              </table:table-cell>
              <table:table-cell office:value-type="float" office:value="100926.425609625">
                <text:p>100926.4256096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.2863881587982">
                <text:p>23.2863881587982</text:p>
              </table:table-cell>
              <table:table-cell office:value-type="float" office:value="97909.928927239">
                <text:p>97909.92892723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.2975928783417">
                <text:p>23.2975928783417</text:p>
              </table:table-cell>
              <table:table-cell office:value-type="float" office:value="99957.8789684228">
                <text:p>99957.87896842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3.3088953495026">
                <text:p>23.3088953495026</text:p>
              </table:table-cell>
              <table:table-cell office:value-type="float" office:value="99093.3738345357">
                <text:p>99093.37383453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.3203296661377">
                <text:p>23.3203296661377</text:p>
              </table:table-cell>
              <table:table-cell office:value-type="float" office:value="97950.7596071645">
                <text:p>97950.75960716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3317506313324">
                <text:p>23.3317506313324</text:p>
              </table:table-cell>
              <table:table-cell office:value-type="float" office:value="98065.266893514">
                <text:p>98065.2668935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.3432655334473">
                <text:p>23.3432655334473</text:p>
              </table:table-cell>
              <table:table-cell office:value-type="float" office:value="97265.2645091828">
                <text:p>97265.26450918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.3546018600464">
                <text:p>23.3546018600464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3660659790039">
                <text:p>23.3660659790039</text:p>
              </table:table-cell>
              <table:table-cell office:value-type="float" office:value="97696.1251143832">
                <text:p>97696.12511438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.3783392906189">
                <text:p>23.3783392906189</text:p>
              </table:table-cell>
              <table:table-cell office:value-type="float" office:value="91254.9143323361">
                <text:p>91254.91433233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3.3888020515442">
                <text:p>23.3888020515442</text:p>
              </table:table-cell>
              <table:table-cell office:value-type="float" office:value="107046.314830006">
                <text:p>107046.31483000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.4001135826111">
                <text:p>23.4001135826111</text:p>
              </table:table-cell>
              <table:table-cell office:value-type="float" office:value="99014.005564455">
                <text:p>99014.0055644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4114923477173">
                <text:p>23.4114923477173</text:p>
              </table:table-cell>
              <table:table-cell office:value-type="float" office:value="98428.958638897">
                <text:p>98428.9586388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4229860305786">
                <text:p>23.4229860305786</text:p>
              </table:table-cell>
              <table:table-cell office:value-type="float" office:value="97444.8323929638">
                <text:p>97444.83239296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4340965747833">
                <text:p>23.4340965747833</text:p>
              </table:table-cell>
              <table:table-cell office:value-type="float" office:value="100805.14323727">
                <text:p>100805.143237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4453952312469">
                <text:p>23.4453952312469</text:p>
              </table:table-cell>
              <table:table-cell office:value-type="float" office:value="99126.8301329395">
                <text:p>99126.83013293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4574036598206">
                <text:p>23.4574036598206</text:p>
              </table:table-cell>
              <table:table-cell office:value-type="float" office:value="93267.8237735025">
                <text:p>93267.82377350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4687955379486">
                <text:p>23.4687955379486</text:p>
              </table:table-cell>
              <table:table-cell office:value-type="float" office:value="98315.6585253553">
                <text:p>98315.65852535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4802978038788">
                <text:p>23.4802978038788</text:p>
              </table:table-cell>
              <table:table-cell office:value-type="float" office:value="97372.1183981428">
                <text:p>97372.11839814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4916503429413">
                <text:p>23.4916503429413</text:p>
              </table:table-cell>
              <table:table-cell office:value-type="float" office:value="98656.3440860215">
                <text:p>98656.34408602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5029673576355">
                <text:p>23.5029673576355</text:p>
              </table:table-cell>
              <table:table-cell office:value-type="float" office:value="98966.0286093497">
                <text:p>98966.02860934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5142977237701">
                <text:p>23.5142977237701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5257167816162">
                <text:p>23.5257167816162</text:p>
              </table:table-cell>
              <table:table-cell office:value-type="float" office:value="98081.6469360058">
                <text:p>98081.64693600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5371596813202">
                <text:p>23.5371596813202</text:p>
              </table:table-cell>
              <table:table-cell office:value-type="float" office:value="97877.2888842588">
                <text:p>97877.28888425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5484766960144">
                <text:p>23.5484766960144</text:p>
              </table:table-cell>
              <table:table-cell office:value-type="float" office:value="98966.0286093497">
                <text:p>98966.02860934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5599291324615">
                <text:p>23.5599291324615</text:p>
              </table:table-cell>
              <table:table-cell office:value-type="float" office:value="97795.7839075674">
                <text:p>97795.78390756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5711846351624">
                <text:p>23.5711846351624</text:p>
              </table:table-cell>
              <table:table-cell office:value-type="float" office:value="99506.8838568917">
                <text:p>99506.88385689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5824480056763">
                <text:p>23.5824480056763</text:p>
              </table:table-cell>
              <table:table-cell office:value-type="float" office:value="99437.375216968">
                <text:p>99437.3752169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5938966274261">
                <text:p>23.5938966274261</text:p>
              </table:table-cell>
              <table:table-cell office:value-type="float" office:value="97828.3696036985">
                <text:p>97828.36960369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6053018569946">
                <text:p>23.6053018569946</text:p>
              </table:table-cell>
              <table:table-cell office:value-type="float" office:value="98200.5660890106">
                <text:p>98200.56608901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6166875362396">
                <text:p>23.6166875362396</text:p>
              </table:table-cell>
              <table:table-cell office:value-type="float" office:value="98369.1860538164">
                <text:p>98369.18605381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6280283927917">
                <text:p>23.6280283927917</text:p>
              </table:table-cell>
              <table:table-cell office:value-type="float" office:value="98757.9725439906">
                <text:p>98757.97254399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6392896175384">
                <text:p>23.6392896175384</text:p>
              </table:table-cell>
              <table:table-cell office:value-type="float" office:value="99456.3224863972">
                <text:p>99456.32248639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6506094932556">
                <text:p>23.6506094932556</text:p>
              </table:table-cell>
              <table:table-cell office:value-type="float" office:value="98941.0156068999">
                <text:p>98941.015606899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6620628833771">
                <text:p>23.6620628833771</text:p>
              </table:table-cell>
              <table:table-cell office:value-type="float" office:value="97787.6408751223">
                <text:p>97787.64087512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6734290122986">
                <text:p>23.6734290122986</text:p>
              </table:table-cell>
              <table:table-cell office:value-type="float" office:value="98538.3860885617">
                <text:p>98538.38608856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684720993042">
                <text:p>23.684720993042</text:p>
              </table:table-cell>
              <table:table-cell office:value-type="float" office:value="99185.4330475909">
                <text:p>99185.43304759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6962263584137">
                <text:p>23.6962263584137</text:p>
              </table:table-cell>
              <table:table-cell office:value-type="float" office:value="97345.8872287958">
                <text:p>97345.88722879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7075798511505">
                <text:p>23.7075798511505</text:p>
              </table:table-cell>
              <table:table-cell office:value-type="float" office:value="98648.0571188576">
                <text:p>98648.05711885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7190141677856">
                <text:p>23.7190141677856</text:p>
              </table:table-cell>
              <table:table-cell office:value-type="float" office:value="97950.7596071645">
                <text:p>97950.75960716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7304055690765">
                <text:p>23.7304055690765</text:p>
              </table:table-cell>
              <table:table-cell office:value-type="float" office:value="98319.7739592708">
                <text:p>98319.77395927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7417216300964">
                <text:p>23.7417216300964</text:p>
              </table:table-cell>
              <table:table-cell office:value-type="float" office:value="98974.3690874997">
                <text:p>98974.36908749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7529060840607">
                <text:p>23.7529060840607</text:p>
              </table:table-cell>
              <table:table-cell office:value-type="float" office:value="100138.996823773">
                <text:p>100138.9968237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7642498016357">
                <text:p>23.7642498016357</text:p>
              </table:table-cell>
              <table:table-cell office:value-type="float" office:value="98733.0645873179">
                <text:p>98733.06458731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7757306098938">
                <text:p>23.7757306098938</text:p>
              </table:table-cell>
              <table:table-cell office:value-type="float" office:value="97554.107239274">
                <text:p>97554.1072392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7870588302612">
                <text:p>23.7870588302612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7985141277313">
                <text:p>23.7985141277313</text:p>
              </table:table-cell>
              <table:table-cell office:value-type="float" office:value="97771.3588777655">
                <text:p>97771.35887776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8098978996277">
                <text:p>23.8098978996277</text:p>
              </table:table-cell>
              <table:table-cell office:value-type="float" office:value="98385.6677906465">
                <text:p>98385.66779064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8213267326355">
                <text:p>23.8213267326355</text:p>
              </table:table-cell>
              <table:table-cell office:value-type="float" office:value="97997.7570093458">
                <text:p>97997.75700934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8329193592072">
                <text:p>23.8329193592072</text:p>
              </table:table-cell>
              <table:table-cell office:value-type="float" office:value="96613.1353474693">
                <text:p>96613.13534746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8440802097321">
                <text:p>23.8440802097321</text:p>
              </table:table-cell>
              <table:table-cell office:value-type="float" office:value="100350.775014953">
                <text:p>100350.7750149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8553791046143">
                <text:p>23.8553791046143</text:p>
              </table:table-cell>
              <table:table-cell office:value-type="float" office:value="99124.7384524488">
                <text:p>99124.73845244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8667883872986">
                <text:p>23.8667883872986</text:p>
              </table:table-cell>
              <table:table-cell office:value-type="float" office:value="98165.6806118611">
                <text:p>98165.68061186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8780176639557">
                <text:p>23.8780176639557</text:p>
              </table:table-cell>
              <table:table-cell office:value-type="float" office:value="99739.2827873203">
                <text:p>99739.28278732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8893091678619">
                <text:p>23.8893091678619</text:p>
              </table:table-cell>
              <table:table-cell office:value-type="float" office:value="99189.6216216216">
                <text:p>99189.62162162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9006490707397">
                <text:p>23.9006490707397</text:p>
              </table:table-cell>
              <table:table-cell office:value-type="float" office:value="98766.2779891933">
                <text:p>98766.27798919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9120109081268">
                <text:p>23.9120109081268</text:p>
              </table:table-cell>
              <table:table-cell office:value-type="float" office:value="98575.6054978491">
                <text:p>98575.60549784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9233808517456">
                <text:p>23.9233808517456</text:p>
              </table:table-cell>
              <table:table-cell office:value-type="float" office:value="98505.3257564638">
                <text:p>98505.32575646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9378664493561">
                <text:p>23.9378664493561</text:p>
              </table:table-cell>
              <table:table-cell office:value-type="float" office:value="77318.1770001811">
                <text:p>77318.17700018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9503643512726">
                <text:p>23.9503643512726</text:p>
              </table:table-cell>
              <table:table-cell office:value-type="float" office:value="89615.0415871805">
                <text:p>89615.04158718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9579331874847">
                <text:p>23.9579331874847</text:p>
              </table:table-cell>
              <table:table-cell office:value-type="float" office:value="147975.193095193">
                <text:p>147975.1930951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961847782135">
                <text:p>23.961847782135</text:p>
              </table:table-cell>
              <table:table-cell office:value-type="float" office:value="286108.805651989">
                <text:p>286108.8056519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9806048870087">
                <text:p>23.9806048870087</text:p>
              </table:table-cell>
              <table:table-cell office:value-type="float" office:value="59710.7073583059">
                <text:p>59710.707358305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9919693470001">
                <text:p>23.9919693470001</text:p>
              </table:table-cell>
              <table:table-cell office:value-type="float" office:value="98552.8569630344">
                <text:p>98552.85696303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4.0031967163086">
                <text:p>24.0031967163086</text:p>
              </table:table-cell>
              <table:table-cell office:value-type="float" office:value="99756.2268798709">
                <text:p>99756.22687987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014416217804">
                <text:p>24.014416217804</text:p>
              </table:table-cell>
              <table:table-cell office:value-type="float" office:value="99826.1821581878">
                <text:p>99826.18215818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.0266325473785">
                <text:p>24.0266325473785</text:p>
              </table:table-cell>
              <table:table-cell office:value-type="float" office:value="91680.5651944808">
                <text:p>91680.56519448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0369884967804">
                <text:p>24.0369884967804</text:p>
              </table:table-cell>
              <table:table-cell office:value-type="float" office:value="108150.393222212">
                <text:p>108150.3932222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.052285194397">
                <text:p>24.052285194397</text:p>
              </table:table-cell>
              <table:table-cell office:value-type="float" office:value="73218.4179927991">
                <text:p>73218.417992799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.0635893344879">
                <text:p>24.0635893344879</text:p>
              </table:table-cell>
              <table:table-cell office:value-type="float" office:value="99078.7438044418">
                <text:p>99078.74380444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.0755870342255">
                <text:p>24.0755870342255</text:p>
              </table:table-cell>
              <table:table-cell office:value-type="float" office:value="93351.2276936529">
                <text:p>93351.22769365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.0935487747192">
                <text:p>24.0935487747192</text:p>
              </table:table-cell>
              <table:table-cell office:value-type="float" office:value="62354.7590161541">
                <text:p>62354.75901615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.1049242019653">
                <text:p>24.1049242019653</text:p>
              </table:table-cell>
              <table:table-cell office:value-type="float" office:value="98457.8403755869">
                <text:p>98457.84037558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1163580417633">
                <text:p>24.1163580417633</text:p>
              </table:table-cell>
              <table:table-cell office:value-type="float" office:value="97954.8445482411">
                <text:p>97954.84454824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4.1276793479919">
                <text:p>24.1276793479919</text:p>
              </table:table-cell>
              <table:table-cell office:value-type="float" office:value="98928.5138464778">
                <text:p>98928.51384647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.138890504837">
                <text:p>24.138890504837</text:p>
              </table:table-cell>
              <table:table-cell office:value-type="float" office:value="99900.4844437828">
                <text:p>99900.48444378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1538417339325">
                <text:p>24.1538417339325</text:p>
              </table:table-cell>
              <table:table-cell office:value-type="float" office:value="74910.22930952">
                <text:p>74910.229309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.1650495529175">
                <text:p>24.1650495529175</text:p>
              </table:table-cell>
              <table:table-cell office:value-type="float" office:value="99930.2363377226">
                <text:p>99930.23633772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.1764235496521">
                <text:p>24.1764235496521</text:p>
              </table:table-cell>
              <table:table-cell office:value-type="float" office:value="98470.2234519767">
                <text:p>98470.22345197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.1952543258667">
                <text:p>24.1952543258667</text:p>
              </table:table-cell>
              <table:table-cell office:value-type="float" office:value="59477.1021245347">
                <text:p>59477.10212453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.2069413661957">
                <text:p>24.2069413661957</text:p>
              </table:table-cell>
              <table:table-cell office:value-type="float" office:value="95832.6461168119">
                <text:p>95832.64611681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2183728218079">
                <text:p>24.2183728218079</text:p>
              </table:table-cell>
              <table:table-cell office:value-type="float" office:value="97975.2743654452">
                <text:p>97975.27436544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2296848297119">
                <text:p>24.2296848297119</text:p>
              </table:table-cell>
              <table:table-cell office:value-type="float" office:value="99009.8318087932">
                <text:p>99009.83180879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.2419629096985">
                <text:p>24.2419629096985</text:p>
              </table:table-cell>
              <table:table-cell office:value-type="float" office:value="91219.4741543361">
                <text:p>91219.47415433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.2522909641266">
                <text:p>24.2522909641266</text:p>
              </table:table-cell>
              <table:table-cell office:value-type="float" office:value="108442.495902491">
                <text:p>108442.4959024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.2667315006256">
                <text:p>24.2667315006256</text:p>
              </table:table-cell>
              <table:table-cell office:value-type="float" office:value="77559.445251618">
                <text:p>77559.4452516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.2780430316925">
                <text:p>24.2780430316925</text:p>
              </table:table-cell>
              <table:table-cell office:value-type="float" office:value="99014.005564455">
                <text:p>99014.0055644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.2892987728119">
                <text:p>24.2892987728119</text:p>
              </table:table-cell>
              <table:table-cell office:value-type="float" office:value="99504.776106757">
                <text:p>99504.77610675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.3085947036743">
                <text:p>24.3085947036743</text:p>
              </table:table-cell>
              <table:table-cell office:value-type="float" office:value="58043.3257138621">
                <text:p>58043.32571386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.3199090957642">
                <text:p>24.3199090957642</text:p>
              </table:table-cell>
              <table:table-cell office:value-type="float" office:value="98988.9683074848">
                <text:p>98988.96830748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.331196308136">
                <text:p>24.331196308136</text:p>
              </table:table-cell>
              <table:table-cell office:value-type="float" office:value="99227.3347133624">
                <text:p>99227.33471336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.3428561687469">
                <text:p>24.3428561687469</text:p>
              </table:table-cell>
              <table:table-cell office:value-type="float" office:value="96056.0368060525">
                <text:p>96056.03680605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.3539922237396">
                <text:p>24.3539922237396</text:p>
              </table:table-cell>
              <table:table-cell office:value-type="float" office:value="100574.215980132">
                <text:p>100574.2159801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.3653411865234">
                <text:p>24.3653411865234</text:p>
              </table:table-cell>
              <table:table-cell office:value-type="float" office:value="98687.4326169618">
                <text:p>98687.43261696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379515171051">
                <text:p>24.379515171051</text:p>
              </table:table-cell>
              <table:table-cell office:value-type="float" office:value="79018.006391926">
                <text:p>79018.0063919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3908381462097">
                <text:p>24.3908381462097</text:p>
              </table:table-cell>
              <table:table-cell office:value-type="float" office:value="98913.9324517813">
                <text:p>98913.93245178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4105575084686">
                <text:p>24.4105575084686</text:p>
              </table:table-cell>
              <table:table-cell office:value-type="float" office:value="56796.9686491192">
                <text:p>56796.96864911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4217472076416">
                <text:p>24.4217472076416</text:p>
              </table:table-cell>
              <table:table-cell office:value-type="float" office:value="100092.056335627">
                <text:p>100092.05633562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4329433441162">
                <text:p>24.4329433441162</text:p>
              </table:table-cell>
              <table:table-cell office:value-type="float" office:value="100034.507666099">
                <text:p>100034.5076660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4443182945251">
                <text:p>24.4443182945251</text:p>
              </table:table-cell>
              <table:table-cell office:value-type="float" office:value="98461.9677216516">
                <text:p>98461.96772165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4556119441986">
                <text:p>24.4556119441986</text:p>
              </table:table-cell>
              <table:table-cell office:value-type="float" office:value="99170.775823851">
                <text:p>99170.7758238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4670622348785">
                <text:p>24.4670622348785</text:p>
              </table:table-cell>
              <table:table-cell office:value-type="float" office:value="97814.1106900429">
                <text:p>97814.11069004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4784998893738">
                <text:p>24.4784998893738</text:p>
              </table:table-cell>
              <table:table-cell office:value-type="float" office:value="97922.1745565214">
                <text:p>97922.17455652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4932754039764">
                <text:p>24.4932754039764</text:p>
              </table:table-cell>
              <table:table-cell office:value-type="float" office:value="75801.0824068546">
                <text:p>75801.08240685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.512344121933">
                <text:p>24.512344121933</text:p>
              </table:table-cell>
              <table:table-cell office:value-type="float" office:value="58734.9397349337">
                <text:p>58734.93973493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5236485004425">
                <text:p>24.5236485004425</text:p>
              </table:table-cell>
              <table:table-cell office:value-type="float" office:value="99076.6541527819">
                <text:p>99076.65415278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5349841117859">
                <text:p>24.5349841117859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5462775230408">
                <text:p>24.5462775230408</text:p>
              </table:table-cell>
              <table:table-cell office:value-type="float" office:value="99172.8694477284">
                <text:p>99172.86944772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5575196743011">
                <text:p>24.5575196743011</text:p>
              </table:table-cell>
              <table:table-cell office:value-type="float" office:value="99625.0605475792">
                <text:p>99625.06054757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5688879489899">
                <text:p>24.5688879489899</text:p>
              </table:table-cell>
              <table:table-cell office:value-type="float" office:value="98519.7869216895">
                <text:p>98519.78692168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5801291465759">
                <text:p>24.5801291465759</text:p>
              </table:table-cell>
              <table:table-cell office:value-type="float" office:value="99633.5124817069">
                <text:p>99633.51248170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5937688350677">
                <text:p>24.5937688350677</text:p>
              </table:table-cell>
              <table:table-cell office:value-type="float" office:value="82113.312241081">
                <text:p>82113.3122410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6049582958221">
                <text:p>24.6049582958221</text:p>
              </table:table-cell>
              <table:table-cell office:value-type="float" office:value="100094.189039461">
                <text:p>100094.1890394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6254453659058">
                <text:p>24.6254453659058</text:p>
              </table:table-cell>
              <table:table-cell office:value-type="float" office:value="54668.627355142">
                <text:p>54668.6273551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6366903781891">
                <text:p>24.6366903781891</text:p>
              </table:table-cell>
              <table:table-cell office:value-type="float" office:value="99599.7133467614">
                <text:p>99599.71334676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6479678153992">
                <text:p>24.6479678153992</text:p>
              </table:table-cell>
              <table:table-cell office:value-type="float" office:value="99313.3439039344">
                <text:p>99313.34390393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6593873500824">
                <text:p>24.6593873500824</text:p>
              </table:table-cell>
              <table:table-cell office:value-type="float" office:value="98077.5514124058">
                <text:p>98077.551412405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6706874370575">
                <text:p>24.6706874370575</text:p>
              </table:table-cell>
              <table:table-cell office:value-type="float" office:value="99114.2813739556">
                <text:p>99114.28137395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6819729804993">
                <text:p>24.6819729804993</text:p>
              </table:table-cell>
              <table:table-cell office:value-type="float" office:value="99242.0086616668">
                <text:p>99242.00866166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693187713623">
                <text:p>24.693187713623</text:p>
              </table:table-cell>
              <table:table-cell office:value-type="float" office:value="99868.6270674774">
                <text:p>99868.62706747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7066462039947">
                <text:p>24.7066462039947</text:p>
              </table:table-cell>
              <table:table-cell office:value-type="float" office:value="83218.8432035997">
                <text:p>83218.843203599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7273313999176">
                <text:p>24.7273313999176</text:p>
              </table:table-cell>
              <table:table-cell office:value-type="float" office:value="54145.0032272937">
                <text:p>54145.00322729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7386665344238">
                <text:p>24.7386665344238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7498326301575">
                <text:p>24.7498326301575</text:p>
              </table:table-cell>
              <table:table-cell office:value-type="float" office:value="100303.635820131">
                <text:p>100303.6358201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7610960006714">
                <text:p>24.7610960006714</text:p>
              </table:table-cell>
              <table:table-cell office:value-type="float" office:value="99437.375216968">
                <text:p>99437.3752169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7724320888519">
                <text:p>24.7724320888519</text:p>
              </table:table-cell>
              <table:table-cell office:value-type="float" office:value="98799.5137442951">
                <text:p>98799.51374429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7837626934052">
                <text:p>24.7837626934052</text:p>
              </table:table-cell>
              <table:table-cell office:value-type="float" office:value="98847.3293493814">
                <text:p>98847.32934938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7950918674469">
                <text:p>24.7950918674469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8081037998199">
                <text:p>24.8081037998199</text:p>
              </table:table-cell>
              <table:table-cell office:value-type="float" office:value="86074.8402228086">
                <text:p>86074.84022280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8196649551392">
                <text:p>24.8196649551392</text:p>
              </table:table-cell>
              <table:table-cell office:value-type="float" office:value="96876.1312408488">
                <text:p>96876.13124084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8404469490051">
                <text:p>24.8404469490051</text:p>
              </table:table-cell>
              <table:table-cell office:value-type="float" office:value="53892.8077461396">
                <text:p>53892.80774613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8518004417419">
                <text:p>24.8518004417419</text:p>
              </table:table-cell>
              <table:table-cell office:value-type="float" office:value="98648.0571188576">
                <text:p>98648.05711885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8632304668426">
                <text:p>24.8632304668426</text:p>
              </table:table-cell>
              <table:table-cell office:value-type="float" office:value="97987.5363467596">
                <text:p>97987.53634675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8744924068451">
                <text:p>24.8744924068451</text:p>
              </table:table-cell>
              <table:table-cell office:value-type="float" office:value="99450.0059276823">
                <text:p>99450.00592768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8856899738312">
                <text:p>24.8856899738312</text:p>
              </table:table-cell>
              <table:table-cell office:value-type="float" office:value="100021.728058596">
                <text:p>100021.7280585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8969476222992">
                <text:p>24.8969476222992</text:p>
              </table:table-cell>
              <table:table-cell office:value-type="float" office:value="99487.9173196662">
                <text:p>99487.91731966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9082417488098">
                <text:p>24.9082417488098</text:p>
              </table:table-cell>
              <table:table-cell office:value-type="float" office:value="99166.5888412742">
                <text:p>99166.58884127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9209876060486">
                <text:p>24.9209876060486</text:p>
              </table:table-cell>
              <table:table-cell office:value-type="float" office:value="87871.6887392443">
                <text:p>87871.68873924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9528579711914">
                <text:p>24.9528579711914</text:p>
              </table:table-cell>
              <table:table-cell office:value-type="float" office:value="35142.3648577883">
                <text:p>35142.364857788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9630153179169">
                <text:p>24.9630153179169</text:p>
              </table:table-cell>
              <table:table-cell office:value-type="float" office:value="110265.01607868">
                <text:p>110265.016078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9699857234955">
                <text:p>24.9699857234955</text:p>
              </table:table-cell>
              <table:table-cell office:value-type="float" office:value="160679.315911889">
                <text:p>160679.3159118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9762744903564">
                <text:p>24.9762744903564</text:p>
              </table:table-cell>
              <table:table-cell office:value-type="float" office:value="178095.328505895">
                <text:p>178095.3285058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9798829555511">
                <text:p>24.9798829555511</text:p>
              </table:table-cell>
              <table:table-cell office:value-type="float" office:value="310381.267261315">
                <text:p>310381.2672613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9929482936859">
                <text:p>24.9929482936859</text:p>
              </table:table-cell>
              <table:table-cell office:value-type="float" office:value="85723.001459854">
                <text:p>85723.0014598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9965550899506">
                <text:p>24.9965550899506</text:p>
              </table:table-cell>
              <table:table-cell office:value-type="float" office:value="310524.886303543">
                <text:p>310524.8863035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5.0001525878906">
                <text:p>25.0001525878906</text:p>
              </table:table-cell>
              <table:table-cell office:value-type="float" office:value="311327.488899198">
                <text:p>311327.4888991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5.0037577152252">
                <text:p>25.0037577152252</text:p>
              </table:table-cell>
              <table:table-cell office:value-type="float" office:value="310668.638317572">
                <text:p>310668.6383175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5.0072960853577">
                <text:p>25.0072960853577</text:p>
              </table:table-cell>
              <table:table-cell office:value-type="float" office:value="316529.91577387">
                <text:p>316529.9157738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5.0109839439392">
                <text:p>25.0109839439392</text:p>
              </table:table-cell>
              <table:table-cell office:value-type="float" office:value="303699.281096457">
                <text:p>303699.28109645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.0145092010498">
                <text:p>25.0145092010498</text:p>
              </table:table-cell>
              <table:table-cell office:value-type="float" office:value="317707.323143514">
                <text:p>317707.3231435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5.0180811882019">
                <text:p>25.0180811882019</text:p>
              </table:table-cell>
              <table:table-cell office:value-type="float" office:value="313550.959818449">
                <text:p>313550.9598184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.0216519832611">
                <text:p>25.0216519832611</text:p>
              </table:table-cell>
              <table:table-cell office:value-type="float" office:value="313655.637310543">
                <text:p>313655.6373105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.0252230167389">
                <text:p>25.0252230167389</text:p>
              </table:table-cell>
              <table:table-cell office:value-type="float" office:value="313634.696221124">
                <text:p>313634.69622112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.0287961959839">
                <text:p>25.0287961959839</text:p>
              </table:table-cell>
              <table:table-cell office:value-type="float" office:value="313446.352171882">
                <text:p>313446.3521718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.032354593277">
                <text:p>25.032354593277</text:p>
              </table:table-cell>
              <table:table-cell office:value-type="float" office:value="314748.440871022">
                <text:p>314748.4408710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.0359148979187">
                <text:p>25.0359148979187</text:p>
              </table:table-cell>
              <table:table-cell office:value-type="float" office:value="314579.821871024">
                <text:p>314579.8218710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.0423936843872">
                <text:p>25.0423936843872</text:p>
              </table:table-cell>
              <table:table-cell office:value-type="float" office:value="172871.880473982">
                <text:p>172871.88047398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.0529181957245">
                <text:p>25.0529181957245</text:p>
              </table:table-cell>
              <table:table-cell office:value-type="float" office:value="106418.242529959">
                <text:p>106418.24252995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.0638358592987">
                <text:p>25.0638358592987</text:p>
              </table:table-cell>
              <table:table-cell office:value-type="float" office:value="102586.051712089">
                <text:p>102586.0517120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.0747966766357">
                <text:p>25.0747966766357</text:p>
              </table:table-cell>
              <table:table-cell office:value-type="float" office:value="102182.160833533">
                <text:p>102182.16083353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.085601568222">
                <text:p>25.085601568222</text:p>
              </table:table-cell>
              <table:table-cell office:value-type="float" office:value="103656.75500342">
                <text:p>103656.755003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0964300632477">
                <text:p>25.0964300632477</text:p>
              </table:table-cell>
              <table:table-cell office:value-type="float" office:value="103430.80893038">
                <text:p>103430.8089303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.1075758934021">
                <text:p>25.1075758934021</text:p>
              </table:table-cell>
              <table:table-cell office:value-type="float" office:value="100486.009968128">
                <text:p>100486.00996812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.1111841201782">
                <text:p>25.1111841201782</text:p>
              </table:table-cell>
              <table:table-cell office:value-type="float" office:value="310401.77613321">
                <text:p>310401.7761332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5.1203384399414">
                <text:p>25.1203384399414</text:p>
              </table:table-cell>
              <table:table-cell office:value-type="float" office:value="122346.611105323">
                <text:p>122346.61110532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.1311643123627">
                <text:p>25.1311643123627</text:p>
              </table:table-cell>
              <table:table-cell office:value-type="float" office:value="103455.865395203">
                <text:p>103455.86539520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.14195728302">
                <text:p>25.14195728302</text:p>
              </table:table-cell>
              <table:table-cell office:value-type="float" office:value="103771.244781197">
                <text:p>103771.2447811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.161417722702">
                <text:p>25.161417722702</text:p>
              </table:table-cell>
              <table:table-cell office:value-type="float" office:value="57552.656481629">
                <text:p>57552.65648162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.1722288131714">
                <text:p>25.1722288131714</text:p>
              </table:table-cell>
              <table:table-cell office:value-type="float" office:value="103597.320101444">
                <text:p>103597.32010144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.182968378067">
                <text:p>25.182968378067</text:p>
              </table:table-cell>
              <table:table-cell office:value-type="float" office:value="104287.278943279">
                <text:p>104287.2789432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5.1938366889954">
                <text:p>25.1938366889954</text:p>
              </table:table-cell>
              <table:table-cell office:value-type="float" office:value="103051.891631019">
                <text:p>103051.89163101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5.206698179245">
                <text:p>25.206698179245</text:p>
              </table:table-cell>
              <table:table-cell office:value-type="float" office:value="87081.6661414404">
                <text:p>87081.66614144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.2175509929657">
                <text:p>25.2175509929657</text:p>
              </table:table-cell>
              <table:table-cell office:value-type="float" office:value="103199.043936731">
                <text:p>103199.04393673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5.228230714798">
                <text:p>25.228230714798</text:p>
              </table:table-cell>
              <table:table-cell office:value-type="float" office:value="104871.64530964">
                <text:p>104871.645309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5.2390213012695">
                <text:p>25.2390213012695</text:p>
              </table:table-cell>
              <table:table-cell office:value-type="float" office:value="103794.173092645">
                <text:p>103794.1730926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5.2499992847443">
                <text:p>25.2499992847443</text:p>
              </table:table-cell>
              <table:table-cell office:value-type="float" office:value="102022.379845803">
                <text:p>102022.3798458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.2607851028442">
                <text:p>25.2607851028442</text:p>
              </table:table-cell>
              <table:table-cell office:value-type="float" office:value="103840.060125113">
                <text:p>103840.06012511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.2715618610382">
                <text:p>25.2715618610382</text:p>
              </table:table-cell>
              <table:table-cell office:value-type="float" office:value="103927.35735935">
                <text:p>103927.357359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5.2823979854584">
                <text:p>25.2823979854584</text:p>
              </table:table-cell>
              <table:table-cell office:value-type="float" office:value="103357.986358636">
                <text:p>103357.98635863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5.2931017875671">
                <text:p>25.2931017875671</text:p>
              </table:table-cell>
              <table:table-cell office:value-type="float" office:value="104635.716226751">
                <text:p>104635.7162267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.3038475513458">
                <text:p>25.3038475513458</text:p>
              </table:table-cell>
              <table:table-cell office:value-type="float" office:value="104227.118990038">
                <text:p>104227.11899003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5.3145377635956">
                <text:p>25.3145377635956</text:p>
              </table:table-cell>
              <table:table-cell office:value-type="float" office:value="104768.733663411">
                <text:p>104768.73366341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.3255109786987">
                <text:p>25.3255109786987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.3290667533874">
                <text:p>25.3290667533874</text:p>
              </table:table-cell>
              <table:table-cell office:value-type="float" office:value="314980.587367574">
                <text:p>314980.58736757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.3374395370483">
                <text:p>25.3374395370483</text:p>
              </table:table-cell>
              <table:table-cell office:value-type="float" office:value="133766.742980808">
                <text:p>133766.74298080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.3472957611084">
                <text:p>25.3472957611084</text:p>
              </table:table-cell>
              <table:table-cell office:value-type="float" office:value="113633.780358007">
                <text:p>113633.78035800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.3578269481659">
                <text:p>25.3578269481659</text:p>
              </table:table-cell>
              <table:table-cell office:value-type="float" office:value="106350.783998551">
                <text:p>106350.7839985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368613243103">
                <text:p>25.368613243103</text:p>
              </table:table-cell>
              <table:table-cell office:value-type="float" office:value="103835.469596163">
                <text:p>103835.4695961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.3808739185333">
                <text:p>25.3808739185333</text:p>
              </table:table-cell>
              <table:table-cell office:value-type="float" office:value="91348.9641225085">
                <text:p>91348.96412250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390380859375">
                <text:p>25.390380859375</text:p>
              </table:table-cell>
              <table:table-cell office:value-type="float" office:value="117808.664075235">
                <text:p>117808.6640752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.4011914730072">
                <text:p>25.4011914730072</text:p>
              </table:table-cell>
              <table:table-cell office:value-type="float" office:value="103601.889597071">
                <text:p>103601.88959707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.4120161533356">
                <text:p>25.4120161533356</text:p>
              </table:table-cell>
              <table:table-cell office:value-type="float" office:value="103467.25871107">
                <text:p>103467.2587110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.4229958057404">
                <text:p>25.4229958057404</text:p>
              </table:table-cell>
              <table:table-cell office:value-type="float" office:value="102006.872231391">
                <text:p>102006.8722313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.4334483146667">
                <text:p>25.4334483146667</text:p>
              </table:table-cell>
              <table:table-cell office:value-type="float" office:value="107151.307680026">
                <text:p>107151.3076800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.4443457126617">
                <text:p>25.4443457126617</text:p>
              </table:table-cell>
              <table:table-cell office:value-type="float" office:value="102776.828056972">
                <text:p>102776.82805697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.4551801681519">
                <text:p>25.4551801681519</text:p>
              </table:table-cell>
              <table:table-cell office:value-type="float" office:value="103373.907532513">
                <text:p>103373.9075325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.4660234451294">
                <text:p>25.4660234451294</text:p>
              </table:table-cell>
              <table:table-cell office:value-type="float" office:value="103289.80826737">
                <text:p>103289.8082673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.4767618179321">
                <text:p>25.4767618179321</text:p>
              </table:table-cell>
              <table:table-cell office:value-type="float" office:value="104298.856127886">
                <text:p>104298.8561278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.4874911308289">
                <text:p>25.4874911308289</text:p>
              </table:table-cell>
              <table:table-cell office:value-type="float" office:value="104386.926803253">
                <text:p>104386.92680325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.4983236789703">
                <text:p>25.4983236789703</text:p>
              </table:table-cell>
              <table:table-cell office:value-type="float" office:value="103392.109166942">
                <text:p>103392.1091669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.5090246200562">
                <text:p>25.5090246200562</text:p>
              </table:table-cell>
              <table:table-cell office:value-type="float" office:value="104663.691820957">
                <text:p>104663.69182095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.5198347568512">
                <text:p>25.5198347568512</text:p>
              </table:table-cell>
              <table:table-cell office:value-type="float" office:value="103606.459495821">
                <text:p>103606.45949582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5307469367981">
                <text:p>25.5307469367981</text:p>
              </table:table-cell>
              <table:table-cell office:value-type="float" office:value="102637.60361817">
                <text:p>102637.603618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.5415685176849">
                <text:p>25.5415685176849</text:p>
              </table:table-cell>
              <table:table-cell office:value-type="float" office:value="103496.893079821">
                <text:p>103496.8930798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.5542166233063">
                <text:p>25.5542166233063</text:p>
              </table:table-cell>
              <table:table-cell office:value-type="float" office:value="88550.8101790764">
                <text:p>88550.810179076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.5650691986084">
                <text:p>25.5650691986084</text:p>
              </table:table-cell>
              <table:table-cell office:value-type="float" office:value="103201.311100859">
                <text:p>103201.3111008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.5758385658264">
                <text:p>25.5758385658264</text:p>
              </table:table-cell>
              <table:table-cell office:value-type="float" office:value="103998.682311269">
                <text:p>103998.68231126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.5848162174225">
                <text:p>25.5848162174225</text:p>
              </table:table-cell>
              <table:table-cell office:value-type="float" office:value="124754.228654893">
                <text:p>124754.2286548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.5955219268799">
                <text:p>25.5955219268799</text:p>
              </table:table-cell>
              <table:table-cell office:value-type="float" office:value="104617.074137585">
                <text:p>104617.0741375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.6062920093536">
                <text:p>25.6062920093536</text:p>
              </table:table-cell>
              <table:table-cell office:value-type="float" office:value="103991.775618179">
                <text:p>103991.77561817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.6171197891235">
                <text:p>25.6171197891235</text:p>
              </table:table-cell>
              <table:table-cell office:value-type="float" office:value="103437.641307938">
                <text:p>103437.64130793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.6279001235962">
                <text:p>25.6279001235962</text:p>
              </table:table-cell>
              <table:table-cell office:value-type="float" office:value="103892.88039632">
                <text:p>103892.880396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.6386637687683">
                <text:p>25.6386637687683</text:p>
              </table:table-cell>
              <table:table-cell office:value-type="float" office:value="104053.968900899">
                <text:p>104053.9689008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.6494891643524">
                <text:p>25.6494891643524</text:p>
              </table:table-cell>
              <table:table-cell office:value-type="float" office:value="103460.422420438">
                <text:p>103460.4224204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.6603746414185">
                <text:p>25.6603746414185</text:p>
              </table:table-cell>
              <table:table-cell office:value-type="float" office:value="102889.381255886">
                <text:p>102889.38125588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.6712322235107">
                <text:p>25.6712322235107</text:p>
              </table:table-cell>
              <table:table-cell office:value-type="float" office:value="103153.721563461">
                <text:p>103153.72156346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.6820209026337">
                <text:p>25.6820209026337</text:p>
              </table:table-cell>
              <table:table-cell office:value-type="float" office:value="103812.523038165">
                <text:p>103812.52303816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.6931178569794">
                <text:p>25.6931178569794</text:p>
              </table:table-cell>
              <table:table-cell office:value-type="float" office:value="100928.594018563">
                <text:p>100928.59401856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.7036845684051">
                <text:p>25.7036845684051</text:p>
              </table:table-cell>
              <table:table-cell office:value-type="float" office:value="105993.241877256">
                <text:p>105993.2418772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.7144482135773">
                <text:p>25.7144482135773</text:p>
              </table:table-cell>
              <table:table-cell office:value-type="float" office:value="104053.968900899">
                <text:p>104053.96890089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.7251315116882">
                <text:p>25.7251315116882</text:p>
              </table:table-cell>
              <table:table-cell office:value-type="float" office:value="104836.53908813">
                <text:p>104836.539088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.7359402179718">
                <text:p>25.7359402179718</text:p>
              </table:table-cell>
              <table:table-cell office:value-type="float" office:value="103620.171611338">
                <text:p>103620.1716113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.7468478679657">
                <text:p>25.7468478679657</text:p>
              </table:table-cell>
              <table:table-cell office:value-type="float" office:value="102680.229071038">
                <text:p>102680.22907103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.7575433254242">
                <text:p>25.7575433254242</text:p>
              </table:table-cell>
              <table:table-cell office:value-type="float" office:value="104717.35354436">
                <text:p>104717.3535443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.7708659172058">
                <text:p>25.7708659172058</text:p>
              </table:table-cell>
              <table:table-cell office:value-type="float" office:value="84067.7263372645">
                <text:p>84067.72633726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7818698883057">
                <text:p>25.7818698883057</text:p>
              </table:table-cell>
              <table:table-cell office:value-type="float" office:value="101781.437795207">
                <text:p>101781.43779520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5.7938210964203">
                <text:p>25.7938210964203</text:p>
              </table:table-cell>
              <table:table-cell office:value-type="float" office:value="93714.3750872783">
                <text:p>93714.375087278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8034656047821">
                <text:p>25.8034656047821</text:p>
              </table:table-cell>
              <table:table-cell office:value-type="float" office:value="116128.262632256">
                <text:p>116128.2626322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5.8142774105072">
                <text:p>25.8142774105072</text:p>
              </table:table-cell>
              <table:table-cell office:value-type="float" office:value="103590.466613743">
                <text:p>103590.46661374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.8227491378784">
                <text:p>25.8227491378784</text:p>
              </table:table-cell>
              <table:table-cell office:value-type="float" office:value="132204.443193651">
                <text:p>132204.44319365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.8333096504211">
                <text:p>25.8333096504211</text:p>
              </table:table-cell>
              <table:table-cell office:value-type="float" office:value="106055.458527114">
                <text:p>106055.4585271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5.8440742492676">
                <text:p>25.8440742492676</text:p>
              </table:table-cell>
              <table:table-cell office:value-type="float" office:value="104044.750387597">
                <text:p>104044.7503875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5.8546528816223">
                <text:p>25.8546528816223</text:p>
              </table:table-cell>
              <table:table-cell office:value-type="float" office:value="105873.799414018">
                <text:p>105873.7994140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5.8654866218567">
                <text:p>25.8654866218567</text:p>
              </table:table-cell>
              <table:table-cell office:value-type="float" office:value="103380.732394366">
                <text:p>103380.7323943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5.8762743473053">
                <text:p>25.8762743473053</text:p>
              </table:table-cell>
              <table:table-cell office:value-type="float" office:value="103821.700444228">
                <text:p>103821.70044422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5.8871648311615">
                <text:p>25.8871648311615</text:p>
              </table:table-cell>
              <table:table-cell office:value-type="float" office:value="102842.078900127">
                <text:p>102842.07890012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5.8979113101959">
                <text:p>25.8979113101959</text:p>
              </table:table-cell>
              <table:table-cell office:value-type="float" office:value="104220.18192306">
                <text:p>104220.181923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5.9087061882019">
                <text:p>25.9087061882019</text:p>
              </table:table-cell>
              <table:table-cell office:value-type="float" office:value="103752.909424211">
                <text:p>103752.9094242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.9196977615356">
                <text:p>25.9196977615356</text:p>
              </table:table-cell>
              <table:table-cell office:value-type="float" office:value="101896.240510173">
                <text:p>101896.24051017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.9303886890411">
                <text:p>25.9303886890411</text:p>
              </table:table-cell>
              <table:table-cell office:value-type="float" office:value="104761.724314801">
                <text:p>104761.72431480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5.9421453475952">
                <text:p>25.9421453475952</text:p>
              </table:table-cell>
              <table:table-cell office:value-type="float" office:value="95265.163553771">
                <text:p>95265.16355377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5.955235004425">
                <text:p>25.955235004425</text:p>
              </table:table-cell>
              <table:table-cell office:value-type="float" office:value="85563.7404830425">
                <text:p>85563.740483042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5.9731469154358">
                <text:p>25.9731469154358</text:p>
              </table:table-cell>
              <table:table-cell office:value-type="float" office:value="62528.2248961772">
                <text:p>62528.224896177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.976527929306">
                <text:p>25.976527929306</text:p>
              </table:table-cell>
              <table:table-cell office:value-type="float" office:value="331261.580988647">
                <text:p>331261.58098864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.992906332016">
                <text:p>25.992906332016</text:p>
              </table:table-cell>
              <table:table-cell office:value-type="float" office:value="68382.7366950041">
                <text:p>68382.73669500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5.9962110519409">
                <text:p>25.9962110519409</text:p>
              </table:table-cell>
              <table:table-cell office:value-type="float" office:value="338909.204242118">
                <text:p>338909.20424211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.0059216022491">
                <text:p>26.0059216022491</text:p>
              </table:table-cell>
              <table:table-cell office:value-type="float" office:value="115338.46841317">
                <text:p>115338.4684131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.0196614265442">
                <text:p>26.0196614265442</text:p>
              </table:table-cell>
              <table:table-cell office:value-type="float" office:value="81514.8706380468">
                <text:p>81514.870638046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.0298261642456">
                <text:p>26.0298261642456</text:p>
              </table:table-cell>
              <table:table-cell office:value-type="float" office:value="110184.84026833">
                <text:p>110184.840268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.0401082038879">
                <text:p>26.0401082038879</text:p>
              </table:table-cell>
              <table:table-cell office:value-type="float" office:value="108927.80410889">
                <text:p>108927.804108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.0472075939178">
                <text:p>26.0472075939178</text:p>
              </table:table-cell>
              <table:table-cell office:value-type="float" office:value="157760.032239648">
                <text:p>157760.03223964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.0575320720673">
                <text:p>26.0575320720673</text:p>
              </table:table-cell>
              <table:table-cell office:value-type="float" office:value="108480.059116941">
                <text:p>108480.0591169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.0678765773773">
                <text:p>26.0678765773773</text:p>
              </table:table-cell>
              <table:table-cell office:value-type="float" office:value="108270.039642297">
                <text:p>108270.03964229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.0782961845398">
                <text:p>26.0782961845398</text:p>
              </table:table-cell>
              <table:table-cell office:value-type="float" office:value="107489.657002952">
                <text:p>107489.6570029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.0886247158051">
                <text:p>26.0886247158051</text:p>
              </table:table-cell>
              <table:table-cell office:value-type="float" office:value="108437.489439302">
                <text:p>108437.48943930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.1010918617249">
                <text:p>26.1010918617249</text:p>
              </table:table-cell>
              <table:table-cell office:value-type="float" office:value="89836.1186437437">
                <text:p>89836.118643743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.1094026565552">
                <text:p>26.1094026565552</text:p>
              </table:table-cell>
              <table:table-cell office:value-type="float" office:value="134764.486774915">
                <text:p>134764.4867749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.1236338615417">
                <text:p>26.1236338615417</text:p>
              </table:table-cell>
              <table:table-cell office:value-type="float" office:value="78700.2928463729">
                <text:p>78700.292846372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.1339511871338">
                <text:p>26.1339511871338</text:p>
              </table:table-cell>
              <table:table-cell office:value-type="float" office:value="108555.263668716">
                <text:p>108555.2636687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.1442565917969">
                <text:p>26.1442565917969</text:p>
              </table:table-cell>
              <table:table-cell office:value-type="float" office:value="108680.836572275">
                <text:p>108680.83657227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.1545438766479">
                <text:p>26.1545438766479</text:p>
              </table:table-cell>
              <table:table-cell office:value-type="float" office:value="108872.264763141">
                <text:p>108872.2647631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.1606340408325">
                <text:p>26.1606340408325</text:p>
              </table:table-cell>
              <table:table-cell office:value-type="float" office:value="183903.088005011">
                <text:p>183903.0880050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.1709654331207">
                <text:p>26.1709654331207</text:p>
              </table:table-cell>
              <table:table-cell office:value-type="float" office:value="108407.46036508">
                <text:p>108407.460365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.1813023090363">
                <text:p>26.1813023090363</text:p>
              </table:table-cell>
              <table:table-cell office:value-type="float" office:value="108349.9511025">
                <text:p>108349.95110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.1916899681091">
                <text:p>26.1916899681091</text:p>
              </table:table-cell>
              <table:table-cell office:value-type="float" office:value="107820.250177879">
                <text:p>107820.25017787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.2020325660706">
                <text:p>26.2020325660706</text:p>
              </table:table-cell>
              <table:table-cell office:value-type="float" office:value="108290.006454587">
                <text:p>108290.0064545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.2127017974854">
                <text:p>26.2127017974854</text:p>
              </table:table-cell>
              <table:table-cell office:value-type="float" office:value="104974.759329609">
                <text:p>104974.7593296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.2229125499725">
                <text:p>26.2229125499725</text:p>
              </table:table-cell>
              <table:table-cell office:value-type="float" office:value="109688.291965349">
                <text:p>109688.29196534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.2375266551971">
                <text:p>26.2375266551971</text:p>
              </table:table-cell>
              <table:table-cell office:value-type="float" office:value="76638.2876533542">
                <text:p>76638.287653354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.2482631206512">
                <text:p>26.2482631206512</text:p>
              </table:table-cell>
              <table:table-cell office:value-type="float" office:value="104317.384970688">
                <text:p>104317.38497068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.2581579685211">
                <text:p>26.2581579685211</text:p>
              </table:table-cell>
              <table:table-cell office:value-type="float" office:value="113190.219266541">
                <text:p>113190.2192665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.2684495449066">
                <text:p>26.2684495449066</text:p>
              </table:table-cell>
              <table:table-cell office:value-type="float" office:value="108826.865588658">
                <text:p>108826.86558865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.2745916843414">
                <text:p>26.2745916843414</text:p>
              </table:table-cell>
              <table:table-cell office:value-type="float" office:value="182346.886111327">
                <text:p>182346.8861113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.2848703861237">
                <text:p>26.2848703861237</text:p>
              </table:table-cell>
              <table:table-cell office:value-type="float" office:value="108963.176841715">
                <text:p>108963.1768417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.2952361106873">
                <text:p>26.2952361106873</text:p>
              </table:table-cell>
              <table:table-cell office:value-type="float" office:value="108048.404443729">
                <text:p>108048.40444372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.3054573535919">
                <text:p>26.3054573535919</text:p>
              </table:table-cell>
              <table:table-cell office:value-type="float" office:value="109575.715052133">
                <text:p>109575.7150521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.3157742023468">
                <text:p>26.3157742023468</text:p>
              </table:table-cell>
              <table:table-cell office:value-type="float" office:value="108560.281013126">
                <text:p>108560.2810131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.3261585235596">
                <text:p>26.3261585235596</text:p>
              </table:table-cell>
              <table:table-cell office:value-type="float" office:value="107854.907128917">
                <text:p>107854.9071289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.3364267349243">
                <text:p>26.3364267349243</text:p>
              </table:table-cell>
              <table:table-cell office:value-type="float" office:value="109074.498003158">
                <text:p>109074.4980031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.3510346412659">
                <text:p>26.3510346412659</text:p>
              </table:table-cell>
              <table:table-cell office:value-type="float" office:value="76670.8092051575">
                <text:p>76670.80920515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.3615162372589">
                <text:p>26.3615162372589</text:p>
              </table:table-cell>
              <table:table-cell office:value-type="float" office:value="106853.956281418">
                <text:p>106853.9562814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.3719432353973">
                <text:p>26.3719432353973</text:p>
              </table:table-cell>
              <table:table-cell office:value-type="float" office:value="107413.465038643">
                <text:p>107413.4650386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.3834435939789">
                <text:p>26.3834435939789</text:p>
              </table:table-cell>
              <table:table-cell office:value-type="float" office:value="97388.2676838876">
                <text:p>97388.26768388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.3880863189697">
                <text:p>26.3880863189697</text:p>
              </table:table-cell>
              <table:table-cell office:value-type="float" office:value="241237.635700714">
                <text:p>241237.6357007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.3984463214874">
                <text:p>26.3984463214874</text:p>
              </table:table-cell>
              <table:table-cell office:value-type="float" office:value="108108.081835546">
                <text:p>108108.0818355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.4087097644806">
                <text:p>26.4087097644806</text:p>
              </table:table-cell>
              <table:table-cell office:value-type="float" office:value="109125.173759524">
                <text:p>109125.17375952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.4191024303436">
                <text:p>26.4191024303436</text:p>
              </table:table-cell>
              <table:table-cell office:value-type="float" office:value="107768.306492315">
                <text:p>107768.3064923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.429283618927">
                <text:p>26.429283618927</text:p>
              </table:table-cell>
              <table:table-cell office:value-type="float" office:value="110006.802332389">
                <text:p>110006.8023323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.439633846283">
                <text:p>26.439633846283</text:p>
              </table:table-cell>
              <table:table-cell office:value-type="float" office:value="108210.18335944">
                <text:p>108210.1833594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.4499785900116">
                <text:p>26.4499785900116</text:p>
              </table:table-cell>
              <table:table-cell office:value-type="float" office:value="108267.544308465">
                <text:p>108267.5443084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.4649021625519">
                <text:p>26.4649021625519</text:p>
              </table:table-cell>
              <table:table-cell office:value-type="float" office:value="75049.05390293">
                <text:p>75049.0539029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.4753661155701">
                <text:p>26.4753661155701</text:p>
              </table:table-cell>
              <table:table-cell office:value-type="float" office:value="107034.119711089">
                <text:p>107034.1197110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.4857966899872">
                <text:p>26.4857966899872</text:p>
              </table:table-cell>
              <table:table-cell office:value-type="float" office:value="107376.636723125">
                <text:p>107376.6367231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.4961812496185">
                <text:p>26.4961812496185</text:p>
              </table:table-cell>
              <table:table-cell office:value-type="float" office:value="107852.430893562">
                <text:p>107852.43089356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.5013318061829">
                <text:p>26.5013318061829</text:p>
              </table:table-cell>
              <table:table-cell office:value-type="float" office:value="217452.227931306">
                <text:p>217452.22793130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.5116958618164">
                <text:p>26.5116958618164</text:p>
              </table:table-cell>
              <table:table-cell office:value-type="float" office:value="108065.803542673">
                <text:p>108065.80354267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.5219919681549">
                <text:p>26.5219919681549</text:p>
              </table:table-cell>
              <table:table-cell office:value-type="float" office:value="108778.98529582">
                <text:p>108778.985295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6.5327744483948">
                <text:p>26.5327744483948</text:p>
              </table:table-cell>
              <table:table-cell office:value-type="float" office:value="103872.205196241">
                <text:p>103872.2051962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.5429315567017">
                <text:p>26.5429315567017</text:p>
              </table:table-cell>
              <table:table-cell office:value-type="float" office:value="110267.604337825">
                <text:p>110267.6043378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6.553050994873">
                <text:p>26.553050994873</text:p>
              </table:table-cell>
              <table:table-cell office:value-type="float" office:value="110678.081236453">
                <text:p>110678.08123645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6.5686328411102">
                <text:p>26.5686328411102</text:p>
              </table:table-cell>
              <table:table-cell office:value-type="float" office:value="71878.517022416">
                <text:p>71878.5170224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6.5788559913635">
                <text:p>26.5788559913635</text:p>
              </table:table-cell>
              <table:table-cell office:value-type="float" office:value="109555.271344947">
                <text:p>109555.27134494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6.5890634059906">
                <text:p>26.5890634059906</text:p>
              </table:table-cell>
              <table:table-cell office:value-type="float" office:value="109724.160418564">
                <text:p>109724.1604185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6.5995390415192">
                <text:p>26.5995390415192</text:p>
              </table:table-cell>
              <table:table-cell office:value-type="float" office:value="106914.754426692">
                <text:p>106914.75442669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6.6100623607635">
                <text:p>26.6100623607635</text:p>
              </table:table-cell>
              <table:table-cell office:value-type="float" office:value="106430.29770266">
                <text:p>106430.297702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6.6148216724396">
                <text:p>26.6148216724396</text:p>
              </table:table-cell>
              <table:table-cell office:value-type="float" office:value="235328.147480212">
                <text:p>235328.14748021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6.6251575946808">
                <text:p>26.6251575946808</text:p>
              </table:table-cell>
              <table:table-cell office:value-type="float" office:value="108359.94832995">
                <text:p>108359.948329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6.635452747345">
                <text:p>26.635452747345</text:p>
              </table:table-cell>
              <table:table-cell office:value-type="float" office:value="108789.061855909">
                <text:p>108789.06185590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.6457524299622">
                <text:p>26.6457524299622</text:p>
              </table:table-cell>
              <table:table-cell office:value-type="float" office:value="108741.214814815">
                <text:p>108741.2148148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6.6560645103455">
                <text:p>26.6560645103455</text:p>
              </table:table-cell>
              <table:table-cell office:value-type="float" office:value="108610.479977805">
                <text:p>108610.47997780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6.6664762496948">
                <text:p>26.6664762496948</text:p>
              </table:table-cell>
              <table:table-cell office:value-type="float" office:value="107570.883444012">
                <text:p>107570.8834440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6.682434797287">
                <text:p>26.682434797287</text:p>
              </table:table-cell>
              <table:table-cell office:value-type="float" office:value="70181.8253529544">
                <text:p>70181.82535295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.6929578781128">
                <text:p>26.6929578781128</text:p>
              </table:table-cell>
              <table:table-cell office:value-type="float" office:value="106432.709064957">
                <text:p>106432.70906495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6.7031106948853">
                <text:p>26.7031106948853</text:p>
              </table:table-cell>
              <table:table-cell office:value-type="float" office:value="110314.213789217">
                <text:p>110314.2137892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.7134892940521">
                <text:p>26.7134892940521</text:p>
              </table:table-cell>
              <table:table-cell office:value-type="float" office:value="107914.370908088">
                <text:p>107914.37090808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.7238254547119">
                <text:p>26.7238254547119</text:p>
              </table:table-cell>
              <table:table-cell office:value-type="float" office:value="108357.448850137">
                <text:p>108357.4488501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.7284443378448">
                <text:p>26.7284443378448</text:p>
              </table:table-cell>
              <table:table-cell office:value-type="float" office:value="242482.861714758">
                <text:p>242482.86171475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.7386968135834">
                <text:p>26.7386968135834</text:p>
              </table:table-cell>
              <table:table-cell office:value-type="float" office:value="109241.906888052">
                <text:p>109241.9068880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.7490613460541">
                <text:p>26.7490613460541</text:p>
              </table:table-cell>
              <table:table-cell office:value-type="float" office:value="108060.831799779">
                <text:p>108060.83179977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.7593796253204">
                <text:p>26.7593796253204</text:p>
              </table:table-cell>
              <table:table-cell office:value-type="float" office:value="108545.230371089">
                <text:p>108545.2303710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.7696895599365">
                <text:p>26.7696895599365</text:p>
              </table:table-cell>
              <table:table-cell office:value-type="float" office:value="108633.084661101">
                <text:p>108633.08466110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.7800180912018">
                <text:p>26.7800180912018</text:p>
              </table:table-cell>
              <table:table-cell office:value-type="float" office:value="108437.489439302">
                <text:p>108437.48943930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.7963659763336">
                <text:p>26.7963659763336</text:p>
              </table:table-cell>
              <table:table-cell office:value-type="float" office:value="68510.390852876">
                <text:p>68510.39085287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.8067789077759">
                <text:p>26.8067789077759</text:p>
              </table:table-cell>
              <table:table-cell office:value-type="float" office:value="107558.568517458">
                <text:p>107558.5685174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.8171873092651">
                <text:p>26.8171873092651</text:p>
              </table:table-cell>
              <table:table-cell office:value-type="float" office:value="107605.380245556">
                <text:p>107605.3802455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.8275554180145">
                <text:p>26.8275554180145</text:p>
              </table:table-cell>
              <table:table-cell office:value-type="float" office:value="108023.558304781">
                <text:p>108023.5583047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.8379316329956">
                <text:p>26.8379316329956</text:p>
              </table:table-cell>
              <table:table-cell office:value-type="float" office:value="107939.166838997">
                <text:p>107939.16683899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.842146396637">
                <text:p>26.842146396637</text:p>
              </table:table-cell>
              <table:table-cell office:value-type="float" office:value="265732.576083267">
                <text:p>265732.5760832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8522744178772">
                <text:p>26.8522744178772</text:p>
              </table:table-cell>
              <table:table-cell office:value-type="float" office:value="110584.286252354">
                <text:p>110584.28625235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862824678421">
                <text:p>26.862824678421</text:p>
              </table:table-cell>
              <table:table-cell office:value-type="float" office:value="106158.515739757">
                <text:p>106158.51573975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8728313446045">
                <text:p>26.8728313446045</text:p>
              </table:table-cell>
              <table:table-cell office:value-type="float" office:value="111925.388482524">
                <text:p>111925.3884825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8832011222839">
                <text:p>26.8832011222839</text:p>
              </table:table-cell>
              <table:table-cell office:value-type="float" office:value="108006.172805444">
                <text:p>108006.17280544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899796962738">
                <text:p>26.899796962738</text:p>
              </table:table-cell>
              <table:table-cell office:value-type="float" office:value="67486.7900241352">
                <text:p>67486.79002413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.9101130962372">
                <text:p>26.9101130962372</text:p>
              </table:table-cell>
              <table:table-cell office:value-type="float" office:value="108567.80789942">
                <text:p>108567.807899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.9204585552216">
                <text:p>26.9204585552216</text:p>
              </table:table-cell>
              <table:table-cell office:value-type="float" office:value="108260.05899705">
                <text:p>108260.058997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.9308881759644">
                <text:p>26.9308881759644</text:p>
              </table:table-cell>
              <table:table-cell office:value-type="float" office:value="107386.45513773">
                <text:p>107386.4551377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9.9339661598206">
                <text:p>29.9339661598206</text:p>
              </table:table-cell>
              <table:table-cell office:value-type="float" office:value="372.95068793446">
                <text:p>372.950687934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9.9402613639832">
                <text:p>29.9402613639832</text:p>
              </table:table-cell>
              <table:table-cell office:value-type="float" office:value="177913.213149523">
                <text:p>177913.21314952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9.9451630115509">
                <text:p>29.9451630115509</text:p>
              </table:table-cell>
              <table:table-cell office:value-type="float" office:value="228494.599931903">
                <text:p>228494.5999319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9.9501721858978">
                <text:p>29.9501721858978</text:p>
              </table:table-cell>
              <table:table-cell office:value-type="float" office:value="223589.742027606">
                <text:p>223589.74202760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0.5254330635071">
                <text:p>30.5254330635071</text:p>
              </table:table-cell>
              <table:table-cell office:value-type="float" office:value="1946.94275865699">
                <text:p>1946.9427586569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0.5303099155426">
                <text:p>30.5303099155426</text:p>
              </table:table-cell>
              <table:table-cell office:value-type="float" office:value="229656.342214617">
                <text:p>229656.34221461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0.5351786613464">
                <text:p>30.5351786613464</text:p>
              </table:table-cell>
              <table:table-cell office:value-type="float" office:value="230038.709171931">
                <text:p>230038.70917193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0103554725647">
                <text:p>40.0103554725647</text:p>
              </table:table-cell>
              <table:table-cell office:value-type="float" office:value="118.203598973896">
                <text:p>118.20359897389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0245089530945">
                <text:p>40.0245089530945</text:p>
              </table:table-cell>
              <table:table-cell office:value-type="float" office:value="79132.4789434674">
                <text:p>79132.478943467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0386288166046">
                <text:p>40.0386288166046</text:p>
              </table:table-cell>
              <table:table-cell office:value-type="float" office:value="79320.8800634888">
                <text:p>79320.880063488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0527880191803">
                <text:p>40.0527880191803</text:p>
              </table:table-cell>
              <table:table-cell office:value-type="float" office:value="79100.4997642621">
                <text:p>79100.499764262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0666890144348">
                <text:p>40.0666890144348</text:p>
              </table:table-cell>
              <table:table-cell office:value-type="float" office:value="80569.7706886202">
                <text:p>80569.770688620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0807747840881">
                <text:p>40.0807747840881</text:p>
              </table:table-cell>
              <table:table-cell office:value-type="float" office:value="79512.8720379147">
                <text:p>79512.872037914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095016002655">
                <text:p>40.095016002655</text:p>
              </table:table-cell>
              <table:table-cell office:value-type="float" office:value="78644.955467756">
                <text:p>78644.95546775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1090643405914">
                <text:p>40.1090643405914</text:p>
              </table:table-cell>
              <table:table-cell office:value-type="float" office:value="79724.7336354225">
                <text:p>79724.73363542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1231918334961">
                <text:p>40.1231918334961</text:p>
              </table:table-cell>
              <table:table-cell office:value-type="float" office:value="79278.0437093916">
                <text:p>79278.043709391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1383290290833">
                <text:p>40.1383290290833</text:p>
              </table:table-cell>
              <table:table-cell office:value-type="float" office:value="73989.9272326351">
                <text:p>73989.927232635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1517899036408">
                <text:p>40.1517899036408</text:p>
              </table:table-cell>
              <table:table-cell office:value-type="float" office:value="83204.1035087409">
                <text:p>83204.10350874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174378156662">
                <text:p>40.174378156662</text:p>
              </table:table-cell>
              <table:table-cell office:value-type="float" office:value="49583.2944206371">
                <text:p>49583.294420637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1882672309876">
                <text:p>40.1882672309876</text:p>
              </table:table-cell>
              <table:table-cell office:value-type="float" office:value="80638.9233542185">
                <text:p>80638.923354218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2024140357971">
                <text:p>40.2024140357971</text:p>
              </table:table-cell>
              <table:table-cell office:value-type="float" office:value="79169.8206822165">
                <text:p>79169.820682216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2166192531586">
                <text:p>40.2166192531586</text:p>
              </table:table-cell>
              <table:table-cell office:value-type="float" office:value="78844.2704889143">
                <text:p>78844.270488914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2220938205719">
                <text:p>40.2220938205719</text:p>
              </table:table-cell>
              <table:table-cell office:value-type="float" office:value="204582.374357634">
                <text:p>204582.37435763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2362473011017">
                <text:p>40.2362473011017</text:p>
              </table:table-cell>
              <table:table-cell office:value-type="float" office:value="79132.4789434674">
                <text:p>79132.47894346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2503621578217">
                <text:p>40.2503621578217</text:p>
              </table:table-cell>
              <table:table-cell office:value-type="float" office:value="79349.0165872775">
                <text:p>79349.01658727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2733309268951">
                <text:p>40.2733309268951</text:p>
              </table:table-cell>
              <table:table-cell office:value-type="float" office:value="48761.864269551">
                <text:p>48761.86426955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2876677513123">
                <text:p>40.2876677513123</text:p>
              </table:table-cell>
              <table:table-cell office:value-type="float" office:value="78120.5075416161">
                <text:p>78120.50754161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3018789291382">
                <text:p>40.3018789291382</text:p>
              </table:table-cell>
              <table:table-cell office:value-type="float" office:value="78811.2015568902">
                <text:p>78811.201556890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3157939910889">
                <text:p>40.3157939910889</text:p>
              </table:table-cell>
              <table:table-cell office:value-type="float" office:value="80488.3229387979">
                <text:p>80488.322938797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3298652172089">
                <text:p>40.3298652172089</text:p>
              </table:table-cell>
              <table:table-cell office:value-type="float" office:value="79595.0537962351">
                <text:p>79595.053796235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335170507431">
                <text:p>40.335170507431</text:p>
              </table:table-cell>
              <table:table-cell office:value-type="float" office:value="211110.034154233">
                <text:p>211110.03415423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3492891788483">
                <text:p>40.3492891788483</text:p>
              </table:table-cell>
              <table:table-cell office:value-type="float" office:value="79327.5774257827">
                <text:p>79327.577425782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3634743690491">
                <text:p>40.3634743690491</text:p>
              </table:table-cell>
              <table:table-cell office:value-type="float" office:value="78955.5856597812">
                <text:p>78955.585659781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3866810798645">
                <text:p>40.3866810798645</text:p>
              </table:table-cell>
              <table:table-cell office:value-type="float" office:value="48261.9018657023">
                <text:p>48261.90186570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4008193016052">
                <text:p>40.4008193016052</text:p>
              </table:table-cell>
              <table:table-cell office:value-type="float" office:value="79217.8833052277">
                <text:p>79217.883305227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4155812263489">
                <text:p>40.4155812263489</text:p>
              </table:table-cell>
              <table:table-cell office:value-type="float" office:value="75870.8650429614">
                <text:p>75870.86504296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4294314384461">
                <text:p>40.4294314384461</text:p>
              </table:table-cell>
              <table:table-cell office:value-type="float" office:value="80865.1876334091">
                <text:p>80865.18763340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4432995319367">
                <text:p>40.4432995319367</text:p>
              </table:table-cell>
              <table:table-cell office:value-type="float" office:value="80760.9207970155">
                <text:p>80760.92079701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4484100341797">
                <text:p>40.4484100341797</text:p>
              </table:table-cell>
              <table:table-cell office:value-type="float" office:value="219156.542104035">
                <text:p>219156.54210403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4626612663269">
                <text:p>40.4626612663269</text:p>
              </table:table-cell>
              <table:table-cell office:value-type="float" office:value="78589.6958543848">
                <text:p>78589.695854384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4766094684601">
                <text:p>40.4766094684601</text:p>
              </table:table-cell>
              <table:table-cell office:value-type="float" office:value="80297.0869869921">
                <text:p>80297.086986992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5001442432404">
                <text:p>40.5001442432404</text:p>
              </table:table-cell>
              <table:table-cell office:value-type="float" office:value="47589.1530918227">
                <text:p>47589.15309182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5142414569855">
                <text:p>40.5142414569855</text:p>
              </table:table-cell>
              <table:table-cell office:value-type="float" office:value="79448.3236368556">
                <text:p>79448.323636855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5284595489502">
                <text:p>40.5284595489502</text:p>
              </table:table-cell>
              <table:table-cell office:value-type="float" office:value="78772.8763310137">
                <text:p>78772.876331013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5427646636963">
                <text:p>40.5427646636963</text:p>
              </table:table-cell>
              <table:table-cell office:value-type="float" office:value="78293.6746666667">
                <text:p>78293.67466666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5568761825562">
                <text:p>40.5568761825562</text:p>
              </table:table-cell>
              <table:table-cell office:value-type="float" office:value="79367.7853618977">
                <text:p>79367.785361897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5709636211395">
                <text:p>40.5709636211395</text:p>
              </table:table-cell>
              <table:table-cell office:value-type="float" office:value="79503.4521976069">
                <text:p>79503.45219760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5758924484253">
                <text:p>40.5758924484253</text:p>
              </table:table-cell>
              <table:table-cell office:value-type="float" office:value="227234.580370532">
                <text:p>227234.5803705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5898306369781">
                <text:p>40.5898306369781</text:p>
              </table:table-cell>
              <table:table-cell office:value-type="float" office:value="80354.7746360822">
                <text:p>80354.774636082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6038563251495">
                <text:p>40.6038563251495</text:p>
              </table:table-cell>
              <table:table-cell office:value-type="float" office:value="79853.4792955735">
                <text:p>79853.479295573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6276390552521">
                <text:p>40.6276390552521</text:p>
              </table:table-cell>
              <table:table-cell office:value-type="float" office:value="47092.9954286631">
                <text:p>47092.99542866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6416800022125">
                <text:p>40.6416800022125</text:p>
              </table:table-cell>
              <table:table-cell office:value-type="float" office:value="79766.6997215241">
                <text:p>79766.699721524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6559319496155">
                <text:p>40.6559319496155</text:p>
              </table:table-cell>
              <table:table-cell office:value-type="float" office:value="78585.7517105241">
                <text:p>78585.751710524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6701078414917">
                <text:p>40.6701078414917</text:p>
              </table:table-cell>
              <table:table-cell office:value-type="float" office:value="79007.374617377">
                <text:p>79007.37461737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6840951442719">
                <text:p>40.6840951442719</text:p>
              </table:table-cell>
              <table:table-cell office:value-type="float" office:value="80072.6214055602">
                <text:p>80072.62140556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6900169849396">
                <text:p>40.6900169849396</text:p>
              </table:table-cell>
              <table:table-cell office:value-type="float" office:value="189130.384088896">
                <text:p>189130.3840888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703093290329">
                <text:p>40.703093290329</text:p>
              </table:table-cell>
              <table:table-cell office:value-type="float" office:value="85651.1045472778">
                <text:p>85651.10454727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7170069217682">
                <text:p>40.7170069217682</text:p>
              </table:table-cell>
              <table:table-cell office:value-type="float" office:value="80496.5982384592">
                <text:p>80496.59823845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7410168647766">
                <text:p>40.7410168647766</text:p>
              </table:table-cell>
              <table:table-cell office:value-type="float" office:value="46647.3410456283">
                <text:p>46647.341045628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7550325393677">
                <text:p>40.7550325393677</text:p>
              </table:table-cell>
              <table:table-cell office:value-type="float" office:value="79910.5310788283">
                <text:p>79910.53107882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7691433429718">
                <text:p>40.7691433429718</text:p>
              </table:table-cell>
              <table:table-cell office:value-type="float" office:value="79371.808397398">
                <text:p>79371.80839739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7835688591003">
                <text:p>40.7835688591003</text:p>
              </table:table-cell>
              <table:table-cell office:value-type="float" office:value="77640.2029584332">
                <text:p>77640.20295843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7975800037384">
                <text:p>40.7975800037384</text:p>
              </table:table-cell>
              <table:table-cell office:value-type="float" office:value="79936.3670086954">
                <text:p>79936.367008695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8024468421936">
                <text:p>40.8024468421936</text:p>
              </table:table-cell>
              <table:table-cell office:value-type="float" office:value="230128.862979474">
                <text:p>230128.86297947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8158740997314">
                <text:p>40.8158740997314</text:p>
              </table:table-cell>
              <table:table-cell office:value-type="float" office:value="83412.4166341134">
                <text:p>83412.41663411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8299946784973">
                <text:p>40.8299946784973</text:p>
              </table:table-cell>
              <table:table-cell office:value-type="float" office:value="79316.8621889035">
                <text:p>79316.862188903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8542697429657">
                <text:p>40.8542697429657</text:p>
              </table:table-cell>
              <table:table-cell office:value-type="float" office:value="46137.8795289588">
                <text:p>46137.879528958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.8685216903687">
                <text:p>40.8685216903687</text:p>
              </table:table-cell>
              <table:table-cell office:value-type="float" office:value="78585.7517105241">
                <text:p>78585.751710524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.8826580047607">
                <text:p>40.8826580047607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.8967173099518">
                <text:p>40.8967173099518</text:p>
              </table:table-cell>
              <table:table-cell office:value-type="float" office:value="79662.5426919229">
                <text:p>79662.542691922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910952091217">
                <text:p>40.910952091217</text:p>
              </table:table-cell>
              <table:table-cell office:value-type="float" office:value="78680.5205594171">
                <text:p>78680.520559417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.9250764846802">
                <text:p>40.9250764846802</text:p>
              </table:table-cell>
              <table:table-cell office:value-type="float" office:value="79295.4403970156">
                <text:p>79295.440397015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.9299170970917">
                <text:p>40.9299170970917</text:p>
              </table:table-cell>
              <table:table-cell office:value-type="float" office:value="231375.682411466">
                <text:p>231375.68241146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.9432945251465">
                <text:p>40.9432945251465</text:p>
              </table:table-cell>
              <table:table-cell office:value-type="float" office:value="83723.118929227">
                <text:p>83723.11892922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.9702081680298">
                <text:p>40.9702081680298</text:p>
              </table:table-cell>
              <table:table-cell office:value-type="float" office:value="41614.5820488289">
                <text:p>41614.582048828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0.9749374389648">
                <text:p>40.9749374389648</text:p>
              </table:table-cell>
              <table:table-cell office:value-type="float" office:value="236822.972373462">
                <text:p>236822.97237346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0.9856474399567">
                <text:p>40.9856474399567</text:p>
              </table:table-cell>
              <table:table-cell office:value-type="float" office:value="104575.153714298">
                <text:p>104575.15371429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1.0097999572754">
                <text:p>41.0097999572754</text:p>
              </table:table-cell>
              <table:table-cell office:value-type="float" office:value="46371.9779276033">
                <text:p>46371.97792760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.0231266021729">
                <text:p>41.0231266021729</text:p>
              </table:table-cell>
              <table:table-cell office:value-type="float" office:value="84042.1582939745">
                <text:p>84042.158293974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0364046096802">
                <text:p>41.0364046096802</text:p>
              </table:table-cell>
              <table:table-cell office:value-type="float" office:value="84350.0050276521">
                <text:p>84350.005027652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.0496890544891">
                <text:p>41.0496890544891</text:p>
              </table:table-cell>
              <table:table-cell office:value-type="float" office:value="84309.13117608">
                <text:p>84309.1311760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.063090801239">
                <text:p>41.063090801239</text:p>
              </table:table-cell>
              <table:table-cell office:value-type="float" office:value="83571.1956734447">
                <text:p>83571.195673444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.0766100883484">
                <text:p>41.0766100883484</text:p>
              </table:table-cell>
              <table:table-cell office:value-type="float" office:value="82844.60496614">
                <text:p>82844.604966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.0898871421814">
                <text:p>41.0898871421814</text:p>
              </table:table-cell>
              <table:table-cell office:value-type="float" office:value="84356.0637839391">
                <text:p>84356.063783939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.1033940315247">
                <text:p>41.1033940315247</text:p>
              </table:table-cell>
              <table:table-cell office:value-type="float" office:value="82920.6467556309">
                <text:p>82920.64675563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.1170825958252">
                <text:p>41.1170825958252</text:p>
              </table:table-cell>
              <table:table-cell office:value-type="float" office:value="81820.1219214826">
                <text:p>81820.12192148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1302211284638">
                <text:p>41.1302211284638</text:p>
              </table:table-cell>
              <table:table-cell office:value-type="float" office:value="85245.4403251856">
                <text:p>85245.440325185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.1434557437897">
                <text:p>41.1434557437897</text:p>
              </table:table-cell>
              <table:table-cell office:value-type="float" office:value="84626.5624211854">
                <text:p>84626.562421185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.1567924022675">
                <text:p>41.1567924022675</text:p>
              </table:table-cell>
              <table:table-cell office:value-type="float" office:value="83979.0568129">
                <text:p>83979.056812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.1700224876404">
                <text:p>41.1700224876404</text:p>
              </table:table-cell>
              <table:table-cell office:value-type="float" office:value="84655.5383755925">
                <text:p>84655.53837559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.1834106445312">
                <text:p>41.1834106445312</text:p>
              </table:table-cell>
              <table:table-cell office:value-type="float" office:value="83656.0259286961">
                <text:p>83656.025928696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.1967532634735">
                <text:p>41.1967532634735</text:p>
              </table:table-cell>
              <table:table-cell office:value-type="float" office:value="83941.5413755517">
                <text:p>83941.541375551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.2099847793579">
                <text:p>41.2099847793579</text:p>
              </table:table-cell>
              <table:table-cell office:value-type="float" office:value="84646.385930771">
                <text:p>84646.38593077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.2234568595886">
                <text:p>41.2234568595886</text:p>
              </table:table-cell>
              <table:table-cell office:value-type="float" office:value="83134.8968251159">
                <text:p>83134.896825115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.2368211746216">
                <text:p>41.2368211746216</text:p>
              </table:table-cell>
              <table:table-cell office:value-type="float" office:value="83805.2677775003">
                <text:p>83805.26777750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.2501151561737">
                <text:p>41.2501151561737</text:p>
              </table:table-cell>
              <table:table-cell office:value-type="float" office:value="84248.6500833946">
                <text:p>84248.65008339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.2634625434876">
                <text:p>41.2634625434876</text:p>
              </table:table-cell>
              <table:table-cell office:value-type="float" office:value="83911.5531500634">
                <text:p>83911.553150063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.2768476009369">
                <text:p>41.2768476009369</text:p>
              </table:table-cell>
              <table:table-cell office:value-type="float" office:value="83675.3973032187">
                <text:p>83675.397303218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.2902121543884">
                <text:p>41.2902121543884</text:p>
              </table:table-cell>
              <table:table-cell office:value-type="float" office:value="83803.7727232183">
                <text:p>83803.772723218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1.3035347461701">
                <text:p>41.3035347461701</text:p>
              </table:table-cell>
              <table:table-cell office:value-type="float" office:value="84067.7263372645">
                <text:p>84067.726337264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.3167788982391">
                <text:p>41.3167788982391</text:p>
              </table:table-cell>
              <table:table-cell office:value-type="float" office:value="84565.6252025203">
                <text:p>84565.625202520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1.3301539421082">
                <text:p>41.3301539421082</text:p>
              </table:table-cell>
              <table:table-cell office:value-type="float" office:value="83738.0431023726">
                <text:p>83738.04310237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1.3433787822723">
                <text:p>41.3433787822723</text:p>
              </table:table-cell>
              <table:table-cell office:value-type="float" office:value="84689.1142800483">
                <text:p>84689.114280048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1.3568465709686">
                <text:p>41.3568465709686</text:p>
              </table:table-cell>
              <table:table-cell office:value-type="float" office:value="83161.3879053958">
                <text:p>83161.38790539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1.3702743053436">
                <text:p>41.3702743053436</text:p>
              </table:table-cell>
              <table:table-cell office:value-type="float" office:value="83409.4545454546">
                <text:p>83409.454545454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1.3835234642029">
                <text:p>41.3835234642029</text:p>
              </table:table-cell>
              <table:table-cell office:value-type="float" office:value="84533.6682802181">
                <text:p>84533.66828021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1.3882248401642">
                <text:p>41.3882248401642</text:p>
              </table:table-cell>
              <table:table-cell office:value-type="float" office:value="238228.129215477">
                <text:p>238228.1292154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1.4008507728577">
                <text:p>41.4008507728577</text:p>
              </table:table-cell>
              <table:table-cell office:value-type="float" office:value="88706.3179560776">
                <text:p>88706.317956077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1.4141111373901">
                <text:p>41.4141111373901</text:p>
              </table:table-cell>
              <table:table-cell office:value-type="float" office:value="84462.2330900068">
                <text:p>84462.233090006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1.4275441169739">
                <text:p>41.4275441169739</text:p>
              </table:table-cell>
              <table:table-cell office:value-type="float" office:value="83376.8854495758">
                <text:p>83376.885449575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1.4407892227173">
                <text:p>41.4407892227173</text:p>
              </table:table-cell>
              <table:table-cell office:value-type="float" office:value="84559.5363070166">
                <text:p>84559.536307016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1.4539766311646">
                <text:p>41.4539766311646</text:p>
              </table:table-cell>
              <table:table-cell office:value-type="float" office:value="84929.4995660978">
                <text:p>84929.499566097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1.467248916626">
                <text:p>41.467248916626</text:p>
              </table:table-cell>
              <table:table-cell office:value-type="float" office:value="84386.3706258533">
                <text:p>84386.37062585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.4805490970612">
                <text:p>41.4805490970612</text:p>
              </table:table-cell>
              <table:table-cell office:value-type="float" office:value="84209.3838845568">
                <text:p>84209.383884556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1.4938223361969">
                <text:p>41.4938223361969</text:p>
              </table:table-cell>
              <table:table-cell office:value-type="float" office:value="84380.3075154476">
                <text:p>84380.30751544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1.5071358680725">
                <text:p>41.5071358680725</text:p>
              </table:table-cell>
              <table:table-cell office:value-type="float" office:value="84124.934725381">
                <text:p>84124.93472538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1.5204830169678">
                <text:p>41.5204830169678</text:p>
              </table:table-cell>
              <table:table-cell office:value-type="float" office:value="83913.0520524454">
                <text:p>83913.052052445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1.5344622135162">
                <text:p>41.5344622135162</text:p>
              </table:table-cell>
              <table:table-cell office:value-type="float" office:value="80119.0537751778">
                <text:p>80119.053775177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.5472869873047">
                <text:p>41.5472869873047</text:p>
              </table:table-cell>
              <table:table-cell office:value-type="float" office:value="87330.975070179">
                <text:p>87330.9750701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1.5704979896545">
                <text:p>41.5704979896545</text:p>
              </table:table-cell>
              <table:table-cell office:value-type="float" office:value="48252.9786141299">
                <text:p>48252.978614129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1.5835978984833">
                <text:p>41.5835978984833</text:p>
              </table:table-cell>
              <table:table-cell office:value-type="float" office:value="85496.7782327782">
                <text:p>85496.778232778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1.5969798564911">
                <text:p>41.5969798564911</text:p>
              </table:table-cell>
              <table:table-cell office:value-type="float" office:value="83694.7776510832">
                <text:p>83694.77765108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1.6104323863983">
                <text:p>41.6104323863983</text:p>
              </table:table-cell>
              <table:table-cell office:value-type="float" office:value="83255.7152984546">
                <text:p>83255.715298454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1.6238391399384">
                <text:p>41.6238391399384</text:p>
              </table:table-cell>
              <table:table-cell office:value-type="float" office:value="83539.9857732252">
                <text:p>83539.985773225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1.6370673179627">
                <text:p>41.6370673179627</text:p>
              </table:table-cell>
              <table:table-cell office:value-type="float" office:value="84667.7447145973">
                <text:p>84667.744714597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1.6503672599792">
                <text:p>41.6503672599792</text:p>
              </table:table-cell>
              <table:table-cell office:value-type="float" office:value="84210.8934461494">
                <text:p>84210.893446149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.6636765003204">
                <text:p>41.6636765003204</text:p>
              </table:table-cell>
              <table:table-cell office:value-type="float" office:value="84152.0606201745">
                <text:p>84152.060620174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1.6772408485413">
                <text:p>41.6772408485413</text:p>
              </table:table-cell>
              <table:table-cell office:value-type="float" office:value="82569.3930712038">
                <text:p>82569.393071203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1.6905872821808">
                <text:p>41.6905872821808</text:p>
              </table:table-cell>
              <table:table-cell office:value-type="float" office:value="83917.5490809054">
                <text:p>83917.549080905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1.7038748264313">
                <text:p>41.7038748264313</text:p>
              </table:table-cell>
              <table:table-cell office:value-type="float" office:value="84289.4652982129">
                <text:p>84289.46529821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1.7172150611877">
                <text:p>41.7172150611877</text:p>
              </table:table-cell>
              <table:table-cell office:value-type="float" office:value="83956.5435276035">
                <text:p>83956.54352760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.7307286262512">
                <text:p>41.7307286262512</text:p>
              </table:table-cell>
              <table:table-cell office:value-type="float" office:value="82879.6838390967">
                <text:p>82879.683839096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.744026184082">
                <text:p>41.744026184082</text:p>
              </table:table-cell>
              <table:table-cell office:value-type="float" office:value="84225.9920393015">
                <text:p>84225.99203930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.757276058197">
                <text:p>41.757276058197</text:p>
              </table:table-cell>
              <table:table-cell office:value-type="float" office:value="84529.1049771476">
                <text:p>84529.104977147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.7705571651459">
                <text:p>41.7705571651459</text:p>
              </table:table-cell>
              <table:table-cell office:value-type="float" office:value="84330.3200789875">
                <text:p>84330.32007898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.7839906215668">
                <text:p>41.7839906215668</text:p>
              </table:table-cell>
              <table:table-cell office:value-type="float" office:value="83373.9258838563">
                <text:p>83373.925883856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.7972478866577">
                <text:p>41.7972478866577</text:p>
              </table:table-cell>
              <table:table-cell office:value-type="float" office:value="84481.9796780865">
                <text:p>84481.979678086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.8108351230621">
                <text:p>41.8108351230621</text:p>
              </table:table-cell>
              <table:table-cell office:value-type="float" office:value="82430.301988103">
                <text:p>82430.3019881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.8241114616394">
                <text:p>41.8241114616394</text:p>
              </table:table-cell>
              <table:table-cell office:value-type="float" office:value="84360.6084223759">
                <text:p>84360.608422375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.8375089168549">
                <text:p>41.8375089168549</text:p>
              </table:table-cell>
              <table:table-cell office:value-type="float" office:value="83597.9655829018">
                <text:p>83597.965582901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.8508937358856">
                <text:p>41.8508937358856</text:p>
              </table:table-cell>
              <table:table-cell office:value-type="float" office:value="83676.8877805486">
                <text:p>83676.887780548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.8641414642334">
                <text:p>41.8641414642334</text:p>
              </table:table-cell>
              <table:table-cell office:value-type="float" office:value="84542.796364618">
                <text:p>84542.79636461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.8774681091309">
                <text:p>41.8774681091309</text:p>
              </table:table-cell>
              <table:table-cell office:value-type="float" office:value="84042.1582939745">
                <text:p>84042.158293974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.8907473087311">
                <text:p>41.8907473087311</text:p>
              </table:table-cell>
              <table:table-cell office:value-type="float" office:value="84342.4328060757">
                <text:p>84342.432806075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9040400981903">
                <text:p>41.9040400981903</text:p>
              </table:table-cell>
              <table:table-cell office:value-type="float" office:value="84256.2054740467">
                <text:p>84256.205474046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.9173612594605">
                <text:p>41.9173612594605</text:p>
              </table:table-cell>
              <table:table-cell office:value-type="float" office:value="84076.7540672597">
                <text:p>84076.754067259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.9309344291687">
                <text:p>41.9309344291687</text:p>
              </table:table-cell>
              <table:table-cell office:value-type="float" office:value="82515.729492359">
                <text:p>82515.72949235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.9461004734039">
                <text:p>41.9461004734039</text:p>
              </table:table-cell>
              <table:table-cell office:value-type="float" office:value="73849.1845749949">
                <text:p>73849.184574994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.9575572013855">
                <text:p>41.9575572013855</text:p>
              </table:table-cell>
              <table:table-cell office:value-type="float" office:value="97759.1509375065">
                <text:p>97759.150937506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.962792634964">
                <text:p>41.962792634964</text:p>
              </table:table-cell>
              <table:table-cell office:value-type="float" office:value="213926.885559452">
                <text:p>213926.8855594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.9731950759888">
                <text:p>41.9731950759888</text:p>
              </table:table-cell>
              <table:table-cell office:value-type="float" office:value="107667.036739933">
                <text:p>107667.0367399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.9978017807007">
                <text:p>41.9978017807007</text:p>
              </table:table-cell>
              <table:table-cell office:value-type="float" office:value="45516.049918611">
                <text:p>45516.0499186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.0094366073608">
                <text:p>42.0094366073608</text:p>
              </table:table-cell>
              <table:table-cell office:value-type="float" office:value="96262.7147540984">
                <text:p>96262.714754098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.0204350948334">
                <text:p>42.0204350948334</text:p>
              </table:table-cell>
              <table:table-cell office:value-type="float" office:value="101832.183997746">
                <text:p>101832.1839977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.0347399711609">
                <text:p>42.0347399711609</text:p>
              </table:table-cell>
              <table:table-cell office:value-type="float" office:value="78294.9795829931">
                <text:p>78294.979582993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0457575321198">
                <text:p>42.0457575321198</text:p>
              </table:table-cell>
              <table:table-cell office:value-type="float" office:value="101655.893185605">
                <text:p>101655.8931856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.0568053722382">
                <text:p>42.0568053722382</text:p>
              </table:table-cell>
              <table:table-cell office:value-type="float" office:value="101377.281712633">
                <text:p>101377.28171263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.0763831138611">
                <text:p>42.0763831138611</text:p>
              </table:table-cell>
              <table:table-cell office:value-type="float" office:value="57207.8241490592">
                <text:p>57207.82414905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.0876412391663">
                <text:p>42.0876412391663</text:p>
              </table:table-cell>
              <table:table-cell office:value-type="float" office:value="99483.7035154596">
                <text:p>99483.70351545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.0989458560944">
                <text:p>42.0989458560944</text:p>
              </table:table-cell>
              <table:table-cell office:value-type="float" office:value="99074.564589265">
                <text:p>99074.56458926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.1100316047668">
                <text:p>42.1100316047668</text:p>
              </table:table-cell>
              <table:table-cell office:value-type="float" office:value="101030.614448244">
                <text:p>101030.61444824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.1211471557617">
                <text:p>42.1211471557617</text:p>
              </table:table-cell>
              <table:table-cell office:value-type="float" office:value="100759.737463">
                <text:p>100759.7374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.1322677135468">
                <text:p>42.1322677135468</text:p>
              </table:table-cell>
              <table:table-cell office:value-type="float" office:value="100714.372574663">
                <text:p>100714.37257466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.1434004306793">
                <text:p>42.1434004306793</text:p>
              </table:table-cell>
              <table:table-cell office:value-type="float" office:value="100604.370582944">
                <text:p>100604.37058294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.15434217453">
                <text:p>42.15434217453</text:p>
              </table:table-cell>
              <table:table-cell office:value-type="float" office:value="102360.283267601">
                <text:p>102360.28326760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.1653738021851">
                <text:p>42.1653738021851</text:p>
              </table:table-cell>
              <table:table-cell office:value-type="float" office:value="101526.269288956">
                <text:p>101526.26928895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.1787204742432">
                <text:p>42.1787204742432</text:p>
              </table:table-cell>
              <table:table-cell office:value-type="float" office:value="83916.0500178635">
                <text:p>83916.050017863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.1898427009583">
                <text:p>42.1898427009583</text:p>
              </table:table-cell>
              <table:table-cell office:value-type="float" office:value="100699.260021436">
                <text:p>100699.2600214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.2097105979919">
                <text:p>42.2097105979919</text:p>
              </table:table-cell>
              <table:table-cell office:value-type="float" office:value="56372.3477175635">
                <text:p>56372.347717563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.221307516098">
                <text:p>42.221307516098</text:p>
              </table:table-cell>
              <table:table-cell office:value-type="float" office:value="96577.3828663062">
                <text:p>96577.38286630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.2326669692993">
                <text:p>42.2326669692993</text:p>
              </table:table-cell>
              <table:table-cell office:value-type="float" office:value="98596.295099171">
                <text:p>98596.2950991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2.2443180084229">
                <text:p>42.2443180084229</text:p>
              </table:table-cell>
              <table:table-cell office:value-type="float" office:value="96128.7648358844">
                <text:p>96128.764835884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2.2546346187592">
                <text:p>42.2546346187592</text:p>
              </table:table-cell>
              <table:table-cell office:value-type="float" office:value="108562.789859259">
                <text:p>108562.78985925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2.2655141353607">
                <text:p>42.2655141353607</text:p>
              </table:table-cell>
              <table:table-cell office:value-type="float" office:value="102945.750350631">
                <text:p>102945.75035063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2.2769458293915">
                <text:p>42.2769458293915</text:p>
              </table:table-cell>
              <table:table-cell office:value-type="float" office:value="97973.2310002503">
                <text:p>97973.231000250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2.2881014347076">
                <text:p>42.2881014347076</text:p>
              </table:table-cell>
              <table:table-cell office:value-type="float" office:value="100397.958538149">
                <text:p>100397.9585381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2.2990388870239">
                <text:p>42.2990388870239</text:p>
              </table:table-cell>
              <table:table-cell office:value-type="float" office:value="102400.446430518">
                <text:p>102400.44643051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2.3100416660309">
                <text:p>42.3100416660309</text:p>
              </table:table-cell>
              <table:table-cell office:value-type="float" office:value="101792.465275521">
                <text:p>101792.46527552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2.322824716568">
                <text:p>42.322824716568</text:p>
              </table:table-cell>
              <table:table-cell office:value-type="float" office:value="87616.0190987765">
                <text:p>87616.019098776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2.3434910774231">
                <text:p>42.3434910774231</text:p>
              </table:table-cell>
              <table:table-cell office:value-type="float" office:value="54194.3503189857">
                <text:p>54194.350318985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2.3546628952026">
                <text:p>42.3546628952026</text:p>
              </table:table-cell>
              <table:table-cell office:value-type="float" office:value="100252.26172692">
                <text:p>100252.2617269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2.3656797409058">
                <text:p>42.3656797409058</text:p>
              </table:table-cell>
              <table:table-cell office:value-type="float" office:value="101662.493074792">
                <text:p>101662.49307479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2.3767974376679">
                <text:p>42.3767974376679</text:p>
              </table:table-cell>
              <table:table-cell office:value-type="float" office:value="100740.290364779">
                <text:p>100740.2903647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2.3880643844605">
                <text:p>42.3880643844605</text:p>
              </table:table-cell>
              <table:table-cell office:value-type="float" office:value="99405.8124722263">
                <text:p>99405.81247222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2.3991601467133">
                <text:p>42.3991601467133</text:p>
              </table:table-cell>
              <table:table-cell office:value-type="float" office:value="100939.437461054">
                <text:p>100939.43746105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2.4102187156677">
                <text:p>42.4102187156677</text:p>
              </table:table-cell>
              <table:table-cell office:value-type="float" office:value="101278.927193153">
                <text:p>101278.9271931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2.4212567806244">
                <text:p>42.4212567806244</text:p>
              </table:table-cell>
              <table:table-cell office:value-type="float" office:value="101467.060068687">
                <text:p>101467.0600686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2.4323062896729">
                <text:p>42.4323062896729</text:p>
              </table:table-cell>
              <table:table-cell office:value-type="float" office:value="101361.969576006">
                <text:p>101361.96957600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2.4433546066284">
                <text:p>42.4433546066284</text:p>
              </table:table-cell>
              <table:table-cell office:value-type="float" office:value="101372.906344411">
                <text:p>101372.9063444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2.45556640625">
                <text:p>42.45556640625</text:p>
              </table:table-cell>
              <table:table-cell office:value-type="float" office:value="91714.5739945334">
                <text:p>91714.57399453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2.4766738414764">
                <text:p>42.4766738414764</text:p>
              </table:table-cell>
              <table:table-cell office:value-type="float" office:value="53061.8707571359">
                <text:p>53061.870757135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2.4878840446472">
                <text:p>42.4878840446472</text:p>
              </table:table-cell>
              <table:table-cell office:value-type="float" office:value="99908.9831770135">
                <text:p>99908.983177013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2.4990446567535">
                <text:p>42.4990446567535</text:p>
              </table:table-cell>
              <table:table-cell office:value-type="float" office:value="100352.918758411">
                <text:p>100352.91875841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2.5100049972534">
                <text:p>42.5100049972534</text:p>
              </table:table-cell>
              <table:table-cell office:value-type="float" office:value="102186.606338779">
                <text:p>102186.60633877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2.5211045742035">
                <text:p>42.5211045742035</text:p>
              </table:table-cell>
              <table:table-cell office:value-type="float" office:value="100904.746643755">
                <text:p>100904.7466437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2.5322847366333">
                <text:p>42.5322847366333</text:p>
              </table:table-cell>
              <table:table-cell office:value-type="float" office:value="100177.435438125">
                <text:p>100177.43543812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2.5432810783386">
                <text:p>42.5432810783386</text:p>
              </table:table-cell>
              <table:table-cell office:value-type="float" office:value="101852.054984606">
                <text:p>101852.05498460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2.5544590950012">
                <text:p>42.5544590950012</text:p>
              </table:table-cell>
              <table:table-cell office:value-type="float" office:value="100196.665813497">
                <text:p>100196.66581349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2.5656161308289">
                <text:p>42.5656161308289</text:p>
              </table:table-cell>
              <table:table-cell office:value-type="float" office:value="100385.085904778">
                <text:p>100385.0859047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2.576619386673">
                <text:p>42.576619386673</text:p>
              </table:table-cell>
              <table:table-cell office:value-type="float" office:value="101788.053996663">
                <text:p>101788.05399666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.5883674621582">
                <text:p>42.5883674621582</text:p>
              </table:table-cell>
              <table:table-cell office:value-type="float" office:value="95334.7636732623">
                <text:p>95334.763673262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2.610081911087">
                <text:p>42.610081911087</text:p>
              </table:table-cell>
              <table:table-cell office:value-type="float" office:value="51578.5596802705">
                <text:p>51578.559680270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2.6213438510895">
                <text:p>42.6213438510895</text:p>
              </table:table-cell>
              <table:table-cell office:value-type="float" office:value="99450.0059276823">
                <text:p>99450.005927682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2.6321806907654">
                <text:p>42.6321806907654</text:p>
              </table:table-cell>
              <table:table-cell office:value-type="float" office:value="103351.164499593">
                <text:p>103351.1644995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2.6433022022247">
                <text:p>42.6433022022247</text:p>
              </table:table-cell>
              <table:table-cell office:value-type="float" office:value="100705.736274573">
                <text:p>100705.73627457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2.654393196106">
                <text:p>42.654393196106</text:p>
              </table:table-cell>
              <table:table-cell office:value-type="float" office:value="100982.834540725">
                <text:p>100982.8345407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2.6655697822571">
                <text:p>42.6655697822571</text:p>
              </table:table-cell>
              <table:table-cell office:value-type="float" office:value="100209.490165963">
                <text:p>100209.49016596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2.6766633987427">
                <text:p>42.6766633987427</text:p>
              </table:table-cell>
              <table:table-cell office:value-type="float" office:value="100958.961530196">
                <text:p>100958.96153019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2.6878221035004">
                <text:p>42.6878221035004</text:p>
              </table:table-cell>
              <table:table-cell office:value-type="float" office:value="100370.072003931">
                <text:p>100370.07200393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2.6988697052002">
                <text:p>42.6988697052002</text:p>
              </table:table-cell>
              <table:table-cell office:value-type="float" office:value="101379.469538382">
                <text:p>101379.46953838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2.7098410129547">
                <text:p>42.7098410129547</text:p>
              </table:table-cell>
              <table:table-cell office:value-type="float" office:value="102084.457483104">
                <text:p>102084.45748310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2.721194267273">
                <text:p>42.721194267273</text:p>
              </table:table-cell>
              <table:table-cell office:value-type="float" office:value="98650.1287301287">
                <text:p>98650.128730128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2.7433142662048">
                <text:p>42.7433142662048</text:p>
              </table:table-cell>
              <table:table-cell office:value-type="float" office:value="50632.9138373321">
                <text:p>50632.913837332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2.7543408870697">
                <text:p>42.7543408870697</text:p>
              </table:table-cell>
              <table:table-cell office:value-type="float" office:value="101572.368699864">
                <text:p>101572.36869986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2.7654438018799">
                <text:p>42.7654438018799</text:p>
              </table:table-cell>
              <table:table-cell office:value-type="float" office:value="100874.411733127">
                <text:p>100874.4117331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2.7765395641327">
                <text:p>42.7765395641327</text:p>
              </table:table-cell>
              <table:table-cell office:value-type="float" office:value="100939.437461054">
                <text:p>100939.43746105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2.7876422405243">
                <text:p>42.7876422405243</text:p>
              </table:table-cell>
              <table:table-cell office:value-type="float" office:value="100876.577907576">
                <text:p>100876.57790757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2.7988061904907">
                <text:p>42.7988061904907</text:p>
              </table:table-cell>
              <table:table-cell office:value-type="float" office:value="100322.914682328">
                <text:p>100322.91468232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.8098871707916">
                <text:p>42.8098871707916</text:p>
              </table:table-cell>
              <table:table-cell office:value-type="float" office:value="101074.08997999">
                <text:p>101074.0899799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2.8210556507111">
                <text:p>42.8210556507111</text:p>
              </table:table-cell>
              <table:table-cell office:value-type="float" office:value="100282.223550508">
                <text:p>100282.2235505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2.8321268558502">
                <text:p>42.8321268558502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2.8431198596954">
                <text:p>42.8431198596954</text:p>
              </table:table-cell>
              <table:table-cell office:value-type="float" office:value="101882.980827622">
                <text:p>101882.9808276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2.8540740013123">
                <text:p>42.8540740013123</text:p>
              </table:table-cell>
              <table:table-cell office:value-type="float" office:value="102244.433126564">
                <text:p>102244.4331265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2.8761043548584">
                <text:p>42.8761043548584</text:p>
              </table:table-cell>
              <table:table-cell office:value-type="float" office:value="50838.948074717">
                <text:p>50838.94807471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2.8872964382172">
                <text:p>42.8872964382172</text:p>
              </table:table-cell>
              <table:table-cell office:value-type="float" office:value="100070.734294783">
                <text:p>100070.73429478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2.8983256816864">
                <text:p>42.8983256816864</text:p>
              </table:table-cell>
              <table:table-cell office:value-type="float" office:value="101548.216169477">
                <text:p>101548.21616947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2.9094626903534">
                <text:p>42.9094626903534</text:p>
              </table:table-cell>
              <table:table-cell office:value-type="float" office:value="100565.603699264">
                <text:p>100565.6036992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2.9204847812653">
                <text:p>42.9204847812653</text:p>
              </table:table-cell>
              <table:table-cell office:value-type="float" office:value="101614.113778931">
                <text:p>101614.11377893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2.931688785553">
                <text:p>42.931688785553</text:p>
              </table:table-cell>
              <table:table-cell office:value-type="float" office:value="99964.2602089673">
                <text:p>99964.260208967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.952908039093">
                <text:p>42.952908039093</text:p>
              </table:table-cell>
              <table:table-cell office:value-type="float" office:value="52782.2525842697">
                <text:p>52782.252584269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.9568765163422">
                <text:p>42.9568765163422</text:p>
              </table:table-cell>
              <table:table-cell office:value-type="float" office:value="282224.120156203">
                <text:p>282224.12015620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.9728565216064">
                <text:p>42.9728565216064</text:p>
              </table:table-cell>
              <table:table-cell office:value-type="float" office:value="70087.5864229765">
                <text:p>70087.586422976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.9768595695496">
                <text:p>42.9768595695496</text:p>
              </table:table-cell>
              <table:table-cell office:value-type="float" office:value="279786.8064324">
                <text:p>279786.806432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.9808552265167">
                <text:p>42.9808552265167</text:p>
              </table:table-cell>
              <table:table-cell office:value-type="float" office:value="280304.342741214">
                <text:p>280304.34274121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.9872081279755">
                <text:p>42.9872081279755</text:p>
              </table:table-cell>
              <table:table-cell office:value-type="float" office:value="176297.398483825">
                <text:p>176297.3984838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.9981441497803">
                <text:p>42.9981441497803</text:p>
              </table:table-cell>
              <table:table-cell office:value-type="float" office:value="102413.841156337">
                <text:p>102413.8411563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3.0020866394043">
                <text:p>43.0020866394043</text:p>
              </table:table-cell>
              <table:table-cell office:value-type="float" office:value="284084.450895017">
                <text:p>284084.45089501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3.0060102939606">
                <text:p>43.0060102939606</text:p>
              </table:table-cell>
              <table:table-cell office:value-type="float" office:value="285448.166737558">
                <text:p>285448.16673755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.0098791122437">
                <text:p>43.0098791122437</text:p>
              </table:table-cell>
              <table:table-cell office:value-type="float" office:value="289494.08270167">
                <text:p>289494.0827016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.0137853622437">
                <text:p>43.0137853622437</text:p>
              </table:table-cell>
              <table:table-cell office:value-type="float" office:value="286720">
                <text:p>28672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3.0176780223846">
                <text:p>43.0176780223846</text:p>
              </table:table-cell>
              <table:table-cell office:value-type="float" office:value="287720.982421755">
                <text:p>287720.98242175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.0215747356415">
                <text:p>43.0215747356415</text:p>
              </table:table-cell>
              <table:table-cell office:value-type="float" office:value="287421.713166911">
                <text:p>287421.71316691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3.0254838466644">
                <text:p>43.0254838466644</text:p>
              </table:table-cell>
              <table:table-cell office:value-type="float" office:value="286510.153696023">
                <text:p>286510.15369602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.0293741226196">
                <text:p>43.0293741226196</text:p>
              </table:table-cell>
              <table:table-cell office:value-type="float" office:value="287897.314457314">
                <text:p>287897.31445731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3.0332655906677">
                <text:p>43.0332655906677</text:p>
              </table:table-cell>
              <table:table-cell office:value-type="float" office:value="287809.121431197">
                <text:p>287809.12143119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3.0371336936951">
                <text:p>43.0371336936951</text:p>
              </table:table-cell>
              <table:table-cell office:value-type="float" office:value="289547.613412229">
                <text:p>289547.61341222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3.0436363220215">
                <text:p>43.0436363220215</text:p>
              </table:table-cell>
              <table:table-cell office:value-type="float" office:value="172238.046491164">
                <text:p>172238.04649116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3.0549681186676">
                <text:p>43.0549681186676</text:p>
              </table:table-cell>
              <table:table-cell office:value-type="float" office:value="98836.9307159839">
                <text:p>98836.930715983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3.0663137435913">
                <text:p>43.0663137435913</text:p>
              </table:table-cell>
              <table:table-cell office:value-type="float" office:value="98716.4662617942">
                <text:p>98716.46626179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3.077657699585">
                <text:p>43.077657699585</text:p>
              </table:table-cell>
              <table:table-cell office:value-type="float" office:value="98730.9894913829">
                <text:p>98730.989491382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3.0891361236572">
                <text:p>43.0891361236572</text:p>
              </table:table-cell>
              <table:table-cell office:value-type="float" office:value="97574.3702226654">
                <text:p>97574.370222665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3.1004366874695">
                <text:p>43.1004366874695</text:p>
              </table:table-cell>
              <table:table-cell office:value-type="float" office:value="99110.0991603021">
                <text:p>99110.099160302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3.1144018173218">
                <text:p>43.1144018173218</text:p>
              </table:table-cell>
              <table:table-cell office:value-type="float" office:value="80199.7555229283">
                <text:p>80199.755522928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3.1233291625977">
                <text:p>43.1233291625977</text:p>
              </table:table-cell>
              <table:table-cell office:value-type="float" office:value="125457.228928533">
                <text:p>125457.2289285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3.1344311237335">
                <text:p>43.1344311237335</text:p>
              </table:table-cell>
              <table:table-cell office:value-type="float" office:value="100883.076989155">
                <text:p>100883.07698915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.145886182785">
                <text:p>43.145886182785</text:p>
              </table:table-cell>
              <table:table-cell office:value-type="float" office:value="97773.393830912">
                <text:p>97773.3938309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.1571707725525">
                <text:p>43.1571707725525</text:p>
              </table:table-cell>
              <table:table-cell office:value-type="float" office:value="99250.3957237329">
                <text:p>99250.395723732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.1684262752533">
                <text:p>43.1684262752533</text:p>
              </table:table-cell>
              <table:table-cell office:value-type="float" office:value="99506.8838568917">
                <text:p>99506.88385689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.1797525882721">
                <text:p>43.1797525882721</text:p>
              </table:table-cell>
              <table:table-cell office:value-type="float" office:value="98884.7825537827">
                <text:p>98884.782553782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.1911857128143">
                <text:p>43.1911857128143</text:p>
              </table:table-cell>
              <table:table-cell office:value-type="float" office:value="97960.9725987405">
                <text:p>97960.972598740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.2026498317719">
                <text:p>43.2026498317719</text:p>
              </table:table-cell>
              <table:table-cell office:value-type="float" office:value="97696.1251143832">
                <text:p>97696.12511438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.2138457298279">
                <text:p>43.2138457298279</text:p>
              </table:table-cell>
              <table:table-cell office:value-type="float" office:value="100036.637918184">
                <text:p>100036.63791818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.2251284122467">
                <text:p>43.2251284122467</text:p>
              </table:table-cell>
              <table:table-cell office:value-type="float" office:value="99267.1741013883">
                <text:p>99267.174101388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.2364633083344">
                <text:p>43.2364633083344</text:p>
              </table:table-cell>
              <table:table-cell office:value-type="float" office:value="98809.9045054899">
                <text:p>98809.904505489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.247793674469">
                <text:p>43.247793674469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.2591230869293">
                <text:p>43.2591230869293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.2706322669983">
                <text:p>43.2706322669983</text:p>
              </table:table-cell>
              <table:table-cell office:value-type="float" office:value="97313.6221075964">
                <text:p>97313.62210759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.2818434238434">
                <text:p>43.2818434238434</text:p>
              </table:table-cell>
              <table:table-cell office:value-type="float" office:value="99900.4844437828">
                <text:p>99900.48444378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.2931144237518">
                <text:p>43.2931144237518</text:p>
              </table:table-cell>
              <table:table-cell office:value-type="float" office:value="99370.0655751576">
                <text:p>99370.06557515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.3044612407684">
                <text:p>43.3044612407684</text:p>
              </table:table-cell>
              <table:table-cell office:value-type="float" office:value="98706.0951420407">
                <text:p>98706.095142040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.3156785964966">
                <text:p>43.3156785964966</text:p>
              </table:table-cell>
              <table:table-cell office:value-type="float" office:value="99845.277901762">
                <text:p>99845.2779017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.3271191120148">
                <text:p>43.3271191120148</text:p>
              </table:table-cell>
              <table:table-cell office:value-type="float" office:value="97897.6863603209">
                <text:p>97897.686360320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.3384883403778">
                <text:p>43.3384883403778</text:p>
              </table:table-cell>
              <table:table-cell office:value-type="float" office:value="98511.5228788324">
                <text:p>98511.522878832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3.3498420715332">
                <text:p>43.3498420715332</text:p>
              </table:table-cell>
              <table:table-cell office:value-type="float" office:value="98645.9855945906">
                <text:p>98645.985594590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3.3613171577454">
                <text:p>43.3613171577454</text:p>
              </table:table-cell>
              <table:table-cell office:value-type="float" office:value="97602.7525451901">
                <text:p>97602.75254519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3.3728845119476">
                <text:p>43.3728845119476</text:p>
              </table:table-cell>
              <table:table-cell office:value-type="float" office:value="96824.2158418699">
                <text:p>96824.21584186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3.383908033371">
                <text:p>43.383908033371</text:p>
              </table:table-cell>
              <table:table-cell office:value-type="float" office:value="101600.927415866">
                <text:p>101600.92741586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3.395299911499">
                <text:p>43.395299911499</text:p>
              </table:table-cell>
              <table:table-cell office:value-type="float" office:value="98315.6585253553">
                <text:p>98315.65852535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3.406706571579">
                <text:p>43.406706571579</text:p>
              </table:table-cell>
              <table:table-cell office:value-type="float" office:value="98188.2507367849">
                <text:p>98188.250736784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3.4180629253387">
                <text:p>43.4180629253387</text:p>
              </table:table-cell>
              <table:table-cell office:value-type="float" office:value="98623.2045683574">
                <text:p>98623.204568357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3.4293293952942">
                <text:p>43.4293293952942</text:p>
              </table:table-cell>
              <table:table-cell office:value-type="float" office:value="99410.0196804571">
                <text:p>99410.019680457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3.4406385421753">
                <text:p>43.4406385421753</text:p>
              </table:table-cell>
              <table:table-cell office:value-type="float" office:value="99034.8796222119">
                <text:p>99034.879622211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.4519736766815">
                <text:p>43.4519736766815</text:p>
              </table:table-cell>
              <table:table-cell office:value-type="float" office:value="98807.8261784069">
                <text:p>98807.826178406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3.4634253978729">
                <text:p>43.4634253978729</text:p>
              </table:table-cell>
              <table:table-cell office:value-type="float" office:value="97801.892071952">
                <text:p>97801.89207195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3.4746487140656">
                <text:p>43.4746487140656</text:p>
              </table:table-cell>
              <table:table-cell office:value-type="float" office:value="99792.2521986659">
                <text:p>99792.252198665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3.4858939647675">
                <text:p>43.4858939647675</text:p>
              </table:table-cell>
              <table:table-cell office:value-type="float" office:value="99597.6016622143">
                <text:p>99597.601662214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3.4971735477448">
                <text:p>43.4971735477448</text:p>
              </table:table-cell>
              <table:table-cell office:value-type="float" office:value="99294.4510674276">
                <text:p>99294.45106742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3.5084974765778">
                <text:p>43.5084974765778</text:p>
              </table:table-cell>
              <table:table-cell office:value-type="float" office:value="98905.602155971">
                <text:p>98905.60215597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3.519825220108">
                <text:p>43.519825220108</text:p>
              </table:table-cell>
              <table:table-cell office:value-type="float" office:value="98872.2949991581">
                <text:p>98872.294999158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3.5311906337738">
                <text:p>43.5311906337738</text:p>
              </table:table-cell>
              <table:table-cell office:value-type="float" office:value="98544.5873715125">
                <text:p>98544.58737151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3.5428388118744">
                <text:p>43.5428388118744</text:p>
              </table:table-cell>
              <table:table-cell office:value-type="float" office:value="96152.3759620108">
                <text:p>96152.375962010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3.553936958313">
                <text:p>43.553936958313</text:p>
              </table:table-cell>
              <table:table-cell office:value-type="float" office:value="100917.75290554">
                <text:p>100917.7529055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3.565388917923">
                <text:p>43.565388917923</text:p>
              </table:table-cell>
              <table:table-cell office:value-type="float" office:value="97799.8559323798">
                <text:p>97799.855932379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3.5767765045166">
                <text:p>43.5767765045166</text:p>
              </table:table-cell>
              <table:table-cell office:value-type="float" office:value="98352.7098381593">
                <text:p>98352.709838159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3.5879893302918">
                <text:p>43.5879893302918</text:p>
              </table:table-cell>
              <table:table-cell office:value-type="float" office:value="99885.6151392728">
                <text:p>99885.61513927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3.5992040634155">
                <text:p>43.5992040634155</text:p>
              </table:table-cell>
              <table:table-cell office:value-type="float" office:value="99868.6270674774">
                <text:p>99868.627067477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3.6105310916901">
                <text:p>43.6105310916901</text:p>
              </table:table-cell>
              <table:table-cell office:value-type="float" office:value="98878.5383822013">
                <text:p>98878.53838220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6217968463898">
                <text:p>43.6217968463898</text:p>
              </table:table-cell>
              <table:table-cell office:value-type="float" office:value="99416.3311605858">
                <text:p>99416.331160585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3.6330988407135">
                <text:p>43.6330988407135</text:p>
              </table:table-cell>
              <table:table-cell office:value-type="float" office:value="99097.5546367395">
                <text:p>99097.554636739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6444861888886">
                <text:p>43.6444861888886</text:p>
              </table:table-cell>
              <table:table-cell office:value-type="float" office:value="98354.7690632721">
                <text:p>98354.76906327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3.6557528972626">
                <text:p>43.6557528972626</text:p>
              </table:table-cell>
              <table:table-cell office:value-type="float" office:value="99407.9160318267">
                <text:p>99407.91603182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3.6670787334442">
                <text:p>43.6670787334442</text:p>
              </table:table-cell>
              <table:table-cell office:value-type="float" office:value="98888.9457729876">
                <text:p>98888.945772987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3.6784980297089">
                <text:p>43.6784980297089</text:p>
              </table:table-cell>
              <table:table-cell office:value-type="float" office:value="98079.5991314515">
                <text:p>98079.59913145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3.6899902820587">
                <text:p>43.6899902820587</text:p>
              </table:table-cell>
              <table:table-cell office:value-type="float" office:value="97456.9619517862">
                <text:p>97456.961951786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3.7013831138611">
                <text:p>43.7013831138611</text:p>
              </table:table-cell>
              <table:table-cell office:value-type="float" office:value="98307.4286910118">
                <text:p>98307.428691011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3.7129487991333">
                <text:p>43.7129487991333</text:p>
              </table:table-cell>
              <table:table-cell office:value-type="float" office:value="96838.1875901876">
                <text:p>96838.187590187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3.7239007949829">
                <text:p>43.7239007949829</text:p>
              </table:table-cell>
              <table:table-cell office:value-type="float" office:value="102264.465343086">
                <text:p>102264.46534308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3.7351405620575">
                <text:p>43.7351405620575</text:p>
              </table:table-cell>
              <table:table-cell office:value-type="float" office:value="99646.1930721422">
                <text:p>99646.193072142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.7464973926544">
                <text:p>43.7464973926544</text:p>
              </table:table-cell>
              <table:table-cell office:value-type="float" office:value="98619.0636940001">
                <text:p>98619.063694000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.7577798366547">
                <text:p>43.7577798366547</text:p>
              </table:table-cell>
              <table:table-cell office:value-type="float" office:value="99269.2717974726">
                <text:p>99269.271797472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.7690482139587">
                <text:p>43.7690482139587</text:p>
              </table:table-cell>
              <table:table-cell office:value-type="float" office:value="99393.1929839409">
                <text:p>99393.192983940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.7803874015808">
                <text:p>43.7803874015808</text:p>
              </table:table-cell>
              <table:table-cell office:value-type="float" office:value="98772.5079899075">
                <text:p>98772.507989907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.7916996479034">
                <text:p>43.7916996479034</text:p>
              </table:table-cell>
              <table:table-cell office:value-type="float" office:value="99007.7450629123">
                <text:p>99007.745062912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.8031027317047">
                <text:p>43.8031027317047</text:p>
              </table:table-cell>
              <table:table-cell office:value-type="float" office:value="98219.0449109308">
                <text:p>98219.04491093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.8143706321716">
                <text:p>43.8143706321716</text:p>
              </table:table-cell>
              <table:table-cell office:value-type="float" office:value="99397.3991240135">
                <text:p>99397.399124013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.8258979320526">
                <text:p>43.8258979320526</text:p>
              </table:table-cell>
              <table:table-cell office:value-type="float" office:value="97160.654408571">
                <text:p>97160.6544085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.8373110294342">
                <text:p>43.8373110294342</text:p>
              </table:table-cell>
              <table:table-cell office:value-type="float" office:value="98132.8698558596">
                <text:p>98132.869855859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3.8487432003021">
                <text:p>43.8487432003021</text:p>
              </table:table-cell>
              <table:table-cell office:value-type="float" office:value="97969.1445255474">
                <text:p>97969.144525547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3.860018491745">
                <text:p>43.860018491745</text:p>
              </table:table-cell>
              <table:table-cell office:value-type="float" office:value="99332.2439313203">
                <text:p>99332.243931320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.8711473941803">
                <text:p>43.8711473941803</text:p>
              </table:table-cell>
              <table:table-cell office:value-type="float" office:value="100638.855135181">
                <text:p>100638.85513518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3.8824286460877">
                <text:p>43.8824286460877</text:p>
              </table:table-cell>
              <table:table-cell office:value-type="float" office:value="99279.7616078788">
                <text:p>99279.761607878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.8937728404999">
                <text:p>43.8937728404999</text:p>
              </table:table-cell>
              <table:table-cell office:value-type="float" office:value="98728.9144826717">
                <text:p>98728.914482671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.9051773548126">
                <text:p>43.9051773548126</text:p>
              </table:table-cell>
              <table:table-cell office:value-type="float" office:value="98206.7249236945">
                <text:p>98206.724923694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.9165239334106">
                <text:p>43.9165239334106</text:p>
              </table:table-cell>
              <table:table-cell office:value-type="float" office:value="98708.1691916539">
                <text:p>98708.169191653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.9298255443573">
                <text:p>43.9298255443573</text:p>
              </table:table-cell>
              <table:table-cell office:value-type="float" office:value="84200.3276514133">
                <text:p>84200.327651413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.9393689632416">
                <text:p>43.9393689632416</text:p>
              </table:table-cell>
              <table:table-cell office:value-type="float" office:value="117358.361147197">
                <text:p>117358.36114719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3.950719833374">
                <text:p>43.950719833374</text:p>
              </table:table-cell>
              <table:table-cell office:value-type="float" office:value="98670.8496292718">
                <text:p>98670.849629271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3.9738850593567">
                <text:p>43.9738850593567</text:p>
              </table:table-cell>
              <table:table-cell office:value-type="float" office:value="48348.3304172413">
                <text:p>48348.33041724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3.9778263568878">
                <text:p>43.9778263568878</text:p>
              </table:table-cell>
              <table:table-cell office:value-type="float" office:value="284170.375657855">
                <text:p>284170.3756578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3.9846680164337">
                <text:p>43.9846680164337</text:p>
              </table:table-cell>
              <table:table-cell office:value-type="float" office:value="163702.971842766">
                <text:p>163702.97184276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3.9959614276886">
                <text:p>43.9959614276886</text:p>
              </table:table-cell>
              <table:table-cell office:value-type="float" office:value="99172.8694477284">
                <text:p>99172.869447728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4.011641740799">
                <text:p>44.011641740799</text:p>
              </table:table-cell>
              <table:table-cell office:value-type="float" office:value="71427.1451161659">
                <text:p>71427.14511616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4.0228469371796">
                <text:p>44.0228469371796</text:p>
              </table:table-cell>
              <table:table-cell office:value-type="float" office:value="99953.6252606494">
                <text:p>99953.62526064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4.0342543125153">
                <text:p>44.0342543125153</text:p>
              </table:table-cell>
              <table:table-cell office:value-type="float" office:value="98182.0942189525">
                <text:p>98182.09421895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4.0527315139771">
                <text:p>44.0527315139771</text:p>
              </table:table-cell>
              <table:table-cell office:value-type="float" office:value="60615.2399385799">
                <text:p>60615.239938579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4.0639173984528">
                <text:p>44.0639173984528</text:p>
              </table:table-cell>
              <table:table-cell office:value-type="float" office:value="100126.190506639">
                <text:p>100126.19050663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4.0755743980408">
                <text:p>44.0755743980408</text:p>
              </table:table-cell>
              <table:table-cell office:value-type="float" office:value="96079.6122144274">
                <text:p>96079.612214427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4.0864946842194">
                <text:p>44.0864946842194</text:p>
              </table:table-cell>
              <table:table-cell office:value-type="float" office:value="102561.414754492">
                <text:p>102561.41475449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4.097727060318">
                <text:p>44.097727060318</text:p>
              </table:table-cell>
              <table:table-cell office:value-type="float" office:value="99711.7609101715">
                <text:p>99711.76091017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4.1135287284851">
                <text:p>44.1135287284851</text:p>
              </table:table-cell>
              <table:table-cell office:value-type="float" office:value="70878.5925735926">
                <text:p>70878.59257359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4.1248295307159">
                <text:p>44.1248295307159</text:p>
              </table:table-cell>
              <table:table-cell office:value-type="float" office:value="99108.0081858267">
                <text:p>99108.00818582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4.1362011432648">
                <text:p>44.1362011432648</text:p>
              </table:table-cell>
              <table:table-cell office:value-type="float" office:value="98490.8688359611">
                <text:p>98490.868835961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4.1472871303558">
                <text:p>44.1472871303558</text:p>
              </table:table-cell>
              <table:table-cell office:value-type="float" office:value="101028.441653404">
                <text:p>101028.4416534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4.1653764247894">
                <text:p>44.1653764247894</text:p>
              </table:table-cell>
              <table:table-cell office:value-type="float" office:value="61915.0738085196">
                <text:p>61915.073808519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4.176751613617">
                <text:p>44.176751613617</text:p>
              </table:table-cell>
              <table:table-cell office:value-type="float" office:value="98459.9040053656">
                <text:p>98459.904005365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4.1879794597626">
                <text:p>44.1879794597626</text:p>
              </table:table-cell>
              <table:table-cell office:value-type="float" office:value="99751.9903170323">
                <text:p>99751.990317032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.1993043422699">
                <text:p>44.1993043422699</text:p>
              </table:table-cell>
              <table:table-cell office:value-type="float" office:value="98897.2732631579">
                <text:p>98897.273263157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4.2105433940887">
                <text:p>44.2105433940887</text:p>
              </table:table-cell>
              <table:table-cell office:value-type="float" office:value="99652.5345778532">
                <text:p>99652.534577853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4.2266414165497">
                <text:p>44.2266414165497</text:p>
              </table:table-cell>
              <table:table-cell office:value-type="float" office:value="69573.7630331754">
                <text:p>69573.763033175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4.237993478775">
                <text:p>44.237993478775</text:p>
              </table:table-cell>
              <table:table-cell office:value-type="float" office:value="98660.4880917377">
                <text:p>98660.488091737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4.2493906021118">
                <text:p>44.2493906021118</text:p>
              </table:table-cell>
              <table:table-cell office:value-type="float" office:value="98270.411480451">
                <text:p>98270.41148045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.2670209407806">
                <text:p>44.2670209407806</text:p>
              </table:table-cell>
              <table:table-cell office:value-type="float" office:value="63526.8568028453">
                <text:p>63526.856802845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4.2783138751984">
                <text:p>44.2783138751984</text:p>
              </table:table-cell>
              <table:table-cell office:value-type="float" office:value="99177.0569606891">
                <text:p>99177.056960689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4.2895624637604">
                <text:p>44.2895624637604</text:p>
              </table:table-cell>
              <table:table-cell office:value-type="float" office:value="99568.0474777448">
                <text:p>99568.047477744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4.3007254600525">
                <text:p>44.3007254600525</text:p>
              </table:table-cell>
              <table:table-cell office:value-type="float" office:value="100331.485444565">
                <text:p>100331.48544456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4.3119621276856">
                <text:p>44.3119621276856</text:p>
              </table:table-cell>
              <table:table-cell office:value-type="float" office:value="99673.6787608742">
                <text:p>99673.67876087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4.3282556533814">
                <text:p>44.3282556533814</text:p>
              </table:table-cell>
              <table:table-cell office:value-type="float" office:value="68738.9593210419">
                <text:p>68738.959321041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.3395342826843">
                <text:p>44.3395342826843</text:p>
              </table:table-cell>
              <table:table-cell office:value-type="float" office:value="99302.8469961527">
                <text:p>99302.846996152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.3508594036102">
                <text:p>44.3508594036102</text:p>
              </table:table-cell>
              <table:table-cell office:value-type="float" office:value="98895.1912591314">
                <text:p>98895.191259131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.3623080253601">
                <text:p>44.3623080253601</text:p>
              </table:table-cell>
              <table:table-cell office:value-type="float" office:value="97828.3696036985">
                <text:p>97828.369603698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.3798172473908">
                <text:p>44.3798172473908</text:p>
              </table:table-cell>
              <table:table-cell office:value-type="float" office:value="63966.2914800038">
                <text:p>63966.291480003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4.3911061286926">
                <text:p>44.3911061286926</text:p>
              </table:table-cell>
              <table:table-cell office:value-type="float" office:value="99212.6651038037">
                <text:p>99212.66510380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4.4023501873016">
                <text:p>44.4023501873016</text:p>
              </table:table-cell>
              <table:table-cell office:value-type="float" office:value="99608.1609804712">
                <text:p>99608.16098047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.4136159420013">
                <text:p>44.4136159420013</text:p>
              </table:table-cell>
              <table:table-cell office:value-type="float" office:value="99416.3311605858">
                <text:p>99416.331160585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4.4300453662872">
                <text:p>44.4300453662872</text:p>
              </table:table-cell>
              <table:table-cell office:value-type="float" office:value="68170.3741111595">
                <text:p>68170.374111159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4.4413702487946">
                <text:p>44.4413702487946</text:p>
              </table:table-cell>
              <table:table-cell office:value-type="float" office:value="98897.2732631579">
                <text:p>98897.273263157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4.4527971744537">
                <text:p>44.4527971744537</text:p>
              </table:table-cell>
              <table:table-cell office:value-type="float" office:value="98014.114505091">
                <text:p>98014.11450509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.4639918804169">
                <text:p>44.4639918804169</text:p>
              </table:table-cell>
              <table:table-cell office:value-type="float" office:value="100047.290539677">
                <text:p>100047.29053967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4.4811880588532">
                <text:p>44.4811880588532</text:p>
              </table:table-cell>
              <table:table-cell office:value-type="float" office:value="65130.7500762554">
                <text:p>65130.750076255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.492392539978">
                <text:p>44.492392539978</text:p>
              </table:table-cell>
              <table:table-cell office:value-type="float" office:value="99960.0059580806">
                <text:p>99960.005958080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.5036675930023">
                <text:p>44.5036675930023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4.514937877655">
                <text:p>44.514937877655</text:p>
              </table:table-cell>
              <table:table-cell office:value-type="float" office:value="99376.3719828224">
                <text:p>99376.371982822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4.5263242721558">
                <text:p>44.5263242721558</text:p>
              </table:table-cell>
              <table:table-cell office:value-type="float" office:value="98363.0068260815">
                <text:p>98363.006826081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4.543181180954">
                <text:p>44.543181180954</text:p>
              </table:table-cell>
              <table:table-cell office:value-type="float" office:value="66441.6004978572">
                <text:p>66441.600497857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.5544867515564">
                <text:p>44.5544867515564</text:p>
              </table:table-cell>
              <table:table-cell office:value-type="float" office:value="99066.2072165166">
                <text:p>99066.207216516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4.5660164356232">
                <text:p>44.5660164356232</text:p>
              </table:table-cell>
              <table:table-cell office:value-type="float" office:value="97140.5628735086">
                <text:p>97140.56287350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.5771005153656">
                <text:p>44.5771005153656</text:p>
              </table:table-cell>
              <table:table-cell office:value-type="float" office:value="101045.826629383">
                <text:p>101045.82662938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4.5939350128174">
                <text:p>44.5939350128174</text:p>
              </table:table-cell>
              <table:table-cell office:value-type="float" office:value="66530.052542877">
                <text:p>66530.05254287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4.6051540374756">
                <text:p>44.6051540374756</text:p>
              </table:table-cell>
              <table:table-cell office:value-type="float" office:value="99830.4250255015">
                <text:p>99830.425025501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4.6165683269501">
                <text:p>44.6165683269501</text:p>
              </table:table-cell>
              <table:table-cell office:value-type="float" office:value="98122.6209921671">
                <text:p>98122.620992167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4.6277549266815">
                <text:p>44.6277549266815</text:p>
              </table:table-cell>
              <table:table-cell office:value-type="float" office:value="100119.7885763">
                <text:p>100119.788576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4.6450190544128">
                <text:p>44.6450190544128</text:p>
              </table:table-cell>
              <table:table-cell office:value-type="float" office:value="64874.404165113">
                <text:p>64874.40416511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4.656665802002">
                <text:p>44.656665802002</text:p>
              </table:table-cell>
              <table:table-cell office:value-type="float" office:value="96164.1858751279">
                <text:p>96164.185875127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4.6677429676056">
                <text:p>44.6677429676056</text:p>
              </table:table-cell>
              <table:table-cell office:value-type="float" office:value="101108.897354771">
                <text:p>101108.89735477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4.6789920330048">
                <text:p>44.6789920330048</text:p>
              </table:table-cell>
              <table:table-cell office:value-type="float" office:value="99563.8268831334">
                <text:p>99563.826883133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.6903772354126">
                <text:p>44.6903772354126</text:p>
              </table:table-cell>
              <table:table-cell office:value-type="float" office:value="98373.3059703055">
                <text:p>98373.305970305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4.7068088054657">
                <text:p>44.7068088054657</text:p>
              </table:table-cell>
              <table:table-cell office:value-type="float" office:value="68161.4718727782">
                <text:p>68161.471872778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4.7180833816528">
                <text:p>44.7180833816528</text:p>
              </table:table-cell>
              <table:table-cell office:value-type="float" office:value="99338.5455391317">
                <text:p>99338.545539131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4.7292065620422">
                <text:p>44.7292065620422</text:p>
              </table:table-cell>
              <table:table-cell office:value-type="float" office:value="100690.626312856">
                <text:p>100690.62631285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4.7404856681824">
                <text:p>44.7404856681824</text:p>
              </table:table-cell>
              <table:table-cell office:value-type="float" office:value="99298.6488543164">
                <text:p>99298.648854316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4.7581253051758">
                <text:p>44.7581253051758</text:p>
              </table:table-cell>
              <table:table-cell office:value-type="float" office:value="63493.3700970454">
                <text:p>63493.370097045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4.7693698406219">
                <text:p>44.7693698406219</text:p>
              </table:table-cell>
              <table:table-cell office:value-type="float" office:value="99603.9369845006">
                <text:p>99603.936984500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4.7807700634003">
                <text:p>44.7807700634003</text:p>
              </table:table-cell>
              <table:table-cell office:value-type="float" office:value="98243.6941609503">
                <text:p>98243.694160950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4.7923209667206">
                <text:p>44.7923209667206</text:p>
              </table:table-cell>
              <table:table-cell office:value-type="float" office:value="96962.1136063408">
                <text:p>96962.113606340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.8082447052002">
                <text:p>44.8082447052002</text:p>
              </table:table-cell>
              <table:table-cell office:value-type="float" office:value="70335.2420308733">
                <text:p>70335.242030873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4.8197422027588">
                <text:p>44.8197422027588</text:p>
              </table:table-cell>
              <table:table-cell office:value-type="float" office:value="97412.501658925">
                <text:p>97412.50165892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.8309588432312">
                <text:p>44.8309588432312</text:p>
              </table:table-cell>
              <table:table-cell office:value-type="float" office:value="99851.6447732007">
                <text:p>99851.644773200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4.842212677002">
                <text:p>44.842212677002</text:p>
              </table:table-cell>
              <table:table-cell office:value-type="float" office:value="99521.6406084488">
                <text:p>99521.640608448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4.8600525856018">
                <text:p>44.8600525856018</text:p>
              </table:table-cell>
              <table:table-cell office:value-type="float" office:value="62780.5907037661">
                <text:p>62780.590703766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4.8713793754578">
                <text:p>44.8713793754578</text:p>
              </table:table-cell>
              <table:table-cell office:value-type="float" office:value="98880.6196851057">
                <text:p>98880.619685105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4.8826928138733">
                <text:p>44.8826928138733</text:p>
              </table:table-cell>
              <table:table-cell office:value-type="float" office:value="98997.312652786">
                <text:p>98997.31265278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4.8938643932343">
                <text:p>44.8938643932343</text:p>
              </table:table-cell>
              <table:table-cell office:value-type="float" office:value="100254.401263419">
                <text:p>100254.4012634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4.9051394462586">
                <text:p>44.9051394462586</text:p>
              </table:table-cell>
              <table:table-cell office:value-type="float" office:value="99334.344378423">
                <text:p>99334.34437842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4.9209606647491">
                <text:p>44.9209606647491</text:p>
              </table:table-cell>
              <table:table-cell office:value-type="float" office:value="70791.007700538">
                <text:p>70791.00770053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4.9363169670105">
                <text:p>44.9363169670105</text:p>
              </table:table-cell>
              <table:table-cell office:value-type="float" office:value="72934.2247201478">
                <text:p>72934.224720147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4.9528441429138">
                <text:p>44.9528441429138</text:p>
              </table:table-cell>
              <table:table-cell office:value-type="float" office:value="67767.1736872475">
                <text:p>67767.17368724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4.956550359726">
                <text:p>44.956550359726</text:p>
              </table:table-cell>
              <table:table-cell office:value-type="float" office:value="302194.948858154">
                <text:p>302194.9488581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4.9601697921753">
                <text:p>44.9601697921753</text:p>
              </table:table-cell>
              <table:table-cell office:value-type="float" office:value="309440.779922271">
                <text:p>309440.77992227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4.9637596607208">
                <text:p>44.9637596607208</text:p>
              </table:table-cell>
              <table:table-cell office:value-type="float" office:value="311989.139934914">
                <text:p>311989.13993491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4.9729785919189">
                <text:p>44.9729785919189</text:p>
              </table:table-cell>
              <table:table-cell office:value-type="float" office:value="121489.137507435">
                <text:p>121489.13750743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4.9767458438873">
                <text:p>44.9767458438873</text:p>
              </table:table-cell>
              <table:table-cell office:value-type="float" office:value="297298.935510411">
                <text:p>297298.93551041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4.9841523170471">
                <text:p>44.9841523170471</text:p>
              </table:table-cell>
              <table:table-cell office:value-type="float" office:value="151219.072267826">
                <text:p>151219.07226782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4.9877924919128">
                <text:p>44.9877924919128</text:p>
              </table:table-cell>
              <table:table-cell office:value-type="float" office:value="307677.52685355">
                <text:p>307677.5268535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4.9914124011993">
                <text:p>44.9914124011993</text:p>
              </table:table-cell>
              <table:table-cell office:value-type="float" office:value="309400.018441678">
                <text:p>309400.01844167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4.9979438781738">
                <text:p>44.9979438781738</text:p>
              </table:table-cell>
              <table:table-cell office:value-type="float" office:value="171477.294396788">
                <text:p>171477.29439678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5.0015096664429">
                <text:p>45.0015096664429</text:p>
              </table:table-cell>
              <table:table-cell office:value-type="float" office:value="314096.047071409">
                <text:p>314096.04707140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5.0051152706146">
                <text:p>45.0051152706146</text:p>
              </table:table-cell>
              <table:table-cell office:value-type="float" office:value="310627.552734246">
                <text:p>310627.5527342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5.0112609863281">
                <text:p>45.0112609863281</text:p>
              </table:table-cell>
              <table:table-cell office:value-type="float" office:value="182240.775885479">
                <text:p>182240.77588547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5.0148615837097">
                <text:p>45.0148615837097</text:p>
              </table:table-cell>
              <table:table-cell office:value-type="float" office:value="311059.494106741">
                <text:p>311059.49410674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5.0184404850006">
                <text:p>45.0184404850006</text:p>
              </table:table-cell>
              <table:table-cell office:value-type="float" office:value="312945.205515955">
                <text:p>312945.20551595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.0220031738281">
                <text:p>45.0220031738281</text:p>
              </table:table-cell>
              <table:table-cell office:value-type="float" office:value="314369.302014321">
                <text:p>314369.30201432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.0284762382507">
                <text:p>45.0284762382507</text:p>
              </table:table-cell>
              <table:table-cell office:value-type="float" office:value="173024.695395948">
                <text:p>173024.69539594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.0393092632294">
                <text:p>45.0393092632294</text:p>
              </table:table-cell>
              <table:table-cell office:value-type="float" office:value="103387.558157449">
                <text:p>103387.55815744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.0499863624573">
                <text:p>45.0499863624573</text:p>
              </table:table-cell>
              <table:table-cell office:value-type="float" office:value="104897.404818793">
                <text:p>104897.40481879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.0609047412872">
                <text:p>45.0609047412872</text:p>
              </table:table-cell>
              <table:table-cell office:value-type="float" office:value="102579.331368053">
                <text:p>102579.33136805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.0716776847839">
                <text:p>45.0716776847839</text:p>
              </table:table-cell>
              <table:table-cell office:value-type="float" office:value="103964.158017041">
                <text:p>103964.15801704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.0833899974823">
                <text:p>45.0833899974823</text:p>
              </table:table-cell>
              <table:table-cell office:value-type="float" office:value="95625.8621882952">
                <text:p>95625.862188295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5.0943183898926">
                <text:p>45.0943183898926</text:p>
              </table:table-cell>
              <table:table-cell office:value-type="float" office:value="102485.338918341">
                <text:p>102485.33891834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.105343580246">
                <text:p>45.105343580246</text:p>
              </table:table-cell>
              <table:table-cell office:value-type="float" office:value="101585.547650455">
                <text:p>101585.5476504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.1163289546967">
                <text:p>45.1163289546967</text:p>
              </table:table-cell>
              <table:table-cell office:value-type="float" office:value="101953.739039847">
                <text:p>101953.73903984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.1271562576294">
                <text:p>45.1271562576294</text:p>
              </table:table-cell>
              <table:table-cell office:value-type="float" office:value="103442.196727809">
                <text:p>103442.19672780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.1322627067566">
                <text:p>45.1322627067566</text:p>
              </table:table-cell>
              <table:table-cell office:value-type="float" office:value="219330.492109441">
                <text:p>219330.49210944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5.1421105861664">
                <text:p>45.1421105861664</text:p>
              </table:table-cell>
              <table:table-cell office:value-type="float" office:value="113730.068514708">
                <text:p>113730.06851470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.1529023647308">
                <text:p>45.1529023647308</text:p>
              </table:table-cell>
              <table:table-cell office:value-type="float" office:value="103782.707670555">
                <text:p>103782.70767055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5.1635134220123">
                <text:p>45.1635134220123</text:p>
              </table:table-cell>
              <table:table-cell office:value-type="float" office:value="105550.273670966">
                <text:p>105550.27367096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5.1743109226227">
                <text:p>45.1743109226227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5.1850996017456">
                <text:p>45.1850996017456</text:p>
              </table:table-cell>
              <table:table-cell office:value-type="float" office:value="103812.523038165">
                <text:p>103812.52303816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5.1959691047668">
                <text:p>45.1959691047668</text:p>
              </table:table-cell>
              <table:table-cell office:value-type="float" office:value="103040.589602983">
                <text:p>103040.58960298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5.2067568302155">
                <text:p>45.2067568302155</text:p>
              </table:table-cell>
              <table:table-cell office:value-type="float" office:value="103821.700444228">
                <text:p>103821.70044422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5.2176542282105">
                <text:p>45.2176542282105</text:p>
              </table:table-cell>
              <table:table-cell office:value-type="float" office:value="102776.828056972">
                <text:p>102776.82805697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5.23526263237">
                <text:p>45.23526263237</text:p>
              </table:table-cell>
              <table:table-cell office:value-type="float" office:value="63605.991198971">
                <text:p>63605.9911989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5.2475910186768">
                <text:p>45.2475910186768</text:p>
              </table:table-cell>
              <table:table-cell office:value-type="float" office:value="90847.250575335">
                <text:p>90847.25057533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5.2569954395294">
                <text:p>45.2569954395294</text:p>
              </table:table-cell>
              <table:table-cell office:value-type="float" office:value="119092.92635315">
                <text:p>119092.9263531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5.2677762508392">
                <text:p>45.2677762508392</text:p>
              </table:table-cell>
              <table:table-cell office:value-type="float" office:value="103888.285196161">
                <text:p>103888.28519616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5.2786679267883">
                <text:p>45.2786679267883</text:p>
              </table:table-cell>
              <table:table-cell office:value-type="float" office:value="102830.822844384">
                <text:p>102830.82284438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5.2893571853638">
                <text:p>45.2893571853638</text:p>
              </table:table-cell>
              <table:table-cell office:value-type="float" office:value="104778.08092073">
                <text:p>104778.0809207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5.3001003265381">
                <text:p>45.3001003265381</text:p>
              </table:table-cell>
              <table:table-cell office:value-type="float" office:value="104252.562805149">
                <text:p>104252.56280514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5.3108549118042">
                <text:p>45.3108549118042</text:p>
              </table:table-cell>
              <table:table-cell office:value-type="float" office:value="104141.626319057">
                <text:p>104141.62631905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5.32182097435">
                <text:p>45.32182097435</text:p>
              </table:table-cell>
              <table:table-cell office:value-type="float" office:value="102133.285791934">
                <text:p>102133.28579193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5.3328015804291">
                <text:p>45.3328015804291</text:p>
              </table:table-cell>
              <table:table-cell office:value-type="float" office:value="101998.012853917">
                <text:p>101998.0128539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5.3434722423553">
                <text:p>45.3434722423553</text:p>
              </table:table-cell>
              <table:table-cell office:value-type="float" office:value="104960.686388417">
                <text:p>104960.68638841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5.3543603420258">
                <text:p>45.3543603420258</text:p>
              </table:table-cell>
              <table:table-cell office:value-type="float" office:value="102864.598405886">
                <text:p>102864.59840588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.365208864212">
                <text:p>45.365208864212</text:p>
              </table:table-cell>
              <table:table-cell office:value-type="float" office:value="103239.868137664">
                <text:p>103239.86813766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5.3687868118286">
                <text:p>45.3687868118286</text:p>
              </table:table-cell>
              <table:table-cell office:value-type="float" office:value="313028.618644632">
                <text:p>313028.61864463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5.3820006847382">
                <text:p>45.3820006847382</text:p>
              </table:table-cell>
              <table:table-cell office:value-type="float" office:value="84759.4045793263">
                <text:p>84759.404579326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5.3905420303345">
                <text:p>45.3905420303345</text:p>
              </table:table-cell>
              <table:table-cell office:value-type="float" office:value="131126.880111654">
                <text:p>131126.88011165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.4013576507568">
                <text:p>45.4013576507568</text:p>
              </table:table-cell>
              <table:table-cell office:value-type="float" office:value="103553.929988537">
                <text:p>103553.92998853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5.4121806621552">
                <text:p>45.4121806621552</text:p>
              </table:table-cell>
              <table:table-cell office:value-type="float" office:value="103483.213569776">
                <text:p>103483.21356977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5.4230415821075">
                <text:p>45.4230415821075</text:p>
              </table:table-cell>
              <table:table-cell office:value-type="float" office:value="103122.019581156">
                <text:p>103122.01958115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5.4336535930634">
                <text:p>45.4336535930634</text:p>
              </table:table-cell>
              <table:table-cell office:value-type="float" office:value="105540.788137497">
                <text:p>105540.78813749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5.444507598877">
                <text:p>45.444507598877</text:p>
              </table:table-cell>
              <table:table-cell office:value-type="float" office:value="103187.709610104">
                <text:p>103187.70961010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5.4626820087433">
                <text:p>45.4626820087433</text:p>
              </table:table-cell>
              <table:table-cell office:value-type="float" office:value="61625.1096039565">
                <text:p>61625.109603956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5.4732463359833">
                <text:p>45.4732463359833</text:p>
              </table:table-cell>
              <table:table-cell office:value-type="float" office:value="106017.16271722">
                <text:p>106017.1627172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5.4841768741608">
                <text:p>45.4841768741608</text:p>
              </table:table-cell>
              <table:table-cell office:value-type="float" office:value="102465.220084631">
                <text:p>102465.22008463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5.4950251579285">
                <text:p>45.4950251579285</text:p>
              </table:table-cell>
              <table:table-cell office:value-type="float" office:value="103242.137095888">
                <text:p>103242.13709588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5.5058681964874">
                <text:p>45.5058681964874</text:p>
              </table:table-cell>
              <table:table-cell office:value-type="float" office:value="103292.079421271">
                <text:p>103292.07942127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5.51664686203">
                <text:p>45.51664686203</text:p>
              </table:table-cell>
              <table:table-cell office:value-type="float" office:value="103908.966798646">
                <text:p>103908.96679864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5.5278005599976">
                <text:p>45.5278005599976</text:p>
              </table:table-cell>
              <table:table-cell office:value-type="float" office:value="100415.12718567">
                <text:p>100415.127185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.5383892059326">
                <text:p>45.5383892059326</text:p>
              </table:table-cell>
              <table:table-cell office:value-type="float" office:value="105773.675583176">
                <text:p>105773.67558317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5.5491592884064">
                <text:p>45.5491592884064</text:p>
              </table:table-cell>
              <table:table-cell office:value-type="float" office:value="103991.775618179">
                <text:p>103991.77561817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5.5600974559784">
                <text:p>45.5600974559784</text:p>
              </table:table-cell>
              <table:table-cell office:value-type="float" office:value="102393.750381446">
                <text:p>102393.75038144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.5708696842194">
                <text:p>45.5708696842194</text:p>
              </table:table-cell>
              <table:table-cell office:value-type="float" office:value="103971.061042008">
                <text:p>103971.06104200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5.5815787315369">
                <text:p>45.5815787315369</text:p>
              </table:table-cell>
              <table:table-cell office:value-type="float" office:value="104584.46646036">
                <text:p>104584.4664603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5.5922863483429">
                <text:p>45.5922863483429</text:p>
              </table:table-cell>
              <table:table-cell office:value-type="float" office:value="104598.438689853">
                <text:p>104598.4386898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5.6033754348755">
                <text:p>45.6033754348755</text:p>
              </table:table-cell>
              <table:table-cell office:value-type="float" office:value="101000.203822752">
                <text:p>101000.20382275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5.6069376468659">
                <text:p>45.6069376468659</text:p>
              </table:table-cell>
              <table:table-cell office:value-type="float" office:value="314411.383441537">
                <text:p>314411.38344153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5.6172063350678">
                <text:p>45.6172063350678</text:p>
              </table:table-cell>
              <table:table-cell office:value-type="float" office:value="109069.43301602">
                <text:p>109069.4330160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5.6279666423798">
                <text:p>45.6279666423798</text:p>
              </table:table-cell>
              <table:table-cell office:value-type="float" office:value="104086.24656563">
                <text:p>104086.2465656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5.6387701034546">
                <text:p>45.6387701034546</text:p>
              </table:table-cell>
              <table:table-cell office:value-type="float" office:value="103670.480436078">
                <text:p>103670.48043607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5.6495592594147">
                <text:p>45.6495592594147</text:p>
              </table:table-cell>
              <table:table-cell office:value-type="float" office:value="103807.93494354">
                <text:p>103807.9349435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5.6622045040131">
                <text:p>45.6622045040131</text:p>
              </table:table-cell>
              <table:table-cell office:value-type="float" office:value="88570.8450544892">
                <text:p>88570.845054489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5.6793005466461">
                <text:p>45.6793005466461</text:p>
              </table:table-cell>
              <table:table-cell office:value-type="float" office:value="65512.2371907511">
                <text:p>65512.237190751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5.690141916275">
                <text:p>45.690141916275</text:p>
              </table:table-cell>
              <table:table-cell office:value-type="float" office:value="103307.980295567">
                <text:p>103307.9802955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5.7009272575378">
                <text:p>45.7009272575378</text:p>
              </table:table-cell>
              <table:table-cell office:value-type="float" office:value="103844.651059973">
                <text:p>103844.65105997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5.7116219997406">
                <text:p>45.7116219997406</text:p>
              </table:table-cell>
              <table:table-cell office:value-type="float" office:value="104724.356956551">
                <text:p>104724.35695655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5.722648859024">
                <text:p>45.722648859024</text:p>
              </table:table-cell>
              <table:table-cell office:value-type="float" office:value="101570.172540541">
                <text:p>101570.17254054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5.7335278987885">
                <text:p>45.7335278987885</text:p>
              </table:table-cell>
              <table:table-cell office:value-type="float" office:value="102950.26254657">
                <text:p>102950.2625465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5.7442169189453">
                <text:p>45.7442169189453</text:p>
              </table:table-cell>
              <table:table-cell office:value-type="float" office:value="104780.417995673">
                <text:p>104780.41799567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5.7549383640289">
                <text:p>45.7549383640289</text:p>
              </table:table-cell>
              <table:table-cell office:value-type="float" office:value="104463.529987325">
                <text:p>104463.52998732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5.7657330036163">
                <text:p>45.7657330036163</text:p>
              </table:table-cell>
              <table:table-cell office:value-type="float" office:value="103755.200989487">
                <text:p>103755.20098948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5.7766990661621">
                <text:p>45.7766990661621</text:p>
              </table:table-cell>
              <table:table-cell office:value-type="float" office:value="102133.285791934">
                <text:p>102133.2857919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5.7874627113342">
                <text:p>45.7874627113342</text:p>
              </table:table-cell>
              <table:table-cell office:value-type="float" office:value="104053.968900899">
                <text:p>104053.96890089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5.7983853816986">
                <text:p>45.7983853816986</text:p>
              </table:table-cell>
              <table:table-cell office:value-type="float" office:value="102539.027786873">
                <text:p>102539.02778687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5.8092226982117">
                <text:p>45.8092226982117</text:p>
              </table:table-cell>
              <table:table-cell office:value-type="float" office:value="103346.617093829">
                <text:p>103346.61709382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5.8201406002045">
                <text:p>45.8201406002045</text:p>
              </table:table-cell>
              <table:table-cell office:value-type="float" office:value="102583.811499574">
                <text:p>102583.81149957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5.8309242725372">
                <text:p>45.8309242725372</text:p>
              </table:table-cell>
              <table:table-cell office:value-type="float" office:value="103860.722529295">
                <text:p>103860.72252929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5.8417544364929">
                <text:p>45.8417544364929</text:p>
              </table:table-cell>
              <table:table-cell office:value-type="float" office:value="103414.870225647">
                <text:p>103414.87022564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5.8453316688538">
                <text:p>45.8453316688538</text:p>
              </table:table-cell>
              <table:table-cell office:value-type="float" office:value="313091.207677953">
                <text:p>313091.20767795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5.8547756671906">
                <text:p>45.8547756671906</text:p>
              </table:table-cell>
              <table:table-cell office:value-type="float" office:value="118593.837065462">
                <text:p>118593.83706546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5.8655903339386">
                <text:p>45.8655903339386</text:p>
              </table:table-cell>
              <table:table-cell office:value-type="float" office:value="103563.061728395">
                <text:p>103563.06172839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5.8763961791992">
                <text:p>45.8763961791992</text:p>
              </table:table-cell>
              <table:table-cell office:value-type="float" office:value="103647.606733888">
                <text:p>103647.6067338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5.8957934379578">
                <text:p>45.8957934379578</text:p>
              </table:table-cell>
              <table:table-cell office:value-type="float" office:value="57740.1175053467">
                <text:p>57740.117505346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5.9067029953003">
                <text:p>45.9067029953003</text:p>
              </table:table-cell>
              <table:table-cell office:value-type="float" office:value="102662.27719743">
                <text:p>102662.2771974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5.9174869060516">
                <text:p>45.9174869060516</text:p>
              </table:table-cell>
              <table:table-cell office:value-type="float" office:value="103858.426300546">
                <text:p>103858.42630054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5.9298322200775">
                <text:p>45.9298322200775</text:p>
              </table:table-cell>
              <table:table-cell office:value-type="float" office:value="90722.6821166474">
                <text:p>90722.682116647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5.9440701007843">
                <text:p>45.9440701007843</text:p>
              </table:table-cell>
              <table:table-cell office:value-type="float" office:value="78663.3926119428">
                <text:p>78663.392611942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5.9597625732422">
                <text:p>45.9597625732422</text:p>
              </table:table-cell>
              <table:table-cell office:value-type="float" office:value="71371.799632325">
                <text:p>71371.79963232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5.9631185531616">
                <text:p>45.9631185531616</text:p>
              </table:table-cell>
              <table:table-cell office:value-type="float" office:value="333732.628587667">
                <text:p>333732.62858766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5.9665584564209">
                <text:p>45.9665584564209</text:p>
              </table:table-cell>
              <table:table-cell office:value-type="float" office:value="325590.551705018">
                <text:p>325590.55170501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5.9833347797394">
                <text:p>45.9833347797394</text:p>
              </table:table-cell>
              <table:table-cell office:value-type="float" office:value="66760.7543523058">
                <text:p>66760.754352305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5.9994640350342">
                <text:p>45.9994640350342</text:p>
              </table:table-cell>
              <table:table-cell office:value-type="float" office:value="69439.0397776825">
                <text:p>69439.039777682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6.0042810440064">
                <text:p>46.0042810440064</text:p>
              </table:table-cell>
              <table:table-cell office:value-type="float" office:value="232509.427836072">
                <text:p>232509.42783607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6.0144944190979">
                <text:p>46.0144944190979</text:p>
              </table:table-cell>
              <table:table-cell office:value-type="float" office:value="109660.126056305">
                <text:p>109660.12605630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024754524231">
                <text:p>46.024754524231</text:p>
              </table:table-cell>
              <table:table-cell office:value-type="float" office:value="109160.674815262">
                <text:p>109160.67481526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6.0352408885956">
                <text:p>46.0352408885956</text:p>
              </table:table-cell>
              <table:table-cell office:value-type="float" office:value="106805.367528363">
                <text:p>106805.36752836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6.0385429859161">
                <text:p>46.0385429859161</text:p>
              </table:table-cell>
              <table:table-cell office:value-type="float" office:value="339178.37400722">
                <text:p>339178.3740072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6.047459602356">
                <text:p>46.047459602356</text:p>
              </table:table-cell>
              <table:table-cell office:value-type="float" office:value="125608.184176047">
                <text:p>125608.18417604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6.0661039352417">
                <text:p>46.0661039352417</text:p>
              </table:table-cell>
              <table:table-cell office:value-type="float" office:value="60071.8731457801">
                <text:p>60071.873145780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6.0764994621277">
                <text:p>46.0764994621277</text:p>
              </table:table-cell>
              <table:table-cell office:value-type="float" office:value="107738.646851062">
                <text:p>107738.64685106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0868806838989">
                <text:p>46.0868806838989</text:p>
              </table:table-cell>
              <table:table-cell office:value-type="float" office:value="107887.108538882">
                <text:p>107887.10853888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6.0999383926392">
                <text:p>46.0999383926392</text:p>
              </table:table-cell>
              <table:table-cell office:value-type="float" office:value="85773.0879345603">
                <text:p>85773.087934560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6.1079115867615">
                <text:p>46.1079115867615</text:p>
              </table:table-cell>
              <table:table-cell office:value-type="float" office:value="140470.679983255">
                <text:p>140470.6799832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6.1183180809021">
                <text:p>46.1183180809021</text:p>
              </table:table-cell>
              <table:table-cell office:value-type="float" office:value="107625.102639296">
                <text:p>107625.10263929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1285994052887">
                <text:p>46.1285994052887</text:p>
              </table:table-cell>
              <table:table-cell office:value-type="float" office:value="108935.382046704">
                <text:p>108935.38204670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1388773918152">
                <text:p>46.1388773918152</text:p>
              </table:table-cell>
              <table:table-cell office:value-type="float" office:value="108970.75970215">
                <text:p>108970.7597021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6.1490657329559">
                <text:p>46.1490657329559</text:p>
              </table:table-cell>
              <table:table-cell office:value-type="float" office:value="109929.573865631">
                <text:p>109929.57386563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6.1523745059967">
                <text:p>46.1523745059967</text:p>
              </table:table-cell>
              <table:table-cell office:value-type="float" office:value="338494.053898256">
                <text:p>338494.05389825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6.1609003543854">
                <text:p>46.1609003543854</text:p>
              </table:table-cell>
              <table:table-cell office:value-type="float" office:value="131365.225950783">
                <text:p>131365.22595078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6.179979801178">
                <text:p>46.179979801178</text:p>
              </table:table-cell>
              <table:table-cell office:value-type="float" office:value="58701.9116526086">
                <text:p>58701.911652608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1903533935547">
                <text:p>46.1903533935547</text:p>
              </table:table-cell>
              <table:table-cell office:value-type="float" office:value="107966.455527465">
                <text:p>107966.45552746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6.200706243515">
                <text:p>46.200706243515</text:p>
              </table:table-cell>
              <table:table-cell office:value-type="float" office:value="108182.771342376">
                <text:p>108182.77134237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6.2110285758972">
                <text:p>46.2110285758972</text:p>
              </table:table-cell>
              <table:table-cell office:value-type="float" office:value="108502.609539208">
                <text:p>108502.60953920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6.2215902805328">
                <text:p>46.2215902805328</text:p>
              </table:table-cell>
              <table:table-cell office:value-type="float" office:value="106043.488114856">
                <text:p>106043.48811485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6.231987953186">
                <text:p>46.231987953186</text:p>
              </table:table-cell>
              <table:table-cell office:value-type="float" office:value="107716.412831625">
                <text:p>107716.41283162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.2466099262238">
                <text:p>46.2466099262238</text:p>
              </table:table-cell>
              <table:table-cell office:value-type="float" office:value="76597.050008968">
                <text:p>76597.05000896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6.2529730796814">
                <text:p>46.2529730796814</text:p>
              </table:table-cell>
              <table:table-cell office:value-type="float" office:value="176013.356813669">
                <text:p>176013.35681366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6.2630648612976">
                <text:p>46.2630648612976</text:p>
              </table:table-cell>
              <table:table-cell office:value-type="float" office:value="110981.394821395">
                <text:p>110981.39482139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6.2664184570312">
                <text:p>46.2664184570312</text:p>
              </table:table-cell>
              <table:table-cell office:value-type="float" office:value="333969.890516138">
                <text:p>333969.89051613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6.2744300365448">
                <text:p>46.2744300365448</text:p>
              </table:table-cell>
              <table:table-cell office:value-type="float" office:value="139797.651400173">
                <text:p>139797.65140017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6.2940175533295">
                <text:p>46.2940175533295</text:p>
              </table:table-cell>
              <table:table-cell office:value-type="float" office:value="57179.2745508545">
                <text:p>57179.274550854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6.3042488098145">
                <text:p>46.3042488098145</text:p>
              </table:table-cell>
              <table:table-cell office:value-type="float" office:value="109468.470626617">
                <text:p>109468.47062661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6.3145277500153">
                <text:p>46.3145277500153</text:p>
              </table:table-cell>
              <table:table-cell office:value-type="float" office:value="108960.649456081">
                <text:p>108960.64945608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6.3249659538269">
                <text:p>46.3249659538269</text:p>
              </table:table-cell>
              <table:table-cell office:value-type="float" office:value="107298.153993742">
                <text:p>107298.15399374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6.3352768421173">
                <text:p>46.3352768421173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6.3457446098328">
                <text:p>46.3457446098328</text:p>
              </table:table-cell>
              <table:table-cell office:value-type="float" office:value="106995.113996128">
                <text:p>106995.11399612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6.3561253547668">
                <text:p>46.3561253547668</text:p>
              </table:table-cell>
              <table:table-cell office:value-type="float" office:value="107892.064308682">
                <text:p>107892.06430868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6.3665251731873">
                <text:p>46.3665251731873</text:p>
              </table:table-cell>
              <table:table-cell office:value-type="float" office:value="107694.187987162">
                <text:p>107694.18798716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6.3768775463104">
                <text:p>46.3768775463104</text:p>
              </table:table-cell>
              <table:table-cell office:value-type="float" office:value="108187.754312429">
                <text:p>108187.75431242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3819200992584">
                <text:p>46.3819200992584</text:p>
              </table:table-cell>
              <table:table-cell office:value-type="float" office:value="222109.71536643">
                <text:p>222109.7153664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6.3975746631622">
                <text:p>46.3975746631622</text:p>
              </table:table-cell>
              <table:table-cell office:value-type="float" office:value="71544.631130064">
                <text:p>71544.6311300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6.4079086780548">
                <text:p>46.4079086780548</text:p>
              </table:table-cell>
              <table:table-cell office:value-type="float" office:value="108379.948320413">
                <text:p>108379.94832041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6.4182388782501">
                <text:p>46.4182388782501</text:p>
              </table:table-cell>
              <table:table-cell office:value-type="float" office:value="108419.970457903">
                <text:p>108419.97045790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6.4284145832062">
                <text:p>46.4284145832062</text:p>
              </table:table-cell>
              <table:table-cell office:value-type="float" office:value="110066.084348641">
                <text:p>110066.08434864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6.4388251304626">
                <text:p>46.4388251304626</text:p>
              </table:table-cell>
              <table:table-cell office:value-type="float" office:value="107583.201190885">
                <text:p>107583.20119088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4491350650787">
                <text:p>46.4491350650787</text:p>
              </table:table-cell>
              <table:table-cell office:value-type="float" office:value="108633.084661101">
                <text:p>108633.08466110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6.4594860076904">
                <text:p>46.4594860076904</text:p>
              </table:table-cell>
              <table:table-cell office:value-type="float" office:value="108202.705977197">
                <text:p>108202.70597719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6.4698069095612">
                <text:p>46.4698069095612</text:p>
              </table:table-cell>
              <table:table-cell office:value-type="float" office:value="108517.648363326">
                <text:p>108517.64836332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6.480212688446">
                <text:p>46.480212688446</text:p>
              </table:table-cell>
              <table:table-cell office:value-type="float" office:value="107632.500400962">
                <text:p>107632.50040096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6.4905984401703">
                <text:p>46.4905984401703</text:p>
              </table:table-cell>
              <table:table-cell office:value-type="float" office:value="107840.051422144">
                <text:p>107840.05142214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.5010242462158">
                <text:p>46.5010242462158</text:p>
              </table:table-cell>
              <table:table-cell office:value-type="float" office:value="107425.746758444">
                <text:p>107425.74675844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.5112788677216">
                <text:p>46.5112788677216</text:p>
              </table:table-cell>
              <table:table-cell office:value-type="float" office:value="109219.048150473">
                <text:p>109219.04815047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6.5215690135956">
                <text:p>46.5215690135956</text:p>
              </table:table-cell>
              <table:table-cell office:value-type="float" office:value="108841.994439296">
                <text:p>108841.994439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5321624279022">
                <text:p>46.5321624279022</text:p>
              </table:table-cell>
              <table:table-cell office:value-type="float" office:value="105726.064097947">
                <text:p>105726.06409794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6.5423882007599">
                <text:p>46.5423882007599</text:p>
              </table:table-cell>
              <table:table-cell office:value-type="float" office:value="109527.173700163">
                <text:p>109527.1737001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6.5528345108032">
                <text:p>46.5528345108032</text:p>
              </table:table-cell>
              <table:table-cell office:value-type="float" office:value="107214.891703754">
                <text:p>107214.89170375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6.5630655288696">
                <text:p>46.5630655288696</text:p>
              </table:table-cell>
              <table:table-cell office:value-type="float" office:value="109471.021625653">
                <text:p>109471.02162565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6.5732650756836">
                <text:p>46.5732650756836</text:p>
              </table:table-cell>
              <table:table-cell office:value-type="float" office:value="109808.800374007">
                <text:p>109808.80037400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6.5836086273193">
                <text:p>46.5836086273193</text:p>
              </table:table-cell>
              <table:table-cell office:value-type="float" office:value="108280.022127973">
                <text:p>108280.02212797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5938990116119">
                <text:p>46.5938990116119</text:p>
              </table:table-cell>
              <table:table-cell office:value-type="float" office:value="108839.472672088">
                <text:p>108839.47267208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6.6043586730957">
                <text:p>46.6043586730957</text:p>
              </table:table-cell>
              <table:table-cell office:value-type="float" office:value="107078.035148504">
                <text:p>107078.03514850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6.614697933197">
                <text:p>46.614697933197</text:p>
              </table:table-cell>
              <table:table-cell office:value-type="float" office:value="108324.966102477">
                <text:p>108324.96610247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.6179938316345">
                <text:p>46.6179938316345</text:p>
              </table:table-cell>
              <table:table-cell office:value-type="float" office:value="339816.296296296">
                <text:p>339816.29629629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6249878406525">
                <text:p>46.6249878406525</text:p>
              </table:table-cell>
              <table:table-cell office:value-type="float" office:value="160137.054031021">
                <text:p>160137.05403102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6352949142456">
                <text:p>46.6352949142456</text:p>
              </table:table-cell>
              <table:table-cell office:value-type="float" office:value="108663.238879508">
                <text:p>108663.23887950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6.6455934047699">
                <text:p>46.6455934047699</text:p>
              </table:table-cell>
              <table:table-cell office:value-type="float" office:value="108753.802060424">
                <text:p>108753.80206042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6558933258057">
                <text:p>46.6558933258057</text:p>
              </table:table-cell>
              <table:table-cell office:value-type="float" office:value="108738.697715331">
                <text:p>108738.69771533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6.6663367748261">
                <text:p>46.6663367748261</text:p>
              </table:table-cell>
              <table:table-cell office:value-type="float" office:value="107244.263634911">
                <text:p>107244.26363491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6.6766333580017">
                <text:p>46.6766333580017</text:p>
              </table:table-cell>
              <table:table-cell office:value-type="float" office:value="108773.947715748">
                <text:p>108773.94771574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6.6870164871216">
                <text:p>46.6870164871216</text:p>
              </table:table-cell>
              <table:table-cell office:value-type="float" office:value="107867.290011481">
                <text:p>107867.29001148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.6974470615387">
                <text:p>46.6974470615387</text:p>
              </table:table-cell>
              <table:table-cell office:value-type="float" office:value="107376.636723125">
                <text:p>107376.63672312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6.7076549530029">
                <text:p>46.7076549530029</text:p>
              </table:table-cell>
              <table:table-cell office:value-type="float" office:value="109719.034917669">
                <text:p>109719.03491766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6.7179527282715">
                <text:p>46.7179527282715</text:p>
              </table:table-cell>
              <table:table-cell office:value-type="float" office:value="108761.355806631">
                <text:p>108761.35580663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6.7281563282013">
                <text:p>46.7281563282013</text:p>
              </table:table-cell>
              <table:table-cell office:value-type="float" office:value="109765.181671613">
                <text:p>109765.18167161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6.7384612560272">
                <text:p>46.7384612560272</text:p>
              </table:table-cell>
              <table:table-cell office:value-type="float" office:value="108685.865531442">
                <text:p>108685.86553144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6.748752117157">
                <text:p>46.748752117157</text:p>
              </table:table-cell>
              <table:table-cell office:value-type="float" office:value="108834.429488219">
                <text:p>108834.42948821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.7590181827545">
                <text:p>46.7590181827545</text:p>
              </table:table-cell>
              <table:table-cell office:value-type="float" office:value="109097.296267911">
                <text:p>109097.2962679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.7693037986755">
                <text:p>46.7693037986755</text:p>
              </table:table-cell>
              <table:table-cell office:value-type="float" office:value="108889.930228785">
                <text:p>108889.93022878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7797174453735">
                <text:p>46.7797174453735</text:p>
              </table:table-cell>
              <table:table-cell office:value-type="float" office:value="107551.180914877">
                <text:p>107551.18091487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.7899131774902">
                <text:p>46.7899131774902</text:p>
              </table:table-cell>
              <table:table-cell office:value-type="float" office:value="109849.884949958">
                <text:p>109849.88494995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.8003702163696">
                <text:p>46.8003702163696</text:p>
              </table:table-cell>
              <table:table-cell office:value-type="float" office:value="107104.890104879">
                <text:p>107104.89010487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.8107223510742">
                <text:p>46.8107223510742</text:p>
              </table:table-cell>
              <table:table-cell office:value-type="float" office:value="108190.245969599">
                <text:p>108190.24596959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.8211386203766">
                <text:p>46.8211386203766</text:p>
              </table:table-cell>
              <table:table-cell office:value-type="float" office:value="107524.101718968">
                <text:p>107524.10171896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320519924164">
                <text:p>46.8320519924164</text:p>
              </table:table-cell>
              <table:table-cell office:value-type="float" office:value="102626.392275091">
                <text:p>102626.39227509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6.8423871994019">
                <text:p>46.8423871994019</text:p>
              </table:table-cell>
              <table:table-cell office:value-type="float" office:value="108367.447461302">
                <text:p>108367.44746130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527820110321">
                <text:p>46.8527820110321</text:p>
              </table:table-cell>
              <table:table-cell office:value-type="float" office:value="107746.060230739">
                <text:p>107746.06023073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6.8628399372101">
                <text:p>46.8628399372101</text:p>
              </table:table-cell>
              <table:table-cell office:value-type="float" office:value="111354.963257953">
                <text:p>111354.96325795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730654716492">
                <text:p>46.8730654716492</text:p>
              </table:table-cell>
              <table:table-cell office:value-type="float" office:value="109529.727435939">
                <text:p>109529.72743593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6.8834588527679">
                <text:p>46.8834588527679</text:p>
              </table:table-cell>
              <table:table-cell office:value-type="float" office:value="107760.890051155">
                <text:p>107760.89005115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6.8937170505524">
                <text:p>46.8937170505524</text:p>
              </table:table-cell>
              <table:table-cell office:value-type="float" office:value="109180.971505601">
                <text:p>109180.97150560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9040086269379">
                <text:p>46.9040086269379</text:p>
              </table:table-cell>
              <table:table-cell office:value-type="float" office:value="108826.865588658">
                <text:p>108826.86558865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.9143168926239">
                <text:p>46.9143168926239</text:p>
              </table:table-cell>
              <table:table-cell office:value-type="float" office:value="108650.672587658">
                <text:p>108650.67258765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6.9246392250061">
                <text:p>46.9246392250061</text:p>
              </table:table-cell>
              <table:table-cell office:value-type="float" office:value="108502.609539208">
                <text:p>108502.60953920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9.9284398555756">
                <text:p>49.9284398555756</text:p>
              </table:table-cell>
              <table:table-cell office:value-type="float" office:value="372.860964406839">
                <text:p>372.86096440683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9.9333260059357">
                <text:p>49.9333260059357</text:p>
              </table:table-cell>
              <table:table-cell office:value-type="float" office:value="229219.307114277">
                <text:p>229219.30711427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9.9382412433624">
                <text:p>49.9382412433624</text:p>
              </table:table-cell>
              <table:table-cell office:value-type="float" office:value="227862.848273186">
                <text:p>227862.84827318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9.9431037902832">
                <text:p>49.9431037902832</text:p>
              </table:table-cell>
              <table:table-cell office:value-type="float" office:value="230331.967639127">
                <text:p>230331.96763912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0.5192348957062">
                <text:p>50.5192348957062</text:p>
              </table:table-cell>
              <table:table-cell office:value-type="float" office:value="1944.00196319506">
                <text:p>1944.0019631950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0.5240862369537">
                <text:p>50.5240862369537</text:p>
              </table:table-cell>
              <table:table-cell office:value-type="float" office:value="230863.990564183">
                <text:p>230863.9905641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0.5289666652679">
                <text:p>50.5289666652679</text:p>
              </table:table-cell>
              <table:table-cell office:value-type="float" office:value="229488.054714216">
                <text:p>229488.0547142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0106348991394">
                <text:p>60.0106348991394</text:p>
              </table:table-cell>
              <table:table-cell office:value-type="float" office:value="118.122673391905">
                <text:p>118.122673391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